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A000000FD000000FDE2D49884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8in"/>
    </style:style>
    <style:style style:name="co2" style:family="table-column">
      <style:table-column-properties fo:break-before="auto" style:column-width="0.980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7043in" fo:break-before="auto" style:use-optimal-row-height="fals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Extended_20_Time_20_Overview">
      <style:table-properties table:display="true" style:writing-mode="lr-tb"/>
    </style:style>
    <style:style style:name="ta3" style:family="table" style:master-page-name="PageStyle_5f_Raw_20_Data">
      <style:table-properties table:display="true" style:writing-mode="lr-tb"/>
    </style:style>
    <style:style style:name="ta4" style:family="table" style:master-page-name="PageStyle_5f_Extended_20_Time_20_Raw_20_Data">
      <style:table-properties table:display="true" style:writing-mode="lr-tb"/>
    </style:style>
    <style:style style:name="ta5" style:family="table" style:master-page-name="PageStyle_5f_Analysis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21"/>
    <style:style style:name="ce3" style:family="table-cell" style:parent-style-name="Excel_20_Built-in_20_Normal" style:data-style-name="N122"/>
    <style:style style:name="ce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Excel_20_Built-in_20_Normal">
      <style:table-cell-properties style:glyph-orientation-vertical="0" fo:background-color="#99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7413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41"/>
    <style:style style:name="ce10" style:family="table-cell" style:parent-style-name="Default" style:data-style-name="N1"/>
    <style:style style:name="gr1" style:family="graphic">
      <style:graphic-properties draw:textarea-horizontal-align="justify" draw:textarea-vertical-align="middle" fo:padding-top="0.022in" fo:padding-bottom="0.022in" fo:padding-left="0.022in" fo:padding-right="0.022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54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 office:value-type="string">
            <text:p>Software Version</text:p>
          </table:table-cell>
          <table:table-cell office:value-type="string">
            <text:p>3.03.14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Experiment File Path:</text:p>
          </table:table-cell>
          <table:table-cell office:value-type="string">
            <text:p>C:\Users\Public\Documents\grid gate experiments\2020-03-05_FRET_decomposition.xpt</text:p>
          </table:table-cell>
          <table:table-cell table:number-columns-repeated="254"/>
        </table:table-row>
        <table:table-row table:style-name="ro1">
          <table:table-cell office:value-type="string">
            <text:p>Protocol File Path:</text:p>
          </table:table-cell>
          <table:table-cell office:value-type="string">
            <text:p>C:\Users\Public\Documents\Protocols\Dr Haley super good protocols\Cy3Cy5FRETat25.prt</text:p>
          </table:table-cell>
          <table:table-cell table:number-columns-repeated="254"/>
        </table:table-row>
        <table:table-row table:style-name="ro1">
          <table:table-cell office:value-type="string">
            <text:p>Plate Number</text:p>
          </table:table-cell>
          <table:table-cell office:value-type="string">
            <text:p>Plate 1</text:p>
          </table:table-cell>
          <table:table-cell table:number-columns-repeated="254"/>
        </table:table-row>
        <table:table-row table:style-name="ro1">
          <table:table-cell office:value-type="string">
            <text:p>Date</text:p>
          </table:table-cell>
          <table:table-cell table:style-name="ce2" office:value-type="date" office:date-value="2020-03-05">
            <text:p>3/5/2020</text:p>
          </table:table-cell>
          <table:table-cell table:number-columns-repeated="254"/>
        </table:table-row>
        <table:table-row table:style-name="ro1">
          <table:table-cell office:value-type="string">
            <text:p>Time</text:p>
          </table:table-cell>
          <table:table-cell table:style-name="ce3" office:value-type="time" office:time-value="PT11H51M23S">
            <text:p>11:51:23 AM</text:p>
          </table:table-cell>
          <table:table-cell table:number-columns-repeated="254"/>
        </table:table-row>
        <table:table-row table:style-name="ro1">
          <table:table-cell office:value-type="string">
            <text:p>Reader Type:</text:p>
          </table:table-cell>
          <table:table-cell office:value-type="string">
            <text:p>Synergy H1</text:p>
          </table:table-cell>
          <table:table-cell table:number-columns-repeated="254"/>
        </table:table-row>
        <table:table-row table:style-name="ro1">
          <table:table-cell office:value-type="string">
            <text:p>Reader Serial Number:</text:p>
          </table:table-cell>
          <table:table-cell office:value-type="float" office:value="18032120">
            <text:p>18032120</text:p>
          </table:table-cell>
          <table:table-cell table:number-columns-repeated="254"/>
        </table:table-row>
        <table:table-row table:style-name="ro1">
          <table:table-cell office:value-type="string">
            <text:p>Reading Type</text:p>
          </table:table-cell>
          <table:table-cell office:value-type="string">
            <text:p>Reader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cedure Details</text:p>
          </table:table-cell>
          <table:table-cell table:style-name="ce4"/>
          <table:table-cell table:number-columns-repeated="254"/>
        </table:table-row>
        <table:table-row table:style-name="ro1">
          <table:table-cell office:value-type="string">
            <text:p>Plate Type</text:p>
          </table:table-cell>
          <table:table-cell office:value-type="string">
            <text:p>Corning 384 well black clear bottom</text:p>
          </table:table-cell>
          <table:table-cell table:number-columns-repeated="254"/>
        </table:table-row>
        <table:table-row table:style-name="ro1">
          <table:table-cell office:value-type="string">
            <text:p>Set Temperature</text:p>
          </table:table-cell>
          <table:table-cell office:value-type="string">
            <text:p>Setpoint 25°C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reheat before moving to next step</text:p>
          </table:table-cell>
          <table:table-cell table:number-columns-repeated="254"/>
        </table:table-row>
        <table:table-row table:style-name="ro1">
          <table:table-cell office:value-type="string">
            <text:p>Start Kinetic</text:p>
          </table:table-cell>
          <table:table-cell office:value-type="string">
            <text:p>Runtime 3:00:00 (HH:MM:SS), Interval 0:01:00, 181 Reads</text:p>
          </table:table-cell>
          <table:table-cell table:number-columns-repeated="254"/>
        </table:table-row>
        <table:table-row table:style-name="ro1">
          <table:table-cell office:value-type="string">
            <text:p><text:s text:c="4"/>Read</text:p>
          </table:table-cell>
          <table:table-cell office:value-type="string">
            <text:p>Fluorescence Endpoi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H2..J12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ilter Set 1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 text:c="4"/>Excitation: 532, <text:s/>Emission: 665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 text:c="4"/>Optics: Bottom, <text:s/>Gain: 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Light Source: Xenon Flash, <text:s/>Lamp Energy: Hig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ad Speed: Normal, <text:s/>Delay: 100 msec, <text:s/>Measurements/Data Point: 1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ad Height: 9.5 mm</text:p>
          </table:table-cell>
          <table:table-cell table:number-columns-repeated="254"/>
        </table:table-row>
        <table:table-row table:style-name="ro1">
          <table:table-cell office:value-type="string">
            <text:p>End Kinetic</text:p>
          </table:table-cell>
          <table:table-cell table:number-columns-repeated="255"/>
        </table:table-row>
        <table:table-row table:style-name="ro1" table:number-rows-repeated="1048549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Extended Time Overview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54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 office:value-type="string">
            <text:p>Software Version</text:p>
          </table:table-cell>
          <table:table-cell office:value-type="string">
            <text:p>3.03.14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Experiment File Path:</text:p>
          </table:table-cell>
          <table:table-cell office:value-type="string">
            <text:p>C:\Users\Public\Documents\grid gate experiments\2020-03-05_FRET_decomposition_long_run.xpt</text:p>
          </table:table-cell>
          <table:table-cell table:number-columns-repeated="254"/>
        </table:table-row>
        <table:table-row table:style-name="ro1">
          <table:table-cell office:value-type="string">
            <text:p>Protocol File Path:</text:p>
          </table:table-cell>
          <table:table-cell office:value-type="string">
            <text:p>C:\Users\Public\Documents\Protocols\Dr Haley protocols\Cy3Cy5FRETat25.prt</text:p>
          </table:table-cell>
          <table:table-cell table:number-columns-repeated="254"/>
        </table:table-row>
        <table:table-row table:style-name="ro1">
          <table:table-cell office:value-type="string">
            <text:p>Plate Number</text:p>
          </table:table-cell>
          <table:table-cell office:value-type="string">
            <text:p>Plate 1</text:p>
          </table:table-cell>
          <table:table-cell table:number-columns-repeated="254"/>
        </table:table-row>
        <table:table-row table:style-name="ro1">
          <table:table-cell office:value-type="string">
            <text:p>Date</text:p>
          </table:table-cell>
          <table:table-cell table:style-name="ce2" office:value-type="date" office:date-value="2020-03-05">
            <text:p>3/5/2020</text:p>
          </table:table-cell>
          <table:table-cell table:number-columns-repeated="254"/>
        </table:table-row>
        <table:table-row table:style-name="ro1">
          <table:table-cell office:value-type="string">
            <text:p>Time</text:p>
          </table:table-cell>
          <table:table-cell table:style-name="ce3" office:value-type="time" office:time-value="PT17H21M08S">
            <text:p>5:21:08 PM</text:p>
          </table:table-cell>
          <table:table-cell table:number-columns-repeated="254"/>
        </table:table-row>
        <table:table-row table:style-name="ro1">
          <table:table-cell office:value-type="string">
            <text:p>Reader Type:</text:p>
          </table:table-cell>
          <table:table-cell office:value-type="string">
            <text:p>Synergy H1</text:p>
          </table:table-cell>
          <table:table-cell table:number-columns-repeated="254"/>
        </table:table-row>
        <table:table-row table:style-name="ro1">
          <table:table-cell office:value-type="string">
            <text:p>Reader Serial Number:</text:p>
          </table:table-cell>
          <table:table-cell office:value-type="float" office:value="18032120">
            <text:p>18032120</text:p>
          </table:table-cell>
          <table:table-cell table:number-columns-repeated="254"/>
        </table:table-row>
        <table:table-row table:style-name="ro1">
          <table:table-cell office:value-type="string">
            <text:p>Reading Type</text:p>
          </table:table-cell>
          <table:table-cell office:value-type="string">
            <text:p>Reader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cedure Details</text:p>
          </table:table-cell>
          <table:table-cell table:style-name="ce4"/>
          <table:table-cell table:number-columns-repeated="254"/>
        </table:table-row>
        <table:table-row table:style-name="ro1">
          <table:table-cell office:value-type="string">
            <text:p>Plate Type</text:p>
          </table:table-cell>
          <table:table-cell office:value-type="string">
            <text:p>Corning 384 well black clear bottom</text:p>
          </table:table-cell>
          <table:table-cell table:number-columns-repeated="254"/>
        </table:table-row>
        <table:table-row table:style-name="ro1">
          <table:table-cell office:value-type="string">
            <text:p>Set Temperature</text:p>
          </table:table-cell>
          <table:table-cell office:value-type="string">
            <text:p>Setpoint 25°C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reheat before moving to next step</text:p>
          </table:table-cell>
          <table:table-cell table:number-columns-repeated="254"/>
        </table:table-row>
        <table:table-row table:style-name="ro1">
          <table:table-cell office:value-type="string">
            <text:p>Start Kinetic</text:p>
          </table:table-cell>
          <table:table-cell office:value-type="string">
            <text:p>Runtime 15:00:00 (HH:MM:SS), Interval 0:05:00, 181 Reads</text:p>
          </table:table-cell>
          <table:table-cell table:number-columns-repeated="254"/>
        </table:table-row>
        <table:table-row table:style-name="ro1">
          <table:table-cell office:value-type="string">
            <text:p><text:s text:c="4"/>Read</text:p>
          </table:table-cell>
          <table:table-cell office:value-type="string">
            <text:p>Fluorescence Endpoi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H2..J12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ilter Set 1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 text:c="4"/>Excitation: 532, <text:s/>Emission: 665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 text:c="4"/>Optics: Bottom, <text:s/>Gain: 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Light Source: Xenon Flash, <text:s/>Lamp Energy: Hig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ad Speed: Normal, <text:s/>Delay: 100 msec, <text:s/>Measurements/Data Point: 1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ad Height: 9.5 mm</text:p>
          </table:table-cell>
          <table:table-cell table:number-columns-repeated="254"/>
        </table:table-row>
        <table:table-row table:style-name="ro1">
          <table:table-cell office:value-type="string">
            <text:p>End Kinetic</text:p>
          </table:table-cell>
          <table:table-cell table:number-columns-repeated="255"/>
        </table:table-row>
        <table:table-row table:style-name="ro1" table:number-rows-repeated="1048549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Raw Data" table:style-name="ta3" table:print="false">
        <table:table-column table:style-name="co3" table:number-columns-repeated="256" table:default-cell-style-name="Excel_20_Built-in_20_Normal"/>
        <table:table-column table:style-name="co4" table:number-columns-repeated="768" table:default-cell-style-name="Default"/>
        <table:table-row table:style-name="ro1">
          <table:table-cell office:value-type="string">
            <text:p>Scaffolds at 10nM (for this experiment, always the “one-staple” scaffold)</text:p>
          </table:table-cell>
          <table:table-cell table:number-columns-repeated="1023"/>
        </table:table-row>
        <table:table-row table:style-name="ro1">
          <table:table-cell office:value-type="string">
            <text:p>All other strands at 20nM</text:p>
          </table:table-cell>
          <table:table-cell table:number-columns-repeated="1023"/>
        </table:table-row>
        <table:table-row table:style-name="ro1">
          <table:table-cell office:value-type="string">
            <text:p>This read-out was delayed by several hours because the plate reader had been previously locked at 35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table:number-columns-repeated="2"/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 table:style-name="ce5" table:number-columns-repeated="1004"/>
        </table:table-row>
        <table:table-row table:style-name="ro1">
          <table:table-cell table:style-name="ce6" office:value-type="string">
            <text:p>Time</text:p>
          </table:table-cell>
          <table:table-cell table:style-name="ce6" office:value-type="string">
            <text:p>T° 532,665</text:p>
          </table:table-cell>
          <table:table-cell table:style-name="ce6" office:value-type="string">
            <text:p>H2</text:p>
          </table:table-cell>
          <table:table-cell table:style-name="ce6" office:value-type="string">
            <text:p>H4</text:p>
          </table:table-cell>
          <table:table-cell table:style-name="ce6" office:value-type="string">
            <text:p>H6</text:p>
          </table:table-cell>
          <table:table-cell table:style-name="ce6" office:value-type="string">
            <text:p>H8</text:p>
          </table:table-cell>
          <table:table-cell table:style-name="ce6" office:value-type="string">
            <text:p>H10</text:p>
          </table:table-cell>
          <table:table-cell table:style-name="ce6" office:value-type="string">
            <text:p>H12</text:p>
          </table:table-cell>
          <table:table-cell table:style-name="ce6" office:value-type="string">
            <text:p>I2</text:p>
          </table:table-cell>
          <table:table-cell table:style-name="ce6" office:value-type="string">
            <text:p>I4</text:p>
          </table:table-cell>
          <table:table-cell table:style-name="ce6" office:value-type="string">
            <text:p>I6</text:p>
          </table:table-cell>
          <table:table-cell table:style-name="ce6" office:value-type="string">
            <text:p>I8</text:p>
          </table:table-cell>
          <table:table-cell table:style-name="ce6" office:value-type="string">
            <text:p>I10</text:p>
          </table:table-cell>
          <table:table-cell table:style-name="ce6" office:value-type="string">
            <text:p>I12</text:p>
          </table:table-cell>
          <table:table-cell table:style-name="ce6" office:value-type="string">
            <text:p>J2</text:p>
          </table:table-cell>
          <table:table-cell table:style-name="ce6" office:value-type="string">
            <text:p>J4</text:p>
          </table:table-cell>
          <table:table-cell table:style-name="ce6" office:value-type="string">
            <text:p>J6</text:p>
          </table:table-cell>
          <table:table-cell table:style-name="ce6" office:value-type="string">
            <text:p>J8</text:p>
          </table:table-cell>
          <table:table-cell table:style-name="ce6" office:value-type="string">
            <text:p>J10</text:p>
          </table:table-cell>
          <table:table-cell table:style-name="ce6" office:value-type="string">
            <text:p>J1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25.7">
            <text:p>25.7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346">
            <text:p>1346</text:p>
          </table:table-cell>
          <table:table-cell table:style-name="ce8" office:value-type="float" office:value="1287">
            <text:p>1287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333">
            <text:p>1333</text:p>
          </table:table-cell>
          <table:table-cell table:style-name="ce8" office:value-type="float" office:value="1269">
            <text:p>1269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53">
            <text:p>353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330">
            <text:p>1330</text:p>
          </table:table-cell>
          <table:table-cell table:style-name="ce8" office:value-type="float" office:value="1306">
            <text:p>130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1M00S">
            <text:p>0:01:00</text:p>
          </table:table-cell>
          <table:table-cell table:style-name="ce8" office:value-type="float" office:value="25.7">
            <text:p>25.7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310">
            <text:p>1310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332">
            <text:p>1332</text:p>
          </table:table-cell>
          <table:table-cell table:style-name="ce8" office:value-type="float" office:value="1232">
            <text:p>1232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292">
            <text:p>1292</text:p>
          </table:table-cell>
          <table:table-cell table:style-name="ce8" office:value-type="float" office:value="1300">
            <text:p>130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2M00S">
            <text:p>0:02:00</text:p>
          </table:table-cell>
          <table:table-cell table:style-name="ce8" office:value-type="float" office:value="25.7">
            <text:p>25.7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386">
            <text:p>1386</text:p>
          </table:table-cell>
          <table:table-cell table:style-name="ce8" office:value-type="float" office:value="1276">
            <text:p>1276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1303">
            <text:p>1303</text:p>
          </table:table-cell>
          <table:table-cell table:style-name="ce8" office:value-type="float" office:value="1266">
            <text:p>1266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322">
            <text:p>1322</text:p>
          </table:table-cell>
          <table:table-cell table:style-name="ce8" office:value-type="float" office:value="1278">
            <text:p>127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3M00S">
            <text:p>0:03:00</text:p>
          </table:table-cell>
          <table:table-cell table:style-name="ce8" office:value-type="float" office:value="25.6">
            <text:p>25.6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1296">
            <text:p>1296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307">
            <text:p>1307</text:p>
          </table:table-cell>
          <table:table-cell table:style-name="ce8" office:value-type="float" office:value="1238">
            <text:p>1238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293">
            <text:p>1293</text:p>
          </table:table-cell>
          <table:table-cell table:style-name="ce8" office:value-type="float" office:value="1287">
            <text:p>128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4M00S">
            <text:p>0:04:00</text:p>
          </table:table-cell>
          <table:table-cell table:style-name="ce8" office:value-type="float" office:value="25.6">
            <text:p>25.6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310">
            <text:p>1310</text:p>
          </table:table-cell>
          <table:table-cell table:style-name="ce8" office:value-type="float" office:value="1338">
            <text:p>1338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320">
            <text:p>1320</text:p>
          </table:table-cell>
          <table:table-cell table:style-name="ce8" office:value-type="float" office:value="1270">
            <text:p>1270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320">
            <text:p>1320</text:p>
          </table:table-cell>
          <table:table-cell table:style-name="ce8" office:value-type="float" office:value="1309">
            <text:p>130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5M00S">
            <text:p>0:05:00</text:p>
          </table:table-cell>
          <table:table-cell table:style-name="ce8" office:value-type="float" office:value="25.6">
            <text:p>25.6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3">
            <text:p>383</text:p>
          </table:table-cell>
          <table:table-cell table:number-columns-repeated="2" table:style-name="ce8" office:value-type="float" office:value="1344">
            <text:p>1344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1280">
            <text:p>128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327">
            <text:p>1327</text:p>
          </table:table-cell>
          <table:table-cell table:style-name="ce8" office:value-type="float" office:value="1339">
            <text:p>133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6M00S">
            <text:p>0:06:00</text:p>
          </table:table-cell>
          <table:table-cell table:style-name="ce8" office:value-type="float" office:value="25.6">
            <text:p>25.6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388">
            <text:p>1388</text:p>
          </table:table-cell>
          <table:table-cell table:style-name="ce8" office:value-type="float" office:value="1305">
            <text:p>1305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352">
            <text:p>1352</text:p>
          </table:table-cell>
          <table:table-cell table:style-name="ce8" office:value-type="float" office:value="1244">
            <text:p>1244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1299">
            <text:p>129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7M00S">
            <text:p>0:07:00</text:p>
          </table:table-cell>
          <table:table-cell table:style-name="ce8" office:value-type="float" office:value="25.6">
            <text:p>25.6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389">
            <text:p>1389</text:p>
          </table:table-cell>
          <table:table-cell table:style-name="ce8" office:value-type="float" office:value="1350">
            <text:p>1350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325">
            <text:p>1325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1261">
            <text:p>126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8M00S">
            <text:p>0:08:00</text:p>
          </table:table-cell>
          <table:table-cell table:style-name="ce8" office:value-type="float" office:value="25.5">
            <text:p>25.5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85">
            <text:p>185</text:p>
          </table:table-cell>
          <table:table-cell table:number-columns-repeated="2" table:style-name="ce8" office:value-type="float" office:value="390">
            <text:p>390</text:p>
          </table:table-cell>
          <table:table-cell table:style-name="ce8" office:value-type="float" office:value="1382">
            <text:p>1382</text:p>
          </table:table-cell>
          <table:table-cell table:style-name="ce8" office:value-type="float" office:value="1330">
            <text:p>1330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369">
            <text:p>1369</text:p>
          </table:table-cell>
          <table:table-cell table:style-name="ce8" office:value-type="float" office:value="1255">
            <text:p>1255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369">
            <text:p>1369</text:p>
          </table:table-cell>
          <table:table-cell table:style-name="ce8" office:value-type="float" office:value="1289">
            <text:p>128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9M00S">
            <text:p>0:09:00</text:p>
          </table:table-cell>
          <table:table-cell table:style-name="ce8" office:value-type="float" office:value="25.5">
            <text:p>25.5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393">
            <text:p>1393</text:p>
          </table:table-cell>
          <table:table-cell table:style-name="ce8" office:value-type="float" office:value="1320">
            <text:p>1320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357">
            <text:p>1357</text:p>
          </table:table-cell>
          <table:table-cell table:style-name="ce8" office:value-type="float" office:value="1291">
            <text:p>129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356">
            <text:p>356</text:p>
          </table:table-cell>
          <table:table-cell table:style-name="ce8" office:value-type="float" office:value="1344">
            <text:p>1344</text:p>
          </table:table-cell>
          <table:table-cell table:style-name="ce8" office:value-type="float" office:value="1294">
            <text:p>129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0M00S">
            <text:p>0:10:00</text:p>
          </table:table-cell>
          <table:table-cell table:style-name="ce8" office:value-type="float" office:value="25.5">
            <text:p>25.5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384">
            <text:p>1384</text:p>
          </table:table-cell>
          <table:table-cell table:style-name="ce8" office:value-type="float" office:value="1282">
            <text:p>1282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349">
            <text:p>1349</text:p>
          </table:table-cell>
          <table:table-cell table:style-name="ce8" office:value-type="float" office:value="1309">
            <text:p>1309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1371">
            <text:p>137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1M00S">
            <text:p>0:11:00</text:p>
          </table:table-cell>
          <table:table-cell table:style-name="ce8" office:value-type="float" office:value="25.5">
            <text:p>25.5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387">
            <text:p>1387</text:p>
          </table:table-cell>
          <table:table-cell table:style-name="ce8" office:value-type="float" office:value="1359">
            <text:p>1359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384">
            <text:p>1384</text:p>
          </table:table-cell>
          <table:table-cell table:style-name="ce8" office:value-type="float" office:value="1246">
            <text:p>1246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1342">
            <text:p>134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2M00S">
            <text:p>0:12:00</text:p>
          </table:table-cell>
          <table:table-cell table:style-name="ce8" office:value-type="float" office:value="25.5">
            <text:p>25.5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1327">
            <text:p>1327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350">
            <text:p>1350</text:p>
          </table:table-cell>
          <table:table-cell table:style-name="ce8" office:value-type="float" office:value="1333">
            <text:p>1333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346">
            <text:p>1346</text:p>
          </table:table-cell>
          <table:table-cell table:style-name="ce8" office:value-type="float" office:value="1339">
            <text:p>133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3M00S">
            <text:p>0:13:00</text:p>
          </table:table-cell>
          <table:table-cell table:style-name="ce8" office:value-type="float" office:value="25.5">
            <text:p>25.5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407">
            <text:p>1407</text:p>
          </table:table-cell>
          <table:table-cell table:style-name="ce8" office:value-type="float" office:value="1341">
            <text:p>134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1301">
            <text:p>1301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350">
            <text:p>1350</text:p>
          </table:table-cell>
          <table:table-cell table:style-name="ce8" office:value-type="float" office:value="1376">
            <text:p>137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4M00S">
            <text:p>0:14:00</text:p>
          </table:table-cell>
          <table:table-cell table:style-name="ce8" office:value-type="float" office:value="25.4">
            <text:p>25.4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354">
            <text:p>1354</text:p>
          </table:table-cell>
          <table:table-cell table:style-name="ce8" office:value-type="float" office:value="1345">
            <text:p>1345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384">
            <text:p>1384</text:p>
          </table:table-cell>
          <table:table-cell table:style-name="ce8" office:value-type="float" office:value="1305">
            <text:p>1305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354">
            <text:p>1354</text:p>
          </table:table-cell>
          <table:table-cell table:style-name="ce8" office:value-type="float" office:value="1348">
            <text:p>134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5M00S">
            <text:p>0:15:00</text:p>
          </table:table-cell>
          <table:table-cell table:style-name="ce8" office:value-type="float" office:value="25.4">
            <text:p>25.4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405">
            <text:p>1405</text:p>
          </table:table-cell>
          <table:table-cell table:style-name="ce8" office:value-type="float" office:value="1319">
            <text:p>1319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371">
            <text:p>1371</text:p>
          </table:table-cell>
          <table:table-cell table:style-name="ce8" office:value-type="float" office:value="1337">
            <text:p>1337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47">
            <text:p>347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381">
            <text:p>1381</text:p>
          </table:table-cell>
          <table:table-cell table:style-name="ce8" office:value-type="float" office:value="1337">
            <text:p>133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6M00S">
            <text:p>0:16:00</text:p>
          </table:table-cell>
          <table:table-cell table:style-name="ce8" office:value-type="float" office:value="25.4">
            <text:p>25.4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385">
            <text:p>1385</text:p>
          </table:table-cell>
          <table:table-cell table:style-name="ce8" office:value-type="float" office:value="1322">
            <text:p>1322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377">
            <text:p>1377</text:p>
          </table:table-cell>
          <table:table-cell table:style-name="ce8" office:value-type="float" office:value="1275">
            <text:p>1275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399">
            <text:p>1399</text:p>
          </table:table-cell>
          <table:table-cell table:style-name="ce8" office:value-type="float" office:value="1369">
            <text:p>136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7M00S">
            <text:p>0:17:00</text:p>
          </table:table-cell>
          <table:table-cell table:style-name="ce8" office:value-type="float" office:value="25.4">
            <text:p>25.4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439">
            <text:p>1439</text:p>
          </table:table-cell>
          <table:table-cell table:style-name="ce8" office:value-type="float" office:value="1298">
            <text:p>1298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450">
            <text:p>1450</text:p>
          </table:table-cell>
          <table:table-cell table:style-name="ce8" office:value-type="float" office:value="1264">
            <text:p>1264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397">
            <text:p>1397</text:p>
          </table:table-cell>
          <table:table-cell table:style-name="ce8" office:value-type="float" office:value="1390">
            <text:p>139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8M00S">
            <text:p>0:18:00</text:p>
          </table:table-cell>
          <table:table-cell table:style-name="ce8" office:value-type="float" office:value="25.4">
            <text:p>25.4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1405">
            <text:p>1405</text:p>
          </table:table-cell>
          <table:table-cell table:style-name="ce8" office:value-type="float" office:value="1366">
            <text:p>1366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1389">
            <text:p>1389</text:p>
          </table:table-cell>
          <table:table-cell table:style-name="ce8" office:value-type="float" office:value="1319">
            <text:p>1319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378">
            <text:p>1378</text:p>
          </table:table-cell>
          <table:table-cell table:style-name="ce8" office:value-type="float" office:value="1379">
            <text:p>137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9M00S">
            <text:p>0:19:00</text:p>
          </table:table-cell>
          <table:table-cell table:style-name="ce8" office:value-type="float" office:value="25.4">
            <text:p>25.4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395">
            <text:p>1395</text:p>
          </table:table-cell>
          <table:table-cell table:style-name="ce8" office:value-type="float" office:value="1353">
            <text:p>1353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56">
            <text:p>356</text:p>
          </table:table-cell>
          <table:table-cell table:style-name="ce8" office:value-type="float" office:value="426">
            <text:p>426</text:p>
          </table:table-cell>
          <table:table-cell table:style-name="ce8" office:value-type="float" office:value="1382">
            <text:p>1382</text:p>
          </table:table-cell>
          <table:table-cell table:style-name="ce8" office:value-type="float" office:value="1300">
            <text:p>1300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1339">
            <text:p>133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0M00S">
            <text:p>0:20:00</text:p>
          </table:table-cell>
          <table:table-cell table:style-name="ce8" office:value-type="float" office:value="25.4">
            <text:p>25.4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38">
            <text:p>438</text:p>
          </table:table-cell>
          <table:table-cell table:style-name="ce8" office:value-type="float" office:value="1446">
            <text:p>1446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1415">
            <text:p>1415</text:p>
          </table:table-cell>
          <table:table-cell table:style-name="ce8" office:value-type="float" office:value="1342">
            <text:p>1342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1363">
            <text:p>1363</text:p>
          </table:table-cell>
          <table:table-cell table:style-name="ce8" office:value-type="float" office:value="1323">
            <text:p>132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1M00S">
            <text:p>0:21:00</text:p>
          </table:table-cell>
          <table:table-cell table:style-name="ce8" office:value-type="float" office:value="25.4">
            <text:p>25.4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406">
            <text:p>1406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412">
            <text:p>1412</text:p>
          </table:table-cell>
          <table:table-cell table:style-name="ce8" office:value-type="float" office:value="1329">
            <text:p>1329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379">
            <text:p>1379</text:p>
          </table:table-cell>
          <table:table-cell table:style-name="ce8" office:value-type="float" office:value="1373">
            <text:p>137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2M00S">
            <text:p>0:22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438">
            <text:p>1438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440">
            <text:p>1440</text:p>
          </table:table-cell>
          <table:table-cell table:style-name="ce8" office:value-type="float" office:value="1359">
            <text:p>1359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434">
            <text:p>1434</text:p>
          </table:table-cell>
          <table:table-cell table:style-name="ce8" office:value-type="float" office:value="1377">
            <text:p>137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3M00S">
            <text:p>0:23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452">
            <text:p>1452</text:p>
          </table:table-cell>
          <table:table-cell table:style-name="ce8" office:value-type="float" office:value="1346">
            <text:p>1346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409">
            <text:p>1409</text:p>
          </table:table-cell>
          <table:table-cell table:style-name="ce8" office:value-type="float" office:value="1337">
            <text:p>133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1394">
            <text:p>139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4M00S">
            <text:p>0:24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410">
            <text:p>1410</text:p>
          </table:table-cell>
          <table:table-cell table:style-name="ce8" office:value-type="float" office:value="1367">
            <text:p>1367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1390">
            <text:p>1390</text:p>
          </table:table-cell>
          <table:table-cell table:style-name="ce8" office:value-type="float" office:value="1301">
            <text:p>130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1376">
            <text:p>137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5M00S">
            <text:p>0:25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445">
            <text:p>1445</text:p>
          </table:table-cell>
          <table:table-cell table:style-name="ce8" office:value-type="float" office:value="1355">
            <text:p>1355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1337">
            <text:p>1337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369">
            <text:p>1369</text:p>
          </table:table-cell>
          <table:table-cell table:style-name="ce8" office:value-type="float" office:value="1385">
            <text:p>138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6M00S">
            <text:p>0:26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483">
            <text:p>1483</text:p>
          </table:table-cell>
          <table:table-cell table:style-name="ce8" office:value-type="float" office:value="1360">
            <text:p>136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1382">
            <text:p>1382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1424">
            <text:p>1424</text:p>
          </table:table-cell>
          <table:table-cell table:style-name="ce8" office:value-type="float" office:value="1344">
            <text:p>134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7M00S">
            <text:p>0:27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479">
            <text:p>1479</text:p>
          </table:table-cell>
          <table:table-cell table:style-name="ce8" office:value-type="float" office:value="1412">
            <text:p>1412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387">
            <text:p>1387</text:p>
          </table:table-cell>
          <table:table-cell table:style-name="ce8" office:value-type="float" office:value="1333">
            <text:p>1333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402">
            <text:p>1402</text:p>
          </table:table-cell>
          <table:table-cell table:style-name="ce8" office:value-type="float" office:value="1384">
            <text:p>138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8M00S">
            <text:p>0:28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428">
            <text:p>1428</text:p>
          </table:table-cell>
          <table:table-cell table:style-name="ce8" office:value-type="float" office:value="1342">
            <text:p>1342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434">
            <text:p>1434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416">
            <text:p>1416</text:p>
          </table:table-cell>
          <table:table-cell table:style-name="ce8" office:value-type="float" office:value="1383">
            <text:p>138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9M00S">
            <text:p>0:29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475">
            <text:p>1475</text:p>
          </table:table-cell>
          <table:table-cell table:style-name="ce8" office:value-type="float" office:value="1397">
            <text:p>1397</text:p>
          </table:table-cell>
          <table:table-cell table:style-name="ce8" office:value-type="float" office:value="272">
            <text:p>272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395">
            <text:p>1395</text:p>
          </table:table-cell>
          <table:table-cell table:style-name="ce8" office:value-type="float" office:value="1363">
            <text:p>1363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394">
            <text:p>1394</text:p>
          </table:table-cell>
          <table:table-cell table:style-name="ce8" office:value-type="float" office:value="1352">
            <text:p>135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0M00S">
            <text:p>0:30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494">
            <text:p>1494</text:p>
          </table:table-cell>
          <table:table-cell table:style-name="ce8" office:value-type="float" office:value="1383">
            <text:p>1383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415">
            <text:p>1415</text:p>
          </table:table-cell>
          <table:table-cell table:style-name="ce8" office:value-type="float" office:value="1347">
            <text:p>1347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395">
            <text:p>1395</text:p>
          </table:table-cell>
          <table:table-cell table:style-name="ce8" office:value-type="float" office:value="1428">
            <text:p>142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1M00S">
            <text:p>0:31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451">
            <text:p>1451</text:p>
          </table:table-cell>
          <table:table-cell table:style-name="ce8" office:value-type="float" office:value="1432">
            <text:p>143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440">
            <text:p>1440</text:p>
          </table:table-cell>
          <table:table-cell table:style-name="ce8" office:value-type="float" office:value="1306">
            <text:p>1306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81">
            <text:p>181</text:p>
          </table:table-cell>
          <table:table-cell table:number-columns-repeated="2" table:style-name="ce8" office:value-type="float" office:value="384">
            <text:p>384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1424">
            <text:p>142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2M00S">
            <text:p>0:32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453">
            <text:p>1453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423">
            <text:p>1423</text:p>
          </table:table-cell>
          <table:table-cell table:style-name="ce8" office:value-type="float" office:value="1396">
            <text:p>1396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420">
            <text:p>1420</text:p>
          </table:table-cell>
          <table:table-cell table:style-name="ce8" office:value-type="float" office:value="1400">
            <text:p>140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3M00S">
            <text:p>0:33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442">
            <text:p>1442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427">
            <text:p>1427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400">
            <text:p>1400</text:p>
          </table:table-cell>
          <table:table-cell table:style-name="ce8" office:value-type="float" office:value="1368">
            <text:p>136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4M00S">
            <text:p>0:34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466">
            <text:p>1466</text:p>
          </table:table-cell>
          <table:table-cell table:style-name="ce8" office:value-type="float" office:value="1384">
            <text:p>1384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470">
            <text:p>1470</text:p>
          </table:table-cell>
          <table:table-cell table:style-name="ce8" office:value-type="float" office:value="1345">
            <text:p>1345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410">
            <text:p>1410</text:p>
          </table:table-cell>
          <table:table-cell table:style-name="ce8" office:value-type="float" office:value="1434">
            <text:p>143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5M00S">
            <text:p>0:35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1468">
            <text:p>1468</text:p>
          </table:table-cell>
          <table:table-cell table:style-name="ce8" office:value-type="float" office:value="1421">
            <text:p>1421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401">
            <text:p>1401</text:p>
          </table:table-cell>
          <table:table-cell table:style-name="ce8" office:value-type="float" office:value="1375">
            <text:p>1375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461">
            <text:p>1461</text:p>
          </table:table-cell>
          <table:table-cell table:style-name="ce8" office:value-type="float" office:value="1393">
            <text:p>139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6M00S">
            <text:p>0:36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498">
            <text:p>1498</text:p>
          </table:table-cell>
          <table:table-cell table:style-name="ce8" office:value-type="float" office:value="1431">
            <text:p>143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452">
            <text:p>1452</text:p>
          </table:table-cell>
          <table:table-cell table:style-name="ce8" office:value-type="float" office:value="1370">
            <text:p>137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461">
            <text:p>1461</text:p>
          </table:table-cell>
          <table:table-cell table:style-name="ce8" office:value-type="float" office:value="1385">
            <text:p>138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7M00S">
            <text:p>0:37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1383">
            <text:p>1383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432">
            <text:p>1432</text:p>
          </table:table-cell>
          <table:table-cell table:style-name="ce8" office:value-type="float" office:value="1391">
            <text:p>1391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441">
            <text:p>1441</text:p>
          </table:table-cell>
          <table:table-cell table:style-name="ce8" office:value-type="float" office:value="1371">
            <text:p>137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8M00S">
            <text:p>0:38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416">
            <text:p>1416</text:p>
          </table:table-cell>
          <table:table-cell table:style-name="ce8" office:value-type="float" office:value="1427">
            <text:p>1427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427">
            <text:p>427</text:p>
          </table:table-cell>
          <table:table-cell table:style-name="ce8" office:value-type="float" office:value="1430">
            <text:p>1430</text:p>
          </table:table-cell>
          <table:table-cell table:style-name="ce8" office:value-type="float" office:value="1367">
            <text:p>1367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1398">
            <text:p>139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9M00S">
            <text:p>0:39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466">
            <text:p>1466</text:p>
          </table:table-cell>
          <table:table-cell table:style-name="ce8" office:value-type="float" office:value="1417">
            <text:p>1417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391">
            <text:p>1391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398">
            <text:p>1398</text:p>
          </table:table-cell>
          <table:table-cell table:style-name="ce8" office:value-type="float" office:value="1383">
            <text:p>138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0M00S">
            <text:p>0:40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519">
            <text:p>1519</text:p>
          </table:table-cell>
          <table:table-cell table:style-name="ce8" office:value-type="float" office:value="1416">
            <text:p>1416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470">
            <text:p>1470</text:p>
          </table:table-cell>
          <table:table-cell table:style-name="ce8" office:value-type="float" office:value="1380">
            <text:p>138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443">
            <text:p>1443</text:p>
          </table:table-cell>
          <table:table-cell table:style-name="ce8" office:value-type="float" office:value="1402">
            <text:p>140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1M00S">
            <text:p>0:41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453">
            <text:p>1453</text:p>
          </table:table-cell>
          <table:table-cell table:style-name="ce8" office:value-type="float" office:value="1427">
            <text:p>1427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80">
            <text:p>180</text:p>
          </table:table-cell>
          <table:table-cell table:number-columns-repeated="2" table:style-name="ce8" office:value-type="float" office:value="402">
            <text:p>402</text:p>
          </table:table-cell>
          <table:table-cell table:style-name="ce8" office:value-type="float" office:value="1427">
            <text:p>1427</text:p>
          </table:table-cell>
          <table:table-cell table:style-name="ce8" office:value-type="float" office:value="1406">
            <text:p>1406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343">
            <text:p>343</text:p>
          </table:table-cell>
          <table:table-cell table:style-name="ce8" office:value-type="float" office:value="439">
            <text:p>439</text:p>
          </table:table-cell>
          <table:table-cell table:style-name="ce8" office:value-type="float" office:value="1429">
            <text:p>1429</text:p>
          </table:table-cell>
          <table:table-cell table:style-name="ce8" office:value-type="float" office:value="1401">
            <text:p>140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2M00S">
            <text:p>0:42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483">
            <text:p>1483</text:p>
          </table:table-cell>
          <table:table-cell table:style-name="ce8" office:value-type="float" office:value="1386">
            <text:p>1386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417">
            <text:p>1417</text:p>
          </table:table-cell>
          <table:table-cell table:style-name="ce8" office:value-type="float" office:value="1408">
            <text:p>140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3M00S">
            <text:p>0:43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469">
            <text:p>1469</text:p>
          </table:table-cell>
          <table:table-cell table:style-name="ce8" office:value-type="float" office:value="1436">
            <text:p>1436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456">
            <text:p>1456</text:p>
          </table:table-cell>
          <table:table-cell table:style-name="ce8" office:value-type="float" office:value="1423">
            <text:p>1423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454">
            <text:p>1454</text:p>
          </table:table-cell>
          <table:table-cell table:style-name="ce8" office:value-type="float" office:value="1404">
            <text:p>140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4M00S">
            <text:p>0:44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20">
            <text:p>420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480">
            <text:p>1480</text:p>
          </table:table-cell>
          <table:table-cell table:style-name="ce8" office:value-type="float" office:value="1425">
            <text:p>1425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435">
            <text:p>1435</text:p>
          </table:table-cell>
          <table:table-cell table:style-name="ce8" office:value-type="float" office:value="1415">
            <text:p>1415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423">
            <text:p>1423</text:p>
          </table:table-cell>
          <table:table-cell table:style-name="ce8" office:value-type="float" office:value="1446">
            <text:p>144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5M00S">
            <text:p>0:45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490">
            <text:p>1490</text:p>
          </table:table-cell>
          <table:table-cell table:style-name="ce8" office:value-type="float" office:value="1417">
            <text:p>1417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489">
            <text:p>1489</text:p>
          </table:table-cell>
          <table:table-cell table:style-name="ce8" office:value-type="float" office:value="1394">
            <text:p>1394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56">
            <text:p>356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436">
            <text:p>1436</text:p>
          </table:table-cell>
          <table:table-cell table:style-name="ce8" office:value-type="float" office:value="1453">
            <text:p>145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6M00S">
            <text:p>0:46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477">
            <text:p>1477</text:p>
          </table:table-cell>
          <table:table-cell table:style-name="ce8" office:value-type="float" office:value="1400">
            <text:p>1400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485">
            <text:p>1485</text:p>
          </table:table-cell>
          <table:table-cell table:style-name="ce8" office:value-type="float" office:value="1358">
            <text:p>1358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430">
            <text:p>1430</text:p>
          </table:table-cell>
          <table:table-cell table:style-name="ce8" office:value-type="float" office:value="1432">
            <text:p>143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7M00S">
            <text:p>0:47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497">
            <text:p>1497</text:p>
          </table:table-cell>
          <table:table-cell table:style-name="ce8" office:value-type="float" office:value="1436">
            <text:p>1436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1486">
            <text:p>1486</text:p>
          </table:table-cell>
          <table:table-cell table:style-name="ce8" office:value-type="float" office:value="1420">
            <text:p>1420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46">
            <text:p>346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403">
            <text:p>1403</text:p>
          </table:table-cell>
          <table:table-cell table:style-name="ce8" office:value-type="float" office:value="1445">
            <text:p>144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8M00S">
            <text:p>0:48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454">
            <text:p>1454</text:p>
          </table:table-cell>
          <table:table-cell table:style-name="ce8" office:value-type="float" office:value="1416">
            <text:p>1416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469">
            <text:p>1469</text:p>
          </table:table-cell>
          <table:table-cell table:style-name="ce8" office:value-type="float" office:value="1417">
            <text:p>1417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432">
            <text:p>1432</text:p>
          </table:table-cell>
          <table:table-cell table:style-name="ce8" office:value-type="float" office:value="1449">
            <text:p>144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9M00S">
            <text:p>0:49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484">
            <text:p>1484</text:p>
          </table:table-cell>
          <table:table-cell table:style-name="ce8" office:value-type="float" office:value="1404">
            <text:p>1404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466">
            <text:p>1466</text:p>
          </table:table-cell>
          <table:table-cell table:style-name="ce8" office:value-type="float" office:value="1398">
            <text:p>1398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421">
            <text:p>1421</text:p>
          </table:table-cell>
          <table:table-cell table:style-name="ce8" office:value-type="float" office:value="1433">
            <text:p>143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0M00S">
            <text:p>0:50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515">
            <text:p>1515</text:p>
          </table:table-cell>
          <table:table-cell table:style-name="ce8" office:value-type="float" office:value="1437">
            <text:p>1437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516">
            <text:p>1516</text:p>
          </table:table-cell>
          <table:table-cell table:style-name="ce8" office:value-type="float" office:value="1408">
            <text:p>1408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1467">
            <text:p>1467</text:p>
          </table:table-cell>
          <table:table-cell table:style-name="ce8" office:value-type="float" office:value="1437">
            <text:p>143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1M00S">
            <text:p>0:51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501">
            <text:p>1501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483">
            <text:p>1483</text:p>
          </table:table-cell>
          <table:table-cell table:style-name="ce8" office:value-type="float" office:value="1425">
            <text:p>1425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1470">
            <text:p>147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2M00S">
            <text:p>0:52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512">
            <text:p>1512</text:p>
          </table:table-cell>
          <table:table-cell table:style-name="ce8" office:value-type="float" office:value="1447">
            <text:p>1447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427">
            <text:p>1427</text:p>
          </table:table-cell>
          <table:table-cell table:style-name="ce8" office:value-type="float" office:value="1444">
            <text:p>1444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491">
            <text:p>1491</text:p>
          </table:table-cell>
          <table:table-cell table:style-name="ce8" office:value-type="float" office:value="1392">
            <text:p>139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3M00S">
            <text:p>0:53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481">
            <text:p>1481</text:p>
          </table:table-cell>
          <table:table-cell table:style-name="ce8" office:value-type="float" office:value="1424">
            <text:p>1424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474">
            <text:p>1474</text:p>
          </table:table-cell>
          <table:table-cell table:style-name="ce8" office:value-type="float" office:value="1406">
            <text:p>1406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461">
            <text:p>1461</text:p>
          </table:table-cell>
          <table:table-cell table:style-name="ce8" office:value-type="float" office:value="1447">
            <text:p>144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4M00S">
            <text:p>0:54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464">
            <text:p>1464</text:p>
          </table:table-cell>
          <table:table-cell table:style-name="ce8" office:value-type="float" office:value="1455">
            <text:p>1455</text:p>
          </table:table-cell>
          <table:table-cell table:style-name="ce8" office:value-type="float" office:value="271">
            <text:p>271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480">
            <text:p>1480</text:p>
          </table:table-cell>
          <table:table-cell table:style-name="ce8" office:value-type="float" office:value="1426">
            <text:p>1426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410">
            <text:p>1410</text:p>
          </table:table-cell>
          <table:table-cell table:style-name="ce8" office:value-type="float" office:value="1418">
            <text:p>141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5M00S">
            <text:p>0:55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1443">
            <text:p>1443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494">
            <text:p>1494</text:p>
          </table:table-cell>
          <table:table-cell table:style-name="ce8" office:value-type="float" office:value="1369">
            <text:p>1369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434">
            <text:p>1434</text:p>
          </table:table-cell>
          <table:table-cell table:style-name="ce8" office:value-type="float" office:value="1436">
            <text:p>143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6M00S">
            <text:p>0:56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495">
            <text:p>1495</text:p>
          </table:table-cell>
          <table:table-cell table:style-name="ce8" office:value-type="float" office:value="1438">
            <text:p>1438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502">
            <text:p>1502</text:p>
          </table:table-cell>
          <table:table-cell table:style-name="ce8" office:value-type="float" office:value="1399">
            <text:p>1399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50">
            <text:p>350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451">
            <text:p>1451</text:p>
          </table:table-cell>
          <table:table-cell table:style-name="ce8" office:value-type="float" office:value="1428">
            <text:p>142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7M00S">
            <text:p>0:57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544">
            <text:p>1544</text:p>
          </table:table-cell>
          <table:table-cell table:style-name="ce8" office:value-type="float" office:value="1449">
            <text:p>1449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507">
            <text:p>1507</text:p>
          </table:table-cell>
          <table:table-cell table:style-name="ce8" office:value-type="float" office:value="1403">
            <text:p>1403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459">
            <text:p>1459</text:p>
          </table:table-cell>
          <table:table-cell table:style-name="ce8" office:value-type="float" office:value="1498">
            <text:p>149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8M00S">
            <text:p>0:58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497">
            <text:p>1497</text:p>
          </table:table-cell>
          <table:table-cell table:style-name="ce8" office:value-type="float" office:value="1446">
            <text:p>1446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469">
            <text:p>1469</text:p>
          </table:table-cell>
          <table:table-cell table:style-name="ce8" office:value-type="float" office:value="1438">
            <text:p>1438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1487">
            <text:p>1487</text:p>
          </table:table-cell>
          <table:table-cell table:style-name="ce8" office:value-type="float" office:value="1448">
            <text:p>144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9M00S">
            <text:p>0:59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479">
            <text:p>1479</text:p>
          </table:table-cell>
          <table:table-cell table:style-name="ce8" office:value-type="float" office:value="1492">
            <text:p>1492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514">
            <text:p>1514</text:p>
          </table:table-cell>
          <table:table-cell table:style-name="ce8" office:value-type="float" office:value="1432">
            <text:p>1432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1477">
            <text:p>1477</text:p>
          </table:table-cell>
          <table:table-cell table:style-name="ce8" office:value-type="float" office:value="1465">
            <text:p>146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0M00S">
            <text:p>1:00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484">
            <text:p>1484</text:p>
          </table:table-cell>
          <table:table-cell table:style-name="ce8" office:value-type="float" office:value="1463">
            <text:p>1463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476">
            <text:p>1476</text:p>
          </table:table-cell>
          <table:table-cell table:style-name="ce8" office:value-type="float" office:value="1426">
            <text:p>1426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474">
            <text:p>1474</text:p>
          </table:table-cell>
          <table:table-cell table:style-name="ce8" office:value-type="float" office:value="1444">
            <text:p>144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1M00S">
            <text:p>1:01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542">
            <text:p>1542</text:p>
          </table:table-cell>
          <table:table-cell table:style-name="ce8" office:value-type="float" office:value="1478">
            <text:p>1478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490">
            <text:p>1490</text:p>
          </table:table-cell>
          <table:table-cell table:style-name="ce8" office:value-type="float" office:value="1425">
            <text:p>1425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80">
            <text:p>180</text:p>
          </table:table-cell>
          <table:table-cell table:number-columns-repeated="2" table:style-name="ce8" office:value-type="float" office:value="381">
            <text:p>381</text:p>
          </table:table-cell>
          <table:table-cell table:style-name="ce8" office:value-type="float" office:value="1465">
            <text:p>1465</text:p>
          </table:table-cell>
          <table:table-cell table:style-name="ce8" office:value-type="float" office:value="1436">
            <text:p>143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2M00S">
            <text:p>1:02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551">
            <text:p>1551</text:p>
          </table:table-cell>
          <table:table-cell table:style-name="ce8" office:value-type="float" office:value="1503">
            <text:p>1503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475">
            <text:p>1475</text:p>
          </table:table-cell>
          <table:table-cell table:style-name="ce8" office:value-type="float" office:value="1433">
            <text:p>1433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465">
            <text:p>1465</text:p>
          </table:table-cell>
          <table:table-cell table:style-name="ce8" office:value-type="float" office:value="1456">
            <text:p>145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3M00S">
            <text:p>1:03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420">
            <text:p>420</text:p>
          </table:table-cell>
          <table:table-cell table:style-name="ce8" office:value-type="float" office:value="1502">
            <text:p>1502</text:p>
          </table:table-cell>
          <table:table-cell table:style-name="ce8" office:value-type="float" office:value="1424">
            <text:p>1424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504">
            <text:p>1504</text:p>
          </table:table-cell>
          <table:table-cell table:style-name="ce8" office:value-type="float" office:value="1450">
            <text:p>1450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488">
            <text:p>1488</text:p>
          </table:table-cell>
          <table:table-cell table:style-name="ce8" office:value-type="float" office:value="1491">
            <text:p>149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4M00S">
            <text:p>1:04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517">
            <text:p>1517</text:p>
          </table:table-cell>
          <table:table-cell table:style-name="ce8" office:value-type="float" office:value="1465">
            <text:p>1465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490">
            <text:p>1490</text:p>
          </table:table-cell>
          <table:table-cell table:style-name="ce8" office:value-type="float" office:value="1472">
            <text:p>1472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52">
            <text:p>352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486">
            <text:p>1486</text:p>
          </table:table-cell>
          <table:table-cell table:style-name="ce8" office:value-type="float" office:value="1476">
            <text:p>147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5M00S">
            <text:p>1:05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95">
            <text:p>195</text:p>
          </table:table-cell>
          <table:table-cell table:number-columns-repeated="2" table:style-name="ce8" office:value-type="float" office:value="387">
            <text:p>387</text:p>
          </table:table-cell>
          <table:table-cell table:style-name="ce8" office:value-type="float" office:value="1528">
            <text:p>1528</text:p>
          </table:table-cell>
          <table:table-cell table:style-name="ce8" office:value-type="float" office:value="1454">
            <text:p>1454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462">
            <text:p>1462</text:p>
          </table:table-cell>
          <table:table-cell table:style-name="ce8" office:value-type="float" office:value="1429">
            <text:p>1429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453">
            <text:p>1453</text:p>
          </table:table-cell>
          <table:table-cell table:style-name="ce8" office:value-type="float" office:value="1457">
            <text:p>145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6M00S">
            <text:p>1:06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516">
            <text:p>1516</text:p>
          </table:table-cell>
          <table:table-cell table:style-name="ce8" office:value-type="float" office:value="1506">
            <text:p>1506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1413">
            <text:p>1413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523">
            <text:p>1523</text:p>
          </table:table-cell>
          <table:table-cell table:style-name="ce8" office:value-type="float" office:value="1451">
            <text:p>145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7M00S">
            <text:p>1:07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528">
            <text:p>1528</text:p>
          </table:table-cell>
          <table:table-cell table:style-name="ce8" office:value-type="float" office:value="1484">
            <text:p>1484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1487">
            <text:p>1487</text:p>
          </table:table-cell>
          <table:table-cell table:style-name="ce8" office:value-type="float" office:value="1417">
            <text:p>1417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459">
            <text:p>1459</text:p>
          </table:table-cell>
          <table:table-cell table:style-name="ce8" office:value-type="float" office:value="1473">
            <text:p>147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8M00S">
            <text:p>1:08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583">
            <text:p>1583</text:p>
          </table:table-cell>
          <table:table-cell table:style-name="ce8" office:value-type="float" office:value="1464">
            <text:p>1464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501">
            <text:p>1501</text:p>
          </table:table-cell>
          <table:table-cell table:style-name="ce8" office:value-type="float" office:value="1457">
            <text:p>1457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486">
            <text:p>1486</text:p>
          </table:table-cell>
          <table:table-cell table:style-name="ce8" office:value-type="float" office:value="1477">
            <text:p>147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9M00S">
            <text:p>1:09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508">
            <text:p>1508</text:p>
          </table:table-cell>
          <table:table-cell table:style-name="ce8" office:value-type="float" office:value="1463">
            <text:p>1463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491">
            <text:p>1491</text:p>
          </table:table-cell>
          <table:table-cell table:style-name="ce8" office:value-type="float" office:value="1444">
            <text:p>1444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465">
            <text:p>1465</text:p>
          </table:table-cell>
          <table:table-cell table:style-name="ce8" office:value-type="float" office:value="1518">
            <text:p>151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0M00S">
            <text:p>1:10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559">
            <text:p>1559</text:p>
          </table:table-cell>
          <table:table-cell table:style-name="ce8" office:value-type="float" office:value="1441">
            <text:p>144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1529">
            <text:p>1529</text:p>
          </table:table-cell>
          <table:table-cell table:style-name="ce8" office:value-type="float" office:value="1413">
            <text:p>1413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497">
            <text:p>1497</text:p>
          </table:table-cell>
          <table:table-cell table:style-name="ce8" office:value-type="float" office:value="1534">
            <text:p>153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1M00S">
            <text:p>1:11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533">
            <text:p>1533</text:p>
          </table:table-cell>
          <table:table-cell table:style-name="ce8" office:value-type="float" office:value="1486">
            <text:p>1486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499">
            <text:p>1499</text:p>
          </table:table-cell>
          <table:table-cell table:style-name="ce8" office:value-type="float" office:value="1418">
            <text:p>1418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453">
            <text:p>1453</text:p>
          </table:table-cell>
          <table:table-cell table:style-name="ce8" office:value-type="float" office:value="1469">
            <text:p>146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2M00S">
            <text:p>1:12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562">
            <text:p>1562</text:p>
          </table:table-cell>
          <table:table-cell table:style-name="ce8" office:value-type="float" office:value="1434">
            <text:p>1434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428">
            <text:p>428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516">
            <text:p>1516</text:p>
          </table:table-cell>
          <table:table-cell table:style-name="ce8" office:value-type="float" office:value="1438">
            <text:p>1438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453">
            <text:p>1453</text:p>
          </table:table-cell>
          <table:table-cell table:style-name="ce8" office:value-type="float" office:value="1491">
            <text:p>149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3M00S">
            <text:p>1:13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1527">
            <text:p>1527</text:p>
          </table:table-cell>
          <table:table-cell table:style-name="ce8" office:value-type="float" office:value="1483">
            <text:p>1483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529">
            <text:p>1529</text:p>
          </table:table-cell>
          <table:table-cell table:style-name="ce8" office:value-type="float" office:value="1433">
            <text:p>1433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437">
            <text:p>1437</text:p>
          </table:table-cell>
          <table:table-cell table:style-name="ce8" office:value-type="float" office:value="1468">
            <text:p>146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4M00S">
            <text:p>1:14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506">
            <text:p>1506</text:p>
          </table:table-cell>
          <table:table-cell table:style-name="ce8" office:value-type="float" office:value="1494">
            <text:p>1494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1470">
            <text:p>1470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1511">
            <text:p>1511</text:p>
          </table:table-cell>
          <table:table-cell table:style-name="ce8" office:value-type="float" office:value="1465">
            <text:p>146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5M00S">
            <text:p>1:15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558">
            <text:p>1558</text:p>
          </table:table-cell>
          <table:table-cell table:style-name="ce8" office:value-type="float" office:value="1476">
            <text:p>1476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527">
            <text:p>1527</text:p>
          </table:table-cell>
          <table:table-cell table:style-name="ce8" office:value-type="float" office:value="1423">
            <text:p>1423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476">
            <text:p>1476</text:p>
          </table:table-cell>
          <table:table-cell table:style-name="ce8" office:value-type="float" office:value="1555">
            <text:p>155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6M00S">
            <text:p>1:16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1541">
            <text:p>1541</text:p>
          </table:table-cell>
          <table:table-cell table:style-name="ce8" office:value-type="float" office:value="1493">
            <text:p>1493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527">
            <text:p>1527</text:p>
          </table:table-cell>
          <table:table-cell table:style-name="ce8" office:value-type="float" office:value="1466">
            <text:p>1466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487">
            <text:p>1487</text:p>
          </table:table-cell>
          <table:table-cell table:style-name="ce8" office:value-type="float" office:value="1483">
            <text:p>148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7M00S">
            <text:p>1:17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1528">
            <text:p>1528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510">
            <text:p>1510</text:p>
          </table:table-cell>
          <table:table-cell table:style-name="ce8" office:value-type="float" office:value="1464">
            <text:p>1464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453">
            <text:p>1453</text:p>
          </table:table-cell>
          <table:table-cell table:style-name="ce8" office:value-type="float" office:value="1477">
            <text:p>147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8M00S">
            <text:p>1:18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497">
            <text:p>1497</text:p>
          </table:table-cell>
          <table:table-cell table:style-name="ce8" office:value-type="float" office:value="1559">
            <text:p>1559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496">
            <text:p>1496</text:p>
          </table:table-cell>
          <table:table-cell table:style-name="ce8" office:value-type="float" office:value="1441">
            <text:p>144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507">
            <text:p>1507</text:p>
          </table:table-cell>
          <table:table-cell table:style-name="ce8" office:value-type="float" office:value="1501">
            <text:p>150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9M00S">
            <text:p>1:19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575">
            <text:p>1575</text:p>
          </table:table-cell>
          <table:table-cell table:style-name="ce8" office:value-type="float" office:value="1488">
            <text:p>1488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495">
            <text:p>1495</text:p>
          </table:table-cell>
          <table:table-cell table:style-name="ce8" office:value-type="float" office:value="1488">
            <text:p>1488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1498">
            <text:p>1498</text:p>
          </table:table-cell>
          <table:table-cell table:style-name="ce8" office:value-type="float" office:value="1482">
            <text:p>148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0M00S">
            <text:p>1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555">
            <text:p>1555</text:p>
          </table:table-cell>
          <table:table-cell table:style-name="ce8" office:value-type="float" office:value="1511">
            <text:p>1511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584">
            <text:p>1584</text:p>
          </table:table-cell>
          <table:table-cell table:style-name="ce8" office:value-type="float" office:value="1456">
            <text:p>1456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489">
            <text:p>1489</text:p>
          </table:table-cell>
          <table:table-cell table:style-name="ce8" office:value-type="float" office:value="1490">
            <text:p>149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1M00S">
            <text:p>1:21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573">
            <text:p>1573</text:p>
          </table:table-cell>
          <table:table-cell table:style-name="ce8" office:value-type="float" office:value="1515">
            <text:p>1515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547">
            <text:p>1547</text:p>
          </table:table-cell>
          <table:table-cell table:style-name="ce8" office:value-type="float" office:value="1506">
            <text:p>1506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1537">
            <text:p>1537</text:p>
          </table:table-cell>
          <table:table-cell table:style-name="ce8" office:value-type="float" office:value="1517">
            <text:p>151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2M00S">
            <text:p>1:22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524">
            <text:p>1524</text:p>
          </table:table-cell>
          <table:table-cell table:style-name="ce8" office:value-type="float" office:value="1546">
            <text:p>1546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514">
            <text:p>1514</text:p>
          </table:table-cell>
          <table:table-cell table:style-name="ce8" office:value-type="float" office:value="1449">
            <text:p>1449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501">
            <text:p>1501</text:p>
          </table:table-cell>
          <table:table-cell table:style-name="ce8" office:value-type="float" office:value="1474">
            <text:p>147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3M00S">
            <text:p>1:23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573">
            <text:p>1573</text:p>
          </table:table-cell>
          <table:table-cell table:style-name="ce8" office:value-type="float" office:value="1461">
            <text:p>1461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506">
            <text:p>1506</text:p>
          </table:table-cell>
          <table:table-cell table:style-name="ce8" office:value-type="float" office:value="1477">
            <text:p>1477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489">
            <text:p>1489</text:p>
          </table:table-cell>
          <table:table-cell table:style-name="ce8" office:value-type="float" office:value="1523">
            <text:p>152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4M00S">
            <text:p>1:24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591">
            <text:p>1591</text:p>
          </table:table-cell>
          <table:table-cell table:style-name="ce8" office:value-type="float" office:value="1501">
            <text:p>1501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570">
            <text:p>1570</text:p>
          </table:table-cell>
          <table:table-cell table:style-name="ce8" office:value-type="float" office:value="1520">
            <text:p>1520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1471">
            <text:p>1471</text:p>
          </table:table-cell>
          <table:table-cell table:style-name="ce8" office:value-type="float" office:value="1527">
            <text:p>152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5M00S">
            <text:p>1:25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578">
            <text:p>1578</text:p>
          </table:table-cell>
          <table:table-cell table:style-name="ce8" office:value-type="float" office:value="1498">
            <text:p>1498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1499">
            <text:p>1499</text:p>
          </table:table-cell>
          <table:table-cell table:style-name="ce8" office:value-type="float" office:value="1480">
            <text:p>1480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47">
            <text:p>347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529">
            <text:p>1529</text:p>
          </table:table-cell>
          <table:table-cell table:style-name="ce8" office:value-type="float" office:value="1542">
            <text:p>154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6M00S">
            <text:p>1:2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564">
            <text:p>1564</text:p>
          </table:table-cell>
          <table:table-cell table:style-name="ce8" office:value-type="float" office:value="1494">
            <text:p>1494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497">
            <text:p>1497</text:p>
          </table:table-cell>
          <table:table-cell table:style-name="ce8" office:value-type="float" office:value="1484">
            <text:p>1484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538">
            <text:p>1538</text:p>
          </table:table-cell>
          <table:table-cell table:style-name="ce8" office:value-type="float" office:value="1464">
            <text:p>146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7M00S">
            <text:p>1:27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581">
            <text:p>1581</text:p>
          </table:table-cell>
          <table:table-cell table:style-name="ce8" office:value-type="float" office:value="1524">
            <text:p>1524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527">
            <text:p>1527</text:p>
          </table:table-cell>
          <table:table-cell table:style-name="ce8" office:value-type="float" office:value="1441">
            <text:p>1441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520">
            <text:p>1520</text:p>
          </table:table-cell>
          <table:table-cell table:style-name="ce8" office:value-type="float" office:value="1538">
            <text:p>153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8M00S">
            <text:p>1:28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568">
            <text:p>1568</text:p>
          </table:table-cell>
          <table:table-cell table:style-name="ce8" office:value-type="float" office:value="1490">
            <text:p>1490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536">
            <text:p>1536</text:p>
          </table:table-cell>
          <table:table-cell table:style-name="ce8" office:value-type="float" office:value="1478">
            <text:p>1478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495">
            <text:p>1495</text:p>
          </table:table-cell>
          <table:table-cell table:style-name="ce8" office:value-type="float" office:value="1540">
            <text:p>154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9M00S">
            <text:p>1:29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620">
            <text:p>1620</text:p>
          </table:table-cell>
          <table:table-cell table:style-name="ce8" office:value-type="float" office:value="1511">
            <text:p>151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432">
            <text:p>432</text:p>
          </table:table-cell>
          <table:table-cell table:style-name="ce8" office:value-type="float" office:value="1542">
            <text:p>1542</text:p>
          </table:table-cell>
          <table:table-cell table:style-name="ce8" office:value-type="float" office:value="1451">
            <text:p>145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458">
            <text:p>1458</text:p>
          </table:table-cell>
          <table:table-cell table:style-name="ce8" office:value-type="float" office:value="1571">
            <text:p>157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0M00S">
            <text:p>1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588">
            <text:p>1588</text:p>
          </table:table-cell>
          <table:table-cell table:style-name="ce8" office:value-type="float" office:value="1533">
            <text:p>1533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513">
            <text:p>1513</text:p>
          </table:table-cell>
          <table:table-cell table:style-name="ce8" office:value-type="float" office:value="1494">
            <text:p>1494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503">
            <text:p>1503</text:p>
          </table:table-cell>
          <table:table-cell table:style-name="ce8" office:value-type="float" office:value="1474">
            <text:p>147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1M00S">
            <text:p>1:3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598">
            <text:p>1598</text:p>
          </table:table-cell>
          <table:table-cell table:style-name="ce8" office:value-type="float" office:value="1492">
            <text:p>1492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564">
            <text:p>1564</text:p>
          </table:table-cell>
          <table:table-cell table:style-name="ce8" office:value-type="float" office:value="1491">
            <text:p>1491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511">
            <text:p>1511</text:p>
          </table:table-cell>
          <table:table-cell table:style-name="ce8" office:value-type="float" office:value="1500">
            <text:p>150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2M00S">
            <text:p>1:3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556">
            <text:p>1556</text:p>
          </table:table-cell>
          <table:table-cell table:style-name="ce8" office:value-type="float" office:value="1555">
            <text:p>1555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589">
            <text:p>1589</text:p>
          </table:table-cell>
          <table:table-cell table:style-name="ce8" office:value-type="float" office:value="1479">
            <text:p>1479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537">
            <text:p>1537</text:p>
          </table:table-cell>
          <table:table-cell table:style-name="ce8" office:value-type="float" office:value="1505">
            <text:p>150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3M00S">
            <text:p>1:33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74">
            <text:p>174</text:p>
          </table:table-cell>
          <table:table-cell table:number-columns-repeated="2" table:style-name="ce8" office:value-type="float" office:value="399">
            <text:p>399</text:p>
          </table:table-cell>
          <table:table-cell table:style-name="ce8" office:value-type="float" office:value="1533">
            <text:p>1533</text:p>
          </table:table-cell>
          <table:table-cell table:style-name="ce8" office:value-type="float" office:value="1478">
            <text:p>1478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516">
            <text:p>1516</text:p>
          </table:table-cell>
          <table:table-cell table:style-name="ce8" office:value-type="float" office:value="1495">
            <text:p>1495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1538">
            <text:p>1538</text:p>
          </table:table-cell>
          <table:table-cell table:style-name="ce8" office:value-type="float" office:value="1576">
            <text:p>157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4M00S">
            <text:p>1:3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614">
            <text:p>1614</text:p>
          </table:table-cell>
          <table:table-cell table:style-name="ce8" office:value-type="float" office:value="1496">
            <text:p>1496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528">
            <text:p>1528</text:p>
          </table:table-cell>
          <table:table-cell table:style-name="ce8" office:value-type="float" office:value="1457">
            <text:p>1457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53">
            <text:p>353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535">
            <text:p>1535</text:p>
          </table:table-cell>
          <table:table-cell table:style-name="ce8" office:value-type="float" office:value="1483">
            <text:p>148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5M00S">
            <text:p>1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590">
            <text:p>1590</text:p>
          </table:table-cell>
          <table:table-cell table:style-name="ce8" office:value-type="float" office:value="1521">
            <text:p>152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474">
            <text:p>1474</text:p>
          </table:table-cell>
          <table:table-cell table:style-name="ce8" office:value-type="float" office:value="1502">
            <text:p>1502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570">
            <text:p>1570</text:p>
          </table:table-cell>
          <table:table-cell table:style-name="ce8" office:value-type="float" office:value="1517">
            <text:p>151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6M00S">
            <text:p>1:3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613">
            <text:p>1613</text:p>
          </table:table-cell>
          <table:table-cell table:style-name="ce8" office:value-type="float" office:value="1525">
            <text:p>1525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572">
            <text:p>1572</text:p>
          </table:table-cell>
          <table:table-cell table:style-name="ce8" office:value-type="float" office:value="1473">
            <text:p>1473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1535">
            <text:p>1535</text:p>
          </table:table-cell>
          <table:table-cell table:style-name="ce8" office:value-type="float" office:value="1612">
            <text:p>161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7M00S">
            <text:p>1:3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594">
            <text:p>1594</text:p>
          </table:table-cell>
          <table:table-cell table:style-name="ce8" office:value-type="float" office:value="1530">
            <text:p>1530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1602">
            <text:p>1602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522">
            <text:p>1522</text:p>
          </table:table-cell>
          <table:table-cell table:style-name="ce8" office:value-type="float" office:value="1520">
            <text:p>152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8M00S">
            <text:p>1:3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588">
            <text:p>1588</text:p>
          </table:table-cell>
          <table:table-cell table:style-name="ce8" office:value-type="float" office:value="1502">
            <text:p>1502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591">
            <text:p>1591</text:p>
          </table:table-cell>
          <table:table-cell table:style-name="ce8" office:value-type="float" office:value="1505">
            <text:p>1505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511">
            <text:p>1511</text:p>
          </table:table-cell>
          <table:table-cell table:style-name="ce8" office:value-type="float" office:value="1464">
            <text:p>146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9M00S">
            <text:p>1:39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585">
            <text:p>1585</text:p>
          </table:table-cell>
          <table:table-cell table:style-name="ce8" office:value-type="float" office:value="1502">
            <text:p>1502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545">
            <text:p>1545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531">
            <text:p>1531</text:p>
          </table:table-cell>
          <table:table-cell table:style-name="ce8" office:value-type="float" office:value="1556">
            <text:p>155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0M00S">
            <text:p>1:40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1637">
            <text:p>1637</text:p>
          </table:table-cell>
          <table:table-cell table:style-name="ce8" office:value-type="float" office:value="1542">
            <text:p>1542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555">
            <text:p>1555</text:p>
          </table:table-cell>
          <table:table-cell table:style-name="ce8" office:value-type="float" office:value="1451">
            <text:p>145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538">
            <text:p>1538</text:p>
          </table:table-cell>
          <table:table-cell table:style-name="ce8" office:value-type="float" office:value="1534">
            <text:p>153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1M00S">
            <text:p>1:4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59">
            <text:p>1559</text:p>
          </table:table-cell>
          <table:table-cell table:style-name="ce8" office:value-type="float" office:value="1538">
            <text:p>1538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541">
            <text:p>1541</text:p>
          </table:table-cell>
          <table:table-cell table:style-name="ce8" office:value-type="float" office:value="1512">
            <text:p>1512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588">
            <text:p>1588</text:p>
          </table:table-cell>
          <table:table-cell table:style-name="ce8" office:value-type="float" office:value="1593">
            <text:p>159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2M00S">
            <text:p>1:4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551">
            <text:p>1551</text:p>
          </table:table-cell>
          <table:table-cell table:style-name="ce8" office:value-type="float" office:value="1563">
            <text:p>1563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538">
            <text:p>1538</text:p>
          </table:table-cell>
          <table:table-cell table:style-name="ce8" office:value-type="float" office:value="1513">
            <text:p>1513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1532">
            <text:p>1532</text:p>
          </table:table-cell>
          <table:table-cell table:style-name="ce8" office:value-type="float" office:value="1547">
            <text:p>154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3M00S">
            <text:p>1:4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581">
            <text:p>1581</text:p>
          </table:table-cell>
          <table:table-cell table:style-name="ce8" office:value-type="float" office:value="1546">
            <text:p>1546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564">
            <text:p>1564</text:p>
          </table:table-cell>
          <table:table-cell table:style-name="ce8" office:value-type="float" office:value="1504">
            <text:p>1504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528">
            <text:p>1528</text:p>
          </table:table-cell>
          <table:table-cell table:style-name="ce8" office:value-type="float" office:value="1549">
            <text:p>154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4M00S">
            <text:p>1:4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595">
            <text:p>1595</text:p>
          </table:table-cell>
          <table:table-cell table:style-name="ce8" office:value-type="float" office:value="1506">
            <text:p>1506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568">
            <text:p>1568</text:p>
          </table:table-cell>
          <table:table-cell table:style-name="ce8" office:value-type="float" office:value="1515">
            <text:p>1515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68">
            <text:p>168</text:p>
          </table:table-cell>
          <table:table-cell table:number-columns-repeated="2" table:style-name="ce8" office:value-type="float" office:value="374">
            <text:p>374</text:p>
          </table:table-cell>
          <table:table-cell table:style-name="ce8" office:value-type="float" office:value="1528">
            <text:p>1528</text:p>
          </table:table-cell>
          <table:table-cell table:style-name="ce8" office:value-type="float" office:value="1618">
            <text:p>161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5M00S">
            <text:p>1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563">
            <text:p>1563</text:p>
          </table:table-cell>
          <table:table-cell table:style-name="ce8" office:value-type="float" office:value="1603">
            <text:p>1603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575">
            <text:p>1575</text:p>
          </table:table-cell>
          <table:table-cell table:style-name="ce8" office:value-type="float" office:value="1555">
            <text:p>1555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564">
            <text:p>1564</text:p>
          </table:table-cell>
          <table:table-cell table:style-name="ce8" office:value-type="float" office:value="1531">
            <text:p>153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6M00S">
            <text:p>1:4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549">
            <text:p>1549</text:p>
          </table:table-cell>
          <table:table-cell table:style-name="ce8" office:value-type="float" office:value="1496">
            <text:p>1496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533">
            <text:p>1533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536">
            <text:p>1536</text:p>
          </table:table-cell>
          <table:table-cell table:style-name="ce8" office:value-type="float" office:value="1518">
            <text:p>151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7M00S">
            <text:p>1:47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604">
            <text:p>1604</text:p>
          </table:table-cell>
          <table:table-cell table:style-name="ce8" office:value-type="float" office:value="1591">
            <text:p>159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1607">
            <text:p>1607</text:p>
          </table:table-cell>
          <table:table-cell table:style-name="ce8" office:value-type="float" office:value="1485">
            <text:p>1485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26">
            <text:p>1526</text:p>
          </table:table-cell>
          <table:table-cell table:style-name="ce8" office:value-type="float" office:value="1535">
            <text:p>153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8M00S">
            <text:p>1:4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594">
            <text:p>1594</text:p>
          </table:table-cell>
          <table:table-cell table:style-name="ce8" office:value-type="float" office:value="1576">
            <text:p>1576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530">
            <text:p>1530</text:p>
          </table:table-cell>
          <table:table-cell table:style-name="ce8" office:value-type="float" office:value="1520">
            <text:p>1520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52">
            <text:p>352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549">
            <text:p>1549</text:p>
          </table:table-cell>
          <table:table-cell table:style-name="ce8" office:value-type="float" office:value="1496">
            <text:p>149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9M00S">
            <text:p>1:4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610">
            <text:p>1610</text:p>
          </table:table-cell>
          <table:table-cell table:style-name="ce8" office:value-type="float" office:value="1565">
            <text:p>1565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562">
            <text:p>1562</text:p>
          </table:table-cell>
          <table:table-cell table:style-name="ce8" office:value-type="float" office:value="1484">
            <text:p>1484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1564">
            <text:p>1564</text:p>
          </table:table-cell>
          <table:table-cell table:style-name="ce8" office:value-type="float" office:value="1540">
            <text:p>154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0M00S">
            <text:p>1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557">
            <text:p>1557</text:p>
          </table:table-cell>
          <table:table-cell table:style-name="ce8" office:value-type="float" office:value="1521">
            <text:p>152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543">
            <text:p>1543</text:p>
          </table:table-cell>
          <table:table-cell table:style-name="ce8" office:value-type="float" office:value="1525">
            <text:p>1525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522">
            <text:p>1522</text:p>
          </table:table-cell>
          <table:table-cell table:style-name="ce8" office:value-type="float" office:value="1559">
            <text:p>155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1M00S">
            <text:p>1:5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640">
            <text:p>1640</text:p>
          </table:table-cell>
          <table:table-cell table:style-name="ce8" office:value-type="float" office:value="1551">
            <text:p>1551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590">
            <text:p>1590</text:p>
          </table:table-cell>
          <table:table-cell table:style-name="ce8" office:value-type="float" office:value="1494">
            <text:p>1494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47">
            <text:p>347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539">
            <text:p>1539</text:p>
          </table:table-cell>
          <table:table-cell table:style-name="ce8" office:value-type="float" office:value="1551">
            <text:p>155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2M00S">
            <text:p>1:5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615">
            <text:p>1615</text:p>
          </table:table-cell>
          <table:table-cell table:style-name="ce8" office:value-type="float" office:value="1560">
            <text:p>1560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79">
            <text:p>179</text:p>
          </table:table-cell>
          <table:table-cell table:number-columns-repeated="2" table:style-name="ce8" office:value-type="float" office:value="403">
            <text:p>403</text:p>
          </table:table-cell>
          <table:table-cell table:style-name="ce8" office:value-type="float" office:value="1557">
            <text:p>1557</text:p>
          </table:table-cell>
          <table:table-cell table:style-name="ce8" office:value-type="float" office:value="1522">
            <text:p>1522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559">
            <text:p>1559</text:p>
          </table:table-cell>
          <table:table-cell table:style-name="ce8" office:value-type="float" office:value="1526">
            <text:p>152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3M00S">
            <text:p>1:5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594">
            <text:p>1594</text:p>
          </table:table-cell>
          <table:table-cell table:style-name="ce8" office:value-type="float" office:value="1511">
            <text:p>1511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561">
            <text:p>1561</text:p>
          </table:table-cell>
          <table:table-cell table:style-name="ce8" office:value-type="float" office:value="1529">
            <text:p>1529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528">
            <text:p>1528</text:p>
          </table:table-cell>
          <table:table-cell table:style-name="ce8" office:value-type="float" office:value="1537">
            <text:p>153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4M00S">
            <text:p>1:5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607">
            <text:p>1607</text:p>
          </table:table-cell>
          <table:table-cell table:style-name="ce8" office:value-type="float" office:value="1591">
            <text:p>159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612">
            <text:p>1612</text:p>
          </table:table-cell>
          <table:table-cell table:style-name="ce8" office:value-type="float" office:value="1468">
            <text:p>1468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343">
            <text:p>343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568">
            <text:p>1568</text:p>
          </table:table-cell>
          <table:table-cell table:style-name="ce8" office:value-type="float" office:value="1573">
            <text:p>157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5M00S">
            <text:p>1:55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572">
            <text:p>1572</text:p>
          </table:table-cell>
          <table:table-cell table:style-name="ce8" office:value-type="float" office:value="1556">
            <text:p>1556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554">
            <text:p>1554</text:p>
          </table:table-cell>
          <table:table-cell table:style-name="ce8" office:value-type="float" office:value="1497">
            <text:p>1497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591">
            <text:p>1591</text:p>
          </table:table-cell>
          <table:table-cell table:style-name="ce8" office:value-type="float" office:value="1549">
            <text:p>154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6M00S">
            <text:p>1:5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6">
            <text:p>186</text:p>
          </table:table-cell>
          <table:table-cell table:number-columns-repeated="2" table:style-name="ce8" office:value-type="float" office:value="401">
            <text:p>401</text:p>
          </table:table-cell>
          <table:table-cell table:style-name="ce8" office:value-type="float" office:value="1589">
            <text:p>1589</text:p>
          </table:table-cell>
          <table:table-cell table:style-name="ce8" office:value-type="float" office:value="1594">
            <text:p>1594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562">
            <text:p>1562</text:p>
          </table:table-cell>
          <table:table-cell table:style-name="ce8" office:value-type="float" office:value="1524">
            <text:p>1524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521">
            <text:p>1521</text:p>
          </table:table-cell>
          <table:table-cell table:style-name="ce8" office:value-type="float" office:value="1599">
            <text:p>159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7M00S">
            <text:p>1:57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611">
            <text:p>1611</text:p>
          </table:table-cell>
          <table:table-cell table:style-name="ce8" office:value-type="float" office:value="1560">
            <text:p>1560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612">
            <text:p>1612</text:p>
          </table:table-cell>
          <table:table-cell table:style-name="ce8" office:value-type="float" office:value="1537">
            <text:p>1537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562">
            <text:p>1562</text:p>
          </table:table-cell>
          <table:table-cell table:style-name="ce8" office:value-type="float" office:value="1521">
            <text:p>152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8M00S">
            <text:p>1:5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579">
            <text:p>1579</text:p>
          </table:table-cell>
          <table:table-cell table:style-name="ce8" office:value-type="float" office:value="1572">
            <text:p>1572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1564">
            <text:p>1564</text:p>
          </table:table-cell>
          <table:table-cell table:style-name="ce8" office:value-type="float" office:value="1486">
            <text:p>1486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46">
            <text:p>346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1581">
            <text:p>1581</text:p>
          </table:table-cell>
          <table:table-cell table:style-name="ce8" office:value-type="float" office:value="1536">
            <text:p>153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9M00S">
            <text:p>1:59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426">
            <text:p>426</text:p>
          </table:table-cell>
          <table:table-cell table:style-name="ce8" office:value-type="float" office:value="1596">
            <text:p>1596</text:p>
          </table:table-cell>
          <table:table-cell table:style-name="ce8" office:value-type="float" office:value="1538">
            <text:p>1538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554">
            <text:p>1554</text:p>
          </table:table-cell>
          <table:table-cell table:style-name="ce8" office:value-type="float" office:value="1518">
            <text:p>1518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420">
            <text:p>420</text:p>
          </table:table-cell>
          <table:table-cell table:style-name="ce8" office:value-type="float" office:value="1545">
            <text:p>1545</text:p>
          </table:table-cell>
          <table:table-cell table:style-name="ce8" office:value-type="float" office:value="1596">
            <text:p>159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0M00S">
            <text:p>2:00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557">
            <text:p>1557</text:p>
          </table:table-cell>
          <table:table-cell table:style-name="ce8" office:value-type="float" office:value="1552">
            <text:p>1552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78">
            <text:p>1578</text:p>
          </table:table-cell>
          <table:table-cell table:style-name="ce8" office:value-type="float" office:value="1491">
            <text:p>149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564">
            <text:p>1564</text:p>
          </table:table-cell>
          <table:table-cell table:style-name="ce8" office:value-type="float" office:value="1525">
            <text:p>152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1M00S">
            <text:p>2:01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1624">
            <text:p>1624</text:p>
          </table:table-cell>
          <table:table-cell table:style-name="ce8" office:value-type="float" office:value="1579">
            <text:p>1579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580">
            <text:p>1580</text:p>
          </table:table-cell>
          <table:table-cell table:style-name="ce8" office:value-type="float" office:value="1544">
            <text:p>1544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575">
            <text:p>1575</text:p>
          </table:table-cell>
          <table:table-cell table:style-name="ce8" office:value-type="float" office:value="1577">
            <text:p>157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2M00S">
            <text:p>2:02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579">
            <text:p>1579</text:p>
          </table:table-cell>
          <table:table-cell table:style-name="ce8" office:value-type="float" office:value="1582">
            <text:p>1582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571">
            <text:p>1571</text:p>
          </table:table-cell>
          <table:table-cell table:style-name="ce8" office:value-type="float" office:value="1518">
            <text:p>1518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597">
            <text:p>1597</text:p>
          </table:table-cell>
          <table:table-cell table:style-name="ce8" office:value-type="float" office:value="1526">
            <text:p>152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3M00S">
            <text:p>2:03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638">
            <text:p>1638</text:p>
          </table:table-cell>
          <table:table-cell table:style-name="ce8" office:value-type="float" office:value="1576">
            <text:p>1576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558">
            <text:p>1558</text:p>
          </table:table-cell>
          <table:table-cell table:style-name="ce8" office:value-type="float" office:value="1459">
            <text:p>1459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1543">
            <text:p>1543</text:p>
          </table:table-cell>
          <table:table-cell table:style-name="ce8" office:value-type="float" office:value="1554">
            <text:p>155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4M00S">
            <text:p>2:04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635">
            <text:p>1635</text:p>
          </table:table-cell>
          <table:table-cell table:style-name="ce8" office:value-type="float" office:value="1552">
            <text:p>1552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558">
            <text:p>1558</text:p>
          </table:table-cell>
          <table:table-cell table:style-name="ce8" office:value-type="float" office:value="1506">
            <text:p>1506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47">
            <text:p>347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1543">
            <text:p>1543</text:p>
          </table:table-cell>
          <table:table-cell table:style-name="ce8" office:value-type="float" office:value="1574">
            <text:p>157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5M00S">
            <text:p>2:05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89">
            <text:p>1589</text:p>
          </table:table-cell>
          <table:table-cell table:style-name="ce8" office:value-type="float" office:value="1623">
            <text:p>1623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1634">
            <text:p>1634</text:p>
          </table:table-cell>
          <table:table-cell table:style-name="ce8" office:value-type="float" office:value="1532">
            <text:p>1532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1600">
            <text:p>1600</text:p>
          </table:table-cell>
          <table:table-cell table:style-name="ce8" office:value-type="float" office:value="1560">
            <text:p>156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6M00S">
            <text:p>2:06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631">
            <text:p>1631</text:p>
          </table:table-cell>
          <table:table-cell table:style-name="ce8" office:value-type="float" office:value="1596">
            <text:p>1596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567">
            <text:p>1567</text:p>
          </table:table-cell>
          <table:table-cell table:style-name="ce8" office:value-type="float" office:value="1546">
            <text:p>1546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567">
            <text:p>1567</text:p>
          </table:table-cell>
          <table:table-cell table:style-name="ce8" office:value-type="float" office:value="1589">
            <text:p>158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7M00S">
            <text:p>2:0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1661">
            <text:p>1661</text:p>
          </table:table-cell>
          <table:table-cell table:style-name="ce8" office:value-type="float" office:value="1590">
            <text:p>1590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613">
            <text:p>1613</text:p>
          </table:table-cell>
          <table:table-cell table:style-name="ce8" office:value-type="float" office:value="1518">
            <text:p>1518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1597">
            <text:p>1597</text:p>
          </table:table-cell>
          <table:table-cell table:style-name="ce8" office:value-type="float" office:value="1574">
            <text:p>157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8M00S">
            <text:p>2:08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1596">
            <text:p>1596</text:p>
          </table:table-cell>
          <table:table-cell table:style-name="ce8" office:value-type="float" office:value="1606">
            <text:p>1606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609">
            <text:p>1609</text:p>
          </table:table-cell>
          <table:table-cell table:style-name="ce8" office:value-type="float" office:value="1551">
            <text:p>155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583">
            <text:p>1583</text:p>
          </table:table-cell>
          <table:table-cell table:style-name="ce8" office:value-type="float" office:value="1594">
            <text:p>159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9M00S">
            <text:p>2:09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626">
            <text:p>1626</text:p>
          </table:table-cell>
          <table:table-cell table:style-name="ce8" office:value-type="float" office:value="1620">
            <text:p>1620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574">
            <text:p>1574</text:p>
          </table:table-cell>
          <table:table-cell table:style-name="ce8" office:value-type="float" office:value="1510">
            <text:p>1510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537">
            <text:p>1537</text:p>
          </table:table-cell>
          <table:table-cell table:style-name="ce8" office:value-type="float" office:value="1566">
            <text:p>156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0M00S">
            <text:p>2:10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628">
            <text:p>1628</text:p>
          </table:table-cell>
          <table:table-cell table:style-name="ce8" office:value-type="float" office:value="1587">
            <text:p>1587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590">
            <text:p>1590</text:p>
          </table:table-cell>
          <table:table-cell table:style-name="ce8" office:value-type="float" office:value="1530">
            <text:p>1530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37">
            <text:p>337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554">
            <text:p>1554</text:p>
          </table:table-cell>
          <table:table-cell table:style-name="ce8" office:value-type="float" office:value="1593">
            <text:p>159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1M00S">
            <text:p>2:11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599">
            <text:p>1599</text:p>
          </table:table-cell>
          <table:table-cell table:style-name="ce8" office:value-type="float" office:value="1603">
            <text:p>1603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575">
            <text:p>1575</text:p>
          </table:table-cell>
          <table:table-cell table:style-name="ce8" office:value-type="float" office:value="1566">
            <text:p>1566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615">
            <text:p>1615</text:p>
          </table:table-cell>
          <table:table-cell table:style-name="ce8" office:value-type="float" office:value="1552">
            <text:p>155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2M00S">
            <text:p>2:12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617">
            <text:p>1617</text:p>
          </table:table-cell>
          <table:table-cell table:style-name="ce8" office:value-type="float" office:value="1588">
            <text:p>1588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601">
            <text:p>1601</text:p>
          </table:table-cell>
          <table:table-cell table:style-name="ce8" office:value-type="float" office:value="1515">
            <text:p>1515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45">
            <text:p>345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1586">
            <text:p>1586</text:p>
          </table:table-cell>
          <table:table-cell table:style-name="ce8" office:value-type="float" office:value="1580">
            <text:p>158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3M00S">
            <text:p>2:1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652">
            <text:p>1652</text:p>
          </table:table-cell>
          <table:table-cell table:style-name="ce8" office:value-type="float" office:value="1548">
            <text:p>1548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1619">
            <text:p>1619</text:p>
          </table:table-cell>
          <table:table-cell table:style-name="ce8" office:value-type="float" office:value="1570">
            <text:p>1570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44">
            <text:p>344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1561">
            <text:p>1561</text:p>
          </table:table-cell>
          <table:table-cell table:style-name="ce8" office:value-type="float" office:value="1583">
            <text:p>158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4M00S">
            <text:p>2:14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628">
            <text:p>1628</text:p>
          </table:table-cell>
          <table:table-cell table:style-name="ce8" office:value-type="float" office:value="1539">
            <text:p>1539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1611">
            <text:p>1611</text:p>
          </table:table-cell>
          <table:table-cell table:style-name="ce8" office:value-type="float" office:value="1553">
            <text:p>1553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604">
            <text:p>1604</text:p>
          </table:table-cell>
          <table:table-cell table:style-name="ce8" office:value-type="float" office:value="1597">
            <text:p>159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5M00S">
            <text:p>2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666">
            <text:p>1666</text:p>
          </table:table-cell>
          <table:table-cell table:style-name="ce8" office:value-type="float" office:value="1514">
            <text:p>1514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645">
            <text:p>1645</text:p>
          </table:table-cell>
          <table:table-cell table:style-name="ce8" office:value-type="float" office:value="1541">
            <text:p>1541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618">
            <text:p>1618</text:p>
          </table:table-cell>
          <table:table-cell table:style-name="ce8" office:value-type="float" office:value="1531">
            <text:p>153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6M00S">
            <text:p>2:1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617">
            <text:p>1617</text:p>
          </table:table-cell>
          <table:table-cell table:style-name="ce8" office:value-type="float" office:value="1593">
            <text:p>1593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1631">
            <text:p>1631</text:p>
          </table:table-cell>
          <table:table-cell table:style-name="ce8" office:value-type="float" office:value="1508">
            <text:p>1508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564">
            <text:p>1564</text:p>
          </table:table-cell>
          <table:table-cell table:style-name="ce8" office:value-type="float" office:value="1569">
            <text:p>156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7M00S">
            <text:p>2:1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639">
            <text:p>1639</text:p>
          </table:table-cell>
          <table:table-cell table:style-name="ce8" office:value-type="float" office:value="1650">
            <text:p>1650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605">
            <text:p>1605</text:p>
          </table:table-cell>
          <table:table-cell table:style-name="ce8" office:value-type="float" office:value="1533">
            <text:p>1533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574">
            <text:p>1574</text:p>
          </table:table-cell>
          <table:table-cell table:style-name="ce8" office:value-type="float" office:value="1586">
            <text:p>158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8M00S">
            <text:p>2:1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646">
            <text:p>1646</text:p>
          </table:table-cell>
          <table:table-cell table:style-name="ce8" office:value-type="float" office:value="1518">
            <text:p>1518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581">
            <text:p>1581</text:p>
          </table:table-cell>
          <table:table-cell table:style-name="ce8" office:value-type="float" office:value="1566">
            <text:p>1566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1609">
            <text:p>1609</text:p>
          </table:table-cell>
          <table:table-cell table:style-name="ce8" office:value-type="float" office:value="1600">
            <text:p>160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9M00S">
            <text:p>2:19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635">
            <text:p>1635</text:p>
          </table:table-cell>
          <table:table-cell table:style-name="ce8" office:value-type="float" office:value="1585">
            <text:p>1585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651">
            <text:p>1651</text:p>
          </table:table-cell>
          <table:table-cell table:style-name="ce8" office:value-type="float" office:value="1547">
            <text:p>1547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556">
            <text:p>1556</text:p>
          </table:table-cell>
          <table:table-cell table:style-name="ce8" office:value-type="float" office:value="1622">
            <text:p>162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0M00S">
            <text:p>2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612">
            <text:p>1612</text:p>
          </table:table-cell>
          <table:table-cell table:style-name="ce8" office:value-type="float" office:value="1528">
            <text:p>1528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572">
            <text:p>1572</text:p>
          </table:table-cell>
          <table:table-cell table:style-name="ce8" office:value-type="float" office:value="1585">
            <text:p>1585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594">
            <text:p>1594</text:p>
          </table:table-cell>
          <table:table-cell table:style-name="ce8" office:value-type="float" office:value="1585">
            <text:p>158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1M00S">
            <text:p>2:2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644">
            <text:p>1644</text:p>
          </table:table-cell>
          <table:table-cell table:style-name="ce8" office:value-type="float" office:value="1612">
            <text:p>1612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563">
            <text:p>1563</text:p>
          </table:table-cell>
          <table:table-cell table:style-name="ce8" office:value-type="float" office:value="1548">
            <text:p>1548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89">
            <text:p>389</text:p>
          </table:table-cell>
          <table:table-cell table:number-columns-repeated="2" table:style-name="ce8" office:value-type="float" office:value="1606">
            <text:p>160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2M00S">
            <text:p>2:2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90">
            <text:p>190</text:p>
          </table:table-cell>
          <table:table-cell table:number-columns-repeated="2" table:style-name="ce8" office:value-type="float" office:value="384">
            <text:p>384</text:p>
          </table:table-cell>
          <table:table-cell table:style-name="ce8" office:value-type="float" office:value="1632">
            <text:p>1632</text:p>
          </table:table-cell>
          <table:table-cell table:style-name="ce8" office:value-type="float" office:value="1649">
            <text:p>1649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627">
            <text:p>1627</text:p>
          </table:table-cell>
          <table:table-cell table:style-name="ce8" office:value-type="float" office:value="1566">
            <text:p>1566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1547">
            <text:p>1547</text:p>
          </table:table-cell>
          <table:table-cell table:style-name="ce8" office:value-type="float" office:value="1563">
            <text:p>156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3M00S">
            <text:p>2:2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643">
            <text:p>1643</text:p>
          </table:table-cell>
          <table:table-cell table:style-name="ce8" office:value-type="float" office:value="1617">
            <text:p>1617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644">
            <text:p>1644</text:p>
          </table:table-cell>
          <table:table-cell table:style-name="ce8" office:value-type="float" office:value="1473">
            <text:p>1473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636">
            <text:p>1636</text:p>
          </table:table-cell>
          <table:table-cell table:style-name="ce8" office:value-type="float" office:value="1625">
            <text:p>162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4M00S">
            <text:p>2:2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637">
            <text:p>1637</text:p>
          </table:table-cell>
          <table:table-cell table:style-name="ce8" office:value-type="float" office:value="1584">
            <text:p>1584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562">
            <text:p>1562</text:p>
          </table:table-cell>
          <table:table-cell table:style-name="ce8" office:value-type="float" office:value="1542">
            <text:p>1542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586">
            <text:p>1586</text:p>
          </table:table-cell>
          <table:table-cell table:style-name="ce8" office:value-type="float" office:value="1602">
            <text:p>160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5M00S">
            <text:p>2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678">
            <text:p>1678</text:p>
          </table:table-cell>
          <table:table-cell table:style-name="ce8" office:value-type="float" office:value="1624">
            <text:p>1624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624">
            <text:p>1624</text:p>
          </table:table-cell>
          <table:table-cell table:style-name="ce8" office:value-type="float" office:value="1579">
            <text:p>1579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607">
            <text:p>1607</text:p>
          </table:table-cell>
          <table:table-cell table:style-name="ce8" office:value-type="float" office:value="1563">
            <text:p>156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6M00S">
            <text:p>2:2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625">
            <text:p>1625</text:p>
          </table:table-cell>
          <table:table-cell table:style-name="ce8" office:value-type="float" office:value="1570">
            <text:p>1570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611">
            <text:p>1611</text:p>
          </table:table-cell>
          <table:table-cell table:style-name="ce8" office:value-type="float" office:value="1576">
            <text:p>1576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79">
            <text:p>1579</text:p>
          </table:table-cell>
          <table:table-cell table:style-name="ce8" office:value-type="float" office:value="1609">
            <text:p>160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7M00S">
            <text:p>2:2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655">
            <text:p>1655</text:p>
          </table:table-cell>
          <table:table-cell table:style-name="ce8" office:value-type="float" office:value="1612">
            <text:p>1612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640">
            <text:p>1640</text:p>
          </table:table-cell>
          <table:table-cell table:style-name="ce8" office:value-type="float" office:value="1577">
            <text:p>1577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592">
            <text:p>1592</text:p>
          </table:table-cell>
          <table:table-cell table:style-name="ce8" office:value-type="float" office:value="1589">
            <text:p>158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8M00S">
            <text:p>2:2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1648">
            <text:p>1648</text:p>
          </table:table-cell>
          <table:table-cell table:style-name="ce8" office:value-type="float" office:value="1645">
            <text:p>1645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589">
            <text:p>1589</text:p>
          </table:table-cell>
          <table:table-cell table:style-name="ce8" office:value-type="float" office:value="1591">
            <text:p>1591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579">
            <text:p>1579</text:p>
          </table:table-cell>
          <table:table-cell table:style-name="ce8" office:value-type="float" office:value="1634">
            <text:p>163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9M00S">
            <text:p>2:2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1699">
            <text:p>1699</text:p>
          </table:table-cell>
          <table:table-cell table:style-name="ce8" office:value-type="float" office:value="1573">
            <text:p>1573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644">
            <text:p>1644</text:p>
          </table:table-cell>
          <table:table-cell table:style-name="ce8" office:value-type="float" office:value="1549">
            <text:p>1549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581">
            <text:p>1581</text:p>
          </table:table-cell>
          <table:table-cell table:style-name="ce8" office:value-type="float" office:value="1591">
            <text:p>159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0M00S">
            <text:p>2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653">
            <text:p>1653</text:p>
          </table:table-cell>
          <table:table-cell table:style-name="ce8" office:value-type="float" office:value="1586">
            <text:p>1586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639">
            <text:p>1639</text:p>
          </table:table-cell>
          <table:table-cell table:style-name="ce8" office:value-type="float" office:value="1558">
            <text:p>1558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574">
            <text:p>1574</text:p>
          </table:table-cell>
          <table:table-cell table:style-name="ce8" office:value-type="float" office:value="1608">
            <text:p>160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1M00S">
            <text:p>2:3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1626">
            <text:p>1626</text:p>
          </table:table-cell>
          <table:table-cell table:style-name="ce8" office:value-type="float" office:value="1580">
            <text:p>1580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643">
            <text:p>1643</text:p>
          </table:table-cell>
          <table:table-cell table:style-name="ce8" office:value-type="float" office:value="1519">
            <text:p>1519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643">
            <text:p>1643</text:p>
          </table:table-cell>
          <table:table-cell table:style-name="ce8" office:value-type="float" office:value="1623">
            <text:p>162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2M00S">
            <text:p>2:3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670">
            <text:p>1670</text:p>
          </table:table-cell>
          <table:table-cell table:style-name="ce8" office:value-type="float" office:value="1607">
            <text:p>1607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571">
            <text:p>1571</text:p>
          </table:table-cell>
          <table:table-cell table:style-name="ce8" office:value-type="float" office:value="1533">
            <text:p>1533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569">
            <text:p>1569</text:p>
          </table:table-cell>
          <table:table-cell table:style-name="ce8" office:value-type="float" office:value="1600">
            <text:p>160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3M00S">
            <text:p>2:3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646">
            <text:p>1646</text:p>
          </table:table-cell>
          <table:table-cell table:style-name="ce8" office:value-type="float" office:value="1584">
            <text:p>1584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570">
            <text:p>1570</text:p>
          </table:table-cell>
          <table:table-cell table:style-name="ce8" office:value-type="float" office:value="1588">
            <text:p>1588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1612">
            <text:p>1612</text:p>
          </table:table-cell>
          <table:table-cell table:style-name="ce8" office:value-type="float" office:value="1604">
            <text:p>160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4M00S">
            <text:p>2:3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73">
            <text:p>273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628">
            <text:p>1628</text:p>
          </table:table-cell>
          <table:table-cell table:style-name="ce8" office:value-type="float" office:value="1602">
            <text:p>1602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635">
            <text:p>1635</text:p>
          </table:table-cell>
          <table:table-cell table:style-name="ce8" office:value-type="float" office:value="1536">
            <text:p>1536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566">
            <text:p>1566</text:p>
          </table:table-cell>
          <table:table-cell table:style-name="ce8" office:value-type="float" office:value="1635">
            <text:p>163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5M00S">
            <text:p>2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664">
            <text:p>1664</text:p>
          </table:table-cell>
          <table:table-cell table:style-name="ce8" office:value-type="float" office:value="1579">
            <text:p>1579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624">
            <text:p>1624</text:p>
          </table:table-cell>
          <table:table-cell table:style-name="ce8" office:value-type="float" office:value="1540">
            <text:p>1540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650">
            <text:p>1650</text:p>
          </table:table-cell>
          <table:table-cell table:style-name="ce8" office:value-type="float" office:value="1627">
            <text:p>162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6M00S">
            <text:p>2:3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648">
            <text:p>1648</text:p>
          </table:table-cell>
          <table:table-cell table:style-name="ce8" office:value-type="float" office:value="1600">
            <text:p>1600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618">
            <text:p>1618</text:p>
          </table:table-cell>
          <table:table-cell table:style-name="ce8" office:value-type="float" office:value="1581">
            <text:p>158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598">
            <text:p>1598</text:p>
          </table:table-cell>
          <table:table-cell table:style-name="ce8" office:value-type="float" office:value="1573">
            <text:p>157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7M00S">
            <text:p>2:3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700">
            <text:p>1700</text:p>
          </table:table-cell>
          <table:table-cell table:style-name="ce8" office:value-type="float" office:value="1576">
            <text:p>1576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1658">
            <text:p>1658</text:p>
          </table:table-cell>
          <table:table-cell table:style-name="ce8" office:value-type="float" office:value="1560">
            <text:p>1560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1597">
            <text:p>1597</text:p>
          </table:table-cell>
          <table:table-cell table:style-name="ce8" office:value-type="float" office:value="1616">
            <text:p>161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8M00S">
            <text:p>2:3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33">
            <text:p>433</text:p>
          </table:table-cell>
          <table:table-cell table:style-name="ce8" office:value-type="float" office:value="1650">
            <text:p>1650</text:p>
          </table:table-cell>
          <table:table-cell table:style-name="ce8" office:value-type="float" office:value="1583">
            <text:p>1583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0">
            <text:p>180</text:p>
          </table:table-cell>
          <table:table-cell table:number-columns-repeated="2" table:style-name="ce8" office:value-type="float" office:value="385">
            <text:p>385</text:p>
          </table:table-cell>
          <table:table-cell table:style-name="ce8" office:value-type="float" office:value="1601">
            <text:p>1601</text:p>
          </table:table-cell>
          <table:table-cell table:style-name="ce8" office:value-type="float" office:value="1543">
            <text:p>1543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45">
            <text:p>345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600">
            <text:p>1600</text:p>
          </table:table-cell>
          <table:table-cell table:style-name="ce8" office:value-type="float" office:value="1583">
            <text:p>158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9M00S">
            <text:p>2:3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685">
            <text:p>1685</text:p>
          </table:table-cell>
          <table:table-cell table:style-name="ce8" office:value-type="float" office:value="1635">
            <text:p>1635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583">
            <text:p>1583</text:p>
          </table:table-cell>
          <table:table-cell table:style-name="ce8" office:value-type="float" office:value="1564">
            <text:p>1564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1597">
            <text:p>1597</text:p>
          </table:table-cell>
          <table:table-cell table:style-name="ce8" office:value-type="float" office:value="1627">
            <text:p>162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0M00S">
            <text:p>2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643">
            <text:p>1643</text:p>
          </table:table-cell>
          <table:table-cell table:style-name="ce8" office:value-type="float" office:value="1646">
            <text:p>1646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640">
            <text:p>1640</text:p>
          </table:table-cell>
          <table:table-cell table:style-name="ce8" office:value-type="float" office:value="1585">
            <text:p>1585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642">
            <text:p>1642</text:p>
          </table:table-cell>
          <table:table-cell table:style-name="ce8" office:value-type="float" office:value="1609">
            <text:p>160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1M00S">
            <text:p>2:4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681">
            <text:p>1681</text:p>
          </table:table-cell>
          <table:table-cell table:style-name="ce8" office:value-type="float" office:value="1637">
            <text:p>1637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668">
            <text:p>1668</text:p>
          </table:table-cell>
          <table:table-cell table:style-name="ce8" office:value-type="float" office:value="1572">
            <text:p>1572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620">
            <text:p>1620</text:p>
          </table:table-cell>
          <table:table-cell table:style-name="ce8" office:value-type="float" office:value="1648">
            <text:p>164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2M00S">
            <text:p>2:4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716">
            <text:p>1716</text:p>
          </table:table-cell>
          <table:table-cell table:style-name="ce8" office:value-type="float" office:value="1639">
            <text:p>1639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670">
            <text:p>1670</text:p>
          </table:table-cell>
          <table:table-cell table:style-name="ce8" office:value-type="float" office:value="1566">
            <text:p>1566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44">
            <text:p>344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616">
            <text:p>1616</text:p>
          </table:table-cell>
          <table:table-cell table:style-name="ce8" office:value-type="float" office:value="1636">
            <text:p>163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3M00S">
            <text:p>2:4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664">
            <text:p>1664</text:p>
          </table:table-cell>
          <table:table-cell table:style-name="ce8" office:value-type="float" office:value="1654">
            <text:p>1654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641">
            <text:p>1641</text:p>
          </table:table-cell>
          <table:table-cell table:style-name="ce8" office:value-type="float" office:value="1556">
            <text:p>1556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637">
            <text:p>1637</text:p>
          </table:table-cell>
          <table:table-cell table:style-name="ce8" office:value-type="float" office:value="1595">
            <text:p>159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4M00S">
            <text:p>2:4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682">
            <text:p>1682</text:p>
          </table:table-cell>
          <table:table-cell table:style-name="ce8" office:value-type="float" office:value="1642">
            <text:p>1642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673">
            <text:p>1673</text:p>
          </table:table-cell>
          <table:table-cell table:style-name="ce8" office:value-type="float" office:value="1557">
            <text:p>1557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1587">
            <text:p>1587</text:p>
          </table:table-cell>
          <table:table-cell table:style-name="ce8" office:value-type="float" office:value="1613">
            <text:p>161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5M00S">
            <text:p>2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660">
            <text:p>1660</text:p>
          </table:table-cell>
          <table:table-cell table:style-name="ce8" office:value-type="float" office:value="1629">
            <text:p>1629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636">
            <text:p>1636</text:p>
          </table:table-cell>
          <table:table-cell table:style-name="ce8" office:value-type="float" office:value="1509">
            <text:p>1509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620">
            <text:p>1620</text:p>
          </table:table-cell>
          <table:table-cell table:style-name="ce8" office:value-type="float" office:value="1662">
            <text:p>166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6M00S">
            <text:p>2:4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640">
            <text:p>1640</text:p>
          </table:table-cell>
          <table:table-cell table:style-name="ce8" office:value-type="float" office:value="1672">
            <text:p>1672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635">
            <text:p>1635</text:p>
          </table:table-cell>
          <table:table-cell table:style-name="ce8" office:value-type="float" office:value="1549">
            <text:p>1549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604">
            <text:p>1604</text:p>
          </table:table-cell>
          <table:table-cell table:style-name="ce8" office:value-type="float" office:value="1643">
            <text:p>164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7M00S">
            <text:p>2:4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624">
            <text:p>1624</text:p>
          </table:table-cell>
          <table:table-cell table:style-name="ce8" office:value-type="float" office:value="1627">
            <text:p>1627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652">
            <text:p>1652</text:p>
          </table:table-cell>
          <table:table-cell table:style-name="ce8" office:value-type="float" office:value="1627">
            <text:p>1627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633">
            <text:p>1633</text:p>
          </table:table-cell>
          <table:table-cell table:style-name="ce8" office:value-type="float" office:value="1640">
            <text:p>164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8M00S">
            <text:p>2:4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684">
            <text:p>1684</text:p>
          </table:table-cell>
          <table:table-cell table:style-name="ce8" office:value-type="float" office:value="1592">
            <text:p>1592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639">
            <text:p>1639</text:p>
          </table:table-cell>
          <table:table-cell table:style-name="ce8" office:value-type="float" office:value="1556">
            <text:p>1556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387">
            <text:p>387</text:p>
          </table:table-cell>
          <table:table-cell table:number-columns-repeated="2" table:style-name="ce8" office:value-type="float" office:value="1632">
            <text:p>163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9M00S">
            <text:p>2:4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671">
            <text:p>1671</text:p>
          </table:table-cell>
          <table:table-cell table:style-name="ce8" office:value-type="float" office:value="1625">
            <text:p>1625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653">
            <text:p>1653</text:p>
          </table:table-cell>
          <table:table-cell table:style-name="ce8" office:value-type="float" office:value="1608">
            <text:p>1608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602">
            <text:p>1602</text:p>
          </table:table-cell>
          <table:table-cell table:style-name="ce8" office:value-type="float" office:value="1605">
            <text:p>160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0M00S">
            <text:p>2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674">
            <text:p>1674</text:p>
          </table:table-cell>
          <table:table-cell table:style-name="ce8" office:value-type="float" office:value="1622">
            <text:p>1622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646">
            <text:p>1646</text:p>
          </table:table-cell>
          <table:table-cell table:style-name="ce8" office:value-type="float" office:value="1591">
            <text:p>1591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597">
            <text:p>1597</text:p>
          </table:table-cell>
          <table:table-cell table:style-name="ce8" office:value-type="float" office:value="1625">
            <text:p>162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1M00S">
            <text:p>2:5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652">
            <text:p>1652</text:p>
          </table:table-cell>
          <table:table-cell table:style-name="ce8" office:value-type="float" office:value="1604">
            <text:p>1604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730">
            <text:p>1730</text:p>
          </table:table-cell>
          <table:table-cell table:style-name="ce8" office:value-type="float" office:value="1584">
            <text:p>1584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574">
            <text:p>1574</text:p>
          </table:table-cell>
          <table:table-cell table:style-name="ce8" office:value-type="float" office:value="1620">
            <text:p>162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2M00S">
            <text:p>2:5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745">
            <text:p>1745</text:p>
          </table:table-cell>
          <table:table-cell table:style-name="ce8" office:value-type="float" office:value="1652">
            <text:p>1652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645">
            <text:p>1645</text:p>
          </table:table-cell>
          <table:table-cell table:style-name="ce8" office:value-type="float" office:value="1567">
            <text:p>1567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626">
            <text:p>1626</text:p>
          </table:table-cell>
          <table:table-cell table:style-name="ce8" office:value-type="float" office:value="1627">
            <text:p>162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3M00S">
            <text:p>2:5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631">
            <text:p>1631</text:p>
          </table:table-cell>
          <table:table-cell table:style-name="ce8" office:value-type="float" office:value="1664">
            <text:p>1664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610">
            <text:p>1610</text:p>
          </table:table-cell>
          <table:table-cell table:style-name="ce8" office:value-type="float" office:value="1587">
            <text:p>1587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639">
            <text:p>1639</text:p>
          </table:table-cell>
          <table:table-cell table:style-name="ce8" office:value-type="float" office:value="1645">
            <text:p>164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4M00S">
            <text:p>2:5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668">
            <text:p>1668</text:p>
          </table:table-cell>
          <table:table-cell table:style-name="ce8" office:value-type="float" office:value="1670">
            <text:p>1670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696">
            <text:p>1696</text:p>
          </table:table-cell>
          <table:table-cell table:style-name="ce8" office:value-type="float" office:value="1582">
            <text:p>1582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91">
            <text:p>1591</text:p>
          </table:table-cell>
          <table:table-cell table:style-name="ce8" office:value-type="float" office:value="1655">
            <text:p>165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5M00S">
            <text:p>2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78">
            <text:p>178</text:p>
          </table:table-cell>
          <table:table-cell table:number-columns-repeated="2" table:style-name="ce8" office:value-type="float" office:value="398">
            <text:p>398</text:p>
          </table:table-cell>
          <table:table-cell table:style-name="ce8" office:value-type="float" office:value="1633">
            <text:p>1633</text:p>
          </table:table-cell>
          <table:table-cell table:style-name="ce8" office:value-type="float" office:value="1653">
            <text:p>1653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623">
            <text:p>1623</text:p>
          </table:table-cell>
          <table:table-cell table:style-name="ce8" office:value-type="float" office:value="1595">
            <text:p>1595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386">
            <text:p>386</text:p>
          </table:table-cell>
          <table:table-cell table:number-columns-repeated="2" table:style-name="ce8" office:value-type="float" office:value="1608">
            <text:p>160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6M00S">
            <text:p>2:5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700">
            <text:p>1700</text:p>
          </table:table-cell>
          <table:table-cell table:style-name="ce8" office:value-type="float" office:value="1639">
            <text:p>1639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654">
            <text:p>1654</text:p>
          </table:table-cell>
          <table:table-cell table:style-name="ce8" office:value-type="float" office:value="1545">
            <text:p>1545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71">
            <text:p>171</text:p>
          </table:table-cell>
          <table:table-cell table:number-columns-repeated="2" table:style-name="ce8" office:value-type="float" office:value="373">
            <text:p>373</text:p>
          </table:table-cell>
          <table:table-cell table:style-name="ce8" office:value-type="float" office:value="1616">
            <text:p>1616</text:p>
          </table:table-cell>
          <table:table-cell table:style-name="ce8" office:value-type="float" office:value="1651">
            <text:p>165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7M00S">
            <text:p>2:5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723">
            <text:p>1723</text:p>
          </table:table-cell>
          <table:table-cell table:style-name="ce8" office:value-type="float" office:value="1657">
            <text:p>1657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631">
            <text:p>1631</text:p>
          </table:table-cell>
          <table:table-cell table:style-name="ce8" office:value-type="float" office:value="1636">
            <text:p>1636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581">
            <text:p>1581</text:p>
          </table:table-cell>
          <table:table-cell table:style-name="ce8" office:value-type="float" office:value="1642">
            <text:p>164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8M00S">
            <text:p>2:5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682">
            <text:p>1682</text:p>
          </table:table-cell>
          <table:table-cell table:style-name="ce8" office:value-type="float" office:value="1706">
            <text:p>1706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420">
            <text:p>420</text:p>
          </table:table-cell>
          <table:table-cell table:style-name="ce8" office:value-type="float" office:value="1656">
            <text:p>1656</text:p>
          </table:table-cell>
          <table:table-cell table:style-name="ce8" office:value-type="float" office:value="1575">
            <text:p>1575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1551">
            <text:p>1551</text:p>
          </table:table-cell>
          <table:table-cell table:style-name="ce8" office:value-type="float" office:value="1639">
            <text:p>163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9M00S">
            <text:p>2:5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420">
            <text:p>420</text:p>
          </table:table-cell>
          <table:table-cell table:style-name="ce8" office:value-type="float" office:value="1666">
            <text:p>1666</text:p>
          </table:table-cell>
          <table:table-cell table:style-name="ce8" office:value-type="float" office:value="1617">
            <text:p>1617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650">
            <text:p>1650</text:p>
          </table:table-cell>
          <table:table-cell table:style-name="ce8" office:value-type="float" office:value="1581">
            <text:p>158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576">
            <text:p>1576</text:p>
          </table:table-cell>
          <table:table-cell table:style-name="ce8" office:value-type="float" office:value="1623">
            <text:p>162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00M00S">
            <text:p>3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691">
            <text:p>1691</text:p>
          </table:table-cell>
          <table:table-cell table:style-name="ce8" office:value-type="float" office:value="1675">
            <text:p>1675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644">
            <text:p>1644</text:p>
          </table:table-cell>
          <table:table-cell table:style-name="ce8" office:value-type="float" office:value="1617">
            <text:p>1617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644">
            <text:p>1644</text:p>
          </table:table-cell>
          <table:table-cell table:style-name="ce8" office:value-type="float" office:value="1611">
            <text:p>1611</text:p>
          </table:table-cell>
          <table:table-cell table:number-columns-repeated="1004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Extended Time Raw Data" table:style-name="ta4" table:print="false">
        <table:table-column table:style-name="co3" table:number-columns-repeated="256" table:default-cell-style-name="Excel_20_Built-in_20_Normal"/>
        <table:table-column table:style-name="co4" table:number-columns-repeated="768" table:default-cell-style-name="Default"/>
        <table:table-row table:style-name="ro1">
          <table:table-cell office:value-type="string">
            <text:p>Scaffolds at 10nM (for this experiment, always the “one-staple” scaffold)</text:p>
          </table:table-cell>
          <table:table-cell table:number-columns-repeated="1023"/>
        </table:table-row>
        <table:table-row table:style-name="ro1">
          <table:table-cell office:value-type="string">
            <text:p>All other strands at 20n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table:number-columns-repeated="2"/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 table:style-name="ce5" table:number-columns-repeated="1004"/>
        </table:table-row>
        <table:table-row table:style-name="ro1">
          <table:table-cell table:style-name="ce6" office:value-type="string">
            <text:p>Time</text:p>
          </table:table-cell>
          <table:table-cell table:style-name="ce6" office:value-type="string">
            <text:p>T° 532,665</text:p>
          </table:table-cell>
          <table:table-cell table:style-name="ce6" office:value-type="string">
            <text:p>H2</text:p>
          </table:table-cell>
          <table:table-cell table:style-name="ce6" office:value-type="string">
            <text:p>H4</text:p>
          </table:table-cell>
          <table:table-cell table:style-name="ce6" office:value-type="string">
            <text:p>H6</text:p>
          </table:table-cell>
          <table:table-cell table:style-name="ce6" office:value-type="string">
            <text:p>H8</text:p>
          </table:table-cell>
          <table:table-cell table:style-name="ce6" office:value-type="string">
            <text:p>H10</text:p>
          </table:table-cell>
          <table:table-cell table:style-name="ce6" office:value-type="string">
            <text:p>H12</text:p>
          </table:table-cell>
          <table:table-cell table:style-name="ce6" office:value-type="string">
            <text:p>I2</text:p>
          </table:table-cell>
          <table:table-cell table:style-name="ce6" office:value-type="string">
            <text:p>I4</text:p>
          </table:table-cell>
          <table:table-cell table:style-name="ce6" office:value-type="string">
            <text:p>I6</text:p>
          </table:table-cell>
          <table:table-cell table:style-name="ce6" office:value-type="string">
            <text:p>I8</text:p>
          </table:table-cell>
          <table:table-cell table:style-name="ce6" office:value-type="string">
            <text:p>I10</text:p>
          </table:table-cell>
          <table:table-cell table:style-name="ce6" office:value-type="string">
            <text:p>I12</text:p>
          </table:table-cell>
          <table:table-cell table:style-name="ce6" office:value-type="string">
            <text:p>J2</text:p>
          </table:table-cell>
          <table:table-cell table:style-name="ce6" office:value-type="string">
            <text:p>J4</text:p>
          </table:table-cell>
          <table:table-cell table:style-name="ce6" office:value-type="string">
            <text:p>J6</text:p>
          </table:table-cell>
          <table:table-cell table:style-name="ce6" office:value-type="string">
            <text:p>J8</text:p>
          </table:table-cell>
          <table:table-cell table:style-name="ce6" office:value-type="string">
            <text:p>J10</text:p>
          </table:table-cell>
          <table:table-cell table:style-name="ce6" office:value-type="string">
            <text:p>J1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1665">
            <text:p>1665</text:p>
          </table:table-cell>
          <table:table-cell table:style-name="ce8" office:value-type="float" office:value="1651">
            <text:p>1651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1618">
            <text:p>1618</text:p>
          </table:table-cell>
          <table:table-cell table:style-name="ce8" office:value-type="float" office:value="1624">
            <text:p>1624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633">
            <text:p>1633</text:p>
          </table:table-cell>
          <table:table-cell table:style-name="ce8" office:value-type="float" office:value="1593">
            <text:p>159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5M00S">
            <text:p>0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708">
            <text:p>1708</text:p>
          </table:table-cell>
          <table:table-cell table:style-name="ce8" office:value-type="float" office:value="1645">
            <text:p>1645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685">
            <text:p>1685</text:p>
          </table:table-cell>
          <table:table-cell table:style-name="ce8" office:value-type="float" office:value="1575">
            <text:p>1575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663">
            <text:p>1663</text:p>
          </table:table-cell>
          <table:table-cell table:style-name="ce8" office:value-type="float" office:value="1643">
            <text:p>164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0M00S">
            <text:p>0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77">
            <text:p>177</text:p>
          </table:table-cell>
          <table:table-cell table:number-columns-repeated="2" table:style-name="ce8" office:value-type="float" office:value="399">
            <text:p>399</text:p>
          </table:table-cell>
          <table:table-cell table:style-name="ce8" office:value-type="float" office:value="1662">
            <text:p>1662</text:p>
          </table:table-cell>
          <table:table-cell table:style-name="ce8" office:value-type="float" office:value="1660">
            <text:p>1660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677">
            <text:p>1677</text:p>
          </table:table-cell>
          <table:table-cell table:style-name="ce8" office:value-type="float" office:value="1631">
            <text:p>1631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597">
            <text:p>1597</text:p>
          </table:table-cell>
          <table:table-cell table:style-name="ce8" office:value-type="float" office:value="1621">
            <text:p>162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5M00S">
            <text:p>0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665">
            <text:p>1665</text:p>
          </table:table-cell>
          <table:table-cell table:style-name="ce8" office:value-type="float" office:value="1676">
            <text:p>1676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662">
            <text:p>1662</text:p>
          </table:table-cell>
          <table:table-cell table:style-name="ce8" office:value-type="float" office:value="1577">
            <text:p>1577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53">
            <text:p>353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620">
            <text:p>1620</text:p>
          </table:table-cell>
          <table:table-cell table:style-name="ce8" office:value-type="float" office:value="1618">
            <text:p>161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0M00S">
            <text:p>0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766">
            <text:p>1766</text:p>
          </table:table-cell>
          <table:table-cell table:style-name="ce8" office:value-type="float" office:value="1685">
            <text:p>1685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430">
            <text:p>430</text:p>
          </table:table-cell>
          <table:table-cell table:style-name="ce8" office:value-type="float" office:value="1647">
            <text:p>1647</text:p>
          </table:table-cell>
          <table:table-cell table:style-name="ce8" office:value-type="float" office:value="1596">
            <text:p>1596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1698">
            <text:p>1698</text:p>
          </table:table-cell>
          <table:table-cell table:style-name="ce8" office:value-type="float" office:value="1673">
            <text:p>167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5M00S">
            <text:p>0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698">
            <text:p>1698</text:p>
          </table:table-cell>
          <table:table-cell table:style-name="ce8" office:value-type="float" office:value="1659">
            <text:p>1659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666">
            <text:p>1666</text:p>
          </table:table-cell>
          <table:table-cell table:style-name="ce8" office:value-type="float" office:value="1640">
            <text:p>1640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613">
            <text:p>1613</text:p>
          </table:table-cell>
          <table:table-cell table:style-name="ce8" office:value-type="float" office:value="1686">
            <text:p>168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0M00S">
            <text:p>0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746">
            <text:p>1746</text:p>
          </table:table-cell>
          <table:table-cell table:style-name="ce8" office:value-type="float" office:value="1722">
            <text:p>172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670">
            <text:p>1670</text:p>
          </table:table-cell>
          <table:table-cell table:style-name="ce8" office:value-type="float" office:value="1601">
            <text:p>1601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622">
            <text:p>1622</text:p>
          </table:table-cell>
          <table:table-cell table:style-name="ce8" office:value-type="float" office:value="1700">
            <text:p>170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5M00S">
            <text:p>0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34">
            <text:p>434</text:p>
          </table:table-cell>
          <table:table-cell table:style-name="ce8" office:value-type="float" office:value="1740">
            <text:p>1740</text:p>
          </table:table-cell>
          <table:table-cell table:style-name="ce8" office:value-type="float" office:value="1659">
            <text:p>1659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648">
            <text:p>1648</text:p>
          </table:table-cell>
          <table:table-cell table:style-name="ce8" office:value-type="float" office:value="1677">
            <text:p>1677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641">
            <text:p>1641</text:p>
          </table:table-cell>
          <table:table-cell table:style-name="ce8" office:value-type="float" office:value="1664">
            <text:p>166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0M00S">
            <text:p>0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426">
            <text:p>426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796">
            <text:p>1796</text:p>
          </table:table-cell>
          <table:table-cell table:style-name="ce8" office:value-type="float" office:value="1655">
            <text:p>1655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724">
            <text:p>1724</text:p>
          </table:table-cell>
          <table:table-cell table:style-name="ce8" office:value-type="float" office:value="1640">
            <text:p>1640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49">
            <text:p>349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669">
            <text:p>1669</text:p>
          </table:table-cell>
          <table:table-cell table:style-name="ce8" office:value-type="float" office:value="1695">
            <text:p>169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5M00S">
            <text:p>0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706">
            <text:p>1706</text:p>
          </table:table-cell>
          <table:table-cell table:style-name="ce8" office:value-type="float" office:value="1700">
            <text:p>1700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685">
            <text:p>1685</text:p>
          </table:table-cell>
          <table:table-cell table:style-name="ce8" office:value-type="float" office:value="1586">
            <text:p>1586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669">
            <text:p>1669</text:p>
          </table:table-cell>
          <table:table-cell table:style-name="ce8" office:value-type="float" office:value="1735">
            <text:p>173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0M00S">
            <text:p>0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787">
            <text:p>1787</text:p>
          </table:table-cell>
          <table:table-cell table:style-name="ce8" office:value-type="float" office:value="1688">
            <text:p>1688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739">
            <text:p>1739</text:p>
          </table:table-cell>
          <table:table-cell table:style-name="ce8" office:value-type="float" office:value="1586">
            <text:p>1586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663">
            <text:p>1663</text:p>
          </table:table-cell>
          <table:table-cell table:style-name="ce8" office:value-type="float" office:value="1678">
            <text:p>167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5M00S">
            <text:p>0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767">
            <text:p>1767</text:p>
          </table:table-cell>
          <table:table-cell table:style-name="ce8" office:value-type="float" office:value="1769">
            <text:p>1769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715">
            <text:p>1715</text:p>
          </table:table-cell>
          <table:table-cell table:style-name="ce8" office:value-type="float" office:value="1652">
            <text:p>1652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42">
            <text:p>342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697">
            <text:p>1697</text:p>
          </table:table-cell>
          <table:table-cell table:style-name="ce8" office:value-type="float" office:value="1691">
            <text:p>169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0M00S">
            <text:p>1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762">
            <text:p>1762</text:p>
          </table:table-cell>
          <table:table-cell table:style-name="ce8" office:value-type="float" office:value="1657">
            <text:p>1657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427">
            <text:p>427</text:p>
          </table:table-cell>
          <table:table-cell table:style-name="ce8" office:value-type="float" office:value="1725">
            <text:p>1725</text:p>
          </table:table-cell>
          <table:table-cell table:style-name="ce8" office:value-type="float" office:value="1644">
            <text:p>1644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670">
            <text:p>1670</text:p>
          </table:table-cell>
          <table:table-cell table:style-name="ce8" office:value-type="float" office:value="1727">
            <text:p>172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5M00S">
            <text:p>1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722">
            <text:p>1722</text:p>
          </table:table-cell>
          <table:table-cell table:style-name="ce8" office:value-type="float" office:value="1754">
            <text:p>1754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660">
            <text:p>1660</text:p>
          </table:table-cell>
          <table:table-cell table:style-name="ce8" office:value-type="float" office:value="1659">
            <text:p>1659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633">
            <text:p>1633</text:p>
          </table:table-cell>
          <table:table-cell table:style-name="ce8" office:value-type="float" office:value="1708">
            <text:p>170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0M00S">
            <text:p>1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769">
            <text:p>1769</text:p>
          </table:table-cell>
          <table:table-cell table:style-name="ce8" office:value-type="float" office:value="1728">
            <text:p>1728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724">
            <text:p>1724</text:p>
          </table:table-cell>
          <table:table-cell table:style-name="ce8" office:value-type="float" office:value="1695">
            <text:p>1695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731">
            <text:p>1731</text:p>
          </table:table-cell>
          <table:table-cell table:style-name="ce8" office:value-type="float" office:value="1702">
            <text:p>170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5M00S">
            <text:p>1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796">
            <text:p>1796</text:p>
          </table:table-cell>
          <table:table-cell table:style-name="ce8" office:value-type="float" office:value="1760">
            <text:p>1760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751">
            <text:p>1751</text:p>
          </table:table-cell>
          <table:table-cell table:style-name="ce8" office:value-type="float" office:value="1688">
            <text:p>1688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1726">
            <text:p>1726</text:p>
          </table:table-cell>
          <table:table-cell table:style-name="ce8" office:value-type="float" office:value="1748">
            <text:p>174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0M00S">
            <text:p>1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748">
            <text:p>1748</text:p>
          </table:table-cell>
          <table:table-cell table:style-name="ce8" office:value-type="float" office:value="1750">
            <text:p>1750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748">
            <text:p>1748</text:p>
          </table:table-cell>
          <table:table-cell table:style-name="ce8" office:value-type="float" office:value="1696">
            <text:p>1696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50">
            <text:p>350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738">
            <text:p>1738</text:p>
          </table:table-cell>
          <table:table-cell table:style-name="ce8" office:value-type="float" office:value="1756">
            <text:p>175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5M00S">
            <text:p>1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779">
            <text:p>1779</text:p>
          </table:table-cell>
          <table:table-cell table:style-name="ce8" office:value-type="float" office:value="1744">
            <text:p>1744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723">
            <text:p>1723</text:p>
          </table:table-cell>
          <table:table-cell table:style-name="ce8" office:value-type="float" office:value="1700">
            <text:p>1700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734">
            <text:p>1734</text:p>
          </table:table-cell>
          <table:table-cell table:style-name="ce8" office:value-type="float" office:value="1737">
            <text:p>173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0M00S">
            <text:p>1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739">
            <text:p>1739</text:p>
          </table:table-cell>
          <table:table-cell table:style-name="ce8" office:value-type="float" office:value="1758">
            <text:p>1758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743">
            <text:p>1743</text:p>
          </table:table-cell>
          <table:table-cell table:style-name="ce8" office:value-type="float" office:value="1650">
            <text:p>1650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701">
            <text:p>1701</text:p>
          </table:table-cell>
          <table:table-cell table:style-name="ce8" office:value-type="float" office:value="1820">
            <text:p>182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5M00S">
            <text:p>1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1722">
            <text:p>1722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729">
            <text:p>1729</text:p>
          </table:table-cell>
          <table:table-cell table:style-name="ce8" office:value-type="float" office:value="1672">
            <text:p>1672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1767">
            <text:p>1767</text:p>
          </table:table-cell>
          <table:table-cell table:style-name="ce8" office:value-type="float" office:value="1730">
            <text:p>173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0M00S">
            <text:p>1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790">
            <text:p>1790</text:p>
          </table:table-cell>
          <table:table-cell table:style-name="ce8" office:value-type="float" office:value="1781">
            <text:p>1781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762">
            <text:p>1762</text:p>
          </table:table-cell>
          <table:table-cell table:style-name="ce8" office:value-type="float" office:value="1679">
            <text:p>1679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770">
            <text:p>1770</text:p>
          </table:table-cell>
          <table:table-cell table:style-name="ce8" office:value-type="float" office:value="1757">
            <text:p>175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5M00S">
            <text:p>1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94">
            <text:p>1794</text:p>
          </table:table-cell>
          <table:table-cell table:style-name="ce8" office:value-type="float" office:value="1718">
            <text:p>1718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24">
            <text:p>1724</text:p>
          </table:table-cell>
          <table:table-cell table:style-name="ce8" office:value-type="float" office:value="1734">
            <text:p>1734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755">
            <text:p>1755</text:p>
          </table:table-cell>
          <table:table-cell table:style-name="ce8" office:value-type="float" office:value="1745">
            <text:p>174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0M00S">
            <text:p>1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743">
            <text:p>1743</text:p>
          </table:table-cell>
          <table:table-cell table:style-name="ce8" office:value-type="float" office:value="1740">
            <text:p>1740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736">
            <text:p>1736</text:p>
          </table:table-cell>
          <table:table-cell table:style-name="ce8" office:value-type="float" office:value="1673">
            <text:p>1673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726">
            <text:p>1726</text:p>
          </table:table-cell>
          <table:table-cell table:style-name="ce8" office:value-type="float" office:value="1771">
            <text:p>177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5M00S">
            <text:p>1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763">
            <text:p>1763</text:p>
          </table:table-cell>
          <table:table-cell table:style-name="ce8" office:value-type="float" office:value="1735">
            <text:p>1735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777">
            <text:p>1777</text:p>
          </table:table-cell>
          <table:table-cell table:style-name="ce8" office:value-type="float" office:value="1686">
            <text:p>1686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49">
            <text:p>349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666">
            <text:p>1666</text:p>
          </table:table-cell>
          <table:table-cell table:style-name="ce8" office:value-type="float" office:value="1801">
            <text:p>180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0M00S">
            <text:p>2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791">
            <text:p>1791</text:p>
          </table:table-cell>
          <table:table-cell table:style-name="ce8" office:value-type="float" office:value="1733">
            <text:p>1733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772">
            <text:p>1772</text:p>
          </table:table-cell>
          <table:table-cell table:style-name="ce8" office:value-type="float" office:value="1702">
            <text:p>1702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1744">
            <text:p>1744</text:p>
          </table:table-cell>
          <table:table-cell table:style-name="ce8" office:value-type="float" office:value="1714">
            <text:p>171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5M00S">
            <text:p>2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846">
            <text:p>1846</text:p>
          </table:table-cell>
          <table:table-cell table:style-name="ce8" office:value-type="float" office:value="1734">
            <text:p>1734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19">
            <text:p>1719</text:p>
          </table:table-cell>
          <table:table-cell table:style-name="ce8" office:value-type="float" office:value="1717">
            <text:p>1717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729">
            <text:p>1729</text:p>
          </table:table-cell>
          <table:table-cell table:style-name="ce8" office:value-type="float" office:value="1761">
            <text:p>176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0M00S">
            <text:p>2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432">
            <text:p>432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1806">
            <text:p>1806</text:p>
          </table:table-cell>
          <table:table-cell table:style-name="ce8" office:value-type="float" office:value="1783">
            <text:p>1783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755">
            <text:p>1755</text:p>
          </table:table-cell>
          <table:table-cell table:style-name="ce8" office:value-type="float" office:value="1719">
            <text:p>1719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737">
            <text:p>1737</text:p>
          </table:table-cell>
          <table:table-cell table:style-name="ce8" office:value-type="float" office:value="1801">
            <text:p>180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5M00S">
            <text:p>2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796">
            <text:p>1796</text:p>
          </table:table-cell>
          <table:table-cell table:style-name="ce8" office:value-type="float" office:value="1793">
            <text:p>1793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698">
            <text:p>1698</text:p>
          </table:table-cell>
          <table:table-cell table:style-name="ce8" office:value-type="float" office:value="1694">
            <text:p>1694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725">
            <text:p>1725</text:p>
          </table:table-cell>
          <table:table-cell table:style-name="ce8" office:value-type="float" office:value="1787">
            <text:p>178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0M00S">
            <text:p>2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769">
            <text:p>1769</text:p>
          </table:table-cell>
          <table:table-cell table:style-name="ce8" office:value-type="float" office:value="1775">
            <text:p>1775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758">
            <text:p>1758</text:p>
          </table:table-cell>
          <table:table-cell table:style-name="ce8" office:value-type="float" office:value="1731">
            <text:p>173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693">
            <text:p>1693</text:p>
          </table:table-cell>
          <table:table-cell table:style-name="ce8" office:value-type="float" office:value="1782">
            <text:p>178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5M00S">
            <text:p>2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818">
            <text:p>1818</text:p>
          </table:table-cell>
          <table:table-cell table:style-name="ce8" office:value-type="float" office:value="1800">
            <text:p>1800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733">
            <text:p>1733</text:p>
          </table:table-cell>
          <table:table-cell table:style-name="ce8" office:value-type="float" office:value="1686">
            <text:p>1686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1762">
            <text:p>1762</text:p>
          </table:table-cell>
          <table:table-cell table:style-name="ce8" office:value-type="float" office:value="1773">
            <text:p>177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0M00S">
            <text:p>2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798">
            <text:p>1798</text:p>
          </table:table-cell>
          <table:table-cell table:style-name="ce8" office:value-type="float" office:value="1721">
            <text:p>172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707">
            <text:p>1707</text:p>
          </table:table-cell>
          <table:table-cell table:style-name="ce8" office:value-type="float" office:value="1754">
            <text:p>1754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729">
            <text:p>1729</text:p>
          </table:table-cell>
          <table:table-cell table:style-name="ce8" office:value-type="float" office:value="1821">
            <text:p>182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5M00S">
            <text:p>2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794">
            <text:p>1794</text:p>
          </table:table-cell>
          <table:table-cell table:style-name="ce8" office:value-type="float" office:value="1770">
            <text:p>1770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1765">
            <text:p>1765</text:p>
          </table:table-cell>
          <table:table-cell table:style-name="ce8" office:value-type="float" office:value="1739">
            <text:p>1739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749">
            <text:p>1749</text:p>
          </table:table-cell>
          <table:table-cell table:style-name="ce8" office:value-type="float" office:value="1745">
            <text:p>174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0M00S">
            <text:p>2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783">
            <text:p>1783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778">
            <text:p>1778</text:p>
          </table:table-cell>
          <table:table-cell table:style-name="ce8" office:value-type="float" office:value="1709">
            <text:p>1709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737">
            <text:p>1737</text:p>
          </table:table-cell>
          <table:table-cell table:style-name="ce8" office:value-type="float" office:value="1770">
            <text:p>177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5M00S">
            <text:p>2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1808">
            <text:p>1808</text:p>
          </table:table-cell>
          <table:table-cell table:style-name="ce8" office:value-type="float" office:value="1753">
            <text:p>1753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791">
            <text:p>1791</text:p>
          </table:table-cell>
          <table:table-cell table:style-name="ce8" office:value-type="float" office:value="1655">
            <text:p>1655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735">
            <text:p>1735</text:p>
          </table:table-cell>
          <table:table-cell table:style-name="ce8" office:value-type="float" office:value="1751">
            <text:p>175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0M00S">
            <text:p>2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31">
            <text:p>431</text:p>
          </table:table-cell>
          <table:table-cell table:style-name="ce8" office:value-type="float" office:value="1795">
            <text:p>1795</text:p>
          </table:table-cell>
          <table:table-cell table:style-name="ce8" office:value-type="float" office:value="1823">
            <text:p>1823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813">
            <text:p>1813</text:p>
          </table:table-cell>
          <table:table-cell table:style-name="ce8" office:value-type="float" office:value="1730">
            <text:p>1730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727">
            <text:p>1727</text:p>
          </table:table-cell>
          <table:table-cell table:style-name="ce8" office:value-type="float" office:value="1725">
            <text:p>172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5M00S">
            <text:p>2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817">
            <text:p>1817</text:p>
          </table:table-cell>
          <table:table-cell table:style-name="ce8" office:value-type="float" office:value="1816">
            <text:p>1816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792">
            <text:p>1792</text:p>
          </table:table-cell>
          <table:table-cell table:style-name="ce8" office:value-type="float" office:value="1723">
            <text:p>1723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756">
            <text:p>1756</text:p>
          </table:table-cell>
          <table:table-cell table:style-name="ce8" office:value-type="float" office:value="1788">
            <text:p>178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00M00S">
            <text:p>3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790">
            <text:p>1790</text:p>
          </table:table-cell>
          <table:table-cell table:style-name="ce8" office:value-type="float" office:value="1796">
            <text:p>1796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91">
            <text:p>191</text:p>
          </table:table-cell>
          <table:table-cell table:number-columns-repeated="2" table:style-name="ce8" office:value-type="float" office:value="397">
            <text:p>397</text:p>
          </table:table-cell>
          <table:table-cell table:style-name="ce8" office:value-type="float" office:value="1776">
            <text:p>1776</text:p>
          </table:table-cell>
          <table:table-cell table:style-name="ce8" office:value-type="float" office:value="1741">
            <text:p>174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811">
            <text:p>1811</text:p>
          </table:table-cell>
          <table:table-cell table:style-name="ce8" office:value-type="float" office:value="1804">
            <text:p>180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05M00S">
            <text:p>3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1800">
            <text:p>1800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1786">
            <text:p>1786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755">
            <text:p>1755</text:p>
          </table:table-cell>
          <table:table-cell table:style-name="ce8" office:value-type="float" office:value="1806">
            <text:p>180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10M00S">
            <text:p>3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876">
            <text:p>1876</text:p>
          </table:table-cell>
          <table:table-cell table:style-name="ce8" office:value-type="float" office:value="1790">
            <text:p>1790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804">
            <text:p>1804</text:p>
          </table:table-cell>
          <table:table-cell table:style-name="ce8" office:value-type="float" office:value="1705">
            <text:p>1705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1758">
            <text:p>1758</text:p>
          </table:table-cell>
          <table:table-cell table:style-name="ce8" office:value-type="float" office:value="1777">
            <text:p>177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15M00S">
            <text:p>3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1765">
            <text:p>1765</text:p>
          </table:table-cell>
          <table:table-cell table:style-name="ce8" office:value-type="float" office:value="1770">
            <text:p>1770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805">
            <text:p>1805</text:p>
          </table:table-cell>
          <table:table-cell table:style-name="ce8" office:value-type="float" office:value="1761">
            <text:p>176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770">
            <text:p>1770</text:p>
          </table:table-cell>
          <table:table-cell table:style-name="ce8" office:value-type="float" office:value="1793">
            <text:p>179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20M00S">
            <text:p>3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782">
            <text:p>1782</text:p>
          </table:table-cell>
          <table:table-cell table:style-name="ce8" office:value-type="float" office:value="1760">
            <text:p>1760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839">
            <text:p>1839</text:p>
          </table:table-cell>
          <table:table-cell table:style-name="ce8" office:value-type="float" office:value="1742">
            <text:p>174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751">
            <text:p>1751</text:p>
          </table:table-cell>
          <table:table-cell table:style-name="ce8" office:value-type="float" office:value="1782">
            <text:p>178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25M00S">
            <text:p>3:25:00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25">
            <text:p>1825</text:p>
          </table:table-cell>
          <table:table-cell table:style-name="ce8" office:value-type="float" office:value="1738">
            <text:p>1738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777">
            <text:p>1777</text:p>
          </table:table-cell>
          <table:table-cell table:style-name="ce8" office:value-type="float" office:value="1700">
            <text:p>1700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768">
            <text:p>1768</text:p>
          </table:table-cell>
          <table:table-cell table:style-name="ce8" office:value-type="float" office:value="1783">
            <text:p>178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30M00S">
            <text:p>3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845">
            <text:p>1845</text:p>
          </table:table-cell>
          <table:table-cell table:style-name="ce8" office:value-type="float" office:value="1759">
            <text:p>1759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11">
            <text:p>1811</text:p>
          </table:table-cell>
          <table:table-cell table:style-name="ce8" office:value-type="float" office:value="1701">
            <text:p>1701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1804">
            <text:p>180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35M00S">
            <text:p>3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783">
            <text:p>1783</text:p>
          </table:table-cell>
          <table:table-cell table:style-name="ce8" office:value-type="float" office:value="1757">
            <text:p>1757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1755">
            <text:p>1755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1820">
            <text:p>1820</text:p>
          </table:table-cell>
          <table:table-cell table:style-name="ce8" office:value-type="float" office:value="1843">
            <text:p>184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40M00S">
            <text:p>3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36">
            <text:p>1836</text:p>
          </table:table-cell>
          <table:table-cell table:style-name="ce8" office:value-type="float" office:value="1866">
            <text:p>1866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777">
            <text:p>1777</text:p>
          </table:table-cell>
          <table:table-cell table:style-name="ce8" office:value-type="float" office:value="1758">
            <text:p>1758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35">
            <text:p>435</text:p>
          </table:table-cell>
          <table:table-cell table:style-name="ce8" office:value-type="float" office:value="1779">
            <text:p>1779</text:p>
          </table:table-cell>
          <table:table-cell table:style-name="ce8" office:value-type="float" office:value="1832">
            <text:p>183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45M00S">
            <text:p>3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869">
            <text:p>1869</text:p>
          </table:table-cell>
          <table:table-cell table:style-name="ce8" office:value-type="float" office:value="1815">
            <text:p>1815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826">
            <text:p>1826</text:p>
          </table:table-cell>
          <table:table-cell table:style-name="ce8" office:value-type="float" office:value="1792">
            <text:p>1792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758">
            <text:p>1758</text:p>
          </table:table-cell>
          <table:table-cell table:style-name="ce8" office:value-type="float" office:value="1774">
            <text:p>177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50M00S">
            <text:p>3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55">
            <text:p>1855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784">
            <text:p>1784</text:p>
          </table:table-cell>
          <table:table-cell table:style-name="ce8" office:value-type="float" office:value="1721">
            <text:p>172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812">
            <text:p>1812</text:p>
          </table:table-cell>
          <table:table-cell table:style-name="ce8" office:value-type="float" office:value="1814">
            <text:p>181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55M00S">
            <text:p>3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20">
            <text:p>420</text:p>
          </table:table-cell>
          <table:table-cell table:style-name="ce8" office:value-type="float" office:value="1852">
            <text:p>1852</text:p>
          </table:table-cell>
          <table:table-cell table:style-name="ce8" office:value-type="float" office:value="1783">
            <text:p>1783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775">
            <text:p>1775</text:p>
          </table:table-cell>
          <table:table-cell table:style-name="ce8" office:value-type="float" office:value="1734">
            <text:p>1734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744">
            <text:p>1744</text:p>
          </table:table-cell>
          <table:table-cell table:style-name="ce8" office:value-type="float" office:value="1780">
            <text:p>178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00M00S">
            <text:p>4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21">
            <text:p>1821</text:p>
          </table:table-cell>
          <table:table-cell table:style-name="ce8" office:value-type="float" office:value="1810">
            <text:p>1810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777">
            <text:p>1777</text:p>
          </table:table-cell>
          <table:table-cell table:style-name="ce8" office:value-type="float" office:value="1792">
            <text:p>1792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747">
            <text:p>1747</text:p>
          </table:table-cell>
          <table:table-cell table:style-name="ce8" office:value-type="float" office:value="1822">
            <text:p>182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05M00S">
            <text:p>4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1834">
            <text:p>1834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11">
            <text:p>1811</text:p>
          </table:table-cell>
          <table:table-cell table:style-name="ce8" office:value-type="float" office:value="1740">
            <text:p>1740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762">
            <text:p>1762</text:p>
          </table:table-cell>
          <table:table-cell table:style-name="ce8" office:value-type="float" office:value="1807">
            <text:p>180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10M00S">
            <text:p>4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50">
            <text:p>1850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1771">
            <text:p>1771</text:p>
          </table:table-cell>
          <table:table-cell table:style-name="ce8" office:value-type="float" office:value="1724">
            <text:p>1724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792">
            <text:p>1792</text:p>
          </table:table-cell>
          <table:table-cell table:style-name="ce8" office:value-type="float" office:value="1856">
            <text:p>185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15M00S">
            <text:p>4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809">
            <text:p>1809</text:p>
          </table:table-cell>
          <table:table-cell table:style-name="ce8" office:value-type="float" office:value="1796">
            <text:p>1796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797">
            <text:p>1797</text:p>
          </table:table-cell>
          <table:table-cell table:style-name="ce8" office:value-type="float" office:value="1741">
            <text:p>174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752">
            <text:p>1752</text:p>
          </table:table-cell>
          <table:table-cell table:style-name="ce8" office:value-type="float" office:value="1777">
            <text:p>177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20M00S">
            <text:p>4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855">
            <text:p>1855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852">
            <text:p>1852</text:p>
          </table:table-cell>
          <table:table-cell table:style-name="ce8" office:value-type="float" office:value="1782">
            <text:p>1782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1779">
            <text:p>1779</text:p>
          </table:table-cell>
          <table:table-cell table:style-name="ce8" office:value-type="float" office:value="1848">
            <text:p>184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25M00S">
            <text:p>4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841">
            <text:p>1841</text:p>
          </table:table-cell>
          <table:table-cell table:style-name="ce8" office:value-type="float" office:value="1865">
            <text:p>1865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15">
            <text:p>1815</text:p>
          </table:table-cell>
          <table:table-cell table:style-name="ce8" office:value-type="float" office:value="1787">
            <text:p>1787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764">
            <text:p>1764</text:p>
          </table:table-cell>
          <table:table-cell table:style-name="ce8" office:value-type="float" office:value="1796">
            <text:p>179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30M00S">
            <text:p>4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784">
            <text:p>1784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70">
            <text:p>1770</text:p>
          </table:table-cell>
          <table:table-cell table:style-name="ce8" office:value-type="float" office:value="1733">
            <text:p>1733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759">
            <text:p>1759</text:p>
          </table:table-cell>
          <table:table-cell table:style-name="ce8" office:value-type="float" office:value="1801">
            <text:p>180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35M00S">
            <text:p>4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842">
            <text:p>1842</text:p>
          </table:table-cell>
          <table:table-cell table:style-name="ce8" office:value-type="float" office:value="1803">
            <text:p>1803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808">
            <text:p>1808</text:p>
          </table:table-cell>
          <table:table-cell table:style-name="ce8" office:value-type="float" office:value="1755">
            <text:p>1755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2">
            <text:p>172</text:p>
          </table:table-cell>
          <table:table-cell table:number-columns-repeated="2" table:style-name="ce8" office:value-type="float" office:value="379">
            <text:p>379</text:p>
          </table:table-cell>
          <table:table-cell table:style-name="ce8" office:value-type="float" office:value="1737">
            <text:p>1737</text:p>
          </table:table-cell>
          <table:table-cell table:style-name="ce8" office:value-type="float" office:value="1812">
            <text:p>181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40M00S">
            <text:p>4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823">
            <text:p>1823</text:p>
          </table:table-cell>
          <table:table-cell table:style-name="ce8" office:value-type="float" office:value="1843">
            <text:p>1843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800">
            <text:p>1800</text:p>
          </table:table-cell>
          <table:table-cell table:style-name="ce8" office:value-type="float" office:value="1779">
            <text:p>1779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738">
            <text:p>1738</text:p>
          </table:table-cell>
          <table:table-cell table:style-name="ce8" office:value-type="float" office:value="1817">
            <text:p>181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45M00S">
            <text:p>4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882">
            <text:p>1882</text:p>
          </table:table-cell>
          <table:table-cell table:style-name="ce8" office:value-type="float" office:value="1812">
            <text:p>1812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820">
            <text:p>1820</text:p>
          </table:table-cell>
          <table:table-cell table:style-name="ce8" office:value-type="float" office:value="1774">
            <text:p>1774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813">
            <text:p>1813</text:p>
          </table:table-cell>
          <table:table-cell table:style-name="ce8" office:value-type="float" office:value="1830">
            <text:p>183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50M00S">
            <text:p>4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805">
            <text:p>1805</text:p>
          </table:table-cell>
          <table:table-cell table:style-name="ce8" office:value-type="float" office:value="1748">
            <text:p>1748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1822">
            <text:p>1822</text:p>
          </table:table-cell>
          <table:table-cell table:style-name="ce8" office:value-type="float" office:value="1795">
            <text:p>1795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80">
            <text:p>1780</text:p>
          </table:table-cell>
          <table:table-cell table:style-name="ce8" office:value-type="float" office:value="1823">
            <text:p>182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55M00S">
            <text:p>4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852">
            <text:p>1852</text:p>
          </table:table-cell>
          <table:table-cell table:style-name="ce8" office:value-type="float" office:value="1784">
            <text:p>1784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851">
            <text:p>1851</text:p>
          </table:table-cell>
          <table:table-cell table:style-name="ce8" office:value-type="float" office:value="1716">
            <text:p>1716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1762">
            <text:p>1762</text:p>
          </table:table-cell>
          <table:table-cell table:style-name="ce8" office:value-type="float" office:value="1855">
            <text:p>185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00M00S">
            <text:p>5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884">
            <text:p>1884</text:p>
          </table:table-cell>
          <table:table-cell table:style-name="ce8" office:value-type="float" office:value="1806">
            <text:p>1806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28">
            <text:p>1828</text:p>
          </table:table-cell>
          <table:table-cell table:style-name="ce8" office:value-type="float" office:value="1750">
            <text:p>1750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774">
            <text:p>1774</text:p>
          </table:table-cell>
          <table:table-cell table:style-name="ce8" office:value-type="float" office:value="1828">
            <text:p>182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05M00S">
            <text:p>5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817">
            <text:p>1817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33">
            <text:p>1833</text:p>
          </table:table-cell>
          <table:table-cell table:style-name="ce8" office:value-type="float" office:value="1764">
            <text:p>1764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798">
            <text:p>1798</text:p>
          </table:table-cell>
          <table:table-cell table:style-name="ce8" office:value-type="float" office:value="1825">
            <text:p>182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10M00S">
            <text:p>5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78">
            <text:p>278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847">
            <text:p>1847</text:p>
          </table:table-cell>
          <table:table-cell table:style-name="ce8" office:value-type="float" office:value="1852">
            <text:p>1852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866">
            <text:p>1866</text:p>
          </table:table-cell>
          <table:table-cell table:style-name="ce8" office:value-type="float" office:value="1738">
            <text:p>1738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1791">
            <text:p>1791</text:p>
          </table:table-cell>
          <table:table-cell table:style-name="ce8" office:value-type="float" office:value="1812">
            <text:p>181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15M00S">
            <text:p>5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1836">
            <text:p>1836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1751">
            <text:p>175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776">
            <text:p>1776</text:p>
          </table:table-cell>
          <table:table-cell table:style-name="ce8" office:value-type="float" office:value="1880">
            <text:p>188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20M00S">
            <text:p>5:20:00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838">
            <text:p>1838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827">
            <text:p>1827</text:p>
          </table:table-cell>
          <table:table-cell table:style-name="ce8" office:value-type="float" office:value="1777">
            <text:p>1777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789">
            <text:p>1789</text:p>
          </table:table-cell>
          <table:table-cell table:style-name="ce8" office:value-type="float" office:value="1822">
            <text:p>182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25M00S">
            <text:p>5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844">
            <text:p>1844</text:p>
          </table:table-cell>
          <table:table-cell table:style-name="ce8" office:value-type="float" office:value="1790">
            <text:p>1790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866">
            <text:p>1866</text:p>
          </table:table-cell>
          <table:table-cell table:style-name="ce8" office:value-type="float" office:value="1725">
            <text:p>1725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751">
            <text:p>1751</text:p>
          </table:table-cell>
          <table:table-cell table:style-name="ce8" office:value-type="float" office:value="1893">
            <text:p>189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30M00S">
            <text:p>5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1808">
            <text:p>1808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834">
            <text:p>1834</text:p>
          </table:table-cell>
          <table:table-cell table:style-name="ce8" office:value-type="float" office:value="1760">
            <text:p>176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741">
            <text:p>1741</text:p>
          </table:table-cell>
          <table:table-cell table:style-name="ce8" office:value-type="float" office:value="1801">
            <text:p>180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35M00S">
            <text:p>5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896">
            <text:p>1896</text:p>
          </table:table-cell>
          <table:table-cell table:style-name="ce8" office:value-type="float" office:value="1873">
            <text:p>1873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793">
            <text:p>1793</text:p>
          </table:table-cell>
          <table:table-cell table:style-name="ce8" office:value-type="float" office:value="1775">
            <text:p>1775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785">
            <text:p>1785</text:p>
          </table:table-cell>
          <table:table-cell table:style-name="ce8" office:value-type="float" office:value="1862">
            <text:p>186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40M00S">
            <text:p>5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886">
            <text:p>1886</text:p>
          </table:table-cell>
          <table:table-cell table:style-name="ce8" office:value-type="float" office:value="1836">
            <text:p>1836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68">
            <text:p>168</text:p>
          </table:table-cell>
          <table:table-cell table:number-columns-repeated="2" table:style-name="ce8" office:value-type="float" office:value="387">
            <text:p>387</text:p>
          </table:table-cell>
          <table:table-cell table:style-name="ce8" office:value-type="float" office:value="1789">
            <text:p>1789</text:p>
          </table:table-cell>
          <table:table-cell table:style-name="ce8" office:value-type="float" office:value="1776">
            <text:p>1776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836">
            <text:p>1836</text:p>
          </table:table-cell>
          <table:table-cell table:style-name="ce8" office:value-type="float" office:value="1834">
            <text:p>183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45M00S">
            <text:p>5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826">
            <text:p>1826</text:p>
          </table:table-cell>
          <table:table-cell table:style-name="ce8" office:value-type="float" office:value="1805">
            <text:p>1805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843">
            <text:p>1843</text:p>
          </table:table-cell>
          <table:table-cell table:style-name="ce8" office:value-type="float" office:value="1763">
            <text:p>1763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818">
            <text:p>1818</text:p>
          </table:table-cell>
          <table:table-cell table:style-name="ce8" office:value-type="float" office:value="1824">
            <text:p>182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50M00S">
            <text:p>5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899">
            <text:p>1899</text:p>
          </table:table-cell>
          <table:table-cell table:style-name="ce8" office:value-type="float" office:value="1796">
            <text:p>1796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1786">
            <text:p>1786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73">
            <text:p>1773</text:p>
          </table:table-cell>
          <table:table-cell table:style-name="ce8" office:value-type="float" office:value="1835">
            <text:p>183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55M00S">
            <text:p>5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886">
            <text:p>1886</text:p>
          </table:table-cell>
          <table:table-cell table:style-name="ce8" office:value-type="float" office:value="1872">
            <text:p>1872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822">
            <text:p>1822</text:p>
          </table:table-cell>
          <table:table-cell table:style-name="ce8" office:value-type="float" office:value="1795">
            <text:p>1795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1816">
            <text:p>181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00M00S">
            <text:p>6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820">
            <text:p>1820</text:p>
          </table:table-cell>
          <table:table-cell table:style-name="ce8" office:value-type="float" office:value="1847">
            <text:p>1847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853">
            <text:p>1853</text:p>
          </table:table-cell>
          <table:table-cell table:style-name="ce8" office:value-type="float" office:value="1764">
            <text:p>1764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825">
            <text:p>1825</text:p>
          </table:table-cell>
          <table:table-cell table:style-name="ce8" office:value-type="float" office:value="1822">
            <text:p>182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05M00S">
            <text:p>6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53">
            <text:p>1853</text:p>
          </table:table-cell>
          <table:table-cell table:style-name="ce8" office:value-type="float" office:value="1793">
            <text:p>1793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898">
            <text:p>1898</text:p>
          </table:table-cell>
          <table:table-cell table:style-name="ce8" office:value-type="float" office:value="1768">
            <text:p>1768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870">
            <text:p>1870</text:p>
          </table:table-cell>
          <table:table-cell table:style-name="ce8" office:value-type="float" office:value="1868">
            <text:p>186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10M00S">
            <text:p>6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828">
            <text:p>1828</text:p>
          </table:table-cell>
          <table:table-cell table:style-name="ce8" office:value-type="float" office:value="1854">
            <text:p>1854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95">
            <text:p>195</text:p>
          </table:table-cell>
          <table:table-cell table:number-columns-repeated="2" table:style-name="ce8" office:value-type="float" office:value="392">
            <text:p>392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1781">
            <text:p>178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777">
            <text:p>1777</text:p>
          </table:table-cell>
          <table:table-cell table:style-name="ce8" office:value-type="float" office:value="1835">
            <text:p>183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15M00S">
            <text:p>6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877">
            <text:p>1877</text:p>
          </table:table-cell>
          <table:table-cell table:style-name="ce8" office:value-type="float" office:value="1857">
            <text:p>1857</text:p>
          </table:table-cell>
          <table:table-cell table:style-name="ce8" office:value-type="float" office:value="271">
            <text:p>271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798">
            <text:p>1798</text:p>
          </table:table-cell>
          <table:table-cell table:style-name="ce8" office:value-type="float" office:value="1794">
            <text:p>1794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793">
            <text:p>1793</text:p>
          </table:table-cell>
          <table:table-cell table:style-name="ce8" office:value-type="float" office:value="1882">
            <text:p>188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20M00S">
            <text:p>6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74">
            <text:p>1874</text:p>
          </table:table-cell>
          <table:table-cell table:style-name="ce8" office:value-type="float" office:value="1828">
            <text:p>1828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33">
            <text:p>433</text:p>
          </table:table-cell>
          <table:table-cell table:style-name="ce8" office:value-type="float" office:value="1810">
            <text:p>1810</text:p>
          </table:table-cell>
          <table:table-cell table:style-name="ce8" office:value-type="float" office:value="1781">
            <text:p>178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814">
            <text:p>1814</text:p>
          </table:table-cell>
          <table:table-cell table:style-name="ce8" office:value-type="float" office:value="1829">
            <text:p>182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25M00S">
            <text:p>6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429">
            <text:p>429</text:p>
          </table:table-cell>
          <table:table-cell table:style-name="ce8" office:value-type="float" office:value="1920">
            <text:p>1920</text:p>
          </table:table-cell>
          <table:table-cell table:style-name="ce8" office:value-type="float" office:value="1865">
            <text:p>1865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426">
            <text:p>426</text:p>
          </table:table-cell>
          <table:table-cell table:style-name="ce8" office:value-type="float" office:value="1848">
            <text:p>1848</text:p>
          </table:table-cell>
          <table:table-cell table:style-name="ce8" office:value-type="float" office:value="1826">
            <text:p>1826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43">
            <text:p>1743</text:p>
          </table:table-cell>
          <table:table-cell table:style-name="ce8" office:value-type="float" office:value="1842">
            <text:p>184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30M00S">
            <text:p>6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66">
            <text:p>1866</text:p>
          </table:table-cell>
          <table:table-cell table:style-name="ce8" office:value-type="float" office:value="1861">
            <text:p>186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56">
            <text:p>1856</text:p>
          </table:table-cell>
          <table:table-cell table:style-name="ce8" office:value-type="float" office:value="1721">
            <text:p>1721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797">
            <text:p>1797</text:p>
          </table:table-cell>
          <table:table-cell table:style-name="ce8" office:value-type="float" office:value="1846">
            <text:p>184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35M00S">
            <text:p>6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833">
            <text:p>1833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793">
            <text:p>1793</text:p>
          </table:table-cell>
          <table:table-cell table:style-name="ce8" office:value-type="float" office:value="1796">
            <text:p>1796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825">
            <text:p>1825</text:p>
          </table:table-cell>
          <table:table-cell table:style-name="ce8" office:value-type="float" office:value="1919">
            <text:p>191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40M00S">
            <text:p>6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78">
            <text:p>1878</text:p>
          </table:table-cell>
          <table:table-cell table:style-name="ce8" office:value-type="float" office:value="1864">
            <text:p>1864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1788">
            <text:p>1788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56">
            <text:p>356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778">
            <text:p>1778</text:p>
          </table:table-cell>
          <table:table-cell table:style-name="ce8" office:value-type="float" office:value="1852">
            <text:p>185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45M00S">
            <text:p>6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850">
            <text:p>1850</text:p>
          </table:table-cell>
          <table:table-cell table:style-name="ce8" office:value-type="float" office:value="1857">
            <text:p>1857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823">
            <text:p>1823</text:p>
          </table:table-cell>
          <table:table-cell table:style-name="ce8" office:value-type="float" office:value="1760">
            <text:p>1760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1738">
            <text:p>1738</text:p>
          </table:table-cell>
          <table:table-cell table:style-name="ce8" office:value-type="float" office:value="1862">
            <text:p>186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50M00S">
            <text:p>6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874">
            <text:p>1874</text:p>
          </table:table-cell>
          <table:table-cell table:style-name="ce8" office:value-type="float" office:value="1841">
            <text:p>184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788">
            <text:p>1788</text:p>
          </table:table-cell>
          <table:table-cell table:style-name="ce8" office:value-type="float" office:value="1811">
            <text:p>1811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792">
            <text:p>1792</text:p>
          </table:table-cell>
          <table:table-cell table:style-name="ce8" office:value-type="float" office:value="1851">
            <text:p>185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55M00S">
            <text:p>6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1862">
            <text:p>1862</text:p>
          </table:table-cell>
          <table:table-cell table:style-name="ce8" office:value-type="float" office:value="1886">
            <text:p>1886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880">
            <text:p>1880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718">
            <text:p>1718</text:p>
          </table:table-cell>
          <table:table-cell table:style-name="ce8" office:value-type="float" office:value="1882">
            <text:p>188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00M00S">
            <text:p>7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865">
            <text:p>1865</text:p>
          </table:table-cell>
          <table:table-cell table:style-name="ce8" office:value-type="float" office:value="1846">
            <text:p>1846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6">
            <text:p>386</text:p>
          </table:table-cell>
          <table:table-cell table:number-columns-repeated="2" table:style-name="ce8" office:value-type="float" office:value="1858">
            <text:p>1858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833">
            <text:p>1833</text:p>
          </table:table-cell>
          <table:table-cell table:style-name="ce8" office:value-type="float" office:value="1855">
            <text:p>185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05M00S">
            <text:p>7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99">
            <text:p>199</text:p>
          </table:table-cell>
          <table:table-cell table:number-columns-repeated="2" table:style-name="ce8" office:value-type="float" office:value="384">
            <text:p>384</text:p>
          </table:table-cell>
          <table:table-cell table:style-name="ce8" office:value-type="float" office:value="1845">
            <text:p>1845</text:p>
          </table:table-cell>
          <table:table-cell table:style-name="ce8" office:value-type="float" office:value="1889">
            <text:p>1889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863">
            <text:p>1863</text:p>
          </table:table-cell>
          <table:table-cell table:style-name="ce8" office:value-type="float" office:value="1736">
            <text:p>1736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56">
            <text:p>356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841">
            <text:p>1841</text:p>
          </table:table-cell>
          <table:table-cell table:style-name="ce8" office:value-type="float" office:value="1887">
            <text:p>188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10M00S">
            <text:p>7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920">
            <text:p>1920</text:p>
          </table:table-cell>
          <table:table-cell table:style-name="ce8" office:value-type="float" office:value="1833">
            <text:p>1833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33">
            <text:p>1833</text:p>
          </table:table-cell>
          <table:table-cell table:style-name="ce8" office:value-type="float" office:value="1766">
            <text:p>1766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735">
            <text:p>1735</text:p>
          </table:table-cell>
          <table:table-cell table:style-name="ce8" office:value-type="float" office:value="1852">
            <text:p>185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15M00S">
            <text:p>7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849">
            <text:p>1849</text:p>
          </table:table-cell>
          <table:table-cell table:style-name="ce8" office:value-type="float" office:value="1774">
            <text:p>1774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804">
            <text:p>1804</text:p>
          </table:table-cell>
          <table:table-cell table:style-name="ce8" office:value-type="float" office:value="1817">
            <text:p>181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20M00S">
            <text:p>7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31">
            <text:p>431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1841">
            <text:p>184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852">
            <text:p>1852</text:p>
          </table:table-cell>
          <table:table-cell table:style-name="ce8" office:value-type="float" office:value="1877">
            <text:p>187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25M00S">
            <text:p>7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927">
            <text:p>1927</text:p>
          </table:table-cell>
          <table:table-cell table:style-name="ce8" office:value-type="float" office:value="1814">
            <text:p>1814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841">
            <text:p>1841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343">
            <text:p>343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799">
            <text:p>1799</text:p>
          </table:table-cell>
          <table:table-cell table:style-name="ce8" office:value-type="float" office:value="1819">
            <text:p>181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30M00S">
            <text:p>7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26">
            <text:p>1826</text:p>
          </table:table-cell>
          <table:table-cell table:style-name="ce8" office:value-type="float" office:value="1810">
            <text:p>1810</text:p>
          </table:table-cell>
          <table:table-cell table:style-name="ce8" office:value-type="float" office:value="271">
            <text:p>271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1832">
            <text:p>1832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1914">
            <text:p>191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35M00S">
            <text:p>7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847">
            <text:p>184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845">
            <text:p>1845</text:p>
          </table:table-cell>
          <table:table-cell table:style-name="ce8" office:value-type="float" office:value="1793">
            <text:p>1793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778">
            <text:p>1778</text:p>
          </table:table-cell>
          <table:table-cell table:style-name="ce8" office:value-type="float" office:value="1819">
            <text:p>181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40M00S">
            <text:p>7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76">
            <text:p>1876</text:p>
          </table:table-cell>
          <table:table-cell table:style-name="ce8" office:value-type="float" office:value="1885">
            <text:p>1885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813">
            <text:p>1813</text:p>
          </table:table-cell>
          <table:table-cell table:style-name="ce8" office:value-type="float" office:value="1823">
            <text:p>1823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811">
            <text:p>1811</text:p>
          </table:table-cell>
          <table:table-cell table:style-name="ce8" office:value-type="float" office:value="1910">
            <text:p>191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45M00S">
            <text:p>7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833">
            <text:p>1833</text:p>
          </table:table-cell>
          <table:table-cell table:style-name="ce8" office:value-type="float" office:value="1904">
            <text:p>1904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844">
            <text:p>1844</text:p>
          </table:table-cell>
          <table:table-cell table:style-name="ce8" office:value-type="float" office:value="1762">
            <text:p>1762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1815">
            <text:p>1815</text:p>
          </table:table-cell>
          <table:table-cell table:style-name="ce8" office:value-type="float" office:value="1878">
            <text:p>187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50M00S">
            <text:p>7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58">
            <text:p>1858</text:p>
          </table:table-cell>
          <table:table-cell table:style-name="ce8" office:value-type="float" office:value="1899">
            <text:p>1899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1820">
            <text:p>1820</text:p>
          </table:table-cell>
          <table:table-cell table:style-name="ce8" office:value-type="float" office:value="1799">
            <text:p>1799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835">
            <text:p>1835</text:p>
          </table:table-cell>
          <table:table-cell table:style-name="ce8" office:value-type="float" office:value="1825">
            <text:p>182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55M00S">
            <text:p>7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880">
            <text:p>1880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863">
            <text:p>1863</text:p>
          </table:table-cell>
          <table:table-cell table:style-name="ce8" office:value-type="float" office:value="1785">
            <text:p>1785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846">
            <text:p>1846</text:p>
          </table:table-cell>
          <table:table-cell table:style-name="ce8" office:value-type="float" office:value="1823">
            <text:p>182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00M00S">
            <text:p>8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867">
            <text:p>1867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33">
            <text:p>1833</text:p>
          </table:table-cell>
          <table:table-cell table:style-name="ce8" office:value-type="float" office:value="1856">
            <text:p>185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05M00S">
            <text:p>8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1849">
            <text:p>1849</text:p>
          </table:table-cell>
          <table:table-cell table:style-name="ce8" office:value-type="float" office:value="1895">
            <text:p>1895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795">
            <text:p>1795</text:p>
          </table:table-cell>
          <table:table-cell table:style-name="ce8" office:value-type="float" office:value="1793">
            <text:p>1793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786">
            <text:p>1786</text:p>
          </table:table-cell>
          <table:table-cell table:style-name="ce8" office:value-type="float" office:value="1836">
            <text:p>183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10M00S">
            <text:p>8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878">
            <text:p>1878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18">
            <text:p>1818</text:p>
          </table:table-cell>
          <table:table-cell table:style-name="ce8" office:value-type="float" office:value="1797">
            <text:p>1797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771">
            <text:p>1771</text:p>
          </table:table-cell>
          <table:table-cell table:style-name="ce8" office:value-type="float" office:value="1827">
            <text:p>182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15M00S">
            <text:p>8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912">
            <text:p>1912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851">
            <text:p>1851</text:p>
          </table:table-cell>
          <table:table-cell table:style-name="ce8" office:value-type="float" office:value="1824">
            <text:p>1824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828">
            <text:p>1828</text:p>
          </table:table-cell>
          <table:table-cell table:style-name="ce8" office:value-type="float" office:value="1824">
            <text:p>182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20M00S">
            <text:p>8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871">
            <text:p>1871</text:p>
          </table:table-cell>
          <table:table-cell table:style-name="ce8" office:value-type="float" office:value="1896">
            <text:p>1896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873">
            <text:p>1873</text:p>
          </table:table-cell>
          <table:table-cell table:style-name="ce8" office:value-type="float" office:value="1794">
            <text:p>1794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1840">
            <text:p>1840</text:p>
          </table:table-cell>
          <table:table-cell table:style-name="ce8" office:value-type="float" office:value="1841">
            <text:p>184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25M00S">
            <text:p>8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77">
            <text:p>1877</text:p>
          </table:table-cell>
          <table:table-cell table:style-name="ce8" office:value-type="float" office:value="1835">
            <text:p>1835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856">
            <text:p>1856</text:p>
          </table:table-cell>
          <table:table-cell table:style-name="ce8" office:value-type="float" office:value="1809">
            <text:p>1809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779">
            <text:p>1779</text:p>
          </table:table-cell>
          <table:table-cell table:style-name="ce8" office:value-type="float" office:value="1896">
            <text:p>189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30M00S">
            <text:p>8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855">
            <text:p>1855</text:p>
          </table:table-cell>
          <table:table-cell table:style-name="ce8" office:value-type="float" office:value="1824">
            <text:p>1824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837">
            <text:p>1837</text:p>
          </table:table-cell>
          <table:table-cell table:style-name="ce8" office:value-type="float" office:value="1816">
            <text:p>1816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823">
            <text:p>1823</text:p>
          </table:table-cell>
          <table:table-cell table:style-name="ce8" office:value-type="float" office:value="1849">
            <text:p>184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35M00S">
            <text:p>8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1897">
            <text:p>1897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812">
            <text:p>1812</text:p>
          </table:table-cell>
          <table:table-cell table:style-name="ce8" office:value-type="float" office:value="1835">
            <text:p>1835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891">
            <text:p>1891</text:p>
          </table:table-cell>
          <table:table-cell table:style-name="ce8" office:value-type="float" office:value="1841">
            <text:p>184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40M00S">
            <text:p>8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1879">
            <text:p>1879</text:p>
          </table:table-cell>
          <table:table-cell table:style-name="ce8" office:value-type="float" office:value="1909">
            <text:p>1909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854">
            <text:p>1854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854">
            <text:p>1854</text:p>
          </table:table-cell>
          <table:table-cell table:style-name="ce8" office:value-type="float" office:value="1869">
            <text:p>186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45M00S">
            <text:p>8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64">
            <text:p>1864</text:p>
          </table:table-cell>
          <table:table-cell table:style-name="ce8" office:value-type="float" office:value="1858">
            <text:p>1858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12">
            <text:p>1812</text:p>
          </table:table-cell>
          <table:table-cell table:style-name="ce8" office:value-type="float" office:value="1814">
            <text:p>1814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856">
            <text:p>1856</text:p>
          </table:table-cell>
          <table:table-cell table:style-name="ce8" office:value-type="float" office:value="1890">
            <text:p>189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50M00S">
            <text:p>8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872">
            <text:p>1872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829">
            <text:p>1829</text:p>
          </table:table-cell>
          <table:table-cell table:style-name="ce8" office:value-type="float" office:value="1854">
            <text:p>1854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892">
            <text:p>1892</text:p>
          </table:table-cell>
          <table:table-cell table:style-name="ce8" office:value-type="float" office:value="1864">
            <text:p>186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55M00S">
            <text:p>8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858">
            <text:p>1858</text:p>
          </table:table-cell>
          <table:table-cell table:style-name="ce8" office:value-type="float" office:value="1842">
            <text:p>184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862">
            <text:p>1862</text:p>
          </table:table-cell>
          <table:table-cell table:style-name="ce8" office:value-type="float" office:value="1842">
            <text:p>1842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1861">
            <text:p>186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00M00S">
            <text:p>9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839">
            <text:p>1839</text:p>
          </table:table-cell>
          <table:table-cell table:style-name="ce8" office:value-type="float" office:value="1885">
            <text:p>1885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851">
            <text:p>1851</text:p>
          </table:table-cell>
          <table:table-cell table:style-name="ce8" office:value-type="float" office:value="1797">
            <text:p>1797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798">
            <text:p>1798</text:p>
          </table:table-cell>
          <table:table-cell table:style-name="ce8" office:value-type="float" office:value="1864">
            <text:p>186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05M00S">
            <text:p>9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862">
            <text:p>1862</text:p>
          </table:table-cell>
          <table:table-cell table:style-name="ce8" office:value-type="float" office:value="1880">
            <text:p>1880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867">
            <text:p>1867</text:p>
          </table:table-cell>
          <table:table-cell table:style-name="ce8" office:value-type="float" office:value="1833">
            <text:p>1833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886">
            <text:p>1886</text:p>
          </table:table-cell>
          <table:table-cell table:style-name="ce8" office:value-type="float" office:value="1913">
            <text:p>191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10M00S">
            <text:p>9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909">
            <text:p>1909</text:p>
          </table:table-cell>
          <table:table-cell table:style-name="ce8" office:value-type="float" office:value="1893">
            <text:p>1893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895">
            <text:p>1895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805">
            <text:p>1805</text:p>
          </table:table-cell>
          <table:table-cell table:style-name="ce8" office:value-type="float" office:value="1858">
            <text:p>185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15M00S">
            <text:p>9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863">
            <text:p>1863</text:p>
          </table:table-cell>
          <table:table-cell table:style-name="ce8" office:value-type="float" office:value="1847">
            <text:p>1847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841">
            <text:p>1841</text:p>
          </table:table-cell>
          <table:table-cell table:style-name="ce8" office:value-type="float" office:value="1768">
            <text:p>1768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784">
            <text:p>1784</text:p>
          </table:table-cell>
          <table:table-cell table:style-name="ce8" office:value-type="float" office:value="1843">
            <text:p>184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20M00S">
            <text:p>9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912">
            <text:p>1912</text:p>
          </table:table-cell>
          <table:table-cell table:style-name="ce8" office:value-type="float" office:value="1853">
            <text:p>1853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876">
            <text:p>1876</text:p>
          </table:table-cell>
          <table:table-cell table:style-name="ce8" office:value-type="float" office:value="1821">
            <text:p>1821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795">
            <text:p>1795</text:p>
          </table:table-cell>
          <table:table-cell table:style-name="ce8" office:value-type="float" office:value="1832">
            <text:p>183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25M00S">
            <text:p>9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886">
            <text:p>1886</text:p>
          </table:table-cell>
          <table:table-cell table:style-name="ce8" office:value-type="float" office:value="1849">
            <text:p>1849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773">
            <text:p>1773</text:p>
          </table:table-cell>
          <table:table-cell table:style-name="ce8" office:value-type="float" office:value="1795">
            <text:p>1795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1830">
            <text:p>183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30M00S">
            <text:p>9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881">
            <text:p>1881</text:p>
          </table:table-cell>
          <table:table-cell table:style-name="ce8" office:value-type="float" office:value="1829">
            <text:p>1829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834">
            <text:p>1834</text:p>
          </table:table-cell>
          <table:table-cell table:style-name="ce8" office:value-type="float" office:value="1826">
            <text:p>1826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1863">
            <text:p>186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35M00S">
            <text:p>9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73">
            <text:p>1873</text:p>
          </table:table-cell>
          <table:table-cell table:style-name="ce8" office:value-type="float" office:value="1857">
            <text:p>1857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850">
            <text:p>1850</text:p>
          </table:table-cell>
          <table:table-cell table:style-name="ce8" office:value-type="float" office:value="1816">
            <text:p>1816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758">
            <text:p>1758</text:p>
          </table:table-cell>
          <table:table-cell table:style-name="ce8" office:value-type="float" office:value="1880">
            <text:p>188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40M00S">
            <text:p>9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885">
            <text:p>1885</text:p>
          </table:table-cell>
          <table:table-cell table:style-name="ce8" office:value-type="float" office:value="1825">
            <text:p>1825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426">
            <text:p>426</text:p>
          </table:table-cell>
          <table:table-cell table:style-name="ce8" office:value-type="float" office:value="1878">
            <text:p>1878</text:p>
          </table:table-cell>
          <table:table-cell table:style-name="ce8" office:value-type="float" office:value="1815">
            <text:p>1815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1840">
            <text:p>1840</text:p>
          </table:table-cell>
          <table:table-cell table:style-name="ce8" office:value-type="float" office:value="1826">
            <text:p>182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45M00S">
            <text:p>9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858">
            <text:p>1858</text:p>
          </table:table-cell>
          <table:table-cell table:style-name="ce8" office:value-type="float" office:value="1863">
            <text:p>1863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789">
            <text:p>1789</text:p>
          </table:table-cell>
          <table:table-cell table:style-name="ce8" office:value-type="float" office:value="1812">
            <text:p>1812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17">
            <text:p>417</text:p>
          </table:table-cell>
          <table:table-cell table:number-columns-repeated="2" table:style-name="ce8" office:value-type="float" office:value="1832">
            <text:p>183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50M00S">
            <text:p>9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866">
            <text:p>1866</text:p>
          </table:table-cell>
          <table:table-cell table:style-name="ce8" office:value-type="float" office:value="1858">
            <text:p>1858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809">
            <text:p>1809</text:p>
          </table:table-cell>
          <table:table-cell table:style-name="ce8" office:value-type="float" office:value="1816">
            <text:p>1816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811">
            <text:p>1811</text:p>
          </table:table-cell>
          <table:table-cell table:style-name="ce8" office:value-type="float" office:value="1885">
            <text:p>188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55M00S">
            <text:p>9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1874">
            <text:p>1874</text:p>
          </table:table-cell>
          <table:table-cell table:style-name="ce8" office:value-type="float" office:value="1864">
            <text:p>1864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823">
            <text:p>1823</text:p>
          </table:table-cell>
          <table:table-cell table:style-name="ce8" office:value-type="float" office:value="1871">
            <text:p>187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786">
            <text:p>1786</text:p>
          </table:table-cell>
          <table:table-cell table:style-name="ce8" office:value-type="float" office:value="1839">
            <text:p>183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00M00S">
            <text:p>10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1832">
            <text:p>1832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429">
            <text:p>429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1808">
            <text:p>1808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33">
            <text:p>1833</text:p>
          </table:table-cell>
          <table:table-cell table:style-name="ce8" office:value-type="float" office:value="1854">
            <text:p>185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05M00S">
            <text:p>10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918">
            <text:p>1918</text:p>
          </table:table-cell>
          <table:table-cell table:style-name="ce8" office:value-type="float" office:value="1844">
            <text:p>1844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842">
            <text:p>1842</text:p>
          </table:table-cell>
          <table:table-cell table:style-name="ce8" office:value-type="float" office:value="1832">
            <text:p>1832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832">
            <text:p>1832</text:p>
          </table:table-cell>
          <table:table-cell table:style-name="ce8" office:value-type="float" office:value="1873">
            <text:p>187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10M00S">
            <text:p>10:10:00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913">
            <text:p>1913</text:p>
          </table:table-cell>
          <table:table-cell table:style-name="ce8" office:value-type="float" office:value="1903">
            <text:p>1903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1825">
            <text:p>1825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89">
            <text:p>1789</text:p>
          </table:table-cell>
          <table:table-cell table:style-name="ce8" office:value-type="float" office:value="1904">
            <text:p>190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15M00S">
            <text:p>10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840">
            <text:p>1840</text:p>
          </table:table-cell>
          <table:table-cell table:style-name="ce8" office:value-type="float" office:value="1884">
            <text:p>1884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841">
            <text:p>1841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52">
            <text:p>352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859">
            <text:p>1859</text:p>
          </table:table-cell>
          <table:table-cell table:style-name="ce8" office:value-type="float" office:value="1841">
            <text:p>184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20M00S">
            <text:p>10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843">
            <text:p>1843</text:p>
          </table:table-cell>
          <table:table-cell table:style-name="ce8" office:value-type="float" office:value="1867">
            <text:p>186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873">
            <text:p>1873</text:p>
          </table:table-cell>
          <table:table-cell table:style-name="ce8" office:value-type="float" office:value="1788">
            <text:p>1788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784">
            <text:p>1784</text:p>
          </table:table-cell>
          <table:table-cell table:style-name="ce8" office:value-type="float" office:value="1872">
            <text:p>187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25M00S">
            <text:p>10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197">
            <text:p>197</text:p>
          </table:table-cell>
          <table:table-cell table:number-columns-repeated="2" table:style-name="ce8" office:value-type="float" office:value="413">
            <text:p>413</text:p>
          </table:table-cell>
          <table:table-cell table:style-name="ce8" office:value-type="float" office:value="1910">
            <text:p>1910</text:p>
          </table:table-cell>
          <table:table-cell table:style-name="ce8" office:value-type="float" office:value="1895">
            <text:p>1895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840">
            <text:p>1840</text:p>
          </table:table-cell>
          <table:table-cell table:style-name="ce8" office:value-type="float" office:value="1814">
            <text:p>1814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813">
            <text:p>1813</text:p>
          </table:table-cell>
          <table:table-cell table:style-name="ce8" office:value-type="float" office:value="1897">
            <text:p>189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30M00S">
            <text:p>10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89">
            <text:p>1889</text:p>
          </table:table-cell>
          <table:table-cell table:style-name="ce8" office:value-type="float" office:value="1853">
            <text:p>1853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856">
            <text:p>1856</text:p>
          </table:table-cell>
          <table:table-cell table:style-name="ce8" office:value-type="float" office:value="1851">
            <text:p>1851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789">
            <text:p>1789</text:p>
          </table:table-cell>
          <table:table-cell table:style-name="ce8" office:value-type="float" office:value="1853">
            <text:p>185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35M00S">
            <text:p>10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74">
            <text:p>174</text:p>
          </table:table-cell>
          <table:table-cell table:number-columns-repeated="2" table:style-name="ce8" office:value-type="float" office:value="402">
            <text:p>402</text:p>
          </table:table-cell>
          <table:table-cell table:style-name="ce8" office:value-type="float" office:value="1840">
            <text:p>1840</text:p>
          </table:table-cell>
          <table:table-cell table:style-name="ce8" office:value-type="float" office:value="1853">
            <text:p>1853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1840">
            <text:p>1840</text:p>
          </table:table-cell>
          <table:table-cell table:style-name="ce8" office:value-type="float" office:value="1817">
            <text:p>1817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845">
            <text:p>1845</text:p>
          </table:table-cell>
          <table:table-cell table:style-name="ce8" office:value-type="float" office:value="1911">
            <text:p>191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40M00S">
            <text:p>10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433">
            <text:p>433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925">
            <text:p>1925</text:p>
          </table:table-cell>
          <table:table-cell table:style-name="ce8" office:value-type="float" office:value="1871">
            <text:p>187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884">
            <text:p>1884</text:p>
          </table:table-cell>
          <table:table-cell table:style-name="ce8" office:value-type="float" office:value="1799">
            <text:p>1799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856">
            <text:p>1856</text:p>
          </table:table-cell>
          <table:table-cell table:style-name="ce8" office:value-type="float" office:value="1881">
            <text:p>188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45M00S">
            <text:p>10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840">
            <text:p>1840</text:p>
          </table:table-cell>
          <table:table-cell table:style-name="ce8" office:value-type="float" office:value="1886">
            <text:p>1886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428">
            <text:p>428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835">
            <text:p>1835</text:p>
          </table:table-cell>
          <table:table-cell table:style-name="ce8" office:value-type="float" office:value="1852">
            <text:p>1852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794">
            <text:p>1794</text:p>
          </table:table-cell>
          <table:table-cell table:style-name="ce8" office:value-type="float" office:value="1895">
            <text:p>189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50M00S">
            <text:p>10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859">
            <text:p>1859</text:p>
          </table:table-cell>
          <table:table-cell table:style-name="ce8" office:value-type="float" office:value="1892">
            <text:p>1892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844">
            <text:p>1844</text:p>
          </table:table-cell>
          <table:table-cell table:style-name="ce8" office:value-type="float" office:value="1818">
            <text:p>1818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812">
            <text:p>1812</text:p>
          </table:table-cell>
          <table:table-cell table:style-name="ce8" office:value-type="float" office:value="1847">
            <text:p>184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55M00S">
            <text:p>10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966">
            <text:p>1966</text:p>
          </table:table-cell>
          <table:table-cell table:style-name="ce8" office:value-type="float" office:value="1853">
            <text:p>1853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47">
            <text:p>1847</text:p>
          </table:table-cell>
          <table:table-cell table:style-name="ce8" office:value-type="float" office:value="1818">
            <text:p>1818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787">
            <text:p>1787</text:p>
          </table:table-cell>
          <table:table-cell table:style-name="ce8" office:value-type="float" office:value="1898">
            <text:p>189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00M00S">
            <text:p>11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901">
            <text:p>1901</text:p>
          </table:table-cell>
          <table:table-cell table:style-name="ce8" office:value-type="float" office:value="1921">
            <text:p>1921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183">
            <text:p>183</text:p>
          </table:table-cell>
          <table:table-cell table:number-columns-repeated="2" table:style-name="ce8" office:value-type="float" office:value="411">
            <text:p>411</text:p>
          </table:table-cell>
          <table:table-cell table:style-name="ce8" office:value-type="float" office:value="1835">
            <text:p>1835</text:p>
          </table:table-cell>
          <table:table-cell table:style-name="ce8" office:value-type="float" office:value="1846">
            <text:p>1846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767">
            <text:p>1767</text:p>
          </table:table-cell>
          <table:table-cell table:style-name="ce8" office:value-type="float" office:value="1837">
            <text:p>183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05M00S">
            <text:p>11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946">
            <text:p>1946</text:p>
          </table:table-cell>
          <table:table-cell table:style-name="ce8" office:value-type="float" office:value="1905">
            <text:p>1905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880">
            <text:p>1880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781">
            <text:p>1781</text:p>
          </table:table-cell>
          <table:table-cell table:style-name="ce8" office:value-type="float" office:value="1906">
            <text:p>190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10M00S">
            <text:p>11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921">
            <text:p>1921</text:p>
          </table:table-cell>
          <table:table-cell table:style-name="ce8" office:value-type="float" office:value="1905">
            <text:p>1905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863">
            <text:p>1863</text:p>
          </table:table-cell>
          <table:table-cell table:style-name="ce8" office:value-type="float" office:value="1790">
            <text:p>1790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860">
            <text:p>186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15M00S">
            <text:p>11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1835">
            <text:p>1835</text:p>
          </table:table-cell>
          <table:table-cell table:style-name="ce8" office:value-type="float" office:value="1898">
            <text:p>1898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846">
            <text:p>1846</text:p>
          </table:table-cell>
          <table:table-cell table:style-name="ce8" office:value-type="float" office:value="1828">
            <text:p>1828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827">
            <text:p>1827</text:p>
          </table:table-cell>
          <table:table-cell table:style-name="ce8" office:value-type="float" office:value="1875">
            <text:p>187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20M00S">
            <text:p>11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1923">
            <text:p>1923</text:p>
          </table:table-cell>
          <table:table-cell table:style-name="ce8" office:value-type="float" office:value="1881">
            <text:p>1881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812">
            <text:p>1812</text:p>
          </table:table-cell>
          <table:table-cell table:style-name="ce8" office:value-type="float" office:value="1822">
            <text:p>1822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846">
            <text:p>1846</text:p>
          </table:table-cell>
          <table:table-cell table:style-name="ce8" office:value-type="float" office:value="1868">
            <text:p>186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25M00S">
            <text:p>11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854">
            <text:p>1854</text:p>
          </table:table-cell>
          <table:table-cell table:style-name="ce8" office:value-type="float" office:value="1836">
            <text:p>1836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821">
            <text:p>1821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869">
            <text:p>1869</text:p>
          </table:table-cell>
          <table:table-cell table:style-name="ce8" office:value-type="float" office:value="1902">
            <text:p>190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30M00S">
            <text:p>11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72">
            <text:p>1872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1870">
            <text:p>1870</text:p>
          </table:table-cell>
          <table:table-cell table:style-name="ce8" office:value-type="float" office:value="1851">
            <text:p>1851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827">
            <text:p>1827</text:p>
          </table:table-cell>
          <table:table-cell table:style-name="ce8" office:value-type="float" office:value="1931">
            <text:p>193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35M00S">
            <text:p>11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867">
            <text:p>1867</text:p>
          </table:table-cell>
          <table:table-cell table:style-name="ce8" office:value-type="float" office:value="1882">
            <text:p>1882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435">
            <text:p>435</text:p>
          </table:table-cell>
          <table:table-cell table:style-name="ce8" office:value-type="float" office:value="1857">
            <text:p>1857</text:p>
          </table:table-cell>
          <table:table-cell table:style-name="ce8" office:value-type="float" office:value="1865">
            <text:p>1865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818">
            <text:p>1818</text:p>
          </table:table-cell>
          <table:table-cell table:style-name="ce8" office:value-type="float" office:value="1861">
            <text:p>186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40M00S">
            <text:p>11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9">
            <text:p>269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904">
            <text:p>1904</text:p>
          </table:table-cell>
          <table:table-cell table:style-name="ce8" office:value-type="float" office:value="1872">
            <text:p>1872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1876">
            <text:p>1876</text:p>
          </table:table-cell>
          <table:table-cell table:style-name="ce8" office:value-type="float" office:value="1783">
            <text:p>1783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1854">
            <text:p>185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45M00S">
            <text:p>11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911">
            <text:p>1911</text:p>
          </table:table-cell>
          <table:table-cell table:style-name="ce8" office:value-type="float" office:value="1885">
            <text:p>1885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844">
            <text:p>1844</text:p>
          </table:table-cell>
          <table:table-cell table:style-name="ce8" office:value-type="float" office:value="1777">
            <text:p>1777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70">
            <text:p>370</text:p>
          </table:table-cell>
          <table:table-cell table:number-columns-repeated="2" table:style-name="ce8" office:value-type="float" office:value="1884">
            <text:p>188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50M00S">
            <text:p>11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1797">
            <text:p>1797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52">
            <text:p>352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870">
            <text:p>1870</text:p>
          </table:table-cell>
          <table:table-cell table:style-name="ce8" office:value-type="float" office:value="1882">
            <text:p>188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55M00S">
            <text:p>11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895">
            <text:p>1895</text:p>
          </table:table-cell>
          <table:table-cell table:style-name="ce8" office:value-type="float" office:value="1905">
            <text:p>1905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436">
            <text:p>436</text:p>
          </table:table-cell>
          <table:table-cell table:style-name="ce8" office:value-type="float" office:value="1841">
            <text:p>1841</text:p>
          </table:table-cell>
          <table:table-cell table:style-name="ce8" office:value-type="float" office:value="1808">
            <text:p>1808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849">
            <text:p>1849</text:p>
          </table:table-cell>
          <table:table-cell table:style-name="ce8" office:value-type="float" office:value="1879">
            <text:p>187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00M00S">
            <text:p>12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895">
            <text:p>1895</text:p>
          </table:table-cell>
          <table:table-cell table:style-name="ce8" office:value-type="float" office:value="1874">
            <text:p>1874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801">
            <text:p>1801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857">
            <text:p>1857</text:p>
          </table:table-cell>
          <table:table-cell table:style-name="ce8" office:value-type="float" office:value="1896">
            <text:p>189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05M00S">
            <text:p>12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65">
            <text:p>1865</text:p>
          </table:table-cell>
          <table:table-cell table:style-name="ce8" office:value-type="float" office:value="1902">
            <text:p>1902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185">
            <text:p>185</text:p>
          </table:table-cell>
          <table:table-cell table:number-columns-repeated="2" table:style-name="ce8" office:value-type="float" office:value="399">
            <text:p>399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1770">
            <text:p>1770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780">
            <text:p>1780</text:p>
          </table:table-cell>
          <table:table-cell table:style-name="ce8" office:value-type="float" office:value="1866">
            <text:p>186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10M00S">
            <text:p>12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880">
            <text:p>1880</text:p>
          </table:table-cell>
          <table:table-cell table:style-name="ce8" office:value-type="float" office:value="1864">
            <text:p>1864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774">
            <text:p>1774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791">
            <text:p>1791</text:p>
          </table:table-cell>
          <table:table-cell table:style-name="ce8" office:value-type="float" office:value="1862">
            <text:p>186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15M00S">
            <text:p>12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1880">
            <text:p>1880</text:p>
          </table:table-cell>
          <table:table-cell table:style-name="ce8" office:value-type="float" office:value="1907">
            <text:p>1907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1867">
            <text:p>1867</text:p>
          </table:table-cell>
          <table:table-cell table:style-name="ce8" office:value-type="float" office:value="1840">
            <text:p>1840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93">
            <text:p>1793</text:p>
          </table:table-cell>
          <table:table-cell table:style-name="ce8" office:value-type="float" office:value="1917">
            <text:p>191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20M00S">
            <text:p>12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441">
            <text:p>441</text:p>
          </table:table-cell>
          <table:table-cell table:style-name="ce8" office:value-type="float" office:value="1838">
            <text:p>1838</text:p>
          </table:table-cell>
          <table:table-cell table:style-name="ce8" office:value-type="float" office:value="1858">
            <text:p>1858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786">
            <text:p>1786</text:p>
          </table:table-cell>
          <table:table-cell table:style-name="ce8" office:value-type="float" office:value="1811">
            <text:p>181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83">
            <text:p>183</text:p>
          </table:table-cell>
          <table:table-cell table:number-columns-repeated="2" table:style-name="ce8" office:value-type="float" office:value="388">
            <text:p>388</text:p>
          </table:table-cell>
          <table:table-cell table:style-name="ce8" office:value-type="float" office:value="1841">
            <text:p>1841</text:p>
          </table:table-cell>
          <table:table-cell table:style-name="ce8" office:value-type="float" office:value="1791">
            <text:p>179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25M00S">
            <text:p>12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865">
            <text:p>1865</text:p>
          </table:table-cell>
          <table:table-cell table:style-name="ce8" office:value-type="float" office:value="1845">
            <text:p>1845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790">
            <text:p>1790</text:p>
          </table:table-cell>
          <table:table-cell table:style-name="ce8" office:value-type="float" office:value="1800">
            <text:p>1800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81">
            <text:p>181</text:p>
          </table:table-cell>
          <table:table-cell table:number-columns-repeated="2" table:style-name="ce8" office:value-type="float" office:value="376">
            <text:p>376</text:p>
          </table:table-cell>
          <table:table-cell table:style-name="ce8" office:value-type="float" office:value="1822">
            <text:p>1822</text:p>
          </table:table-cell>
          <table:table-cell table:style-name="ce8" office:value-type="float" office:value="1827">
            <text:p>182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30M00S">
            <text:p>12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865">
            <text:p>1865</text:p>
          </table:table-cell>
          <table:table-cell table:style-name="ce8" office:value-type="float" office:value="1897">
            <text:p>1897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876">
            <text:p>1876</text:p>
          </table:table-cell>
          <table:table-cell table:style-name="ce8" office:value-type="float" office:value="1859">
            <text:p>1859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21">
            <text:p>1821</text:p>
          </table:table-cell>
          <table:table-cell table:style-name="ce8" office:value-type="float" office:value="1876">
            <text:p>187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35M00S">
            <text:p>12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886">
            <text:p>1886</text:p>
          </table:table-cell>
          <table:table-cell table:style-name="ce8" office:value-type="float" office:value="1847">
            <text:p>1847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817">
            <text:p>1817</text:p>
          </table:table-cell>
          <table:table-cell table:style-name="ce8" office:value-type="float" office:value="1784">
            <text:p>1784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1868">
            <text:p>186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40M00S">
            <text:p>12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1827">
            <text:p>1827</text:p>
          </table:table-cell>
          <table:table-cell table:style-name="ce8" office:value-type="float" office:value="1894">
            <text:p>1894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870">
            <text:p>1870</text:p>
          </table:table-cell>
          <table:table-cell table:style-name="ce8" office:value-type="float" office:value="1804">
            <text:p>1804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817">
            <text:p>1817</text:p>
          </table:table-cell>
          <table:table-cell table:style-name="ce8" office:value-type="float" office:value="1865">
            <text:p>186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45M00S">
            <text:p>12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867">
            <text:p>1867</text:p>
          </table:table-cell>
          <table:table-cell table:style-name="ce8" office:value-type="float" office:value="269">
            <text:p>269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895">
            <text:p>1895</text:p>
          </table:table-cell>
          <table:table-cell table:style-name="ce8" office:value-type="float" office:value="1843">
            <text:p>1843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91">
            <text:p>1791</text:p>
          </table:table-cell>
          <table:table-cell table:style-name="ce8" office:value-type="float" office:value="1884">
            <text:p>188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50M00S">
            <text:p>12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898">
            <text:p>1898</text:p>
          </table:table-cell>
          <table:table-cell table:style-name="ce8" office:value-type="float" office:value="1848">
            <text:p>1848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80">
            <text:p>1880</text:p>
          </table:table-cell>
          <table:table-cell table:style-name="ce8" office:value-type="float" office:value="1817">
            <text:p>1817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53">
            <text:p>353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1787">
            <text:p>1787</text:p>
          </table:table-cell>
          <table:table-cell table:style-name="ce8" office:value-type="float" office:value="1919">
            <text:p>191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55M00S">
            <text:p>12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1921">
            <text:p>1921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95">
            <text:p>195</text:p>
          </table:table-cell>
          <table:table-cell table:number-columns-repeated="2" table:style-name="ce8" office:value-type="float" office:value="386">
            <text:p>386</text:p>
          </table:table-cell>
          <table:table-cell table:number-columns-repeated="2" table:style-name="ce8" office:value-type="float" office:value="1817">
            <text:p>1817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845">
            <text:p>1845</text:p>
          </table:table-cell>
          <table:table-cell table:style-name="ce8" office:value-type="float" office:value="1915">
            <text:p>191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00M00S">
            <text:p>13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921">
            <text:p>1921</text:p>
          </table:table-cell>
          <table:table-cell table:style-name="ce8" office:value-type="float" office:value="1900">
            <text:p>19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873">
            <text:p>1873</text:p>
          </table:table-cell>
          <table:table-cell table:style-name="ce8" office:value-type="float" office:value="1789">
            <text:p>1789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798">
            <text:p>1798</text:p>
          </table:table-cell>
          <table:table-cell table:style-name="ce8" office:value-type="float" office:value="1866">
            <text:p>186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05M00S">
            <text:p>13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426">
            <text:p>426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1872">
            <text:p>1872</text:p>
          </table:table-cell>
          <table:table-cell table:style-name="ce8" office:value-type="float" office:value="1912">
            <text:p>1912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784">
            <text:p>1784</text:p>
          </table:table-cell>
          <table:table-cell table:style-name="ce8" office:value-type="float" office:value="1851">
            <text:p>1851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872">
            <text:p>1872</text:p>
          </table:table-cell>
          <table:table-cell table:style-name="ce8" office:value-type="float" office:value="1896">
            <text:p>189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10M00S">
            <text:p>13:10:00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832">
            <text:p>1832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77">
            <text:p>177</text:p>
          </table:table-cell>
          <table:table-cell table:number-columns-repeated="2" table:style-name="ce8" office:value-type="float" office:value="395">
            <text:p>395</text:p>
          </table:table-cell>
          <table:table-cell table:style-name="ce8" office:value-type="float" office:value="1866">
            <text:p>1866</text:p>
          </table:table-cell>
          <table:table-cell table:style-name="ce8" office:value-type="float" office:value="1909">
            <text:p>1909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805">
            <text:p>1805</text:p>
          </table:table-cell>
          <table:table-cell table:style-name="ce8" office:value-type="float" office:value="1906">
            <text:p>190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15M00S">
            <text:p>13:15:00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02">
            <text:p>202</text:p>
          </table:table-cell>
          <table:table-cell table:number-columns-repeated="2" table:style-name="ce8" office:value-type="float" office:value="404">
            <text:p>404</text:p>
          </table:table-cell>
          <table:table-cell table:style-name="ce8" office:value-type="float" office:value="1908">
            <text:p>1908</text:p>
          </table:table-cell>
          <table:table-cell table:style-name="ce8" office:value-type="float" office:value="1943">
            <text:p>1943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847">
            <text:p>1847</text:p>
          </table:table-cell>
          <table:table-cell table:style-name="ce8" office:value-type="float" office:value="1800">
            <text:p>1800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855">
            <text:p>1855</text:p>
          </table:table-cell>
          <table:table-cell table:style-name="ce8" office:value-type="float" office:value="1862">
            <text:p>186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20M00S">
            <text:p>13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844">
            <text:p>1844</text:p>
          </table:table-cell>
          <table:table-cell table:style-name="ce8" office:value-type="float" office:value="1867">
            <text:p>1867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859">
            <text:p>1859</text:p>
          </table:table-cell>
          <table:table-cell table:style-name="ce8" office:value-type="float" office:value="1809">
            <text:p>1809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794">
            <text:p>1794</text:p>
          </table:table-cell>
          <table:table-cell table:style-name="ce8" office:value-type="float" office:value="1931">
            <text:p>193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25M00S">
            <text:p>13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951">
            <text:p>1951</text:p>
          </table:table-cell>
          <table:table-cell table:style-name="ce8" office:value-type="float" office:value="1891">
            <text:p>1891</text:p>
          </table:table-cell>
          <table:table-cell table:style-name="ce8" office:value-type="float" office:value="274">
            <text:p>27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1889">
            <text:p>1889</text:p>
          </table:table-cell>
          <table:table-cell table:style-name="ce8" office:value-type="float" office:value="1852">
            <text:p>1852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1822">
            <text:p>1822</text:p>
          </table:table-cell>
          <table:table-cell table:style-name="ce8" office:value-type="float" office:value="1912">
            <text:p>191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30M00S">
            <text:p>13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959">
            <text:p>1959</text:p>
          </table:table-cell>
          <table:table-cell table:style-name="ce8" office:value-type="float" office:value="1866">
            <text:p>1866</text:p>
          </table:table-cell>
          <table:table-cell table:style-name="ce8" office:value-type="float" office:value="274">
            <text:p>274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1796">
            <text:p>1796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90">
            <text:p>1790</text:p>
          </table:table-cell>
          <table:table-cell table:style-name="ce8" office:value-type="float" office:value="1914">
            <text:p>191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35M00S">
            <text:p>13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859">
            <text:p>1859</text:p>
          </table:table-cell>
          <table:table-cell table:style-name="ce8" office:value-type="float" office:value="1873">
            <text:p>1873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798">
            <text:p>1798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882">
            <text:p>1882</text:p>
          </table:table-cell>
          <table:table-cell table:style-name="ce8" office:value-type="float" office:value="1917">
            <text:p>191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40M00S">
            <text:p>13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894">
            <text:p>1894</text:p>
          </table:table-cell>
          <table:table-cell table:style-name="ce8" office:value-type="float" office:value="1909">
            <text:p>1909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63">
            <text:p>1863</text:p>
          </table:table-cell>
          <table:table-cell table:style-name="ce8" office:value-type="float" office:value="1822">
            <text:p>1822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848">
            <text:p>1848</text:p>
          </table:table-cell>
          <table:table-cell table:style-name="ce8" office:value-type="float" office:value="1884">
            <text:p>188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45M00S">
            <text:p>13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837">
            <text:p>1837</text:p>
          </table:table-cell>
          <table:table-cell table:style-name="ce8" office:value-type="float" office:value="1898">
            <text:p>1898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186">
            <text:p>186</text:p>
          </table:table-cell>
          <table:table-cell table:number-columns-repeated="2" table:style-name="ce8" office:value-type="float" office:value="402">
            <text:p>402</text:p>
          </table:table-cell>
          <table:table-cell table:style-name="ce8" office:value-type="float" office:value="1907">
            <text:p>1907</text:p>
          </table:table-cell>
          <table:table-cell table:style-name="ce8" office:value-type="float" office:value="1870">
            <text:p>1870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45">
            <text:p>345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805">
            <text:p>1805</text:p>
          </table:table-cell>
          <table:table-cell table:style-name="ce8" office:value-type="float" office:value="1889">
            <text:p>188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50M00S">
            <text:p>13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900">
            <text:p>1900</text:p>
          </table:table-cell>
          <table:table-cell table:style-name="ce8" office:value-type="float" office:value="1916">
            <text:p>1916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437">
            <text:p>437</text:p>
          </table:table-cell>
          <table:table-cell table:style-name="ce8" office:value-type="float" office:value="1892">
            <text:p>1892</text:p>
          </table:table-cell>
          <table:table-cell table:style-name="ce8" office:value-type="float" office:value="1869">
            <text:p>1869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787">
            <text:p>1787</text:p>
          </table:table-cell>
          <table:table-cell table:style-name="ce8" office:value-type="float" office:value="1910">
            <text:p>191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55M00S">
            <text:p>13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928">
            <text:p>1928</text:p>
          </table:table-cell>
          <table:table-cell table:style-name="ce8" office:value-type="float" office:value="1860">
            <text:p>1860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838">
            <text:p>1838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818">
            <text:p>1818</text:p>
          </table:table-cell>
          <table:table-cell table:style-name="ce8" office:value-type="float" office:value="1914">
            <text:p>191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00M00S">
            <text:p>14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894">
            <text:p>1894</text:p>
          </table:table-cell>
          <table:table-cell table:style-name="ce8" office:value-type="float" office:value="1860">
            <text:p>1860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812">
            <text:p>1812</text:p>
          </table:table-cell>
          <table:table-cell table:style-name="ce8" office:value-type="float" office:value="1818">
            <text:p>1818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824">
            <text:p>1824</text:p>
          </table:table-cell>
          <table:table-cell table:style-name="ce8" office:value-type="float" office:value="1889">
            <text:p>188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05M00S">
            <text:p>14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922">
            <text:p>1922</text:p>
          </table:table-cell>
          <table:table-cell table:style-name="ce8" office:value-type="float" office:value="1905">
            <text:p>1905</text:p>
          </table:table-cell>
          <table:table-cell table:style-name="ce8" office:value-type="float" office:value="273">
            <text:p>273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40">
            <text:p>1840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45">
            <text:p>345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839">
            <text:p>1839</text:p>
          </table:table-cell>
          <table:table-cell table:style-name="ce8" office:value-type="float" office:value="1945">
            <text:p>194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10M00S">
            <text:p>14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1887">
            <text:p>1887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1786">
            <text:p>1786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854">
            <text:p>1854</text:p>
          </table:table-cell>
          <table:table-cell table:style-name="ce8" office:value-type="float" office:value="1899">
            <text:p>189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15M00S">
            <text:p>14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890">
            <text:p>1890</text:p>
          </table:table-cell>
          <table:table-cell table:style-name="ce8" office:value-type="float" office:value="1892">
            <text:p>1892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871">
            <text:p>1871</text:p>
          </table:table-cell>
          <table:table-cell table:style-name="ce8" office:value-type="float" office:value="1841">
            <text:p>184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753">
            <text:p>1753</text:p>
          </table:table-cell>
          <table:table-cell table:style-name="ce8" office:value-type="float" office:value="1861">
            <text:p>186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20M00S">
            <text:p>14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908">
            <text:p>1908</text:p>
          </table:table-cell>
          <table:table-cell table:style-name="ce8" office:value-type="float" office:value="1912">
            <text:p>1912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812">
            <text:p>1812</text:p>
          </table:table-cell>
          <table:table-cell table:style-name="ce8" office:value-type="float" office:value="1837">
            <text:p>1837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775">
            <text:p>1775</text:p>
          </table:table-cell>
          <table:table-cell table:style-name="ce8" office:value-type="float" office:value="1871">
            <text:p>187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25M00S">
            <text:p>14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859">
            <text:p>1859</text:p>
          </table:table-cell>
          <table:table-cell table:style-name="ce8" office:value-type="float" office:value="1891">
            <text:p>1891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871">
            <text:p>1871</text:p>
          </table:table-cell>
          <table:table-cell table:style-name="ce8" office:value-type="float" office:value="1820">
            <text:p>1820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1789">
            <text:p>1789</text:p>
          </table:table-cell>
          <table:table-cell table:style-name="ce8" office:value-type="float" office:value="1856">
            <text:p>185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30M00S">
            <text:p>14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917">
            <text:p>1917</text:p>
          </table:table-cell>
          <table:table-cell table:style-name="ce8" office:value-type="float" office:value="1842">
            <text:p>1842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53">
            <text:p>1853</text:p>
          </table:table-cell>
          <table:table-cell table:style-name="ce8" office:value-type="float" office:value="1873">
            <text:p>1873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1813">
            <text:p>1813</text:p>
          </table:table-cell>
          <table:table-cell table:style-name="ce8" office:value-type="float" office:value="1882">
            <text:p>188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35M00S">
            <text:p>14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890">
            <text:p>1890</text:p>
          </table:table-cell>
          <table:table-cell table:style-name="ce8" office:value-type="float" office:value="1879">
            <text:p>1879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855">
            <text:p>1855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788">
            <text:p>1788</text:p>
          </table:table-cell>
          <table:table-cell table:style-name="ce8" office:value-type="float" office:value="1915">
            <text:p>191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40M00S">
            <text:p>14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906">
            <text:p>1906</text:p>
          </table:table-cell>
          <table:table-cell table:style-name="ce8" office:value-type="float" office:value="1849">
            <text:p>1849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1844">
            <text:p>1844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836">
            <text:p>1836</text:p>
          </table:table-cell>
          <table:table-cell table:style-name="ce8" office:value-type="float" office:value="1864">
            <text:p>186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45M00S">
            <text:p>14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884">
            <text:p>1884</text:p>
          </table:table-cell>
          <table:table-cell table:style-name="ce8" office:value-type="float" office:value="1889">
            <text:p>1889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881">
            <text:p>1881</text:p>
          </table:table-cell>
          <table:table-cell table:style-name="ce8" office:value-type="float" office:value="1822">
            <text:p>1822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843">
            <text:p>1843</text:p>
          </table:table-cell>
          <table:table-cell table:style-name="ce8" office:value-type="float" office:value="1870">
            <text:p>187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50M00S">
            <text:p>14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900">
            <text:p>1900</text:p>
          </table:table-cell>
          <table:table-cell table:style-name="ce8" office:value-type="float" office:value="1835">
            <text:p>1835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908">
            <text:p>1908</text:p>
          </table:table-cell>
          <table:table-cell table:style-name="ce8" office:value-type="float" office:value="1817">
            <text:p>1817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837">
            <text:p>1837</text:p>
          </table:table-cell>
          <table:table-cell table:style-name="ce8" office:value-type="float" office:value="1865">
            <text:p>186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55M00S">
            <text:p>14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905">
            <text:p>1905</text:p>
          </table:table-cell>
          <table:table-cell table:style-name="ce8" office:value-type="float" office:value="1899">
            <text:p>1899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1796">
            <text:p>1796</text:p>
          </table:table-cell>
          <table:table-cell table:style-name="ce8" office:value-type="float" office:value="1808">
            <text:p>1808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851">
            <text:p>1851</text:p>
          </table:table-cell>
          <table:table-cell table:style-name="ce8" office:value-type="float" office:value="1871">
            <text:p>187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5H00M00S">
            <text:p>15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943">
            <text:p>1943</text:p>
          </table:table-cell>
          <table:table-cell table:style-name="ce8" office:value-type="float" office:value="1883">
            <text:p>1883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47">
            <text:p>347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854">
            <text:p>1854</text:p>
          </table:table-cell>
          <table:table-cell table:style-name="ce8" office:value-type="float" office:value="1906">
            <text:p>1906</text:p>
          </table:table-cell>
          <table:table-cell table:number-columns-repeated="1004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nalysis" table:style-name="ta5" table:print="false">
        <office:forms form:automatic-focus="false" form:apply-design-mode="false"/>
        <table:table-column table:style-name="co4" table:default-cell-style-name="ce9"/>
        <table:table-column table:style-name="co4" table:number-columns-repeated="6" table:default-cell-style-name="ce10"/>
        <table:table-column table:style-name="co4" table:default-cell-style-name="Default"/>
        <table:table-row table:style-name="ro3">
          <table:table-cell table:style-name="Default" office:value-type="string">
            <text:p>Time</text:p>
          </table:table-cell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>
            <draw:frame table:end-cell-address="Analysis.O19" table:end-x="0.1713in" table:end-y="0.1272in" draw:z-index="0" draw:name="Chart 1" draw:style-name="gr1" draw:text-style-name="P1" svg:width="6.2996in" svg:height="3.5429in" svg:x="0.0949in" svg:y="0.1228in">
              <draw:object draw:notify-on-update-of-ranges="Analysis.A2:Analysis.A362 Analysis.B1:Analysis.B1 Analysis.B2:Analysis.B362 Analysis.A2:Analysis.A362 Analysis.C1:Analysis.C1 Analysis.C2:Analysis.C362 Analysis.A2:Analysis.A362 Analysis.D1:Analysis.D1 Analysis.D2:Analysis.D362 Analysis.A2:Analysis.A362 Analysis.E1:Analysis.E1 Analysis.E2:Analysis.E362 Analysis.A2:Analysis.A362 Analysis.F1:Analysis.F1 Analysis.F2:Analysis.F362 Analysis.A2:Analysis.A362 Analysis.G1:Analysis.G1 Analysis.G2:Analysis.G36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4">
          <table:table-cell table:formula="of:=TIME(2;0;0)+[$'Raw Data'.A7]" office:value-type="time" office:time-value="PT02H00M00S">
            <text:p>02:00:00</text:p>
          </table:table-cell>
          <table:table-cell table:formula="of:=AVERAGE([$'Raw Data'.C7];[$'Raw Data'.I7];[$'Raw Data'.O7])" office:value-type="float" office:value="232">
            <text:p>232</text:p>
          </table:table-cell>
          <table:table-cell table:formula="of:=AVERAGE([$'Raw Data'.D7];[$'Raw Data'.J7];[$'Raw Data'.P7])" office:value-type="float" office:value="181.666666666667">
            <text:p>182</text:p>
          </table:table-cell>
          <table:table-cell table:formula="of:=AVERAGE([$'Raw Data'.E7];[$'Raw Data'.K7];[$'Raw Data'.Q7])" office:value-type="float" office:value="373">
            <text:p>373</text:p>
          </table:table-cell>
          <table:table-cell table:formula="of:=AVERAGE([$'Raw Data'.F7];[$'Raw Data'.L7];[$'Raw Data'.R7])" office:value-type="float" office:value="397.666666666667">
            <text:p>398</text:p>
          </table:table-cell>
          <table:table-cell table:formula="of:=AVERAGE([$'Raw Data'.G7];[$'Raw Data'.M7];[$'Raw Data'.S7])" office:value-type="float" office:value="1336.33333333333">
            <text:p>1336</text:p>
          </table:table-cell>
          <table:table-cell table:formula="of:=AVERAGE([$'Raw Data'.H7];[$'Raw Data'.N7];[$'Raw Data'.T7])" office:value-type="float" office:value="1287.33333333333">
            <text:p>1287</text:p>
          </table:table-cell>
          <table:table-cell/>
        </table:table-row>
        <table:table-row table:style-name="ro4">
          <table:table-cell table:formula="of:=TIME(2;0;0)+[$'Raw Data'.A8]" office:value-type="time" office:time-value="PT02H01M00S">
            <text:p>02:01:00</text:p>
          </table:table-cell>
          <table:table-cell table:formula="of:=AVERAGE([$'Raw Data'.C8];[$'Raw Data'.I8];[$'Raw Data'.O8])" office:value-type="float" office:value="231.333333333333">
            <text:p>231</text:p>
          </table:table-cell>
          <table:table-cell table:formula="of:=AVERAGE([$'Raw Data'.D8];[$'Raw Data'.J8];[$'Raw Data'.P8])" office:value-type="float" office:value="179.333333333333">
            <text:p>179</text:p>
          </table:table-cell>
          <table:table-cell table:formula="of:=AVERAGE([$'Raw Data'.E8];[$'Raw Data'.K8];[$'Raw Data'.Q8])" office:value-type="float" office:value="383.333333333333">
            <text:p>383</text:p>
          </table:table-cell>
          <table:table-cell table:formula="of:=AVERAGE([$'Raw Data'.F8];[$'Raw Data'.L8];[$'Raw Data'.R8])" office:value-type="float" office:value="396.333333333333">
            <text:p>396</text:p>
          </table:table-cell>
          <table:table-cell table:formula="of:=AVERAGE([$'Raw Data'.G8];[$'Raw Data'.M8];[$'Raw Data'.S8])" office:value-type="float" office:value="1311.33333333333">
            <text:p>1311</text:p>
          </table:table-cell>
          <table:table-cell table:formula="of:=AVERAGE([$'Raw Data'.H8];[$'Raw Data'.N8];[$'Raw Data'.T8])" office:value-type="float" office:value="1289">
            <text:p>1289</text:p>
          </table:table-cell>
          <table:table-cell/>
        </table:table-row>
        <table:table-row table:style-name="ro4">
          <table:table-cell table:formula="of:=TIME(2;0;0)+[$'Raw Data'.A9]" office:value-type="time" office:time-value="PT02H02M00S">
            <text:p>02:02:00</text:p>
          </table:table-cell>
          <table:table-cell table:formula="of:=AVERAGE([$'Raw Data'.C9];[$'Raw Data'.I9];[$'Raw Data'.O9])" office:value-type="float" office:value="234.333333333333">
            <text:p>234</text:p>
          </table:table-cell>
          <table:table-cell table:formula="of:=AVERAGE([$'Raw Data'.D9];[$'Raw Data'.J9];[$'Raw Data'.P9])" office:value-type="float" office:value="184.666666666667">
            <text:p>185</text:p>
          </table:table-cell>
          <table:table-cell table:formula="of:=AVERAGE([$'Raw Data'.E9];[$'Raw Data'.K9];[$'Raw Data'.Q9])" office:value-type="float" office:value="379.666666666667">
            <text:p>380</text:p>
          </table:table-cell>
          <table:table-cell table:formula="of:=AVERAGE([$'Raw Data'.F9];[$'Raw Data'.L9];[$'Raw Data'.R9])" office:value-type="float" office:value="385">
            <text:p>385</text:p>
          </table:table-cell>
          <table:table-cell table:formula="of:=AVERAGE([$'Raw Data'.G9];[$'Raw Data'.M9];[$'Raw Data'.S9])" office:value-type="float" office:value="1337">
            <text:p>1337</text:p>
          </table:table-cell>
          <table:table-cell table:formula="of:=AVERAGE([$'Raw Data'.H9];[$'Raw Data'.N9];[$'Raw Data'.T9])" office:value-type="float" office:value="1273.33333333333">
            <text:p>1273</text:p>
          </table:table-cell>
          <table:table-cell/>
        </table:table-row>
        <table:table-row table:style-name="ro4">
          <table:table-cell table:formula="of:=TIME(2;0;0)+[$'Raw Data'.A10]" office:value-type="time" office:time-value="PT02H03M00S">
            <text:p>02:03:00</text:p>
          </table:table-cell>
          <table:table-cell table:formula="of:=AVERAGE([$'Raw Data'.C10];[$'Raw Data'.I10];[$'Raw Data'.O10])" office:value-type="float" office:value="225.666666666667">
            <text:p>226</text:p>
          </table:table-cell>
          <table:table-cell table:formula="of:=AVERAGE([$'Raw Data'.D10];[$'Raw Data'.J10];[$'Raw Data'.P10])" office:value-type="float" office:value="173">
            <text:p>173</text:p>
          </table:table-cell>
          <table:table-cell table:formula="of:=AVERAGE([$'Raw Data'.E10];[$'Raw Data'.K10];[$'Raw Data'.Q10])" office:value-type="float" office:value="375">
            <text:p>375</text:p>
          </table:table-cell>
          <table:table-cell table:formula="of:=AVERAGE([$'Raw Data'.F10];[$'Raw Data'.L10];[$'Raw Data'.R10])" office:value-type="float" office:value="393">
            <text:p>393</text:p>
          </table:table-cell>
          <table:table-cell table:formula="of:=AVERAGE([$'Raw Data'.G10];[$'Raw Data'.M10];[$'Raw Data'.S10])" office:value-type="float" office:value="1324.33333333333">
            <text:p>1324</text:p>
          </table:table-cell>
          <table:table-cell table:formula="of:=AVERAGE([$'Raw Data'.H10];[$'Raw Data'.N10];[$'Raw Data'.T10])" office:value-type="float" office:value="1273.66666666667">
            <text:p>1274</text:p>
          </table:table-cell>
          <table:table-cell/>
        </table:table-row>
        <table:table-row table:style-name="ro4">
          <table:table-cell table:formula="of:=TIME(2;0;0)+[$'Raw Data'.A11]" office:value-type="time" office:time-value="PT02H04M00S">
            <text:p>02:04:00</text:p>
          </table:table-cell>
          <table:table-cell table:formula="of:=AVERAGE([$'Raw Data'.C11];[$'Raw Data'.I11];[$'Raw Data'.O11])" office:value-type="float" office:value="231.666666666667">
            <text:p>232</text:p>
          </table:table-cell>
          <table:table-cell table:formula="of:=AVERAGE([$'Raw Data'.D11];[$'Raw Data'.J11];[$'Raw Data'.P11])" office:value-type="float" office:value="185">
            <text:p>185</text:p>
          </table:table-cell>
          <table:table-cell table:formula="of:=AVERAGE([$'Raw Data'.E11];[$'Raw Data'.K11];[$'Raw Data'.Q11])" office:value-type="float" office:value="376.666666666667">
            <text:p>377</text:p>
          </table:table-cell>
          <table:table-cell table:formula="of:=AVERAGE([$'Raw Data'.F11];[$'Raw Data'.L11];[$'Raw Data'.R11])" office:value-type="float" office:value="399">
            <text:p>399</text:p>
          </table:table-cell>
          <table:table-cell table:formula="of:=AVERAGE([$'Raw Data'.G11];[$'Raw Data'.M11];[$'Raw Data'.S11])" office:value-type="float" office:value="1316.66666666667">
            <text:p>1317</text:p>
          </table:table-cell>
          <table:table-cell table:formula="of:=AVERAGE([$'Raw Data'.H11];[$'Raw Data'.N11];[$'Raw Data'.T11])" office:value-type="float" office:value="1305.66666666667">
            <text:p>1306</text:p>
          </table:table-cell>
          <table:table-cell/>
        </table:table-row>
        <table:table-row table:style-name="ro4">
          <table:table-cell table:formula="of:=TIME(2;0;0)+[$'Raw Data'.A12]" office:value-type="time" office:time-value="PT02H05M00S">
            <text:p>02:05:00</text:p>
          </table:table-cell>
          <table:table-cell table:formula="of:=AVERAGE([$'Raw Data'.C12];[$'Raw Data'.I12];[$'Raw Data'.O12])" office:value-type="float" office:value="226.666666666667">
            <text:p>227</text:p>
          </table:table-cell>
          <table:table-cell table:formula="of:=AVERAGE([$'Raw Data'.D12];[$'Raw Data'.J12];[$'Raw Data'.P12])" office:value-type="float" office:value="180.666666666667">
            <text:p>181</text:p>
          </table:table-cell>
          <table:table-cell table:formula="of:=AVERAGE([$'Raw Data'.E12];[$'Raw Data'.K12];[$'Raw Data'.Q12])" office:value-type="float" office:value="379.333333333333">
            <text:p>379</text:p>
          </table:table-cell>
          <table:table-cell table:formula="of:=AVERAGE([$'Raw Data'.F12];[$'Raw Data'.L12];[$'Raw Data'.R12])" office:value-type="float" office:value="387">
            <text:p>387</text:p>
          </table:table-cell>
          <table:table-cell table:formula="of:=AVERAGE([$'Raw Data'.G12];[$'Raw Data'.M12];[$'Raw Data'.S12])" office:value-type="float" office:value="1345.33333333333">
            <text:p>1345</text:p>
          </table:table-cell>
          <table:table-cell table:formula="of:=AVERAGE([$'Raw Data'.H12];[$'Raw Data'.N12];[$'Raw Data'.T12])" office:value-type="float" office:value="1321">
            <text:p>1321</text:p>
          </table:table-cell>
          <table:table-cell/>
        </table:table-row>
        <table:table-row table:style-name="ro4">
          <table:table-cell table:formula="of:=TIME(2;0;0)+[$'Raw Data'.A13]" office:value-type="time" office:time-value="PT02H06M00S">
            <text:p>02:06:00</text:p>
          </table:table-cell>
          <table:table-cell table:formula="of:=AVERAGE([$'Raw Data'.C13];[$'Raw Data'.I13];[$'Raw Data'.O13])" office:value-type="float" office:value="231">
            <text:p>231</text:p>
          </table:table-cell>
          <table:table-cell table:formula="of:=AVERAGE([$'Raw Data'.D13];[$'Raw Data'.J13];[$'Raw Data'.P13])" office:value-type="float" office:value="175">
            <text:p>175</text:p>
          </table:table-cell>
          <table:table-cell table:formula="of:=AVERAGE([$'Raw Data'.E13];[$'Raw Data'.K13];[$'Raw Data'.Q13])" office:value-type="float" office:value="382.333333333333">
            <text:p>382</text:p>
          </table:table-cell>
          <table:table-cell table:formula="of:=AVERAGE([$'Raw Data'.F13];[$'Raw Data'.L13];[$'Raw Data'.R13])" office:value-type="float" office:value="385.666666666667">
            <text:p>386</text:p>
          </table:table-cell>
          <table:table-cell table:formula="of:=AVERAGE([$'Raw Data'.G13];[$'Raw Data'.M13];[$'Raw Data'.S13])" office:value-type="float" office:value="1357">
            <text:p>1357</text:p>
          </table:table-cell>
          <table:table-cell table:formula="of:=AVERAGE([$'Raw Data'.H13];[$'Raw Data'.N13];[$'Raw Data'.T13])" office:value-type="float" office:value="1282.66666666667">
            <text:p>1283</text:p>
          </table:table-cell>
          <table:table-cell/>
        </table:table-row>
        <table:table-row table:style-name="ro4">
          <table:table-cell table:formula="of:=TIME(2;0;0)+[$'Raw Data'.A14]" office:value-type="time" office:time-value="PT02H07M00S">
            <text:p>02:07:00</text:p>
          </table:table-cell>
          <table:table-cell table:formula="of:=AVERAGE([$'Raw Data'.C14];[$'Raw Data'.I14];[$'Raw Data'.O14])" office:value-type="float" office:value="243.333333333333">
            <text:p>243</text:p>
          </table:table-cell>
          <table:table-cell table:formula="of:=AVERAGE([$'Raw Data'.D14];[$'Raw Data'.J14];[$'Raw Data'.P14])" office:value-type="float" office:value="181.333333333333">
            <text:p>181</text:p>
          </table:table-cell>
          <table:table-cell table:formula="of:=AVERAGE([$'Raw Data'.E14];[$'Raw Data'.K14];[$'Raw Data'.Q14])" office:value-type="float" office:value="390.333333333333">
            <text:p>390</text:p>
          </table:table-cell>
          <table:table-cell table:formula="of:=AVERAGE([$'Raw Data'.F14];[$'Raw Data'.L14];[$'Raw Data'.R14])" office:value-type="float" office:value="393.333333333333">
            <text:p>393</text:p>
          </table:table-cell>
          <table:table-cell table:formula="of:=AVERAGE([$'Raw Data'.G14];[$'Raw Data'.M14];[$'Raw Data'.S14])" office:value-type="float" office:value="1348.33333333333">
            <text:p>1348</text:p>
          </table:table-cell>
          <table:table-cell table:formula="of:=AVERAGE([$'Raw Data'.H14];[$'Raw Data'.N14];[$'Raw Data'.T14])" office:value-type="float" office:value="1315.33333333333">
            <text:p>1315</text:p>
          </table:table-cell>
          <table:table-cell/>
        </table:table-row>
        <table:table-row table:style-name="ro4">
          <table:table-cell table:formula="of:=TIME(2;0;0)+[$'Raw Data'.A15]" office:value-type="time" office:time-value="PT02H08M00S">
            <text:p>02:08:00</text:p>
          </table:table-cell>
          <table:table-cell table:formula="of:=AVERAGE([$'Raw Data'.C15];[$'Raw Data'.I15];[$'Raw Data'.O15])" office:value-type="float" office:value="242.333333333333">
            <text:p>242</text:p>
          </table:table-cell>
          <table:table-cell table:formula="of:=AVERAGE([$'Raw Data'.D15];[$'Raw Data'.J15];[$'Raw Data'.P15])" office:value-type="float" office:value="182.333333333333">
            <text:p>182</text:p>
          </table:table-cell>
          <table:table-cell table:formula="of:=AVERAGE([$'Raw Data'.E15];[$'Raw Data'.K15];[$'Raw Data'.Q15])" office:value-type="float" office:value="378.333333333333">
            <text:p>378</text:p>
          </table:table-cell>
          <table:table-cell table:formula="of:=AVERAGE([$'Raw Data'.F15];[$'Raw Data'.L15];[$'Raw Data'.R15])" office:value-type="float" office:value="386">
            <text:p>386</text:p>
          </table:table-cell>
          <table:table-cell table:formula="of:=AVERAGE([$'Raw Data'.G15];[$'Raw Data'.M15];[$'Raw Data'.S15])" office:value-type="float" office:value="1373.33333333333">
            <text:p>1373</text:p>
          </table:table-cell>
          <table:table-cell table:formula="of:=AVERAGE([$'Raw Data'.H15];[$'Raw Data'.N15];[$'Raw Data'.T15])" office:value-type="float" office:value="1291.33333333333">
            <text:p>1291</text:p>
          </table:table-cell>
          <table:table-cell/>
        </table:table-row>
        <table:table-row table:style-name="ro4">
          <table:table-cell table:formula="of:=TIME(2;0;0)+[$'Raw Data'.A16]" office:value-type="time" office:time-value="PT02H09M00S">
            <text:p>02:09:00</text:p>
          </table:table-cell>
          <table:table-cell table:formula="of:=AVERAGE([$'Raw Data'.C16];[$'Raw Data'.I16];[$'Raw Data'.O16])" office:value-type="float" office:value="237">
            <text:p>237</text:p>
          </table:table-cell>
          <table:table-cell table:formula="of:=AVERAGE([$'Raw Data'.D16];[$'Raw Data'.J16];[$'Raw Data'.P16])" office:value-type="float" office:value="177">
            <text:p>177</text:p>
          </table:table-cell>
          <table:table-cell table:formula="of:=AVERAGE([$'Raw Data'.E16];[$'Raw Data'.K16];[$'Raw Data'.Q16])" office:value-type="float" office:value="366.666666666667">
            <text:p>367</text:p>
          </table:table-cell>
          <table:table-cell table:formula="of:=AVERAGE([$'Raw Data'.F16];[$'Raw Data'.L16];[$'Raw Data'.R16])" office:value-type="float" office:value="380">
            <text:p>380</text:p>
          </table:table-cell>
          <table:table-cell table:formula="of:=AVERAGE([$'Raw Data'.G16];[$'Raw Data'.M16];[$'Raw Data'.S16])" office:value-type="float" office:value="1364.66666666667">
            <text:p>1365</text:p>
          </table:table-cell>
          <table:table-cell table:formula="of:=AVERAGE([$'Raw Data'.H16];[$'Raw Data'.N16];[$'Raw Data'.T16])" office:value-type="float" office:value="1301.66666666667">
            <text:p>1302</text:p>
          </table:table-cell>
          <table:table-cell/>
        </table:table-row>
        <table:table-row table:style-name="ro4">
          <table:table-cell table:formula="of:=TIME(2;0;0)+[$'Raw Data'.A17]" office:value-type="time" office:time-value="PT02H10M00S">
            <text:p>02:10:00</text:p>
          </table:table-cell>
          <table:table-cell table:formula="of:=AVERAGE([$'Raw Data'.C17];[$'Raw Data'.I17];[$'Raw Data'.O17])" office:value-type="float" office:value="232">
            <text:p>232</text:p>
          </table:table-cell>
          <table:table-cell table:formula="of:=AVERAGE([$'Raw Data'.D17];[$'Raw Data'.J17];[$'Raw Data'.P17])" office:value-type="float" office:value="194">
            <text:p>194</text:p>
          </table:table-cell>
          <table:table-cell table:formula="of:=AVERAGE([$'Raw Data'.E17];[$'Raw Data'.K17];[$'Raw Data'.Q17])" office:value-type="float" office:value="378">
            <text:p>378</text:p>
          </table:table-cell>
          <table:table-cell table:formula="of:=AVERAGE([$'Raw Data'.F17];[$'Raw Data'.L17];[$'Raw Data'.R17])" office:value-type="float" office:value="390.666666666667">
            <text:p>391</text:p>
          </table:table-cell>
          <table:table-cell table:formula="of:=AVERAGE([$'Raw Data'.G17];[$'Raw Data'.M17];[$'Raw Data'.S17])" office:value-type="float" office:value="1365">
            <text:p>1365</text:p>
          </table:table-cell>
          <table:table-cell table:formula="of:=AVERAGE([$'Raw Data'.H17];[$'Raw Data'.N17];[$'Raw Data'.T17])" office:value-type="float" office:value="1320.66666666667">
            <text:p>1321</text:p>
          </table:table-cell>
          <table:table-cell/>
        </table:table-row>
        <table:table-row table:style-name="ro4">
          <table:table-cell table:formula="of:=TIME(2;0;0)+[$'Raw Data'.A18]" office:value-type="time" office:time-value="PT02H11M00S">
            <text:p>02:11:00</text:p>
          </table:table-cell>
          <table:table-cell table:formula="of:=AVERAGE([$'Raw Data'.C18];[$'Raw Data'.I18];[$'Raw Data'.O18])" office:value-type="float" office:value="237.333333333333">
            <text:p>237</text:p>
          </table:table-cell>
          <table:table-cell table:formula="of:=AVERAGE([$'Raw Data'.D18];[$'Raw Data'.J18];[$'Raw Data'.P18])" office:value-type="float" office:value="186.333333333333">
            <text:p>186</text:p>
          </table:table-cell>
          <table:table-cell table:formula="of:=AVERAGE([$'Raw Data'.E18];[$'Raw Data'.K18];[$'Raw Data'.Q18])" office:value-type="float" office:value="382.666666666667">
            <text:p>383</text:p>
          </table:table-cell>
          <table:table-cell table:formula="of:=AVERAGE([$'Raw Data'.F18];[$'Raw Data'.L18];[$'Raw Data'.R18])" office:value-type="float" office:value="401.666666666667">
            <text:p>402</text:p>
          </table:table-cell>
          <table:table-cell table:formula="of:=AVERAGE([$'Raw Data'.G18];[$'Raw Data'.M18];[$'Raw Data'.S18])" office:value-type="float" office:value="1379.66666666667">
            <text:p>1380</text:p>
          </table:table-cell>
          <table:table-cell table:formula="of:=AVERAGE([$'Raw Data'.H18];[$'Raw Data'.N18];[$'Raw Data'.T18])" office:value-type="float" office:value="1315.66666666667">
            <text:p>1316</text:p>
          </table:table-cell>
          <table:table-cell/>
        </table:table-row>
        <table:table-row table:style-name="ro4">
          <table:table-cell table:formula="of:=TIME(2;0;0)+[$'Raw Data'.A19]" office:value-type="time" office:time-value="PT02H12M00S">
            <text:p>02:12:00</text:p>
          </table:table-cell>
          <table:table-cell table:formula="of:=AVERAGE([$'Raw Data'.C19];[$'Raw Data'.I19];[$'Raw Data'.O19])" office:value-type="float" office:value="235.333333333333">
            <text:p>235</text:p>
          </table:table-cell>
          <table:table-cell table:formula="of:=AVERAGE([$'Raw Data'.D19];[$'Raw Data'.J19];[$'Raw Data'.P19])" office:value-type="float" office:value="177.333333333333">
            <text:p>177</text:p>
          </table:table-cell>
          <table:table-cell table:formula="of:=AVERAGE([$'Raw Data'.E19];[$'Raw Data'.K19];[$'Raw Data'.Q19])" office:value-type="float" office:value="394.666666666667">
            <text:p>395</text:p>
          </table:table-cell>
          <table:table-cell table:formula="of:=AVERAGE([$'Raw Data'.F19];[$'Raw Data'.L19];[$'Raw Data'.R19])" office:value-type="float" office:value="388.333333333333">
            <text:p>388</text:p>
          </table:table-cell>
          <table:table-cell table:formula="of:=AVERAGE([$'Raw Data'.G19];[$'Raw Data'.M19];[$'Raw Data'.S19])" office:value-type="float" office:value="1353.66666666667">
            <text:p>1354</text:p>
          </table:table-cell>
          <table:table-cell table:formula="of:=AVERAGE([$'Raw Data'.H19];[$'Raw Data'.N19];[$'Raw Data'.T19])" office:value-type="float" office:value="1333">
            <text:p>1333</text:p>
          </table:table-cell>
          <table:table-cell/>
        </table:table-row>
        <table:table-row table:style-name="ro4">
          <table:table-cell table:formula="of:=TIME(2;0;0)+[$'Raw Data'.A20]" office:value-type="time" office:time-value="PT02H13M00S">
            <text:p>02:13:00</text:p>
          </table:table-cell>
          <table:table-cell table:formula="of:=AVERAGE([$'Raw Data'.C20];[$'Raw Data'.I20];[$'Raw Data'.O20])" office:value-type="float" office:value="237">
            <text:p>237</text:p>
          </table:table-cell>
          <table:table-cell table:formula="of:=AVERAGE([$'Raw Data'.D20];[$'Raw Data'.J20];[$'Raw Data'.P20])" office:value-type="float" office:value="177">
            <text:p>177</text:p>
          </table:table-cell>
          <table:table-cell table:formula="of:=AVERAGE([$'Raw Data'.E20];[$'Raw Data'.K20];[$'Raw Data'.Q20])" office:value-type="float" office:value="378.333333333333">
            <text:p>378</text:p>
          </table:table-cell>
          <table:table-cell table:formula="of:=AVERAGE([$'Raw Data'.F20];[$'Raw Data'.L20];[$'Raw Data'.R20])" office:value-type="float" office:value="390.333333333333">
            <text:p>390</text:p>
          </table:table-cell>
          <table:table-cell table:formula="of:=AVERAGE([$'Raw Data'.G20];[$'Raw Data'.M20];[$'Raw Data'.S20])" office:value-type="float" office:value="1373.66666666667">
            <text:p>1374</text:p>
          </table:table-cell>
          <table:table-cell table:formula="of:=AVERAGE([$'Raw Data'.H20];[$'Raw Data'.N20];[$'Raw Data'.T20])" office:value-type="float" office:value="1339.33333333333">
            <text:p>1339</text:p>
          </table:table-cell>
          <table:table-cell/>
        </table:table-row>
        <table:table-row table:style-name="ro4">
          <table:table-cell table:formula="of:=TIME(2;0;0)+[$'Raw Data'.A21]" office:value-type="time" office:time-value="PT02H14M00S">
            <text:p>02:14:00</text:p>
          </table:table-cell>
          <table:table-cell table:formula="of:=AVERAGE([$'Raw Data'.C21];[$'Raw Data'.I21];[$'Raw Data'.O21])" office:value-type="float" office:value="237.666666666667">
            <text:p>238</text:p>
          </table:table-cell>
          <table:table-cell table:formula="of:=AVERAGE([$'Raw Data'.D21];[$'Raw Data'.J21];[$'Raw Data'.P21])" office:value-type="float" office:value="186.666666666667">
            <text:p>187</text:p>
          </table:table-cell>
          <table:table-cell table:formula="of:=AVERAGE([$'Raw Data'.E21];[$'Raw Data'.K21];[$'Raw Data'.Q21])" office:value-type="float" office:value="380">
            <text:p>380</text:p>
          </table:table-cell>
          <table:table-cell table:formula="of:=AVERAGE([$'Raw Data'.F21];[$'Raw Data'.L21];[$'Raw Data'.R21])" office:value-type="float" office:value="410.333333333333">
            <text:p>410</text:p>
          </table:table-cell>
          <table:table-cell table:formula="of:=AVERAGE([$'Raw Data'.G21];[$'Raw Data'.M21];[$'Raw Data'.S21])" office:value-type="float" office:value="1364">
            <text:p>1364</text:p>
          </table:table-cell>
          <table:table-cell table:formula="of:=AVERAGE([$'Raw Data'.H21];[$'Raw Data'.N21];[$'Raw Data'.T21])" office:value-type="float" office:value="1332.66666666667">
            <text:p>1333</text:p>
          </table:table-cell>
          <table:table-cell/>
        </table:table-row>
        <table:table-row table:style-name="ro4">
          <table:table-cell table:formula="of:=TIME(2;0;0)+[$'Raw Data'.A22]" office:value-type="time" office:time-value="PT02H15M00S">
            <text:p>02:15:00</text:p>
          </table:table-cell>
          <table:table-cell table:formula="of:=AVERAGE([$'Raw Data'.C22];[$'Raw Data'.I22];[$'Raw Data'.O22])" office:value-type="float" office:value="234.333333333333">
            <text:p>234</text:p>
          </table:table-cell>
          <table:table-cell table:formula="of:=AVERAGE([$'Raw Data'.D22];[$'Raw Data'.J22];[$'Raw Data'.P22])" office:value-type="float" office:value="188.333333333333">
            <text:p>188</text:p>
          </table:table-cell>
          <table:table-cell table:formula="of:=AVERAGE([$'Raw Data'.E22];[$'Raw Data'.K22];[$'Raw Data'.Q22])" office:value-type="float" office:value="376">
            <text:p>376</text:p>
          </table:table-cell>
          <table:table-cell table:formula="of:=AVERAGE([$'Raw Data'.F22];[$'Raw Data'.L22];[$'Raw Data'.R22])" office:value-type="float" office:value="392.666666666667">
            <text:p>393</text:p>
          </table:table-cell>
          <table:table-cell table:formula="of:=AVERAGE([$'Raw Data'.G22];[$'Raw Data'.M22];[$'Raw Data'.S22])" office:value-type="float" office:value="1385.66666666667">
            <text:p>1386</text:p>
          </table:table-cell>
          <table:table-cell table:formula="of:=AVERAGE([$'Raw Data'.H22];[$'Raw Data'.N22];[$'Raw Data'.T22])" office:value-type="float" office:value="1331">
            <text:p>1331</text:p>
          </table:table-cell>
          <table:table-cell/>
        </table:table-row>
        <table:table-row table:style-name="ro4">
          <table:table-cell table:formula="of:=TIME(2;0;0)+[$'Raw Data'.A23]" office:value-type="time" office:time-value="PT02H16M00S">
            <text:p>02:16:00</text:p>
          </table:table-cell>
          <table:table-cell table:formula="of:=AVERAGE([$'Raw Data'.C23];[$'Raw Data'.I23];[$'Raw Data'.O23])" office:value-type="float" office:value="238.333333333333">
            <text:p>238</text:p>
          </table:table-cell>
          <table:table-cell table:formula="of:=AVERAGE([$'Raw Data'.D23];[$'Raw Data'.J23];[$'Raw Data'.P23])" office:value-type="float" office:value="183">
            <text:p>183</text:p>
          </table:table-cell>
          <table:table-cell table:formula="of:=AVERAGE([$'Raw Data'.E23];[$'Raw Data'.K23];[$'Raw Data'.Q23])" office:value-type="float" office:value="399.666666666667">
            <text:p>400</text:p>
          </table:table-cell>
          <table:table-cell table:formula="of:=AVERAGE([$'Raw Data'.F23];[$'Raw Data'.L23];[$'Raw Data'.R23])" office:value-type="float" office:value="412.666666666667">
            <text:p>413</text:p>
          </table:table-cell>
          <table:table-cell table:formula="of:=AVERAGE([$'Raw Data'.G23];[$'Raw Data'.M23];[$'Raw Data'.S23])" office:value-type="float" office:value="1387">
            <text:p>1387</text:p>
          </table:table-cell>
          <table:table-cell table:formula="of:=AVERAGE([$'Raw Data'.H23];[$'Raw Data'.N23];[$'Raw Data'.T23])" office:value-type="float" office:value="1322">
            <text:p>1322</text:p>
          </table:table-cell>
          <table:table-cell/>
        </table:table-row>
        <table:table-row table:style-name="ro4">
          <table:table-cell table:formula="of:=TIME(2;0;0)+[$'Raw Data'.A24]" office:value-type="time" office:time-value="PT02H17M00S">
            <text:p>02:17:00</text:p>
          </table:table-cell>
          <table:table-cell table:formula="of:=AVERAGE([$'Raw Data'.C24];[$'Raw Data'.I24];[$'Raw Data'.O24])" office:value-type="float" office:value="242.333333333333">
            <text:p>242</text:p>
          </table:table-cell>
          <table:table-cell table:formula="of:=AVERAGE([$'Raw Data'.D24];[$'Raw Data'.J24];[$'Raw Data'.P24])" office:value-type="float" office:value="188.333333333333">
            <text:p>188</text:p>
          </table:table-cell>
          <table:table-cell table:formula="of:=AVERAGE([$'Raw Data'.E24];[$'Raw Data'.K24];[$'Raw Data'.Q24])" office:value-type="float" office:value="368">
            <text:p>368</text:p>
          </table:table-cell>
          <table:table-cell table:formula="of:=AVERAGE([$'Raw Data'.F24];[$'Raw Data'.L24];[$'Raw Data'.R24])" office:value-type="float" office:value="396.666666666667">
            <text:p>397</text:p>
          </table:table-cell>
          <table:table-cell table:formula="of:=AVERAGE([$'Raw Data'.G24];[$'Raw Data'.M24];[$'Raw Data'.S24])" office:value-type="float" office:value="1428.66666666667">
            <text:p>1429</text:p>
          </table:table-cell>
          <table:table-cell table:formula="of:=AVERAGE([$'Raw Data'.H24];[$'Raw Data'.N24];[$'Raw Data'.T24])" office:value-type="float" office:value="1317.33333333333">
            <text:p>1317</text:p>
          </table:table-cell>
          <table:table-cell/>
        </table:table-row>
        <table:table-row table:style-name="ro4">
          <table:table-cell table:formula="of:=TIME(2;0;0)+[$'Raw Data'.A25]" office:value-type="time" office:time-value="PT02H18M00S">
            <text:p>02:18:00</text:p>
          </table:table-cell>
          <table:table-cell table:formula="of:=AVERAGE([$'Raw Data'.C25];[$'Raw Data'.I25];[$'Raw Data'.O25])" office:value-type="float" office:value="238.333333333333">
            <text:p>238</text:p>
          </table:table-cell>
          <table:table-cell table:formula="of:=AVERAGE([$'Raw Data'.D25];[$'Raw Data'.J25];[$'Raw Data'.P25])" office:value-type="float" office:value="181">
            <text:p>181</text:p>
          </table:table-cell>
          <table:table-cell table:formula="of:=AVERAGE([$'Raw Data'.E25];[$'Raw Data'.K25];[$'Raw Data'.Q25])" office:value-type="float" office:value="388">
            <text:p>388</text:p>
          </table:table-cell>
          <table:table-cell table:formula="of:=AVERAGE([$'Raw Data'.F25];[$'Raw Data'.L25];[$'Raw Data'.R25])" office:value-type="float" office:value="381">
            <text:p>381</text:p>
          </table:table-cell>
          <table:table-cell table:formula="of:=AVERAGE([$'Raw Data'.G25];[$'Raw Data'.M25];[$'Raw Data'.S25])" office:value-type="float" office:value="1390.66666666667">
            <text:p>1391</text:p>
          </table:table-cell>
          <table:table-cell table:formula="of:=AVERAGE([$'Raw Data'.H25];[$'Raw Data'.N25];[$'Raw Data'.T25])" office:value-type="float" office:value="1354.66666666667">
            <text:p>1355</text:p>
          </table:table-cell>
          <table:table-cell/>
        </table:table-row>
        <table:table-row table:style-name="ro4">
          <table:table-cell table:formula="of:=TIME(2;0;0)+[$'Raw Data'.A26]" office:value-type="time" office:time-value="PT02H19M00S">
            <text:p>02:19:00</text:p>
          </table:table-cell>
          <table:table-cell table:formula="of:=AVERAGE([$'Raw Data'.C26];[$'Raw Data'.I26];[$'Raw Data'.O26])" office:value-type="float" office:value="234.666666666667">
            <text:p>235</text:p>
          </table:table-cell>
          <table:table-cell table:formula="of:=AVERAGE([$'Raw Data'.D26];[$'Raw Data'.J26];[$'Raw Data'.P26])" office:value-type="float" office:value="185.333333333333">
            <text:p>185</text:p>
          </table:table-cell>
          <table:table-cell table:formula="of:=AVERAGE([$'Raw Data'.E26];[$'Raw Data'.K26];[$'Raw Data'.Q26])" office:value-type="float" office:value="374.333333333333">
            <text:p>374</text:p>
          </table:table-cell>
          <table:table-cell table:formula="of:=AVERAGE([$'Raw Data'.F26];[$'Raw Data'.L26];[$'Raw Data'.R26])" office:value-type="float" office:value="396.666666666667">
            <text:p>397</text:p>
          </table:table-cell>
          <table:table-cell table:formula="of:=AVERAGE([$'Raw Data'.G26];[$'Raw Data'.M26];[$'Raw Data'.S26])" office:value-type="float" office:value="1370.66666666667">
            <text:p>1371</text:p>
          </table:table-cell>
          <table:table-cell table:formula="of:=AVERAGE([$'Raw Data'.H26];[$'Raw Data'.N26];[$'Raw Data'.T26])" office:value-type="float" office:value="1330.66666666667">
            <text:p>1331</text:p>
          </table:table-cell>
          <table:table-cell/>
        </table:table-row>
        <table:table-row table:style-name="ro4">
          <table:table-cell table:formula="of:=TIME(2;0;0)+[$'Raw Data'.A27]" office:value-type="time" office:time-value="PT02H20M00S">
            <text:p>02:20:00</text:p>
          </table:table-cell>
          <table:table-cell table:formula="of:=AVERAGE([$'Raw Data'.C27];[$'Raw Data'.I27];[$'Raw Data'.O27])" office:value-type="float" office:value="228">
            <text:p>228</text:p>
          </table:table-cell>
          <table:table-cell table:formula="of:=AVERAGE([$'Raw Data'.D27];[$'Raw Data'.J27];[$'Raw Data'.P27])" office:value-type="float" office:value="181.666666666667">
            <text:p>182</text:p>
          </table:table-cell>
          <table:table-cell table:formula="of:=AVERAGE([$'Raw Data'.E27];[$'Raw Data'.K27];[$'Raw Data'.Q27])" office:value-type="float" office:value="389.666666666667">
            <text:p>390</text:p>
          </table:table-cell>
          <table:table-cell table:formula="of:=AVERAGE([$'Raw Data'.F27];[$'Raw Data'.L27];[$'Raw Data'.R27])" office:value-type="float" office:value="396.666666666667">
            <text:p>397</text:p>
          </table:table-cell>
          <table:table-cell table:formula="of:=AVERAGE([$'Raw Data'.G27];[$'Raw Data'.M27];[$'Raw Data'.S27])" office:value-type="float" office:value="1408">
            <text:p>1408</text:p>
          </table:table-cell>
          <table:table-cell table:formula="of:=AVERAGE([$'Raw Data'.H27];[$'Raw Data'.N27];[$'Raw Data'.T27])" office:value-type="float" office:value="1347">
            <text:p>1347</text:p>
          </table:table-cell>
          <table:table-cell/>
        </table:table-row>
        <table:table-row table:style-name="ro4">
          <table:table-cell table:formula="of:=TIME(2;0;0)+[$'Raw Data'.A28]" office:value-type="time" office:time-value="PT02H21M00S">
            <text:p>02:21:00</text:p>
          </table:table-cell>
          <table:table-cell table:formula="of:=AVERAGE([$'Raw Data'.C28];[$'Raw Data'.I28];[$'Raw Data'.O28])" office:value-type="float" office:value="238">
            <text:p>238</text:p>
          </table:table-cell>
          <table:table-cell table:formula="of:=AVERAGE([$'Raw Data'.D28];[$'Raw Data'.J28];[$'Raw Data'.P28])" office:value-type="float" office:value="179.666666666667">
            <text:p>180</text:p>
          </table:table-cell>
          <table:table-cell table:formula="of:=AVERAGE([$'Raw Data'.E28];[$'Raw Data'.K28];[$'Raw Data'.Q28])" office:value-type="float" office:value="385.666666666667">
            <text:p>386</text:p>
          </table:table-cell>
          <table:table-cell table:formula="of:=AVERAGE([$'Raw Data'.F28];[$'Raw Data'.L28];[$'Raw Data'.R28])" office:value-type="float" office:value="392">
            <text:p>392</text:p>
          </table:table-cell>
          <table:table-cell table:formula="of:=AVERAGE([$'Raw Data'.G28];[$'Raw Data'.M28];[$'Raw Data'.S28])" office:value-type="float" office:value="1399">
            <text:p>1399</text:p>
          </table:table-cell>
          <table:table-cell table:formula="of:=AVERAGE([$'Raw Data'.H28];[$'Raw Data'.N28];[$'Raw Data'.T28])" office:value-type="float" office:value="1355.66666666667">
            <text:p>1356</text:p>
          </table:table-cell>
          <table:table-cell/>
        </table:table-row>
        <table:table-row table:style-name="ro4">
          <table:table-cell table:formula="of:=TIME(2;0;0)+[$'Raw Data'.A29]" office:value-type="time" office:time-value="PT02H22M00S">
            <text:p>02:22:00</text:p>
          </table:table-cell>
          <table:table-cell table:formula="of:=AVERAGE([$'Raw Data'.C29];[$'Raw Data'.I29];[$'Raw Data'.O29])" office:value-type="float" office:value="244.333333333333">
            <text:p>244</text:p>
          </table:table-cell>
          <table:table-cell table:formula="of:=AVERAGE([$'Raw Data'.D29];[$'Raw Data'.J29];[$'Raw Data'.P29])" office:value-type="float" office:value="181.666666666667">
            <text:p>182</text:p>
          </table:table-cell>
          <table:table-cell table:formula="of:=AVERAGE([$'Raw Data'.E29];[$'Raw Data'.K29];[$'Raw Data'.Q29])" office:value-type="float" office:value="381.333333333333">
            <text:p>381</text:p>
          </table:table-cell>
          <table:table-cell table:formula="of:=AVERAGE([$'Raw Data'.F29];[$'Raw Data'.L29];[$'Raw Data'.R29])" office:value-type="float" office:value="410">
            <text:p>410</text:p>
          </table:table-cell>
          <table:table-cell table:formula="of:=AVERAGE([$'Raw Data'.G29];[$'Raw Data'.M29];[$'Raw Data'.S29])" office:value-type="float" office:value="1437.33333333333">
            <text:p>1437</text:p>
          </table:table-cell>
          <table:table-cell table:formula="of:=AVERAGE([$'Raw Data'.H29];[$'Raw Data'.N29];[$'Raw Data'.T29])" office:value-type="float" office:value="1362.33333333333">
            <text:p>1362</text:p>
          </table:table-cell>
          <table:table-cell/>
        </table:table-row>
        <table:table-row table:style-name="ro4">
          <table:table-cell table:formula="of:=TIME(2;0;0)+[$'Raw Data'.A30]" office:value-type="time" office:time-value="PT02H23M00S">
            <text:p>02:23:00</text:p>
          </table:table-cell>
          <table:table-cell table:formula="of:=AVERAGE([$'Raw Data'.C30];[$'Raw Data'.I30];[$'Raw Data'.O30])" office:value-type="float" office:value="236.666666666667">
            <text:p>237</text:p>
          </table:table-cell>
          <table:table-cell table:formula="of:=AVERAGE([$'Raw Data'.D30];[$'Raw Data'.J30];[$'Raw Data'.P30])" office:value-type="float" office:value="190.333333333333">
            <text:p>190</text:p>
          </table:table-cell>
          <table:table-cell table:formula="of:=AVERAGE([$'Raw Data'.E30];[$'Raw Data'.K30];[$'Raw Data'.Q30])" office:value-type="float" office:value="382.666666666667">
            <text:p>383</text:p>
          </table:table-cell>
          <table:table-cell table:formula="of:=AVERAGE([$'Raw Data'.F30];[$'Raw Data'.L30];[$'Raw Data'.R30])" office:value-type="float" office:value="399">
            <text:p>399</text:p>
          </table:table-cell>
          <table:table-cell table:formula="of:=AVERAGE([$'Raw Data'.G30];[$'Raw Data'.M30];[$'Raw Data'.S30])" office:value-type="float" office:value="1409.66666666667">
            <text:p>1410</text:p>
          </table:table-cell>
          <table:table-cell table:formula="of:=AVERAGE([$'Raw Data'.H30];[$'Raw Data'.N30];[$'Raw Data'.T30])" office:value-type="float" office:value="1359">
            <text:p>1359</text:p>
          </table:table-cell>
          <table:table-cell/>
        </table:table-row>
        <table:table-row table:style-name="ro4">
          <table:table-cell table:formula="of:=TIME(2;0;0)+[$'Raw Data'.A31]" office:value-type="time" office:time-value="PT02H24M00S">
            <text:p>02:24:00</text:p>
          </table:table-cell>
          <table:table-cell table:formula="of:=AVERAGE([$'Raw Data'.C31];[$'Raw Data'.I31];[$'Raw Data'.O31])" office:value-type="float" office:value="240.666666666667">
            <text:p>241</text:p>
          </table:table-cell>
          <table:table-cell table:formula="of:=AVERAGE([$'Raw Data'.D31];[$'Raw Data'.J31];[$'Raw Data'.P31])" office:value-type="float" office:value="178">
            <text:p>178</text:p>
          </table:table-cell>
          <table:table-cell table:formula="of:=AVERAGE([$'Raw Data'.E31];[$'Raw Data'.K31];[$'Raw Data'.Q31])" office:value-type="float" office:value="378">
            <text:p>378</text:p>
          </table:table-cell>
          <table:table-cell table:formula="of:=AVERAGE([$'Raw Data'.F31];[$'Raw Data'.L31];[$'Raw Data'.R31])" office:value-type="float" office:value="391.333333333333">
            <text:p>391</text:p>
          </table:table-cell>
          <table:table-cell table:formula="of:=AVERAGE([$'Raw Data'.G31];[$'Raw Data'.M31];[$'Raw Data'.S31])" office:value-type="float" office:value="1391">
            <text:p>1391</text:p>
          </table:table-cell>
          <table:table-cell table:formula="of:=AVERAGE([$'Raw Data'.H31];[$'Raw Data'.N31];[$'Raw Data'.T31])" office:value-type="float" office:value="1348">
            <text:p>1348</text:p>
          </table:table-cell>
          <table:table-cell/>
        </table:table-row>
        <table:table-row table:style-name="ro4">
          <table:table-cell table:formula="of:=TIME(2;0;0)+[$'Raw Data'.A32]" office:value-type="time" office:time-value="PT02H25M00S">
            <text:p>02:25:00</text:p>
          </table:table-cell>
          <table:table-cell table:formula="of:=AVERAGE([$'Raw Data'.C32];[$'Raw Data'.I32];[$'Raw Data'.O32])" office:value-type="float" office:value="254">
            <text:p>254</text:p>
          </table:table-cell>
          <table:table-cell table:formula="of:=AVERAGE([$'Raw Data'.D32];[$'Raw Data'.J32];[$'Raw Data'.P32])" office:value-type="float" office:value="176.333333333333">
            <text:p>176</text:p>
          </table:table-cell>
          <table:table-cell table:formula="of:=AVERAGE([$'Raw Data'.E32];[$'Raw Data'.K32];[$'Raw Data'.Q32])" office:value-type="float" office:value="375">
            <text:p>375</text:p>
          </table:table-cell>
          <table:table-cell table:formula="of:=AVERAGE([$'Raw Data'.F32];[$'Raw Data'.L32];[$'Raw Data'.R32])" office:value-type="float" office:value="399">
            <text:p>399</text:p>
          </table:table-cell>
          <table:table-cell table:formula="of:=AVERAGE([$'Raw Data'.G32];[$'Raw Data'.M32];[$'Raw Data'.S32])" office:value-type="float" office:value="1396.66666666667">
            <text:p>1397</text:p>
          </table:table-cell>
          <table:table-cell table:formula="of:=AVERAGE([$'Raw Data'.H32];[$'Raw Data'.N32];[$'Raw Data'.T32])" office:value-type="float" office:value="1359">
            <text:p>1359</text:p>
          </table:table-cell>
          <table:table-cell/>
        </table:table-row>
        <table:table-row table:style-name="ro4">
          <table:table-cell table:formula="of:=TIME(2;0;0)+[$'Raw Data'.A33]" office:value-type="time" office:time-value="PT02H26M00S">
            <text:p>02:26:00</text:p>
          </table:table-cell>
          <table:table-cell table:formula="of:=AVERAGE([$'Raw Data'.C33];[$'Raw Data'.I33];[$'Raw Data'.O33])" office:value-type="float" office:value="234.666666666667">
            <text:p>235</text:p>
          </table:table-cell>
          <table:table-cell table:formula="of:=AVERAGE([$'Raw Data'.D33];[$'Raw Data'.J33];[$'Raw Data'.P33])" office:value-type="float" office:value="175">
            <text:p>175</text:p>
          </table:table-cell>
          <table:table-cell table:formula="of:=AVERAGE([$'Raw Data'.E33];[$'Raw Data'.K33];[$'Raw Data'.Q33])" office:value-type="float" office:value="383">
            <text:p>383</text:p>
          </table:table-cell>
          <table:table-cell table:formula="of:=AVERAGE([$'Raw Data'.F33];[$'Raw Data'.L33];[$'Raw Data'.R33])" office:value-type="float" office:value="380.666666666667">
            <text:p>381</text:p>
          </table:table-cell>
          <table:table-cell table:formula="of:=AVERAGE([$'Raw Data'.G33];[$'Raw Data'.M33];[$'Raw Data'.S33])" office:value-type="float" office:value="1429.66666666667">
            <text:p>1430</text:p>
          </table:table-cell>
          <table:table-cell table:formula="of:=AVERAGE([$'Raw Data'.H33];[$'Raw Data'.N33];[$'Raw Data'.T33])" office:value-type="float" office:value="1359">
            <text:p>1359</text:p>
          </table:table-cell>
          <table:table-cell/>
        </table:table-row>
        <table:table-row table:style-name="ro4">
          <table:table-cell table:formula="of:=TIME(2;0;0)+[$'Raw Data'.A34]" office:value-type="time" office:time-value="PT02H27M00S">
            <text:p>02:27:00</text:p>
          </table:table-cell>
          <table:table-cell table:formula="of:=AVERAGE([$'Raw Data'.C34];[$'Raw Data'.I34];[$'Raw Data'.O34])" office:value-type="float" office:value="239.333333333333">
            <text:p>239</text:p>
          </table:table-cell>
          <table:table-cell table:formula="of:=AVERAGE([$'Raw Data'.D34];[$'Raw Data'.J34];[$'Raw Data'.P34])" office:value-type="float" office:value="186.666666666667">
            <text:p>187</text:p>
          </table:table-cell>
          <table:table-cell table:formula="of:=AVERAGE([$'Raw Data'.E34];[$'Raw Data'.K34];[$'Raw Data'.Q34])" office:value-type="float" office:value="396.666666666667">
            <text:p>397</text:p>
          </table:table-cell>
          <table:table-cell table:formula="of:=AVERAGE([$'Raw Data'.F34];[$'Raw Data'.L34];[$'Raw Data'.R34])" office:value-type="float" office:value="393">
            <text:p>393</text:p>
          </table:table-cell>
          <table:table-cell table:formula="of:=AVERAGE([$'Raw Data'.G34];[$'Raw Data'.M34];[$'Raw Data'.S34])" office:value-type="float" office:value="1422.66666666667">
            <text:p>1423</text:p>
          </table:table-cell>
          <table:table-cell table:formula="of:=AVERAGE([$'Raw Data'.H34];[$'Raw Data'.N34];[$'Raw Data'.T34])" office:value-type="float" office:value="1376.33333333333">
            <text:p>1376</text:p>
          </table:table-cell>
          <table:table-cell/>
        </table:table-row>
        <table:table-row table:style-name="ro4">
          <table:table-cell table:formula="of:=TIME(2;0;0)+[$'Raw Data'.A35]" office:value-type="time" office:time-value="PT02H28M00S">
            <text:p>02:28:00</text:p>
          </table:table-cell>
          <table:table-cell table:formula="of:=AVERAGE([$'Raw Data'.C35];[$'Raw Data'.I35];[$'Raw Data'.O35])" office:value-type="float" office:value="231.333333333333">
            <text:p>231</text:p>
          </table:table-cell>
          <table:table-cell table:formula="of:=AVERAGE([$'Raw Data'.D35];[$'Raw Data'.J35];[$'Raw Data'.P35])" office:value-type="float" office:value="180">
            <text:p>180</text:p>
          </table:table-cell>
          <table:table-cell table:formula="of:=AVERAGE([$'Raw Data'.E35];[$'Raw Data'.K35];[$'Raw Data'.Q35])" office:value-type="float" office:value="378">
            <text:p>378</text:p>
          </table:table-cell>
          <table:table-cell table:formula="of:=AVERAGE([$'Raw Data'.F35];[$'Raw Data'.L35];[$'Raw Data'.R35])" office:value-type="float" office:value="388.333333333333">
            <text:p>388</text:p>
          </table:table-cell>
          <table:table-cell table:formula="of:=AVERAGE([$'Raw Data'.G35];[$'Raw Data'.M35];[$'Raw Data'.S35])" office:value-type="float" office:value="1426">
            <text:p>1426</text:p>
          </table:table-cell>
          <table:table-cell table:formula="of:=AVERAGE([$'Raw Data'.H35];[$'Raw Data'.N35];[$'Raw Data'.T35])" office:value-type="float" office:value="1363">
            <text:p>1363</text:p>
          </table:table-cell>
          <table:table-cell/>
        </table:table-row>
        <table:table-row table:style-name="ro4">
          <table:table-cell table:formula="of:=TIME(2;0;0)+[$'Raw Data'.A36]" office:value-type="time" office:time-value="PT02H29M00S">
            <text:p>02:29:00</text:p>
          </table:table-cell>
          <table:table-cell table:formula="of:=AVERAGE([$'Raw Data'.C36];[$'Raw Data'.I36];[$'Raw Data'.O36])" office:value-type="float" office:value="243.333333333333">
            <text:p>243</text:p>
          </table:table-cell>
          <table:table-cell table:formula="of:=AVERAGE([$'Raw Data'.D36];[$'Raw Data'.J36];[$'Raw Data'.P36])" office:value-type="float" office:value="175">
            <text:p>175</text:p>
          </table:table-cell>
          <table:table-cell table:formula="of:=AVERAGE([$'Raw Data'.E36];[$'Raw Data'.K36];[$'Raw Data'.Q36])" office:value-type="float" office:value="387">
            <text:p>387</text:p>
          </table:table-cell>
          <table:table-cell table:formula="of:=AVERAGE([$'Raw Data'.F36];[$'Raw Data'.L36];[$'Raw Data'.R36])" office:value-type="float" office:value="385.333333333333">
            <text:p>385</text:p>
          </table:table-cell>
          <table:table-cell table:formula="of:=AVERAGE([$'Raw Data'.G36];[$'Raw Data'.M36];[$'Raw Data'.S36])" office:value-type="float" office:value="1421.33333333333">
            <text:p>1421</text:p>
          </table:table-cell>
          <table:table-cell table:formula="of:=AVERAGE([$'Raw Data'.H36];[$'Raw Data'.N36];[$'Raw Data'.T36])" office:value-type="float" office:value="1370.66666666667">
            <text:p>1371</text:p>
          </table:table-cell>
          <table:table-cell/>
        </table:table-row>
        <table:table-row table:style-name="ro4">
          <table:table-cell table:formula="of:=TIME(2;0;0)+[$'Raw Data'.A37]" office:value-type="time" office:time-value="PT02H30M00S">
            <text:p>02:30:00</text:p>
          </table:table-cell>
          <table:table-cell table:formula="of:=AVERAGE([$'Raw Data'.C37];[$'Raw Data'.I37];[$'Raw Data'.O37])" office:value-type="float" office:value="230.333333333333">
            <text:p>230</text:p>
          </table:table-cell>
          <table:table-cell table:formula="of:=AVERAGE([$'Raw Data'.D37];[$'Raw Data'.J37];[$'Raw Data'.P37])" office:value-type="float" office:value="183">
            <text:p>183</text:p>
          </table:table-cell>
          <table:table-cell table:formula="of:=AVERAGE([$'Raw Data'.E37];[$'Raw Data'.K37];[$'Raw Data'.Q37])" office:value-type="float" office:value="382">
            <text:p>382</text:p>
          </table:table-cell>
          <table:table-cell table:formula="of:=AVERAGE([$'Raw Data'.F37];[$'Raw Data'.L37];[$'Raw Data'.R37])" office:value-type="float" office:value="395.333333333333">
            <text:p>395</text:p>
          </table:table-cell>
          <table:table-cell table:formula="of:=AVERAGE([$'Raw Data'.G37];[$'Raw Data'.M37];[$'Raw Data'.S37])" office:value-type="float" office:value="1434.66666666667">
            <text:p>1435</text:p>
          </table:table-cell>
          <table:table-cell table:formula="of:=AVERAGE([$'Raw Data'.H37];[$'Raw Data'.N37];[$'Raw Data'.T37])" office:value-type="float" office:value="1386">
            <text:p>1386</text:p>
          </table:table-cell>
          <table:table-cell/>
        </table:table-row>
        <table:table-row table:style-name="ro4">
          <table:table-cell table:formula="of:=TIME(2;0;0)+[$'Raw Data'.A38]" office:value-type="time" office:time-value="PT02H31M00S">
            <text:p>02:31:00</text:p>
          </table:table-cell>
          <table:table-cell table:formula="of:=AVERAGE([$'Raw Data'.C38];[$'Raw Data'.I38];[$'Raw Data'.O38])" office:value-type="float" office:value="238">
            <text:p>238</text:p>
          </table:table-cell>
          <table:table-cell table:formula="of:=AVERAGE([$'Raw Data'.D38];[$'Raw Data'.J38];[$'Raw Data'.P38])" office:value-type="float" office:value="178">
            <text:p>178</text:p>
          </table:table-cell>
          <table:table-cell table:formula="of:=AVERAGE([$'Raw Data'.E38];[$'Raw Data'.K38];[$'Raw Data'.Q38])" office:value-type="float" office:value="377.666666666667">
            <text:p>378</text:p>
          </table:table-cell>
          <table:table-cell table:formula="of:=AVERAGE([$'Raw Data'.F38];[$'Raw Data'.L38];[$'Raw Data'.R38])" office:value-type="float" office:value="394.666666666667">
            <text:p>395</text:p>
          </table:table-cell>
          <table:table-cell table:formula="of:=AVERAGE([$'Raw Data'.G38];[$'Raw Data'.M38];[$'Raw Data'.S38])" office:value-type="float" office:value="1421.33333333333">
            <text:p>1421</text:p>
          </table:table-cell>
          <table:table-cell table:formula="of:=AVERAGE([$'Raw Data'.H38];[$'Raw Data'.N38];[$'Raw Data'.T38])" office:value-type="float" office:value="1387.33333333333">
            <text:p>1387</text:p>
          </table:table-cell>
          <table:table-cell/>
        </table:table-row>
        <table:table-row table:style-name="ro4">
          <table:table-cell table:formula="of:=TIME(2;0;0)+[$'Raw Data'.A39]" office:value-type="time" office:time-value="PT02H32M00S">
            <text:p>02:32:00</text:p>
          </table:table-cell>
          <table:table-cell table:formula="of:=AVERAGE([$'Raw Data'.C39];[$'Raw Data'.I39];[$'Raw Data'.O39])" office:value-type="float" office:value="240.333333333333">
            <text:p>240</text:p>
          </table:table-cell>
          <table:table-cell table:formula="of:=AVERAGE([$'Raw Data'.D39];[$'Raw Data'.J39];[$'Raw Data'.P39])" office:value-type="float" office:value="186.333333333333">
            <text:p>186</text:p>
          </table:table-cell>
          <table:table-cell table:formula="of:=AVERAGE([$'Raw Data'.E39];[$'Raw Data'.K39];[$'Raw Data'.Q39])" office:value-type="float" office:value="383.333333333333">
            <text:p>383</text:p>
          </table:table-cell>
          <table:table-cell table:formula="of:=AVERAGE([$'Raw Data'.F39];[$'Raw Data'.L39];[$'Raw Data'.R39])" office:value-type="float" office:value="394.666666666667">
            <text:p>395</text:p>
          </table:table-cell>
          <table:table-cell table:formula="of:=AVERAGE([$'Raw Data'.G39];[$'Raw Data'.M39];[$'Raw Data'.S39])" office:value-type="float" office:value="1432">
            <text:p>1432</text:p>
          </table:table-cell>
          <table:table-cell table:formula="of:=AVERAGE([$'Raw Data'.H39];[$'Raw Data'.N39];[$'Raw Data'.T39])" office:value-type="float" office:value="1389.66666666667">
            <text:p>1390</text:p>
          </table:table-cell>
          <table:table-cell/>
        </table:table-row>
        <table:table-row table:style-name="ro4">
          <table:table-cell table:formula="of:=TIME(2;0;0)+[$'Raw Data'.A40]" office:value-type="time" office:time-value="PT02H33M00S">
            <text:p>02:33:00</text:p>
          </table:table-cell>
          <table:table-cell table:formula="of:=AVERAGE([$'Raw Data'.C40];[$'Raw Data'.I40];[$'Raw Data'.O40])" office:value-type="float" office:value="231.666666666667">
            <text:p>232</text:p>
          </table:table-cell>
          <table:table-cell table:formula="of:=AVERAGE([$'Raw Data'.D40];[$'Raw Data'.J40];[$'Raw Data'.P40])" office:value-type="float" office:value="188.666666666667">
            <text:p>189</text:p>
          </table:table-cell>
          <table:table-cell table:formula="of:=AVERAGE([$'Raw Data'.E40];[$'Raw Data'.K40];[$'Raw Data'.Q40])" office:value-type="float" office:value="380.666666666667">
            <text:p>381</text:p>
          </table:table-cell>
          <table:table-cell table:formula="of:=AVERAGE([$'Raw Data'.F40];[$'Raw Data'.L40];[$'Raw Data'.R40])" office:value-type="float" office:value="396">
            <text:p>396</text:p>
          </table:table-cell>
          <table:table-cell table:formula="of:=AVERAGE([$'Raw Data'.G40];[$'Raw Data'.M40];[$'Raw Data'.S40])" office:value-type="float" office:value="1423">
            <text:p>1423</text:p>
          </table:table-cell>
          <table:table-cell table:formula="of:=AVERAGE([$'Raw Data'.H40];[$'Raw Data'.N40];[$'Raw Data'.T40])" office:value-type="float" office:value="1366.66666666667">
            <text:p>1367</text:p>
          </table:table-cell>
          <table:table-cell/>
        </table:table-row>
        <table:table-row table:style-name="ro4">
          <table:table-cell table:formula="of:=TIME(2;0;0)+[$'Raw Data'.A41]" office:value-type="time" office:time-value="PT02H34M00S">
            <text:p>02:34:00</text:p>
          </table:table-cell>
          <table:table-cell table:formula="of:=AVERAGE([$'Raw Data'.C41];[$'Raw Data'.I41];[$'Raw Data'.O41])" office:value-type="float" office:value="232.333333333333">
            <text:p>232</text:p>
          </table:table-cell>
          <table:table-cell table:formula="of:=AVERAGE([$'Raw Data'.D41];[$'Raw Data'.J41];[$'Raw Data'.P41])" office:value-type="float" office:value="184.666666666667">
            <text:p>185</text:p>
          </table:table-cell>
          <table:table-cell table:formula="of:=AVERAGE([$'Raw Data'.E41];[$'Raw Data'.K41];[$'Raw Data'.Q41])" office:value-type="float" office:value="393.333333333333">
            <text:p>393</text:p>
          </table:table-cell>
          <table:table-cell table:formula="of:=AVERAGE([$'Raw Data'.F41];[$'Raw Data'.L41];[$'Raw Data'.R41])" office:value-type="float" office:value="396.666666666667">
            <text:p>397</text:p>
          </table:table-cell>
          <table:table-cell table:formula="of:=AVERAGE([$'Raw Data'.G41];[$'Raw Data'.M41];[$'Raw Data'.S41])" office:value-type="float" office:value="1448.66666666667">
            <text:p>1449</text:p>
          </table:table-cell>
          <table:table-cell table:formula="of:=AVERAGE([$'Raw Data'.H41];[$'Raw Data'.N41];[$'Raw Data'.T41])" office:value-type="float" office:value="1387.66666666667">
            <text:p>1388</text:p>
          </table:table-cell>
          <table:table-cell/>
        </table:table-row>
        <table:table-row table:style-name="ro4">
          <table:table-cell table:formula="of:=TIME(2;0;0)+[$'Raw Data'.A42]" office:value-type="time" office:time-value="PT02H35M00S">
            <text:p>02:35:00</text:p>
          </table:table-cell>
          <table:table-cell table:formula="of:=AVERAGE([$'Raw Data'.C42];[$'Raw Data'.I42];[$'Raw Data'.O42])" office:value-type="float" office:value="231.333333333333">
            <text:p>231</text:p>
          </table:table-cell>
          <table:table-cell table:formula="of:=AVERAGE([$'Raw Data'.D42];[$'Raw Data'.J42];[$'Raw Data'.P42])" office:value-type="float" office:value="183.666666666667">
            <text:p>184</text:p>
          </table:table-cell>
          <table:table-cell table:formula="of:=AVERAGE([$'Raw Data'.E42];[$'Raw Data'.K42];[$'Raw Data'.Q42])" office:value-type="float" office:value="387">
            <text:p>387</text:p>
          </table:table-cell>
          <table:table-cell table:formula="of:=AVERAGE([$'Raw Data'.F42];[$'Raw Data'.L42];[$'Raw Data'.R42])" office:value-type="float" office:value="392">
            <text:p>392</text:p>
          </table:table-cell>
          <table:table-cell table:formula="of:=AVERAGE([$'Raw Data'.G42];[$'Raw Data'.M42];[$'Raw Data'.S42])" office:value-type="float" office:value="1443.33333333333">
            <text:p>1443</text:p>
          </table:table-cell>
          <table:table-cell table:formula="of:=AVERAGE([$'Raw Data'.H42];[$'Raw Data'.N42];[$'Raw Data'.T42])" office:value-type="float" office:value="1396.33333333333">
            <text:p>1396</text:p>
          </table:table-cell>
          <table:table-cell/>
        </table:table-row>
        <table:table-row table:style-name="ro4">
          <table:table-cell table:formula="of:=TIME(2;0;0)+[$'Raw Data'.A43]" office:value-type="time" office:time-value="PT02H36M00S">
            <text:p>02:36:00</text:p>
          </table:table-cell>
          <table:table-cell table:formula="of:=AVERAGE([$'Raw Data'.C43];[$'Raw Data'.I43];[$'Raw Data'.O43])" office:value-type="float" office:value="235.333333333333">
            <text:p>235</text:p>
          </table:table-cell>
          <table:table-cell table:formula="of:=AVERAGE([$'Raw Data'.D43];[$'Raw Data'.J43];[$'Raw Data'.P43])" office:value-type="float" office:value="183">
            <text:p>183</text:p>
          </table:table-cell>
          <table:table-cell table:formula="of:=AVERAGE([$'Raw Data'.E43];[$'Raw Data'.K43];[$'Raw Data'.Q43])" office:value-type="float" office:value="374.666666666667">
            <text:p>375</text:p>
          </table:table-cell>
          <table:table-cell table:formula="of:=AVERAGE([$'Raw Data'.F43];[$'Raw Data'.L43];[$'Raw Data'.R43])" office:value-type="float" office:value="391.333333333333">
            <text:p>391</text:p>
          </table:table-cell>
          <table:table-cell table:formula="of:=AVERAGE([$'Raw Data'.G43];[$'Raw Data'.M43];[$'Raw Data'.S43])" office:value-type="float" office:value="1470.33333333333">
            <text:p>1470</text:p>
          </table:table-cell>
          <table:table-cell table:formula="of:=AVERAGE([$'Raw Data'.H43];[$'Raw Data'.N43];[$'Raw Data'.T43])" office:value-type="float" office:value="1395.33333333333">
            <text:p>1395</text:p>
          </table:table-cell>
          <table:table-cell/>
        </table:table-row>
        <table:table-row table:style-name="ro4">
          <table:table-cell table:formula="of:=TIME(2;0;0)+[$'Raw Data'.A44]" office:value-type="time" office:time-value="PT02H37M00S">
            <text:p>02:37:00</text:p>
          </table:table-cell>
          <table:table-cell table:formula="of:=AVERAGE([$'Raw Data'.C44];[$'Raw Data'.I44];[$'Raw Data'.O44])" office:value-type="float" office:value="231.666666666667">
            <text:p>232</text:p>
          </table:table-cell>
          <table:table-cell table:formula="of:=AVERAGE([$'Raw Data'.D44];[$'Raw Data'.J44];[$'Raw Data'.P44])" office:value-type="float" office:value="177.666666666667">
            <text:p>178</text:p>
          </table:table-cell>
          <table:table-cell table:formula="of:=AVERAGE([$'Raw Data'.E44];[$'Raw Data'.K44];[$'Raw Data'.Q44])" office:value-type="float" office:value="370.333333333333">
            <text:p>370</text:p>
          </table:table-cell>
          <table:table-cell table:formula="of:=AVERAGE([$'Raw Data'.F44];[$'Raw Data'.L44];[$'Raw Data'.R44])" office:value-type="float" office:value="392.666666666667">
            <text:p>393</text:p>
          </table:table-cell>
          <table:table-cell table:formula="of:=AVERAGE([$'Raw Data'.G44];[$'Raw Data'.M44];[$'Raw Data'.S44])" office:value-type="float" office:value="1457.66666666667">
            <text:p>1458</text:p>
          </table:table-cell>
          <table:table-cell table:formula="of:=AVERAGE([$'Raw Data'.H44];[$'Raw Data'.N44];[$'Raw Data'.T44])" office:value-type="float" office:value="1381.66666666667">
            <text:p>1382</text:p>
          </table:table-cell>
          <table:table-cell/>
        </table:table-row>
        <table:table-row table:style-name="ro4">
          <table:table-cell table:formula="of:=TIME(2;0;0)+[$'Raw Data'.A45]" office:value-type="time" office:time-value="PT02H38M00S">
            <text:p>02:38:00</text:p>
          </table:table-cell>
          <table:table-cell table:formula="of:=AVERAGE([$'Raw Data'.C45];[$'Raw Data'.I45];[$'Raw Data'.O45])" office:value-type="float" office:value="241.666666666667">
            <text:p>242</text:p>
          </table:table-cell>
          <table:table-cell table:formula="of:=AVERAGE([$'Raw Data'.D45];[$'Raw Data'.J45];[$'Raw Data'.P45])" office:value-type="float" office:value="192">
            <text:p>192</text:p>
          </table:table-cell>
          <table:table-cell table:formula="of:=AVERAGE([$'Raw Data'.E45];[$'Raw Data'.K45];[$'Raw Data'.Q45])" office:value-type="float" office:value="393.666666666667">
            <text:p>394</text:p>
          </table:table-cell>
          <table:table-cell table:formula="of:=AVERAGE([$'Raw Data'.F45];[$'Raw Data'.L45];[$'Raw Data'.R45])" office:value-type="float" office:value="394">
            <text:p>394</text:p>
          </table:table-cell>
          <table:table-cell table:formula="of:=AVERAGE([$'Raw Data'.G45];[$'Raw Data'.M45];[$'Raw Data'.S45])" office:value-type="float" office:value="1407.33333333333">
            <text:p>1407</text:p>
          </table:table-cell>
          <table:table-cell table:formula="of:=AVERAGE([$'Raw Data'.H45];[$'Raw Data'.N45];[$'Raw Data'.T45])" office:value-type="float" office:value="1397.33333333333">
            <text:p>1397</text:p>
          </table:table-cell>
          <table:table-cell/>
        </table:table-row>
        <table:table-row table:style-name="ro4">
          <table:table-cell table:formula="of:=TIME(2;0;0)+[$'Raw Data'.A46]" office:value-type="time" office:time-value="PT02H39M00S">
            <text:p>02:39:00</text:p>
          </table:table-cell>
          <table:table-cell table:formula="of:=AVERAGE([$'Raw Data'.C46];[$'Raw Data'.I46];[$'Raw Data'.O46])" office:value-type="float" office:value="238.666666666667">
            <text:p>239</text:p>
          </table:table-cell>
          <table:table-cell table:formula="of:=AVERAGE([$'Raw Data'.D46];[$'Raw Data'.J46];[$'Raw Data'.P46])" office:value-type="float" office:value="179.666666666667">
            <text:p>180</text:p>
          </table:table-cell>
          <table:table-cell table:formula="of:=AVERAGE([$'Raw Data'.E46];[$'Raw Data'.K46];[$'Raw Data'.Q46])" office:value-type="float" office:value="376.333333333333">
            <text:p>376</text:p>
          </table:table-cell>
          <table:table-cell table:formula="of:=AVERAGE([$'Raw Data'.F46];[$'Raw Data'.L46];[$'Raw Data'.R46])" office:value-type="float" office:value="399.333333333333">
            <text:p>399</text:p>
          </table:table-cell>
          <table:table-cell table:formula="of:=AVERAGE([$'Raw Data'.G46];[$'Raw Data'.M46];[$'Raw Data'.S46])" office:value-type="float" office:value="1418.33333333333">
            <text:p>1418</text:p>
          </table:table-cell>
          <table:table-cell table:formula="of:=AVERAGE([$'Raw Data'.H46];[$'Raw Data'.N46];[$'Raw Data'.T46])" office:value-type="float" office:value="1377">
            <text:p>1377</text:p>
          </table:table-cell>
          <table:table-cell/>
        </table:table-row>
        <table:table-row table:style-name="ro4">
          <table:table-cell table:formula="of:=TIME(2;0;0)+[$'Raw Data'.A47]" office:value-type="time" office:time-value="PT02H40M00S">
            <text:p>02:40:00</text:p>
          </table:table-cell>
          <table:table-cell table:formula="of:=AVERAGE([$'Raw Data'.C47];[$'Raw Data'.I47];[$'Raw Data'.O47])" office:value-type="float" office:value="248.333333333333">
            <text:p>248</text:p>
          </table:table-cell>
          <table:table-cell table:formula="of:=AVERAGE([$'Raw Data'.D47];[$'Raw Data'.J47];[$'Raw Data'.P47])" office:value-type="float" office:value="183">
            <text:p>183</text:p>
          </table:table-cell>
          <table:table-cell table:formula="of:=AVERAGE([$'Raw Data'.E47];[$'Raw Data'.K47];[$'Raw Data'.Q47])" office:value-type="float" office:value="374">
            <text:p>374</text:p>
          </table:table-cell>
          <table:table-cell table:formula="of:=AVERAGE([$'Raw Data'.F47];[$'Raw Data'.L47];[$'Raw Data'.R47])" office:value-type="float" office:value="401.666666666667">
            <text:p>402</text:p>
          </table:table-cell>
          <table:table-cell table:formula="of:=AVERAGE([$'Raw Data'.G47];[$'Raw Data'.M47];[$'Raw Data'.S47])" office:value-type="float" office:value="1477.33333333333">
            <text:p>1477</text:p>
          </table:table-cell>
          <table:table-cell table:formula="of:=AVERAGE([$'Raw Data'.H47];[$'Raw Data'.N47];[$'Raw Data'.T47])" office:value-type="float" office:value="1399.33333333333">
            <text:p>1399</text:p>
          </table:table-cell>
          <table:table-cell/>
        </table:table-row>
        <table:table-row table:style-name="ro4">
          <table:table-cell table:formula="of:=TIME(2;0;0)+[$'Raw Data'.A48]" office:value-type="time" office:time-value="PT02H41M00S">
            <text:p>02:41:00</text:p>
          </table:table-cell>
          <table:table-cell table:formula="of:=AVERAGE([$'Raw Data'.C48];[$'Raw Data'.I48];[$'Raw Data'.O48])" office:value-type="float" office:value="233.333333333333">
            <text:p>233</text:p>
          </table:table-cell>
          <table:table-cell table:formula="of:=AVERAGE([$'Raw Data'.D48];[$'Raw Data'.J48];[$'Raw Data'.P48])" office:value-type="float" office:value="187.333333333333">
            <text:p>187</text:p>
          </table:table-cell>
          <table:table-cell table:formula="of:=AVERAGE([$'Raw Data'.E48];[$'Raw Data'.K48];[$'Raw Data'.Q48])" office:value-type="float" office:value="381.333333333333">
            <text:p>381</text:p>
          </table:table-cell>
          <table:table-cell table:formula="of:=AVERAGE([$'Raw Data'.F48];[$'Raw Data'.L48];[$'Raw Data'.R48])" office:value-type="float" office:value="409">
            <text:p>409</text:p>
          </table:table-cell>
          <table:table-cell table:formula="of:=AVERAGE([$'Raw Data'.G48];[$'Raw Data'.M48];[$'Raw Data'.S48])" office:value-type="float" office:value="1436.33333333333">
            <text:p>1436</text:p>
          </table:table-cell>
          <table:table-cell table:formula="of:=AVERAGE([$'Raw Data'.H48];[$'Raw Data'.N48];[$'Raw Data'.T48])" office:value-type="float" office:value="1411.33333333333">
            <text:p>1411</text:p>
          </table:table-cell>
          <table:table-cell/>
        </table:table-row>
        <table:table-row table:style-name="ro4">
          <table:table-cell table:formula="of:=TIME(2;0;0)+[$'Raw Data'.A49]" office:value-type="time" office:time-value="PT02H42M00S">
            <text:p>02:42:00</text:p>
          </table:table-cell>
          <table:table-cell table:formula="of:=AVERAGE([$'Raw Data'.C49];[$'Raw Data'.I49];[$'Raw Data'.O49])" office:value-type="float" office:value="232.666666666667">
            <text:p>233</text:p>
          </table:table-cell>
          <table:table-cell table:formula="of:=AVERAGE([$'Raw Data'.D49];[$'Raw Data'.J49];[$'Raw Data'.P49])" office:value-type="float" office:value="179">
            <text:p>179</text:p>
          </table:table-cell>
          <table:table-cell table:formula="of:=AVERAGE([$'Raw Data'.E49];[$'Raw Data'.K49];[$'Raw Data'.Q49])" office:value-type="float" office:value="396.333333333333">
            <text:p>396</text:p>
          </table:table-cell>
          <table:table-cell table:formula="of:=AVERAGE([$'Raw Data'.F49];[$'Raw Data'.L49];[$'Raw Data'.R49])" office:value-type="float" office:value="394">
            <text:p>394</text:p>
          </table:table-cell>
          <table:table-cell table:formula="of:=AVERAGE([$'Raw Data'.G49];[$'Raw Data'.M49];[$'Raw Data'.S49])" office:value-type="float" office:value="1453.33333333333">
            <text:p>1453</text:p>
          </table:table-cell>
          <table:table-cell table:formula="of:=AVERAGE([$'Raw Data'.H49];[$'Raw Data'.N49];[$'Raw Data'.T49])" office:value-type="float" office:value="1387.33333333333">
            <text:p>1387</text:p>
          </table:table-cell>
          <table:table-cell/>
        </table:table-row>
        <table:table-row table:style-name="ro4">
          <table:table-cell table:formula="of:=TIME(2;0;0)+[$'Raw Data'.A50]" office:value-type="time" office:time-value="PT02H43M00S">
            <text:p>02:43:00</text:p>
          </table:table-cell>
          <table:table-cell table:formula="of:=AVERAGE([$'Raw Data'.C50];[$'Raw Data'.I50];[$'Raw Data'.O50])" office:value-type="float" office:value="232.666666666667">
            <text:p>233</text:p>
          </table:table-cell>
          <table:table-cell table:formula="of:=AVERAGE([$'Raw Data'.D50];[$'Raw Data'.J50];[$'Raw Data'.P50])" office:value-type="float" office:value="180.333333333333">
            <text:p>180</text:p>
          </table:table-cell>
          <table:table-cell table:formula="of:=AVERAGE([$'Raw Data'.E50];[$'Raw Data'.K50];[$'Raw Data'.Q50])" office:value-type="float" office:value="389.666666666667">
            <text:p>390</text:p>
          </table:table-cell>
          <table:table-cell table:formula="of:=AVERAGE([$'Raw Data'.F50];[$'Raw Data'.L50];[$'Raw Data'.R50])" office:value-type="float" office:value="393.666666666667">
            <text:p>394</text:p>
          </table:table-cell>
          <table:table-cell table:formula="of:=AVERAGE([$'Raw Data'.G50];[$'Raw Data'.M50];[$'Raw Data'.S50])" office:value-type="float" office:value="1459.66666666667">
            <text:p>1460</text:p>
          </table:table-cell>
          <table:table-cell table:formula="of:=AVERAGE([$'Raw Data'.H50];[$'Raw Data'.N50];[$'Raw Data'.T50])" office:value-type="float" office:value="1421">
            <text:p>1421</text:p>
          </table:table-cell>
          <table:table-cell/>
        </table:table-row>
        <table:table-row table:style-name="ro4">
          <table:table-cell table:formula="of:=TIME(2;0;0)+[$'Raw Data'.A51]" office:value-type="time" office:time-value="PT02H44M00S">
            <text:p>02:44:00</text:p>
          </table:table-cell>
          <table:table-cell table:formula="of:=AVERAGE([$'Raw Data'.C51];[$'Raw Data'.I51];[$'Raw Data'.O51])" office:value-type="float" office:value="236">
            <text:p>236</text:p>
          </table:table-cell>
          <table:table-cell table:formula="of:=AVERAGE([$'Raw Data'.D51];[$'Raw Data'.J51];[$'Raw Data'.P51])" office:value-type="float" office:value="186.666666666667">
            <text:p>187</text:p>
          </table:table-cell>
          <table:table-cell table:formula="of:=AVERAGE([$'Raw Data'.E51];[$'Raw Data'.K51];[$'Raw Data'.Q51])" office:value-type="float" office:value="389.666666666667">
            <text:p>390</text:p>
          </table:table-cell>
          <table:table-cell table:formula="of:=AVERAGE([$'Raw Data'.F51];[$'Raw Data'.L51];[$'Raw Data'.R51])" office:value-type="float" office:value="402.333333333333">
            <text:p>402</text:p>
          </table:table-cell>
          <table:table-cell table:formula="of:=AVERAGE([$'Raw Data'.G51];[$'Raw Data'.M51];[$'Raw Data'.S51])" office:value-type="float" office:value="1446">
            <text:p>1446</text:p>
          </table:table-cell>
          <table:table-cell table:formula="of:=AVERAGE([$'Raw Data'.H51];[$'Raw Data'.N51];[$'Raw Data'.T51])" office:value-type="float" office:value="1428.66666666667">
            <text:p>1429</text:p>
          </table:table-cell>
          <table:table-cell/>
        </table:table-row>
        <table:table-row table:style-name="ro4">
          <table:table-cell table:formula="of:=TIME(2;0;0)+[$'Raw Data'.A52]" office:value-type="time" office:time-value="PT02H45M00S">
            <text:p>02:45:00</text:p>
          </table:table-cell>
          <table:table-cell table:formula="of:=AVERAGE([$'Raw Data'.C52];[$'Raw Data'.I52];[$'Raw Data'.O52])" office:value-type="float" office:value="230.666666666667">
            <text:p>231</text:p>
          </table:table-cell>
          <table:table-cell table:formula="of:=AVERAGE([$'Raw Data'.D52];[$'Raw Data'.J52];[$'Raw Data'.P52])" office:value-type="float" office:value="176.333333333333">
            <text:p>176</text:p>
          </table:table-cell>
          <table:table-cell table:formula="of:=AVERAGE([$'Raw Data'.E52];[$'Raw Data'.K52];[$'Raw Data'.Q52])" office:value-type="float" office:value="390">
            <text:p>390</text:p>
          </table:table-cell>
          <table:table-cell table:formula="of:=AVERAGE([$'Raw Data'.F52];[$'Raw Data'.L52];[$'Raw Data'.R52])" office:value-type="float" office:value="403.666666666667">
            <text:p>404</text:p>
          </table:table-cell>
          <table:table-cell table:formula="of:=AVERAGE([$'Raw Data'.G52];[$'Raw Data'.M52];[$'Raw Data'.S52])" office:value-type="float" office:value="1471.66666666667">
            <text:p>1472</text:p>
          </table:table-cell>
          <table:table-cell table:formula="of:=AVERAGE([$'Raw Data'.H52];[$'Raw Data'.N52];[$'Raw Data'.T52])" office:value-type="float" office:value="1421.33333333333">
            <text:p>1421</text:p>
          </table:table-cell>
          <table:table-cell/>
        </table:table-row>
        <table:table-row table:style-name="ro4">
          <table:table-cell table:formula="of:=TIME(2;0;0)+[$'Raw Data'.A53]" office:value-type="time" office:time-value="PT02H46M00S">
            <text:p>02:46:00</text:p>
          </table:table-cell>
          <table:table-cell table:formula="of:=AVERAGE([$'Raw Data'.C53];[$'Raw Data'.I53];[$'Raw Data'.O53])" office:value-type="float" office:value="240">
            <text:p>240</text:p>
          </table:table-cell>
          <table:table-cell table:formula="of:=AVERAGE([$'Raw Data'.D53];[$'Raw Data'.J53];[$'Raw Data'.P53])" office:value-type="float" office:value="181.333333333333">
            <text:p>181</text:p>
          </table:table-cell>
          <table:table-cell table:formula="of:=AVERAGE([$'Raw Data'.E53];[$'Raw Data'.K53];[$'Raw Data'.Q53])" office:value-type="float" office:value="377">
            <text:p>377</text:p>
          </table:table-cell>
          <table:table-cell table:formula="of:=AVERAGE([$'Raw Data'.F53];[$'Raw Data'.L53];[$'Raw Data'.R53])" office:value-type="float" office:value="402">
            <text:p>402</text:p>
          </table:table-cell>
          <table:table-cell table:formula="of:=AVERAGE([$'Raw Data'.G53];[$'Raw Data'.M53];[$'Raw Data'.S53])" office:value-type="float" office:value="1464">
            <text:p>1464</text:p>
          </table:table-cell>
          <table:table-cell table:formula="of:=AVERAGE([$'Raw Data'.H53];[$'Raw Data'.N53];[$'Raw Data'.T53])" office:value-type="float" office:value="1396.66666666667">
            <text:p>1397</text:p>
          </table:table-cell>
          <table:table-cell/>
        </table:table-row>
        <table:table-row table:style-name="ro4">
          <table:table-cell table:formula="of:=TIME(2;0;0)+[$'Raw Data'.A54]" office:value-type="time" office:time-value="PT02H47M00S">
            <text:p>02:47:00</text:p>
          </table:table-cell>
          <table:table-cell table:formula="of:=AVERAGE([$'Raw Data'.C54];[$'Raw Data'.I54];[$'Raw Data'.O54])" office:value-type="float" office:value="229.666666666667">
            <text:p>230</text:p>
          </table:table-cell>
          <table:table-cell table:formula="of:=AVERAGE([$'Raw Data'.D54];[$'Raw Data'.J54];[$'Raw Data'.P54])" office:value-type="float" office:value="183.666666666667">
            <text:p>184</text:p>
          </table:table-cell>
          <table:table-cell table:formula="of:=AVERAGE([$'Raw Data'.E54];[$'Raw Data'.K54];[$'Raw Data'.Q54])" office:value-type="float" office:value="371.333333333333">
            <text:p>371</text:p>
          </table:table-cell>
          <table:table-cell table:formula="of:=AVERAGE([$'Raw Data'.F54];[$'Raw Data'.L54];[$'Raw Data'.R54])" office:value-type="float" office:value="390">
            <text:p>390</text:p>
          </table:table-cell>
          <table:table-cell table:formula="of:=AVERAGE([$'Raw Data'.G54];[$'Raw Data'.M54];[$'Raw Data'.S54])" office:value-type="float" office:value="1462">
            <text:p>1462</text:p>
          </table:table-cell>
          <table:table-cell table:formula="of:=AVERAGE([$'Raw Data'.H54];[$'Raw Data'.N54];[$'Raw Data'.T54])" office:value-type="float" office:value="1433.66666666667">
            <text:p>1434</text:p>
          </table:table-cell>
          <table:table-cell/>
        </table:table-row>
        <table:table-row table:style-name="ro4">
          <table:table-cell table:formula="of:=TIME(2;0;0)+[$'Raw Data'.A55]" office:value-type="time" office:time-value="PT02H48M00S">
            <text:p>02:48:00</text:p>
          </table:table-cell>
          <table:table-cell table:formula="of:=AVERAGE([$'Raw Data'.C55];[$'Raw Data'.I55];[$'Raw Data'.O55])" office:value-type="float" office:value="241.666666666667">
            <text:p>242</text:p>
          </table:table-cell>
          <table:table-cell table:formula="of:=AVERAGE([$'Raw Data'.D55];[$'Raw Data'.J55];[$'Raw Data'.P55])" office:value-type="float" office:value="185">
            <text:p>185</text:p>
          </table:table-cell>
          <table:table-cell table:formula="of:=AVERAGE([$'Raw Data'.E55];[$'Raw Data'.K55];[$'Raw Data'.Q55])" office:value-type="float" office:value="387.666666666667">
            <text:p>388</text:p>
          </table:table-cell>
          <table:table-cell table:formula="of:=AVERAGE([$'Raw Data'.F55];[$'Raw Data'.L55];[$'Raw Data'.R55])" office:value-type="float" office:value="398.666666666667">
            <text:p>399</text:p>
          </table:table-cell>
          <table:table-cell table:formula="of:=AVERAGE([$'Raw Data'.G55];[$'Raw Data'.M55];[$'Raw Data'.S55])" office:value-type="float" office:value="1451.66666666667">
            <text:p>1452</text:p>
          </table:table-cell>
          <table:table-cell table:formula="of:=AVERAGE([$'Raw Data'.H55];[$'Raw Data'.N55];[$'Raw Data'.T55])" office:value-type="float" office:value="1427.33333333333">
            <text:p>1427</text:p>
          </table:table-cell>
          <table:table-cell/>
        </table:table-row>
        <table:table-row table:style-name="ro4">
          <table:table-cell table:formula="of:=TIME(2;0;0)+[$'Raw Data'.A56]" office:value-type="time" office:time-value="PT02H49M00S">
            <text:p>02:49:00</text:p>
          </table:table-cell>
          <table:table-cell table:formula="of:=AVERAGE([$'Raw Data'.C56];[$'Raw Data'.I56];[$'Raw Data'.O56])" office:value-type="float" office:value="233.666666666667">
            <text:p>234</text:p>
          </table:table-cell>
          <table:table-cell table:formula="of:=AVERAGE([$'Raw Data'.D56];[$'Raw Data'.J56];[$'Raw Data'.P56])" office:value-type="float" office:value="180">
            <text:p>180</text:p>
          </table:table-cell>
          <table:table-cell table:formula="of:=AVERAGE([$'Raw Data'.E56];[$'Raw Data'.K56];[$'Raw Data'.Q56])" office:value-type="float" office:value="375.333333333333">
            <text:p>375</text:p>
          </table:table-cell>
          <table:table-cell table:formula="of:=AVERAGE([$'Raw Data'.F56];[$'Raw Data'.L56];[$'Raw Data'.R56])" office:value-type="float" office:value="393.333333333333">
            <text:p>393</text:p>
          </table:table-cell>
          <table:table-cell table:formula="of:=AVERAGE([$'Raw Data'.G56];[$'Raw Data'.M56];[$'Raw Data'.S56])" office:value-type="float" office:value="1457">
            <text:p>1457</text:p>
          </table:table-cell>
          <table:table-cell table:formula="of:=AVERAGE([$'Raw Data'.H56];[$'Raw Data'.N56];[$'Raw Data'.T56])" office:value-type="float" office:value="1411.66666666667">
            <text:p>1412</text:p>
          </table:table-cell>
          <table:table-cell/>
        </table:table-row>
        <table:table-row table:style-name="ro4">
          <table:table-cell table:formula="of:=TIME(2;0;0)+[$'Raw Data'.A57]" office:value-type="time" office:time-value="PT02H50M00S">
            <text:p>02:50:00</text:p>
          </table:table-cell>
          <table:table-cell table:formula="of:=AVERAGE([$'Raw Data'.C57];[$'Raw Data'.I57];[$'Raw Data'.O57])" office:value-type="float" office:value="223.333333333333">
            <text:p>223</text:p>
          </table:table-cell>
          <table:table-cell table:formula="of:=AVERAGE([$'Raw Data'.D57];[$'Raw Data'.J57];[$'Raw Data'.P57])" office:value-type="float" office:value="189.333333333333">
            <text:p>189</text:p>
          </table:table-cell>
          <table:table-cell table:formula="of:=AVERAGE([$'Raw Data'.E57];[$'Raw Data'.K57];[$'Raw Data'.Q57])" office:value-type="float" office:value="391">
            <text:p>391</text:p>
          </table:table-cell>
          <table:table-cell table:formula="of:=AVERAGE([$'Raw Data'.F57];[$'Raw Data'.L57];[$'Raw Data'.R57])" office:value-type="float" office:value="393.666666666667">
            <text:p>394</text:p>
          </table:table-cell>
          <table:table-cell table:formula="of:=AVERAGE([$'Raw Data'.G57];[$'Raw Data'.M57];[$'Raw Data'.S57])" office:value-type="float" office:value="1499.33333333333">
            <text:p>1499</text:p>
          </table:table-cell>
          <table:table-cell table:formula="of:=AVERAGE([$'Raw Data'.H57];[$'Raw Data'.N57];[$'Raw Data'.T57])" office:value-type="float" office:value="1427.33333333333">
            <text:p>1427</text:p>
          </table:table-cell>
          <table:table-cell/>
        </table:table-row>
        <table:table-row table:style-name="ro4">
          <table:table-cell table:formula="of:=TIME(2;0;0)+[$'Raw Data'.A58]" office:value-type="time" office:time-value="PT02H51M00S">
            <text:p>02:51:00</text:p>
          </table:table-cell>
          <table:table-cell table:formula="of:=AVERAGE([$'Raw Data'.C58];[$'Raw Data'.I58];[$'Raw Data'.O58])" office:value-type="float" office:value="240">
            <text:p>240</text:p>
          </table:table-cell>
          <table:table-cell table:formula="of:=AVERAGE([$'Raw Data'.D58];[$'Raw Data'.J58];[$'Raw Data'.P58])" office:value-type="float" office:value="194">
            <text:p>194</text:p>
          </table:table-cell>
          <table:table-cell table:formula="of:=AVERAGE([$'Raw Data'.E58];[$'Raw Data'.K58];[$'Raw Data'.Q58])" office:value-type="float" office:value="367.333333333333">
            <text:p>367</text:p>
          </table:table-cell>
          <table:table-cell table:formula="of:=AVERAGE([$'Raw Data'.F58];[$'Raw Data'.L58];[$'Raw Data'.R58])" office:value-type="float" office:value="398.666666666667">
            <text:p>399</text:p>
          </table:table-cell>
          <table:table-cell table:formula="of:=AVERAGE([$'Raw Data'.G58];[$'Raw Data'.M58];[$'Raw Data'.S58])" office:value-type="float" office:value="1481.33333333333">
            <text:p>1481</text:p>
          </table:table-cell>
          <table:table-cell table:formula="of:=AVERAGE([$'Raw Data'.H58];[$'Raw Data'.N58];[$'Raw Data'.T58])" office:value-type="float" office:value="1451.66666666667">
            <text:p>1452</text:p>
          </table:table-cell>
          <table:table-cell/>
        </table:table-row>
        <table:table-row table:style-name="ro4">
          <table:table-cell table:formula="of:=TIME(2;0;0)+[$'Raw Data'.A59]" office:value-type="time" office:time-value="PT02H52M00S">
            <text:p>02:52:00</text:p>
          </table:table-cell>
          <table:table-cell table:formula="of:=AVERAGE([$'Raw Data'.C59];[$'Raw Data'.I59];[$'Raw Data'.O59])" office:value-type="float" office:value="238.333333333333">
            <text:p>238</text:p>
          </table:table-cell>
          <table:table-cell table:formula="of:=AVERAGE([$'Raw Data'.D59];[$'Raw Data'.J59];[$'Raw Data'.P59])" office:value-type="float" office:value="185">
            <text:p>185</text:p>
          </table:table-cell>
          <table:table-cell table:formula="of:=AVERAGE([$'Raw Data'.E59];[$'Raw Data'.K59];[$'Raw Data'.Q59])" office:value-type="float" office:value="378.666666666667">
            <text:p>379</text:p>
          </table:table-cell>
          <table:table-cell table:formula="of:=AVERAGE([$'Raw Data'.F59];[$'Raw Data'.L59];[$'Raw Data'.R59])" office:value-type="float" office:value="399.666666666667">
            <text:p>400</text:p>
          </table:table-cell>
          <table:table-cell table:formula="of:=AVERAGE([$'Raw Data'.G59];[$'Raw Data'.M59];[$'Raw Data'.S59])" office:value-type="float" office:value="1476.66666666667">
            <text:p>1477</text:p>
          </table:table-cell>
          <table:table-cell table:formula="of:=AVERAGE([$'Raw Data'.H59];[$'Raw Data'.N59];[$'Raw Data'.T59])" office:value-type="float" office:value="1427.66666666667">
            <text:p>1428</text:p>
          </table:table-cell>
          <table:table-cell/>
        </table:table-row>
        <table:table-row table:style-name="ro4">
          <table:table-cell table:formula="of:=TIME(2;0;0)+[$'Raw Data'.A60]" office:value-type="time" office:time-value="PT02H53M00S">
            <text:p>02:53:00</text:p>
          </table:table-cell>
          <table:table-cell table:formula="of:=AVERAGE([$'Raw Data'.C60];[$'Raw Data'.I60];[$'Raw Data'.O60])" office:value-type="float" office:value="230.666666666667">
            <text:p>231</text:p>
          </table:table-cell>
          <table:table-cell table:formula="of:=AVERAGE([$'Raw Data'.D60];[$'Raw Data'.J60];[$'Raw Data'.P60])" office:value-type="float" office:value="176.333333333333">
            <text:p>176</text:p>
          </table:table-cell>
          <table:table-cell table:formula="of:=AVERAGE([$'Raw Data'.E60];[$'Raw Data'.K60];[$'Raw Data'.Q60])" office:value-type="float" office:value="383.333333333333">
            <text:p>383</text:p>
          </table:table-cell>
          <table:table-cell table:formula="of:=AVERAGE([$'Raw Data'.F60];[$'Raw Data'.L60];[$'Raw Data'.R60])" office:value-type="float" office:value="402.333333333333">
            <text:p>402</text:p>
          </table:table-cell>
          <table:table-cell table:formula="of:=AVERAGE([$'Raw Data'.G60];[$'Raw Data'.M60];[$'Raw Data'.S60])" office:value-type="float" office:value="1472">
            <text:p>1472</text:p>
          </table:table-cell>
          <table:table-cell table:formula="of:=AVERAGE([$'Raw Data'.H60];[$'Raw Data'.N60];[$'Raw Data'.T60])" office:value-type="float" office:value="1425.66666666667">
            <text:p>1426</text:p>
          </table:table-cell>
          <table:table-cell/>
        </table:table-row>
        <table:table-row table:style-name="ro4">
          <table:table-cell table:formula="of:=TIME(2;0;0)+[$'Raw Data'.A61]" office:value-type="time" office:time-value="PT02H54M00S">
            <text:p>02:54:00</text:p>
          </table:table-cell>
          <table:table-cell table:formula="of:=AVERAGE([$'Raw Data'.C61];[$'Raw Data'.I61];[$'Raw Data'.O61])" office:value-type="float" office:value="248.333333333333">
            <text:p>248</text:p>
          </table:table-cell>
          <table:table-cell table:formula="of:=AVERAGE([$'Raw Data'.D61];[$'Raw Data'.J61];[$'Raw Data'.P61])" office:value-type="float" office:value="174">
            <text:p>174</text:p>
          </table:table-cell>
          <table:table-cell table:formula="of:=AVERAGE([$'Raw Data'.E61];[$'Raw Data'.K61];[$'Raw Data'.Q61])" office:value-type="float" office:value="381.666666666667">
            <text:p>382</text:p>
          </table:table-cell>
          <table:table-cell table:formula="of:=AVERAGE([$'Raw Data'.F61];[$'Raw Data'.L61];[$'Raw Data'.R61])" office:value-type="float" office:value="401.666666666667">
            <text:p>402</text:p>
          </table:table-cell>
          <table:table-cell table:formula="of:=AVERAGE([$'Raw Data'.G61];[$'Raw Data'.M61];[$'Raw Data'.S61])" office:value-type="float" office:value="1451.33333333333">
            <text:p>1451</text:p>
          </table:table-cell>
          <table:table-cell table:formula="of:=AVERAGE([$'Raw Data'.H61];[$'Raw Data'.N61];[$'Raw Data'.T61])" office:value-type="float" office:value="1433">
            <text:p>1433</text:p>
          </table:table-cell>
          <table:table-cell/>
        </table:table-row>
        <table:table-row table:style-name="ro4">
          <table:table-cell table:formula="of:=TIME(2;0;0)+[$'Raw Data'.A62]" office:value-type="time" office:time-value="PT02H55M00S">
            <text:p>02:55:00</text:p>
          </table:table-cell>
          <table:table-cell table:formula="of:=AVERAGE([$'Raw Data'.C62];[$'Raw Data'.I62];[$'Raw Data'.O62])" office:value-type="float" office:value="224.333333333333">
            <text:p>224</text:p>
          </table:table-cell>
          <table:table-cell table:formula="of:=AVERAGE([$'Raw Data'.D62];[$'Raw Data'.J62];[$'Raw Data'.P62])" office:value-type="float" office:value="182">
            <text:p>182</text:p>
          </table:table-cell>
          <table:table-cell table:formula="of:=AVERAGE([$'Raw Data'.E62];[$'Raw Data'.K62];[$'Raw Data'.Q62])" office:value-type="float" office:value="387.666666666667">
            <text:p>388</text:p>
          </table:table-cell>
          <table:table-cell table:formula="of:=AVERAGE([$'Raw Data'.F62];[$'Raw Data'.L62];[$'Raw Data'.R62])" office:value-type="float" office:value="392.333333333333">
            <text:p>392</text:p>
          </table:table-cell>
          <table:table-cell table:formula="of:=AVERAGE([$'Raw Data'.G62];[$'Raw Data'.M62];[$'Raw Data'.S62])" office:value-type="float" office:value="1462.66666666667">
            <text:p>1463</text:p>
          </table:table-cell>
          <table:table-cell table:formula="of:=AVERAGE([$'Raw Data'.H62];[$'Raw Data'.N62];[$'Raw Data'.T62])" office:value-type="float" office:value="1416">
            <text:p>1416</text:p>
          </table:table-cell>
          <table:table-cell/>
        </table:table-row>
        <table:table-row table:style-name="ro4">
          <table:table-cell table:formula="of:=TIME(2;0;0)+[$'Raw Data'.A63]" office:value-type="time" office:time-value="PT02H56M00S">
            <text:p>02:56:00</text:p>
          </table:table-cell>
          <table:table-cell table:formula="of:=AVERAGE([$'Raw Data'.C63];[$'Raw Data'.I63];[$'Raw Data'.O63])" office:value-type="float" office:value="242.666666666667">
            <text:p>243</text:p>
          </table:table-cell>
          <table:table-cell table:formula="of:=AVERAGE([$'Raw Data'.D63];[$'Raw Data'.J63];[$'Raw Data'.P63])" office:value-type="float" office:value="194.333333333333">
            <text:p>194</text:p>
          </table:table-cell>
          <table:table-cell table:formula="of:=AVERAGE([$'Raw Data'.E63];[$'Raw Data'.K63];[$'Raw Data'.Q63])" office:value-type="float" office:value="370.666666666667">
            <text:p>371</text:p>
          </table:table-cell>
          <table:table-cell table:formula="of:=AVERAGE([$'Raw Data'.F63];[$'Raw Data'.L63];[$'Raw Data'.R63])" office:value-type="float" office:value="400.333333333333">
            <text:p>400</text:p>
          </table:table-cell>
          <table:table-cell table:formula="of:=AVERAGE([$'Raw Data'.G63];[$'Raw Data'.M63];[$'Raw Data'.S63])" office:value-type="float" office:value="1482.66666666667">
            <text:p>1483</text:p>
          </table:table-cell>
          <table:table-cell table:formula="of:=AVERAGE([$'Raw Data'.H63];[$'Raw Data'.N63];[$'Raw Data'.T63])" office:value-type="float" office:value="1421.66666666667">
            <text:p>1422</text:p>
          </table:table-cell>
          <table:table-cell/>
        </table:table-row>
        <table:table-row table:style-name="ro4">
          <table:table-cell table:formula="of:=TIME(2;0;0)+[$'Raw Data'.A64]" office:value-type="time" office:time-value="PT02H57M00S">
            <text:p>02:57:00</text:p>
          </table:table-cell>
          <table:table-cell table:formula="of:=AVERAGE([$'Raw Data'.C64];[$'Raw Data'.I64];[$'Raw Data'.O64])" office:value-type="float" office:value="226">
            <text:p>226</text:p>
          </table:table-cell>
          <table:table-cell table:formula="of:=AVERAGE([$'Raw Data'.D64];[$'Raw Data'.J64];[$'Raw Data'.P64])" office:value-type="float" office:value="176.333333333333">
            <text:p>176</text:p>
          </table:table-cell>
          <table:table-cell table:formula="of:=AVERAGE([$'Raw Data'.E64];[$'Raw Data'.K64];[$'Raw Data'.Q64])" office:value-type="float" office:value="384.333333333333">
            <text:p>384</text:p>
          </table:table-cell>
          <table:table-cell table:formula="of:=AVERAGE([$'Raw Data'.F64];[$'Raw Data'.L64];[$'Raw Data'.R64])" office:value-type="float" office:value="389.666666666667">
            <text:p>390</text:p>
          </table:table-cell>
          <table:table-cell table:formula="of:=AVERAGE([$'Raw Data'.G64];[$'Raw Data'.M64];[$'Raw Data'.S64])" office:value-type="float" office:value="1503.33333333333">
            <text:p>1503</text:p>
          </table:table-cell>
          <table:table-cell table:formula="of:=AVERAGE([$'Raw Data'.H64];[$'Raw Data'.N64];[$'Raw Data'.T64])" office:value-type="float" office:value="1450">
            <text:p>1450</text:p>
          </table:table-cell>
          <table:table-cell/>
        </table:table-row>
        <table:table-row table:style-name="ro4">
          <table:table-cell table:formula="of:=TIME(2;0;0)+[$'Raw Data'.A65]" office:value-type="time" office:time-value="PT02H58M00S">
            <text:p>02:58:00</text:p>
          </table:table-cell>
          <table:table-cell table:formula="of:=AVERAGE([$'Raw Data'.C65];[$'Raw Data'.I65];[$'Raw Data'.O65])" office:value-type="float" office:value="254.333333333333">
            <text:p>254</text:p>
          </table:table-cell>
          <table:table-cell table:formula="of:=AVERAGE([$'Raw Data'.D65];[$'Raw Data'.J65];[$'Raw Data'.P65])" office:value-type="float" office:value="185">
            <text:p>185</text:p>
          </table:table-cell>
          <table:table-cell table:formula="of:=AVERAGE([$'Raw Data'.E65];[$'Raw Data'.K65];[$'Raw Data'.Q65])" office:value-type="float" office:value="388.333333333333">
            <text:p>388</text:p>
          </table:table-cell>
          <table:table-cell table:formula="of:=AVERAGE([$'Raw Data'.F65];[$'Raw Data'.L65];[$'Raw Data'.R65])" office:value-type="float" office:value="396.666666666667">
            <text:p>397</text:p>
          </table:table-cell>
          <table:table-cell table:formula="of:=AVERAGE([$'Raw Data'.G65];[$'Raw Data'.M65];[$'Raw Data'.S65])" office:value-type="float" office:value="1484.33333333333">
            <text:p>1484</text:p>
          </table:table-cell>
          <table:table-cell table:formula="of:=AVERAGE([$'Raw Data'.H65];[$'Raw Data'.N65];[$'Raw Data'.T65])" office:value-type="float" office:value="1444">
            <text:p>1444</text:p>
          </table:table-cell>
          <table:table-cell/>
        </table:table-row>
        <table:table-row table:style-name="ro4">
          <table:table-cell table:formula="of:=TIME(2;0;0)+[$'Raw Data'.A66]" office:value-type="time" office:time-value="PT02H59M00S">
            <text:p>02:59:00</text:p>
          </table:table-cell>
          <table:table-cell table:formula="of:=AVERAGE([$'Raw Data'.C66];[$'Raw Data'.I66];[$'Raw Data'.O66])" office:value-type="float" office:value="233">
            <text:p>233</text:p>
          </table:table-cell>
          <table:table-cell table:formula="of:=AVERAGE([$'Raw Data'.D66];[$'Raw Data'.J66];[$'Raw Data'.P66])" office:value-type="float" office:value="183.666666666667">
            <text:p>184</text:p>
          </table:table-cell>
          <table:table-cell table:formula="of:=AVERAGE([$'Raw Data'.E66];[$'Raw Data'.K66];[$'Raw Data'.Q66])" office:value-type="float" office:value="393.333333333333">
            <text:p>393</text:p>
          </table:table-cell>
          <table:table-cell table:formula="of:=AVERAGE([$'Raw Data'.F66];[$'Raw Data'.L66];[$'Raw Data'.R66])" office:value-type="float" office:value="395.333333333333">
            <text:p>395</text:p>
          </table:table-cell>
          <table:table-cell table:formula="of:=AVERAGE([$'Raw Data'.G66];[$'Raw Data'.M66];[$'Raw Data'.S66])" office:value-type="float" office:value="1490">
            <text:p>1490</text:p>
          </table:table-cell>
          <table:table-cell table:formula="of:=AVERAGE([$'Raw Data'.H66];[$'Raw Data'.N66];[$'Raw Data'.T66])" office:value-type="float" office:value="1463">
            <text:p>1463</text:p>
          </table:table-cell>
          <table:table-cell/>
        </table:table-row>
        <table:table-row table:style-name="ro4">
          <table:table-cell table:formula="of:=TIME(2;0;0)+[$'Raw Data'.A67]" office:value-type="time" office:time-value="PT03H00M00S">
            <text:p>03:00:00</text:p>
          </table:table-cell>
          <table:table-cell table:formula="of:=AVERAGE([$'Raw Data'.C67];[$'Raw Data'.I67];[$'Raw Data'.O67])" office:value-type="float" office:value="241.333333333333">
            <text:p>241</text:p>
          </table:table-cell>
          <table:table-cell table:formula="of:=AVERAGE([$'Raw Data'.D67];[$'Raw Data'.J67];[$'Raw Data'.P67])" office:value-type="float" office:value="181.333333333333">
            <text:p>181</text:p>
          </table:table-cell>
          <table:table-cell table:formula="of:=AVERAGE([$'Raw Data'.E67];[$'Raw Data'.K67];[$'Raw Data'.Q67])" office:value-type="float" office:value="385.333333333333">
            <text:p>385</text:p>
          </table:table-cell>
          <table:table-cell table:formula="of:=AVERAGE([$'Raw Data'.F67];[$'Raw Data'.L67];[$'Raw Data'.R67])" office:value-type="float" office:value="401.666666666667">
            <text:p>402</text:p>
          </table:table-cell>
          <table:table-cell table:formula="of:=AVERAGE([$'Raw Data'.G67];[$'Raw Data'.M67];[$'Raw Data'.S67])" office:value-type="float" office:value="1478">
            <text:p>1478</text:p>
          </table:table-cell>
          <table:table-cell table:formula="of:=AVERAGE([$'Raw Data'.H67];[$'Raw Data'.N67];[$'Raw Data'.T67])" office:value-type="float" office:value="1444.33333333333">
            <text:p>1444</text:p>
          </table:table-cell>
          <table:table-cell/>
        </table:table-row>
        <table:table-row table:style-name="ro4">
          <table:table-cell table:formula="of:=TIME(2;0;0)+[$'Raw Data'.A68]" office:value-type="time" office:time-value="PT03H01M00S">
            <text:p>03:01:00</text:p>
          </table:table-cell>
          <table:table-cell table:formula="of:=AVERAGE([$'Raw Data'.C68];[$'Raw Data'.I68];[$'Raw Data'.O68])" office:value-type="float" office:value="235">
            <text:p>235</text:p>
          </table:table-cell>
          <table:table-cell table:formula="of:=AVERAGE([$'Raw Data'.D68];[$'Raw Data'.J68];[$'Raw Data'.P68])" office:value-type="float" office:value="186.666666666667">
            <text:p>187</text:p>
          </table:table-cell>
          <table:table-cell table:formula="of:=AVERAGE([$'Raw Data'.E68];[$'Raw Data'.K68];[$'Raw Data'.Q68])" office:value-type="float" office:value="388">
            <text:p>388</text:p>
          </table:table-cell>
          <table:table-cell table:formula="of:=AVERAGE([$'Raw Data'.F68];[$'Raw Data'.L68];[$'Raw Data'.R68])" office:value-type="float" office:value="389">
            <text:p>389</text:p>
          </table:table-cell>
          <table:table-cell table:formula="of:=AVERAGE([$'Raw Data'.G68];[$'Raw Data'.M68];[$'Raw Data'.S68])" office:value-type="float" office:value="1499">
            <text:p>1499</text:p>
          </table:table-cell>
          <table:table-cell table:formula="of:=AVERAGE([$'Raw Data'.H68];[$'Raw Data'.N68];[$'Raw Data'.T68])" office:value-type="float" office:value="1446.33333333333">
            <text:p>1446</text:p>
          </table:table-cell>
          <table:table-cell/>
        </table:table-row>
        <table:table-row table:style-name="ro4">
          <table:table-cell table:formula="of:=TIME(2;0;0)+[$'Raw Data'.A69]" office:value-type="time" office:time-value="PT03H02M00S">
            <text:p>03:02:00</text:p>
          </table:table-cell>
          <table:table-cell table:formula="of:=AVERAGE([$'Raw Data'.C69];[$'Raw Data'.I69];[$'Raw Data'.O69])" office:value-type="float" office:value="234.666666666667">
            <text:p>235</text:p>
          </table:table-cell>
          <table:table-cell table:formula="of:=AVERAGE([$'Raw Data'.D69];[$'Raw Data'.J69];[$'Raw Data'.P69])" office:value-type="float" office:value="176.333333333333">
            <text:p>176</text:p>
          </table:table-cell>
          <table:table-cell table:formula="of:=AVERAGE([$'Raw Data'.E69];[$'Raw Data'.K69];[$'Raw Data'.Q69])" office:value-type="float" office:value="386.333333333333">
            <text:p>386</text:p>
          </table:table-cell>
          <table:table-cell table:formula="of:=AVERAGE([$'Raw Data'.F69];[$'Raw Data'.L69];[$'Raw Data'.R69])" office:value-type="float" office:value="396">
            <text:p>396</text:p>
          </table:table-cell>
          <table:table-cell table:formula="of:=AVERAGE([$'Raw Data'.G69];[$'Raw Data'.M69];[$'Raw Data'.S69])" office:value-type="float" office:value="1497">
            <text:p>1497</text:p>
          </table:table-cell>
          <table:table-cell table:formula="of:=AVERAGE([$'Raw Data'.H69];[$'Raw Data'.N69];[$'Raw Data'.T69])" office:value-type="float" office:value="1464">
            <text:p>1464</text:p>
          </table:table-cell>
          <table:table-cell/>
        </table:table-row>
        <table:table-row table:style-name="ro4">
          <table:table-cell table:formula="of:=TIME(2;0;0)+[$'Raw Data'.A70]" office:value-type="time" office:time-value="PT03H03M00S">
            <text:p>03:03:00</text:p>
          </table:table-cell>
          <table:table-cell table:formula="of:=AVERAGE([$'Raw Data'.C70];[$'Raw Data'.I70];[$'Raw Data'.O70])" office:value-type="float" office:value="223.333333333333">
            <text:p>223</text:p>
          </table:table-cell>
          <table:table-cell table:formula="of:=AVERAGE([$'Raw Data'.D70];[$'Raw Data'.J70];[$'Raw Data'.P70])" office:value-type="float" office:value="185.333333333333">
            <text:p>185</text:p>
          </table:table-cell>
          <table:table-cell table:formula="of:=AVERAGE([$'Raw Data'.E70];[$'Raw Data'.K70];[$'Raw Data'.Q70])" office:value-type="float" office:value="385">
            <text:p>385</text:p>
          </table:table-cell>
          <table:table-cell table:formula="of:=AVERAGE([$'Raw Data'.F70];[$'Raw Data'.L70];[$'Raw Data'.R70])" office:value-type="float" office:value="408">
            <text:p>408</text:p>
          </table:table-cell>
          <table:table-cell table:formula="of:=AVERAGE([$'Raw Data'.G70];[$'Raw Data'.M70];[$'Raw Data'.S70])" office:value-type="float" office:value="1498">
            <text:p>1498</text:p>
          </table:table-cell>
          <table:table-cell table:formula="of:=AVERAGE([$'Raw Data'.H70];[$'Raw Data'.N70];[$'Raw Data'.T70])" office:value-type="float" office:value="1455">
            <text:p>1455</text:p>
          </table:table-cell>
          <table:table-cell/>
        </table:table-row>
        <table:table-row table:style-name="ro4">
          <table:table-cell table:formula="of:=TIME(2;0;0)+[$'Raw Data'.A71]" office:value-type="time" office:time-value="PT03H04M00S">
            <text:p>03:04:00</text:p>
          </table:table-cell>
          <table:table-cell table:formula="of:=AVERAGE([$'Raw Data'.C71];[$'Raw Data'.I71];[$'Raw Data'.O71])" office:value-type="float" office:value="236">
            <text:p>236</text:p>
          </table:table-cell>
          <table:table-cell table:formula="of:=AVERAGE([$'Raw Data'.D71];[$'Raw Data'.J71];[$'Raw Data'.P71])" office:value-type="float" office:value="184.666666666667">
            <text:p>185</text:p>
          </table:table-cell>
          <table:table-cell table:formula="of:=AVERAGE([$'Raw Data'.E71];[$'Raw Data'.K71];[$'Raw Data'.Q71])" office:value-type="float" office:value="373.333333333333">
            <text:p>373</text:p>
          </table:table-cell>
          <table:table-cell table:formula="of:=AVERAGE([$'Raw Data'.F71];[$'Raw Data'.L71];[$'Raw Data'.R71])" office:value-type="float" office:value="391.666666666667">
            <text:p>392</text:p>
          </table:table-cell>
          <table:table-cell table:formula="of:=AVERAGE([$'Raw Data'.G71];[$'Raw Data'.M71];[$'Raw Data'.S71])" office:value-type="float" office:value="1497.66666666667">
            <text:p>1498</text:p>
          </table:table-cell>
          <table:table-cell table:formula="of:=AVERAGE([$'Raw Data'.H71];[$'Raw Data'.N71];[$'Raw Data'.T71])" office:value-type="float" office:value="1471">
            <text:p>1471</text:p>
          </table:table-cell>
          <table:table-cell/>
        </table:table-row>
        <table:table-row table:style-name="ro4">
          <table:table-cell table:formula="of:=TIME(2;0;0)+[$'Raw Data'.A72]" office:value-type="time" office:time-value="PT03H05M00S">
            <text:p>03:05:00</text:p>
          </table:table-cell>
          <table:table-cell table:formula="of:=AVERAGE([$'Raw Data'.C72];[$'Raw Data'.I72];[$'Raw Data'.O72])" office:value-type="float" office:value="238">
            <text:p>238</text:p>
          </table:table-cell>
          <table:table-cell table:formula="of:=AVERAGE([$'Raw Data'.D72];[$'Raw Data'.J72];[$'Raw Data'.P72])" office:value-type="float" office:value="191">
            <text:p>191</text:p>
          </table:table-cell>
          <table:table-cell table:formula="of:=AVERAGE([$'Raw Data'.E72];[$'Raw Data'.K72];[$'Raw Data'.Q72])" office:value-type="float" office:value="383.666666666667">
            <text:p>384</text:p>
          </table:table-cell>
          <table:table-cell table:formula="of:=AVERAGE([$'Raw Data'.F72];[$'Raw Data'.L72];[$'Raw Data'.R72])" office:value-type="float" office:value="390.333333333333">
            <text:p>390</text:p>
          </table:table-cell>
          <table:table-cell table:formula="of:=AVERAGE([$'Raw Data'.G72];[$'Raw Data'.M72];[$'Raw Data'.S72])" office:value-type="float" office:value="1481">
            <text:p>1481</text:p>
          </table:table-cell>
          <table:table-cell table:formula="of:=AVERAGE([$'Raw Data'.H72];[$'Raw Data'.N72];[$'Raw Data'.T72])" office:value-type="float" office:value="1446.66666666667">
            <text:p>1447</text:p>
          </table:table-cell>
          <table:table-cell/>
        </table:table-row>
        <table:table-row table:style-name="ro4">
          <table:table-cell table:formula="of:=TIME(2;0;0)+[$'Raw Data'.A73]" office:value-type="time" office:time-value="PT03H06M00S">
            <text:p>03:06:00</text:p>
          </table:table-cell>
          <table:table-cell table:formula="of:=AVERAGE([$'Raw Data'.C73];[$'Raw Data'.I73];[$'Raw Data'.O73])" office:value-type="float" office:value="239.333333333333">
            <text:p>239</text:p>
          </table:table-cell>
          <table:table-cell table:formula="of:=AVERAGE([$'Raw Data'.D73];[$'Raw Data'.J73];[$'Raw Data'.P73])" office:value-type="float" office:value="182">
            <text:p>182</text:p>
          </table:table-cell>
          <table:table-cell table:formula="of:=AVERAGE([$'Raw Data'.E73];[$'Raw Data'.K73];[$'Raw Data'.Q73])" office:value-type="float" office:value="386.333333333333">
            <text:p>386</text:p>
          </table:table-cell>
          <table:table-cell table:formula="of:=AVERAGE([$'Raw Data'.F73];[$'Raw Data'.L73];[$'Raw Data'.R73])" office:value-type="float" office:value="398">
            <text:p>398</text:p>
          </table:table-cell>
          <table:table-cell table:formula="of:=AVERAGE([$'Raw Data'.G73];[$'Raw Data'.M73];[$'Raw Data'.S73])" office:value-type="float" office:value="1513">
            <text:p>1513</text:p>
          </table:table-cell>
          <table:table-cell table:formula="of:=AVERAGE([$'Raw Data'.H73];[$'Raw Data'.N73];[$'Raw Data'.T73])" office:value-type="float" office:value="1456.66666666667">
            <text:p>1457</text:p>
          </table:table-cell>
          <table:table-cell/>
        </table:table-row>
        <table:table-row table:style-name="ro4">
          <table:table-cell table:formula="of:=TIME(2;0;0)+[$'Raw Data'.A74]" office:value-type="time" office:time-value="PT03H07M00S">
            <text:p>03:07:00</text:p>
          </table:table-cell>
          <table:table-cell table:formula="of:=AVERAGE([$'Raw Data'.C74];[$'Raw Data'.I74];[$'Raw Data'.O74])" office:value-type="float" office:value="241.333333333333">
            <text:p>241</text:p>
          </table:table-cell>
          <table:table-cell table:formula="of:=AVERAGE([$'Raw Data'.D74];[$'Raw Data'.J74];[$'Raw Data'.P74])" office:value-type="float" office:value="178.666666666667">
            <text:p>179</text:p>
          </table:table-cell>
          <table:table-cell table:formula="of:=AVERAGE([$'Raw Data'.E74];[$'Raw Data'.K74];[$'Raw Data'.Q74])" office:value-type="float" office:value="391.666666666667">
            <text:p>392</text:p>
          </table:table-cell>
          <table:table-cell table:formula="of:=AVERAGE([$'Raw Data'.F74];[$'Raw Data'.L74];[$'Raw Data'.R74])" office:value-type="float" office:value="392.666666666667">
            <text:p>393</text:p>
          </table:table-cell>
          <table:table-cell table:formula="of:=AVERAGE([$'Raw Data'.G74];[$'Raw Data'.M74];[$'Raw Data'.S74])" office:value-type="float" office:value="1491.33333333333">
            <text:p>1491</text:p>
          </table:table-cell>
          <table:table-cell table:formula="of:=AVERAGE([$'Raw Data'.H74];[$'Raw Data'.N74];[$'Raw Data'.T74])" office:value-type="float" office:value="1458">
            <text:p>1458</text:p>
          </table:table-cell>
          <table:table-cell/>
        </table:table-row>
        <table:table-row table:style-name="ro4">
          <table:table-cell table:formula="of:=TIME(2;0;0)+[$'Raw Data'.A75]" office:value-type="time" office:time-value="PT03H08M00S">
            <text:p>03:08:00</text:p>
          </table:table-cell>
          <table:table-cell table:formula="of:=AVERAGE([$'Raw Data'.C75];[$'Raw Data'.I75];[$'Raw Data'.O75])" office:value-type="float" office:value="237.333333333333">
            <text:p>237</text:p>
          </table:table-cell>
          <table:table-cell table:formula="of:=AVERAGE([$'Raw Data'.D75];[$'Raw Data'.J75];[$'Raw Data'.P75])" office:value-type="float" office:value="184.666666666667">
            <text:p>185</text:p>
          </table:table-cell>
          <table:table-cell table:formula="of:=AVERAGE([$'Raw Data'.E75];[$'Raw Data'.K75];[$'Raw Data'.Q75])" office:value-type="float" office:value="388.333333333333">
            <text:p>388</text:p>
          </table:table-cell>
          <table:table-cell table:formula="of:=AVERAGE([$'Raw Data'.F75];[$'Raw Data'.L75];[$'Raw Data'.R75])" office:value-type="float" office:value="395.666666666667">
            <text:p>396</text:p>
          </table:table-cell>
          <table:table-cell table:formula="of:=AVERAGE([$'Raw Data'.G75];[$'Raw Data'.M75];[$'Raw Data'.S75])" office:value-type="float" office:value="1523.33333333333">
            <text:p>1523</text:p>
          </table:table-cell>
          <table:table-cell table:formula="of:=AVERAGE([$'Raw Data'.H75];[$'Raw Data'.N75];[$'Raw Data'.T75])" office:value-type="float" office:value="1466">
            <text:p>1466</text:p>
          </table:table-cell>
          <table:table-cell/>
        </table:table-row>
        <table:table-row table:style-name="ro4">
          <table:table-cell table:formula="of:=TIME(2;0;0)+[$'Raw Data'.A76]" office:value-type="time" office:time-value="PT03H09M00S">
            <text:p>03:09:00</text:p>
          </table:table-cell>
          <table:table-cell table:formula="of:=AVERAGE([$'Raw Data'.C76];[$'Raw Data'.I76];[$'Raw Data'.O76])" office:value-type="float" office:value="241.333333333333">
            <text:p>241</text:p>
          </table:table-cell>
          <table:table-cell table:formula="of:=AVERAGE([$'Raw Data'.D76];[$'Raw Data'.J76];[$'Raw Data'.P76])" office:value-type="float" office:value="189.333333333333">
            <text:p>189</text:p>
          </table:table-cell>
          <table:table-cell table:formula="of:=AVERAGE([$'Raw Data'.E76];[$'Raw Data'.K76];[$'Raw Data'.Q76])" office:value-type="float" office:value="389.333333333333">
            <text:p>389</text:p>
          </table:table-cell>
          <table:table-cell table:formula="of:=AVERAGE([$'Raw Data'.F76];[$'Raw Data'.L76];[$'Raw Data'.R76])" office:value-type="float" office:value="398.666666666667">
            <text:p>399</text:p>
          </table:table-cell>
          <table:table-cell table:formula="of:=AVERAGE([$'Raw Data'.G76];[$'Raw Data'.M76];[$'Raw Data'.S76])" office:value-type="float" office:value="1488">
            <text:p>1488</text:p>
          </table:table-cell>
          <table:table-cell table:formula="of:=AVERAGE([$'Raw Data'.H76];[$'Raw Data'.N76];[$'Raw Data'.T76])" office:value-type="float" office:value="1475">
            <text:p>1475</text:p>
          </table:table-cell>
          <table:table-cell/>
        </table:table-row>
        <table:table-row table:style-name="ro4">
          <table:table-cell table:formula="of:=TIME(2;0;0)+[$'Raw Data'.A77]" office:value-type="time" office:time-value="PT03H10M00S">
            <text:p>03:10:00</text:p>
          </table:table-cell>
          <table:table-cell table:formula="of:=AVERAGE([$'Raw Data'.C77];[$'Raw Data'.I77];[$'Raw Data'.O77])" office:value-type="float" office:value="234.666666666667">
            <text:p>235</text:p>
          </table:table-cell>
          <table:table-cell table:formula="of:=AVERAGE([$'Raw Data'.D77];[$'Raw Data'.J77];[$'Raw Data'.P77])" office:value-type="float" office:value="169.333333333333">
            <text:p>169</text:p>
          </table:table-cell>
          <table:table-cell table:formula="of:=AVERAGE([$'Raw Data'.E77];[$'Raw Data'.K77];[$'Raw Data'.Q77])" office:value-type="float" office:value="382.333333333333">
            <text:p>382</text:p>
          </table:table-cell>
          <table:table-cell table:formula="of:=AVERAGE([$'Raw Data'.F77];[$'Raw Data'.L77];[$'Raw Data'.R77])" office:value-type="float" office:value="399.666666666667">
            <text:p>400</text:p>
          </table:table-cell>
          <table:table-cell table:formula="of:=AVERAGE([$'Raw Data'.G77];[$'Raw Data'.M77];[$'Raw Data'.S77])" office:value-type="float" office:value="1528.33333333333">
            <text:p>1528</text:p>
          </table:table-cell>
          <table:table-cell table:formula="of:=AVERAGE([$'Raw Data'.H77];[$'Raw Data'.N77];[$'Raw Data'.T77])" office:value-type="float" office:value="1462.66666666667">
            <text:p>1463</text:p>
          </table:table-cell>
          <table:table-cell/>
        </table:table-row>
        <table:table-row table:style-name="ro4">
          <table:table-cell table:formula="of:=TIME(2;0;0)+[$'Raw Data'.A78]" office:value-type="time" office:time-value="PT03H11M00S">
            <text:p>03:11:00</text:p>
          </table:table-cell>
          <table:table-cell table:formula="of:=AVERAGE([$'Raw Data'.C78];[$'Raw Data'.I78];[$'Raw Data'.O78])" office:value-type="float" office:value="236">
            <text:p>236</text:p>
          </table:table-cell>
          <table:table-cell table:formula="of:=AVERAGE([$'Raw Data'.D78];[$'Raw Data'.J78];[$'Raw Data'.P78])" office:value-type="float" office:value="186.666666666667">
            <text:p>187</text:p>
          </table:table-cell>
          <table:table-cell table:formula="of:=AVERAGE([$'Raw Data'.E78];[$'Raw Data'.K78];[$'Raw Data'.Q78])" office:value-type="float" office:value="378.333333333333">
            <text:p>378</text:p>
          </table:table-cell>
          <table:table-cell table:formula="of:=AVERAGE([$'Raw Data'.F78];[$'Raw Data'.L78];[$'Raw Data'.R78])" office:value-type="float" office:value="395.666666666667">
            <text:p>396</text:p>
          </table:table-cell>
          <table:table-cell table:formula="of:=AVERAGE([$'Raw Data'.G78];[$'Raw Data'.M78];[$'Raw Data'.S78])" office:value-type="float" office:value="1495">
            <text:p>1495</text:p>
          </table:table-cell>
          <table:table-cell table:formula="of:=AVERAGE([$'Raw Data'.H78];[$'Raw Data'.N78];[$'Raw Data'.T78])" office:value-type="float" office:value="1457.66666666667">
            <text:p>1458</text:p>
          </table:table-cell>
          <table:table-cell/>
        </table:table-row>
        <table:table-row table:style-name="ro4">
          <table:table-cell table:formula="of:=TIME(2;0;0)+[$'Raw Data'.A79]" office:value-type="time" office:time-value="PT03H12M00S">
            <text:p>03:12:00</text:p>
          </table:table-cell>
          <table:table-cell table:formula="of:=AVERAGE([$'Raw Data'.C79];[$'Raw Data'.I79];[$'Raw Data'.O79])" office:value-type="float" office:value="228.666666666667">
            <text:p>229</text:p>
          </table:table-cell>
          <table:table-cell table:formula="of:=AVERAGE([$'Raw Data'.D79];[$'Raw Data'.J79];[$'Raw Data'.P79])" office:value-type="float" office:value="187">
            <text:p>187</text:p>
          </table:table-cell>
          <table:table-cell table:formula="of:=AVERAGE([$'Raw Data'.E79];[$'Raw Data'.K79];[$'Raw Data'.Q79])" office:value-type="float" office:value="390">
            <text:p>390</text:p>
          </table:table-cell>
          <table:table-cell table:formula="of:=AVERAGE([$'Raw Data'.F79];[$'Raw Data'.L79];[$'Raw Data'.R79])" office:value-type="float" office:value="400">
            <text:p>400</text:p>
          </table:table-cell>
          <table:table-cell table:formula="of:=AVERAGE([$'Raw Data'.G79];[$'Raw Data'.M79];[$'Raw Data'.S79])" office:value-type="float" office:value="1510.33333333333">
            <text:p>1510</text:p>
          </table:table-cell>
          <table:table-cell table:formula="of:=AVERAGE([$'Raw Data'.H79];[$'Raw Data'.N79];[$'Raw Data'.T79])" office:value-type="float" office:value="1454.33333333333">
            <text:p>1454</text:p>
          </table:table-cell>
          <table:table-cell/>
        </table:table-row>
        <table:table-row table:style-name="ro4">
          <table:table-cell table:formula="of:=TIME(2;0;0)+[$'Raw Data'.A80]" office:value-type="time" office:time-value="PT03H13M00S">
            <text:p>03:13:00</text:p>
          </table:table-cell>
          <table:table-cell table:formula="of:=AVERAGE([$'Raw Data'.C80];[$'Raw Data'.I80];[$'Raw Data'.O80])" office:value-type="float" office:value="227.666666666667">
            <text:p>228</text:p>
          </table:table-cell>
          <table:table-cell table:formula="of:=AVERAGE([$'Raw Data'.D80];[$'Raw Data'.J80];[$'Raw Data'.P80])" office:value-type="float" office:value="188">
            <text:p>188</text:p>
          </table:table-cell>
          <table:table-cell table:formula="of:=AVERAGE([$'Raw Data'.E80];[$'Raw Data'.K80];[$'Raw Data'.Q80])" office:value-type="float" office:value="390.333333333333">
            <text:p>390</text:p>
          </table:table-cell>
          <table:table-cell table:formula="of:=AVERAGE([$'Raw Data'.F80];[$'Raw Data'.L80];[$'Raw Data'.R80])" office:value-type="float" office:value="385">
            <text:p>385</text:p>
          </table:table-cell>
          <table:table-cell table:formula="of:=AVERAGE([$'Raw Data'.G80];[$'Raw Data'.M80];[$'Raw Data'.S80])" office:value-type="float" office:value="1497.66666666667">
            <text:p>1498</text:p>
          </table:table-cell>
          <table:table-cell table:formula="of:=AVERAGE([$'Raw Data'.H80];[$'Raw Data'.N80];[$'Raw Data'.T80])" office:value-type="float" office:value="1461.33333333333">
            <text:p>1461</text:p>
          </table:table-cell>
          <table:table-cell/>
        </table:table-row>
        <table:table-row table:style-name="ro4">
          <table:table-cell table:formula="of:=TIME(2;0;0)+[$'Raw Data'.A81]" office:value-type="time" office:time-value="PT03H14M00S">
            <text:p>03:14:00</text:p>
          </table:table-cell>
          <table:table-cell table:formula="of:=AVERAGE([$'Raw Data'.C81];[$'Raw Data'.I81];[$'Raw Data'.O81])" office:value-type="float" office:value="231.666666666667">
            <text:p>232</text:p>
          </table:table-cell>
          <table:table-cell table:formula="of:=AVERAGE([$'Raw Data'.D81];[$'Raw Data'.J81];[$'Raw Data'.P81])" office:value-type="float" office:value="182.666666666667">
            <text:p>183</text:p>
          </table:table-cell>
          <table:table-cell table:formula="of:=AVERAGE([$'Raw Data'.E81];[$'Raw Data'.K81];[$'Raw Data'.Q81])" office:value-type="float" office:value="385">
            <text:p>385</text:p>
          </table:table-cell>
          <table:table-cell table:formula="of:=AVERAGE([$'Raw Data'.F81];[$'Raw Data'.L81];[$'Raw Data'.R81])" office:value-type="float" office:value="386.666666666667">
            <text:p>387</text:p>
          </table:table-cell>
          <table:table-cell table:formula="of:=AVERAGE([$'Raw Data'.G81];[$'Raw Data'.M81];[$'Raw Data'.S81])" office:value-type="float" office:value="1492.33333333333">
            <text:p>1492</text:p>
          </table:table-cell>
          <table:table-cell table:formula="of:=AVERAGE([$'Raw Data'.H81];[$'Raw Data'.N81];[$'Raw Data'.T81])" office:value-type="float" office:value="1476.33333333333">
            <text:p>1476</text:p>
          </table:table-cell>
          <table:table-cell/>
        </table:table-row>
        <table:table-row table:style-name="ro4">
          <table:table-cell table:formula="of:=TIME(2;0;0)+[$'Raw Data'.A82]" office:value-type="time" office:time-value="PT03H15M00S">
            <text:p>03:15:00</text:p>
          </table:table-cell>
          <table:table-cell table:formula="of:=AVERAGE([$'Raw Data'.C82];[$'Raw Data'.I82];[$'Raw Data'.O82])" office:value-type="float" office:value="236">
            <text:p>236</text:p>
          </table:table-cell>
          <table:table-cell table:formula="of:=AVERAGE([$'Raw Data'.D82];[$'Raw Data'.J82];[$'Raw Data'.P82])" office:value-type="float" office:value="179.333333333333">
            <text:p>179</text:p>
          </table:table-cell>
          <table:table-cell table:formula="of:=AVERAGE([$'Raw Data'.E82];[$'Raw Data'.K82];[$'Raw Data'.Q82])" office:value-type="float" office:value="385.333333333333">
            <text:p>385</text:p>
          </table:table-cell>
          <table:table-cell table:formula="of:=AVERAGE([$'Raw Data'.F82];[$'Raw Data'.L82];[$'Raw Data'.R82])" office:value-type="float" office:value="403.333333333333">
            <text:p>403</text:p>
          </table:table-cell>
          <table:table-cell table:formula="of:=AVERAGE([$'Raw Data'.G82];[$'Raw Data'.M82];[$'Raw Data'.S82])" office:value-type="float" office:value="1520.33333333333">
            <text:p>1520</text:p>
          </table:table-cell>
          <table:table-cell table:formula="of:=AVERAGE([$'Raw Data'.H82];[$'Raw Data'.N82];[$'Raw Data'.T82])" office:value-type="float" office:value="1484.66666666667">
            <text:p>1485</text:p>
          </table:table-cell>
          <table:table-cell/>
        </table:table-row>
        <table:table-row table:style-name="ro4">
          <table:table-cell table:formula="of:=TIME(2;0;0)+[$'Raw Data'.A83]" office:value-type="time" office:time-value="PT03H16M00S">
            <text:p>03:16:00</text:p>
          </table:table-cell>
          <table:table-cell table:formula="of:=AVERAGE([$'Raw Data'.C83];[$'Raw Data'.I83];[$'Raw Data'.O83])" office:value-type="float" office:value="232.666666666667">
            <text:p>233</text:p>
          </table:table-cell>
          <table:table-cell table:formula="of:=AVERAGE([$'Raw Data'.D83];[$'Raw Data'.J83];[$'Raw Data'.P83])" office:value-type="float" office:value="182">
            <text:p>182</text:p>
          </table:table-cell>
          <table:table-cell table:formula="of:=AVERAGE([$'Raw Data'.E83];[$'Raw Data'.K83];[$'Raw Data'.Q83])" office:value-type="float" office:value="384">
            <text:p>384</text:p>
          </table:table-cell>
          <table:table-cell table:formula="of:=AVERAGE([$'Raw Data'.F83];[$'Raw Data'.L83];[$'Raw Data'.R83])" office:value-type="float" office:value="415.333333333333">
            <text:p>415</text:p>
          </table:table-cell>
          <table:table-cell table:formula="of:=AVERAGE([$'Raw Data'.G83];[$'Raw Data'.M83];[$'Raw Data'.S83])" office:value-type="float" office:value="1518.33333333333">
            <text:p>1518</text:p>
          </table:table-cell>
          <table:table-cell table:formula="of:=AVERAGE([$'Raw Data'.H83];[$'Raw Data'.N83];[$'Raw Data'.T83])" office:value-type="float" office:value="1480.66666666667">
            <text:p>1481</text:p>
          </table:table-cell>
          <table:table-cell/>
        </table:table-row>
        <table:table-row table:style-name="ro4">
          <table:table-cell table:formula="of:=TIME(2;0;0)+[$'Raw Data'.A84]" office:value-type="time" office:time-value="PT03H17M00S">
            <text:p>03:17:00</text:p>
          </table:table-cell>
          <table:table-cell table:formula="of:=AVERAGE([$'Raw Data'.C84];[$'Raw Data'.I84];[$'Raw Data'.O84])" office:value-type="float" office:value="233.333333333333">
            <text:p>233</text:p>
          </table:table-cell>
          <table:table-cell table:formula="of:=AVERAGE([$'Raw Data'.D84];[$'Raw Data'.J84];[$'Raw Data'.P84])" office:value-type="float" office:value="192.666666666667">
            <text:p>193</text:p>
          </table:table-cell>
          <table:table-cell table:formula="of:=AVERAGE([$'Raw Data'.E84];[$'Raw Data'.K84];[$'Raw Data'.Q84])" office:value-type="float" office:value="362.666666666667">
            <text:p>363</text:p>
          </table:table-cell>
          <table:table-cell table:formula="of:=AVERAGE([$'Raw Data'.F84];[$'Raw Data'.L84];[$'Raw Data'.R84])" office:value-type="float" office:value="386.666666666667">
            <text:p>387</text:p>
          </table:table-cell>
          <table:table-cell table:formula="of:=AVERAGE([$'Raw Data'.G84];[$'Raw Data'.M84];[$'Raw Data'.S84])" office:value-type="float" office:value="1497">
            <text:p>1497</text:p>
          </table:table-cell>
          <table:table-cell table:formula="of:=AVERAGE([$'Raw Data'.H84];[$'Raw Data'.N84];[$'Raw Data'.T84])" office:value-type="float" office:value="1480.33333333333">
            <text:p>1480</text:p>
          </table:table-cell>
          <table:table-cell/>
        </table:table-row>
        <table:table-row table:style-name="ro4">
          <table:table-cell table:formula="of:=TIME(2;0;0)+[$'Raw Data'.A85]" office:value-type="time" office:time-value="PT03H18M00S">
            <text:p>03:18:00</text:p>
          </table:table-cell>
          <table:table-cell table:formula="of:=AVERAGE([$'Raw Data'.C85];[$'Raw Data'.I85];[$'Raw Data'.O85])" office:value-type="float" office:value="239.666666666667">
            <text:p>240</text:p>
          </table:table-cell>
          <table:table-cell table:formula="of:=AVERAGE([$'Raw Data'.D85];[$'Raw Data'.J85];[$'Raw Data'.P85])" office:value-type="float" office:value="189.666666666667">
            <text:p>190</text:p>
          </table:table-cell>
          <table:table-cell table:formula="of:=AVERAGE([$'Raw Data'.E85];[$'Raw Data'.K85];[$'Raw Data'.Q85])" office:value-type="float" office:value="384">
            <text:p>384</text:p>
          </table:table-cell>
          <table:table-cell table:formula="of:=AVERAGE([$'Raw Data'.F85];[$'Raw Data'.L85];[$'Raw Data'.R85])" office:value-type="float" office:value="397.666666666667">
            <text:p>398</text:p>
          </table:table-cell>
          <table:table-cell table:formula="of:=AVERAGE([$'Raw Data'.G85];[$'Raw Data'.M85];[$'Raw Data'.S85])" office:value-type="float" office:value="1500">
            <text:p>1500</text:p>
          </table:table-cell>
          <table:table-cell table:formula="of:=AVERAGE([$'Raw Data'.H85];[$'Raw Data'.N85];[$'Raw Data'.T85])" office:value-type="float" office:value="1500.33333333333">
            <text:p>1500</text:p>
          </table:table-cell>
          <table:table-cell/>
        </table:table-row>
        <table:table-row table:style-name="ro4">
          <table:table-cell table:formula="of:=TIME(2;0;0)+[$'Raw Data'.A86]" office:value-type="time" office:time-value="PT03H19M00S">
            <text:p>03:19:00</text:p>
          </table:table-cell>
          <table:table-cell table:formula="of:=AVERAGE([$'Raw Data'.C86];[$'Raw Data'.I86];[$'Raw Data'.O86])" office:value-type="float" office:value="233.666666666667">
            <text:p>234</text:p>
          </table:table-cell>
          <table:table-cell table:formula="of:=AVERAGE([$'Raw Data'.D86];[$'Raw Data'.J86];[$'Raw Data'.P86])" office:value-type="float" office:value="183">
            <text:p>183</text:p>
          </table:table-cell>
          <table:table-cell table:formula="of:=AVERAGE([$'Raw Data'.E86];[$'Raw Data'.K86];[$'Raw Data'.Q86])" office:value-type="float" office:value="384.333333333333">
            <text:p>384</text:p>
          </table:table-cell>
          <table:table-cell table:formula="of:=AVERAGE([$'Raw Data'.F86];[$'Raw Data'.L86];[$'Raw Data'.R86])" office:value-type="float" office:value="397">
            <text:p>397</text:p>
          </table:table-cell>
          <table:table-cell table:formula="of:=AVERAGE([$'Raw Data'.G86];[$'Raw Data'.M86];[$'Raw Data'.S86])" office:value-type="float" office:value="1522.66666666667">
            <text:p>1523</text:p>
          </table:table-cell>
          <table:table-cell table:formula="of:=AVERAGE([$'Raw Data'.H86];[$'Raw Data'.N86];[$'Raw Data'.T86])" office:value-type="float" office:value="1486">
            <text:p>1486</text:p>
          </table:table-cell>
          <table:table-cell/>
        </table:table-row>
        <table:table-row table:style-name="ro4">
          <table:table-cell table:formula="of:=TIME(2;0;0)+[$'Raw Data'.A87]" office:value-type="time" office:time-value="PT03H20M00S">
            <text:p>03:20:00</text:p>
          </table:table-cell>
          <table:table-cell table:formula="of:=AVERAGE([$'Raw Data'.C87];[$'Raw Data'.I87];[$'Raw Data'.O87])" office:value-type="float" office:value="221.333333333333">
            <text:p>221</text:p>
          </table:table-cell>
          <table:table-cell table:formula="of:=AVERAGE([$'Raw Data'.D87];[$'Raw Data'.J87];[$'Raw Data'.P87])" office:value-type="float" office:value="192.333333333333">
            <text:p>192</text:p>
          </table:table-cell>
          <table:table-cell table:formula="of:=AVERAGE([$'Raw Data'.E87];[$'Raw Data'.K87];[$'Raw Data'.Q87])" office:value-type="float" office:value="392.333333333333">
            <text:p>392</text:p>
          </table:table-cell>
          <table:table-cell table:formula="of:=AVERAGE([$'Raw Data'.F87];[$'Raw Data'.L87];[$'Raw Data'.R87])" office:value-type="float" office:value="390.333333333333">
            <text:p>390</text:p>
          </table:table-cell>
          <table:table-cell table:formula="of:=AVERAGE([$'Raw Data'.G87];[$'Raw Data'.M87];[$'Raw Data'.S87])" office:value-type="float" office:value="1542.66666666667">
            <text:p>1543</text:p>
          </table:table-cell>
          <table:table-cell table:formula="of:=AVERAGE([$'Raw Data'.H87];[$'Raw Data'.N87];[$'Raw Data'.T87])" office:value-type="float" office:value="1485.66666666667">
            <text:p>1486</text:p>
          </table:table-cell>
          <table:table-cell/>
        </table:table-row>
        <table:table-row table:style-name="ro4">
          <table:table-cell table:formula="of:=TIME(2;0;0)+[$'Raw Data'.A88]" office:value-type="time" office:time-value="PT03H21M00S">
            <text:p>03:21:00</text:p>
          </table:table-cell>
          <table:table-cell table:formula="of:=AVERAGE([$'Raw Data'.C88];[$'Raw Data'.I88];[$'Raw Data'.O88])" office:value-type="float" office:value="238">
            <text:p>238</text:p>
          </table:table-cell>
          <table:table-cell table:formula="of:=AVERAGE([$'Raw Data'.D88];[$'Raw Data'.J88];[$'Raw Data'.P88])" office:value-type="float" office:value="179.333333333333">
            <text:p>179</text:p>
          </table:table-cell>
          <table:table-cell table:formula="of:=AVERAGE([$'Raw Data'.E88];[$'Raw Data'.K88];[$'Raw Data'.Q88])" office:value-type="float" office:value="375.666666666667">
            <text:p>376</text:p>
          </table:table-cell>
          <table:table-cell table:formula="of:=AVERAGE([$'Raw Data'.F88];[$'Raw Data'.L88];[$'Raw Data'.R88])" office:value-type="float" office:value="387.333333333333">
            <text:p>387</text:p>
          </table:table-cell>
          <table:table-cell table:formula="of:=AVERAGE([$'Raw Data'.G88];[$'Raw Data'.M88];[$'Raw Data'.S88])" office:value-type="float" office:value="1552.33333333333">
            <text:p>1552</text:p>
          </table:table-cell>
          <table:table-cell table:formula="of:=AVERAGE([$'Raw Data'.H88];[$'Raw Data'.N88];[$'Raw Data'.T88])" office:value-type="float" office:value="1512.66666666667">
            <text:p>1513</text:p>
          </table:table-cell>
          <table:table-cell/>
        </table:table-row>
        <table:table-row table:style-name="ro4">
          <table:table-cell table:formula="of:=TIME(2;0;0)+[$'Raw Data'.A89]" office:value-type="time" office:time-value="PT03H22M00S">
            <text:p>03:22:00</text:p>
          </table:table-cell>
          <table:table-cell table:formula="of:=AVERAGE([$'Raw Data'.C89];[$'Raw Data'.I89];[$'Raw Data'.O89])" office:value-type="float" office:value="239.666666666667">
            <text:p>240</text:p>
          </table:table-cell>
          <table:table-cell table:formula="of:=AVERAGE([$'Raw Data'.D89];[$'Raw Data'.J89];[$'Raw Data'.P89])" office:value-type="float" office:value="180">
            <text:p>180</text:p>
          </table:table-cell>
          <table:table-cell table:formula="of:=AVERAGE([$'Raw Data'.E89];[$'Raw Data'.K89];[$'Raw Data'.Q89])" office:value-type="float" office:value="384.666666666667">
            <text:p>385</text:p>
          </table:table-cell>
          <table:table-cell table:formula="of:=AVERAGE([$'Raw Data'.F89];[$'Raw Data'.L89];[$'Raw Data'.R89])" office:value-type="float" office:value="391.333333333333">
            <text:p>391</text:p>
          </table:table-cell>
          <table:table-cell table:formula="of:=AVERAGE([$'Raw Data'.G89];[$'Raw Data'.M89];[$'Raw Data'.S89])" office:value-type="float" office:value="1513">
            <text:p>1513</text:p>
          </table:table-cell>
          <table:table-cell table:formula="of:=AVERAGE([$'Raw Data'.H89];[$'Raw Data'.N89];[$'Raw Data'.T89])" office:value-type="float" office:value="1489.66666666667">
            <text:p>1490</text:p>
          </table:table-cell>
          <table:table-cell/>
        </table:table-row>
        <table:table-row table:style-name="ro4">
          <table:table-cell table:formula="of:=TIME(2;0;0)+[$'Raw Data'.A90]" office:value-type="time" office:time-value="PT03H23M00S">
            <text:p>03:23:00</text:p>
          </table:table-cell>
          <table:table-cell table:formula="of:=AVERAGE([$'Raw Data'.C90];[$'Raw Data'.I90];[$'Raw Data'.O90])" office:value-type="float" office:value="233.333333333333">
            <text:p>233</text:p>
          </table:table-cell>
          <table:table-cell table:formula="of:=AVERAGE([$'Raw Data'.D90];[$'Raw Data'.J90];[$'Raw Data'.P90])" office:value-type="float" office:value="176.333333333333">
            <text:p>176</text:p>
          </table:table-cell>
          <table:table-cell table:formula="of:=AVERAGE([$'Raw Data'.E90];[$'Raw Data'.K90];[$'Raw Data'.Q90])" office:value-type="float" office:value="387.666666666667">
            <text:p>388</text:p>
          </table:table-cell>
          <table:table-cell table:formula="of:=AVERAGE([$'Raw Data'.F90];[$'Raw Data'.L90];[$'Raw Data'.R90])" office:value-type="float" office:value="395">
            <text:p>395</text:p>
          </table:table-cell>
          <table:table-cell table:formula="of:=AVERAGE([$'Raw Data'.G90];[$'Raw Data'.M90];[$'Raw Data'.S90])" office:value-type="float" office:value="1522.66666666667">
            <text:p>1523</text:p>
          </table:table-cell>
          <table:table-cell table:formula="of:=AVERAGE([$'Raw Data'.H90];[$'Raw Data'.N90];[$'Raw Data'.T90])" office:value-type="float" office:value="1487">
            <text:p>1487</text:p>
          </table:table-cell>
          <table:table-cell/>
        </table:table-row>
        <table:table-row table:style-name="ro4">
          <table:table-cell table:formula="of:=TIME(2;0;0)+[$'Raw Data'.A91]" office:value-type="time" office:time-value="PT03H24M00S">
            <text:p>03:24:00</text:p>
          </table:table-cell>
          <table:table-cell table:formula="of:=AVERAGE([$'Raw Data'.C91];[$'Raw Data'.I91];[$'Raw Data'.O91])" office:value-type="float" office:value="238">
            <text:p>238</text:p>
          </table:table-cell>
          <table:table-cell table:formula="of:=AVERAGE([$'Raw Data'.D91];[$'Raw Data'.J91];[$'Raw Data'.P91])" office:value-type="float" office:value="185">
            <text:p>185</text:p>
          </table:table-cell>
          <table:table-cell table:formula="of:=AVERAGE([$'Raw Data'.E91];[$'Raw Data'.K91];[$'Raw Data'.Q91])" office:value-type="float" office:value="380.666666666667">
            <text:p>381</text:p>
          </table:table-cell>
          <table:table-cell table:formula="of:=AVERAGE([$'Raw Data'.F91];[$'Raw Data'.L91];[$'Raw Data'.R91])" office:value-type="float" office:value="387.333333333333">
            <text:p>387</text:p>
          </table:table-cell>
          <table:table-cell table:formula="of:=AVERAGE([$'Raw Data'.G91];[$'Raw Data'.M91];[$'Raw Data'.S91])" office:value-type="float" office:value="1544">
            <text:p>1544</text:p>
          </table:table-cell>
          <table:table-cell table:formula="of:=AVERAGE([$'Raw Data'.H91];[$'Raw Data'.N91];[$'Raw Data'.T91])" office:value-type="float" office:value="1516">
            <text:p>1516</text:p>
          </table:table-cell>
          <table:table-cell/>
        </table:table-row>
        <table:table-row table:style-name="ro4">
          <table:table-cell table:formula="of:=TIME(2;0;0)+[$'Raw Data'.A92]" office:value-type="time" office:time-value="PT03H25M00S">
            <text:p>03:25:00</text:p>
          </table:table-cell>
          <table:table-cell table:formula="of:=AVERAGE([$'Raw Data'.C92];[$'Raw Data'.I92];[$'Raw Data'.O92])" office:value-type="float" office:value="247.333333333333">
            <text:p>247</text:p>
          </table:table-cell>
          <table:table-cell table:formula="of:=AVERAGE([$'Raw Data'.D92];[$'Raw Data'.J92];[$'Raw Data'.P92])" office:value-type="float" office:value="182.666666666667">
            <text:p>183</text:p>
          </table:table-cell>
          <table:table-cell table:formula="of:=AVERAGE([$'Raw Data'.E92];[$'Raw Data'.K92];[$'Raw Data'.Q92])" office:value-type="float" office:value="360.666666666667">
            <text:p>361</text:p>
          </table:table-cell>
          <table:table-cell table:formula="of:=AVERAGE([$'Raw Data'.F92];[$'Raw Data'.L92];[$'Raw Data'.R92])" office:value-type="float" office:value="414.666666666667">
            <text:p>415</text:p>
          </table:table-cell>
          <table:table-cell table:formula="of:=AVERAGE([$'Raw Data'.G92];[$'Raw Data'.M92];[$'Raw Data'.S92])" office:value-type="float" office:value="1535.33333333333">
            <text:p>1535</text:p>
          </table:table-cell>
          <table:table-cell table:formula="of:=AVERAGE([$'Raw Data'.H92];[$'Raw Data'.N92];[$'Raw Data'.T92])" office:value-type="float" office:value="1506.66666666667">
            <text:p>1507</text:p>
          </table:table-cell>
          <table:table-cell/>
        </table:table-row>
        <table:table-row table:style-name="ro4">
          <table:table-cell table:formula="of:=TIME(2;0;0)+[$'Raw Data'.A93]" office:value-type="time" office:time-value="PT03H26M00S">
            <text:p>03:26:00</text:p>
          </table:table-cell>
          <table:table-cell table:formula="of:=AVERAGE([$'Raw Data'.C93];[$'Raw Data'.I93];[$'Raw Data'.O93])" office:value-type="float" office:value="252.666666666667">
            <text:p>253</text:p>
          </table:table-cell>
          <table:table-cell table:formula="of:=AVERAGE([$'Raw Data'.D93];[$'Raw Data'.J93];[$'Raw Data'.P93])" office:value-type="float" office:value="183.666666666667">
            <text:p>184</text:p>
          </table:table-cell>
          <table:table-cell table:formula="of:=AVERAGE([$'Raw Data'.E93];[$'Raw Data'.K93];[$'Raw Data'.Q93])" office:value-type="float" office:value="383.666666666667">
            <text:p>384</text:p>
          </table:table-cell>
          <table:table-cell table:formula="of:=AVERAGE([$'Raw Data'.F93];[$'Raw Data'.L93];[$'Raw Data'.R93])" office:value-type="float" office:value="392.333333333333">
            <text:p>392</text:p>
          </table:table-cell>
          <table:table-cell table:formula="of:=AVERAGE([$'Raw Data'.G93];[$'Raw Data'.M93];[$'Raw Data'.S93])" office:value-type="float" office:value="1533">
            <text:p>1533</text:p>
          </table:table-cell>
          <table:table-cell table:formula="of:=AVERAGE([$'Raw Data'.H93];[$'Raw Data'.N93];[$'Raw Data'.T93])" office:value-type="float" office:value="1480.66666666667">
            <text:p>1481</text:p>
          </table:table-cell>
          <table:table-cell/>
        </table:table-row>
        <table:table-row table:style-name="ro4">
          <table:table-cell table:formula="of:=TIME(2;0;0)+[$'Raw Data'.A94]" office:value-type="time" office:time-value="PT03H27M00S">
            <text:p>03:27:00</text:p>
          </table:table-cell>
          <table:table-cell table:formula="of:=AVERAGE([$'Raw Data'.C94];[$'Raw Data'.I94];[$'Raw Data'.O94])" office:value-type="float" office:value="231.666666666667">
            <text:p>232</text:p>
          </table:table-cell>
          <table:table-cell table:formula="of:=AVERAGE([$'Raw Data'.D94];[$'Raw Data'.J94];[$'Raw Data'.P94])" office:value-type="float" office:value="184">
            <text:p>184</text:p>
          </table:table-cell>
          <table:table-cell table:formula="of:=AVERAGE([$'Raw Data'.E94];[$'Raw Data'.K94];[$'Raw Data'.Q94])" office:value-type="float" office:value="391.666666666667">
            <text:p>392</text:p>
          </table:table-cell>
          <table:table-cell table:formula="of:=AVERAGE([$'Raw Data'.F94];[$'Raw Data'.L94];[$'Raw Data'.R94])" office:value-type="float" office:value="401.333333333333">
            <text:p>401</text:p>
          </table:table-cell>
          <table:table-cell table:formula="of:=AVERAGE([$'Raw Data'.G94];[$'Raw Data'.M94];[$'Raw Data'.S94])" office:value-type="float" office:value="1542.66666666667">
            <text:p>1543</text:p>
          </table:table-cell>
          <table:table-cell table:formula="of:=AVERAGE([$'Raw Data'.H94];[$'Raw Data'.N94];[$'Raw Data'.T94])" office:value-type="float" office:value="1501">
            <text:p>1501</text:p>
          </table:table-cell>
          <table:table-cell/>
        </table:table-row>
        <table:table-row table:style-name="ro4">
          <table:table-cell table:formula="of:=TIME(2;0;0)+[$'Raw Data'.A95]" office:value-type="time" office:time-value="PT03H28M00S">
            <text:p>03:28:00</text:p>
          </table:table-cell>
          <table:table-cell table:formula="of:=AVERAGE([$'Raw Data'.C95];[$'Raw Data'.I95];[$'Raw Data'.O95])" office:value-type="float" office:value="239">
            <text:p>239</text:p>
          </table:table-cell>
          <table:table-cell table:formula="of:=AVERAGE([$'Raw Data'.D95];[$'Raw Data'.J95];[$'Raw Data'.P95])" office:value-type="float" office:value="183.333333333333">
            <text:p>183</text:p>
          </table:table-cell>
          <table:table-cell table:formula="of:=AVERAGE([$'Raw Data'.E95];[$'Raw Data'.K95];[$'Raw Data'.Q95])" office:value-type="float" office:value="378.666666666667">
            <text:p>379</text:p>
          </table:table-cell>
          <table:table-cell table:formula="of:=AVERAGE([$'Raw Data'.F95];[$'Raw Data'.L95];[$'Raw Data'.R95])" office:value-type="float" office:value="403.333333333333">
            <text:p>403</text:p>
          </table:table-cell>
          <table:table-cell table:formula="of:=AVERAGE([$'Raw Data'.G95];[$'Raw Data'.M95];[$'Raw Data'.S95])" office:value-type="float" office:value="1533">
            <text:p>1533</text:p>
          </table:table-cell>
          <table:table-cell table:formula="of:=AVERAGE([$'Raw Data'.H95];[$'Raw Data'.N95];[$'Raw Data'.T95])" office:value-type="float" office:value="1502.66666666667">
            <text:p>1503</text:p>
          </table:table-cell>
          <table:table-cell/>
        </table:table-row>
        <table:table-row table:style-name="ro4">
          <table:table-cell table:formula="of:=TIME(2;0;0)+[$'Raw Data'.A96]" office:value-type="time" office:time-value="PT03H29M00S">
            <text:p>03:29:00</text:p>
          </table:table-cell>
          <table:table-cell table:formula="of:=AVERAGE([$'Raw Data'.C96];[$'Raw Data'.I96];[$'Raw Data'.O96])" office:value-type="float" office:value="238">
            <text:p>238</text:p>
          </table:table-cell>
          <table:table-cell table:formula="of:=AVERAGE([$'Raw Data'.D96];[$'Raw Data'.J96];[$'Raw Data'.P96])" office:value-type="float" office:value="190">
            <text:p>190</text:p>
          </table:table-cell>
          <table:table-cell table:formula="of:=AVERAGE([$'Raw Data'.E96];[$'Raw Data'.K96];[$'Raw Data'.Q96])" office:value-type="float" office:value="383.333333333333">
            <text:p>383</text:p>
          </table:table-cell>
          <table:table-cell table:formula="of:=AVERAGE([$'Raw Data'.F96];[$'Raw Data'.L96];[$'Raw Data'.R96])" office:value-type="float" office:value="409.333333333333">
            <text:p>409</text:p>
          </table:table-cell>
          <table:table-cell table:formula="of:=AVERAGE([$'Raw Data'.G96];[$'Raw Data'.M96];[$'Raw Data'.S96])" office:value-type="float" office:value="1540">
            <text:p>1540</text:p>
          </table:table-cell>
          <table:table-cell table:formula="of:=AVERAGE([$'Raw Data'.H96];[$'Raw Data'.N96];[$'Raw Data'.T96])" office:value-type="float" office:value="1511">
            <text:p>1511</text:p>
          </table:table-cell>
          <table:table-cell/>
        </table:table-row>
        <table:table-row table:style-name="ro4">
          <table:table-cell table:formula="of:=TIME(2;0;0)+[$'Raw Data'.A97]" office:value-type="time" office:time-value="PT03H30M00S">
            <text:p>03:30:00</text:p>
          </table:table-cell>
          <table:table-cell table:formula="of:=AVERAGE([$'Raw Data'.C97];[$'Raw Data'.I97];[$'Raw Data'.O97])" office:value-type="float" office:value="230.333333333333">
            <text:p>230</text:p>
          </table:table-cell>
          <table:table-cell table:formula="of:=AVERAGE([$'Raw Data'.D97];[$'Raw Data'.J97];[$'Raw Data'.P97])" office:value-type="float" office:value="195.333333333333">
            <text:p>195</text:p>
          </table:table-cell>
          <table:table-cell table:formula="of:=AVERAGE([$'Raw Data'.E97];[$'Raw Data'.K97];[$'Raw Data'.Q97])" office:value-type="float" office:value="390.333333333333">
            <text:p>390</text:p>
          </table:table-cell>
          <table:table-cell table:formula="of:=AVERAGE([$'Raw Data'.F97];[$'Raw Data'.L97];[$'Raw Data'.R97])" office:value-type="float" office:value="389">
            <text:p>389</text:p>
          </table:table-cell>
          <table:table-cell table:formula="of:=AVERAGE([$'Raw Data'.G97];[$'Raw Data'.M97];[$'Raw Data'.S97])" office:value-type="float" office:value="1534.66666666667">
            <text:p>1535</text:p>
          </table:table-cell>
          <table:table-cell table:formula="of:=AVERAGE([$'Raw Data'.H97];[$'Raw Data'.N97];[$'Raw Data'.T97])" office:value-type="float" office:value="1500.33333333333">
            <text:p>1500</text:p>
          </table:table-cell>
          <table:table-cell/>
        </table:table-row>
        <table:table-row table:style-name="ro4">
          <table:table-cell table:formula="of:=TIME(2;0;0)+[$'Raw Data'.A98]" office:value-type="time" office:time-value="PT03H31M00S">
            <text:p>03:31:00</text:p>
          </table:table-cell>
          <table:table-cell table:formula="of:=AVERAGE([$'Raw Data'.C98];[$'Raw Data'.I98];[$'Raw Data'.O98])" office:value-type="float" office:value="237.333333333333">
            <text:p>237</text:p>
          </table:table-cell>
          <table:table-cell table:formula="of:=AVERAGE([$'Raw Data'.D98];[$'Raw Data'.J98];[$'Raw Data'.P98])" office:value-type="float" office:value="180.333333333333">
            <text:p>180</text:p>
          </table:table-cell>
          <table:table-cell table:formula="of:=AVERAGE([$'Raw Data'.E98];[$'Raw Data'.K98];[$'Raw Data'.Q98])" office:value-type="float" office:value="392.333333333333">
            <text:p>392</text:p>
          </table:table-cell>
          <table:table-cell table:formula="of:=AVERAGE([$'Raw Data'.F98];[$'Raw Data'.L98];[$'Raw Data'.R98])" office:value-type="float" office:value="400">
            <text:p>400</text:p>
          </table:table-cell>
          <table:table-cell table:formula="of:=AVERAGE([$'Raw Data'.G98];[$'Raw Data'.M98];[$'Raw Data'.S98])" office:value-type="float" office:value="1557.66666666667">
            <text:p>1558</text:p>
          </table:table-cell>
          <table:table-cell table:formula="of:=AVERAGE([$'Raw Data'.H98];[$'Raw Data'.N98];[$'Raw Data'.T98])" office:value-type="float" office:value="1494.33333333333">
            <text:p>1494</text:p>
          </table:table-cell>
          <table:table-cell/>
        </table:table-row>
        <table:table-row table:style-name="ro4">
          <table:table-cell table:formula="of:=TIME(2;0;0)+[$'Raw Data'.A99]" office:value-type="time" office:time-value="PT03H32M00S">
            <text:p>03:32:00</text:p>
          </table:table-cell>
          <table:table-cell table:formula="of:=AVERAGE([$'Raw Data'.C99];[$'Raw Data'.I99];[$'Raw Data'.O99])" office:value-type="float" office:value="246.666666666667">
            <text:p>247</text:p>
          </table:table-cell>
          <table:table-cell table:formula="of:=AVERAGE([$'Raw Data'.D99];[$'Raw Data'.J99];[$'Raw Data'.P99])" office:value-type="float" office:value="180.666666666667">
            <text:p>181</text:p>
          </table:table-cell>
          <table:table-cell table:formula="of:=AVERAGE([$'Raw Data'.E99];[$'Raw Data'.K99];[$'Raw Data'.Q99])" office:value-type="float" office:value="377">
            <text:p>377</text:p>
          </table:table-cell>
          <table:table-cell table:formula="of:=AVERAGE([$'Raw Data'.F99];[$'Raw Data'.L99];[$'Raw Data'.R99])" office:value-type="float" office:value="402.333333333333">
            <text:p>402</text:p>
          </table:table-cell>
          <table:table-cell table:formula="of:=AVERAGE([$'Raw Data'.G99];[$'Raw Data'.M99];[$'Raw Data'.S99])" office:value-type="float" office:value="1560.66666666667">
            <text:p>1561</text:p>
          </table:table-cell>
          <table:table-cell table:formula="of:=AVERAGE([$'Raw Data'.H99];[$'Raw Data'.N99];[$'Raw Data'.T99])" office:value-type="float" office:value="1513">
            <text:p>1513</text:p>
          </table:table-cell>
          <table:table-cell/>
        </table:table-row>
        <table:table-row table:style-name="ro4">
          <table:table-cell table:formula="of:=TIME(2;0;0)+[$'Raw Data'.A100]" office:value-type="time" office:time-value="PT03H33M00S">
            <text:p>03:33:00</text:p>
          </table:table-cell>
          <table:table-cell table:formula="of:=AVERAGE([$'Raw Data'.C100];[$'Raw Data'.I100];[$'Raw Data'.O100])" office:value-type="float" office:value="233.666666666667">
            <text:p>234</text:p>
          </table:table-cell>
          <table:table-cell table:formula="of:=AVERAGE([$'Raw Data'.D100];[$'Raw Data'.J100];[$'Raw Data'.P100])" office:value-type="float" office:value="181.333333333333">
            <text:p>181</text:p>
          </table:table-cell>
          <table:table-cell table:formula="of:=AVERAGE([$'Raw Data'.E100];[$'Raw Data'.K100];[$'Raw Data'.Q100])" office:value-type="float" office:value="397.333333333333">
            <text:p>397</text:p>
          </table:table-cell>
          <table:table-cell table:formula="of:=AVERAGE([$'Raw Data'.F100];[$'Raw Data'.L100];[$'Raw Data'.R100])" office:value-type="float" office:value="393.333333333333">
            <text:p>393</text:p>
          </table:table-cell>
          <table:table-cell table:formula="of:=AVERAGE([$'Raw Data'.G100];[$'Raw Data'.M100];[$'Raw Data'.S100])" office:value-type="float" office:value="1529">
            <text:p>1529</text:p>
          </table:table-cell>
          <table:table-cell table:formula="of:=AVERAGE([$'Raw Data'.H100];[$'Raw Data'.N100];[$'Raw Data'.T100])" office:value-type="float" office:value="1516.33333333333">
            <text:p>1516</text:p>
          </table:table-cell>
          <table:table-cell/>
        </table:table-row>
        <table:table-row table:style-name="ro4">
          <table:table-cell table:formula="of:=TIME(2;0;0)+[$'Raw Data'.A101]" office:value-type="time" office:time-value="PT03H34M00S">
            <text:p>03:34:00</text:p>
          </table:table-cell>
          <table:table-cell table:formula="of:=AVERAGE([$'Raw Data'.C101];[$'Raw Data'.I101];[$'Raw Data'.O101])" office:value-type="float" office:value="239.666666666667">
            <text:p>240</text:p>
          </table:table-cell>
          <table:table-cell table:formula="of:=AVERAGE([$'Raw Data'.D101];[$'Raw Data'.J101];[$'Raw Data'.P101])" office:value-type="float" office:value="178">
            <text:p>178</text:p>
          </table:table-cell>
          <table:table-cell table:formula="of:=AVERAGE([$'Raw Data'.E101];[$'Raw Data'.K101];[$'Raw Data'.Q101])" office:value-type="float" office:value="382">
            <text:p>382</text:p>
          </table:table-cell>
          <table:table-cell table:formula="of:=AVERAGE([$'Raw Data'.F101];[$'Raw Data'.L101];[$'Raw Data'.R101])" office:value-type="float" office:value="397.333333333333">
            <text:p>397</text:p>
          </table:table-cell>
          <table:table-cell table:formula="of:=AVERAGE([$'Raw Data'.G101];[$'Raw Data'.M101];[$'Raw Data'.S101])" office:value-type="float" office:value="1559">
            <text:p>1559</text:p>
          </table:table-cell>
          <table:table-cell table:formula="of:=AVERAGE([$'Raw Data'.H101];[$'Raw Data'.N101];[$'Raw Data'.T101])" office:value-type="float" office:value="1478.66666666667">
            <text:p>1479</text:p>
          </table:table-cell>
          <table:table-cell/>
        </table:table-row>
        <table:table-row table:style-name="ro4">
          <table:table-cell table:formula="of:=TIME(2;0;0)+[$'Raw Data'.A102]" office:value-type="time" office:time-value="PT03H35M00S">
            <text:p>03:35:00</text:p>
          </table:table-cell>
          <table:table-cell table:formula="of:=AVERAGE([$'Raw Data'.C102];[$'Raw Data'.I102];[$'Raw Data'.O102])" office:value-type="float" office:value="242.666666666667">
            <text:p>243</text:p>
          </table:table-cell>
          <table:table-cell table:formula="of:=AVERAGE([$'Raw Data'.D102];[$'Raw Data'.J102];[$'Raw Data'.P102])" office:value-type="float" office:value="184">
            <text:p>184</text:p>
          </table:table-cell>
          <table:table-cell table:formula="of:=AVERAGE([$'Raw Data'.E102];[$'Raw Data'.K102];[$'Raw Data'.Q102])" office:value-type="float" office:value="383.333333333333">
            <text:p>383</text:p>
          </table:table-cell>
          <table:table-cell table:formula="of:=AVERAGE([$'Raw Data'.F102];[$'Raw Data'.L102];[$'Raw Data'.R102])" office:value-type="float" office:value="392.666666666667">
            <text:p>393</text:p>
          </table:table-cell>
          <table:table-cell table:formula="of:=AVERAGE([$'Raw Data'.G102];[$'Raw Data'.M102];[$'Raw Data'.S102])" office:value-type="float" office:value="1544.66666666667">
            <text:p>1545</text:p>
          </table:table-cell>
          <table:table-cell table:formula="of:=AVERAGE([$'Raw Data'.H102];[$'Raw Data'.N102];[$'Raw Data'.T102])" office:value-type="float" office:value="1513.33333333333">
            <text:p>1513</text:p>
          </table:table-cell>
          <table:table-cell/>
        </table:table-row>
        <table:table-row table:style-name="ro4">
          <table:table-cell table:formula="of:=TIME(2;0;0)+[$'Raw Data'.A103]" office:value-type="time" office:time-value="PT03H36M00S">
            <text:p>03:36:00</text:p>
          </table:table-cell>
          <table:table-cell table:formula="of:=AVERAGE([$'Raw Data'.C103];[$'Raw Data'.I103];[$'Raw Data'.O103])" office:value-type="float" office:value="247">
            <text:p>247</text:p>
          </table:table-cell>
          <table:table-cell table:formula="of:=AVERAGE([$'Raw Data'.D103];[$'Raw Data'.J103];[$'Raw Data'.P103])" office:value-type="float" office:value="188.666666666667">
            <text:p>189</text:p>
          </table:table-cell>
          <table:table-cell table:formula="of:=AVERAGE([$'Raw Data'.E103];[$'Raw Data'.K103];[$'Raw Data'.Q103])" office:value-type="float" office:value="374.666666666667">
            <text:p>375</text:p>
          </table:table-cell>
          <table:table-cell table:formula="of:=AVERAGE([$'Raw Data'.F103];[$'Raw Data'.L103];[$'Raw Data'.R103])" office:value-type="float" office:value="386">
            <text:p>386</text:p>
          </table:table-cell>
          <table:table-cell table:formula="of:=AVERAGE([$'Raw Data'.G103];[$'Raw Data'.M103];[$'Raw Data'.S103])" office:value-type="float" office:value="1573.33333333333">
            <text:p>1573</text:p>
          </table:table-cell>
          <table:table-cell table:formula="of:=AVERAGE([$'Raw Data'.H103];[$'Raw Data'.N103];[$'Raw Data'.T103])" office:value-type="float" office:value="1536.66666666667">
            <text:p>1537</text:p>
          </table:table-cell>
          <table:table-cell/>
        </table:table-row>
        <table:table-row table:style-name="ro4">
          <table:table-cell table:formula="of:=TIME(2;0;0)+[$'Raw Data'.A104]" office:value-type="time" office:time-value="PT03H37M00S">
            <text:p>03:37:00</text:p>
          </table:table-cell>
          <table:table-cell table:formula="of:=AVERAGE([$'Raw Data'.C104];[$'Raw Data'.I104];[$'Raw Data'.O104])" office:value-type="float" office:value="237.666666666667">
            <text:p>238</text:p>
          </table:table-cell>
          <table:table-cell table:formula="of:=AVERAGE([$'Raw Data'.D104];[$'Raw Data'.J104];[$'Raw Data'.P104])" office:value-type="float" office:value="180">
            <text:p>180</text:p>
          </table:table-cell>
          <table:table-cell table:formula="of:=AVERAGE([$'Raw Data'.E104];[$'Raw Data'.K104];[$'Raw Data'.Q104])" office:value-type="float" office:value="386">
            <text:p>386</text:p>
          </table:table-cell>
          <table:table-cell table:formula="of:=AVERAGE([$'Raw Data'.F104];[$'Raw Data'.L104];[$'Raw Data'.R104])" office:value-type="float" office:value="387.666666666667">
            <text:p>388</text:p>
          </table:table-cell>
          <table:table-cell table:formula="of:=AVERAGE([$'Raw Data'.G104];[$'Raw Data'.M104];[$'Raw Data'.S104])" office:value-type="float" office:value="1572.66666666667">
            <text:p>1573</text:p>
          </table:table-cell>
          <table:table-cell table:formula="of:=AVERAGE([$'Raw Data'.H104];[$'Raw Data'.N104];[$'Raw Data'.T104])" office:value-type="float" office:value="1516.66666666667">
            <text:p>1517</text:p>
          </table:table-cell>
          <table:table-cell/>
        </table:table-row>
        <table:table-row table:style-name="ro4">
          <table:table-cell table:formula="of:=TIME(2;0;0)+[$'Raw Data'.A105]" office:value-type="time" office:time-value="PT03H38M00S">
            <text:p>03:38:00</text:p>
          </table:table-cell>
          <table:table-cell table:formula="of:=AVERAGE([$'Raw Data'.C105];[$'Raw Data'.I105];[$'Raw Data'.O105])" office:value-type="float" office:value="241">
            <text:p>241</text:p>
          </table:table-cell>
          <table:table-cell table:formula="of:=AVERAGE([$'Raw Data'.D105];[$'Raw Data'.J105];[$'Raw Data'.P105])" office:value-type="float" office:value="187">
            <text:p>187</text:p>
          </table:table-cell>
          <table:table-cell table:formula="of:=AVERAGE([$'Raw Data'.E105];[$'Raw Data'.K105];[$'Raw Data'.Q105])" office:value-type="float" office:value="388.333333333333">
            <text:p>388</text:p>
          </table:table-cell>
          <table:table-cell table:formula="of:=AVERAGE([$'Raw Data'.F105];[$'Raw Data'.L105];[$'Raw Data'.R105])" office:value-type="float" office:value="399">
            <text:p>399</text:p>
          </table:table-cell>
          <table:table-cell table:formula="of:=AVERAGE([$'Raw Data'.G105];[$'Raw Data'.M105];[$'Raw Data'.S105])" office:value-type="float" office:value="1563.33333333333">
            <text:p>1563</text:p>
          </table:table-cell>
          <table:table-cell table:formula="of:=AVERAGE([$'Raw Data'.H105];[$'Raw Data'.N105];[$'Raw Data'.T105])" office:value-type="float" office:value="1490.33333333333">
            <text:p>1490</text:p>
          </table:table-cell>
          <table:table-cell/>
        </table:table-row>
        <table:table-row table:style-name="ro4">
          <table:table-cell table:formula="of:=TIME(2;0;0)+[$'Raw Data'.A106]" office:value-type="time" office:time-value="PT03H39M00S">
            <text:p>03:39:00</text:p>
          </table:table-cell>
          <table:table-cell table:formula="of:=AVERAGE([$'Raw Data'.C106];[$'Raw Data'.I106];[$'Raw Data'.O106])" office:value-type="float" office:value="240.666666666667">
            <text:p>241</text:p>
          </table:table-cell>
          <table:table-cell table:formula="of:=AVERAGE([$'Raw Data'.D106];[$'Raw Data'.J106];[$'Raw Data'.P106])" office:value-type="float" office:value="185">
            <text:p>185</text:p>
          </table:table-cell>
          <table:table-cell table:formula="of:=AVERAGE([$'Raw Data'.E106];[$'Raw Data'.K106];[$'Raw Data'.Q106])" office:value-type="float" office:value="383">
            <text:p>383</text:p>
          </table:table-cell>
          <table:table-cell table:formula="of:=AVERAGE([$'Raw Data'.F106];[$'Raw Data'.L106];[$'Raw Data'.R106])" office:value-type="float" office:value="392.333333333333">
            <text:p>392</text:p>
          </table:table-cell>
          <table:table-cell table:formula="of:=AVERAGE([$'Raw Data'.G106];[$'Raw Data'.M106];[$'Raw Data'.S106])" office:value-type="float" office:value="1553.66666666667">
            <text:p>1554</text:p>
          </table:table-cell>
          <table:table-cell table:formula="of:=AVERAGE([$'Raw Data'.H106];[$'Raw Data'.N106];[$'Raw Data'.T106])" office:value-type="float" office:value="1519.33333333333">
            <text:p>1519</text:p>
          </table:table-cell>
          <table:table-cell/>
        </table:table-row>
        <table:table-row table:style-name="ro4">
          <table:table-cell table:formula="of:=TIME(2;0;0)+[$'Raw Data'.A107]" office:value-type="time" office:time-value="PT03H40M00S">
            <text:p>03:40:00</text:p>
          </table:table-cell>
          <table:table-cell table:formula="of:=AVERAGE([$'Raw Data'.C107];[$'Raw Data'.I107];[$'Raw Data'.O107])" office:value-type="float" office:value="246.333333333333">
            <text:p>246</text:p>
          </table:table-cell>
          <table:table-cell table:formula="of:=AVERAGE([$'Raw Data'.D107];[$'Raw Data'.J107];[$'Raw Data'.P107])" office:value-type="float" office:value="172.666666666667">
            <text:p>173</text:p>
          </table:table-cell>
          <table:table-cell table:formula="of:=AVERAGE([$'Raw Data'.E107];[$'Raw Data'.K107];[$'Raw Data'.Q107])" office:value-type="float" office:value="379">
            <text:p>379</text:p>
          </table:table-cell>
          <table:table-cell table:formula="of:=AVERAGE([$'Raw Data'.F107];[$'Raw Data'.L107];[$'Raw Data'.R107])" office:value-type="float" office:value="394">
            <text:p>394</text:p>
          </table:table-cell>
          <table:table-cell table:formula="of:=AVERAGE([$'Raw Data'.G107];[$'Raw Data'.M107];[$'Raw Data'.S107])" office:value-type="float" office:value="1576.66666666667">
            <text:p>1577</text:p>
          </table:table-cell>
          <table:table-cell table:formula="of:=AVERAGE([$'Raw Data'.H107];[$'Raw Data'.N107];[$'Raw Data'.T107])" office:value-type="float" office:value="1509">
            <text:p>1509</text:p>
          </table:table-cell>
          <table:table-cell/>
        </table:table-row>
        <table:table-row table:style-name="ro4">
          <table:table-cell table:formula="of:=TIME(2;0;0)+[$'Raw Data'.A108]" office:value-type="time" office:time-value="PT03H41M00S">
            <text:p>03:41:00</text:p>
          </table:table-cell>
          <table:table-cell table:formula="of:=AVERAGE([$'Raw Data'.C108];[$'Raw Data'.I108];[$'Raw Data'.O108])" office:value-type="float" office:value="234.333333333333">
            <text:p>234</text:p>
          </table:table-cell>
          <table:table-cell table:formula="of:=AVERAGE([$'Raw Data'.D108];[$'Raw Data'.J108];[$'Raw Data'.P108])" office:value-type="float" office:value="176">
            <text:p>176</text:p>
          </table:table-cell>
          <table:table-cell table:formula="of:=AVERAGE([$'Raw Data'.E108];[$'Raw Data'.K108];[$'Raw Data'.Q108])" office:value-type="float" office:value="397">
            <text:p>397</text:p>
          </table:table-cell>
          <table:table-cell table:formula="of:=AVERAGE([$'Raw Data'.F108];[$'Raw Data'.L108];[$'Raw Data'.R108])" office:value-type="float" office:value="398">
            <text:p>398</text:p>
          </table:table-cell>
          <table:table-cell table:formula="of:=AVERAGE([$'Raw Data'.G108];[$'Raw Data'.M108];[$'Raw Data'.S108])" office:value-type="float" office:value="1562.66666666667">
            <text:p>1563</text:p>
          </table:table-cell>
          <table:table-cell table:formula="of:=AVERAGE([$'Raw Data'.H108];[$'Raw Data'.N108];[$'Raw Data'.T108])" office:value-type="float" office:value="1547.66666666667">
            <text:p>1548</text:p>
          </table:table-cell>
          <table:table-cell/>
        </table:table-row>
        <table:table-row table:style-name="ro4">
          <table:table-cell table:formula="of:=TIME(2;0;0)+[$'Raw Data'.A109]" office:value-type="time" office:time-value="PT03H42M00S">
            <text:p>03:42:00</text:p>
          </table:table-cell>
          <table:table-cell table:formula="of:=AVERAGE([$'Raw Data'.C109];[$'Raw Data'.I109];[$'Raw Data'.O109])" office:value-type="float" office:value="233">
            <text:p>233</text:p>
          </table:table-cell>
          <table:table-cell table:formula="of:=AVERAGE([$'Raw Data'.D109];[$'Raw Data'.J109];[$'Raw Data'.P109])" office:value-type="float" office:value="184">
            <text:p>184</text:p>
          </table:table-cell>
          <table:table-cell table:formula="of:=AVERAGE([$'Raw Data'.E109];[$'Raw Data'.K109];[$'Raw Data'.Q109])" office:value-type="float" office:value="376">
            <text:p>376</text:p>
          </table:table-cell>
          <table:table-cell table:formula="of:=AVERAGE([$'Raw Data'.F109];[$'Raw Data'.L109];[$'Raw Data'.R109])" office:value-type="float" office:value="379">
            <text:p>379</text:p>
          </table:table-cell>
          <table:table-cell table:formula="of:=AVERAGE([$'Raw Data'.G109];[$'Raw Data'.M109];[$'Raw Data'.S109])" office:value-type="float" office:value="1540.33333333333">
            <text:p>1540</text:p>
          </table:table-cell>
          <table:table-cell table:formula="of:=AVERAGE([$'Raw Data'.H109];[$'Raw Data'.N109];[$'Raw Data'.T109])" office:value-type="float" office:value="1541">
            <text:p>1541</text:p>
          </table:table-cell>
          <table:table-cell/>
        </table:table-row>
        <table:table-row table:style-name="ro4">
          <table:table-cell table:formula="of:=TIME(2;0;0)+[$'Raw Data'.A110]" office:value-type="time" office:time-value="PT03H43M00S">
            <text:p>03:43:00</text:p>
          </table:table-cell>
          <table:table-cell table:formula="of:=AVERAGE([$'Raw Data'.C110];[$'Raw Data'.I110];[$'Raw Data'.O110])" office:value-type="float" office:value="236">
            <text:p>236</text:p>
          </table:table-cell>
          <table:table-cell table:formula="of:=AVERAGE([$'Raw Data'.D110];[$'Raw Data'.J110];[$'Raw Data'.P110])" office:value-type="float" office:value="182.666666666667">
            <text:p>183</text:p>
          </table:table-cell>
          <table:table-cell table:formula="of:=AVERAGE([$'Raw Data'.E110];[$'Raw Data'.K110];[$'Raw Data'.Q110])" office:value-type="float" office:value="381">
            <text:p>381</text:p>
          </table:table-cell>
          <table:table-cell table:formula="of:=AVERAGE([$'Raw Data'.F110];[$'Raw Data'.L110];[$'Raw Data'.R110])" office:value-type="float" office:value="399">
            <text:p>399</text:p>
          </table:table-cell>
          <table:table-cell table:formula="of:=AVERAGE([$'Raw Data'.G110];[$'Raw Data'.M110];[$'Raw Data'.S110])" office:value-type="float" office:value="1557.66666666667">
            <text:p>1558</text:p>
          </table:table-cell>
          <table:table-cell table:formula="of:=AVERAGE([$'Raw Data'.H110];[$'Raw Data'.N110];[$'Raw Data'.T110])" office:value-type="float" office:value="1533">
            <text:p>1533</text:p>
          </table:table-cell>
          <table:table-cell/>
        </table:table-row>
        <table:table-row table:style-name="ro4">
          <table:table-cell table:formula="of:=TIME(2;0;0)+[$'Raw Data'.A111]" office:value-type="time" office:time-value="PT03H44M00S">
            <text:p>03:44:00</text:p>
          </table:table-cell>
          <table:table-cell table:formula="of:=AVERAGE([$'Raw Data'.C111];[$'Raw Data'.I111];[$'Raw Data'.O111])" office:value-type="float" office:value="239.333333333333">
            <text:p>239</text:p>
          </table:table-cell>
          <table:table-cell table:formula="of:=AVERAGE([$'Raw Data'.D111];[$'Raw Data'.J111];[$'Raw Data'.P111])" office:value-type="float" office:value="187.333333333333">
            <text:p>187</text:p>
          </table:table-cell>
          <table:table-cell table:formula="of:=AVERAGE([$'Raw Data'.E111];[$'Raw Data'.K111];[$'Raw Data'.Q111])" office:value-type="float" office:value="389.333333333333">
            <text:p>389</text:p>
          </table:table-cell>
          <table:table-cell table:formula="of:=AVERAGE([$'Raw Data'.F111];[$'Raw Data'.L111];[$'Raw Data'.R111])" office:value-type="float" office:value="392.666666666667">
            <text:p>393</text:p>
          </table:table-cell>
          <table:table-cell table:formula="of:=AVERAGE([$'Raw Data'.G111];[$'Raw Data'.M111];[$'Raw Data'.S111])" office:value-type="float" office:value="1563.66666666667">
            <text:p>1564</text:p>
          </table:table-cell>
          <table:table-cell table:formula="of:=AVERAGE([$'Raw Data'.H111];[$'Raw Data'.N111];[$'Raw Data'.T111])" office:value-type="float" office:value="1546.33333333333">
            <text:p>1546</text:p>
          </table:table-cell>
          <table:table-cell/>
        </table:table-row>
        <table:table-row table:style-name="ro4">
          <table:table-cell table:formula="of:=TIME(2;0;0)+[$'Raw Data'.A112]" office:value-type="time" office:time-value="PT03H45M00S">
            <text:p>03:45:00</text:p>
          </table:table-cell>
          <table:table-cell table:formula="of:=AVERAGE([$'Raw Data'.C112];[$'Raw Data'.I112];[$'Raw Data'.O112])" office:value-type="float" office:value="246">
            <text:p>246</text:p>
          </table:table-cell>
          <table:table-cell table:formula="of:=AVERAGE([$'Raw Data'.D112];[$'Raw Data'.J112];[$'Raw Data'.P112])" office:value-type="float" office:value="184.333333333333">
            <text:p>184</text:p>
          </table:table-cell>
          <table:table-cell table:formula="of:=AVERAGE([$'Raw Data'.E112];[$'Raw Data'.K112];[$'Raw Data'.Q112])" office:value-type="float" office:value="383.333333333333">
            <text:p>383</text:p>
          </table:table-cell>
          <table:table-cell table:formula="of:=AVERAGE([$'Raw Data'.F112];[$'Raw Data'.L112];[$'Raw Data'.R112])" office:value-type="float" office:value="397.333333333333">
            <text:p>397</text:p>
          </table:table-cell>
          <table:table-cell table:formula="of:=AVERAGE([$'Raw Data'.G112];[$'Raw Data'.M112];[$'Raw Data'.S112])" office:value-type="float" office:value="1567.33333333333">
            <text:p>1567</text:p>
          </table:table-cell>
          <table:table-cell table:formula="of:=AVERAGE([$'Raw Data'.H112];[$'Raw Data'.N112];[$'Raw Data'.T112])" office:value-type="float" office:value="1563">
            <text:p>1563</text:p>
          </table:table-cell>
          <table:table-cell/>
        </table:table-row>
        <table:table-row table:style-name="ro4">
          <table:table-cell table:formula="of:=TIME(2;0;0)+[$'Raw Data'.A113]" office:value-type="time" office:time-value="PT03H46M00S">
            <text:p>03:46:00</text:p>
          </table:table-cell>
          <table:table-cell table:formula="of:=AVERAGE([$'Raw Data'.C113];[$'Raw Data'.I113];[$'Raw Data'.O113])" office:value-type="float" office:value="234.666666666667">
            <text:p>235</text:p>
          </table:table-cell>
          <table:table-cell table:formula="of:=AVERAGE([$'Raw Data'.D113];[$'Raw Data'.J113];[$'Raw Data'.P113])" office:value-type="float" office:value="183.666666666667">
            <text:p>184</text:p>
          </table:table-cell>
          <table:table-cell table:formula="of:=AVERAGE([$'Raw Data'.E113];[$'Raw Data'.K113];[$'Raw Data'.Q113])" office:value-type="float" office:value="395.666666666667">
            <text:p>396</text:p>
          </table:table-cell>
          <table:table-cell table:formula="of:=AVERAGE([$'Raw Data'.F113];[$'Raw Data'.L113];[$'Raw Data'.R113])" office:value-type="float" office:value="395.333333333333">
            <text:p>395</text:p>
          </table:table-cell>
          <table:table-cell table:formula="of:=AVERAGE([$'Raw Data'.G113];[$'Raw Data'.M113];[$'Raw Data'.S113])" office:value-type="float" office:value="1539.33333333333">
            <text:p>1539</text:p>
          </table:table-cell>
          <table:table-cell table:formula="of:=AVERAGE([$'Raw Data'.H113];[$'Raw Data'.N113];[$'Raw Data'.T113])" office:value-type="float" office:value="1504.66666666667">
            <text:p>1505</text:p>
          </table:table-cell>
          <table:table-cell/>
        </table:table-row>
        <table:table-row table:style-name="ro4">
          <table:table-cell table:formula="of:=TIME(2;0;0)+[$'Raw Data'.A114]" office:value-type="time" office:time-value="PT03H47M00S">
            <text:p>03:47:00</text:p>
          </table:table-cell>
          <table:table-cell table:formula="of:=AVERAGE([$'Raw Data'.C114];[$'Raw Data'.I114];[$'Raw Data'.O114])" office:value-type="float" office:value="229.333333333333">
            <text:p>229</text:p>
          </table:table-cell>
          <table:table-cell table:formula="of:=AVERAGE([$'Raw Data'.D114];[$'Raw Data'.J114];[$'Raw Data'.P114])" office:value-type="float" office:value="184">
            <text:p>184</text:p>
          </table:table-cell>
          <table:table-cell table:formula="of:=AVERAGE([$'Raw Data'.E114];[$'Raw Data'.K114];[$'Raw Data'.Q114])" office:value-type="float" office:value="388.333333333333">
            <text:p>388</text:p>
          </table:table-cell>
          <table:table-cell table:formula="of:=AVERAGE([$'Raw Data'.F114];[$'Raw Data'.L114];[$'Raw Data'.R114])" office:value-type="float" office:value="383.333333333333">
            <text:p>383</text:p>
          </table:table-cell>
          <table:table-cell table:formula="of:=AVERAGE([$'Raw Data'.G114];[$'Raw Data'.M114];[$'Raw Data'.S114])" office:value-type="float" office:value="1579">
            <text:p>1579</text:p>
          </table:table-cell>
          <table:table-cell table:formula="of:=AVERAGE([$'Raw Data'.H114];[$'Raw Data'.N114];[$'Raw Data'.T114])" office:value-type="float" office:value="1537">
            <text:p>1537</text:p>
          </table:table-cell>
          <table:table-cell/>
        </table:table-row>
        <table:table-row table:style-name="ro4">
          <table:table-cell table:formula="of:=TIME(2;0;0)+[$'Raw Data'.A115]" office:value-type="time" office:time-value="PT03H48M00S">
            <text:p>03:48:00</text:p>
          </table:table-cell>
          <table:table-cell table:formula="of:=AVERAGE([$'Raw Data'.C115];[$'Raw Data'.I115];[$'Raw Data'.O115])" office:value-type="float" office:value="241.666666666667">
            <text:p>242</text:p>
          </table:table-cell>
          <table:table-cell table:formula="of:=AVERAGE([$'Raw Data'.D115];[$'Raw Data'.J115];[$'Raw Data'.P115])" office:value-type="float" office:value="182.333333333333">
            <text:p>182</text:p>
          </table:table-cell>
          <table:table-cell table:formula="of:=AVERAGE([$'Raw Data'.E115];[$'Raw Data'.K115];[$'Raw Data'.Q115])" office:value-type="float" office:value="372.333333333333">
            <text:p>372</text:p>
          </table:table-cell>
          <table:table-cell table:formula="of:=AVERAGE([$'Raw Data'.F115];[$'Raw Data'.L115];[$'Raw Data'.R115])" office:value-type="float" office:value="391.333333333333">
            <text:p>391</text:p>
          </table:table-cell>
          <table:table-cell table:formula="of:=AVERAGE([$'Raw Data'.G115];[$'Raw Data'.M115];[$'Raw Data'.S115])" office:value-type="float" office:value="1557.66666666667">
            <text:p>1558</text:p>
          </table:table-cell>
          <table:table-cell table:formula="of:=AVERAGE([$'Raw Data'.H115];[$'Raw Data'.N115];[$'Raw Data'.T115])" office:value-type="float" office:value="1530.66666666667">
            <text:p>1531</text:p>
          </table:table-cell>
          <table:table-cell/>
        </table:table-row>
        <table:table-row table:style-name="ro4">
          <table:table-cell table:formula="of:=TIME(2;0;0)+[$'Raw Data'.A116]" office:value-type="time" office:time-value="PT03H49M00S">
            <text:p>03:49:00</text:p>
          </table:table-cell>
          <table:table-cell table:formula="of:=AVERAGE([$'Raw Data'.C116];[$'Raw Data'.I116];[$'Raw Data'.O116])" office:value-type="float" office:value="247.666666666667">
            <text:p>248</text:p>
          </table:table-cell>
          <table:table-cell table:formula="of:=AVERAGE([$'Raw Data'.D116];[$'Raw Data'.J116];[$'Raw Data'.P116])" office:value-type="float" office:value="185">
            <text:p>185</text:p>
          </table:table-cell>
          <table:table-cell table:formula="of:=AVERAGE([$'Raw Data'.E116];[$'Raw Data'.K116];[$'Raw Data'.Q116])" office:value-type="float" office:value="390.333333333333">
            <text:p>390</text:p>
          </table:table-cell>
          <table:table-cell table:formula="of:=AVERAGE([$'Raw Data'.F116];[$'Raw Data'.L116];[$'Raw Data'.R116])" office:value-type="float" office:value="379.666666666667">
            <text:p>380</text:p>
          </table:table-cell>
          <table:table-cell table:formula="of:=AVERAGE([$'Raw Data'.G116];[$'Raw Data'.M116];[$'Raw Data'.S116])" office:value-type="float" office:value="1578.66666666667">
            <text:p>1579</text:p>
          </table:table-cell>
          <table:table-cell table:formula="of:=AVERAGE([$'Raw Data'.H116];[$'Raw Data'.N116];[$'Raw Data'.T116])" office:value-type="float" office:value="1529.66666666667">
            <text:p>1530</text:p>
          </table:table-cell>
          <table:table-cell/>
        </table:table-row>
        <table:table-row table:style-name="ro4">
          <table:table-cell table:formula="of:=TIME(2;0;0)+[$'Raw Data'.A117]" office:value-type="time" office:time-value="PT03H50M00S">
            <text:p>03:50:00</text:p>
          </table:table-cell>
          <table:table-cell table:formula="of:=AVERAGE([$'Raw Data'.C117];[$'Raw Data'.I117];[$'Raw Data'.O117])" office:value-type="float" office:value="242">
            <text:p>242</text:p>
          </table:table-cell>
          <table:table-cell table:formula="of:=AVERAGE([$'Raw Data'.D117];[$'Raw Data'.J117];[$'Raw Data'.P117])" office:value-type="float" office:value="183.333333333333">
            <text:p>183</text:p>
          </table:table-cell>
          <table:table-cell table:formula="of:=AVERAGE([$'Raw Data'.E117];[$'Raw Data'.K117];[$'Raw Data'.Q117])" office:value-type="float" office:value="392.666666666667">
            <text:p>393</text:p>
          </table:table-cell>
          <table:table-cell table:formula="of:=AVERAGE([$'Raw Data'.F117];[$'Raw Data'.L117];[$'Raw Data'.R117])" office:value-type="float" office:value="401">
            <text:p>401</text:p>
          </table:table-cell>
          <table:table-cell table:formula="of:=AVERAGE([$'Raw Data'.G117];[$'Raw Data'.M117];[$'Raw Data'.S117])" office:value-type="float" office:value="1540.66666666667">
            <text:p>1541</text:p>
          </table:table-cell>
          <table:table-cell table:formula="of:=AVERAGE([$'Raw Data'.H117];[$'Raw Data'.N117];[$'Raw Data'.T117])" office:value-type="float" office:value="1535">
            <text:p>1535</text:p>
          </table:table-cell>
          <table:table-cell/>
        </table:table-row>
        <table:table-row table:style-name="ro4">
          <table:table-cell table:formula="of:=TIME(2;0;0)+[$'Raw Data'.A118]" office:value-type="time" office:time-value="PT03H51M00S">
            <text:p>03:51:00</text:p>
          </table:table-cell>
          <table:table-cell table:formula="of:=AVERAGE([$'Raw Data'.C118];[$'Raw Data'.I118];[$'Raw Data'.O118])" office:value-type="float" office:value="244.333333333333">
            <text:p>244</text:p>
          </table:table-cell>
          <table:table-cell table:formula="of:=AVERAGE([$'Raw Data'.D118];[$'Raw Data'.J118];[$'Raw Data'.P118])" office:value-type="float" office:value="182.666666666667">
            <text:p>183</text:p>
          </table:table-cell>
          <table:table-cell table:formula="of:=AVERAGE([$'Raw Data'.E118];[$'Raw Data'.K118];[$'Raw Data'.Q118])" office:value-type="float" office:value="376.666666666667">
            <text:p>377</text:p>
          </table:table-cell>
          <table:table-cell table:formula="of:=AVERAGE([$'Raw Data'.F118];[$'Raw Data'.L118];[$'Raw Data'.R118])" office:value-type="float" office:value="401">
            <text:p>401</text:p>
          </table:table-cell>
          <table:table-cell table:formula="of:=AVERAGE([$'Raw Data'.G118];[$'Raw Data'.M118];[$'Raw Data'.S118])" office:value-type="float" office:value="1589.66666666667">
            <text:p>1590</text:p>
          </table:table-cell>
          <table:table-cell table:formula="of:=AVERAGE([$'Raw Data'.H118];[$'Raw Data'.N118];[$'Raw Data'.T118])" office:value-type="float" office:value="1532">
            <text:p>1532</text:p>
          </table:table-cell>
          <table:table-cell/>
        </table:table-row>
        <table:table-row table:style-name="ro4">
          <table:table-cell table:formula="of:=TIME(2;0;0)+[$'Raw Data'.A119]" office:value-type="time" office:time-value="PT03H52M00S">
            <text:p>03:52:00</text:p>
          </table:table-cell>
          <table:table-cell table:formula="of:=AVERAGE([$'Raw Data'.C119];[$'Raw Data'.I119];[$'Raw Data'.O119])" office:value-type="float" office:value="232">
            <text:p>232</text:p>
          </table:table-cell>
          <table:table-cell table:formula="of:=AVERAGE([$'Raw Data'.D119];[$'Raw Data'.J119];[$'Raw Data'.P119])" office:value-type="float" office:value="181.333333333333">
            <text:p>181</text:p>
          </table:table-cell>
          <table:table-cell table:formula="of:=AVERAGE([$'Raw Data'.E119];[$'Raw Data'.K119];[$'Raw Data'.Q119])" office:value-type="float" office:value="388.333333333333">
            <text:p>388</text:p>
          </table:table-cell>
          <table:table-cell table:formula="of:=AVERAGE([$'Raw Data'.F119];[$'Raw Data'.L119];[$'Raw Data'.R119])" office:value-type="float" office:value="398.333333333333">
            <text:p>398</text:p>
          </table:table-cell>
          <table:table-cell table:formula="of:=AVERAGE([$'Raw Data'.G119];[$'Raw Data'.M119];[$'Raw Data'.S119])" office:value-type="float" office:value="1577">
            <text:p>1577</text:p>
          </table:table-cell>
          <table:table-cell table:formula="of:=AVERAGE([$'Raw Data'.H119];[$'Raw Data'.N119];[$'Raw Data'.T119])" office:value-type="float" office:value="1536">
            <text:p>1536</text:p>
          </table:table-cell>
          <table:table-cell/>
        </table:table-row>
        <table:table-row table:style-name="ro4">
          <table:table-cell table:formula="of:=TIME(2;0;0)+[$'Raw Data'.A120]" office:value-type="time" office:time-value="PT03H53M00S">
            <text:p>03:53:00</text:p>
          </table:table-cell>
          <table:table-cell table:formula="of:=AVERAGE([$'Raw Data'.C120];[$'Raw Data'.I120];[$'Raw Data'.O120])" office:value-type="float" office:value="243.666666666667">
            <text:p>244</text:p>
          </table:table-cell>
          <table:table-cell table:formula="of:=AVERAGE([$'Raw Data'.D120];[$'Raw Data'.J120];[$'Raw Data'.P120])" office:value-type="float" office:value="188.333333333333">
            <text:p>188</text:p>
          </table:table-cell>
          <table:table-cell table:formula="of:=AVERAGE([$'Raw Data'.E120];[$'Raw Data'.K120];[$'Raw Data'.Q120])" office:value-type="float" office:value="395.666666666667">
            <text:p>396</text:p>
          </table:table-cell>
          <table:table-cell table:formula="of:=AVERAGE([$'Raw Data'.F120];[$'Raw Data'.L120];[$'Raw Data'.R120])" office:value-type="float" office:value="393.666666666667">
            <text:p>394</text:p>
          </table:table-cell>
          <table:table-cell table:formula="of:=AVERAGE([$'Raw Data'.G120];[$'Raw Data'.M120];[$'Raw Data'.S120])" office:value-type="float" office:value="1561">
            <text:p>1561</text:p>
          </table:table-cell>
          <table:table-cell table:formula="of:=AVERAGE([$'Raw Data'.H120];[$'Raw Data'.N120];[$'Raw Data'.T120])" office:value-type="float" office:value="1525.66666666667">
            <text:p>1526</text:p>
          </table:table-cell>
          <table:table-cell/>
        </table:table-row>
        <table:table-row table:style-name="ro4">
          <table:table-cell table:formula="of:=TIME(2;0;0)+[$'Raw Data'.A121]" office:value-type="time" office:time-value="PT03H54M00S">
            <text:p>03:54:00</text:p>
          </table:table-cell>
          <table:table-cell table:formula="of:=AVERAGE([$'Raw Data'.C121];[$'Raw Data'.I121];[$'Raw Data'.O121])" office:value-type="float" office:value="238.333333333333">
            <text:p>238</text:p>
          </table:table-cell>
          <table:table-cell table:formula="of:=AVERAGE([$'Raw Data'.D121];[$'Raw Data'.J121];[$'Raw Data'.P121])" office:value-type="float" office:value="184.666666666667">
            <text:p>185</text:p>
          </table:table-cell>
          <table:table-cell table:formula="of:=AVERAGE([$'Raw Data'.E121];[$'Raw Data'.K121];[$'Raw Data'.Q121])" office:value-type="float" office:value="375.333333333333">
            <text:p>375</text:p>
          </table:table-cell>
          <table:table-cell table:formula="of:=AVERAGE([$'Raw Data'.F121];[$'Raw Data'.L121];[$'Raw Data'.R121])" office:value-type="float" office:value="395.666666666667">
            <text:p>396</text:p>
          </table:table-cell>
          <table:table-cell table:formula="of:=AVERAGE([$'Raw Data'.G121];[$'Raw Data'.M121];[$'Raw Data'.S121])" office:value-type="float" office:value="1595.66666666667">
            <text:p>1596</text:p>
          </table:table-cell>
          <table:table-cell table:formula="of:=AVERAGE([$'Raw Data'.H121];[$'Raw Data'.N121];[$'Raw Data'.T121])" office:value-type="float" office:value="1544">
            <text:p>1544</text:p>
          </table:table-cell>
          <table:table-cell/>
        </table:table-row>
        <table:table-row table:style-name="ro4">
          <table:table-cell table:formula="of:=TIME(2;0;0)+[$'Raw Data'.A122]" office:value-type="time" office:time-value="PT03H55M00S">
            <text:p>03:55:00</text:p>
          </table:table-cell>
          <table:table-cell table:formula="of:=AVERAGE([$'Raw Data'.C122];[$'Raw Data'.I122];[$'Raw Data'.O122])" office:value-type="float" office:value="237.666666666667">
            <text:p>238</text:p>
          </table:table-cell>
          <table:table-cell table:formula="of:=AVERAGE([$'Raw Data'.D122];[$'Raw Data'.J122];[$'Raw Data'.P122])" office:value-type="float" office:value="180.333333333333">
            <text:p>180</text:p>
          </table:table-cell>
          <table:table-cell table:formula="of:=AVERAGE([$'Raw Data'.E122];[$'Raw Data'.K122];[$'Raw Data'.Q122])" office:value-type="float" office:value="395.666666666667">
            <text:p>396</text:p>
          </table:table-cell>
          <table:table-cell table:formula="of:=AVERAGE([$'Raw Data'.F122];[$'Raw Data'.L122];[$'Raw Data'.R122])" office:value-type="float" office:value="395">
            <text:p>395</text:p>
          </table:table-cell>
          <table:table-cell table:formula="of:=AVERAGE([$'Raw Data'.G122];[$'Raw Data'.M122];[$'Raw Data'.S122])" office:value-type="float" office:value="1572.33333333333">
            <text:p>1572</text:p>
          </table:table-cell>
          <table:table-cell table:formula="of:=AVERAGE([$'Raw Data'.H122];[$'Raw Data'.N122];[$'Raw Data'.T122])" office:value-type="float" office:value="1534">
            <text:p>1534</text:p>
          </table:table-cell>
          <table:table-cell/>
        </table:table-row>
        <table:table-row table:style-name="ro4">
          <table:table-cell table:formula="of:=TIME(2;0;0)+[$'Raw Data'.A123]" office:value-type="time" office:time-value="PT03H56M00S">
            <text:p>03:56:00</text:p>
          </table:table-cell>
          <table:table-cell table:formula="of:=AVERAGE([$'Raw Data'.C123];[$'Raw Data'.I123];[$'Raw Data'.O123])" office:value-type="float" office:value="242.666666666667">
            <text:p>243</text:p>
          </table:table-cell>
          <table:table-cell table:formula="of:=AVERAGE([$'Raw Data'.D123];[$'Raw Data'.J123];[$'Raw Data'.P123])" office:value-type="float" office:value="194.333333333333">
            <text:p>194</text:p>
          </table:table-cell>
          <table:table-cell table:formula="of:=AVERAGE([$'Raw Data'.E123];[$'Raw Data'.K123];[$'Raw Data'.Q123])" office:value-type="float" office:value="385">
            <text:p>385</text:p>
          </table:table-cell>
          <table:table-cell table:formula="of:=AVERAGE([$'Raw Data'.F123];[$'Raw Data'.L123];[$'Raw Data'.R123])" office:value-type="float" office:value="393.333333333333">
            <text:p>393</text:p>
          </table:table-cell>
          <table:table-cell table:formula="of:=AVERAGE([$'Raw Data'.G123];[$'Raw Data'.M123];[$'Raw Data'.S123])" office:value-type="float" office:value="1557.33333333333">
            <text:p>1557</text:p>
          </table:table-cell>
          <table:table-cell table:formula="of:=AVERAGE([$'Raw Data'.H123];[$'Raw Data'.N123];[$'Raw Data'.T123])" office:value-type="float" office:value="1572.33333333333">
            <text:p>1572</text:p>
          </table:table-cell>
          <table:table-cell/>
        </table:table-row>
        <table:table-row table:style-name="ro4">
          <table:table-cell table:formula="of:=TIME(2;0;0)+[$'Raw Data'.A124]" office:value-type="time" office:time-value="PT03H57M00S">
            <text:p>03:57:00</text:p>
          </table:table-cell>
          <table:table-cell table:formula="of:=AVERAGE([$'Raw Data'.C124];[$'Raw Data'.I124];[$'Raw Data'.O124])" office:value-type="float" office:value="241.333333333333">
            <text:p>241</text:p>
          </table:table-cell>
          <table:table-cell table:formula="of:=AVERAGE([$'Raw Data'.D124];[$'Raw Data'.J124];[$'Raw Data'.P124])" office:value-type="float" office:value="188.333333333333">
            <text:p>188</text:p>
          </table:table-cell>
          <table:table-cell table:formula="of:=AVERAGE([$'Raw Data'.E124];[$'Raw Data'.K124];[$'Raw Data'.Q124])" office:value-type="float" office:value="386">
            <text:p>386</text:p>
          </table:table-cell>
          <table:table-cell table:formula="of:=AVERAGE([$'Raw Data'.F124];[$'Raw Data'.L124];[$'Raw Data'.R124])" office:value-type="float" office:value="399.666666666667">
            <text:p>400</text:p>
          </table:table-cell>
          <table:table-cell table:formula="of:=AVERAGE([$'Raw Data'.G124];[$'Raw Data'.M124];[$'Raw Data'.S124])" office:value-type="float" office:value="1595">
            <text:p>1595</text:p>
          </table:table-cell>
          <table:table-cell table:formula="of:=AVERAGE([$'Raw Data'.H124];[$'Raw Data'.N124];[$'Raw Data'.T124])" office:value-type="float" office:value="1539.33333333333">
            <text:p>1539</text:p>
          </table:table-cell>
          <table:table-cell/>
        </table:table-row>
        <table:table-row table:style-name="ro4">
          <table:table-cell table:formula="of:=TIME(2;0;0)+[$'Raw Data'.A125]" office:value-type="time" office:time-value="PT03H58M00S">
            <text:p>03:58:00</text:p>
          </table:table-cell>
          <table:table-cell table:formula="of:=AVERAGE([$'Raw Data'.C125];[$'Raw Data'.I125];[$'Raw Data'.O125])" office:value-type="float" office:value="229.666666666667">
            <text:p>230</text:p>
          </table:table-cell>
          <table:table-cell table:formula="of:=AVERAGE([$'Raw Data'.D125];[$'Raw Data'.J125];[$'Raw Data'.P125])" office:value-type="float" office:value="179.666666666667">
            <text:p>180</text:p>
          </table:table-cell>
          <table:table-cell table:formula="of:=AVERAGE([$'Raw Data'.E125];[$'Raw Data'.K125];[$'Raw Data'.Q125])" office:value-type="float" office:value="376.333333333333">
            <text:p>376</text:p>
          </table:table-cell>
          <table:table-cell table:formula="of:=AVERAGE([$'Raw Data'.F125];[$'Raw Data'.L125];[$'Raw Data'.R125])" office:value-type="float" office:value="376.333333333333">
            <text:p>376</text:p>
          </table:table-cell>
          <table:table-cell table:formula="of:=AVERAGE([$'Raw Data'.G125];[$'Raw Data'.M125];[$'Raw Data'.S125])" office:value-type="float" office:value="1574.66666666667">
            <text:p>1575</text:p>
          </table:table-cell>
          <table:table-cell table:formula="of:=AVERAGE([$'Raw Data'.H125];[$'Raw Data'.N125];[$'Raw Data'.T125])" office:value-type="float" office:value="1531.33333333333">
            <text:p>1531</text:p>
          </table:table-cell>
          <table:table-cell/>
        </table:table-row>
        <table:table-row table:style-name="ro4">
          <table:table-cell table:formula="of:=TIME(2;0;0)+[$'Raw Data'.A126]" office:value-type="time" office:time-value="PT03H59M00S">
            <text:p>03:59:00</text:p>
          </table:table-cell>
          <table:table-cell table:formula="of:=AVERAGE([$'Raw Data'.C126];[$'Raw Data'.I126];[$'Raw Data'.O126])" office:value-type="float" office:value="246">
            <text:p>246</text:p>
          </table:table-cell>
          <table:table-cell table:formula="of:=AVERAGE([$'Raw Data'.D126];[$'Raw Data'.J126];[$'Raw Data'.P126])" office:value-type="float" office:value="187.333333333333">
            <text:p>187</text:p>
          </table:table-cell>
          <table:table-cell table:formula="of:=AVERAGE([$'Raw Data'.E126];[$'Raw Data'.K126];[$'Raw Data'.Q126])" office:value-type="float" office:value="366">
            <text:p>366</text:p>
          </table:table-cell>
          <table:table-cell table:formula="of:=AVERAGE([$'Raw Data'.F126];[$'Raw Data'.L126];[$'Raw Data'.R126])" office:value-type="float" office:value="410.666666666667">
            <text:p>411</text:p>
          </table:table-cell>
          <table:table-cell table:formula="of:=AVERAGE([$'Raw Data'.G126];[$'Raw Data'.M126];[$'Raw Data'.S126])" office:value-type="float" office:value="1565">
            <text:p>1565</text:p>
          </table:table-cell>
          <table:table-cell table:formula="of:=AVERAGE([$'Raw Data'.H126];[$'Raw Data'.N126];[$'Raw Data'.T126])" office:value-type="float" office:value="1550.66666666667">
            <text:p>1551</text:p>
          </table:table-cell>
          <table:table-cell/>
        </table:table-row>
        <table:table-row table:style-name="ro4">
          <table:table-cell table:formula="of:=TIME(2;0;0)+[$'Raw Data'.A127]" office:value-type="time" office:time-value="PT04H00M00S">
            <text:p>04:00:00</text:p>
          </table:table-cell>
          <table:table-cell table:formula="of:=AVERAGE([$'Raw Data'.C127];[$'Raw Data'.I127];[$'Raw Data'.O127])" office:value-type="float" office:value="239.666666666667">
            <text:p>240</text:p>
          </table:table-cell>
          <table:table-cell table:formula="of:=AVERAGE([$'Raw Data'.D127];[$'Raw Data'.J127];[$'Raw Data'.P127])" office:value-type="float" office:value="176.666666666667">
            <text:p>177</text:p>
          </table:table-cell>
          <table:table-cell table:formula="of:=AVERAGE([$'Raw Data'.E127];[$'Raw Data'.K127];[$'Raw Data'.Q127])" office:value-type="float" office:value="393.666666666667">
            <text:p>394</text:p>
          </table:table-cell>
          <table:table-cell table:formula="of:=AVERAGE([$'Raw Data'.F127];[$'Raw Data'.L127];[$'Raw Data'.R127])" office:value-type="float" office:value="403.333333333333">
            <text:p>403</text:p>
          </table:table-cell>
          <table:table-cell table:formula="of:=AVERAGE([$'Raw Data'.G127];[$'Raw Data'.M127];[$'Raw Data'.S127])" office:value-type="float" office:value="1566.33333333333">
            <text:p>1566</text:p>
          </table:table-cell>
          <table:table-cell table:formula="of:=AVERAGE([$'Raw Data'.H127];[$'Raw Data'.N127];[$'Raw Data'.T127])" office:value-type="float" office:value="1522.66666666667">
            <text:p>1523</text:p>
          </table:table-cell>
          <table:table-cell/>
        </table:table-row>
        <table:table-row table:style-name="ro4">
          <table:table-cell table:formula="of:=TIME(2;0;0)+[$'Raw Data'.A128]" office:value-type="time" office:time-value="PT04H01M00S">
            <text:p>04:01:00</text:p>
          </table:table-cell>
          <table:table-cell table:formula="of:=AVERAGE([$'Raw Data'.C128];[$'Raw Data'.I128];[$'Raw Data'.O128])" office:value-type="float" office:value="233">
            <text:p>233</text:p>
          </table:table-cell>
          <table:table-cell table:formula="of:=AVERAGE([$'Raw Data'.D128];[$'Raw Data'.J128];[$'Raw Data'.P128])" office:value-type="float" office:value="190.666666666667">
            <text:p>191</text:p>
          </table:table-cell>
          <table:table-cell table:formula="of:=AVERAGE([$'Raw Data'.E128];[$'Raw Data'.K128];[$'Raw Data'.Q128])" office:value-type="float" office:value="385.333333333333">
            <text:p>385</text:p>
          </table:table-cell>
          <table:table-cell table:formula="of:=AVERAGE([$'Raw Data'.F128];[$'Raw Data'.L128];[$'Raw Data'.R128])" office:value-type="float" office:value="397.666666666667">
            <text:p>398</text:p>
          </table:table-cell>
          <table:table-cell table:formula="of:=AVERAGE([$'Raw Data'.G128];[$'Raw Data'.M128];[$'Raw Data'.S128])" office:value-type="float" office:value="1593">
            <text:p>1593</text:p>
          </table:table-cell>
          <table:table-cell table:formula="of:=AVERAGE([$'Raw Data'.H128];[$'Raw Data'.N128];[$'Raw Data'.T128])" office:value-type="float" office:value="1566.66666666667">
            <text:p>1567</text:p>
          </table:table-cell>
          <table:table-cell/>
        </table:table-row>
        <table:table-row table:style-name="ro4">
          <table:table-cell table:formula="of:=TIME(2;0;0)+[$'Raw Data'.A129]" office:value-type="time" office:time-value="PT04H02M00S">
            <text:p>04:02:00</text:p>
          </table:table-cell>
          <table:table-cell table:formula="of:=AVERAGE([$'Raw Data'.C129];[$'Raw Data'.I129];[$'Raw Data'.O129])" office:value-type="float" office:value="248">
            <text:p>248</text:p>
          </table:table-cell>
          <table:table-cell table:formula="of:=AVERAGE([$'Raw Data'.D129];[$'Raw Data'.J129];[$'Raw Data'.P129])" office:value-type="float" office:value="176.666666666667">
            <text:p>177</text:p>
          </table:table-cell>
          <table:table-cell table:formula="of:=AVERAGE([$'Raw Data'.E129];[$'Raw Data'.K129];[$'Raw Data'.Q129])" office:value-type="float" office:value="379.333333333333">
            <text:p>379</text:p>
          </table:table-cell>
          <table:table-cell table:formula="of:=AVERAGE([$'Raw Data'.F129];[$'Raw Data'.L129];[$'Raw Data'.R129])" office:value-type="float" office:value="396.666666666667">
            <text:p>397</text:p>
          </table:table-cell>
          <table:table-cell table:formula="of:=AVERAGE([$'Raw Data'.G129];[$'Raw Data'.M129];[$'Raw Data'.S129])" office:value-type="float" office:value="1582.33333333333">
            <text:p>1582</text:p>
          </table:table-cell>
          <table:table-cell table:formula="of:=AVERAGE([$'Raw Data'.H129];[$'Raw Data'.N129];[$'Raw Data'.T129])" office:value-type="float" office:value="1542">
            <text:p>1542</text:p>
          </table:table-cell>
          <table:table-cell/>
        </table:table-row>
        <table:table-row table:style-name="ro4">
          <table:table-cell table:formula="of:=TIME(2;0;0)+[$'Raw Data'.A130]" office:value-type="time" office:time-value="PT04H03M00S">
            <text:p>04:03:00</text:p>
          </table:table-cell>
          <table:table-cell table:formula="of:=AVERAGE([$'Raw Data'.C130];[$'Raw Data'.I130];[$'Raw Data'.O130])" office:value-type="float" office:value="230">
            <text:p>230</text:p>
          </table:table-cell>
          <table:table-cell table:formula="of:=AVERAGE([$'Raw Data'.D130];[$'Raw Data'.J130];[$'Raw Data'.P130])" office:value-type="float" office:value="180">
            <text:p>180</text:p>
          </table:table-cell>
          <table:table-cell table:formula="of:=AVERAGE([$'Raw Data'.E130];[$'Raw Data'.K130];[$'Raw Data'.Q130])" office:value-type="float" office:value="371.666666666667">
            <text:p>372</text:p>
          </table:table-cell>
          <table:table-cell table:formula="of:=AVERAGE([$'Raw Data'.F130];[$'Raw Data'.L130];[$'Raw Data'.R130])" office:value-type="float" office:value="375">
            <text:p>375</text:p>
          </table:table-cell>
          <table:table-cell table:formula="of:=AVERAGE([$'Raw Data'.G130];[$'Raw Data'.M130];[$'Raw Data'.S130])" office:value-type="float" office:value="1579.66666666667">
            <text:p>1580</text:p>
          </table:table-cell>
          <table:table-cell table:formula="of:=AVERAGE([$'Raw Data'.H130];[$'Raw Data'.N130];[$'Raw Data'.T130])" office:value-type="float" office:value="1529.66666666667">
            <text:p>1530</text:p>
          </table:table-cell>
          <table:table-cell/>
        </table:table-row>
        <table:table-row table:style-name="ro4">
          <table:table-cell table:formula="of:=TIME(2;0;0)+[$'Raw Data'.A131]" office:value-type="time" office:time-value="PT04H04M00S">
            <text:p>04:04:00</text:p>
          </table:table-cell>
          <table:table-cell table:formula="of:=AVERAGE([$'Raw Data'.C131];[$'Raw Data'.I131];[$'Raw Data'.O131])" office:value-type="float" office:value="237">
            <text:p>237</text:p>
          </table:table-cell>
          <table:table-cell table:formula="of:=AVERAGE([$'Raw Data'.D131];[$'Raw Data'.J131];[$'Raw Data'.P131])" office:value-type="float" office:value="191">
            <text:p>191</text:p>
          </table:table-cell>
          <table:table-cell table:formula="of:=AVERAGE([$'Raw Data'.E131];[$'Raw Data'.K131];[$'Raw Data'.Q131])" office:value-type="float" office:value="375.333333333333">
            <text:p>375</text:p>
          </table:table-cell>
          <table:table-cell table:formula="of:=AVERAGE([$'Raw Data'.F131];[$'Raw Data'.L131];[$'Raw Data'.R131])" office:value-type="float" office:value="403.333333333333">
            <text:p>403</text:p>
          </table:table-cell>
          <table:table-cell table:formula="of:=AVERAGE([$'Raw Data'.G131];[$'Raw Data'.M131];[$'Raw Data'.S131])" office:value-type="float" office:value="1578.66666666667">
            <text:p>1579</text:p>
          </table:table-cell>
          <table:table-cell table:formula="of:=AVERAGE([$'Raw Data'.H131];[$'Raw Data'.N131];[$'Raw Data'.T131])" office:value-type="float" office:value="1544">
            <text:p>1544</text:p>
          </table:table-cell>
          <table:table-cell/>
        </table:table-row>
        <table:table-row table:style-name="ro4">
          <table:table-cell table:formula="of:=TIME(2;0;0)+[$'Raw Data'.A132]" office:value-type="time" office:time-value="PT04H05M00S">
            <text:p>04:05:00</text:p>
          </table:table-cell>
          <table:table-cell table:formula="of:=AVERAGE([$'Raw Data'.C132];[$'Raw Data'.I132];[$'Raw Data'.O132])" office:value-type="float" office:value="239.666666666667">
            <text:p>240</text:p>
          </table:table-cell>
          <table:table-cell table:formula="of:=AVERAGE([$'Raw Data'.D132];[$'Raw Data'.J132];[$'Raw Data'.P132])" office:value-type="float" office:value="183.333333333333">
            <text:p>183</text:p>
          </table:table-cell>
          <table:table-cell table:formula="of:=AVERAGE([$'Raw Data'.E132];[$'Raw Data'.K132];[$'Raw Data'.Q132])" office:value-type="float" office:value="393">
            <text:p>393</text:p>
          </table:table-cell>
          <table:table-cell table:formula="of:=AVERAGE([$'Raw Data'.F132];[$'Raw Data'.L132];[$'Raw Data'.R132])" office:value-type="float" office:value="399">
            <text:p>399</text:p>
          </table:table-cell>
          <table:table-cell table:formula="of:=AVERAGE([$'Raw Data'.G132];[$'Raw Data'.M132];[$'Raw Data'.S132])" office:value-type="float" office:value="1607.66666666667">
            <text:p>1608</text:p>
          </table:table-cell>
          <table:table-cell table:formula="of:=AVERAGE([$'Raw Data'.H132];[$'Raw Data'.N132];[$'Raw Data'.T132])" office:value-type="float" office:value="1571.66666666667">
            <text:p>1572</text:p>
          </table:table-cell>
          <table:table-cell/>
        </table:table-row>
        <table:table-row table:style-name="ro4">
          <table:table-cell table:formula="of:=TIME(2;0;0)+[$'Raw Data'.A133]" office:value-type="time" office:time-value="PT04H06M00S">
            <text:p>04:06:00</text:p>
          </table:table-cell>
          <table:table-cell table:formula="of:=AVERAGE([$'Raw Data'.C133];[$'Raw Data'.I133];[$'Raw Data'.O133])" office:value-type="float" office:value="241">
            <text:p>241</text:p>
          </table:table-cell>
          <table:table-cell table:formula="of:=AVERAGE([$'Raw Data'.D133];[$'Raw Data'.J133];[$'Raw Data'.P133])" office:value-type="float" office:value="181">
            <text:p>181</text:p>
          </table:table-cell>
          <table:table-cell table:formula="of:=AVERAGE([$'Raw Data'.E133];[$'Raw Data'.K133];[$'Raw Data'.Q133])" office:value-type="float" office:value="388.666666666667">
            <text:p>389</text:p>
          </table:table-cell>
          <table:table-cell table:formula="of:=AVERAGE([$'Raw Data'.F133];[$'Raw Data'.L133];[$'Raw Data'.R133])" office:value-type="float" office:value="403.666666666667">
            <text:p>404</text:p>
          </table:table-cell>
          <table:table-cell table:formula="of:=AVERAGE([$'Raw Data'.G133];[$'Raw Data'.M133];[$'Raw Data'.S133])" office:value-type="float" office:value="1588.33333333333">
            <text:p>1588</text:p>
          </table:table-cell>
          <table:table-cell table:formula="of:=AVERAGE([$'Raw Data'.H133];[$'Raw Data'.N133];[$'Raw Data'.T133])" office:value-type="float" office:value="1577">
            <text:p>1577</text:p>
          </table:table-cell>
          <table:table-cell/>
        </table:table-row>
        <table:table-row table:style-name="ro4">
          <table:table-cell table:formula="of:=TIME(2;0;0)+[$'Raw Data'.A134]" office:value-type="time" office:time-value="PT04H07M00S">
            <text:p>04:07:00</text:p>
          </table:table-cell>
          <table:table-cell table:formula="of:=AVERAGE([$'Raw Data'.C134];[$'Raw Data'.I134];[$'Raw Data'.O134])" office:value-type="float" office:value="239">
            <text:p>239</text:p>
          </table:table-cell>
          <table:table-cell table:formula="of:=AVERAGE([$'Raw Data'.D134];[$'Raw Data'.J134];[$'Raw Data'.P134])" office:value-type="float" office:value="186">
            <text:p>186</text:p>
          </table:table-cell>
          <table:table-cell table:formula="of:=AVERAGE([$'Raw Data'.E134];[$'Raw Data'.K134];[$'Raw Data'.Q134])" office:value-type="float" office:value="389">
            <text:p>389</text:p>
          </table:table-cell>
          <table:table-cell table:formula="of:=AVERAGE([$'Raw Data'.F134];[$'Raw Data'.L134];[$'Raw Data'.R134])" office:value-type="float" office:value="381">
            <text:p>381</text:p>
          </table:table-cell>
          <table:table-cell table:formula="of:=AVERAGE([$'Raw Data'.G134];[$'Raw Data'.M134];[$'Raw Data'.S134])" office:value-type="float" office:value="1623.66666666667">
            <text:p>1624</text:p>
          </table:table-cell>
          <table:table-cell table:formula="of:=AVERAGE([$'Raw Data'.H134];[$'Raw Data'.N134];[$'Raw Data'.T134])" office:value-type="float" office:value="1560.66666666667">
            <text:p>1561</text:p>
          </table:table-cell>
          <table:table-cell/>
        </table:table-row>
        <table:table-row table:style-name="ro4">
          <table:table-cell table:formula="of:=TIME(2;0;0)+[$'Raw Data'.A135]" office:value-type="time" office:time-value="PT04H08M00S">
            <text:p>04:08:00</text:p>
          </table:table-cell>
          <table:table-cell table:formula="of:=AVERAGE([$'Raw Data'.C135];[$'Raw Data'.I135];[$'Raw Data'.O135])" office:value-type="float" office:value="241">
            <text:p>241</text:p>
          </table:table-cell>
          <table:table-cell table:formula="of:=AVERAGE([$'Raw Data'.D135];[$'Raw Data'.J135];[$'Raw Data'.P135])" office:value-type="float" office:value="177.666666666667">
            <text:p>178</text:p>
          </table:table-cell>
          <table:table-cell table:formula="of:=AVERAGE([$'Raw Data'.E135];[$'Raw Data'.K135];[$'Raw Data'.Q135])" office:value-type="float" office:value="388.666666666667">
            <text:p>389</text:p>
          </table:table-cell>
          <table:table-cell table:formula="of:=AVERAGE([$'Raw Data'.F135];[$'Raw Data'.L135];[$'Raw Data'.R135])" office:value-type="float" office:value="393">
            <text:p>393</text:p>
          </table:table-cell>
          <table:table-cell table:formula="of:=AVERAGE([$'Raw Data'.G135];[$'Raw Data'.M135];[$'Raw Data'.S135])" office:value-type="float" office:value="1596">
            <text:p>1596</text:p>
          </table:table-cell>
          <table:table-cell table:formula="of:=AVERAGE([$'Raw Data'.H135];[$'Raw Data'.N135];[$'Raw Data'.T135])" office:value-type="float" office:value="1583.66666666667">
            <text:p>1584</text:p>
          </table:table-cell>
          <table:table-cell/>
        </table:table-row>
        <table:table-row table:style-name="ro4">
          <table:table-cell table:formula="of:=TIME(2;0;0)+[$'Raw Data'.A136]" office:value-type="time" office:time-value="PT04H09M00S">
            <text:p>04:09:00</text:p>
          </table:table-cell>
          <table:table-cell table:formula="of:=AVERAGE([$'Raw Data'.C136];[$'Raw Data'.I136];[$'Raw Data'.O136])" office:value-type="float" office:value="240.333333333333">
            <text:p>240</text:p>
          </table:table-cell>
          <table:table-cell table:formula="of:=AVERAGE([$'Raw Data'.D136];[$'Raw Data'.J136];[$'Raw Data'.P136])" office:value-type="float" office:value="195.333333333333">
            <text:p>195</text:p>
          </table:table-cell>
          <table:table-cell table:formula="of:=AVERAGE([$'Raw Data'.E136];[$'Raw Data'.K136];[$'Raw Data'.Q136])" office:value-type="float" office:value="387.666666666667">
            <text:p>388</text:p>
          </table:table-cell>
          <table:table-cell table:formula="of:=AVERAGE([$'Raw Data'.F136];[$'Raw Data'.L136];[$'Raw Data'.R136])" office:value-type="float" office:value="393">
            <text:p>393</text:p>
          </table:table-cell>
          <table:table-cell table:formula="of:=AVERAGE([$'Raw Data'.G136];[$'Raw Data'.M136];[$'Raw Data'.S136])" office:value-type="float" office:value="1579">
            <text:p>1579</text:p>
          </table:table-cell>
          <table:table-cell table:formula="of:=AVERAGE([$'Raw Data'.H136];[$'Raw Data'.N136];[$'Raw Data'.T136])" office:value-type="float" office:value="1565.33333333333">
            <text:p>1565</text:p>
          </table:table-cell>
          <table:table-cell/>
        </table:table-row>
        <table:table-row table:style-name="ro4">
          <table:table-cell table:formula="of:=TIME(2;0;0)+[$'Raw Data'.A137]" office:value-type="time" office:time-value="PT04H10M00S">
            <text:p>04:10:00</text:p>
          </table:table-cell>
          <table:table-cell table:formula="of:=AVERAGE([$'Raw Data'.C137];[$'Raw Data'.I137];[$'Raw Data'.O137])" office:value-type="float" office:value="244">
            <text:p>244</text:p>
          </table:table-cell>
          <table:table-cell table:formula="of:=AVERAGE([$'Raw Data'.D137];[$'Raw Data'.J137];[$'Raw Data'.P137])" office:value-type="float" office:value="185.666666666667">
            <text:p>186</text:p>
          </table:table-cell>
          <table:table-cell table:formula="of:=AVERAGE([$'Raw Data'.E137];[$'Raw Data'.K137];[$'Raw Data'.Q137])" office:value-type="float" office:value="372.666666666667">
            <text:p>373</text:p>
          </table:table-cell>
          <table:table-cell table:formula="of:=AVERAGE([$'Raw Data'.F137];[$'Raw Data'.L137];[$'Raw Data'.R137])" office:value-type="float" office:value="398.333333333333">
            <text:p>398</text:p>
          </table:table-cell>
          <table:table-cell table:formula="of:=AVERAGE([$'Raw Data'.G137];[$'Raw Data'.M137];[$'Raw Data'.S137])" office:value-type="float" office:value="1590.66666666667">
            <text:p>1591</text:p>
          </table:table-cell>
          <table:table-cell table:formula="of:=AVERAGE([$'Raw Data'.H137];[$'Raw Data'.N137];[$'Raw Data'.T137])" office:value-type="float" office:value="1570">
            <text:p>1570</text:p>
          </table:table-cell>
          <table:table-cell/>
        </table:table-row>
        <table:table-row table:style-name="ro4">
          <table:table-cell table:formula="of:=TIME(2;0;0)+[$'Raw Data'.A138]" office:value-type="time" office:time-value="PT04H11M00S">
            <text:p>04:11:00</text:p>
          </table:table-cell>
          <table:table-cell table:formula="of:=AVERAGE([$'Raw Data'.C138];[$'Raw Data'.I138];[$'Raw Data'.O138])" office:value-type="float" office:value="237.333333333333">
            <text:p>237</text:p>
          </table:table-cell>
          <table:table-cell table:formula="of:=AVERAGE([$'Raw Data'.D138];[$'Raw Data'.J138];[$'Raw Data'.P138])" office:value-type="float" office:value="180.333333333333">
            <text:p>180</text:p>
          </table:table-cell>
          <table:table-cell table:formula="of:=AVERAGE([$'Raw Data'.E138];[$'Raw Data'.K138];[$'Raw Data'.Q138])" office:value-type="float" office:value="387.333333333333">
            <text:p>387</text:p>
          </table:table-cell>
          <table:table-cell table:formula="of:=AVERAGE([$'Raw Data'.F138];[$'Raw Data'.L138];[$'Raw Data'.R138])" office:value-type="float" office:value="403.333333333333">
            <text:p>403</text:p>
          </table:table-cell>
          <table:table-cell table:formula="of:=AVERAGE([$'Raw Data'.G138];[$'Raw Data'.M138];[$'Raw Data'.S138])" office:value-type="float" office:value="1596.33333333333">
            <text:p>1596</text:p>
          </table:table-cell>
          <table:table-cell table:formula="of:=AVERAGE([$'Raw Data'.H138];[$'Raw Data'.N138];[$'Raw Data'.T138])" office:value-type="float" office:value="1573.66666666667">
            <text:p>1574</text:p>
          </table:table-cell>
          <table:table-cell/>
        </table:table-row>
        <table:table-row table:style-name="ro4">
          <table:table-cell table:formula="of:=TIME(2;0;0)+[$'Raw Data'.A139]" office:value-type="time" office:time-value="PT04H12M00S">
            <text:p>04:12:00</text:p>
          </table:table-cell>
          <table:table-cell table:formula="of:=AVERAGE([$'Raw Data'.C139];[$'Raw Data'.I139];[$'Raw Data'.O139])" office:value-type="float" office:value="234.666666666667">
            <text:p>235</text:p>
          </table:table-cell>
          <table:table-cell table:formula="of:=AVERAGE([$'Raw Data'.D139];[$'Raw Data'.J139];[$'Raw Data'.P139])" office:value-type="float" office:value="180.333333333333">
            <text:p>180</text:p>
          </table:table-cell>
          <table:table-cell table:formula="of:=AVERAGE([$'Raw Data'.E139];[$'Raw Data'.K139];[$'Raw Data'.Q139])" office:value-type="float" office:value="377">
            <text:p>377</text:p>
          </table:table-cell>
          <table:table-cell table:formula="of:=AVERAGE([$'Raw Data'.F139];[$'Raw Data'.L139];[$'Raw Data'.R139])" office:value-type="float" office:value="384">
            <text:p>384</text:p>
          </table:table-cell>
          <table:table-cell table:formula="of:=AVERAGE([$'Raw Data'.G139];[$'Raw Data'.M139];[$'Raw Data'.S139])" office:value-type="float" office:value="1601.33333333333">
            <text:p>1601</text:p>
          </table:table-cell>
          <table:table-cell table:formula="of:=AVERAGE([$'Raw Data'.H139];[$'Raw Data'.N139];[$'Raw Data'.T139])" office:value-type="float" office:value="1561">
            <text:p>1561</text:p>
          </table:table-cell>
          <table:table-cell/>
        </table:table-row>
        <table:table-row table:style-name="ro4">
          <table:table-cell table:formula="of:=TIME(2;0;0)+[$'Raw Data'.A140]" office:value-type="time" office:time-value="PT04H13M00S">
            <text:p>04:13:00</text:p>
          </table:table-cell>
          <table:table-cell table:formula="of:=AVERAGE([$'Raw Data'.C140];[$'Raw Data'.I140];[$'Raw Data'.O140])" office:value-type="float" office:value="222">
            <text:p>222</text:p>
          </table:table-cell>
          <table:table-cell table:formula="of:=AVERAGE([$'Raw Data'.D140];[$'Raw Data'.J140];[$'Raw Data'.P140])" office:value-type="float" office:value="193">
            <text:p>193</text:p>
          </table:table-cell>
          <table:table-cell table:formula="of:=AVERAGE([$'Raw Data'.E140];[$'Raw Data'.K140];[$'Raw Data'.Q140])" office:value-type="float" office:value="363.666666666667">
            <text:p>364</text:p>
          </table:table-cell>
          <table:table-cell table:formula="of:=AVERAGE([$'Raw Data'.F140];[$'Raw Data'.L140];[$'Raw Data'.R140])" office:value-type="float" office:value="381">
            <text:p>381</text:p>
          </table:table-cell>
          <table:table-cell table:formula="of:=AVERAGE([$'Raw Data'.G140];[$'Raw Data'.M140];[$'Raw Data'.S140])" office:value-type="float" office:value="1610.66666666667">
            <text:p>1611</text:p>
          </table:table-cell>
          <table:table-cell table:formula="of:=AVERAGE([$'Raw Data'.H140];[$'Raw Data'.N140];[$'Raw Data'.T140])" office:value-type="float" office:value="1567">
            <text:p>1567</text:p>
          </table:table-cell>
          <table:table-cell/>
        </table:table-row>
        <table:table-row table:style-name="ro4">
          <table:table-cell table:formula="of:=TIME(2;0;0)+[$'Raw Data'.A141]" office:value-type="time" office:time-value="PT04H14M00S">
            <text:p>04:14:00</text:p>
          </table:table-cell>
          <table:table-cell table:formula="of:=AVERAGE([$'Raw Data'.C141];[$'Raw Data'.I141];[$'Raw Data'.O141])" office:value-type="float" office:value="238">
            <text:p>238</text:p>
          </table:table-cell>
          <table:table-cell table:formula="of:=AVERAGE([$'Raw Data'.D141];[$'Raw Data'.J141];[$'Raw Data'.P141])" office:value-type="float" office:value="186">
            <text:p>186</text:p>
          </table:table-cell>
          <table:table-cell table:formula="of:=AVERAGE([$'Raw Data'.E141];[$'Raw Data'.K141];[$'Raw Data'.Q141])" office:value-type="float" office:value="387">
            <text:p>387</text:p>
          </table:table-cell>
          <table:table-cell table:formula="of:=AVERAGE([$'Raw Data'.F141];[$'Raw Data'.L141];[$'Raw Data'.R141])" office:value-type="float" office:value="395.333333333333">
            <text:p>395</text:p>
          </table:table-cell>
          <table:table-cell table:formula="of:=AVERAGE([$'Raw Data'.G141];[$'Raw Data'.M141];[$'Raw Data'.S141])" office:value-type="float" office:value="1614.33333333333">
            <text:p>1614</text:p>
          </table:table-cell>
          <table:table-cell table:formula="of:=AVERAGE([$'Raw Data'.H141];[$'Raw Data'.N141];[$'Raw Data'.T141])" office:value-type="float" office:value="1563">
            <text:p>1563</text:p>
          </table:table-cell>
          <table:table-cell/>
        </table:table-row>
        <table:table-row table:style-name="ro4">
          <table:table-cell table:formula="of:=TIME(2;0;0)+[$'Raw Data'.A142]" office:value-type="time" office:time-value="PT04H15M00S">
            <text:p>04:15:00</text:p>
          </table:table-cell>
          <table:table-cell table:formula="of:=AVERAGE([$'Raw Data'.C142];[$'Raw Data'.I142];[$'Raw Data'.O142])" office:value-type="float" office:value="239.666666666667">
            <text:p>240</text:p>
          </table:table-cell>
          <table:table-cell table:formula="of:=AVERAGE([$'Raw Data'.D142];[$'Raw Data'.J142];[$'Raw Data'.P142])" office:value-type="float" office:value="190.666666666667">
            <text:p>191</text:p>
          </table:table-cell>
          <table:table-cell table:formula="of:=AVERAGE([$'Raw Data'.E142];[$'Raw Data'.K142];[$'Raw Data'.Q142])" office:value-type="float" office:value="382">
            <text:p>382</text:p>
          </table:table-cell>
          <table:table-cell table:formula="of:=AVERAGE([$'Raw Data'.F142];[$'Raw Data'.L142];[$'Raw Data'.R142])" office:value-type="float" office:value="398.333333333333">
            <text:p>398</text:p>
          </table:table-cell>
          <table:table-cell table:formula="of:=AVERAGE([$'Raw Data'.G142];[$'Raw Data'.M142];[$'Raw Data'.S142])" office:value-type="float" office:value="1643">
            <text:p>1643</text:p>
          </table:table-cell>
          <table:table-cell table:formula="of:=AVERAGE([$'Raw Data'.H142];[$'Raw Data'.N142];[$'Raw Data'.T142])" office:value-type="float" office:value="1528.66666666667">
            <text:p>1529</text:p>
          </table:table-cell>
          <table:table-cell/>
        </table:table-row>
        <table:table-row table:style-name="ro4">
          <table:table-cell table:formula="of:=TIME(2;0;0)+[$'Raw Data'.A143]" office:value-type="time" office:time-value="PT04H16M00S">
            <text:p>04:16:00</text:p>
          </table:table-cell>
          <table:table-cell table:formula="of:=AVERAGE([$'Raw Data'.C143];[$'Raw Data'.I143];[$'Raw Data'.O143])" office:value-type="float" office:value="233.666666666667">
            <text:p>234</text:p>
          </table:table-cell>
          <table:table-cell table:formula="of:=AVERAGE([$'Raw Data'.D143];[$'Raw Data'.J143];[$'Raw Data'.P143])" office:value-type="float" office:value="178.666666666667">
            <text:p>179</text:p>
          </table:table-cell>
          <table:table-cell table:formula="of:=AVERAGE([$'Raw Data'.E143];[$'Raw Data'.K143];[$'Raw Data'.Q143])" office:value-type="float" office:value="372.666666666667">
            <text:p>373</text:p>
          </table:table-cell>
          <table:table-cell table:formula="of:=AVERAGE([$'Raw Data'.F143];[$'Raw Data'.L143];[$'Raw Data'.R143])" office:value-type="float" office:value="409">
            <text:p>409</text:p>
          </table:table-cell>
          <table:table-cell table:formula="of:=AVERAGE([$'Raw Data'.G143];[$'Raw Data'.M143];[$'Raw Data'.S143])" office:value-type="float" office:value="1604">
            <text:p>1604</text:p>
          </table:table-cell>
          <table:table-cell table:formula="of:=AVERAGE([$'Raw Data'.H143];[$'Raw Data'.N143];[$'Raw Data'.T143])" office:value-type="float" office:value="1556.66666666667">
            <text:p>1557</text:p>
          </table:table-cell>
          <table:table-cell/>
        </table:table-row>
        <table:table-row table:style-name="ro4">
          <table:table-cell table:formula="of:=TIME(2;0;0)+[$'Raw Data'.A144]" office:value-type="time" office:time-value="PT04H17M00S">
            <text:p>04:17:00</text:p>
          </table:table-cell>
          <table:table-cell table:formula="of:=AVERAGE([$'Raw Data'.C144];[$'Raw Data'.I144];[$'Raw Data'.O144])" office:value-type="float" office:value="237.666666666667">
            <text:p>238</text:p>
          </table:table-cell>
          <table:table-cell table:formula="of:=AVERAGE([$'Raw Data'.D144];[$'Raw Data'.J144];[$'Raw Data'.P144])" office:value-type="float" office:value="181">
            <text:p>181</text:p>
          </table:table-cell>
          <table:table-cell table:formula="of:=AVERAGE([$'Raw Data'.E144];[$'Raw Data'.K144];[$'Raw Data'.Q144])" office:value-type="float" office:value="377">
            <text:p>377</text:p>
          </table:table-cell>
          <table:table-cell table:formula="of:=AVERAGE([$'Raw Data'.F144];[$'Raw Data'.L144];[$'Raw Data'.R144])" office:value-type="float" office:value="404.333333333333">
            <text:p>404</text:p>
          </table:table-cell>
          <table:table-cell table:formula="of:=AVERAGE([$'Raw Data'.G144];[$'Raw Data'.M144];[$'Raw Data'.S144])" office:value-type="float" office:value="1606">
            <text:p>1606</text:p>
          </table:table-cell>
          <table:table-cell table:formula="of:=AVERAGE([$'Raw Data'.H144];[$'Raw Data'.N144];[$'Raw Data'.T144])" office:value-type="float" office:value="1589.66666666667">
            <text:p>1590</text:p>
          </table:table-cell>
          <table:table-cell/>
        </table:table-row>
        <table:table-row table:style-name="ro4">
          <table:table-cell table:formula="of:=TIME(2;0;0)+[$'Raw Data'.A145]" office:value-type="time" office:time-value="PT04H18M00S">
            <text:p>04:18:00</text:p>
          </table:table-cell>
          <table:table-cell table:formula="of:=AVERAGE([$'Raw Data'.C145];[$'Raw Data'.I145];[$'Raw Data'.O145])" office:value-type="float" office:value="243">
            <text:p>243</text:p>
          </table:table-cell>
          <table:table-cell table:formula="of:=AVERAGE([$'Raw Data'.D145];[$'Raw Data'.J145];[$'Raw Data'.P145])" office:value-type="float" office:value="180.333333333333">
            <text:p>180</text:p>
          </table:table-cell>
          <table:table-cell table:formula="of:=AVERAGE([$'Raw Data'.E145];[$'Raw Data'.K145];[$'Raw Data'.Q145])" office:value-type="float" office:value="385">
            <text:p>385</text:p>
          </table:table-cell>
          <table:table-cell table:formula="of:=AVERAGE([$'Raw Data'.F145];[$'Raw Data'.L145];[$'Raw Data'.R145])" office:value-type="float" office:value="384">
            <text:p>384</text:p>
          </table:table-cell>
          <table:table-cell table:formula="of:=AVERAGE([$'Raw Data'.G145];[$'Raw Data'.M145];[$'Raw Data'.S145])" office:value-type="float" office:value="1612">
            <text:p>1612</text:p>
          </table:table-cell>
          <table:table-cell table:formula="of:=AVERAGE([$'Raw Data'.H145];[$'Raw Data'.N145];[$'Raw Data'.T145])" office:value-type="float" office:value="1561.33333333333">
            <text:p>1561</text:p>
          </table:table-cell>
          <table:table-cell/>
        </table:table-row>
        <table:table-row table:style-name="ro4">
          <table:table-cell table:formula="of:=TIME(2;0;0)+[$'Raw Data'.A146]" office:value-type="time" office:time-value="PT04H19M00S">
            <text:p>04:19:00</text:p>
          </table:table-cell>
          <table:table-cell table:formula="of:=AVERAGE([$'Raw Data'.C146];[$'Raw Data'.I146];[$'Raw Data'.O146])" office:value-type="float" office:value="224.333333333333">
            <text:p>224</text:p>
          </table:table-cell>
          <table:table-cell table:formula="of:=AVERAGE([$'Raw Data'.D146];[$'Raw Data'.J146];[$'Raw Data'.P146])" office:value-type="float" office:value="175.666666666667">
            <text:p>176</text:p>
          </table:table-cell>
          <table:table-cell table:formula="of:=AVERAGE([$'Raw Data'.E146];[$'Raw Data'.K146];[$'Raw Data'.Q146])" office:value-type="float" office:value="381">
            <text:p>381</text:p>
          </table:table-cell>
          <table:table-cell table:formula="of:=AVERAGE([$'Raw Data'.F146];[$'Raw Data'.L146];[$'Raw Data'.R146])" office:value-type="float" office:value="398">
            <text:p>398</text:p>
          </table:table-cell>
          <table:table-cell table:formula="of:=AVERAGE([$'Raw Data'.G146];[$'Raw Data'.M146];[$'Raw Data'.S146])" office:value-type="float" office:value="1614">
            <text:p>1614</text:p>
          </table:table-cell>
          <table:table-cell table:formula="of:=AVERAGE([$'Raw Data'.H146];[$'Raw Data'.N146];[$'Raw Data'.T146])" office:value-type="float" office:value="1584.66666666667">
            <text:p>1585</text:p>
          </table:table-cell>
          <table:table-cell/>
        </table:table-row>
        <table:table-row table:style-name="ro4">
          <table:table-cell table:formula="of:=TIME(2;0;0)+[$'Raw Data'.A147]" office:value-type="time" office:time-value="PT04H20M00S">
            <text:p>04:20:00</text:p>
          </table:table-cell>
          <table:table-cell table:formula="of:=AVERAGE([$'Raw Data'.C147];[$'Raw Data'.I147];[$'Raw Data'.O147])" office:value-type="float" office:value="240.666666666667">
            <text:p>241</text:p>
          </table:table-cell>
          <table:table-cell table:formula="of:=AVERAGE([$'Raw Data'.D147];[$'Raw Data'.J147];[$'Raw Data'.P147])" office:value-type="float" office:value="184">
            <text:p>184</text:p>
          </table:table-cell>
          <table:table-cell table:formula="of:=AVERAGE([$'Raw Data'.E147];[$'Raw Data'.K147];[$'Raw Data'.Q147])" office:value-type="float" office:value="379.666666666667">
            <text:p>380</text:p>
          </table:table-cell>
          <table:table-cell table:formula="of:=AVERAGE([$'Raw Data'.F147];[$'Raw Data'.L147];[$'Raw Data'.R147])" office:value-type="float" office:value="408">
            <text:p>408</text:p>
          </table:table-cell>
          <table:table-cell table:formula="of:=AVERAGE([$'Raw Data'.G147];[$'Raw Data'.M147];[$'Raw Data'.S147])" office:value-type="float" office:value="1592.66666666667">
            <text:p>1593</text:p>
          </table:table-cell>
          <table:table-cell table:formula="of:=AVERAGE([$'Raw Data'.H147];[$'Raw Data'.N147];[$'Raw Data'.T147])" office:value-type="float" office:value="1566">
            <text:p>1566</text:p>
          </table:table-cell>
          <table:table-cell/>
        </table:table-row>
        <table:table-row table:style-name="ro4">
          <table:table-cell table:formula="of:=TIME(2;0;0)+[$'Raw Data'.A148]" office:value-type="time" office:time-value="PT04H21M00S">
            <text:p>04:21:00</text:p>
          </table:table-cell>
          <table:table-cell table:formula="of:=AVERAGE([$'Raw Data'.C148];[$'Raw Data'.I148];[$'Raw Data'.O148])" office:value-type="float" office:value="231">
            <text:p>231</text:p>
          </table:table-cell>
          <table:table-cell table:formula="of:=AVERAGE([$'Raw Data'.D148];[$'Raw Data'.J148];[$'Raw Data'.P148])" office:value-type="float" office:value="189.333333333333">
            <text:p>189</text:p>
          </table:table-cell>
          <table:table-cell table:formula="of:=AVERAGE([$'Raw Data'.E148];[$'Raw Data'.K148];[$'Raw Data'.Q148])" office:value-type="float" office:value="380.333333333333">
            <text:p>380</text:p>
          </table:table-cell>
          <table:table-cell table:formula="of:=AVERAGE([$'Raw Data'.F148];[$'Raw Data'.L148];[$'Raw Data'.R148])" office:value-type="float" office:value="393.333333333333">
            <text:p>393</text:p>
          </table:table-cell>
          <table:table-cell table:formula="of:=AVERAGE([$'Raw Data'.G148];[$'Raw Data'.M148];[$'Raw Data'.S148])" office:value-type="float" office:value="1604.33333333333">
            <text:p>1604</text:p>
          </table:table-cell>
          <table:table-cell table:formula="of:=AVERAGE([$'Raw Data'.H148];[$'Raw Data'.N148];[$'Raw Data'.T148])" office:value-type="float" office:value="1588.66666666667">
            <text:p>1589</text:p>
          </table:table-cell>
          <table:table-cell/>
        </table:table-row>
        <table:table-row table:style-name="ro4">
          <table:table-cell table:formula="of:=TIME(2;0;0)+[$'Raw Data'.A149]" office:value-type="time" office:time-value="PT04H22M00S">
            <text:p>04:22:00</text:p>
          </table:table-cell>
          <table:table-cell table:formula="of:=AVERAGE([$'Raw Data'.C149];[$'Raw Data'.I149];[$'Raw Data'.O149])" office:value-type="float" office:value="249.666666666667">
            <text:p>250</text:p>
          </table:table-cell>
          <table:table-cell table:formula="of:=AVERAGE([$'Raw Data'.D149];[$'Raw Data'.J149];[$'Raw Data'.P149])" office:value-type="float" office:value="195.333333333333">
            <text:p>195</text:p>
          </table:table-cell>
          <table:table-cell table:formula="of:=AVERAGE([$'Raw Data'.E149];[$'Raw Data'.K149];[$'Raw Data'.Q149])" office:value-type="float" office:value="382">
            <text:p>382</text:p>
          </table:table-cell>
          <table:table-cell table:formula="of:=AVERAGE([$'Raw Data'.F149];[$'Raw Data'.L149];[$'Raw Data'.R149])" office:value-type="float" office:value="388.333333333333">
            <text:p>388</text:p>
          </table:table-cell>
          <table:table-cell table:formula="of:=AVERAGE([$'Raw Data'.G149];[$'Raw Data'.M149];[$'Raw Data'.S149])" office:value-type="float" office:value="1602">
            <text:p>1602</text:p>
          </table:table-cell>
          <table:table-cell table:formula="of:=AVERAGE([$'Raw Data'.H149];[$'Raw Data'.N149];[$'Raw Data'.T149])" office:value-type="float" office:value="1592.66666666667">
            <text:p>1593</text:p>
          </table:table-cell>
          <table:table-cell/>
        </table:table-row>
        <table:table-row table:style-name="ro4">
          <table:table-cell table:formula="of:=TIME(2;0;0)+[$'Raw Data'.A150]" office:value-type="time" office:time-value="PT04H23M00S">
            <text:p>04:23:00</text:p>
          </table:table-cell>
          <table:table-cell table:formula="of:=AVERAGE([$'Raw Data'.C150];[$'Raw Data'.I150];[$'Raw Data'.O150])" office:value-type="float" office:value="239.333333333333">
            <text:p>239</text:p>
          </table:table-cell>
          <table:table-cell table:formula="of:=AVERAGE([$'Raw Data'.D150];[$'Raw Data'.J150];[$'Raw Data'.P150])" office:value-type="float" office:value="178">
            <text:p>178</text:p>
          </table:table-cell>
          <table:table-cell table:formula="of:=AVERAGE([$'Raw Data'.E150];[$'Raw Data'.K150];[$'Raw Data'.Q150])" office:value-type="float" office:value="388">
            <text:p>388</text:p>
          </table:table-cell>
          <table:table-cell table:formula="of:=AVERAGE([$'Raw Data'.F150];[$'Raw Data'.L150];[$'Raw Data'.R150])" office:value-type="float" office:value="397">
            <text:p>397</text:p>
          </table:table-cell>
          <table:table-cell table:formula="of:=AVERAGE([$'Raw Data'.G150];[$'Raw Data'.M150];[$'Raw Data'.S150])" office:value-type="float" office:value="1641">
            <text:p>1641</text:p>
          </table:table-cell>
          <table:table-cell table:formula="of:=AVERAGE([$'Raw Data'.H150];[$'Raw Data'.N150];[$'Raw Data'.T150])" office:value-type="float" office:value="1571.66666666667">
            <text:p>1572</text:p>
          </table:table-cell>
          <table:table-cell/>
        </table:table-row>
        <table:table-row table:style-name="ro4">
          <table:table-cell table:formula="of:=TIME(2;0;0)+[$'Raw Data'.A151]" office:value-type="time" office:time-value="PT04H24M00S">
            <text:p>04:24:00</text:p>
          </table:table-cell>
          <table:table-cell table:formula="of:=AVERAGE([$'Raw Data'.C151];[$'Raw Data'.I151];[$'Raw Data'.O151])" office:value-type="float" office:value="239.666666666667">
            <text:p>240</text:p>
          </table:table-cell>
          <table:table-cell table:formula="of:=AVERAGE([$'Raw Data'.D151];[$'Raw Data'.J151];[$'Raw Data'.P151])" office:value-type="float" office:value="187.333333333333">
            <text:p>187</text:p>
          </table:table-cell>
          <table:table-cell table:formula="of:=AVERAGE([$'Raw Data'.E151];[$'Raw Data'.K151];[$'Raw Data'.Q151])" office:value-type="float" office:value="372.333333333333">
            <text:p>372</text:p>
          </table:table-cell>
          <table:table-cell table:formula="of:=AVERAGE([$'Raw Data'.F151];[$'Raw Data'.L151];[$'Raw Data'.R151])" office:value-type="float" office:value="400">
            <text:p>400</text:p>
          </table:table-cell>
          <table:table-cell table:formula="of:=AVERAGE([$'Raw Data'.G151];[$'Raw Data'.M151];[$'Raw Data'.S151])" office:value-type="float" office:value="1595">
            <text:p>1595</text:p>
          </table:table-cell>
          <table:table-cell table:formula="of:=AVERAGE([$'Raw Data'.H151];[$'Raw Data'.N151];[$'Raw Data'.T151])" office:value-type="float" office:value="1576">
            <text:p>1576</text:p>
          </table:table-cell>
          <table:table-cell/>
        </table:table-row>
        <table:table-row table:style-name="ro4">
          <table:table-cell table:formula="of:=TIME(2;0;0)+[$'Raw Data'.A152]" office:value-type="time" office:time-value="PT04H25M00S">
            <text:p>04:25:00</text:p>
          </table:table-cell>
          <table:table-cell table:formula="of:=AVERAGE([$'Raw Data'.C152];[$'Raw Data'.I152];[$'Raw Data'.O152])" office:value-type="float" office:value="235">
            <text:p>235</text:p>
          </table:table-cell>
          <table:table-cell table:formula="of:=AVERAGE([$'Raw Data'.D152];[$'Raw Data'.J152];[$'Raw Data'.P152])" office:value-type="float" office:value="177.333333333333">
            <text:p>177</text:p>
          </table:table-cell>
          <table:table-cell table:formula="of:=AVERAGE([$'Raw Data'.E152];[$'Raw Data'.K152];[$'Raw Data'.Q152])" office:value-type="float" office:value="377">
            <text:p>377</text:p>
          </table:table-cell>
          <table:table-cell table:formula="of:=AVERAGE([$'Raw Data'.F152];[$'Raw Data'.L152];[$'Raw Data'.R152])" office:value-type="float" office:value="399.333333333333">
            <text:p>399</text:p>
          </table:table-cell>
          <table:table-cell table:formula="of:=AVERAGE([$'Raw Data'.G152];[$'Raw Data'.M152];[$'Raw Data'.S152])" office:value-type="float" office:value="1636.33333333333">
            <text:p>1636</text:p>
          </table:table-cell>
          <table:table-cell table:formula="of:=AVERAGE([$'Raw Data'.H152];[$'Raw Data'.N152];[$'Raw Data'.T152])" office:value-type="float" office:value="1588.66666666667">
            <text:p>1589</text:p>
          </table:table-cell>
          <table:table-cell/>
        </table:table-row>
        <table:table-row table:style-name="ro4">
          <table:table-cell table:formula="of:=TIME(2;0;0)+[$'Raw Data'.A153]" office:value-type="time" office:time-value="PT04H26M00S">
            <text:p>04:26:00</text:p>
          </table:table-cell>
          <table:table-cell table:formula="of:=AVERAGE([$'Raw Data'.C153];[$'Raw Data'.I153];[$'Raw Data'.O153])" office:value-type="float" office:value="245.666666666667">
            <text:p>246</text:p>
          </table:table-cell>
          <table:table-cell table:formula="of:=AVERAGE([$'Raw Data'.D153];[$'Raw Data'.J153];[$'Raw Data'.P153])" office:value-type="float" office:value="190.333333333333">
            <text:p>190</text:p>
          </table:table-cell>
          <table:table-cell table:formula="of:=AVERAGE([$'Raw Data'.E153];[$'Raw Data'.K153];[$'Raw Data'.Q153])" office:value-type="float" office:value="387.333333333333">
            <text:p>387</text:p>
          </table:table-cell>
          <table:table-cell table:formula="of:=AVERAGE([$'Raw Data'.F153];[$'Raw Data'.L153];[$'Raw Data'.R153])" office:value-type="float" office:value="396">
            <text:p>396</text:p>
          </table:table-cell>
          <table:table-cell table:formula="of:=AVERAGE([$'Raw Data'.G153];[$'Raw Data'.M153];[$'Raw Data'.S153])" office:value-type="float" office:value="1605">
            <text:p>1605</text:p>
          </table:table-cell>
          <table:table-cell table:formula="of:=AVERAGE([$'Raw Data'.H153];[$'Raw Data'.N153];[$'Raw Data'.T153])" office:value-type="float" office:value="1585">
            <text:p>1585</text:p>
          </table:table-cell>
          <table:table-cell/>
        </table:table-row>
        <table:table-row table:style-name="ro4">
          <table:table-cell table:formula="of:=TIME(2;0;0)+[$'Raw Data'.A154]" office:value-type="time" office:time-value="PT04H27M00S">
            <text:p>04:27:00</text:p>
          </table:table-cell>
          <table:table-cell table:formula="of:=AVERAGE([$'Raw Data'.C154];[$'Raw Data'.I154];[$'Raw Data'.O154])" office:value-type="float" office:value="233">
            <text:p>233</text:p>
          </table:table-cell>
          <table:table-cell table:formula="of:=AVERAGE([$'Raw Data'.D154];[$'Raw Data'.J154];[$'Raw Data'.P154])" office:value-type="float" office:value="177.333333333333">
            <text:p>177</text:p>
          </table:table-cell>
          <table:table-cell table:formula="of:=AVERAGE([$'Raw Data'.E154];[$'Raw Data'.K154];[$'Raw Data'.Q154])" office:value-type="float" office:value="379">
            <text:p>379</text:p>
          </table:table-cell>
          <table:table-cell table:formula="of:=AVERAGE([$'Raw Data'.F154];[$'Raw Data'.L154];[$'Raw Data'.R154])" office:value-type="float" office:value="390">
            <text:p>390</text:p>
          </table:table-cell>
          <table:table-cell table:formula="of:=AVERAGE([$'Raw Data'.G154];[$'Raw Data'.M154];[$'Raw Data'.S154])" office:value-type="float" office:value="1629">
            <text:p>1629</text:p>
          </table:table-cell>
          <table:table-cell table:formula="of:=AVERAGE([$'Raw Data'.H154];[$'Raw Data'.N154];[$'Raw Data'.T154])" office:value-type="float" office:value="1592.66666666667">
            <text:p>1593</text:p>
          </table:table-cell>
          <table:table-cell/>
        </table:table-row>
        <table:table-row table:style-name="ro4">
          <table:table-cell table:formula="of:=TIME(2;0;0)+[$'Raw Data'.A155]" office:value-type="time" office:time-value="PT04H28M00S">
            <text:p>04:28:00</text:p>
          </table:table-cell>
          <table:table-cell table:formula="of:=AVERAGE([$'Raw Data'.C155];[$'Raw Data'.I155];[$'Raw Data'.O155])" office:value-type="float" office:value="241.666666666667">
            <text:p>242</text:p>
          </table:table-cell>
          <table:table-cell table:formula="of:=AVERAGE([$'Raw Data'.D155];[$'Raw Data'.J155];[$'Raw Data'.P155])" office:value-type="float" office:value="182.666666666667">
            <text:p>183</text:p>
          </table:table-cell>
          <table:table-cell table:formula="of:=AVERAGE([$'Raw Data'.E155];[$'Raw Data'.K155];[$'Raw Data'.Q155])" office:value-type="float" office:value="388.666666666667">
            <text:p>389</text:p>
          </table:table-cell>
          <table:table-cell table:formula="of:=AVERAGE([$'Raw Data'.F155];[$'Raw Data'.L155];[$'Raw Data'.R155])" office:value-type="float" office:value="393.333333333333">
            <text:p>393</text:p>
          </table:table-cell>
          <table:table-cell table:formula="of:=AVERAGE([$'Raw Data'.G155];[$'Raw Data'.M155];[$'Raw Data'.S155])" office:value-type="float" office:value="1605.33333333333">
            <text:p>1605</text:p>
          </table:table-cell>
          <table:table-cell table:formula="of:=AVERAGE([$'Raw Data'.H155];[$'Raw Data'.N155];[$'Raw Data'.T155])" office:value-type="float" office:value="1623.33333333333">
            <text:p>1623</text:p>
          </table:table-cell>
          <table:table-cell/>
        </table:table-row>
        <table:table-row table:style-name="ro4">
          <table:table-cell table:formula="of:=TIME(2;0;0)+[$'Raw Data'.A156]" office:value-type="time" office:time-value="PT04H29M00S">
            <text:p>04:29:00</text:p>
          </table:table-cell>
          <table:table-cell table:formula="of:=AVERAGE([$'Raw Data'.C156];[$'Raw Data'.I156];[$'Raw Data'.O156])" office:value-type="float" office:value="240.666666666667">
            <text:p>241</text:p>
          </table:table-cell>
          <table:table-cell table:formula="of:=AVERAGE([$'Raw Data'.D156];[$'Raw Data'.J156];[$'Raw Data'.P156])" office:value-type="float" office:value="180.333333333333">
            <text:p>180</text:p>
          </table:table-cell>
          <table:table-cell table:formula="of:=AVERAGE([$'Raw Data'.E156];[$'Raw Data'.K156];[$'Raw Data'.Q156])" office:value-type="float" office:value="383.333333333333">
            <text:p>383</text:p>
          </table:table-cell>
          <table:table-cell table:formula="of:=AVERAGE([$'Raw Data'.F156];[$'Raw Data'.L156];[$'Raw Data'.R156])" office:value-type="float" office:value="412.666666666667">
            <text:p>413</text:p>
          </table:table-cell>
          <table:table-cell table:formula="of:=AVERAGE([$'Raw Data'.G156];[$'Raw Data'.M156];[$'Raw Data'.S156])" office:value-type="float" office:value="1641.33333333333">
            <text:p>1641</text:p>
          </table:table-cell>
          <table:table-cell table:formula="of:=AVERAGE([$'Raw Data'.H156];[$'Raw Data'.N156];[$'Raw Data'.T156])" office:value-type="float" office:value="1571">
            <text:p>1571</text:p>
          </table:table-cell>
          <table:table-cell/>
        </table:table-row>
        <table:table-row table:style-name="ro4">
          <table:table-cell table:formula="of:=TIME(2;0;0)+[$'Raw Data'.A157]" office:value-type="time" office:time-value="PT04H30M00S">
            <text:p>04:30:00</text:p>
          </table:table-cell>
          <table:table-cell table:formula="of:=AVERAGE([$'Raw Data'.C157];[$'Raw Data'.I157];[$'Raw Data'.O157])" office:value-type="float" office:value="244.666666666667">
            <text:p>245</text:p>
          </table:table-cell>
          <table:table-cell table:formula="of:=AVERAGE([$'Raw Data'.D157];[$'Raw Data'.J157];[$'Raw Data'.P157])" office:value-type="float" office:value="192.333333333333">
            <text:p>192</text:p>
          </table:table-cell>
          <table:table-cell table:formula="of:=AVERAGE([$'Raw Data'.E157];[$'Raw Data'.K157];[$'Raw Data'.Q157])" office:value-type="float" office:value="382.333333333333">
            <text:p>382</text:p>
          </table:table-cell>
          <table:table-cell table:formula="of:=AVERAGE([$'Raw Data'.F157];[$'Raw Data'.L157];[$'Raw Data'.R157])" office:value-type="float" office:value="387.666666666667">
            <text:p>388</text:p>
          </table:table-cell>
          <table:table-cell table:formula="of:=AVERAGE([$'Raw Data'.G157];[$'Raw Data'.M157];[$'Raw Data'.S157])" office:value-type="float" office:value="1622">
            <text:p>1622</text:p>
          </table:table-cell>
          <table:table-cell table:formula="of:=AVERAGE([$'Raw Data'.H157];[$'Raw Data'.N157];[$'Raw Data'.T157])" office:value-type="float" office:value="1584">
            <text:p>1584</text:p>
          </table:table-cell>
          <table:table-cell/>
        </table:table-row>
        <table:table-row table:style-name="ro4">
          <table:table-cell table:formula="of:=TIME(2;0;0)+[$'Raw Data'.A158]" office:value-type="time" office:time-value="PT04H31M00S">
            <text:p>04:31:00</text:p>
          </table:table-cell>
          <table:table-cell table:formula="of:=AVERAGE([$'Raw Data'.C158];[$'Raw Data'.I158];[$'Raw Data'.O158])" office:value-type="float" office:value="237.666666666667">
            <text:p>238</text:p>
          </table:table-cell>
          <table:table-cell table:formula="of:=AVERAGE([$'Raw Data'.D158];[$'Raw Data'.J158];[$'Raw Data'.P158])" office:value-type="float" office:value="186">
            <text:p>186</text:p>
          </table:table-cell>
          <table:table-cell table:formula="of:=AVERAGE([$'Raw Data'.E158];[$'Raw Data'.K158];[$'Raw Data'.Q158])" office:value-type="float" office:value="380">
            <text:p>380</text:p>
          </table:table-cell>
          <table:table-cell table:formula="of:=AVERAGE([$'Raw Data'.F158];[$'Raw Data'.L158];[$'Raw Data'.R158])" office:value-type="float" office:value="395">
            <text:p>395</text:p>
          </table:table-cell>
          <table:table-cell table:formula="of:=AVERAGE([$'Raw Data'.G158];[$'Raw Data'.M158];[$'Raw Data'.S158])" office:value-type="float" office:value="1637.33333333333">
            <text:p>1637</text:p>
          </table:table-cell>
          <table:table-cell table:formula="of:=AVERAGE([$'Raw Data'.H158];[$'Raw Data'.N158];[$'Raw Data'.T158])" office:value-type="float" office:value="1574">
            <text:p>1574</text:p>
          </table:table-cell>
          <table:table-cell/>
        </table:table-row>
        <table:table-row table:style-name="ro4">
          <table:table-cell table:formula="of:=TIME(2;0;0)+[$'Raw Data'.A159]" office:value-type="time" office:time-value="PT04H32M00S">
            <text:p>04:32:00</text:p>
          </table:table-cell>
          <table:table-cell table:formula="of:=AVERAGE([$'Raw Data'.C159];[$'Raw Data'.I159];[$'Raw Data'.O159])" office:value-type="float" office:value="237">
            <text:p>237</text:p>
          </table:table-cell>
          <table:table-cell table:formula="of:=AVERAGE([$'Raw Data'.D159];[$'Raw Data'.J159];[$'Raw Data'.P159])" office:value-type="float" office:value="181.333333333333">
            <text:p>181</text:p>
          </table:table-cell>
          <table:table-cell table:formula="of:=AVERAGE([$'Raw Data'.E159];[$'Raw Data'.K159];[$'Raw Data'.Q159])" office:value-type="float" office:value="380.666666666667">
            <text:p>381</text:p>
          </table:table-cell>
          <table:table-cell table:formula="of:=AVERAGE([$'Raw Data'.F159];[$'Raw Data'.L159];[$'Raw Data'.R159])" office:value-type="float" office:value="393.333333333333">
            <text:p>393</text:p>
          </table:table-cell>
          <table:table-cell table:formula="of:=AVERAGE([$'Raw Data'.G159];[$'Raw Data'.M159];[$'Raw Data'.S159])" office:value-type="float" office:value="1603.33333333333">
            <text:p>1603</text:p>
          </table:table-cell>
          <table:table-cell table:formula="of:=AVERAGE([$'Raw Data'.H159];[$'Raw Data'.N159];[$'Raw Data'.T159])" office:value-type="float" office:value="1580">
            <text:p>1580</text:p>
          </table:table-cell>
          <table:table-cell/>
        </table:table-row>
        <table:table-row table:style-name="ro4">
          <table:table-cell table:formula="of:=TIME(2;0;0)+[$'Raw Data'.A160]" office:value-type="time" office:time-value="PT04H33M00S">
            <text:p>04:33:00</text:p>
          </table:table-cell>
          <table:table-cell table:formula="of:=AVERAGE([$'Raw Data'.C160];[$'Raw Data'.I160];[$'Raw Data'.O160])" office:value-type="float" office:value="240.666666666667">
            <text:p>241</text:p>
          </table:table-cell>
          <table:table-cell table:formula="of:=AVERAGE([$'Raw Data'.D160];[$'Raw Data'.J160];[$'Raw Data'.P160])" office:value-type="float" office:value="181.333333333333">
            <text:p>181</text:p>
          </table:table-cell>
          <table:table-cell table:formula="of:=AVERAGE([$'Raw Data'.E160];[$'Raw Data'.K160];[$'Raw Data'.Q160])" office:value-type="float" office:value="374.333333333333">
            <text:p>374</text:p>
          </table:table-cell>
          <table:table-cell table:formula="of:=AVERAGE([$'Raw Data'.F160];[$'Raw Data'.L160];[$'Raw Data'.R160])" office:value-type="float" office:value="389">
            <text:p>389</text:p>
          </table:table-cell>
          <table:table-cell table:formula="of:=AVERAGE([$'Raw Data'.G160];[$'Raw Data'.M160];[$'Raw Data'.S160])" office:value-type="float" office:value="1609.33333333333">
            <text:p>1609</text:p>
          </table:table-cell>
          <table:table-cell table:formula="of:=AVERAGE([$'Raw Data'.H160];[$'Raw Data'.N160];[$'Raw Data'.T160])" office:value-type="float" office:value="1592">
            <text:p>1592</text:p>
          </table:table-cell>
          <table:table-cell/>
        </table:table-row>
        <table:table-row table:style-name="ro4">
          <table:table-cell table:formula="of:=TIME(2;0;0)+[$'Raw Data'.A161]" office:value-type="time" office:time-value="PT04H34M00S">
            <text:p>04:34:00</text:p>
          </table:table-cell>
          <table:table-cell table:formula="of:=AVERAGE([$'Raw Data'.C161];[$'Raw Data'.I161];[$'Raw Data'.O161])" office:value-type="float" office:value="258">
            <text:p>258</text:p>
          </table:table-cell>
          <table:table-cell table:formula="of:=AVERAGE([$'Raw Data'.D161];[$'Raw Data'.J161];[$'Raw Data'.P161])" office:value-type="float" office:value="181.333333333333">
            <text:p>181</text:p>
          </table:table-cell>
          <table:table-cell table:formula="of:=AVERAGE([$'Raw Data'.E161];[$'Raw Data'.K161];[$'Raw Data'.Q161])" office:value-type="float" office:value="376">
            <text:p>376</text:p>
          </table:table-cell>
          <table:table-cell table:formula="of:=AVERAGE([$'Raw Data'.F161];[$'Raw Data'.L161];[$'Raw Data'.R161])" office:value-type="float" office:value="382">
            <text:p>382</text:p>
          </table:table-cell>
          <table:table-cell table:formula="of:=AVERAGE([$'Raw Data'.G161];[$'Raw Data'.M161];[$'Raw Data'.S161])" office:value-type="float" office:value="1609.66666666667">
            <text:p>1610</text:p>
          </table:table-cell>
          <table:table-cell table:formula="of:=AVERAGE([$'Raw Data'.H161];[$'Raw Data'.N161];[$'Raw Data'.T161])" office:value-type="float" office:value="1591">
            <text:p>1591</text:p>
          </table:table-cell>
          <table:table-cell/>
        </table:table-row>
        <table:table-row table:style-name="ro4">
          <table:table-cell table:formula="of:=TIME(2;0;0)+[$'Raw Data'.A162]" office:value-type="time" office:time-value="PT04H35M00S">
            <text:p>04:35:00</text:p>
          </table:table-cell>
          <table:table-cell table:formula="of:=AVERAGE([$'Raw Data'.C162];[$'Raw Data'.I162];[$'Raw Data'.O162])" office:value-type="float" office:value="242.333333333333">
            <text:p>242</text:p>
          </table:table-cell>
          <table:table-cell table:formula="of:=AVERAGE([$'Raw Data'.D162];[$'Raw Data'.J162];[$'Raw Data'.P162])" office:value-type="float" office:value="187.666666666667">
            <text:p>188</text:p>
          </table:table-cell>
          <table:table-cell table:formula="of:=AVERAGE([$'Raw Data'.E162];[$'Raw Data'.K162];[$'Raw Data'.Q162])" office:value-type="float" office:value="378.666666666667">
            <text:p>379</text:p>
          </table:table-cell>
          <table:table-cell table:formula="of:=AVERAGE([$'Raw Data'.F162];[$'Raw Data'.L162];[$'Raw Data'.R162])" office:value-type="float" office:value="396.333333333333">
            <text:p>396</text:p>
          </table:table-cell>
          <table:table-cell table:formula="of:=AVERAGE([$'Raw Data'.G162];[$'Raw Data'.M162];[$'Raw Data'.S162])" office:value-type="float" office:value="1646">
            <text:p>1646</text:p>
          </table:table-cell>
          <table:table-cell table:formula="of:=AVERAGE([$'Raw Data'.H162];[$'Raw Data'.N162];[$'Raw Data'.T162])" office:value-type="float" office:value="1582">
            <text:p>1582</text:p>
          </table:table-cell>
          <table:table-cell/>
        </table:table-row>
        <table:table-row table:style-name="ro4">
          <table:table-cell table:formula="of:=TIME(2;0;0)+[$'Raw Data'.A163]" office:value-type="time" office:time-value="PT04H36M00S">
            <text:p>04:36:00</text:p>
          </table:table-cell>
          <table:table-cell table:formula="of:=AVERAGE([$'Raw Data'.C163];[$'Raw Data'.I163];[$'Raw Data'.O163])" office:value-type="float" office:value="237">
            <text:p>237</text:p>
          </table:table-cell>
          <table:table-cell table:formula="of:=AVERAGE([$'Raw Data'.D163];[$'Raw Data'.J163];[$'Raw Data'.P163])" office:value-type="float" office:value="179.666666666667">
            <text:p>180</text:p>
          </table:table-cell>
          <table:table-cell table:formula="of:=AVERAGE([$'Raw Data'.E163];[$'Raw Data'.K163];[$'Raw Data'.Q163])" office:value-type="float" office:value="377.666666666667">
            <text:p>378</text:p>
          </table:table-cell>
          <table:table-cell table:formula="of:=AVERAGE([$'Raw Data'.F163];[$'Raw Data'.L163];[$'Raw Data'.R163])" office:value-type="float" office:value="393">
            <text:p>393</text:p>
          </table:table-cell>
          <table:table-cell table:formula="of:=AVERAGE([$'Raw Data'.G163];[$'Raw Data'.M163];[$'Raw Data'.S163])" office:value-type="float" office:value="1621.33333333333">
            <text:p>1621</text:p>
          </table:table-cell>
          <table:table-cell table:formula="of:=AVERAGE([$'Raw Data'.H163];[$'Raw Data'.N163];[$'Raw Data'.T163])" office:value-type="float" office:value="1584.66666666667">
            <text:p>1585</text:p>
          </table:table-cell>
          <table:table-cell/>
        </table:table-row>
        <table:table-row table:style-name="ro4">
          <table:table-cell table:formula="of:=TIME(2;0;0)+[$'Raw Data'.A164]" office:value-type="time" office:time-value="PT04H37M00S">
            <text:p>04:37:00</text:p>
          </table:table-cell>
          <table:table-cell table:formula="of:=AVERAGE([$'Raw Data'.C164];[$'Raw Data'.I164];[$'Raw Data'.O164])" office:value-type="float" office:value="239.333333333333">
            <text:p>239</text:p>
          </table:table-cell>
          <table:table-cell table:formula="of:=AVERAGE([$'Raw Data'.D164];[$'Raw Data'.J164];[$'Raw Data'.P164])" office:value-type="float" office:value="180.666666666667">
            <text:p>181</text:p>
          </table:table-cell>
          <table:table-cell table:formula="of:=AVERAGE([$'Raw Data'.E164];[$'Raw Data'.K164];[$'Raw Data'.Q164])" office:value-type="float" office:value="389.333333333333">
            <text:p>389</text:p>
          </table:table-cell>
          <table:table-cell table:formula="of:=AVERAGE([$'Raw Data'.F164];[$'Raw Data'.L164];[$'Raw Data'.R164])" office:value-type="float" office:value="379.333333333333">
            <text:p>379</text:p>
          </table:table-cell>
          <table:table-cell table:formula="of:=AVERAGE([$'Raw Data'.G164];[$'Raw Data'.M164];[$'Raw Data'.S164])" office:value-type="float" office:value="1651.66666666667">
            <text:p>1652</text:p>
          </table:table-cell>
          <table:table-cell table:formula="of:=AVERAGE([$'Raw Data'.H164];[$'Raw Data'.N164];[$'Raw Data'.T164])" office:value-type="float" office:value="1584">
            <text:p>1584</text:p>
          </table:table-cell>
          <table:table-cell/>
        </table:table-row>
        <table:table-row table:style-name="ro4">
          <table:table-cell table:formula="of:=TIME(2;0;0)+[$'Raw Data'.A165]" office:value-type="time" office:time-value="PT04H38M00S">
            <text:p>04:38:00</text:p>
          </table:table-cell>
          <table:table-cell table:formula="of:=AVERAGE([$'Raw Data'.C165];[$'Raw Data'.I165];[$'Raw Data'.O165])" office:value-type="float" office:value="241.333333333333">
            <text:p>241</text:p>
          </table:table-cell>
          <table:table-cell table:formula="of:=AVERAGE([$'Raw Data'.D165];[$'Raw Data'.J165];[$'Raw Data'.P165])" office:value-type="float" office:value="184.333333333333">
            <text:p>184</text:p>
          </table:table-cell>
          <table:table-cell table:formula="of:=AVERAGE([$'Raw Data'.E165];[$'Raw Data'.K165];[$'Raw Data'.Q165])" office:value-type="float" office:value="375">
            <text:p>375</text:p>
          </table:table-cell>
          <table:table-cell table:formula="of:=AVERAGE([$'Raw Data'.F165];[$'Raw Data'.L165];[$'Raw Data'.R165])" office:value-type="float" office:value="408.333333333333">
            <text:p>408</text:p>
          </table:table-cell>
          <table:table-cell table:formula="of:=AVERAGE([$'Raw Data'.G165];[$'Raw Data'.M165];[$'Raw Data'.S165])" office:value-type="float" office:value="1617">
            <text:p>1617</text:p>
          </table:table-cell>
          <table:table-cell table:formula="of:=AVERAGE([$'Raw Data'.H165];[$'Raw Data'.N165];[$'Raw Data'.T165])" office:value-type="float" office:value="1569.66666666667">
            <text:p>1570</text:p>
          </table:table-cell>
          <table:table-cell/>
        </table:table-row>
        <table:table-row table:style-name="ro4">
          <table:table-cell table:formula="of:=TIME(2;0;0)+[$'Raw Data'.A166]" office:value-type="time" office:time-value="PT04H39M00S">
            <text:p>04:39:00</text:p>
          </table:table-cell>
          <table:table-cell table:formula="of:=AVERAGE([$'Raw Data'.C166];[$'Raw Data'.I166];[$'Raw Data'.O166])" office:value-type="float" office:value="235.333333333333">
            <text:p>235</text:p>
          </table:table-cell>
          <table:table-cell table:formula="of:=AVERAGE([$'Raw Data'.D166];[$'Raw Data'.J166];[$'Raw Data'.P166])" office:value-type="float" office:value="186">
            <text:p>186</text:p>
          </table:table-cell>
          <table:table-cell table:formula="of:=AVERAGE([$'Raw Data'.E166];[$'Raw Data'.K166];[$'Raw Data'.Q166])" office:value-type="float" office:value="388">
            <text:p>388</text:p>
          </table:table-cell>
          <table:table-cell table:formula="of:=AVERAGE([$'Raw Data'.F166];[$'Raw Data'.L166];[$'Raw Data'.R166])" office:value-type="float" office:value="394.333333333333">
            <text:p>394</text:p>
          </table:table-cell>
          <table:table-cell table:formula="of:=AVERAGE([$'Raw Data'.G166];[$'Raw Data'.M166];[$'Raw Data'.S166])" office:value-type="float" office:value="1621.66666666667">
            <text:p>1622</text:p>
          </table:table-cell>
          <table:table-cell table:formula="of:=AVERAGE([$'Raw Data'.H166];[$'Raw Data'.N166];[$'Raw Data'.T166])" office:value-type="float" office:value="1608.66666666667">
            <text:p>1609</text:p>
          </table:table-cell>
          <table:table-cell/>
        </table:table-row>
        <table:table-row table:style-name="ro4">
          <table:table-cell table:formula="of:=TIME(2;0;0)+[$'Raw Data'.A167]" office:value-type="time" office:time-value="PT04H40M00S">
            <text:p>04:40:00</text:p>
          </table:table-cell>
          <table:table-cell table:formula="of:=AVERAGE([$'Raw Data'.C167];[$'Raw Data'.I167];[$'Raw Data'.O167])" office:value-type="float" office:value="240.666666666667">
            <text:p>241</text:p>
          </table:table-cell>
          <table:table-cell table:formula="of:=AVERAGE([$'Raw Data'.D167];[$'Raw Data'.J167];[$'Raw Data'.P167])" office:value-type="float" office:value="184">
            <text:p>184</text:p>
          </table:table-cell>
          <table:table-cell table:formula="of:=AVERAGE([$'Raw Data'.E167];[$'Raw Data'.K167];[$'Raw Data'.Q167])" office:value-type="float" office:value="371.333333333333">
            <text:p>371</text:p>
          </table:table-cell>
          <table:table-cell table:formula="of:=AVERAGE([$'Raw Data'.F167];[$'Raw Data'.L167];[$'Raw Data'.R167])" office:value-type="float" office:value="401.666666666667">
            <text:p>402</text:p>
          </table:table-cell>
          <table:table-cell table:formula="of:=AVERAGE([$'Raw Data'.G167];[$'Raw Data'.M167];[$'Raw Data'.S167])" office:value-type="float" office:value="1641.66666666667">
            <text:p>1642</text:p>
          </table:table-cell>
          <table:table-cell table:formula="of:=AVERAGE([$'Raw Data'.H167];[$'Raw Data'.N167];[$'Raw Data'.T167])" office:value-type="float" office:value="1613.33333333333">
            <text:p>1613</text:p>
          </table:table-cell>
          <table:table-cell/>
        </table:table-row>
        <table:table-row table:style-name="ro4">
          <table:table-cell table:formula="of:=TIME(2;0;0)+[$'Raw Data'.A168]" office:value-type="time" office:time-value="PT04H41M00S">
            <text:p>04:41:00</text:p>
          </table:table-cell>
          <table:table-cell table:formula="of:=AVERAGE([$'Raw Data'.C168];[$'Raw Data'.I168];[$'Raw Data'.O168])" office:value-type="float" office:value="238">
            <text:p>238</text:p>
          </table:table-cell>
          <table:table-cell table:formula="of:=AVERAGE([$'Raw Data'.D168];[$'Raw Data'.J168];[$'Raw Data'.P168])" office:value-type="float" office:value="182">
            <text:p>182</text:p>
          </table:table-cell>
          <table:table-cell table:formula="of:=AVERAGE([$'Raw Data'.E168];[$'Raw Data'.K168];[$'Raw Data'.Q168])" office:value-type="float" office:value="396">
            <text:p>396</text:p>
          </table:table-cell>
          <table:table-cell table:formula="of:=AVERAGE([$'Raw Data'.F168];[$'Raw Data'.L168];[$'Raw Data'.R168])" office:value-type="float" office:value="402">
            <text:p>402</text:p>
          </table:table-cell>
          <table:table-cell table:formula="of:=AVERAGE([$'Raw Data'.G168];[$'Raw Data'.M168];[$'Raw Data'.S168])" office:value-type="float" office:value="1656.33333333333">
            <text:p>1656</text:p>
          </table:table-cell>
          <table:table-cell table:formula="of:=AVERAGE([$'Raw Data'.H168];[$'Raw Data'.N168];[$'Raw Data'.T168])" office:value-type="float" office:value="1619">
            <text:p>1619</text:p>
          </table:table-cell>
          <table:table-cell/>
        </table:table-row>
        <table:table-row table:style-name="ro4">
          <table:table-cell table:formula="of:=TIME(2;0;0)+[$'Raw Data'.A169]" office:value-type="time" office:time-value="PT04H42M00S">
            <text:p>04:42:00</text:p>
          </table:table-cell>
          <table:table-cell table:formula="of:=AVERAGE([$'Raw Data'.C169];[$'Raw Data'.I169];[$'Raw Data'.O169])" office:value-type="float" office:value="245.333333333333">
            <text:p>245</text:p>
          </table:table-cell>
          <table:table-cell table:formula="of:=AVERAGE([$'Raw Data'.D169];[$'Raw Data'.J169];[$'Raw Data'.P169])" office:value-type="float" office:value="189">
            <text:p>189</text:p>
          </table:table-cell>
          <table:table-cell table:formula="of:=AVERAGE([$'Raw Data'.E169];[$'Raw Data'.K169];[$'Raw Data'.Q169])" office:value-type="float" office:value="375">
            <text:p>375</text:p>
          </table:table-cell>
          <table:table-cell table:formula="of:=AVERAGE([$'Raw Data'.F169];[$'Raw Data'.L169];[$'Raw Data'.R169])" office:value-type="float" office:value="394.333333333333">
            <text:p>394</text:p>
          </table:table-cell>
          <table:table-cell table:formula="of:=AVERAGE([$'Raw Data'.G169];[$'Raw Data'.M169];[$'Raw Data'.S169])" office:value-type="float" office:value="1667.33333333333">
            <text:p>1667</text:p>
          </table:table-cell>
          <table:table-cell table:formula="of:=AVERAGE([$'Raw Data'.H169];[$'Raw Data'.N169];[$'Raw Data'.T169])" office:value-type="float" office:value="1613.66666666667">
            <text:p>1614</text:p>
          </table:table-cell>
          <table:table-cell/>
        </table:table-row>
        <table:table-row table:style-name="ro4">
          <table:table-cell table:formula="of:=TIME(2;0;0)+[$'Raw Data'.A170]" office:value-type="time" office:time-value="PT04H43M00S">
            <text:p>04:43:00</text:p>
          </table:table-cell>
          <table:table-cell table:formula="of:=AVERAGE([$'Raw Data'.C170];[$'Raw Data'.I170];[$'Raw Data'.O170])" office:value-type="float" office:value="236.666666666667">
            <text:p>237</text:p>
          </table:table-cell>
          <table:table-cell table:formula="of:=AVERAGE([$'Raw Data'.D170];[$'Raw Data'.J170];[$'Raw Data'.P170])" office:value-type="float" office:value="179">
            <text:p>179</text:p>
          </table:table-cell>
          <table:table-cell table:formula="of:=AVERAGE([$'Raw Data'.E170];[$'Raw Data'.K170];[$'Raw Data'.Q170])" office:value-type="float" office:value="392.333333333333">
            <text:p>392</text:p>
          </table:table-cell>
          <table:table-cell table:formula="of:=AVERAGE([$'Raw Data'.F170];[$'Raw Data'.L170];[$'Raw Data'.R170])" office:value-type="float" office:value="399.333333333333">
            <text:p>399</text:p>
          </table:table-cell>
          <table:table-cell table:formula="of:=AVERAGE([$'Raw Data'.G170];[$'Raw Data'.M170];[$'Raw Data'.S170])" office:value-type="float" office:value="1647.33333333333">
            <text:p>1647</text:p>
          </table:table-cell>
          <table:table-cell table:formula="of:=AVERAGE([$'Raw Data'.H170];[$'Raw Data'.N170];[$'Raw Data'.T170])" office:value-type="float" office:value="1601.66666666667">
            <text:p>1602</text:p>
          </table:table-cell>
          <table:table-cell/>
        </table:table-row>
        <table:table-row table:style-name="ro4">
          <table:table-cell table:formula="of:=TIME(2;0;0)+[$'Raw Data'.A171]" office:value-type="time" office:time-value="PT04H44M00S">
            <text:p>04:44:00</text:p>
          </table:table-cell>
          <table:table-cell table:formula="of:=AVERAGE([$'Raw Data'.C171];[$'Raw Data'.I171];[$'Raw Data'.O171])" office:value-type="float" office:value="244.333333333333">
            <text:p>244</text:p>
          </table:table-cell>
          <table:table-cell table:formula="of:=AVERAGE([$'Raw Data'.D171];[$'Raw Data'.J171];[$'Raw Data'.P171])" office:value-type="float" office:value="180.666666666667">
            <text:p>181</text:p>
          </table:table-cell>
          <table:table-cell table:formula="of:=AVERAGE([$'Raw Data'.E171];[$'Raw Data'.K171];[$'Raw Data'.Q171])" office:value-type="float" office:value="387.666666666667">
            <text:p>388</text:p>
          </table:table-cell>
          <table:table-cell table:formula="of:=AVERAGE([$'Raw Data'.F171];[$'Raw Data'.L171];[$'Raw Data'.R171])" office:value-type="float" office:value="389.333333333333">
            <text:p>389</text:p>
          </table:table-cell>
          <table:table-cell table:formula="of:=AVERAGE([$'Raw Data'.G171];[$'Raw Data'.M171];[$'Raw Data'.S171])" office:value-type="float" office:value="1647.33333333333">
            <text:p>1647</text:p>
          </table:table-cell>
          <table:table-cell table:formula="of:=AVERAGE([$'Raw Data'.H171];[$'Raw Data'.N171];[$'Raw Data'.T171])" office:value-type="float" office:value="1604">
            <text:p>1604</text:p>
          </table:table-cell>
          <table:table-cell/>
        </table:table-row>
        <table:table-row table:style-name="ro4">
          <table:table-cell table:formula="of:=TIME(2;0;0)+[$'Raw Data'.A172]" office:value-type="time" office:time-value="PT04H45M00S">
            <text:p>04:45:00</text:p>
          </table:table-cell>
          <table:table-cell table:formula="of:=AVERAGE([$'Raw Data'.C172];[$'Raw Data'.I172];[$'Raw Data'.O172])" office:value-type="float" office:value="235.333333333333">
            <text:p>235</text:p>
          </table:table-cell>
          <table:table-cell table:formula="of:=AVERAGE([$'Raw Data'.D172];[$'Raw Data'.J172];[$'Raw Data'.P172])" office:value-type="float" office:value="187.333333333333">
            <text:p>187</text:p>
          </table:table-cell>
          <table:table-cell table:formula="of:=AVERAGE([$'Raw Data'.E172];[$'Raw Data'.K172];[$'Raw Data'.Q172])" office:value-type="float" office:value="371.333333333333">
            <text:p>371</text:p>
          </table:table-cell>
          <table:table-cell table:formula="of:=AVERAGE([$'Raw Data'.F172];[$'Raw Data'.L172];[$'Raw Data'.R172])" office:value-type="float" office:value="405">
            <text:p>405</text:p>
          </table:table-cell>
          <table:table-cell table:formula="of:=AVERAGE([$'Raw Data'.G172];[$'Raw Data'.M172];[$'Raw Data'.S172])" office:value-type="float" office:value="1638.66666666667">
            <text:p>1639</text:p>
          </table:table-cell>
          <table:table-cell table:formula="of:=AVERAGE([$'Raw Data'.H172];[$'Raw Data'.N172];[$'Raw Data'.T172])" office:value-type="float" office:value="1600">
            <text:p>1600</text:p>
          </table:table-cell>
          <table:table-cell/>
        </table:table-row>
        <table:table-row table:style-name="ro4">
          <table:table-cell table:formula="of:=TIME(2;0;0)+[$'Raw Data'.A173]" office:value-type="time" office:time-value="PT04H46M00S">
            <text:p>04:46:00</text:p>
          </table:table-cell>
          <table:table-cell table:formula="of:=AVERAGE([$'Raw Data'.C173];[$'Raw Data'.I173];[$'Raw Data'.O173])" office:value-type="float" office:value="230">
            <text:p>230</text:p>
          </table:table-cell>
          <table:table-cell table:formula="of:=AVERAGE([$'Raw Data'.D173];[$'Raw Data'.J173];[$'Raw Data'.P173])" office:value-type="float" office:value="185">
            <text:p>185</text:p>
          </table:table-cell>
          <table:table-cell table:formula="of:=AVERAGE([$'Raw Data'.E173];[$'Raw Data'.K173];[$'Raw Data'.Q173])" office:value-type="float" office:value="395.333333333333">
            <text:p>395</text:p>
          </table:table-cell>
          <table:table-cell table:formula="of:=AVERAGE([$'Raw Data'.F173];[$'Raw Data'.L173];[$'Raw Data'.R173])" office:value-type="float" office:value="398">
            <text:p>398</text:p>
          </table:table-cell>
          <table:table-cell table:formula="of:=AVERAGE([$'Raw Data'.G173];[$'Raw Data'.M173];[$'Raw Data'.S173])" office:value-type="float" office:value="1626.33333333333">
            <text:p>1626</text:p>
          </table:table-cell>
          <table:table-cell table:formula="of:=AVERAGE([$'Raw Data'.H173];[$'Raw Data'.N173];[$'Raw Data'.T173])" office:value-type="float" office:value="1621.33333333333">
            <text:p>1621</text:p>
          </table:table-cell>
          <table:table-cell/>
        </table:table-row>
        <table:table-row table:style-name="ro4">
          <table:table-cell table:formula="of:=TIME(2;0;0)+[$'Raw Data'.A174]" office:value-type="time" office:time-value="PT04H47M00S">
            <text:p>04:47:00</text:p>
          </table:table-cell>
          <table:table-cell table:formula="of:=AVERAGE([$'Raw Data'.C174];[$'Raw Data'.I174];[$'Raw Data'.O174])" office:value-type="float" office:value="228.666666666667">
            <text:p>229</text:p>
          </table:table-cell>
          <table:table-cell table:formula="of:=AVERAGE([$'Raw Data'.D174];[$'Raw Data'.J174];[$'Raw Data'.P174])" office:value-type="float" office:value="188.333333333333">
            <text:p>188</text:p>
          </table:table-cell>
          <table:table-cell table:formula="of:=AVERAGE([$'Raw Data'.E174];[$'Raw Data'.K174];[$'Raw Data'.Q174])" office:value-type="float" office:value="377.333333333333">
            <text:p>377</text:p>
          </table:table-cell>
          <table:table-cell table:formula="of:=AVERAGE([$'Raw Data'.F174];[$'Raw Data'.L174];[$'Raw Data'.R174])" office:value-type="float" office:value="392.666666666667">
            <text:p>393</text:p>
          </table:table-cell>
          <table:table-cell table:formula="of:=AVERAGE([$'Raw Data'.G174];[$'Raw Data'.M174];[$'Raw Data'.S174])" office:value-type="float" office:value="1636.33333333333">
            <text:p>1636</text:p>
          </table:table-cell>
          <table:table-cell table:formula="of:=AVERAGE([$'Raw Data'.H174];[$'Raw Data'.N174];[$'Raw Data'.T174])" office:value-type="float" office:value="1631.33333333333">
            <text:p>1631</text:p>
          </table:table-cell>
          <table:table-cell/>
        </table:table-row>
        <table:table-row table:style-name="ro4">
          <table:table-cell table:formula="of:=TIME(2;0;0)+[$'Raw Data'.A175]" office:value-type="time" office:time-value="PT04H48M00S">
            <text:p>04:48:00</text:p>
          </table:table-cell>
          <table:table-cell table:formula="of:=AVERAGE([$'Raw Data'.C175];[$'Raw Data'.I175];[$'Raw Data'.O175])" office:value-type="float" office:value="236">
            <text:p>236</text:p>
          </table:table-cell>
          <table:table-cell table:formula="of:=AVERAGE([$'Raw Data'.D175];[$'Raw Data'.J175];[$'Raw Data'.P175])" office:value-type="float" office:value="184">
            <text:p>184</text:p>
          </table:table-cell>
          <table:table-cell table:formula="of:=AVERAGE([$'Raw Data'.E175];[$'Raw Data'.K175];[$'Raw Data'.Q175])" office:value-type="float" office:value="382">
            <text:p>382</text:p>
          </table:table-cell>
          <table:table-cell table:formula="of:=AVERAGE([$'Raw Data'.F175];[$'Raw Data'.L175];[$'Raw Data'.R175])" office:value-type="float" office:value="398.666666666667">
            <text:p>399</text:p>
          </table:table-cell>
          <table:table-cell table:formula="of:=AVERAGE([$'Raw Data'.G175];[$'Raw Data'.M175];[$'Raw Data'.S175])" office:value-type="float" office:value="1651.66666666667">
            <text:p>1652</text:p>
          </table:table-cell>
          <table:table-cell table:formula="of:=AVERAGE([$'Raw Data'.H175];[$'Raw Data'.N175];[$'Raw Data'.T175])" office:value-type="float" office:value="1593.33333333333">
            <text:p>1593</text:p>
          </table:table-cell>
          <table:table-cell/>
        </table:table-row>
        <table:table-row table:style-name="ro4">
          <table:table-cell table:formula="of:=TIME(2;0;0)+[$'Raw Data'.A176]" office:value-type="time" office:time-value="PT04H49M00S">
            <text:p>04:49:00</text:p>
          </table:table-cell>
          <table:table-cell table:formula="of:=AVERAGE([$'Raw Data'.C176];[$'Raw Data'.I176];[$'Raw Data'.O176])" office:value-type="float" office:value="232.666666666667">
            <text:p>233</text:p>
          </table:table-cell>
          <table:table-cell table:formula="of:=AVERAGE([$'Raw Data'.D176];[$'Raw Data'.J176];[$'Raw Data'.P176])" office:value-type="float" office:value="180.666666666667">
            <text:p>181</text:p>
          </table:table-cell>
          <table:table-cell table:formula="of:=AVERAGE([$'Raw Data'.E176];[$'Raw Data'.K176];[$'Raw Data'.Q176])" office:value-type="float" office:value="377.666666666667">
            <text:p>378</text:p>
          </table:table-cell>
          <table:table-cell table:formula="of:=AVERAGE([$'Raw Data'.F176];[$'Raw Data'.L176];[$'Raw Data'.R176])" office:value-type="float" office:value="401.333333333333">
            <text:p>401</text:p>
          </table:table-cell>
          <table:table-cell table:formula="of:=AVERAGE([$'Raw Data'.G176];[$'Raw Data'.M176];[$'Raw Data'.S176])" office:value-type="float" office:value="1642">
            <text:p>1642</text:p>
          </table:table-cell>
          <table:table-cell table:formula="of:=AVERAGE([$'Raw Data'.H176];[$'Raw Data'.N176];[$'Raw Data'.T176])" office:value-type="float" office:value="1612.66666666667">
            <text:p>1613</text:p>
          </table:table-cell>
          <table:table-cell/>
        </table:table-row>
        <table:table-row table:style-name="ro4">
          <table:table-cell table:formula="of:=TIME(2;0;0)+[$'Raw Data'.A177]" office:value-type="time" office:time-value="PT04H50M00S">
            <text:p>04:50:00</text:p>
          </table:table-cell>
          <table:table-cell table:formula="of:=AVERAGE([$'Raw Data'.C177];[$'Raw Data'.I177];[$'Raw Data'.O177])" office:value-type="float" office:value="247.333333333333">
            <text:p>247</text:p>
          </table:table-cell>
          <table:table-cell table:formula="of:=AVERAGE([$'Raw Data'.D177];[$'Raw Data'.J177];[$'Raw Data'.P177])" office:value-type="float" office:value="189">
            <text:p>189</text:p>
          </table:table-cell>
          <table:table-cell table:formula="of:=AVERAGE([$'Raw Data'.E177];[$'Raw Data'.K177];[$'Raw Data'.Q177])" office:value-type="float" office:value="388.666666666667">
            <text:p>389</text:p>
          </table:table-cell>
          <table:table-cell table:formula="of:=AVERAGE([$'Raw Data'.F177];[$'Raw Data'.L177];[$'Raw Data'.R177])" office:value-type="float" office:value="409.666666666667">
            <text:p>410</text:p>
          </table:table-cell>
          <table:table-cell table:formula="of:=AVERAGE([$'Raw Data'.G177];[$'Raw Data'.M177];[$'Raw Data'.S177])" office:value-type="float" office:value="1639">
            <text:p>1639</text:p>
          </table:table-cell>
          <table:table-cell table:formula="of:=AVERAGE([$'Raw Data'.H177];[$'Raw Data'.N177];[$'Raw Data'.T177])" office:value-type="float" office:value="1612.66666666667">
            <text:p>1613</text:p>
          </table:table-cell>
          <table:table-cell/>
        </table:table-row>
        <table:table-row table:style-name="ro4">
          <table:table-cell table:formula="of:=TIME(2;0;0)+[$'Raw Data'.A178]" office:value-type="time" office:time-value="PT04H51M00S">
            <text:p>04:51:00</text:p>
          </table:table-cell>
          <table:table-cell table:formula="of:=AVERAGE([$'Raw Data'.C178];[$'Raw Data'.I178];[$'Raw Data'.O178])" office:value-type="float" office:value="244">
            <text:p>244</text:p>
          </table:table-cell>
          <table:table-cell table:formula="of:=AVERAGE([$'Raw Data'.D178];[$'Raw Data'.J178];[$'Raw Data'.P178])" office:value-type="float" office:value="189.333333333333">
            <text:p>189</text:p>
          </table:table-cell>
          <table:table-cell table:formula="of:=AVERAGE([$'Raw Data'.E178];[$'Raw Data'.K178];[$'Raw Data'.Q178])" office:value-type="float" office:value="373.333333333333">
            <text:p>373</text:p>
          </table:table-cell>
          <table:table-cell table:formula="of:=AVERAGE([$'Raw Data'.F178];[$'Raw Data'.L178];[$'Raw Data'.R178])" office:value-type="float" office:value="397.333333333333">
            <text:p>397</text:p>
          </table:table-cell>
          <table:table-cell table:formula="of:=AVERAGE([$'Raw Data'.G178];[$'Raw Data'.M178];[$'Raw Data'.S178])" office:value-type="float" office:value="1652">
            <text:p>1652</text:p>
          </table:table-cell>
          <table:table-cell table:formula="of:=AVERAGE([$'Raw Data'.H178];[$'Raw Data'.N178];[$'Raw Data'.T178])" office:value-type="float" office:value="1602.66666666667">
            <text:p>1603</text:p>
          </table:table-cell>
          <table:table-cell/>
        </table:table-row>
        <table:table-row table:style-name="ro4">
          <table:table-cell table:formula="of:=TIME(2;0;0)+[$'Raw Data'.A179]" office:value-type="time" office:time-value="PT04H52M00S">
            <text:p>04:52:00</text:p>
          </table:table-cell>
          <table:table-cell table:formula="of:=AVERAGE([$'Raw Data'.C179];[$'Raw Data'.I179];[$'Raw Data'.O179])" office:value-type="float" office:value="234">
            <text:p>234</text:p>
          </table:table-cell>
          <table:table-cell table:formula="of:=AVERAGE([$'Raw Data'.D179];[$'Raw Data'.J179];[$'Raw Data'.P179])" office:value-type="float" office:value="192.666666666667">
            <text:p>193</text:p>
          </table:table-cell>
          <table:table-cell table:formula="of:=AVERAGE([$'Raw Data'.E179];[$'Raw Data'.K179];[$'Raw Data'.Q179])" office:value-type="float" office:value="373.333333333333">
            <text:p>373</text:p>
          </table:table-cell>
          <table:table-cell table:formula="of:=AVERAGE([$'Raw Data'.F179];[$'Raw Data'.L179];[$'Raw Data'.R179])" office:value-type="float" office:value="387.666666666667">
            <text:p>388</text:p>
          </table:table-cell>
          <table:table-cell table:formula="of:=AVERAGE([$'Raw Data'.G179];[$'Raw Data'.M179];[$'Raw Data'.S179])" office:value-type="float" office:value="1672">
            <text:p>1672</text:p>
          </table:table-cell>
          <table:table-cell table:formula="of:=AVERAGE([$'Raw Data'.H179];[$'Raw Data'.N179];[$'Raw Data'.T179])" office:value-type="float" office:value="1615.33333333333">
            <text:p>1615</text:p>
          </table:table-cell>
          <table:table-cell/>
        </table:table-row>
        <table:table-row table:style-name="ro4">
          <table:table-cell table:formula="of:=TIME(2;0;0)+[$'Raw Data'.A180]" office:value-type="time" office:time-value="PT04H53M00S">
            <text:p>04:53:00</text:p>
          </table:table-cell>
          <table:table-cell table:formula="of:=AVERAGE([$'Raw Data'.C180];[$'Raw Data'.I180];[$'Raw Data'.O180])" office:value-type="float" office:value="244.333333333333">
            <text:p>244</text:p>
          </table:table-cell>
          <table:table-cell table:formula="of:=AVERAGE([$'Raw Data'.D180];[$'Raw Data'.J180];[$'Raw Data'.P180])" office:value-type="float" office:value="185.666666666667">
            <text:p>186</text:p>
          </table:table-cell>
          <table:table-cell table:formula="of:=AVERAGE([$'Raw Data'.E180];[$'Raw Data'.K180];[$'Raw Data'.Q180])" office:value-type="float" office:value="388">
            <text:p>388</text:p>
          </table:table-cell>
          <table:table-cell table:formula="of:=AVERAGE([$'Raw Data'.F180];[$'Raw Data'.L180];[$'Raw Data'.R180])" office:value-type="float" office:value="398.333333333333">
            <text:p>398</text:p>
          </table:table-cell>
          <table:table-cell table:formula="of:=AVERAGE([$'Raw Data'.G180];[$'Raw Data'.M180];[$'Raw Data'.S180])" office:value-type="float" office:value="1626.66666666667">
            <text:p>1627</text:p>
          </table:table-cell>
          <table:table-cell table:formula="of:=AVERAGE([$'Raw Data'.H180];[$'Raw Data'.N180];[$'Raw Data'.T180])" office:value-type="float" office:value="1632">
            <text:p>1632</text:p>
          </table:table-cell>
          <table:table-cell/>
        </table:table-row>
        <table:table-row table:style-name="ro4">
          <table:table-cell table:formula="of:=TIME(2;0;0)+[$'Raw Data'.A181]" office:value-type="time" office:time-value="PT04H54M00S">
            <text:p>04:54:00</text:p>
          </table:table-cell>
          <table:table-cell table:formula="of:=AVERAGE([$'Raw Data'.C181];[$'Raw Data'.I181];[$'Raw Data'.O181])" office:value-type="float" office:value="234.333333333333">
            <text:p>234</text:p>
          </table:table-cell>
          <table:table-cell table:formula="of:=AVERAGE([$'Raw Data'.D181];[$'Raw Data'.J181];[$'Raw Data'.P181])" office:value-type="float" office:value="186.666666666667">
            <text:p>187</text:p>
          </table:table-cell>
          <table:table-cell table:formula="of:=AVERAGE([$'Raw Data'.E181];[$'Raw Data'.K181];[$'Raw Data'.Q181])" office:value-type="float" office:value="379.666666666667">
            <text:p>380</text:p>
          </table:table-cell>
          <table:table-cell table:formula="of:=AVERAGE([$'Raw Data'.F181];[$'Raw Data'.L181];[$'Raw Data'.R181])" office:value-type="float" office:value="397">
            <text:p>397</text:p>
          </table:table-cell>
          <table:table-cell table:formula="of:=AVERAGE([$'Raw Data'.G181];[$'Raw Data'.M181];[$'Raw Data'.S181])" office:value-type="float" office:value="1651.66666666667">
            <text:p>1652</text:p>
          </table:table-cell>
          <table:table-cell table:formula="of:=AVERAGE([$'Raw Data'.H181];[$'Raw Data'.N181];[$'Raw Data'.T181])" office:value-type="float" office:value="1635.66666666667">
            <text:p>1636</text:p>
          </table:table-cell>
          <table:table-cell/>
        </table:table-row>
        <table:table-row table:style-name="ro4">
          <table:table-cell table:formula="of:=TIME(2;0;0)+[$'Raw Data'.A182]" office:value-type="time" office:time-value="PT04H55M00S">
            <text:p>04:55:00</text:p>
          </table:table-cell>
          <table:table-cell table:formula="of:=AVERAGE([$'Raw Data'.C182];[$'Raw Data'.I182];[$'Raw Data'.O182])" office:value-type="float" office:value="242.666666666667">
            <text:p>243</text:p>
          </table:table-cell>
          <table:table-cell table:formula="of:=AVERAGE([$'Raw Data'.D182];[$'Raw Data'.J182];[$'Raw Data'.P182])" office:value-type="float" office:value="173">
            <text:p>173</text:p>
          </table:table-cell>
          <table:table-cell table:formula="of:=AVERAGE([$'Raw Data'.E182];[$'Raw Data'.K182];[$'Raw Data'.Q182])" office:value-type="float" office:value="392.333333333333">
            <text:p>392</text:p>
          </table:table-cell>
          <table:table-cell table:formula="of:=AVERAGE([$'Raw Data'.F182];[$'Raw Data'.L182];[$'Raw Data'.R182])" office:value-type="float" office:value="398">
            <text:p>398</text:p>
          </table:table-cell>
          <table:table-cell table:formula="of:=AVERAGE([$'Raw Data'.G182];[$'Raw Data'.M182];[$'Raw Data'.S182])" office:value-type="float" office:value="1621.33333333333">
            <text:p>1621</text:p>
          </table:table-cell>
          <table:table-cell table:formula="of:=AVERAGE([$'Raw Data'.H182];[$'Raw Data'.N182];[$'Raw Data'.T182])" office:value-type="float" office:value="1618.66666666667">
            <text:p>1619</text:p>
          </table:table-cell>
          <table:table-cell/>
        </table:table-row>
        <table:table-row table:style-name="ro4">
          <table:table-cell table:formula="of:=TIME(2;0;0)+[$'Raw Data'.A183]" office:value-type="time" office:time-value="PT04H56M00S">
            <text:p>04:56:00</text:p>
          </table:table-cell>
          <table:table-cell table:formula="of:=AVERAGE([$'Raw Data'.C183];[$'Raw Data'.I183];[$'Raw Data'.O183])" office:value-type="float" office:value="238.333333333333">
            <text:p>238</text:p>
          </table:table-cell>
          <table:table-cell table:formula="of:=AVERAGE([$'Raw Data'.D183];[$'Raw Data'.J183];[$'Raw Data'.P183])" office:value-type="float" office:value="175">
            <text:p>175</text:p>
          </table:table-cell>
          <table:table-cell table:formula="of:=AVERAGE([$'Raw Data'.E183];[$'Raw Data'.K183];[$'Raw Data'.Q183])" office:value-type="float" office:value="389">
            <text:p>389</text:p>
          </table:table-cell>
          <table:table-cell table:formula="of:=AVERAGE([$'Raw Data'.F183];[$'Raw Data'.L183];[$'Raw Data'.R183])" office:value-type="float" office:value="393.333333333333">
            <text:p>393</text:p>
          </table:table-cell>
          <table:table-cell table:formula="of:=AVERAGE([$'Raw Data'.G183];[$'Raw Data'.M183];[$'Raw Data'.S183])" office:value-type="float" office:value="1656.66666666667">
            <text:p>1657</text:p>
          </table:table-cell>
          <table:table-cell table:formula="of:=AVERAGE([$'Raw Data'.H183];[$'Raw Data'.N183];[$'Raw Data'.T183])" office:value-type="float" office:value="1611.66666666667">
            <text:p>1612</text:p>
          </table:table-cell>
          <table:table-cell/>
        </table:table-row>
        <table:table-row table:style-name="ro4">
          <table:table-cell table:formula="of:=TIME(2;0;0)+[$'Raw Data'.A184]" office:value-type="time" office:time-value="PT04H57M00S">
            <text:p>04:57:00</text:p>
          </table:table-cell>
          <table:table-cell table:formula="of:=AVERAGE([$'Raw Data'.C184];[$'Raw Data'.I184];[$'Raw Data'.O184])" office:value-type="float" office:value="249.666666666667">
            <text:p>250</text:p>
          </table:table-cell>
          <table:table-cell table:formula="of:=AVERAGE([$'Raw Data'.D184];[$'Raw Data'.J184];[$'Raw Data'.P184])" office:value-type="float" office:value="178.666666666667">
            <text:p>179</text:p>
          </table:table-cell>
          <table:table-cell table:formula="of:=AVERAGE([$'Raw Data'.E184];[$'Raw Data'.K184];[$'Raw Data'.Q184])" office:value-type="float" office:value="376.666666666667">
            <text:p>377</text:p>
          </table:table-cell>
          <table:table-cell table:formula="of:=AVERAGE([$'Raw Data'.F184];[$'Raw Data'.L184];[$'Raw Data'.R184])" office:value-type="float" office:value="409.666666666667">
            <text:p>410</text:p>
          </table:table-cell>
          <table:table-cell table:formula="of:=AVERAGE([$'Raw Data'.G184];[$'Raw Data'.M184];[$'Raw Data'.S184])" office:value-type="float" office:value="1645">
            <text:p>1645</text:p>
          </table:table-cell>
          <table:table-cell table:formula="of:=AVERAGE([$'Raw Data'.H184];[$'Raw Data'.N184];[$'Raw Data'.T184])" office:value-type="float" office:value="1645">
            <text:p>1645</text:p>
          </table:table-cell>
          <table:table-cell/>
        </table:table-row>
        <table:table-row table:style-name="ro4">
          <table:table-cell table:formula="of:=TIME(2;0;0)+[$'Raw Data'.A185]" office:value-type="time" office:time-value="PT04H58M00S">
            <text:p>04:58:00</text:p>
          </table:table-cell>
          <table:table-cell table:formula="of:=AVERAGE([$'Raw Data'.C185];[$'Raw Data'.I185];[$'Raw Data'.O185])" office:value-type="float" office:value="228">
            <text:p>228</text:p>
          </table:table-cell>
          <table:table-cell table:formula="of:=AVERAGE([$'Raw Data'.D185];[$'Raw Data'.J185];[$'Raw Data'.P185])" office:value-type="float" office:value="176">
            <text:p>176</text:p>
          </table:table-cell>
          <table:table-cell table:formula="of:=AVERAGE([$'Raw Data'.E185];[$'Raw Data'.K185];[$'Raw Data'.Q185])" office:value-type="float" office:value="387.666666666667">
            <text:p>388</text:p>
          </table:table-cell>
          <table:table-cell table:formula="of:=AVERAGE([$'Raw Data'.F185];[$'Raw Data'.L185];[$'Raw Data'.R185])" office:value-type="float" office:value="402.333333333333">
            <text:p>402</text:p>
          </table:table-cell>
          <table:table-cell table:formula="of:=AVERAGE([$'Raw Data'.G185];[$'Raw Data'.M185];[$'Raw Data'.S185])" office:value-type="float" office:value="1629.66666666667">
            <text:p>1630</text:p>
          </table:table-cell>
          <table:table-cell table:formula="of:=AVERAGE([$'Raw Data'.H185];[$'Raw Data'.N185];[$'Raw Data'.T185])" office:value-type="float" office:value="1640">
            <text:p>1640</text:p>
          </table:table-cell>
          <table:table-cell/>
        </table:table-row>
        <table:table-row table:style-name="ro4">
          <table:table-cell table:formula="of:=TIME(2;0;0)+[$'Raw Data'.A186]" office:value-type="time" office:time-value="PT04H59M00S">
            <text:p>04:59:00</text:p>
          </table:table-cell>
          <table:table-cell table:formula="of:=AVERAGE([$'Raw Data'.C186];[$'Raw Data'.I186];[$'Raw Data'.O186])" office:value-type="float" office:value="237">
            <text:p>237</text:p>
          </table:table-cell>
          <table:table-cell table:formula="of:=AVERAGE([$'Raw Data'.D186];[$'Raw Data'.J186];[$'Raw Data'.P186])" office:value-type="float" office:value="179.666666666667">
            <text:p>180</text:p>
          </table:table-cell>
          <table:table-cell table:formula="of:=AVERAGE([$'Raw Data'.E186];[$'Raw Data'.K186];[$'Raw Data'.Q186])" office:value-type="float" office:value="395.333333333333">
            <text:p>395</text:p>
          </table:table-cell>
          <table:table-cell table:formula="of:=AVERAGE([$'Raw Data'.F186];[$'Raw Data'.L186];[$'Raw Data'.R186])" office:value-type="float" office:value="399.666666666667">
            <text:p>400</text:p>
          </table:table-cell>
          <table:table-cell table:formula="of:=AVERAGE([$'Raw Data'.G186];[$'Raw Data'.M186];[$'Raw Data'.S186])" office:value-type="float" office:value="1630.66666666667">
            <text:p>1631</text:p>
          </table:table-cell>
          <table:table-cell table:formula="of:=AVERAGE([$'Raw Data'.H186];[$'Raw Data'.N186];[$'Raw Data'.T186])" office:value-type="float" office:value="1607">
            <text:p>1607</text:p>
          </table:table-cell>
          <table:table-cell/>
        </table:table-row>
        <table:table-row table:style-name="ro4">
          <table:table-cell table:formula="of:=TIME(5;0;0)+[$'Extended Time Raw Data'.A6]" office:value-type="time" office:time-value="PT05H00M00S">
            <text:p>05:00:00</text:p>
          </table:table-cell>
          <table:table-cell table:formula="of:=AVERAGE([$'Raw Data'.C187];[$'Raw Data'.I187];[$'Raw Data'.O187])" office:value-type="float" office:value="243">
            <text:p>243</text:p>
          </table:table-cell>
          <table:table-cell table:formula="of:=AVERAGE([$'Raw Data'.D187];[$'Raw Data'.J187];[$'Raw Data'.P187])" office:value-type="float" office:value="180.333333333333">
            <text:p>180</text:p>
          </table:table-cell>
          <table:table-cell table:formula="of:=AVERAGE([$'Raw Data'.E187];[$'Raw Data'.K187];[$'Raw Data'.Q187])" office:value-type="float" office:value="379.666666666667">
            <text:p>380</text:p>
          </table:table-cell>
          <table:table-cell table:formula="of:=AVERAGE([$'Raw Data'.F187];[$'Raw Data'.L187];[$'Raw Data'.R187])" office:value-type="float" office:value="408.666666666667">
            <text:p>409</text:p>
          </table:table-cell>
          <table:table-cell table:formula="of:=AVERAGE([$'Raw Data'.G187];[$'Raw Data'.M187];[$'Raw Data'.S187])" office:value-type="float" office:value="1659.66666666667">
            <text:p>1660</text:p>
          </table:table-cell>
          <table:table-cell table:formula="of:=AVERAGE([$'Raw Data'.H187];[$'Raw Data'.N187];[$'Raw Data'.T187])" office:value-type="float" office:value="1634.33333333333">
            <text:p>1634</text:p>
          </table:table-cell>
          <table:table-cell/>
        </table:table-row>
        <table:table-row table:style-name="ro4">
          <table:table-cell table:formula="of:=TIME(5;0;0)+[$'Extended Time Raw Data'.A7]" office:value-type="time" office:time-value="PT05H05M00S">
            <text:p>05:05:00</text:p>
          </table:table-cell>
          <table:table-cell table:formula="of:=AVERAGE([$'Extended Time Raw Data'.C6];[$'Extended Time Raw Data'.I6];[$'Extended Time Raw Data'.O6])" office:value-type="float" office:value="240">
            <text:p>240</text:p>
          </table:table-cell>
          <table:table-cell table:formula="of:=AVERAGE([$'Extended Time Raw Data'.D6];[$'Extended Time Raw Data'.J6];[$'Extended Time Raw Data'.P6])" office:value-type="float" office:value="190.666666666667">
            <text:p>191</text:p>
          </table:table-cell>
          <table:table-cell table:formula="of:=AVERAGE([$'Extended Time Raw Data'.E6];[$'Extended Time Raw Data'.K6];[$'Extended Time Raw Data'.Q6])" office:value-type="float" office:value="379">
            <text:p>379</text:p>
          </table:table-cell>
          <table:table-cell table:formula="of:=AVERAGE([$'Extended Time Raw Data'.F6];[$'Extended Time Raw Data'.L6];[$'Extended Time Raw Data'.R6])" office:value-type="float" office:value="381.333333333333">
            <text:p>381</text:p>
          </table:table-cell>
          <table:table-cell table:formula="of:=AVERAGE([$'Extended Time Raw Data'.G6];[$'Extended Time Raw Data'.M6];[$'Extended Time Raw Data'.S6])" office:value-type="float" office:value="1638.66666666667">
            <text:p>1639</text:p>
          </table:table-cell>
          <table:table-cell table:formula="of:=AVERAGE([$'Extended Time Raw Data'.H6];[$'Extended Time Raw Data'.N6];[$'Extended Time Raw Data'.T6])" office:value-type="float" office:value="1622.66666666667">
            <text:p>1623</text:p>
          </table:table-cell>
          <table:table-cell/>
        </table:table-row>
        <table:table-row table:style-name="ro4">
          <table:table-cell table:formula="of:=TIME(5;0;0)+[$'Extended Time Raw Data'.A8]" office:value-type="time" office:time-value="PT05H10M00S">
            <text:p>05:10:00</text:p>
          </table:table-cell>
          <table:table-cell table:formula="of:=AVERAGE([$'Extended Time Raw Data'.C7];[$'Extended Time Raw Data'.I7];[$'Extended Time Raw Data'.O7])" office:value-type="float" office:value="241.333333333333">
            <text:p>241</text:p>
          </table:table-cell>
          <table:table-cell table:formula="of:=AVERAGE([$'Extended Time Raw Data'.D7];[$'Extended Time Raw Data'.J7];[$'Extended Time Raw Data'.P7])" office:value-type="float" office:value="182.333333333333">
            <text:p>182</text:p>
          </table:table-cell>
          <table:table-cell table:formula="of:=AVERAGE([$'Extended Time Raw Data'.E7];[$'Extended Time Raw Data'.K7];[$'Extended Time Raw Data'.Q7])" office:value-type="float" office:value="381.333333333333">
            <text:p>381</text:p>
          </table:table-cell>
          <table:table-cell table:formula="of:=AVERAGE([$'Extended Time Raw Data'.F7];[$'Extended Time Raw Data'.L7];[$'Extended Time Raw Data'.R7])" office:value-type="float" office:value="384.333333333333">
            <text:p>384</text:p>
          </table:table-cell>
          <table:table-cell table:formula="of:=AVERAGE([$'Extended Time Raw Data'.G7];[$'Extended Time Raw Data'.M7];[$'Extended Time Raw Data'.S7])" office:value-type="float" office:value="1685.33333333333">
            <text:p>1685</text:p>
          </table:table-cell>
          <table:table-cell table:formula="of:=AVERAGE([$'Extended Time Raw Data'.H7];[$'Extended Time Raw Data'.N7];[$'Extended Time Raw Data'.T7])" office:value-type="float" office:value="1621">
            <text:p>1621</text:p>
          </table:table-cell>
          <table:table-cell/>
        </table:table-row>
        <table:table-row table:style-name="ro4">
          <table:table-cell table:formula="of:=TIME(5;0;0)+[$'Extended Time Raw Data'.A9]" office:value-type="time" office:time-value="PT05H15M00S">
            <text:p>05:15:00</text:p>
          </table:table-cell>
          <table:table-cell table:formula="of:=AVERAGE([$'Extended Time Raw Data'.C8];[$'Extended Time Raw Data'.I8];[$'Extended Time Raw Data'.O8])" office:value-type="float" office:value="231">
            <text:p>231</text:p>
          </table:table-cell>
          <table:table-cell table:formula="of:=AVERAGE([$'Extended Time Raw Data'.D8];[$'Extended Time Raw Data'.J8];[$'Extended Time Raw Data'.P8])" office:value-type="float" office:value="185">
            <text:p>185</text:p>
          </table:table-cell>
          <table:table-cell table:formula="of:=AVERAGE([$'Extended Time Raw Data'.E8];[$'Extended Time Raw Data'.K8];[$'Extended Time Raw Data'.Q8])" office:value-type="float" office:value="392.333333333333">
            <text:p>392</text:p>
          </table:table-cell>
          <table:table-cell table:formula="of:=AVERAGE([$'Extended Time Raw Data'.F8];[$'Extended Time Raw Data'.L8];[$'Extended Time Raw Data'.R8])" office:value-type="float" office:value="406">
            <text:p>406</text:p>
          </table:table-cell>
          <table:table-cell table:formula="of:=AVERAGE([$'Extended Time Raw Data'.G8];[$'Extended Time Raw Data'.M8];[$'Extended Time Raw Data'.S8])" office:value-type="float" office:value="1645.33333333333">
            <text:p>1645</text:p>
          </table:table-cell>
          <table:table-cell table:formula="of:=AVERAGE([$'Extended Time Raw Data'.H8];[$'Extended Time Raw Data'.N8];[$'Extended Time Raw Data'.T8])" office:value-type="float" office:value="1637.33333333333">
            <text:p>1637</text:p>
          </table:table-cell>
          <table:table-cell/>
        </table:table-row>
        <table:table-row table:style-name="ro4">
          <table:table-cell table:formula="of:=TIME(5;0;0)+[$'Extended Time Raw Data'.A10]" office:value-type="time" office:time-value="PT05H20M00S">
            <text:p>05:20:00</text:p>
          </table:table-cell>
          <table:table-cell table:formula="of:=AVERAGE([$'Extended Time Raw Data'.C9];[$'Extended Time Raw Data'.I9];[$'Extended Time Raw Data'.O9])" office:value-type="float" office:value="237.666666666667">
            <text:p>238</text:p>
          </table:table-cell>
          <table:table-cell table:formula="of:=AVERAGE([$'Extended Time Raw Data'.D9];[$'Extended Time Raw Data'.J9];[$'Extended Time Raw Data'.P9])" office:value-type="float" office:value="185">
            <text:p>185</text:p>
          </table:table-cell>
          <table:table-cell table:formula="of:=AVERAGE([$'Extended Time Raw Data'.E9];[$'Extended Time Raw Data'.K9];[$'Extended Time Raw Data'.Q9])" office:value-type="float" office:value="384.333333333333">
            <text:p>384</text:p>
          </table:table-cell>
          <table:table-cell table:formula="of:=AVERAGE([$'Extended Time Raw Data'.F9];[$'Extended Time Raw Data'.L9];[$'Extended Time Raw Data'.R9])" office:value-type="float" office:value="401">
            <text:p>401</text:p>
          </table:table-cell>
          <table:table-cell table:formula="of:=AVERAGE([$'Extended Time Raw Data'.G9];[$'Extended Time Raw Data'.M9];[$'Extended Time Raw Data'.S9])" office:value-type="float" office:value="1649">
            <text:p>1649</text:p>
          </table:table-cell>
          <table:table-cell table:formula="of:=AVERAGE([$'Extended Time Raw Data'.H9];[$'Extended Time Raw Data'.N9];[$'Extended Time Raw Data'.T9])" office:value-type="float" office:value="1623.66666666667">
            <text:p>1624</text:p>
          </table:table-cell>
          <table:table-cell/>
        </table:table-row>
        <table:table-row table:style-name="ro4">
          <table:table-cell table:formula="of:=TIME(5;0;0)+[$'Extended Time Raw Data'.A11]" office:value-type="time" office:time-value="PT05H25M00S">
            <text:p>05:25:00</text:p>
          </table:table-cell>
          <table:table-cell table:formula="of:=AVERAGE([$'Extended Time Raw Data'.C10];[$'Extended Time Raw Data'.I10];[$'Extended Time Raw Data'.O10])" office:value-type="float" office:value="220.333333333333">
            <text:p>220</text:p>
          </table:table-cell>
          <table:table-cell table:formula="of:=AVERAGE([$'Extended Time Raw Data'.D10];[$'Extended Time Raw Data'.J10];[$'Extended Time Raw Data'.P10])" office:value-type="float" office:value="192.333333333333">
            <text:p>192</text:p>
          </table:table-cell>
          <table:table-cell table:formula="of:=AVERAGE([$'Extended Time Raw Data'.E10];[$'Extended Time Raw Data'.K10];[$'Extended Time Raw Data'.Q10])" office:value-type="float" office:value="390">
            <text:p>390</text:p>
          </table:table-cell>
          <table:table-cell table:formula="of:=AVERAGE([$'Extended Time Raw Data'.F10];[$'Extended Time Raw Data'.L10];[$'Extended Time Raw Data'.R10])" office:value-type="float" office:value="402.666666666667">
            <text:p>403</text:p>
          </table:table-cell>
          <table:table-cell table:formula="of:=AVERAGE([$'Extended Time Raw Data'.G10];[$'Extended Time Raw Data'.M10];[$'Extended Time Raw Data'.S10])" office:value-type="float" office:value="1703.66666666667">
            <text:p>1704</text:p>
          </table:table-cell>
          <table:table-cell table:formula="of:=AVERAGE([$'Extended Time Raw Data'.H10];[$'Extended Time Raw Data'.N10];[$'Extended Time Raw Data'.T10])" office:value-type="float" office:value="1651.33333333333">
            <text:p>1651</text:p>
          </table:table-cell>
          <table:table-cell/>
        </table:table-row>
        <table:table-row table:style-name="ro4">
          <table:table-cell table:formula="of:=TIME(5;0;0)+[$'Extended Time Raw Data'.A12]" office:value-type="time" office:time-value="PT05H30M00S">
            <text:p>05:30:00</text:p>
          </table:table-cell>
          <table:table-cell table:formula="of:=AVERAGE([$'Extended Time Raw Data'.C11];[$'Extended Time Raw Data'.I11];[$'Extended Time Raw Data'.O11])" office:value-type="float" office:value="237">
            <text:p>237</text:p>
          </table:table-cell>
          <table:table-cell table:formula="of:=AVERAGE([$'Extended Time Raw Data'.D11];[$'Extended Time Raw Data'.J11];[$'Extended Time Raw Data'.P11])" office:value-type="float" office:value="186">
            <text:p>186</text:p>
          </table:table-cell>
          <table:table-cell table:formula="of:=AVERAGE([$'Extended Time Raw Data'.E11];[$'Extended Time Raw Data'.K11];[$'Extended Time Raw Data'.Q11])" office:value-type="float" office:value="386">
            <text:p>386</text:p>
          </table:table-cell>
          <table:table-cell table:formula="of:=AVERAGE([$'Extended Time Raw Data'.F11];[$'Extended Time Raw Data'.L11];[$'Extended Time Raw Data'.R11])" office:value-type="float" office:value="391.333333333333">
            <text:p>391</text:p>
          </table:table-cell>
          <table:table-cell table:formula="of:=AVERAGE([$'Extended Time Raw Data'.G11];[$'Extended Time Raw Data'.M11];[$'Extended Time Raw Data'.S11])" office:value-type="float" office:value="1659">
            <text:p>1659</text:p>
          </table:table-cell>
          <table:table-cell table:formula="of:=AVERAGE([$'Extended Time Raw Data'.H11];[$'Extended Time Raw Data'.N11];[$'Extended Time Raw Data'.T11])" office:value-type="float" office:value="1661.66666666667">
            <text:p>1662</text:p>
          </table:table-cell>
          <table:table-cell/>
        </table:table-row>
        <table:table-row table:style-name="ro4">
          <table:table-cell table:formula="of:=TIME(5;0;0)+[$'Extended Time Raw Data'.A13]" office:value-type="time" office:time-value="PT05H35M00S">
            <text:p>05:35:00</text:p>
          </table:table-cell>
          <table:table-cell table:formula="of:=AVERAGE([$'Extended Time Raw Data'.C12];[$'Extended Time Raw Data'.I12];[$'Extended Time Raw Data'.O12])" office:value-type="float" office:value="232.666666666667">
            <text:p>233</text:p>
          </table:table-cell>
          <table:table-cell table:formula="of:=AVERAGE([$'Extended Time Raw Data'.D12];[$'Extended Time Raw Data'.J12];[$'Extended Time Raw Data'.P12])" office:value-type="float" office:value="196">
            <text:p>196</text:p>
          </table:table-cell>
          <table:table-cell table:formula="of:=AVERAGE([$'Extended Time Raw Data'.E12];[$'Extended Time Raw Data'.K12];[$'Extended Time Raw Data'.Q12])" office:value-type="float" office:value="384.333333333333">
            <text:p>384</text:p>
          </table:table-cell>
          <table:table-cell table:formula="of:=AVERAGE([$'Extended Time Raw Data'.F12];[$'Extended Time Raw Data'.L12];[$'Extended Time Raw Data'.R12])" office:value-type="float" office:value="402">
            <text:p>402</text:p>
          </table:table-cell>
          <table:table-cell table:formula="of:=AVERAGE([$'Extended Time Raw Data'.G12];[$'Extended Time Raw Data'.M12];[$'Extended Time Raw Data'.S12])" office:value-type="float" office:value="1679.33333333333">
            <text:p>1679</text:p>
          </table:table-cell>
          <table:table-cell table:formula="of:=AVERAGE([$'Extended Time Raw Data'.H12];[$'Extended Time Raw Data'.N12];[$'Extended Time Raw Data'.T12])" office:value-type="float" office:value="1674.33333333333">
            <text:p>1674</text:p>
          </table:table-cell>
          <table:table-cell/>
        </table:table-row>
        <table:table-row table:style-name="ro4">
          <table:table-cell table:formula="of:=TIME(5;0;0)+[$'Extended Time Raw Data'.A14]" office:value-type="time" office:time-value="PT05H40M00S">
            <text:p>05:40:00</text:p>
          </table:table-cell>
          <table:table-cell table:formula="of:=AVERAGE([$'Extended Time Raw Data'.C13];[$'Extended Time Raw Data'.I13];[$'Extended Time Raw Data'.O13])" office:value-type="float" office:value="238.333333333333">
            <text:p>238</text:p>
          </table:table-cell>
          <table:table-cell table:formula="of:=AVERAGE([$'Extended Time Raw Data'.D13];[$'Extended Time Raw Data'.J13];[$'Extended Time Raw Data'.P13])" office:value-type="float" office:value="185.333333333333">
            <text:p>185</text:p>
          </table:table-cell>
          <table:table-cell table:formula="of:=AVERAGE([$'Extended Time Raw Data'.E13];[$'Extended Time Raw Data'.K13];[$'Extended Time Raw Data'.Q13])" office:value-type="float" office:value="389">
            <text:p>389</text:p>
          </table:table-cell>
          <table:table-cell table:formula="of:=AVERAGE([$'Extended Time Raw Data'.F13];[$'Extended Time Raw Data'.L13];[$'Extended Time Raw Data'.R13])" office:value-type="float" office:value="412.333333333333">
            <text:p>412</text:p>
          </table:table-cell>
          <table:table-cell table:formula="of:=AVERAGE([$'Extended Time Raw Data'.G13];[$'Extended Time Raw Data'.M13];[$'Extended Time Raw Data'.S13])" office:value-type="float" office:value="1676.33333333333">
            <text:p>1676</text:p>
          </table:table-cell>
          <table:table-cell table:formula="of:=AVERAGE([$'Extended Time Raw Data'.H13];[$'Extended Time Raw Data'.N13];[$'Extended Time Raw Data'.T13])" office:value-type="float" office:value="1666.66666666667">
            <text:p>1667</text:p>
          </table:table-cell>
          <table:table-cell/>
        </table:table-row>
        <table:table-row table:style-name="ro4">
          <table:table-cell table:formula="of:=TIME(5;0;0)+[$'Extended Time Raw Data'.A15]" office:value-type="time" office:time-value="PT05H45M00S">
            <text:p>05:45:00</text:p>
          </table:table-cell>
          <table:table-cell table:formula="of:=AVERAGE([$'Extended Time Raw Data'.C14];[$'Extended Time Raw Data'.I14];[$'Extended Time Raw Data'.O14])" office:value-type="float" office:value="240.333333333333">
            <text:p>240</text:p>
          </table:table-cell>
          <table:table-cell table:formula="of:=AVERAGE([$'Extended Time Raw Data'.D14];[$'Extended Time Raw Data'.J14];[$'Extended Time Raw Data'.P14])" office:value-type="float" office:value="181.666666666667">
            <text:p>182</text:p>
          </table:table-cell>
          <table:table-cell table:formula="of:=AVERAGE([$'Extended Time Raw Data'.E14];[$'Extended Time Raw Data'.K14];[$'Extended Time Raw Data'.Q14])" office:value-type="float" office:value="389.333333333333">
            <text:p>389</text:p>
          </table:table-cell>
          <table:table-cell table:formula="of:=AVERAGE([$'Extended Time Raw Data'.F14];[$'Extended Time Raw Data'.L14];[$'Extended Time Raw Data'.R14])" office:value-type="float" office:value="401.333333333333">
            <text:p>401</text:p>
          </table:table-cell>
          <table:table-cell table:formula="of:=AVERAGE([$'Extended Time Raw Data'.G14];[$'Extended Time Raw Data'.M14];[$'Extended Time Raw Data'.S14])" office:value-type="float" office:value="1729.66666666667">
            <text:p>1730</text:p>
          </table:table-cell>
          <table:table-cell table:formula="of:=AVERAGE([$'Extended Time Raw Data'.H14];[$'Extended Time Raw Data'.N14];[$'Extended Time Raw Data'.T14])" office:value-type="float" office:value="1663.33333333333">
            <text:p>1663</text:p>
          </table:table-cell>
          <table:table-cell/>
        </table:table-row>
        <table:table-row table:style-name="ro4">
          <table:table-cell table:formula="of:=TIME(5;0;0)+[$'Extended Time Raw Data'.A16]" office:value-type="time" office:time-value="PT05H50M00S">
            <text:p>05:50:00</text:p>
          </table:table-cell>
          <table:table-cell table:formula="of:=AVERAGE([$'Extended Time Raw Data'.C15];[$'Extended Time Raw Data'.I15];[$'Extended Time Raw Data'.O15])" office:value-type="float" office:value="229.666666666667">
            <text:p>230</text:p>
          </table:table-cell>
          <table:table-cell table:formula="of:=AVERAGE([$'Extended Time Raw Data'.D15];[$'Extended Time Raw Data'.J15];[$'Extended Time Raw Data'.P15])" office:value-type="float" office:value="183">
            <text:p>183</text:p>
          </table:table-cell>
          <table:table-cell table:formula="of:=AVERAGE([$'Extended Time Raw Data'.E15];[$'Extended Time Raw Data'.K15];[$'Extended Time Raw Data'.Q15])" office:value-type="float" office:value="379.333333333333">
            <text:p>379</text:p>
          </table:table-cell>
          <table:table-cell table:formula="of:=AVERAGE([$'Extended Time Raw Data'.F15];[$'Extended Time Raw Data'.L15];[$'Extended Time Raw Data'.R15])" office:value-type="float" office:value="399">
            <text:p>399</text:p>
          </table:table-cell>
          <table:table-cell table:formula="of:=AVERAGE([$'Extended Time Raw Data'.G15];[$'Extended Time Raw Data'.M15];[$'Extended Time Raw Data'.S15])" office:value-type="float" office:value="1686.66666666667">
            <text:p>1687</text:p>
          </table:table-cell>
          <table:table-cell table:formula="of:=AVERAGE([$'Extended Time Raw Data'.H15];[$'Extended Time Raw Data'.N15];[$'Extended Time Raw Data'.T15])" office:value-type="float" office:value="1673.66666666667">
            <text:p>1674</text:p>
          </table:table-cell>
          <table:table-cell/>
        </table:table-row>
        <table:table-row table:style-name="ro4">
          <table:table-cell table:formula="of:=TIME(5;0;0)+[$'Extended Time Raw Data'.A17]" office:value-type="time" office:time-value="PT05H55M00S">
            <text:p>05:55:00</text:p>
          </table:table-cell>
          <table:table-cell table:formula="of:=AVERAGE([$'Extended Time Raw Data'.C16];[$'Extended Time Raw Data'.I16];[$'Extended Time Raw Data'.O16])" office:value-type="float" office:value="246.666666666667">
            <text:p>247</text:p>
          </table:table-cell>
          <table:table-cell table:formula="of:=AVERAGE([$'Extended Time Raw Data'.D16];[$'Extended Time Raw Data'.J16];[$'Extended Time Raw Data'.P16])" office:value-type="float" office:value="187.333333333333">
            <text:p>187</text:p>
          </table:table-cell>
          <table:table-cell table:formula="of:=AVERAGE([$'Extended Time Raw Data'.E16];[$'Extended Time Raw Data'.K16];[$'Extended Time Raw Data'.Q16])" office:value-type="float" office:value="386.666666666667">
            <text:p>387</text:p>
          </table:table-cell>
          <table:table-cell table:formula="of:=AVERAGE([$'Extended Time Raw Data'.F16];[$'Extended Time Raw Data'.L16];[$'Extended Time Raw Data'.R16])" office:value-type="float" office:value="405.333333333333">
            <text:p>405</text:p>
          </table:table-cell>
          <table:table-cell table:formula="of:=AVERAGE([$'Extended Time Raw Data'.G16];[$'Extended Time Raw Data'.M16];[$'Extended Time Raw Data'.S16])" office:value-type="float" office:value="1729.66666666667">
            <text:p>1730</text:p>
          </table:table-cell>
          <table:table-cell table:formula="of:=AVERAGE([$'Extended Time Raw Data'.H16];[$'Extended Time Raw Data'.N16];[$'Extended Time Raw Data'.T16])" office:value-type="float" office:value="1650.66666666667">
            <text:p>1651</text:p>
          </table:table-cell>
          <table:table-cell/>
        </table:table-row>
        <table:table-row table:style-name="ro4">
          <table:table-cell table:formula="of:=TIME(5;0;0)+[$'Extended Time Raw Data'.A18]" office:value-type="time" office:time-value="PT06H00M00S">
            <text:p>06:00:00</text:p>
          </table:table-cell>
          <table:table-cell table:formula="of:=AVERAGE([$'Extended Time Raw Data'.C17];[$'Extended Time Raw Data'.I17];[$'Extended Time Raw Data'.O17])" office:value-type="float" office:value="235.666666666667">
            <text:p>236</text:p>
          </table:table-cell>
          <table:table-cell table:formula="of:=AVERAGE([$'Extended Time Raw Data'.D17];[$'Extended Time Raw Data'.J17];[$'Extended Time Raw Data'.P17])" office:value-type="float" office:value="189.333333333333">
            <text:p>189</text:p>
          </table:table-cell>
          <table:table-cell table:formula="of:=AVERAGE([$'Extended Time Raw Data'.E17];[$'Extended Time Raw Data'.K17];[$'Extended Time Raw Data'.Q17])" office:value-type="float" office:value="378.333333333333">
            <text:p>378</text:p>
          </table:table-cell>
          <table:table-cell table:formula="of:=AVERAGE([$'Extended Time Raw Data'.F17];[$'Extended Time Raw Data'.L17];[$'Extended Time Raw Data'.R17])" office:value-type="float" office:value="407.666666666667">
            <text:p>408</text:p>
          </table:table-cell>
          <table:table-cell table:formula="of:=AVERAGE([$'Extended Time Raw Data'.G17];[$'Extended Time Raw Data'.M17];[$'Extended Time Raw Data'.S17])" office:value-type="float" office:value="1726.33333333333">
            <text:p>1726</text:p>
          </table:table-cell>
          <table:table-cell table:formula="of:=AVERAGE([$'Extended Time Raw Data'.H17];[$'Extended Time Raw Data'.N17];[$'Extended Time Raw Data'.T17])" office:value-type="float" office:value="1704">
            <text:p>1704</text:p>
          </table:table-cell>
          <table:table-cell/>
        </table:table-row>
        <table:table-row table:style-name="ro4">
          <table:table-cell table:formula="of:=TIME(5;0;0)+[$'Extended Time Raw Data'.A19]" office:value-type="time" office:time-value="PT06H05M00S">
            <text:p>06:05:00</text:p>
          </table:table-cell>
          <table:table-cell table:formula="of:=AVERAGE([$'Extended Time Raw Data'.C18];[$'Extended Time Raw Data'.I18];[$'Extended Time Raw Data'.O18])" office:value-type="float" office:value="232">
            <text:p>232</text:p>
          </table:table-cell>
          <table:table-cell table:formula="of:=AVERAGE([$'Extended Time Raw Data'.D18];[$'Extended Time Raw Data'.J18];[$'Extended Time Raw Data'.P18])" office:value-type="float" office:value="185.666666666667">
            <text:p>186</text:p>
          </table:table-cell>
          <table:table-cell table:formula="of:=AVERAGE([$'Extended Time Raw Data'.E18];[$'Extended Time Raw Data'.K18];[$'Extended Time Raw Data'.Q18])" office:value-type="float" office:value="384.333333333333">
            <text:p>384</text:p>
          </table:table-cell>
          <table:table-cell table:formula="of:=AVERAGE([$'Extended Time Raw Data'.F18];[$'Extended Time Raw Data'.L18];[$'Extended Time Raw Data'.R18])" office:value-type="float" office:value="417">
            <text:p>417</text:p>
          </table:table-cell>
          <table:table-cell table:formula="of:=AVERAGE([$'Extended Time Raw Data'.G18];[$'Extended Time Raw Data'.M18];[$'Extended Time Raw Data'.S18])" office:value-type="float" office:value="1719">
            <text:p>1719</text:p>
          </table:table-cell>
          <table:table-cell table:formula="of:=AVERAGE([$'Extended Time Raw Data'.H18];[$'Extended Time Raw Data'.N18];[$'Extended Time Raw Data'.T18])" office:value-type="float" office:value="1676">
            <text:p>1676</text:p>
          </table:table-cell>
          <table:table-cell/>
        </table:table-row>
        <table:table-row table:style-name="ro4">
          <table:table-cell table:formula="of:=TIME(5;0;0)+[$'Extended Time Raw Data'.A20]" office:value-type="time" office:time-value="PT06H10M00S">
            <text:p>06:10:00</text:p>
          </table:table-cell>
          <table:table-cell table:formula="of:=AVERAGE([$'Extended Time Raw Data'.C19];[$'Extended Time Raw Data'.I19];[$'Extended Time Raw Data'.O19])" office:value-type="float" office:value="231">
            <text:p>231</text:p>
          </table:table-cell>
          <table:table-cell table:formula="of:=AVERAGE([$'Extended Time Raw Data'.D19];[$'Extended Time Raw Data'.J19];[$'Extended Time Raw Data'.P19])" office:value-type="float" office:value="189">
            <text:p>189</text:p>
          </table:table-cell>
          <table:table-cell table:formula="of:=AVERAGE([$'Extended Time Raw Data'.E19];[$'Extended Time Raw Data'.K19];[$'Extended Time Raw Data'.Q19])" office:value-type="float" office:value="386">
            <text:p>386</text:p>
          </table:table-cell>
          <table:table-cell table:formula="of:=AVERAGE([$'Extended Time Raw Data'.F19];[$'Extended Time Raw Data'.L19];[$'Extended Time Raw Data'.R19])" office:value-type="float" office:value="406.666666666667">
            <text:p>407</text:p>
          </table:table-cell>
          <table:table-cell table:formula="of:=AVERAGE([$'Extended Time Raw Data'.G19];[$'Extended Time Raw Data'.M19];[$'Extended Time Raw Data'.S19])" office:value-type="float" office:value="1671.66666666667">
            <text:p>1672</text:p>
          </table:table-cell>
          <table:table-cell table:formula="of:=AVERAGE([$'Extended Time Raw Data'.H19];[$'Extended Time Raw Data'.N19];[$'Extended Time Raw Data'.T19])" office:value-type="float" office:value="1707">
            <text:p>1707</text:p>
          </table:table-cell>
          <table:table-cell/>
        </table:table-row>
        <table:table-row table:style-name="ro4">
          <table:table-cell table:formula="of:=TIME(5;0;0)+[$'Extended Time Raw Data'.A21]" office:value-type="time" office:time-value="PT06H15M00S">
            <text:p>06:15:00</text:p>
          </table:table-cell>
          <table:table-cell table:formula="of:=AVERAGE([$'Extended Time Raw Data'.C20];[$'Extended Time Raw Data'.I20];[$'Extended Time Raw Data'.O20])" office:value-type="float" office:value="240.333333333333">
            <text:p>240</text:p>
          </table:table-cell>
          <table:table-cell table:formula="of:=AVERAGE([$'Extended Time Raw Data'.D20];[$'Extended Time Raw Data'.J20];[$'Extended Time Raw Data'.P20])" office:value-type="float" office:value="187.666666666667">
            <text:p>188</text:p>
          </table:table-cell>
          <table:table-cell table:formula="of:=AVERAGE([$'Extended Time Raw Data'.E20];[$'Extended Time Raw Data'.K20];[$'Extended Time Raw Data'.Q20])" office:value-type="float" office:value="377.666666666667">
            <text:p>378</text:p>
          </table:table-cell>
          <table:table-cell table:formula="of:=AVERAGE([$'Extended Time Raw Data'.F20];[$'Extended Time Raw Data'.L20];[$'Extended Time Raw Data'.R20])" office:value-type="float" office:value="401">
            <text:p>401</text:p>
          </table:table-cell>
          <table:table-cell table:formula="of:=AVERAGE([$'Extended Time Raw Data'.G20];[$'Extended Time Raw Data'.M20];[$'Extended Time Raw Data'.S20])" office:value-type="float" office:value="1741.33333333333">
            <text:p>1741</text:p>
          </table:table-cell>
          <table:table-cell table:formula="of:=AVERAGE([$'Extended Time Raw Data'.H20];[$'Extended Time Raw Data'.N20];[$'Extended Time Raw Data'.T20])" office:value-type="float" office:value="1708.33333333333">
            <text:p>1708</text:p>
          </table:table-cell>
          <table:table-cell/>
        </table:table-row>
        <table:table-row table:style-name="ro4">
          <table:table-cell table:formula="of:=TIME(5;0;0)+[$'Extended Time Raw Data'.A22]" office:value-type="time" office:time-value="PT06H20M00S">
            <text:p>06:20:00</text:p>
          </table:table-cell>
          <table:table-cell table:formula="of:=AVERAGE([$'Extended Time Raw Data'.C21];[$'Extended Time Raw Data'.I21];[$'Extended Time Raw Data'.O21])" office:value-type="float" office:value="235.666666666667">
            <text:p>236</text:p>
          </table:table-cell>
          <table:table-cell table:formula="of:=AVERAGE([$'Extended Time Raw Data'.D21];[$'Extended Time Raw Data'.J21];[$'Extended Time Raw Data'.P21])" office:value-type="float" office:value="193.333333333333">
            <text:p>193</text:p>
          </table:table-cell>
          <table:table-cell table:formula="of:=AVERAGE([$'Extended Time Raw Data'.E21];[$'Extended Time Raw Data'.K21];[$'Extended Time Raw Data'.Q21])" office:value-type="float" office:value="397">
            <text:p>397</text:p>
          </table:table-cell>
          <table:table-cell table:formula="of:=AVERAGE([$'Extended Time Raw Data'.F21];[$'Extended Time Raw Data'.L21];[$'Extended Time Raw Data'.R21])" office:value-type="float" office:value="412">
            <text:p>412</text:p>
          </table:table-cell>
          <table:table-cell table:formula="of:=AVERAGE([$'Extended Time Raw Data'.G21];[$'Extended Time Raw Data'.M21];[$'Extended Time Raw Data'.S21])" office:value-type="float" office:value="1757.66666666667">
            <text:p>1758</text:p>
          </table:table-cell>
          <table:table-cell table:formula="of:=AVERAGE([$'Extended Time Raw Data'.H21];[$'Extended Time Raw Data'.N21];[$'Extended Time Raw Data'.T21])" office:value-type="float" office:value="1732">
            <text:p>1732</text:p>
          </table:table-cell>
          <table:table-cell/>
        </table:table-row>
        <table:table-row table:style-name="ro4">
          <table:table-cell table:formula="of:=TIME(5;0;0)+[$'Extended Time Raw Data'.A23]" office:value-type="time" office:time-value="PT06H25M00S">
            <text:p>06:25:00</text:p>
          </table:table-cell>
          <table:table-cell table:formula="of:=AVERAGE([$'Extended Time Raw Data'.C22];[$'Extended Time Raw Data'.I22];[$'Extended Time Raw Data'.O22])" office:value-type="float" office:value="245">
            <text:p>245</text:p>
          </table:table-cell>
          <table:table-cell table:formula="of:=AVERAGE([$'Extended Time Raw Data'.D22];[$'Extended Time Raw Data'.J22];[$'Extended Time Raw Data'.P22])" office:value-type="float" office:value="192">
            <text:p>192</text:p>
          </table:table-cell>
          <table:table-cell table:formula="of:=AVERAGE([$'Extended Time Raw Data'.E22];[$'Extended Time Raw Data'.K22];[$'Extended Time Raw Data'.Q22])" office:value-type="float" office:value="386.666666666667">
            <text:p>387</text:p>
          </table:table-cell>
          <table:table-cell table:formula="of:=AVERAGE([$'Extended Time Raw Data'.F22];[$'Extended Time Raw Data'.L22];[$'Extended Time Raw Data'.R22])" office:value-type="float" office:value="392.333333333333">
            <text:p>392</text:p>
          </table:table-cell>
          <table:table-cell table:formula="of:=AVERAGE([$'Extended Time Raw Data'.G22];[$'Extended Time Raw Data'.M22];[$'Extended Time Raw Data'.S22])" office:value-type="float" office:value="1744.66666666667">
            <text:p>1745</text:p>
          </table:table-cell>
          <table:table-cell table:formula="of:=AVERAGE([$'Extended Time Raw Data'.H22];[$'Extended Time Raw Data'.N22];[$'Extended Time Raw Data'.T22])" office:value-type="float" office:value="1734">
            <text:p>1734</text:p>
          </table:table-cell>
          <table:table-cell/>
        </table:table-row>
        <table:table-row table:style-name="ro4">
          <table:table-cell table:formula="of:=TIME(5;0;0)+[$'Extended Time Raw Data'.A24]" office:value-type="time" office:time-value="PT06H30M00S">
            <text:p>06:30:00</text:p>
          </table:table-cell>
          <table:table-cell table:formula="of:=AVERAGE([$'Extended Time Raw Data'.C23];[$'Extended Time Raw Data'.I23];[$'Extended Time Raw Data'.O23])" office:value-type="float" office:value="246">
            <text:p>246</text:p>
          </table:table-cell>
          <table:table-cell table:formula="of:=AVERAGE([$'Extended Time Raw Data'.D23];[$'Extended Time Raw Data'.J23];[$'Extended Time Raw Data'.P23])" office:value-type="float" office:value="189.666666666667">
            <text:p>190</text:p>
          </table:table-cell>
          <table:table-cell table:formula="of:=AVERAGE([$'Extended Time Raw Data'.E23];[$'Extended Time Raw Data'.K23];[$'Extended Time Raw Data'.Q23])" office:value-type="float" office:value="399">
            <text:p>399</text:p>
          </table:table-cell>
          <table:table-cell table:formula="of:=AVERAGE([$'Extended Time Raw Data'.F23];[$'Extended Time Raw Data'.L23];[$'Extended Time Raw Data'.R23])" office:value-type="float" office:value="401.666666666667">
            <text:p>402</text:p>
          </table:table-cell>
          <table:table-cell table:formula="of:=AVERAGE([$'Extended Time Raw Data'.G23];[$'Extended Time Raw Data'.M23];[$'Extended Time Raw Data'.S23])" office:value-type="float" office:value="1745.33333333333">
            <text:p>1745</text:p>
          </table:table-cell>
          <table:table-cell table:formula="of:=AVERAGE([$'Extended Time Raw Data'.H23];[$'Extended Time Raw Data'.N23];[$'Extended Time Raw Data'.T23])" office:value-type="float" office:value="1727">
            <text:p>1727</text:p>
          </table:table-cell>
          <table:table-cell/>
        </table:table-row>
        <table:table-row table:style-name="ro4">
          <table:table-cell table:formula="of:=TIME(5;0;0)+[$'Extended Time Raw Data'.A25]" office:value-type="time" office:time-value="PT06H35M00S">
            <text:p>06:35:00</text:p>
          </table:table-cell>
          <table:table-cell table:formula="of:=AVERAGE([$'Extended Time Raw Data'.C24];[$'Extended Time Raw Data'.I24];[$'Extended Time Raw Data'.O24])" office:value-type="float" office:value="252.333333333333">
            <text:p>252</text:p>
          </table:table-cell>
          <table:table-cell table:formula="of:=AVERAGE([$'Extended Time Raw Data'.D24];[$'Extended Time Raw Data'.J24];[$'Extended Time Raw Data'.P24])" office:value-type="float" office:value="179.666666666667">
            <text:p>180</text:p>
          </table:table-cell>
          <table:table-cell table:formula="of:=AVERAGE([$'Extended Time Raw Data'.E24];[$'Extended Time Raw Data'.K24];[$'Extended Time Raw Data'.Q24])" office:value-type="float" office:value="376.666666666667">
            <text:p>377</text:p>
          </table:table-cell>
          <table:table-cell table:formula="of:=AVERAGE([$'Extended Time Raw Data'.F24];[$'Extended Time Raw Data'.L24];[$'Extended Time Raw Data'.R24])" office:value-type="float" office:value="406">
            <text:p>406</text:p>
          </table:table-cell>
          <table:table-cell table:formula="of:=AVERAGE([$'Extended Time Raw Data'.G24];[$'Extended Time Raw Data'.M24];[$'Extended Time Raw Data'.S24])" office:value-type="float" office:value="1727.66666666667">
            <text:p>1728</text:p>
          </table:table-cell>
          <table:table-cell table:formula="of:=AVERAGE([$'Extended Time Raw Data'.H24];[$'Extended Time Raw Data'.N24];[$'Extended Time Raw Data'.T24])" office:value-type="float" office:value="1742.66666666667">
            <text:p>1743</text:p>
          </table:table-cell>
          <table:table-cell/>
        </table:table-row>
        <table:table-row table:style-name="ro4">
          <table:table-cell table:formula="of:=TIME(5;0;0)+[$'Extended Time Raw Data'.A26]" office:value-type="time" office:time-value="PT06H40M00S">
            <text:p>06:40:00</text:p>
          </table:table-cell>
          <table:table-cell table:formula="of:=AVERAGE([$'Extended Time Raw Data'.C25];[$'Extended Time Raw Data'.I25];[$'Extended Time Raw Data'.O25])" office:value-type="float" office:value="237">
            <text:p>237</text:p>
          </table:table-cell>
          <table:table-cell table:formula="of:=AVERAGE([$'Extended Time Raw Data'.D25];[$'Extended Time Raw Data'.J25];[$'Extended Time Raw Data'.P25])" office:value-type="float" office:value="197.666666666667">
            <text:p>198</text:p>
          </table:table-cell>
          <table:table-cell table:formula="of:=AVERAGE([$'Extended Time Raw Data'.E25];[$'Extended Time Raw Data'.K25];[$'Extended Time Raw Data'.Q25])" office:value-type="float" office:value="386.333333333333">
            <text:p>386</text:p>
          </table:table-cell>
          <table:table-cell table:formula="of:=AVERAGE([$'Extended Time Raw Data'.F25];[$'Extended Time Raw Data'.L25];[$'Extended Time Raw Data'.R25])" office:value-type="float" office:value="386.333333333333">
            <text:p>386</text:p>
          </table:table-cell>
          <table:table-cell table:formula="of:=AVERAGE([$'Extended Time Raw Data'.G25];[$'Extended Time Raw Data'.M25];[$'Extended Time Raw Data'.S25])" office:value-type="float" office:value="1766">
            <text:p>1766</text:p>
          </table:table-cell>
          <table:table-cell table:formula="of:=AVERAGE([$'Extended Time Raw Data'.H25];[$'Extended Time Raw Data'.N25];[$'Extended Time Raw Data'.T25])" office:value-type="float" office:value="1708">
            <text:p>1708</text:p>
          </table:table-cell>
          <table:table-cell/>
        </table:table-row>
        <table:table-row table:style-name="ro4">
          <table:table-cell table:formula="of:=TIME(5;0;0)+[$'Extended Time Raw Data'.A27]" office:value-type="time" office:time-value="PT06H45M00S">
            <text:p>06:45:00</text:p>
          </table:table-cell>
          <table:table-cell table:formula="of:=AVERAGE([$'Extended Time Raw Data'.C26];[$'Extended Time Raw Data'.I26];[$'Extended Time Raw Data'.O26])" office:value-type="float" office:value="238.333333333333">
            <text:p>238</text:p>
          </table:table-cell>
          <table:table-cell table:formula="of:=AVERAGE([$'Extended Time Raw Data'.D26];[$'Extended Time Raw Data'.J26];[$'Extended Time Raw Data'.P26])" office:value-type="float" office:value="186.666666666667">
            <text:p>187</text:p>
          </table:table-cell>
          <table:table-cell table:formula="of:=AVERAGE([$'Extended Time Raw Data'.E26];[$'Extended Time Raw Data'.K26];[$'Extended Time Raw Data'.Q26])" office:value-type="float" office:value="385.333333333333">
            <text:p>385</text:p>
          </table:table-cell>
          <table:table-cell table:formula="of:=AVERAGE([$'Extended Time Raw Data'.F26];[$'Extended Time Raw Data'.L26];[$'Extended Time Raw Data'.R26])" office:value-type="float" office:value="393.333333333333">
            <text:p>393</text:p>
          </table:table-cell>
          <table:table-cell table:formula="of:=AVERAGE([$'Extended Time Raw Data'.G26];[$'Extended Time Raw Data'.M26];[$'Extended Time Raw Data'.S26])" office:value-type="float" office:value="1774">
            <text:p>1774</text:p>
          </table:table-cell>
          <table:table-cell table:formula="of:=AVERAGE([$'Extended Time Raw Data'.H26];[$'Extended Time Raw Data'.N26];[$'Extended Time Raw Data'.T26])" office:value-type="float" office:value="1739">
            <text:p>1739</text:p>
          </table:table-cell>
          <table:table-cell/>
        </table:table-row>
        <table:table-row table:style-name="ro4">
          <table:table-cell table:formula="of:=TIME(5;0;0)+[$'Extended Time Raw Data'.A28]" office:value-type="time" office:time-value="PT06H50M00S">
            <text:p>06:50:00</text:p>
          </table:table-cell>
          <table:table-cell table:formula="of:=AVERAGE([$'Extended Time Raw Data'.C27];[$'Extended Time Raw Data'.I27];[$'Extended Time Raw Data'.O27])" office:value-type="float" office:value="236.666666666667">
            <text:p>237</text:p>
          </table:table-cell>
          <table:table-cell table:formula="of:=AVERAGE([$'Extended Time Raw Data'.D27];[$'Extended Time Raw Data'.J27];[$'Extended Time Raw Data'.P27])" office:value-type="float" office:value="184.666666666667">
            <text:p>185</text:p>
          </table:table-cell>
          <table:table-cell table:formula="of:=AVERAGE([$'Extended Time Raw Data'.E27];[$'Extended Time Raw Data'.K27];[$'Extended Time Raw Data'.Q27])" office:value-type="float" office:value="385">
            <text:p>385</text:p>
          </table:table-cell>
          <table:table-cell table:formula="of:=AVERAGE([$'Extended Time Raw Data'.F27];[$'Extended Time Raw Data'.L27];[$'Extended Time Raw Data'.R27])" office:value-type="float" office:value="392.666666666667">
            <text:p>393</text:p>
          </table:table-cell>
          <table:table-cell table:formula="of:=AVERAGE([$'Extended Time Raw Data'.G27];[$'Extended Time Raw Data'.M27];[$'Extended Time Raw Data'.S27])" office:value-type="float" office:value="1757.66666666667">
            <text:p>1758</text:p>
          </table:table-cell>
          <table:table-cell table:formula="of:=AVERAGE([$'Extended Time Raw Data'.H27];[$'Extended Time Raw Data'.N27];[$'Extended Time Raw Data'.T27])" office:value-type="float" office:value="1732.33333333333">
            <text:p>1732</text:p>
          </table:table-cell>
          <table:table-cell/>
        </table:table-row>
        <table:table-row table:style-name="ro4">
          <table:table-cell table:formula="of:=TIME(5;0;0)+[$'Extended Time Raw Data'.A29]" office:value-type="time" office:time-value="PT06H55M00S">
            <text:p>06:55:00</text:p>
          </table:table-cell>
          <table:table-cell table:formula="of:=AVERAGE([$'Extended Time Raw Data'.C28];[$'Extended Time Raw Data'.I28];[$'Extended Time Raw Data'.O28])" office:value-type="float" office:value="235">
            <text:p>235</text:p>
          </table:table-cell>
          <table:table-cell table:formula="of:=AVERAGE([$'Extended Time Raw Data'.D28];[$'Extended Time Raw Data'.J28];[$'Extended Time Raw Data'.P28])" office:value-type="float" office:value="195.333333333333">
            <text:p>195</text:p>
          </table:table-cell>
          <table:table-cell table:formula="of:=AVERAGE([$'Extended Time Raw Data'.E28];[$'Extended Time Raw Data'.K28];[$'Extended Time Raw Data'.Q28])" office:value-type="float" office:value="390">
            <text:p>390</text:p>
          </table:table-cell>
          <table:table-cell table:formula="of:=AVERAGE([$'Extended Time Raw Data'.F28];[$'Extended Time Raw Data'.L28];[$'Extended Time Raw Data'.R28])" office:value-type="float" office:value="391.333333333333">
            <text:p>391</text:p>
          </table:table-cell>
          <table:table-cell table:formula="of:=AVERAGE([$'Extended Time Raw Data'.G28];[$'Extended Time Raw Data'.M28];[$'Extended Time Raw Data'.S28])" office:value-type="float" office:value="1735">
            <text:p>1735</text:p>
          </table:table-cell>
          <table:table-cell table:formula="of:=AVERAGE([$'Extended Time Raw Data'.H28];[$'Extended Time Raw Data'.N28];[$'Extended Time Raw Data'.T28])" office:value-type="float" office:value="1728">
            <text:p>1728</text:p>
          </table:table-cell>
          <table:table-cell/>
        </table:table-row>
        <table:table-row table:style-name="ro4">
          <table:table-cell table:formula="of:=TIME(5;0;0)+[$'Extended Time Raw Data'.A30]" office:value-type="time" office:time-value="PT07H00M00S">
            <text:p>07:00:00</text:p>
          </table:table-cell>
          <table:table-cell table:formula="of:=AVERAGE([$'Extended Time Raw Data'.C29];[$'Extended Time Raw Data'.I29];[$'Extended Time Raw Data'.O29])" office:value-type="float" office:value="243.333333333333">
            <text:p>243</text:p>
          </table:table-cell>
          <table:table-cell table:formula="of:=AVERAGE([$'Extended Time Raw Data'.D29];[$'Extended Time Raw Data'.J29];[$'Extended Time Raw Data'.P29])" office:value-type="float" office:value="187.333333333333">
            <text:p>187</text:p>
          </table:table-cell>
          <table:table-cell table:formula="of:=AVERAGE([$'Extended Time Raw Data'.E29];[$'Extended Time Raw Data'.K29];[$'Extended Time Raw Data'.Q29])" office:value-type="float" office:value="387">
            <text:p>387</text:p>
          </table:table-cell>
          <table:table-cell table:formula="of:=AVERAGE([$'Extended Time Raw Data'.F29];[$'Extended Time Raw Data'.L29];[$'Extended Time Raw Data'.R29])" office:value-type="float" office:value="404">
            <text:p>404</text:p>
          </table:table-cell>
          <table:table-cell table:formula="of:=AVERAGE([$'Extended Time Raw Data'.G29];[$'Extended Time Raw Data'.M29];[$'Extended Time Raw Data'.S29])" office:value-type="float" office:value="1735.33333333333">
            <text:p>1735</text:p>
          </table:table-cell>
          <table:table-cell table:formula="of:=AVERAGE([$'Extended Time Raw Data'.H29];[$'Extended Time Raw Data'.N29];[$'Extended Time Raw Data'.T29])" office:value-type="float" office:value="1740.66666666667">
            <text:p>1741</text:p>
          </table:table-cell>
          <table:table-cell/>
        </table:table-row>
        <table:table-row table:style-name="ro4">
          <table:table-cell table:formula="of:=TIME(5;0;0)+[$'Extended Time Raw Data'.A31]" office:value-type="time" office:time-value="PT07H05M00S">
            <text:p>07:05:00</text:p>
          </table:table-cell>
          <table:table-cell table:formula="of:=AVERAGE([$'Extended Time Raw Data'.C30];[$'Extended Time Raw Data'.I30];[$'Extended Time Raw Data'.O30])" office:value-type="float" office:value="242.333333333333">
            <text:p>242</text:p>
          </table:table-cell>
          <table:table-cell table:formula="of:=AVERAGE([$'Extended Time Raw Data'.D30];[$'Extended Time Raw Data'.J30];[$'Extended Time Raw Data'.P30])" office:value-type="float" office:value="185.333333333333">
            <text:p>185</text:p>
          </table:table-cell>
          <table:table-cell table:formula="of:=AVERAGE([$'Extended Time Raw Data'.E30];[$'Extended Time Raw Data'.K30];[$'Extended Time Raw Data'.Q30])" office:value-type="float" office:value="394.333333333333">
            <text:p>394</text:p>
          </table:table-cell>
          <table:table-cell table:formula="of:=AVERAGE([$'Extended Time Raw Data'.F30];[$'Extended Time Raw Data'.L30];[$'Extended Time Raw Data'.R30])" office:value-type="float" office:value="380.333333333333">
            <text:p>380</text:p>
          </table:table-cell>
          <table:table-cell table:formula="of:=AVERAGE([$'Extended Time Raw Data'.G30];[$'Extended Time Raw Data'.M30];[$'Extended Time Raw Data'.S30])" office:value-type="float" office:value="1769">
            <text:p>1769</text:p>
          </table:table-cell>
          <table:table-cell table:formula="of:=AVERAGE([$'Extended Time Raw Data'.H30];[$'Extended Time Raw Data'.N30];[$'Extended Time Raw Data'.T30])" office:value-type="float" office:value="1716.33333333333">
            <text:p>1716</text:p>
          </table:table-cell>
          <table:table-cell/>
        </table:table-row>
        <table:table-row table:style-name="ro4">
          <table:table-cell table:formula="of:=TIME(5;0;0)+[$'Extended Time Raw Data'.A32]" office:value-type="time" office:time-value="PT07H10M00S">
            <text:p>07:10:00</text:p>
          </table:table-cell>
          <table:table-cell table:formula="of:=AVERAGE([$'Extended Time Raw Data'.C31];[$'Extended Time Raw Data'.I31];[$'Extended Time Raw Data'.O31])" office:value-type="float" office:value="240.333333333333">
            <text:p>240</text:p>
          </table:table-cell>
          <table:table-cell table:formula="of:=AVERAGE([$'Extended Time Raw Data'.D31];[$'Extended Time Raw Data'.J31];[$'Extended Time Raw Data'.P31])" office:value-type="float" office:value="189">
            <text:p>189</text:p>
          </table:table-cell>
          <table:table-cell table:formula="of:=AVERAGE([$'Extended Time Raw Data'.E31];[$'Extended Time Raw Data'.K31];[$'Extended Time Raw Data'.Q31])" office:value-type="float" office:value="379.333333333333">
            <text:p>379</text:p>
          </table:table-cell>
          <table:table-cell table:formula="of:=AVERAGE([$'Extended Time Raw Data'.F31];[$'Extended Time Raw Data'.L31];[$'Extended Time Raw Data'.R31])" office:value-type="float" office:value="396">
            <text:p>396</text:p>
          </table:table-cell>
          <table:table-cell table:formula="of:=AVERAGE([$'Extended Time Raw Data'.G31];[$'Extended Time Raw Data'.M31];[$'Extended Time Raw Data'.S31])" office:value-type="float" office:value="1764.66666666667">
            <text:p>1765</text:p>
          </table:table-cell>
          <table:table-cell table:formula="of:=AVERAGE([$'Extended Time Raw Data'.H31];[$'Extended Time Raw Data'.N31];[$'Extended Time Raw Data'.T31])" office:value-type="float" office:value="1737.33333333333">
            <text:p>1737</text:p>
          </table:table-cell>
          <table:table-cell/>
        </table:table-row>
        <table:table-row table:style-name="ro4">
          <table:table-cell table:formula="of:=TIME(5;0;0)+[$'Extended Time Raw Data'.A33]" office:value-type="time" office:time-value="PT07H15M00S">
            <text:p>07:15:00</text:p>
          </table:table-cell>
          <table:table-cell table:formula="of:=AVERAGE([$'Extended Time Raw Data'.C32];[$'Extended Time Raw Data'.I32];[$'Extended Time Raw Data'.O32])" office:value-type="float" office:value="235.333333333333">
            <text:p>235</text:p>
          </table:table-cell>
          <table:table-cell table:formula="of:=AVERAGE([$'Extended Time Raw Data'.D32];[$'Extended Time Raw Data'.J32];[$'Extended Time Raw Data'.P32])" office:value-type="float" office:value="182">
            <text:p>182</text:p>
          </table:table-cell>
          <table:table-cell table:formula="of:=AVERAGE([$'Extended Time Raw Data'.E32];[$'Extended Time Raw Data'.K32];[$'Extended Time Raw Data'.Q32])" office:value-type="float" office:value="399.333333333333">
            <text:p>399</text:p>
          </table:table-cell>
          <table:table-cell table:formula="of:=AVERAGE([$'Extended Time Raw Data'.F32];[$'Extended Time Raw Data'.L32];[$'Extended Time Raw Data'.R32])" office:value-type="float" office:value="393">
            <text:p>393</text:p>
          </table:table-cell>
          <table:table-cell table:formula="of:=AVERAGE([$'Extended Time Raw Data'.G32];[$'Extended Time Raw Data'.M32];[$'Extended Time Raw Data'.S32])" office:value-type="float" office:value="1766">
            <text:p>1766</text:p>
          </table:table-cell>
          <table:table-cell table:formula="of:=AVERAGE([$'Extended Time Raw Data'.H32];[$'Extended Time Raw Data'.N32];[$'Extended Time Raw Data'.T32])" office:value-type="float" office:value="1767.66666666667">
            <text:p>1768</text:p>
          </table:table-cell>
          <table:table-cell/>
        </table:table-row>
        <table:table-row table:style-name="ro4">
          <table:table-cell table:formula="of:=TIME(5;0;0)+[$'Extended Time Raw Data'.A34]" office:value-type="time" office:time-value="PT07H20M00S">
            <text:p>07:20:00</text:p>
          </table:table-cell>
          <table:table-cell table:formula="of:=AVERAGE([$'Extended Time Raw Data'.C33];[$'Extended Time Raw Data'.I33];[$'Extended Time Raw Data'.O33])" office:value-type="float" office:value="253.333333333333">
            <text:p>253</text:p>
          </table:table-cell>
          <table:table-cell table:formula="of:=AVERAGE([$'Extended Time Raw Data'.D33];[$'Extended Time Raw Data'.J33];[$'Extended Time Raw Data'.P33])" office:value-type="float" office:value="186.666666666667">
            <text:p>187</text:p>
          </table:table-cell>
          <table:table-cell table:formula="of:=AVERAGE([$'Extended Time Raw Data'.E33];[$'Extended Time Raw Data'.K33];[$'Extended Time Raw Data'.Q33])" office:value-type="float" office:value="390.333333333333">
            <text:p>390</text:p>
          </table:table-cell>
          <table:table-cell table:formula="of:=AVERAGE([$'Extended Time Raw Data'.F33];[$'Extended Time Raw Data'.L33];[$'Extended Time Raw Data'.R33])" office:value-type="float" office:value="397.333333333333">
            <text:p>397</text:p>
          </table:table-cell>
          <table:table-cell table:formula="of:=AVERAGE([$'Extended Time Raw Data'.G33];[$'Extended Time Raw Data'.M33];[$'Extended Time Raw Data'.S33])" office:value-type="float" office:value="1739.66666666667">
            <text:p>1740</text:p>
          </table:table-cell>
          <table:table-cell table:formula="of:=AVERAGE([$'Extended Time Raw Data'.H33];[$'Extended Time Raw Data'.N33];[$'Extended Time Raw Data'.T33])" office:value-type="float" office:value="1758">
            <text:p>1758</text:p>
          </table:table-cell>
          <table:table-cell/>
        </table:table-row>
        <table:table-row table:style-name="ro4">
          <table:table-cell table:formula="of:=TIME(5;0;0)+[$'Extended Time Raw Data'.A35]" office:value-type="time" office:time-value="PT07H25M00S">
            <text:p>07:25:00</text:p>
          </table:table-cell>
          <table:table-cell table:formula="of:=AVERAGE([$'Extended Time Raw Data'.C34];[$'Extended Time Raw Data'.I34];[$'Extended Time Raw Data'.O34])" office:value-type="float" office:value="251">
            <text:p>251</text:p>
          </table:table-cell>
          <table:table-cell table:formula="of:=AVERAGE([$'Extended Time Raw Data'.D34];[$'Extended Time Raw Data'.J34];[$'Extended Time Raw Data'.P34])" office:value-type="float" office:value="178.333333333333">
            <text:p>178</text:p>
          </table:table-cell>
          <table:table-cell table:formula="of:=AVERAGE([$'Extended Time Raw Data'.E34];[$'Extended Time Raw Data'.K34];[$'Extended Time Raw Data'.Q34])" office:value-type="float" office:value="389">
            <text:p>389</text:p>
          </table:table-cell>
          <table:table-cell table:formula="of:=AVERAGE([$'Extended Time Raw Data'.F34];[$'Extended Time Raw Data'.L34];[$'Extended Time Raw Data'.R34])" office:value-type="float" office:value="398.666666666667">
            <text:p>399</text:p>
          </table:table-cell>
          <table:table-cell table:formula="of:=AVERAGE([$'Extended Time Raw Data'.G34];[$'Extended Time Raw Data'.M34];[$'Extended Time Raw Data'.S34])" office:value-type="float" office:value="1740">
            <text:p>1740</text:p>
          </table:table-cell>
          <table:table-cell table:formula="of:=AVERAGE([$'Extended Time Raw Data'.H34];[$'Extended Time Raw Data'.N34];[$'Extended Time Raw Data'.T34])" office:value-type="float" office:value="1762.66666666667">
            <text:p>1763</text:p>
          </table:table-cell>
          <table:table-cell/>
        </table:table-row>
        <table:table-row table:style-name="ro4">
          <table:table-cell table:formula="of:=TIME(5;0;0)+[$'Extended Time Raw Data'.A36]" office:value-type="time" office:time-value="PT07H30M00S">
            <text:p>07:30:00</text:p>
          </table:table-cell>
          <table:table-cell table:formula="of:=AVERAGE([$'Extended Time Raw Data'.C35];[$'Extended Time Raw Data'.I35];[$'Extended Time Raw Data'.O35])" office:value-type="float" office:value="250.666666666667">
            <text:p>251</text:p>
          </table:table-cell>
          <table:table-cell table:formula="of:=AVERAGE([$'Extended Time Raw Data'.D35];[$'Extended Time Raw Data'.J35];[$'Extended Time Raw Data'.P35])" office:value-type="float" office:value="184.333333333333">
            <text:p>184</text:p>
          </table:table-cell>
          <table:table-cell table:formula="of:=AVERAGE([$'Extended Time Raw Data'.E35];[$'Extended Time Raw Data'.K35];[$'Extended Time Raw Data'.Q35])" office:value-type="float" office:value="383">
            <text:p>383</text:p>
          </table:table-cell>
          <table:table-cell table:formula="of:=AVERAGE([$'Extended Time Raw Data'.F35];[$'Extended Time Raw Data'.L35];[$'Extended Time Raw Data'.R35])" office:value-type="float" office:value="400">
            <text:p>400</text:p>
          </table:table-cell>
          <table:table-cell table:formula="of:=AVERAGE([$'Extended Time Raw Data'.G35];[$'Extended Time Raw Data'.M35];[$'Extended Time Raw Data'.S35])" office:value-type="float" office:value="1771">
            <text:p>1771</text:p>
          </table:table-cell>
          <table:table-cell table:formula="of:=AVERAGE([$'Extended Time Raw Data'.H35];[$'Extended Time Raw Data'.N35];[$'Extended Time Raw Data'.T35])" office:value-type="float" office:value="1753">
            <text:p>1753</text:p>
          </table:table-cell>
          <table:table-cell/>
        </table:table-row>
        <table:table-row table:style-name="ro4">
          <table:table-cell table:formula="of:=TIME(5;0;0)+[$'Extended Time Raw Data'.A37]" office:value-type="time" office:time-value="PT07H35M00S">
            <text:p>07:35:00</text:p>
          </table:table-cell>
          <table:table-cell table:formula="of:=AVERAGE([$'Extended Time Raw Data'.C36];[$'Extended Time Raw Data'.I36];[$'Extended Time Raw Data'.O36])" office:value-type="float" office:value="245.333333333333">
            <text:p>245</text:p>
          </table:table-cell>
          <table:table-cell table:formula="of:=AVERAGE([$'Extended Time Raw Data'.D36];[$'Extended Time Raw Data'.J36];[$'Extended Time Raw Data'.P36])" office:value-type="float" office:value="186.333333333333">
            <text:p>186</text:p>
          </table:table-cell>
          <table:table-cell table:formula="of:=AVERAGE([$'Extended Time Raw Data'.E36];[$'Extended Time Raw Data'.K36];[$'Extended Time Raw Data'.Q36])" office:value-type="float" office:value="383.666666666667">
            <text:p>384</text:p>
          </table:table-cell>
          <table:table-cell table:formula="of:=AVERAGE([$'Extended Time Raw Data'.F36];[$'Extended Time Raw Data'.L36];[$'Extended Time Raw Data'.R36])" office:value-type="float" office:value="392.333333333333">
            <text:p>392</text:p>
          </table:table-cell>
          <table:table-cell table:formula="of:=AVERAGE([$'Extended Time Raw Data'.G36];[$'Extended Time Raw Data'.M36];[$'Extended Time Raw Data'.S36])" office:value-type="float" office:value="1744.66666666667">
            <text:p>1745</text:p>
          </table:table-cell>
          <table:table-cell table:formula="of:=AVERAGE([$'Extended Time Raw Data'.H36];[$'Extended Time Raw Data'.N36];[$'Extended Time Raw Data'.T36])" office:value-type="float" office:value="1765.33333333333">
            <text:p>1765</text:p>
          </table:table-cell>
          <table:table-cell/>
        </table:table-row>
        <table:table-row table:style-name="ro4">
          <table:table-cell table:formula="of:=TIME(5;0;0)+[$'Extended Time Raw Data'.A38]" office:value-type="time" office:time-value="PT07H40M00S">
            <text:p>07:40:00</text:p>
          </table:table-cell>
          <table:table-cell table:formula="of:=AVERAGE([$'Extended Time Raw Data'.C37];[$'Extended Time Raw Data'.I37];[$'Extended Time Raw Data'.O37])" office:value-type="float" office:value="241.666666666667">
            <text:p>242</text:p>
          </table:table-cell>
          <table:table-cell table:formula="of:=AVERAGE([$'Extended Time Raw Data'.D37];[$'Extended Time Raw Data'.J37];[$'Extended Time Raw Data'.P37])" office:value-type="float" office:value="190.333333333333">
            <text:p>190</text:p>
          </table:table-cell>
          <table:table-cell table:formula="of:=AVERAGE([$'Extended Time Raw Data'.E37];[$'Extended Time Raw Data'.K37];[$'Extended Time Raw Data'.Q37])" office:value-type="float" office:value="384.333333333333">
            <text:p>384</text:p>
          </table:table-cell>
          <table:table-cell table:formula="of:=AVERAGE([$'Extended Time Raw Data'.F37];[$'Extended Time Raw Data'.L37];[$'Extended Time Raw Data'.R37])" office:value-type="float" office:value="410.333333333333">
            <text:p>410</text:p>
          </table:table-cell>
          <table:table-cell table:formula="of:=AVERAGE([$'Extended Time Raw Data'.G37];[$'Extended Time Raw Data'.M37];[$'Extended Time Raw Data'.S37])" office:value-type="float" office:value="1769.33333333333">
            <text:p>1769</text:p>
          </table:table-cell>
          <table:table-cell table:formula="of:=AVERAGE([$'Extended Time Raw Data'.H37];[$'Extended Time Raw Data'.N37];[$'Extended Time Raw Data'.T37])" office:value-type="float" office:value="1751.33333333333">
            <text:p>1751</text:p>
          </table:table-cell>
          <table:table-cell/>
        </table:table-row>
        <table:table-row table:style-name="ro4">
          <table:table-cell table:formula="of:=TIME(5;0;0)+[$'Extended Time Raw Data'.A39]" office:value-type="time" office:time-value="PT07H45M00S">
            <text:p>07:45:00</text:p>
          </table:table-cell>
          <table:table-cell table:formula="of:=AVERAGE([$'Extended Time Raw Data'.C38];[$'Extended Time Raw Data'.I38];[$'Extended Time Raw Data'.O38])" office:value-type="float" office:value="243.666666666667">
            <text:p>244</text:p>
          </table:table-cell>
          <table:table-cell table:formula="of:=AVERAGE([$'Extended Time Raw Data'.D38];[$'Extended Time Raw Data'.J38];[$'Extended Time Raw Data'.P38])" office:value-type="float" office:value="194">
            <text:p>194</text:p>
          </table:table-cell>
          <table:table-cell table:formula="of:=AVERAGE([$'Extended Time Raw Data'.E38];[$'Extended Time Raw Data'.K38];[$'Extended Time Raw Data'.Q38])" office:value-type="float" office:value="389.666666666667">
            <text:p>390</text:p>
          </table:table-cell>
          <table:table-cell table:formula="of:=AVERAGE([$'Extended Time Raw Data'.F38];[$'Extended Time Raw Data'.L38];[$'Extended Time Raw Data'.R38])" office:value-type="float" office:value="404.333333333333">
            <text:p>404</text:p>
          </table:table-cell>
          <table:table-cell table:formula="of:=AVERAGE([$'Extended Time Raw Data'.G38];[$'Extended Time Raw Data'.M38];[$'Extended Time Raw Data'.S38])" office:value-type="float" office:value="1766">
            <text:p>1766</text:p>
          </table:table-cell>
          <table:table-cell table:formula="of:=AVERAGE([$'Extended Time Raw Data'.H38];[$'Extended Time Raw Data'.N38];[$'Extended Time Raw Data'.T38])" office:value-type="float" office:value="1762">
            <text:p>1762</text:p>
          </table:table-cell>
          <table:table-cell/>
        </table:table-row>
        <table:table-row table:style-name="ro4">
          <table:table-cell table:formula="of:=TIME(5;0;0)+[$'Extended Time Raw Data'.A40]" office:value-type="time" office:time-value="PT07H50M00S">
            <text:p>07:50:00</text:p>
          </table:table-cell>
          <table:table-cell table:formula="of:=AVERAGE([$'Extended Time Raw Data'.C39];[$'Extended Time Raw Data'.I39];[$'Extended Time Raw Data'.O39])" office:value-type="float" office:value="239">
            <text:p>239</text:p>
          </table:table-cell>
          <table:table-cell table:formula="of:=AVERAGE([$'Extended Time Raw Data'.D39];[$'Extended Time Raw Data'.J39];[$'Extended Time Raw Data'.P39])" office:value-type="float" office:value="188.666666666667">
            <text:p>189</text:p>
          </table:table-cell>
          <table:table-cell table:formula="of:=AVERAGE([$'Extended Time Raw Data'.E39];[$'Extended Time Raw Data'.K39];[$'Extended Time Raw Data'.Q39])" office:value-type="float" office:value="386.666666666667">
            <text:p>387</text:p>
          </table:table-cell>
          <table:table-cell table:formula="of:=AVERAGE([$'Extended Time Raw Data'.F39];[$'Extended Time Raw Data'.L39];[$'Extended Time Raw Data'.R39])" office:value-type="float" office:value="388">
            <text:p>388</text:p>
          </table:table-cell>
          <table:table-cell table:formula="of:=AVERAGE([$'Extended Time Raw Data'.G39];[$'Extended Time Raw Data'.M39];[$'Extended Time Raw Data'.S39])" office:value-type="float" office:value="1778">
            <text:p>1778</text:p>
          </table:table-cell>
          <table:table-cell table:formula="of:=AVERAGE([$'Extended Time Raw Data'.H39];[$'Extended Time Raw Data'.N39];[$'Extended Time Raw Data'.T39])" office:value-type="float" office:value="1719.66666666667">
            <text:p>1720</text:p>
          </table:table-cell>
          <table:table-cell/>
        </table:table-row>
        <table:table-row table:style-name="ro4">
          <table:table-cell table:formula="of:=TIME(5;0;0)+[$'Extended Time Raw Data'.A41]" office:value-type="time" office:time-value="PT07H55M00S">
            <text:p>07:55:00</text:p>
          </table:table-cell>
          <table:table-cell table:formula="of:=AVERAGE([$'Extended Time Raw Data'.C40];[$'Extended Time Raw Data'.I40];[$'Extended Time Raw Data'.O40])" office:value-type="float" office:value="246">
            <text:p>246</text:p>
          </table:table-cell>
          <table:table-cell table:formula="of:=AVERAGE([$'Extended Time Raw Data'.D40];[$'Extended Time Raw Data'.J40];[$'Extended Time Raw Data'.P40])" office:value-type="float" office:value="194.333333333333">
            <text:p>194</text:p>
          </table:table-cell>
          <table:table-cell table:formula="of:=AVERAGE([$'Extended Time Raw Data'.E40];[$'Extended Time Raw Data'.K40];[$'Extended Time Raw Data'.Q40])" office:value-type="float" office:value="384">
            <text:p>384</text:p>
          </table:table-cell>
          <table:table-cell table:formula="of:=AVERAGE([$'Extended Time Raw Data'.F40];[$'Extended Time Raw Data'.L40];[$'Extended Time Raw Data'.R40])" office:value-type="float" office:value="401.666666666667">
            <text:p>402</text:p>
          </table:table-cell>
          <table:table-cell table:formula="of:=AVERAGE([$'Extended Time Raw Data'.G40];[$'Extended Time Raw Data'.M40];[$'Extended Time Raw Data'.S40])" office:value-type="float" office:value="1778.33333333333">
            <text:p>1778</text:p>
          </table:table-cell>
          <table:table-cell table:formula="of:=AVERAGE([$'Extended Time Raw Data'.H40];[$'Extended Time Raw Data'.N40];[$'Extended Time Raw Data'.T40])" office:value-type="float" office:value="1759.33333333333">
            <text:p>1759</text:p>
          </table:table-cell>
          <table:table-cell/>
        </table:table-row>
        <table:table-row table:style-name="ro4">
          <table:table-cell table:formula="of:=TIME(5;0;0)+[$'Extended Time Raw Data'.A42]" office:value-type="time" office:time-value="PT08H00M00S">
            <text:p>08:00:00</text:p>
          </table:table-cell>
          <table:table-cell table:formula="of:=AVERAGE([$'Extended Time Raw Data'.C41];[$'Extended Time Raw Data'.I41];[$'Extended Time Raw Data'.O41])" office:value-type="float" office:value="241.333333333333">
            <text:p>241</text:p>
          </table:table-cell>
          <table:table-cell table:formula="of:=AVERAGE([$'Extended Time Raw Data'.D41];[$'Extended Time Raw Data'.J41];[$'Extended Time Raw Data'.P41])" office:value-type="float" office:value="178">
            <text:p>178</text:p>
          </table:table-cell>
          <table:table-cell table:formula="of:=AVERAGE([$'Extended Time Raw Data'.E41];[$'Extended Time Raw Data'.K41];[$'Extended Time Raw Data'.Q41])" office:value-type="float" office:value="378">
            <text:p>378</text:p>
          </table:table-cell>
          <table:table-cell table:formula="of:=AVERAGE([$'Extended Time Raw Data'.F41];[$'Extended Time Raw Data'.L41];[$'Extended Time Raw Data'.R41])" office:value-type="float" office:value="404.333333333333">
            <text:p>404</text:p>
          </table:table-cell>
          <table:table-cell table:formula="of:=AVERAGE([$'Extended Time Raw Data'.G41];[$'Extended Time Raw Data'.M41];[$'Extended Time Raw Data'.S41])" office:value-type="float" office:value="1788.33333333333">
            <text:p>1788</text:p>
          </table:table-cell>
          <table:table-cell table:formula="of:=AVERAGE([$'Extended Time Raw Data'.H41];[$'Extended Time Raw Data'.N41];[$'Extended Time Raw Data'.T41])" office:value-type="float" office:value="1775.66666666667">
            <text:p>1776</text:p>
          </table:table-cell>
          <table:table-cell/>
        </table:table-row>
        <table:table-row table:style-name="ro4">
          <table:table-cell table:formula="of:=TIME(5;0;0)+[$'Extended Time Raw Data'.A43]" office:value-type="time" office:time-value="PT08H05M00S">
            <text:p>08:05:00</text:p>
          </table:table-cell>
          <table:table-cell table:formula="of:=AVERAGE([$'Extended Time Raw Data'.C42];[$'Extended Time Raw Data'.I42];[$'Extended Time Raw Data'.O42])" office:value-type="float" office:value="230.666666666667">
            <text:p>231</text:p>
          </table:table-cell>
          <table:table-cell table:formula="of:=AVERAGE([$'Extended Time Raw Data'.D42];[$'Extended Time Raw Data'.J42];[$'Extended Time Raw Data'.P42])" office:value-type="float" office:value="184.333333333333">
            <text:p>184</text:p>
          </table:table-cell>
          <table:table-cell table:formula="of:=AVERAGE([$'Extended Time Raw Data'.E42];[$'Extended Time Raw Data'.K42];[$'Extended Time Raw Data'.Q42])" office:value-type="float" office:value="385">
            <text:p>385</text:p>
          </table:table-cell>
          <table:table-cell table:formula="of:=AVERAGE([$'Extended Time Raw Data'.F42];[$'Extended Time Raw Data'.L42];[$'Extended Time Raw Data'.R42])" office:value-type="float" office:value="399.333333333333">
            <text:p>399</text:p>
          </table:table-cell>
          <table:table-cell table:formula="of:=AVERAGE([$'Extended Time Raw Data'.G42];[$'Extended Time Raw Data'.M42];[$'Extended Time Raw Data'.S42])" office:value-type="float" office:value="1792.33333333333">
            <text:p>1792</text:p>
          </table:table-cell>
          <table:table-cell table:formula="of:=AVERAGE([$'Extended Time Raw Data'.H42];[$'Extended Time Raw Data'.N42];[$'Extended Time Raw Data'.T42])" office:value-type="float" office:value="1780.33333333333">
            <text:p>1780</text:p>
          </table:table-cell>
          <table:table-cell/>
        </table:table-row>
        <table:table-row table:style-name="ro4">
          <table:table-cell table:formula="of:=TIME(5;0;0)+[$'Extended Time Raw Data'.A44]" office:value-type="time" office:time-value="PT08H10M00S">
            <text:p>08:10:00</text:p>
          </table:table-cell>
          <table:table-cell table:formula="of:=AVERAGE([$'Extended Time Raw Data'.C43];[$'Extended Time Raw Data'.I43];[$'Extended Time Raw Data'.O43])" office:value-type="float" office:value="245.666666666667">
            <text:p>246</text:p>
          </table:table-cell>
          <table:table-cell table:formula="of:=AVERAGE([$'Extended Time Raw Data'.D43];[$'Extended Time Raw Data'.J43];[$'Extended Time Raw Data'.P43])" office:value-type="float" office:value="186">
            <text:p>186</text:p>
          </table:table-cell>
          <table:table-cell table:formula="of:=AVERAGE([$'Extended Time Raw Data'.E43];[$'Extended Time Raw Data'.K43];[$'Extended Time Raw Data'.Q43])" office:value-type="float" office:value="381.333333333333">
            <text:p>381</text:p>
          </table:table-cell>
          <table:table-cell table:formula="of:=AVERAGE([$'Extended Time Raw Data'.F43];[$'Extended Time Raw Data'.L43];[$'Extended Time Raw Data'.R43])" office:value-type="float" office:value="385.666666666667">
            <text:p>386</text:p>
          </table:table-cell>
          <table:table-cell table:formula="of:=AVERAGE([$'Extended Time Raw Data'.G43];[$'Extended Time Raw Data'.M43];[$'Extended Time Raw Data'.S43])" office:value-type="float" office:value="1788">
            <text:p>1788</text:p>
          </table:table-cell>
          <table:table-cell table:formula="of:=AVERAGE([$'Extended Time Raw Data'.H43];[$'Extended Time Raw Data'.N43];[$'Extended Time Raw Data'.T43])" office:value-type="float" office:value="1797.33333333333">
            <text:p>1797</text:p>
          </table:table-cell>
          <table:table-cell/>
        </table:table-row>
        <table:table-row table:style-name="ro4">
          <table:table-cell table:formula="of:=TIME(5;0;0)+[$'Extended Time Raw Data'.A45]" office:value-type="time" office:time-value="PT08H15M00S">
            <text:p>08:15:00</text:p>
          </table:table-cell>
          <table:table-cell table:formula="of:=AVERAGE([$'Extended Time Raw Data'.C44];[$'Extended Time Raw Data'.I44];[$'Extended Time Raw Data'.O44])" office:value-type="float" office:value="244.666666666667">
            <text:p>245</text:p>
          </table:table-cell>
          <table:table-cell table:formula="of:=AVERAGE([$'Extended Time Raw Data'.D44];[$'Extended Time Raw Data'.J44];[$'Extended Time Raw Data'.P44])" office:value-type="float" office:value="187.666666666667">
            <text:p>188</text:p>
          </table:table-cell>
          <table:table-cell table:formula="of:=AVERAGE([$'Extended Time Raw Data'.E44];[$'Extended Time Raw Data'.K44];[$'Extended Time Raw Data'.Q44])" office:value-type="float" office:value="379.333333333333">
            <text:p>379</text:p>
          </table:table-cell>
          <table:table-cell table:formula="of:=AVERAGE([$'Extended Time Raw Data'.F44];[$'Extended Time Raw Data'.L44];[$'Extended Time Raw Data'.R44])" office:value-type="float" office:value="392.666666666667">
            <text:p>393</text:p>
          </table:table-cell>
          <table:table-cell table:formula="of:=AVERAGE([$'Extended Time Raw Data'.G44];[$'Extended Time Raw Data'.M44];[$'Extended Time Raw Data'.S44])" office:value-type="float" office:value="1812.66666666667">
            <text:p>1813</text:p>
          </table:table-cell>
          <table:table-cell table:formula="of:=AVERAGE([$'Extended Time Raw Data'.H44];[$'Extended Time Raw Data'.N44];[$'Extended Time Raw Data'.T44])" office:value-type="float" office:value="1757.33333333333">
            <text:p>1757</text:p>
          </table:table-cell>
          <table:table-cell/>
        </table:table-row>
        <table:table-row table:style-name="ro4">
          <table:table-cell table:formula="of:=TIME(5;0;0)+[$'Extended Time Raw Data'.A46]" office:value-type="time" office:time-value="PT08H20M00S">
            <text:p>08:20:00</text:p>
          </table:table-cell>
          <table:table-cell table:formula="of:=AVERAGE([$'Extended Time Raw Data'.C45];[$'Extended Time Raw Data'.I45];[$'Extended Time Raw Data'.O45])" office:value-type="float" office:value="247.333333333333">
            <text:p>247</text:p>
          </table:table-cell>
          <table:table-cell table:formula="of:=AVERAGE([$'Extended Time Raw Data'.D45];[$'Extended Time Raw Data'.J45];[$'Extended Time Raw Data'.P45])" office:value-type="float" office:value="187.333333333333">
            <text:p>187</text:p>
          </table:table-cell>
          <table:table-cell table:formula="of:=AVERAGE([$'Extended Time Raw Data'.E45];[$'Extended Time Raw Data'.K45];[$'Extended Time Raw Data'.Q45])" office:value-type="float" office:value="374.333333333333">
            <text:p>374</text:p>
          </table:table-cell>
          <table:table-cell table:formula="of:=AVERAGE([$'Extended Time Raw Data'.F45];[$'Extended Time Raw Data'.L45];[$'Extended Time Raw Data'.R45])" office:value-type="float" office:value="399.666666666667">
            <text:p>400</text:p>
          </table:table-cell>
          <table:table-cell table:formula="of:=AVERAGE([$'Extended Time Raw Data'.G45];[$'Extended Time Raw Data'.M45];[$'Extended Time Raw Data'.S45])" office:value-type="float" office:value="1780">
            <text:p>1780</text:p>
          </table:table-cell>
          <table:table-cell table:formula="of:=AVERAGE([$'Extended Time Raw Data'.H45];[$'Extended Time Raw Data'.N45];[$'Extended Time Raw Data'.T45])" office:value-type="float" office:value="1774.66666666667">
            <text:p>1775</text:p>
          </table:table-cell>
          <table:table-cell/>
        </table:table-row>
        <table:table-row table:style-name="ro4">
          <table:table-cell table:formula="of:=TIME(5;0;0)+[$'Extended Time Raw Data'.A47]" office:value-type="time" office:time-value="PT08H25M00S">
            <text:p>08:25:00</text:p>
          </table:table-cell>
          <table:table-cell table:formula="of:=AVERAGE([$'Extended Time Raw Data'.C46];[$'Extended Time Raw Data'.I46];[$'Extended Time Raw Data'.O46])" office:value-type="float" office:value="240">
            <text:p>240</text:p>
          </table:table-cell>
          <table:table-cell table:formula="of:=AVERAGE([$'Extended Time Raw Data'.D46];[$'Extended Time Raw Data'.J46];[$'Extended Time Raw Data'.P46])" office:value-type="float" office:value="182.333333333333">
            <text:p>182</text:p>
          </table:table-cell>
          <table:table-cell table:formula="of:=AVERAGE([$'Extended Time Raw Data'.E46];[$'Extended Time Raw Data'.K46];[$'Extended Time Raw Data'.Q46])" office:value-type="float" office:value="385">
            <text:p>385</text:p>
          </table:table-cell>
          <table:table-cell table:formula="of:=AVERAGE([$'Extended Time Raw Data'.F46];[$'Extended Time Raw Data'.L46];[$'Extended Time Raw Data'.R46])" office:value-type="float" office:value="397">
            <text:p>397</text:p>
          </table:table-cell>
          <table:table-cell table:formula="of:=AVERAGE([$'Extended Time Raw Data'.G46];[$'Extended Time Raw Data'.M46];[$'Extended Time Raw Data'.S46])" office:value-type="float" office:value="1790.66666666667">
            <text:p>1791</text:p>
          </table:table-cell>
          <table:table-cell table:formula="of:=AVERAGE([$'Extended Time Raw Data'.H46];[$'Extended Time Raw Data'.N46];[$'Extended Time Raw Data'.T46])" office:value-type="float" office:value="1761.33333333333">
            <text:p>1761</text:p>
          </table:table-cell>
          <table:table-cell/>
        </table:table-row>
        <table:table-row table:style-name="ro4">
          <table:table-cell table:formula="of:=TIME(5;0;0)+[$'Extended Time Raw Data'.A48]" office:value-type="time" office:time-value="PT08H30M00S">
            <text:p>08:30:00</text:p>
          </table:table-cell>
          <table:table-cell table:formula="of:=AVERAGE([$'Extended Time Raw Data'.C47];[$'Extended Time Raw Data'.I47];[$'Extended Time Raw Data'.O47])" office:value-type="float" office:value="240">
            <text:p>240</text:p>
          </table:table-cell>
          <table:table-cell table:formula="of:=AVERAGE([$'Extended Time Raw Data'.D47];[$'Extended Time Raw Data'.J47];[$'Extended Time Raw Data'.P47])" office:value-type="float" office:value="187">
            <text:p>187</text:p>
          </table:table-cell>
          <table:table-cell table:formula="of:=AVERAGE([$'Extended Time Raw Data'.E47];[$'Extended Time Raw Data'.K47];[$'Extended Time Raw Data'.Q47])" office:value-type="float" office:value="392">
            <text:p>392</text:p>
          </table:table-cell>
          <table:table-cell table:formula="of:=AVERAGE([$'Extended Time Raw Data'.F47];[$'Extended Time Raw Data'.L47];[$'Extended Time Raw Data'.R47])" office:value-type="float" office:value="405">
            <text:p>405</text:p>
          </table:table-cell>
          <table:table-cell table:formula="of:=AVERAGE([$'Extended Time Raw Data'.G47];[$'Extended Time Raw Data'.M47];[$'Extended Time Raw Data'.S47])" office:value-type="float" office:value="1790">
            <text:p>1790</text:p>
          </table:table-cell>
          <table:table-cell table:formula="of:=AVERAGE([$'Extended Time Raw Data'.H47];[$'Extended Time Raw Data'.N47];[$'Extended Time Raw Data'.T47])" office:value-type="float" office:value="1740.33333333333">
            <text:p>1740</text:p>
          </table:table-cell>
          <table:table-cell/>
        </table:table-row>
        <table:table-row table:style-name="ro4">
          <table:table-cell table:formula="of:=TIME(5;0;0)+[$'Extended Time Raw Data'.A49]" office:value-type="time" office:time-value="PT08H35M00S">
            <text:p>08:35:00</text:p>
          </table:table-cell>
          <table:table-cell table:formula="of:=AVERAGE([$'Extended Time Raw Data'.C48];[$'Extended Time Raw Data'.I48];[$'Extended Time Raw Data'.O48])" office:value-type="float" office:value="239.666666666667">
            <text:p>240</text:p>
          </table:table-cell>
          <table:table-cell table:formula="of:=AVERAGE([$'Extended Time Raw Data'.D48];[$'Extended Time Raw Data'.J48];[$'Extended Time Raw Data'.P48])" office:value-type="float" office:value="190.666666666667">
            <text:p>191</text:p>
          </table:table-cell>
          <table:table-cell table:formula="of:=AVERAGE([$'Extended Time Raw Data'.E48];[$'Extended Time Raw Data'.K48];[$'Extended Time Raw Data'.Q48])" office:value-type="float" office:value="398.333333333333">
            <text:p>398</text:p>
          </table:table-cell>
          <table:table-cell table:formula="of:=AVERAGE([$'Extended Time Raw Data'.F48];[$'Extended Time Raw Data'.L48];[$'Extended Time Raw Data'.R48])" office:value-type="float" office:value="412">
            <text:p>412</text:p>
          </table:table-cell>
          <table:table-cell table:formula="of:=AVERAGE([$'Extended Time Raw Data'.G48];[$'Extended Time Raw Data'.M48];[$'Extended Time Raw Data'.S48])" office:value-type="float" office:value="1819.33333333333">
            <text:p>1819</text:p>
          </table:table-cell>
          <table:table-cell table:formula="of:=AVERAGE([$'Extended Time Raw Data'.H48];[$'Extended Time Raw Data'.N48];[$'Extended Time Raw Data'.T48])" office:value-type="float" office:value="1754.66666666667">
            <text:p>1755</text:p>
          </table:table-cell>
          <table:table-cell/>
        </table:table-row>
        <table:table-row table:style-name="ro4">
          <table:table-cell table:formula="of:=TIME(5;0;0)+[$'Extended Time Raw Data'.A50]" office:value-type="time" office:time-value="PT08H40M00S">
            <text:p>08:40:00</text:p>
          </table:table-cell>
          <table:table-cell table:formula="of:=AVERAGE([$'Extended Time Raw Data'.C49];[$'Extended Time Raw Data'.I49];[$'Extended Time Raw Data'.O49])" office:value-type="float" office:value="244.333333333333">
            <text:p>244</text:p>
          </table:table-cell>
          <table:table-cell table:formula="of:=AVERAGE([$'Extended Time Raw Data'.D49];[$'Extended Time Raw Data'.J49];[$'Extended Time Raw Data'.P49])" office:value-type="float" office:value="190.666666666667">
            <text:p>191</text:p>
          </table:table-cell>
          <table:table-cell table:formula="of:=AVERAGE([$'Extended Time Raw Data'.E49];[$'Extended Time Raw Data'.K49];[$'Extended Time Raw Data'.Q49])" office:value-type="float" office:value="382.666666666667">
            <text:p>383</text:p>
          </table:table-cell>
          <table:table-cell table:formula="of:=AVERAGE([$'Extended Time Raw Data'.F49];[$'Extended Time Raw Data'.L49];[$'Extended Time Raw Data'.R49])" office:value-type="float" office:value="394">
            <text:p>394</text:p>
          </table:table-cell>
          <table:table-cell table:formula="of:=AVERAGE([$'Extended Time Raw Data'.G49];[$'Extended Time Raw Data'.M49];[$'Extended Time Raw Data'.S49])" office:value-type="float" office:value="1807.33333333333">
            <text:p>1807</text:p>
          </table:table-cell>
          <table:table-cell table:formula="of:=AVERAGE([$'Extended Time Raw Data'.H49];[$'Extended Time Raw Data'.N49];[$'Extended Time Raw Data'.T49])" office:value-type="float" office:value="1785">
            <text:p>1785</text:p>
          </table:table-cell>
          <table:table-cell/>
        </table:table-row>
        <table:table-row table:style-name="ro4">
          <table:table-cell table:formula="of:=TIME(5;0;0)+[$'Extended Time Raw Data'.A51]" office:value-type="time" office:time-value="PT08H45M00S">
            <text:p>08:45:00</text:p>
          </table:table-cell>
          <table:table-cell table:formula="of:=AVERAGE([$'Extended Time Raw Data'.C50];[$'Extended Time Raw Data'.I50];[$'Extended Time Raw Data'.O50])" office:value-type="float" office:value="229.333333333333">
            <text:p>229</text:p>
          </table:table-cell>
          <table:table-cell table:formula="of:=AVERAGE([$'Extended Time Raw Data'.D50];[$'Extended Time Raw Data'.J50];[$'Extended Time Raw Data'.P50])" office:value-type="float" office:value="194">
            <text:p>194</text:p>
          </table:table-cell>
          <table:table-cell table:formula="of:=AVERAGE([$'Extended Time Raw Data'.E50];[$'Extended Time Raw Data'.K50];[$'Extended Time Raw Data'.Q50])" office:value-type="float" office:value="400.333333333333">
            <text:p>400</text:p>
          </table:table-cell>
          <table:table-cell table:formula="of:=AVERAGE([$'Extended Time Raw Data'.F50];[$'Extended Time Raw Data'.L50];[$'Extended Time Raw Data'.R50])" office:value-type="float" office:value="411.666666666667">
            <text:p>412</text:p>
          </table:table-cell>
          <table:table-cell table:formula="of:=AVERAGE([$'Extended Time Raw Data'.G50];[$'Extended Time Raw Data'.M50];[$'Extended Time Raw Data'.S50])" office:value-type="float" office:value="1797.33333333333">
            <text:p>1797</text:p>
          </table:table-cell>
          <table:table-cell table:formula="of:=AVERAGE([$'Extended Time Raw Data'.H50];[$'Extended Time Raw Data'.N50];[$'Extended Time Raw Data'.T50])" office:value-type="float" office:value="1818.66666666667">
            <text:p>1819</text:p>
          </table:table-cell>
          <table:table-cell/>
        </table:table-row>
        <table:table-row table:style-name="ro4">
          <table:table-cell table:formula="of:=TIME(5;0;0)+[$'Extended Time Raw Data'.A52]" office:value-type="time" office:time-value="PT08H50M00S">
            <text:p>08:50:00</text:p>
          </table:table-cell>
          <table:table-cell table:formula="of:=AVERAGE([$'Extended Time Raw Data'.C51];[$'Extended Time Raw Data'.I51];[$'Extended Time Raw Data'.O51])" office:value-type="float" office:value="243">
            <text:p>243</text:p>
          </table:table-cell>
          <table:table-cell table:formula="of:=AVERAGE([$'Extended Time Raw Data'.D51];[$'Extended Time Raw Data'.J51];[$'Extended Time Raw Data'.P51])" office:value-type="float" office:value="189.666666666667">
            <text:p>190</text:p>
          </table:table-cell>
          <table:table-cell table:formula="of:=AVERAGE([$'Extended Time Raw Data'.E51];[$'Extended Time Raw Data'.K51];[$'Extended Time Raw Data'.Q51])" office:value-type="float" office:value="385.333333333333">
            <text:p>385</text:p>
          </table:table-cell>
          <table:table-cell table:formula="of:=AVERAGE([$'Extended Time Raw Data'.F51];[$'Extended Time Raw Data'.L51];[$'Extended Time Raw Data'.R51])" office:value-type="float" office:value="410">
            <text:p>410</text:p>
          </table:table-cell>
          <table:table-cell table:formula="of:=AVERAGE([$'Extended Time Raw Data'.G51];[$'Extended Time Raw Data'.M51];[$'Extended Time Raw Data'.S51])" office:value-type="float" office:value="1817.66666666667">
            <text:p>1818</text:p>
          </table:table-cell>
          <table:table-cell table:formula="of:=AVERAGE([$'Extended Time Raw Data'.H51];[$'Extended Time Raw Data'.N51];[$'Extended Time Raw Data'.T51])" office:value-type="float" office:value="1793.66666666667">
            <text:p>1794</text:p>
          </table:table-cell>
          <table:table-cell/>
        </table:table-row>
        <table:table-row table:style-name="ro4">
          <table:table-cell table:formula="of:=TIME(5;0;0)+[$'Extended Time Raw Data'.A53]" office:value-type="time" office:time-value="PT08H55M00S">
            <text:p>08:55:00</text:p>
          </table:table-cell>
          <table:table-cell table:formula="of:=AVERAGE([$'Extended Time Raw Data'.C52];[$'Extended Time Raw Data'.I52];[$'Extended Time Raw Data'.O52])" office:value-type="float" office:value="238.666666666667">
            <text:p>239</text:p>
          </table:table-cell>
          <table:table-cell table:formula="of:=AVERAGE([$'Extended Time Raw Data'.D52];[$'Extended Time Raw Data'.J52];[$'Extended Time Raw Data'.P52])" office:value-type="float" office:value="175">
            <text:p>175</text:p>
          </table:table-cell>
          <table:table-cell table:formula="of:=AVERAGE([$'Extended Time Raw Data'.E52];[$'Extended Time Raw Data'.K52];[$'Extended Time Raw Data'.Q52])" office:value-type="float" office:value="382">
            <text:p>382</text:p>
          </table:table-cell>
          <table:table-cell table:formula="of:=AVERAGE([$'Extended Time Raw Data'.F52];[$'Extended Time Raw Data'.L52];[$'Extended Time Raw Data'.R52])" office:value-type="float" office:value="403.333333333333">
            <text:p>403</text:p>
          </table:table-cell>
          <table:table-cell table:formula="of:=AVERAGE([$'Extended Time Raw Data'.G52];[$'Extended Time Raw Data'.M52];[$'Extended Time Raw Data'.S52])" office:value-type="float" office:value="1817">
            <text:p>1817</text:p>
          </table:table-cell>
          <table:table-cell table:formula="of:=AVERAGE([$'Extended Time Raw Data'.H52];[$'Extended Time Raw Data'.N52];[$'Extended Time Raw Data'.T52])" office:value-type="float" office:value="1784.66666666667">
            <text:p>1785</text:p>
          </table:table-cell>
          <table:table-cell/>
        </table:table-row>
        <table:table-row table:style-name="ro4">
          <table:table-cell table:formula="of:=TIME(5;0;0)+[$'Extended Time Raw Data'.A54]" office:value-type="time" office:time-value="PT09H00M00S">
            <text:p>09:00:00</text:p>
          </table:table-cell>
          <table:table-cell table:formula="of:=AVERAGE([$'Extended Time Raw Data'.C53];[$'Extended Time Raw Data'.I53];[$'Extended Time Raw Data'.O53])" office:value-type="float" office:value="250.333333333333">
            <text:p>250</text:p>
          </table:table-cell>
          <table:table-cell table:formula="of:=AVERAGE([$'Extended Time Raw Data'.D53];[$'Extended Time Raw Data'.J53];[$'Extended Time Raw Data'.P53])" office:value-type="float" office:value="188">
            <text:p>188</text:p>
          </table:table-cell>
          <table:table-cell table:formula="of:=AVERAGE([$'Extended Time Raw Data'.E53];[$'Extended Time Raw Data'.K53];[$'Extended Time Raw Data'.Q53])" office:value-type="float" office:value="376.333333333333">
            <text:p>376</text:p>
          </table:table-cell>
          <table:table-cell table:formula="of:=AVERAGE([$'Extended Time Raw Data'.F53];[$'Extended Time Raw Data'.L53];[$'Extended Time Raw Data'.R53])" office:value-type="float" office:value="406.666666666667">
            <text:p>407</text:p>
          </table:table-cell>
          <table:table-cell table:formula="of:=AVERAGE([$'Extended Time Raw Data'.G53];[$'Extended Time Raw Data'.M53];[$'Extended Time Raw Data'.S53])" office:value-type="float" office:value="1790.33333333333">
            <text:p>1790</text:p>
          </table:table-cell>
          <table:table-cell table:formula="of:=AVERAGE([$'Extended Time Raw Data'.H53];[$'Extended Time Raw Data'.N53];[$'Extended Time Raw Data'.T53])" office:value-type="float" office:value="1765.66666666667">
            <text:p>1766</text:p>
          </table:table-cell>
          <table:table-cell/>
        </table:table-row>
        <table:table-row table:style-name="ro4">
          <table:table-cell table:formula="of:=TIME(5;0;0)+[$'Extended Time Raw Data'.A55]" office:value-type="time" office:time-value="PT09H05M00S">
            <text:p>09:05:00</text:p>
          </table:table-cell>
          <table:table-cell table:formula="of:=AVERAGE([$'Extended Time Raw Data'.C54];[$'Extended Time Raw Data'.I54];[$'Extended Time Raw Data'.O54])" office:value-type="float" office:value="241">
            <text:p>241</text:p>
          </table:table-cell>
          <table:table-cell table:formula="of:=AVERAGE([$'Extended Time Raw Data'.D54];[$'Extended Time Raw Data'.J54];[$'Extended Time Raw Data'.P54])" office:value-type="float" office:value="187.666666666667">
            <text:p>188</text:p>
          </table:table-cell>
          <table:table-cell table:formula="of:=AVERAGE([$'Extended Time Raw Data'.E54];[$'Extended Time Raw Data'.K54];[$'Extended Time Raw Data'.Q54])" office:value-type="float" office:value="385.333333333333">
            <text:p>385</text:p>
          </table:table-cell>
          <table:table-cell table:formula="of:=AVERAGE([$'Extended Time Raw Data'.F54];[$'Extended Time Raw Data'.L54];[$'Extended Time Raw Data'.R54])" office:value-type="float" office:value="398.333333333333">
            <text:p>398</text:p>
          </table:table-cell>
          <table:table-cell table:formula="of:=AVERAGE([$'Extended Time Raw Data'.G54];[$'Extended Time Raw Data'.M54];[$'Extended Time Raw Data'.S54])" office:value-type="float" office:value="1781.66666666667">
            <text:p>1782</text:p>
          </table:table-cell>
          <table:table-cell table:formula="of:=AVERAGE([$'Extended Time Raw Data'.H54];[$'Extended Time Raw Data'.N54];[$'Extended Time Raw Data'.T54])" office:value-type="float" office:value="1808">
            <text:p>1808</text:p>
          </table:table-cell>
          <table:table-cell/>
        </table:table-row>
        <table:table-row table:style-name="ro4">
          <table:table-cell table:formula="of:=TIME(5;0;0)+[$'Extended Time Raw Data'.A56]" office:value-type="time" office:time-value="PT09H10M00S">
            <text:p>09:10:00</text:p>
          </table:table-cell>
          <table:table-cell table:formula="of:=AVERAGE([$'Extended Time Raw Data'.C55];[$'Extended Time Raw Data'.I55];[$'Extended Time Raw Data'.O55])" office:value-type="float" office:value="247.333333333333">
            <text:p>247</text:p>
          </table:table-cell>
          <table:table-cell table:formula="of:=AVERAGE([$'Extended Time Raw Data'.D55];[$'Extended Time Raw Data'.J55];[$'Extended Time Raw Data'.P55])" office:value-type="float" office:value="192.333333333333">
            <text:p>192</text:p>
          </table:table-cell>
          <table:table-cell table:formula="of:=AVERAGE([$'Extended Time Raw Data'.E55];[$'Extended Time Raw Data'.K55];[$'Extended Time Raw Data'.Q55])" office:value-type="float" office:value="393.333333333333">
            <text:p>393</text:p>
          </table:table-cell>
          <table:table-cell table:formula="of:=AVERAGE([$'Extended Time Raw Data'.F55];[$'Extended Time Raw Data'.L55];[$'Extended Time Raw Data'.R55])" office:value-type="float" office:value="404">
            <text:p>404</text:p>
          </table:table-cell>
          <table:table-cell table:formula="of:=AVERAGE([$'Extended Time Raw Data'.G55];[$'Extended Time Raw Data'.M55];[$'Extended Time Raw Data'.S55])" office:value-type="float" office:value="1793.33333333333">
            <text:p>1793</text:p>
          </table:table-cell>
          <table:table-cell table:formula="of:=AVERAGE([$'Extended Time Raw Data'.H55];[$'Extended Time Raw Data'.N55];[$'Extended Time Raw Data'.T55])" office:value-type="float" office:value="1793.66666666667">
            <text:p>1794</text:p>
          </table:table-cell>
          <table:table-cell/>
        </table:table-row>
        <table:table-row table:style-name="ro4">
          <table:table-cell table:formula="of:=TIME(5;0;0)+[$'Extended Time Raw Data'.A57]" office:value-type="time" office:time-value="PT09H15M00S">
            <text:p>09:15:00</text:p>
          </table:table-cell>
          <table:table-cell table:formula="of:=AVERAGE([$'Extended Time Raw Data'.C56];[$'Extended Time Raw Data'.I56];[$'Extended Time Raw Data'.O56])" office:value-type="float" office:value="238">
            <text:p>238</text:p>
          </table:table-cell>
          <table:table-cell table:formula="of:=AVERAGE([$'Extended Time Raw Data'.D56];[$'Extended Time Raw Data'.J56];[$'Extended Time Raw Data'.P56])" office:value-type="float" office:value="184.333333333333">
            <text:p>184</text:p>
          </table:table-cell>
          <table:table-cell table:formula="of:=AVERAGE([$'Extended Time Raw Data'.E56];[$'Extended Time Raw Data'.K56];[$'Extended Time Raw Data'.Q56])" office:value-type="float" office:value="391.333333333333">
            <text:p>391</text:p>
          </table:table-cell>
          <table:table-cell table:formula="of:=AVERAGE([$'Extended Time Raw Data'.F56];[$'Extended Time Raw Data'.L56];[$'Extended Time Raw Data'.R56])" office:value-type="float" office:value="410.333333333333">
            <text:p>410</text:p>
          </table:table-cell>
          <table:table-cell table:formula="of:=AVERAGE([$'Extended Time Raw Data'.G56];[$'Extended Time Raw Data'.M56];[$'Extended Time Raw Data'.S56])" office:value-type="float" office:value="1804.33333333333">
            <text:p>1804</text:p>
          </table:table-cell>
          <table:table-cell table:formula="of:=AVERAGE([$'Extended Time Raw Data'.H56];[$'Extended Time Raw Data'.N56];[$'Extended Time Raw Data'.T56])" office:value-type="float" office:value="1799.66666666667">
            <text:p>1800</text:p>
          </table:table-cell>
          <table:table-cell/>
        </table:table-row>
        <table:table-row table:style-name="ro4">
          <table:table-cell table:formula="of:=TIME(5;0;0)+[$'Extended Time Raw Data'.A58]" office:value-type="time" office:time-value="PT09H20M00S">
            <text:p>09:20:00</text:p>
          </table:table-cell>
          <table:table-cell table:formula="of:=AVERAGE([$'Extended Time Raw Data'.C57];[$'Extended Time Raw Data'.I57];[$'Extended Time Raw Data'.O57])" office:value-type="float" office:value="242">
            <text:p>242</text:p>
          </table:table-cell>
          <table:table-cell table:formula="of:=AVERAGE([$'Extended Time Raw Data'.D57];[$'Extended Time Raw Data'.J57];[$'Extended Time Raw Data'.P57])" office:value-type="float" office:value="183.666666666667">
            <text:p>184</text:p>
          </table:table-cell>
          <table:table-cell table:formula="of:=AVERAGE([$'Extended Time Raw Data'.E57];[$'Extended Time Raw Data'.K57];[$'Extended Time Raw Data'.Q57])" office:value-type="float" office:value="391.666666666667">
            <text:p>392</text:p>
          </table:table-cell>
          <table:table-cell table:formula="of:=AVERAGE([$'Extended Time Raw Data'.F57];[$'Extended Time Raw Data'.L57];[$'Extended Time Raw Data'.R57])" office:value-type="float" office:value="398">
            <text:p>398</text:p>
          </table:table-cell>
          <table:table-cell table:formula="of:=AVERAGE([$'Extended Time Raw Data'.G57];[$'Extended Time Raw Data'.M57];[$'Extended Time Raw Data'.S57])" office:value-type="float" office:value="1786">
            <text:p>1786</text:p>
          </table:table-cell>
          <table:table-cell table:formula="of:=AVERAGE([$'Extended Time Raw Data'.H57];[$'Extended Time Raw Data'.N57];[$'Extended Time Raw Data'.T57])" office:value-type="float" office:value="1771.33333333333">
            <text:p>1771</text:p>
          </table:table-cell>
          <table:table-cell/>
        </table:table-row>
        <table:table-row table:style-name="ro4">
          <table:table-cell table:formula="of:=TIME(5;0;0)+[$'Extended Time Raw Data'.A59]" office:value-type="time" office:time-value="PT09H25M00S">
            <text:p>09:25:00</text:p>
          </table:table-cell>
          <table:table-cell table:formula="of:=AVERAGE([$'Extended Time Raw Data'.C58];[$'Extended Time Raw Data'.I58];[$'Extended Time Raw Data'.O58])" office:value-type="float" office:value="252.333333333333">
            <text:p>252</text:p>
          </table:table-cell>
          <table:table-cell table:formula="of:=AVERAGE([$'Extended Time Raw Data'.D58];[$'Extended Time Raw Data'.J58];[$'Extended Time Raw Data'.P58])" office:value-type="float" office:value="176.666666666667">
            <text:p>177</text:p>
          </table:table-cell>
          <table:table-cell table:formula="of:=AVERAGE([$'Extended Time Raw Data'.E58];[$'Extended Time Raw Data'.K58];[$'Extended Time Raw Data'.Q58])" office:value-type="float" office:value="398.333333333333">
            <text:p>398</text:p>
          </table:table-cell>
          <table:table-cell table:formula="of:=AVERAGE([$'Extended Time Raw Data'.F58];[$'Extended Time Raw Data'.L58];[$'Extended Time Raw Data'.R58])" office:value-type="float" office:value="399">
            <text:p>399</text:p>
          </table:table-cell>
          <table:table-cell table:formula="of:=AVERAGE([$'Extended Time Raw Data'.G58];[$'Extended Time Raw Data'.M58];[$'Extended Time Raw Data'.S58])" office:value-type="float" office:value="1828.66666666667">
            <text:p>1829</text:p>
          </table:table-cell>
          <table:table-cell table:formula="of:=AVERAGE([$'Extended Time Raw Data'.H58];[$'Extended Time Raw Data'.N58];[$'Extended Time Raw Data'.T58])" office:value-type="float" office:value="1810.66666666667">
            <text:p>1811</text:p>
          </table:table-cell>
          <table:table-cell/>
        </table:table-row>
        <table:table-row table:style-name="ro4">
          <table:table-cell table:formula="of:=TIME(5;0;0)+[$'Extended Time Raw Data'.A60]" office:value-type="time" office:time-value="PT09H30M00S">
            <text:p>09:30:00</text:p>
          </table:table-cell>
          <table:table-cell table:formula="of:=AVERAGE([$'Extended Time Raw Data'.C59];[$'Extended Time Raw Data'.I59];[$'Extended Time Raw Data'.O59])" office:value-type="float" office:value="256.333333333333">
            <text:p>256</text:p>
          </table:table-cell>
          <table:table-cell table:formula="of:=AVERAGE([$'Extended Time Raw Data'.D59];[$'Extended Time Raw Data'.J59];[$'Extended Time Raw Data'.P59])" office:value-type="float" office:value="176.666666666667">
            <text:p>177</text:p>
          </table:table-cell>
          <table:table-cell table:formula="of:=AVERAGE([$'Extended Time Raw Data'.E59];[$'Extended Time Raw Data'.K59];[$'Extended Time Raw Data'.Q59])" office:value-type="float" office:value="386.333333333333">
            <text:p>386</text:p>
          </table:table-cell>
          <table:table-cell table:formula="of:=AVERAGE([$'Extended Time Raw Data'.F59];[$'Extended Time Raw Data'.L59];[$'Extended Time Raw Data'.R59])" office:value-type="float" office:value="407.666666666667">
            <text:p>408</text:p>
          </table:table-cell>
          <table:table-cell table:formula="of:=AVERAGE([$'Extended Time Raw Data'.G59];[$'Extended Time Raw Data'.M59];[$'Extended Time Raw Data'.S59])" office:value-type="float" office:value="1806.66666666667">
            <text:p>1807</text:p>
          </table:table-cell>
          <table:table-cell table:formula="of:=AVERAGE([$'Extended Time Raw Data'.H59];[$'Extended Time Raw Data'.N59];[$'Extended Time Raw Data'.T59])" office:value-type="float" office:value="1816">
            <text:p>1816</text:p>
          </table:table-cell>
          <table:table-cell/>
        </table:table-row>
        <table:table-row table:style-name="ro4">
          <table:table-cell table:formula="of:=TIME(5;0;0)+[$'Extended Time Raw Data'.A61]" office:value-type="time" office:time-value="PT09H35M00S">
            <text:p>09:35:00</text:p>
          </table:table-cell>
          <table:table-cell table:formula="of:=AVERAGE([$'Extended Time Raw Data'.C60];[$'Extended Time Raw Data'.I60];[$'Extended Time Raw Data'.O60])" office:value-type="float" office:value="243">
            <text:p>243</text:p>
          </table:table-cell>
          <table:table-cell table:formula="of:=AVERAGE([$'Extended Time Raw Data'.D60];[$'Extended Time Raw Data'.J60];[$'Extended Time Raw Data'.P60])" office:value-type="float" office:value="186.333333333333">
            <text:p>186</text:p>
          </table:table-cell>
          <table:table-cell table:formula="of:=AVERAGE([$'Extended Time Raw Data'.E60];[$'Extended Time Raw Data'.K60];[$'Extended Time Raw Data'.Q60])" office:value-type="float" office:value="384.666666666667">
            <text:p>385</text:p>
          </table:table-cell>
          <table:table-cell table:formula="of:=AVERAGE([$'Extended Time Raw Data'.F60];[$'Extended Time Raw Data'.L60];[$'Extended Time Raw Data'.R60])" office:value-type="float" office:value="401.333333333333">
            <text:p>401</text:p>
          </table:table-cell>
          <table:table-cell table:formula="of:=AVERAGE([$'Extended Time Raw Data'.G60];[$'Extended Time Raw Data'.M60];[$'Extended Time Raw Data'.S60])" office:value-type="float" office:value="1771">
            <text:p>1771</text:p>
          </table:table-cell>
          <table:table-cell table:formula="of:=AVERAGE([$'Extended Time Raw Data'.H60];[$'Extended Time Raw Data'.N60];[$'Extended Time Raw Data'.T60])" office:value-type="float" office:value="1784.33333333333">
            <text:p>1784</text:p>
          </table:table-cell>
          <table:table-cell/>
        </table:table-row>
        <table:table-row table:style-name="ro4">
          <table:table-cell table:formula="of:=TIME(5;0;0)+[$'Extended Time Raw Data'.A62]" office:value-type="time" office:time-value="PT09H40M00S">
            <text:p>09:40:00</text:p>
          </table:table-cell>
          <table:table-cell table:formula="of:=AVERAGE([$'Extended Time Raw Data'.C61];[$'Extended Time Raw Data'.I61];[$'Extended Time Raw Data'.O61])" office:value-type="float" office:value="244">
            <text:p>244</text:p>
          </table:table-cell>
          <table:table-cell table:formula="of:=AVERAGE([$'Extended Time Raw Data'.D61];[$'Extended Time Raw Data'.J61];[$'Extended Time Raw Data'.P61])" office:value-type="float" office:value="184.666666666667">
            <text:p>185</text:p>
          </table:table-cell>
          <table:table-cell table:formula="of:=AVERAGE([$'Extended Time Raw Data'.E61];[$'Extended Time Raw Data'.K61];[$'Extended Time Raw Data'.Q61])" office:value-type="float" office:value="393">
            <text:p>393</text:p>
          </table:table-cell>
          <table:table-cell table:formula="of:=AVERAGE([$'Extended Time Raw Data'.F61];[$'Extended Time Raw Data'.L61];[$'Extended Time Raw Data'.R61])" office:value-type="float" office:value="395">
            <text:p>395</text:p>
          </table:table-cell>
          <table:table-cell table:formula="of:=AVERAGE([$'Extended Time Raw Data'.G61];[$'Extended Time Raw Data'.M61];[$'Extended Time Raw Data'.S61])" office:value-type="float" office:value="1795.66666666667">
            <text:p>1796</text:p>
          </table:table-cell>
          <table:table-cell table:formula="of:=AVERAGE([$'Extended Time Raw Data'.H61];[$'Extended Time Raw Data'.N61];[$'Extended Time Raw Data'.T61])" office:value-type="float" office:value="1790">
            <text:p>1790</text:p>
          </table:table-cell>
          <table:table-cell/>
        </table:table-row>
        <table:table-row table:style-name="ro4">
          <table:table-cell table:formula="of:=TIME(5;0;0)+[$'Extended Time Raw Data'.A63]" office:value-type="time" office:time-value="PT09H45M00S">
            <text:p>09:45:00</text:p>
          </table:table-cell>
          <table:table-cell table:formula="of:=AVERAGE([$'Extended Time Raw Data'.C62];[$'Extended Time Raw Data'.I62];[$'Extended Time Raw Data'.O62])" office:value-type="float" office:value="250">
            <text:p>250</text:p>
          </table:table-cell>
          <table:table-cell table:formula="of:=AVERAGE([$'Extended Time Raw Data'.D62];[$'Extended Time Raw Data'.J62];[$'Extended Time Raw Data'.P62])" office:value-type="float" office:value="175.666666666667">
            <text:p>176</text:p>
          </table:table-cell>
          <table:table-cell table:formula="of:=AVERAGE([$'Extended Time Raw Data'.E62];[$'Extended Time Raw Data'.K62];[$'Extended Time Raw Data'.Q62])" office:value-type="float" office:value="390">
            <text:p>390</text:p>
          </table:table-cell>
          <table:table-cell table:formula="of:=AVERAGE([$'Extended Time Raw Data'.F62];[$'Extended Time Raw Data'.L62];[$'Extended Time Raw Data'.R62])" office:value-type="float" office:value="396">
            <text:p>396</text:p>
          </table:table-cell>
          <table:table-cell table:formula="of:=AVERAGE([$'Extended Time Raw Data'.G62];[$'Extended Time Raw Data'.M62];[$'Extended Time Raw Data'.S62])" office:value-type="float" office:value="1787">
            <text:p>1787</text:p>
          </table:table-cell>
          <table:table-cell table:formula="of:=AVERAGE([$'Extended Time Raw Data'.H62];[$'Extended Time Raw Data'.N62];[$'Extended Time Raw Data'.T62])" office:value-type="float" office:value="1813">
            <text:p>1813</text:p>
          </table:table-cell>
          <table:table-cell/>
        </table:table-row>
        <table:table-row table:style-name="ro4">
          <table:table-cell table:formula="of:=TIME(5;0;0)+[$'Extended Time Raw Data'.A64]" office:value-type="time" office:time-value="PT09H50M00S">
            <text:p>09:50:00</text:p>
          </table:table-cell>
          <table:table-cell table:formula="of:=AVERAGE([$'Extended Time Raw Data'.C63];[$'Extended Time Raw Data'.I63];[$'Extended Time Raw Data'.O63])" office:value-type="float" office:value="249">
            <text:p>249</text:p>
          </table:table-cell>
          <table:table-cell table:formula="of:=AVERAGE([$'Extended Time Raw Data'.D63];[$'Extended Time Raw Data'.J63];[$'Extended Time Raw Data'.P63])" office:value-type="float" office:value="186.333333333333">
            <text:p>186</text:p>
          </table:table-cell>
          <table:table-cell table:formula="of:=AVERAGE([$'Extended Time Raw Data'.E63];[$'Extended Time Raw Data'.K63];[$'Extended Time Raw Data'.Q63])" office:value-type="float" office:value="386.666666666667">
            <text:p>387</text:p>
          </table:table-cell>
          <table:table-cell table:formula="of:=AVERAGE([$'Extended Time Raw Data'.F63];[$'Extended Time Raw Data'.L63];[$'Extended Time Raw Data'.R63])" office:value-type="float" office:value="395.666666666667">
            <text:p>396</text:p>
          </table:table-cell>
          <table:table-cell table:formula="of:=AVERAGE([$'Extended Time Raw Data'.G63];[$'Extended Time Raw Data'.M63];[$'Extended Time Raw Data'.S63])" office:value-type="float" office:value="1838.33333333333">
            <text:p>1838</text:p>
          </table:table-cell>
          <table:table-cell table:formula="of:=AVERAGE([$'Extended Time Raw Data'.H63];[$'Extended Time Raw Data'.N63];[$'Extended Time Raw Data'.T63])" office:value-type="float" office:value="1805.33333333333">
            <text:p>1805</text:p>
          </table:table-cell>
          <table:table-cell/>
        </table:table-row>
        <table:table-row table:style-name="ro4">
          <table:table-cell table:formula="of:=TIME(5;0;0)+[$'Extended Time Raw Data'.A65]" office:value-type="time" office:time-value="PT09H55M00S">
            <text:p>09:55:00</text:p>
          </table:table-cell>
          <table:table-cell table:formula="of:=AVERAGE([$'Extended Time Raw Data'.C64];[$'Extended Time Raw Data'.I64];[$'Extended Time Raw Data'.O64])" office:value-type="float" office:value="235">
            <text:p>235</text:p>
          </table:table-cell>
          <table:table-cell table:formula="of:=AVERAGE([$'Extended Time Raw Data'.D64];[$'Extended Time Raw Data'.J64];[$'Extended Time Raw Data'.P64])" office:value-type="float" office:value="196.666666666667">
            <text:p>197</text:p>
          </table:table-cell>
          <table:table-cell table:formula="of:=AVERAGE([$'Extended Time Raw Data'.E64];[$'Extended Time Raw Data'.K64];[$'Extended Time Raw Data'.Q64])" office:value-type="float" office:value="386">
            <text:p>386</text:p>
          </table:table-cell>
          <table:table-cell table:formula="of:=AVERAGE([$'Extended Time Raw Data'.F64];[$'Extended Time Raw Data'.L64];[$'Extended Time Raw Data'.R64])" office:value-type="float" office:value="407">
            <text:p>407</text:p>
          </table:table-cell>
          <table:table-cell table:formula="of:=AVERAGE([$'Extended Time Raw Data'.G64];[$'Extended Time Raw Data'.M64];[$'Extended Time Raw Data'.S64])" office:value-type="float" office:value="1802.33333333333">
            <text:p>1802</text:p>
          </table:table-cell>
          <table:table-cell table:formula="of:=AVERAGE([$'Extended Time Raw Data'.H64];[$'Extended Time Raw Data'.N64];[$'Extended Time Raw Data'.T64])" office:value-type="float" office:value="1788.66666666667">
            <text:p>1789</text:p>
          </table:table-cell>
          <table:table-cell/>
        </table:table-row>
        <table:table-row table:style-name="ro4">
          <table:table-cell table:formula="of:=TIME(5;0;0)+[$'Extended Time Raw Data'.A66]" office:value-type="time" office:time-value="PT10H00M00S">
            <text:p>10:00:00</text:p>
          </table:table-cell>
          <table:table-cell table:formula="of:=AVERAGE([$'Extended Time Raw Data'.C65];[$'Extended Time Raw Data'.I65];[$'Extended Time Raw Data'.O65])" office:value-type="float" office:value="248.333333333333">
            <text:p>248</text:p>
          </table:table-cell>
          <table:table-cell table:formula="of:=AVERAGE([$'Extended Time Raw Data'.D65];[$'Extended Time Raw Data'.J65];[$'Extended Time Raw Data'.P65])" office:value-type="float" office:value="192">
            <text:p>192</text:p>
          </table:table-cell>
          <table:table-cell table:formula="of:=AVERAGE([$'Extended Time Raw Data'.E65];[$'Extended Time Raw Data'.K65];[$'Extended Time Raw Data'.Q65])" office:value-type="float" office:value="400.333333333333">
            <text:p>400</text:p>
          </table:table-cell>
          <table:table-cell table:formula="of:=AVERAGE([$'Extended Time Raw Data'.F65];[$'Extended Time Raw Data'.L65];[$'Extended Time Raw Data'.R65])" office:value-type="float" office:value="396.333333333333">
            <text:p>396</text:p>
          </table:table-cell>
          <table:table-cell table:formula="of:=AVERAGE([$'Extended Time Raw Data'.G65];[$'Extended Time Raw Data'.M65];[$'Extended Time Raw Data'.S65])" office:value-type="float" office:value="1821.66666666667">
            <text:p>1822</text:p>
          </table:table-cell>
          <table:table-cell table:formula="of:=AVERAGE([$'Extended Time Raw Data'.H65];[$'Extended Time Raw Data'.N65];[$'Extended Time Raw Data'.T65])" office:value-type="float" office:value="1785">
            <text:p>1785</text:p>
          </table:table-cell>
          <table:table-cell/>
        </table:table-row>
        <table:table-row table:style-name="ro4">
          <table:table-cell table:formula="of:=TIME(5;0;0)+[$'Extended Time Raw Data'.A67]" office:value-type="time" office:time-value="PT10H05M00S">
            <text:p>10:05:00</text:p>
          </table:table-cell>
          <table:table-cell table:formula="of:=AVERAGE([$'Extended Time Raw Data'.C66];[$'Extended Time Raw Data'.I66];[$'Extended Time Raw Data'.O66])" office:value-type="float" office:value="228">
            <text:p>228</text:p>
          </table:table-cell>
          <table:table-cell table:formula="of:=AVERAGE([$'Extended Time Raw Data'.D66];[$'Extended Time Raw Data'.J66];[$'Extended Time Raw Data'.P66])" office:value-type="float" office:value="187">
            <text:p>187</text:p>
          </table:table-cell>
          <table:table-cell table:formula="of:=AVERAGE([$'Extended Time Raw Data'.E66];[$'Extended Time Raw Data'.K66];[$'Extended Time Raw Data'.Q66])" office:value-type="float" office:value="393.333333333333">
            <text:p>393</text:p>
          </table:table-cell>
          <table:table-cell table:formula="of:=AVERAGE([$'Extended Time Raw Data'.F66];[$'Extended Time Raw Data'.L66];[$'Extended Time Raw Data'.R66])" office:value-type="float" office:value="393.666666666667">
            <text:p>394</text:p>
          </table:table-cell>
          <table:table-cell table:formula="of:=AVERAGE([$'Extended Time Raw Data'.G66];[$'Extended Time Raw Data'.M66];[$'Extended Time Raw Data'.S66])" office:value-type="float" office:value="1828.66666666667">
            <text:p>1829</text:p>
          </table:table-cell>
          <table:table-cell table:formula="of:=AVERAGE([$'Extended Time Raw Data'.H66];[$'Extended Time Raw Data'.N66];[$'Extended Time Raw Data'.T66])" office:value-type="float" office:value="1794.66666666667">
            <text:p>1795</text:p>
          </table:table-cell>
          <table:table-cell/>
        </table:table-row>
        <table:table-row table:style-name="ro4">
          <table:table-cell table:formula="of:=TIME(5;0;0)+[$'Extended Time Raw Data'.A68]" office:value-type="time" office:time-value="PT10H10M00S">
            <text:p>10:10:00</text:p>
          </table:table-cell>
          <table:table-cell table:formula="of:=AVERAGE([$'Extended Time Raw Data'.C67];[$'Extended Time Raw Data'.I67];[$'Extended Time Raw Data'.O67])" office:value-type="float" office:value="233.666666666667">
            <text:p>234</text:p>
          </table:table-cell>
          <table:table-cell table:formula="of:=AVERAGE([$'Extended Time Raw Data'.D67];[$'Extended Time Raw Data'.J67];[$'Extended Time Raw Data'.P67])" office:value-type="float" office:value="186.666666666667">
            <text:p>187</text:p>
          </table:table-cell>
          <table:table-cell table:formula="of:=AVERAGE([$'Extended Time Raw Data'.E67];[$'Extended Time Raw Data'.K67];[$'Extended Time Raw Data'.Q67])" office:value-type="float" office:value="385.666666666667">
            <text:p>386</text:p>
          </table:table-cell>
          <table:table-cell table:formula="of:=AVERAGE([$'Extended Time Raw Data'.F67];[$'Extended Time Raw Data'.L67];[$'Extended Time Raw Data'.R67])" office:value-type="float" office:value="395.333333333333">
            <text:p>395</text:p>
          </table:table-cell>
          <table:table-cell table:formula="of:=AVERAGE([$'Extended Time Raw Data'.G67];[$'Extended Time Raw Data'.M67];[$'Extended Time Raw Data'.S67])" office:value-type="float" office:value="1816">
            <text:p>1816</text:p>
          </table:table-cell>
          <table:table-cell table:formula="of:=AVERAGE([$'Extended Time Raw Data'.H67];[$'Extended Time Raw Data'.N67];[$'Extended Time Raw Data'.T67])" office:value-type="float" office:value="1798.66666666667">
            <text:p>1799</text:p>
          </table:table-cell>
          <table:table-cell/>
        </table:table-row>
        <table:table-row table:style-name="ro4">
          <table:table-cell table:formula="of:=TIME(5;0;0)+[$'Extended Time Raw Data'.A69]" office:value-type="time" office:time-value="PT10H15M00S">
            <text:p>10:15:00</text:p>
          </table:table-cell>
          <table:table-cell table:formula="of:=AVERAGE([$'Extended Time Raw Data'.C68];[$'Extended Time Raw Data'.I68];[$'Extended Time Raw Data'.O68])" office:value-type="float" office:value="244">
            <text:p>244</text:p>
          </table:table-cell>
          <table:table-cell table:formula="of:=AVERAGE([$'Extended Time Raw Data'.D68];[$'Extended Time Raw Data'.J68];[$'Extended Time Raw Data'.P68])" office:value-type="float" office:value="184">
            <text:p>184</text:p>
          </table:table-cell>
          <table:table-cell table:formula="of:=AVERAGE([$'Extended Time Raw Data'.E68];[$'Extended Time Raw Data'.K68];[$'Extended Time Raw Data'.Q68])" office:value-type="float" office:value="399.666666666667">
            <text:p>400</text:p>
          </table:table-cell>
          <table:table-cell table:formula="of:=AVERAGE([$'Extended Time Raw Data'.F68];[$'Extended Time Raw Data'.L68];[$'Extended Time Raw Data'.R68])" office:value-type="float" office:value="415.333333333333">
            <text:p>415</text:p>
          </table:table-cell>
          <table:table-cell table:formula="of:=AVERAGE([$'Extended Time Raw Data'.G68];[$'Extended Time Raw Data'.M68];[$'Extended Time Raw Data'.S68])" office:value-type="float" office:value="1834.66666666667">
            <text:p>1835</text:p>
          </table:table-cell>
          <table:table-cell table:formula="of:=AVERAGE([$'Extended Time Raw Data'.H68];[$'Extended Time Raw Data'.N68];[$'Extended Time Raw Data'.T68])" office:value-type="float" office:value="1800.66666666667">
            <text:p>1801</text:p>
          </table:table-cell>
          <table:table-cell/>
        </table:table-row>
        <table:table-row table:style-name="ro4">
          <table:table-cell table:formula="of:=TIME(5;0;0)+[$'Extended Time Raw Data'.A70]" office:value-type="time" office:time-value="PT10H20M00S">
            <text:p>10:20:00</text:p>
          </table:table-cell>
          <table:table-cell table:formula="of:=AVERAGE([$'Extended Time Raw Data'.C69];[$'Extended Time Raw Data'.I69];[$'Extended Time Raw Data'.O69])" office:value-type="float" office:value="238.333333333333">
            <text:p>238</text:p>
          </table:table-cell>
          <table:table-cell table:formula="of:=AVERAGE([$'Extended Time Raw Data'.D69];[$'Extended Time Raw Data'.J69];[$'Extended Time Raw Data'.P69])" office:value-type="float" office:value="188">
            <text:p>188</text:p>
          </table:table-cell>
          <table:table-cell table:formula="of:=AVERAGE([$'Extended Time Raw Data'.E69];[$'Extended Time Raw Data'.K69];[$'Extended Time Raw Data'.Q69])" office:value-type="float" office:value="404">
            <text:p>404</text:p>
          </table:table-cell>
          <table:table-cell table:formula="of:=AVERAGE([$'Extended Time Raw Data'.F69];[$'Extended Time Raw Data'.L69];[$'Extended Time Raw Data'.R69])" office:value-type="float" office:value="392.666666666667">
            <text:p>393</text:p>
          </table:table-cell>
          <table:table-cell table:formula="of:=AVERAGE([$'Extended Time Raw Data'.G69];[$'Extended Time Raw Data'.M69];[$'Extended Time Raw Data'.S69])" office:value-type="float" office:value="1814">
            <text:p>1814</text:p>
          </table:table-cell>
          <table:table-cell table:formula="of:=AVERAGE([$'Extended Time Raw Data'.H69];[$'Extended Time Raw Data'.N69];[$'Extended Time Raw Data'.T69])" office:value-type="float" office:value="1820.33333333333">
            <text:p>1820</text:p>
          </table:table-cell>
          <table:table-cell/>
        </table:table-row>
        <table:table-row table:style-name="ro4">
          <table:table-cell table:formula="of:=TIME(5;0;0)+[$'Extended Time Raw Data'.A71]" office:value-type="time" office:time-value="PT10H25M00S">
            <text:p>10:25:00</text:p>
          </table:table-cell>
          <table:table-cell table:formula="of:=AVERAGE([$'Extended Time Raw Data'.C70];[$'Extended Time Raw Data'.I70];[$'Extended Time Raw Data'.O70])" office:value-type="float" office:value="250.333333333333">
            <text:p>250</text:p>
          </table:table-cell>
          <table:table-cell table:formula="of:=AVERAGE([$'Extended Time Raw Data'.D70];[$'Extended Time Raw Data'.J70];[$'Extended Time Raw Data'.P70])" office:value-type="float" office:value="183.666666666667">
            <text:p>184</text:p>
          </table:table-cell>
          <table:table-cell table:formula="of:=AVERAGE([$'Extended Time Raw Data'.E70];[$'Extended Time Raw Data'.K70];[$'Extended Time Raw Data'.Q70])" office:value-type="float" office:value="389">
            <text:p>389</text:p>
          </table:table-cell>
          <table:table-cell table:formula="of:=AVERAGE([$'Extended Time Raw Data'.F70];[$'Extended Time Raw Data'.L70];[$'Extended Time Raw Data'.R70])" office:value-type="float" office:value="383">
            <text:p>383</text:p>
          </table:table-cell>
          <table:table-cell table:formula="of:=AVERAGE([$'Extended Time Raw Data'.G70];[$'Extended Time Raw Data'.M70];[$'Extended Time Raw Data'.S70])" office:value-type="float" office:value="1830.33333333333">
            <text:p>1830</text:p>
          </table:table-cell>
          <table:table-cell table:formula="of:=AVERAGE([$'Extended Time Raw Data'.H70];[$'Extended Time Raw Data'.N70];[$'Extended Time Raw Data'.T70])" office:value-type="float" office:value="1812.33333333333">
            <text:p>1812</text:p>
          </table:table-cell>
          <table:table-cell/>
        </table:table-row>
        <table:table-row table:style-name="ro4">
          <table:table-cell table:formula="of:=TIME(5;0;0)+[$'Extended Time Raw Data'.A72]" office:value-type="time" office:time-value="PT10H30M00S">
            <text:p>10:30:00</text:p>
          </table:table-cell>
          <table:table-cell table:formula="of:=AVERAGE([$'Extended Time Raw Data'.C71];[$'Extended Time Raw Data'.I71];[$'Extended Time Raw Data'.O71])" office:value-type="float" office:value="242.333333333333">
            <text:p>242</text:p>
          </table:table-cell>
          <table:table-cell table:formula="of:=AVERAGE([$'Extended Time Raw Data'.D71];[$'Extended Time Raw Data'.J71];[$'Extended Time Raw Data'.P71])" office:value-type="float" office:value="187.666666666667">
            <text:p>188</text:p>
          </table:table-cell>
          <table:table-cell table:formula="of:=AVERAGE([$'Extended Time Raw Data'.E71];[$'Extended Time Raw Data'.K71];[$'Extended Time Raw Data'.Q71])" office:value-type="float" office:value="382.333333333333">
            <text:p>382</text:p>
          </table:table-cell>
          <table:table-cell table:formula="of:=AVERAGE([$'Extended Time Raw Data'.F71];[$'Extended Time Raw Data'.L71];[$'Extended Time Raw Data'.R71])" office:value-type="float" office:value="408.333333333333">
            <text:p>408</text:p>
          </table:table-cell>
          <table:table-cell table:formula="of:=AVERAGE([$'Extended Time Raw Data'.G71];[$'Extended Time Raw Data'.M71];[$'Extended Time Raw Data'.S71])" office:value-type="float" office:value="1820.33333333333">
            <text:p>1820</text:p>
          </table:table-cell>
          <table:table-cell table:formula="of:=AVERAGE([$'Extended Time Raw Data'.H71];[$'Extended Time Raw Data'.N71];[$'Extended Time Raw Data'.T71])" office:value-type="float" office:value="1802.66666666667">
            <text:p>1803</text:p>
          </table:table-cell>
          <table:table-cell/>
        </table:table-row>
        <table:table-row table:style-name="ro4">
          <table:table-cell table:formula="of:=TIME(5;0;0)+[$'Extended Time Raw Data'.A73]" office:value-type="time" office:time-value="PT10H35M00S">
            <text:p>10:35:00</text:p>
          </table:table-cell>
          <table:table-cell table:formula="of:=AVERAGE([$'Extended Time Raw Data'.C72];[$'Extended Time Raw Data'.I72];[$'Extended Time Raw Data'.O72])" office:value-type="float" office:value="242.333333333333">
            <text:p>242</text:p>
          </table:table-cell>
          <table:table-cell table:formula="of:=AVERAGE([$'Extended Time Raw Data'.D72];[$'Extended Time Raw Data'.J72];[$'Extended Time Raw Data'.P72])" office:value-type="float" office:value="180">
            <text:p>180</text:p>
          </table:table-cell>
          <table:table-cell table:formula="of:=AVERAGE([$'Extended Time Raw Data'.E72];[$'Extended Time Raw Data'.K72];[$'Extended Time Raw Data'.Q72])" office:value-type="float" office:value="384">
            <text:p>384</text:p>
          </table:table-cell>
          <table:table-cell table:formula="of:=AVERAGE([$'Extended Time Raw Data'.F72];[$'Extended Time Raw Data'.L72];[$'Extended Time Raw Data'.R72])" office:value-type="float" office:value="393.333333333333">
            <text:p>393</text:p>
          </table:table-cell>
          <table:table-cell table:formula="of:=AVERAGE([$'Extended Time Raw Data'.G72];[$'Extended Time Raw Data'.M72];[$'Extended Time Raw Data'.S72])" office:value-type="float" office:value="1814.33333333333">
            <text:p>1814</text:p>
          </table:table-cell>
          <table:table-cell table:formula="of:=AVERAGE([$'Extended Time Raw Data'.H72];[$'Extended Time Raw Data'.N72];[$'Extended Time Raw Data'.T72])" office:value-type="float" office:value="1789.66666666667">
            <text:p>1790</text:p>
          </table:table-cell>
          <table:table-cell/>
        </table:table-row>
        <table:table-row table:style-name="ro4">
          <table:table-cell table:formula="of:=TIME(5;0;0)+[$'Extended Time Raw Data'.A74]" office:value-type="time" office:time-value="PT10H40M00S">
            <text:p>10:40:00</text:p>
          </table:table-cell>
          <table:table-cell table:formula="of:=AVERAGE([$'Extended Time Raw Data'.C73];[$'Extended Time Raw Data'.I73];[$'Extended Time Raw Data'.O73])" office:value-type="float" office:value="237.333333333333">
            <text:p>237</text:p>
          </table:table-cell>
          <table:table-cell table:formula="of:=AVERAGE([$'Extended Time Raw Data'.D73];[$'Extended Time Raw Data'.J73];[$'Extended Time Raw Data'.P73])" office:value-type="float" office:value="191.666666666667">
            <text:p>192</text:p>
          </table:table-cell>
          <table:table-cell table:formula="of:=AVERAGE([$'Extended Time Raw Data'.E73];[$'Extended Time Raw Data'.K73];[$'Extended Time Raw Data'.Q73])" office:value-type="float" office:value="383.333333333333">
            <text:p>383</text:p>
          </table:table-cell>
          <table:table-cell table:formula="of:=AVERAGE([$'Extended Time Raw Data'.F73];[$'Extended Time Raw Data'.L73];[$'Extended Time Raw Data'.R73])" office:value-type="float" office:value="400.666666666667">
            <text:p>401</text:p>
          </table:table-cell>
          <table:table-cell table:formula="of:=AVERAGE([$'Extended Time Raw Data'.G73];[$'Extended Time Raw Data'.M73];[$'Extended Time Raw Data'.S73])" office:value-type="float" office:value="1824.66666666667">
            <text:p>1825</text:p>
          </table:table-cell>
          <table:table-cell table:formula="of:=AVERAGE([$'Extended Time Raw Data'.H73];[$'Extended Time Raw Data'.N73];[$'Extended Time Raw Data'.T73])" office:value-type="float" office:value="1836.66666666667">
            <text:p>1837</text:p>
          </table:table-cell>
          <table:table-cell/>
        </table:table-row>
        <table:table-row table:style-name="ro4">
          <table:table-cell table:formula="of:=TIME(5;0;0)+[$'Extended Time Raw Data'.A75]" office:value-type="time" office:time-value="PT10H45M00S">
            <text:p>10:45:00</text:p>
          </table:table-cell>
          <table:table-cell table:formula="of:=AVERAGE([$'Extended Time Raw Data'.C74];[$'Extended Time Raw Data'.I74];[$'Extended Time Raw Data'.O74])" office:value-type="float" office:value="242">
            <text:p>242</text:p>
          </table:table-cell>
          <table:table-cell table:formula="of:=AVERAGE([$'Extended Time Raw Data'.D74];[$'Extended Time Raw Data'.J74];[$'Extended Time Raw Data'.P74])" office:value-type="float" office:value="180.333333333333">
            <text:p>180</text:p>
          </table:table-cell>
          <table:table-cell table:formula="of:=AVERAGE([$'Extended Time Raw Data'.E74];[$'Extended Time Raw Data'.K74];[$'Extended Time Raw Data'.Q74])" office:value-type="float" office:value="387">
            <text:p>387</text:p>
          </table:table-cell>
          <table:table-cell table:formula="of:=AVERAGE([$'Extended Time Raw Data'.F74];[$'Extended Time Raw Data'.L74];[$'Extended Time Raw Data'.R74])" office:value-type="float" office:value="385.666666666667">
            <text:p>386</text:p>
          </table:table-cell>
          <table:table-cell table:formula="of:=AVERAGE([$'Extended Time Raw Data'.G74];[$'Extended Time Raw Data'.M74];[$'Extended Time Raw Data'.S74])" office:value-type="float" office:value="1837">
            <text:p>1837</text:p>
          </table:table-cell>
          <table:table-cell table:formula="of:=AVERAGE([$'Extended Time Raw Data'.H74];[$'Extended Time Raw Data'.N74];[$'Extended Time Raw Data'.T74])" office:value-type="float" office:value="1815.33333333333">
            <text:p>1815</text:p>
          </table:table-cell>
          <table:table-cell/>
        </table:table-row>
        <table:table-row table:style-name="ro4">
          <table:table-cell table:formula="of:=TIME(5;0;0)+[$'Extended Time Raw Data'.A76]" office:value-type="time" office:time-value="PT10H50M00S">
            <text:p>10:50:00</text:p>
          </table:table-cell>
          <table:table-cell table:formula="of:=AVERAGE([$'Extended Time Raw Data'.C75];[$'Extended Time Raw Data'.I75];[$'Extended Time Raw Data'.O75])" office:value-type="float" office:value="246">
            <text:p>246</text:p>
          </table:table-cell>
          <table:table-cell table:formula="of:=AVERAGE([$'Extended Time Raw Data'.D75];[$'Extended Time Raw Data'.J75];[$'Extended Time Raw Data'.P75])" office:value-type="float" office:value="194.333333333333">
            <text:p>194</text:p>
          </table:table-cell>
          <table:table-cell table:formula="of:=AVERAGE([$'Extended Time Raw Data'.E75];[$'Extended Time Raw Data'.K75];[$'Extended Time Raw Data'.Q75])" office:value-type="float" office:value="389">
            <text:p>389</text:p>
          </table:table-cell>
          <table:table-cell table:formula="of:=AVERAGE([$'Extended Time Raw Data'.F75];[$'Extended Time Raw Data'.L75];[$'Extended Time Raw Data'.R75])" office:value-type="float" office:value="398.333333333333">
            <text:p>398</text:p>
          </table:table-cell>
          <table:table-cell table:formula="of:=AVERAGE([$'Extended Time Raw Data'.G75];[$'Extended Time Raw Data'.M75];[$'Extended Time Raw Data'.S75])" office:value-type="float" office:value="1829">
            <text:p>1829</text:p>
          </table:table-cell>
          <table:table-cell table:formula="of:=AVERAGE([$'Extended Time Raw Data'.H75];[$'Extended Time Raw Data'.N75];[$'Extended Time Raw Data'.T75])" office:value-type="float" office:value="1797.33333333333">
            <text:p>1797</text:p>
          </table:table-cell>
          <table:table-cell/>
        </table:table-row>
        <table:table-row table:style-name="ro4">
          <table:table-cell table:formula="of:=TIME(5;0;0)+[$'Extended Time Raw Data'.A77]" office:value-type="time" office:time-value="PT10H55M00S">
            <text:p>10:55:00</text:p>
          </table:table-cell>
          <table:table-cell table:formula="of:=AVERAGE([$'Extended Time Raw Data'.C76];[$'Extended Time Raw Data'.I76];[$'Extended Time Raw Data'.O76])" office:value-type="float" office:value="241">
            <text:p>241</text:p>
          </table:table-cell>
          <table:table-cell table:formula="of:=AVERAGE([$'Extended Time Raw Data'.D76];[$'Extended Time Raw Data'.J76];[$'Extended Time Raw Data'.P76])" office:value-type="float" office:value="182">
            <text:p>182</text:p>
          </table:table-cell>
          <table:table-cell table:formula="of:=AVERAGE([$'Extended Time Raw Data'.E76];[$'Extended Time Raw Data'.K76];[$'Extended Time Raw Data'.Q76])" office:value-type="float" office:value="393.333333333333">
            <text:p>393</text:p>
          </table:table-cell>
          <table:table-cell table:formula="of:=AVERAGE([$'Extended Time Raw Data'.F76];[$'Extended Time Raw Data'.L76];[$'Extended Time Raw Data'.R76])" office:value-type="float" office:value="385">
            <text:p>385</text:p>
          </table:table-cell>
          <table:table-cell table:formula="of:=AVERAGE([$'Extended Time Raw Data'.G76];[$'Extended Time Raw Data'.M76];[$'Extended Time Raw Data'.S76])" office:value-type="float" office:value="1824.66666666667">
            <text:p>1825</text:p>
          </table:table-cell>
          <table:table-cell table:formula="of:=AVERAGE([$'Extended Time Raw Data'.H76];[$'Extended Time Raw Data'.N76];[$'Extended Time Raw Data'.T76])" office:value-type="float" office:value="1805.66666666667">
            <text:p>1806</text:p>
          </table:table-cell>
          <table:table-cell/>
        </table:table-row>
        <table:table-row table:style-name="ro4">
          <table:table-cell table:formula="of:=TIME(5;0;0)+[$'Extended Time Raw Data'.A78]" office:value-type="time" office:time-value="PT11H00M00S">
            <text:p>11:00:00</text:p>
          </table:table-cell>
          <table:table-cell table:formula="of:=AVERAGE([$'Extended Time Raw Data'.C77];[$'Extended Time Raw Data'.I77];[$'Extended Time Raw Data'.O77])" office:value-type="float" office:value="246">
            <text:p>246</text:p>
          </table:table-cell>
          <table:table-cell table:formula="of:=AVERAGE([$'Extended Time Raw Data'.D77];[$'Extended Time Raw Data'.J77];[$'Extended Time Raw Data'.P77])" office:value-type="float" office:value="187">
            <text:p>187</text:p>
          </table:table-cell>
          <table:table-cell table:formula="of:=AVERAGE([$'Extended Time Raw Data'.E77];[$'Extended Time Raw Data'.K77];[$'Extended Time Raw Data'.Q77])" office:value-type="float" office:value="392.666666666667">
            <text:p>393</text:p>
          </table:table-cell>
          <table:table-cell table:formula="of:=AVERAGE([$'Extended Time Raw Data'.F77];[$'Extended Time Raw Data'.L77];[$'Extended Time Raw Data'.R77])" office:value-type="float" office:value="401.666666666667">
            <text:p>402</text:p>
          </table:table-cell>
          <table:table-cell table:formula="of:=AVERAGE([$'Extended Time Raw Data'.G77];[$'Extended Time Raw Data'.M77];[$'Extended Time Raw Data'.S77])" office:value-type="float" office:value="1846">
            <text:p>1846</text:p>
          </table:table-cell>
          <table:table-cell table:formula="of:=AVERAGE([$'Extended Time Raw Data'.H77];[$'Extended Time Raw Data'.N77];[$'Extended Time Raw Data'.T77])" office:value-type="float" office:value="1827.66666666667">
            <text:p>1828</text:p>
          </table:table-cell>
          <table:table-cell/>
        </table:table-row>
        <table:table-row table:style-name="ro4">
          <table:table-cell table:formula="of:=TIME(5;0;0)+[$'Extended Time Raw Data'.A79]" office:value-type="time" office:time-value="PT11H05M00S">
            <text:p>11:05:00</text:p>
          </table:table-cell>
          <table:table-cell table:formula="of:=AVERAGE([$'Extended Time Raw Data'.C78];[$'Extended Time Raw Data'.I78];[$'Extended Time Raw Data'.O78])" office:value-type="float" office:value="240.333333333333">
            <text:p>240</text:p>
          </table:table-cell>
          <table:table-cell table:formula="of:=AVERAGE([$'Extended Time Raw Data'.D78];[$'Extended Time Raw Data'.J78];[$'Extended Time Raw Data'.P78])" office:value-type="float" office:value="184">
            <text:p>184</text:p>
          </table:table-cell>
          <table:table-cell table:formula="of:=AVERAGE([$'Extended Time Raw Data'.E78];[$'Extended Time Raw Data'.K78];[$'Extended Time Raw Data'.Q78])" office:value-type="float" office:value="391.333333333333">
            <text:p>391</text:p>
          </table:table-cell>
          <table:table-cell table:formula="of:=AVERAGE([$'Extended Time Raw Data'.F78];[$'Extended Time Raw Data'.L78];[$'Extended Time Raw Data'.R78])" office:value-type="float" office:value="408.333333333333">
            <text:p>408</text:p>
          </table:table-cell>
          <table:table-cell table:formula="of:=AVERAGE([$'Extended Time Raw Data'.G78];[$'Extended Time Raw Data'.M78];[$'Extended Time Raw Data'.S78])" office:value-type="float" office:value="1832.66666666667">
            <text:p>1833</text:p>
          </table:table-cell>
          <table:table-cell table:formula="of:=AVERAGE([$'Extended Time Raw Data'.H78];[$'Extended Time Raw Data'.N78];[$'Extended Time Raw Data'.T78])" office:value-type="float" office:value="1811">
            <text:p>1811</text:p>
          </table:table-cell>
          <table:table-cell/>
        </table:table-row>
        <table:table-row table:style-name="ro4">
          <table:table-cell table:formula="of:=TIME(5;0;0)+[$'Extended Time Raw Data'.A80]" office:value-type="time" office:time-value="PT11H10M00S">
            <text:p>11:10:00</text:p>
          </table:table-cell>
          <table:table-cell table:formula="of:=AVERAGE([$'Extended Time Raw Data'.C79];[$'Extended Time Raw Data'.I79];[$'Extended Time Raw Data'.O79])" office:value-type="float" office:value="239.333333333333">
            <text:p>239</text:p>
          </table:table-cell>
          <table:table-cell table:formula="of:=AVERAGE([$'Extended Time Raw Data'.D79];[$'Extended Time Raw Data'.J79];[$'Extended Time Raw Data'.P79])" office:value-type="float" office:value="181.333333333333">
            <text:p>181</text:p>
          </table:table-cell>
          <table:table-cell table:formula="of:=AVERAGE([$'Extended Time Raw Data'.E79];[$'Extended Time Raw Data'.K79];[$'Extended Time Raw Data'.Q79])" office:value-type="float" office:value="399.333333333333">
            <text:p>399</text:p>
          </table:table-cell>
          <table:table-cell table:formula="of:=AVERAGE([$'Extended Time Raw Data'.F79];[$'Extended Time Raw Data'.L79];[$'Extended Time Raw Data'.R79])" office:value-type="float" office:value="403">
            <text:p>403</text:p>
          </table:table-cell>
          <table:table-cell table:formula="of:=AVERAGE([$'Extended Time Raw Data'.G79];[$'Extended Time Raw Data'.M79];[$'Extended Time Raw Data'.S79])" office:value-type="float" office:value="1873.66666666667">
            <text:p>1874</text:p>
          </table:table-cell>
          <table:table-cell table:formula="of:=AVERAGE([$'Extended Time Raw Data'.H79];[$'Extended Time Raw Data'.N79];[$'Extended Time Raw Data'.T79])" office:value-type="float" office:value="1809.66666666667">
            <text:p>1810</text:p>
          </table:table-cell>
          <table:table-cell/>
        </table:table-row>
        <table:table-row table:style-name="ro4">
          <table:table-cell table:formula="of:=TIME(5;0;0)+[$'Extended Time Raw Data'.A81]" office:value-type="time" office:time-value="PT11H15M00S">
            <text:p>11:15:00</text:p>
          </table:table-cell>
          <table:table-cell table:formula="of:=AVERAGE([$'Extended Time Raw Data'.C80];[$'Extended Time Raw Data'.I80];[$'Extended Time Raw Data'.O80])" office:value-type="float" office:value="249.333333333333">
            <text:p>249</text:p>
          </table:table-cell>
          <table:table-cell table:formula="of:=AVERAGE([$'Extended Time Raw Data'.D80];[$'Extended Time Raw Data'.J80];[$'Extended Time Raw Data'.P80])" office:value-type="float" office:value="192.666666666667">
            <text:p>193</text:p>
          </table:table-cell>
          <table:table-cell table:formula="of:=AVERAGE([$'Extended Time Raw Data'.E80];[$'Extended Time Raw Data'.K80];[$'Extended Time Raw Data'.Q80])" office:value-type="float" office:value="376">
            <text:p>376</text:p>
          </table:table-cell>
          <table:table-cell table:formula="of:=AVERAGE([$'Extended Time Raw Data'.F80];[$'Extended Time Raw Data'.L80];[$'Extended Time Raw Data'.R80])" office:value-type="float" office:value="388.333333333333">
            <text:p>388</text:p>
          </table:table-cell>
          <table:table-cell table:formula="of:=AVERAGE([$'Extended Time Raw Data'.G80];[$'Extended Time Raw Data'.M80];[$'Extended Time Raw Data'.S80])" office:value-type="float" office:value="1811.66666666667">
            <text:p>1812</text:p>
          </table:table-cell>
          <table:table-cell table:formula="of:=AVERAGE([$'Extended Time Raw Data'.H80];[$'Extended Time Raw Data'.N80];[$'Extended Time Raw Data'.T80])" office:value-type="float" office:value="1823.33333333333">
            <text:p>1823</text:p>
          </table:table-cell>
          <table:table-cell/>
        </table:table-row>
        <table:table-row table:style-name="ro4">
          <table:table-cell table:formula="of:=TIME(5;0;0)+[$'Extended Time Raw Data'.A82]" office:value-type="time" office:time-value="PT11H20M00S">
            <text:p>11:20:00</text:p>
          </table:table-cell>
          <table:table-cell table:formula="of:=AVERAGE([$'Extended Time Raw Data'.C81];[$'Extended Time Raw Data'.I81];[$'Extended Time Raw Data'.O81])" office:value-type="float" office:value="251">
            <text:p>251</text:p>
          </table:table-cell>
          <table:table-cell table:formula="of:=AVERAGE([$'Extended Time Raw Data'.D81];[$'Extended Time Raw Data'.J81];[$'Extended Time Raw Data'.P81])" office:value-type="float" office:value="198.666666666667">
            <text:p>199</text:p>
          </table:table-cell>
          <table:table-cell table:formula="of:=AVERAGE([$'Extended Time Raw Data'.E81];[$'Extended Time Raw Data'.K81];[$'Extended Time Raw Data'.Q81])" office:value-type="float" office:value="412">
            <text:p>412</text:p>
          </table:table-cell>
          <table:table-cell table:formula="of:=AVERAGE([$'Extended Time Raw Data'.F81];[$'Extended Time Raw Data'.L81];[$'Extended Time Raw Data'.R81])" office:value-type="float" office:value="405">
            <text:p>405</text:p>
          </table:table-cell>
          <table:table-cell table:formula="of:=AVERAGE([$'Extended Time Raw Data'.G81];[$'Extended Time Raw Data'.M81];[$'Extended Time Raw Data'.S81])" office:value-type="float" office:value="1822.66666666667">
            <text:p>1823</text:p>
          </table:table-cell>
          <table:table-cell table:formula="of:=AVERAGE([$'Extended Time Raw Data'.H81];[$'Extended Time Raw Data'.N81];[$'Extended Time Raw Data'.T81])" office:value-type="float" office:value="1844.33333333333">
            <text:p>1844</text:p>
          </table:table-cell>
          <table:table-cell/>
        </table:table-row>
        <table:table-row table:style-name="ro4">
          <table:table-cell table:formula="of:=TIME(5;0;0)+[$'Extended Time Raw Data'.A83]" office:value-type="time" office:time-value="PT11H25M00S">
            <text:p>11:25:00</text:p>
          </table:table-cell>
          <table:table-cell table:formula="of:=AVERAGE([$'Extended Time Raw Data'.C82];[$'Extended Time Raw Data'.I82];[$'Extended Time Raw Data'.O82])" office:value-type="float" office:value="244.666666666667">
            <text:p>245</text:p>
          </table:table-cell>
          <table:table-cell table:formula="of:=AVERAGE([$'Extended Time Raw Data'.D82];[$'Extended Time Raw Data'.J82];[$'Extended Time Raw Data'.P82])" office:value-type="float" office:value="184.333333333333">
            <text:p>184</text:p>
          </table:table-cell>
          <table:table-cell table:formula="of:=AVERAGE([$'Extended Time Raw Data'.E82];[$'Extended Time Raw Data'.K82];[$'Extended Time Raw Data'.Q82])" office:value-type="float" office:value="381.666666666667">
            <text:p>382</text:p>
          </table:table-cell>
          <table:table-cell table:formula="of:=AVERAGE([$'Extended Time Raw Data'.F82];[$'Extended Time Raw Data'.L82];[$'Extended Time Raw Data'.R82])" office:value-type="float" office:value="416.333333333333">
            <text:p>416</text:p>
          </table:table-cell>
          <table:table-cell table:formula="of:=AVERAGE([$'Extended Time Raw Data'.G82];[$'Extended Time Raw Data'.M82];[$'Extended Time Raw Data'.S82])" office:value-type="float" office:value="1832.66666666667">
            <text:p>1833</text:p>
          </table:table-cell>
          <table:table-cell table:formula="of:=AVERAGE([$'Extended Time Raw Data'.H82];[$'Extended Time Raw Data'.N82];[$'Extended Time Raw Data'.T82])" office:value-type="float" office:value="1812.66666666667">
            <text:p>1813</text:p>
          </table:table-cell>
          <table:table-cell/>
        </table:table-row>
        <table:table-row table:style-name="ro4">
          <table:table-cell table:formula="of:=TIME(5;0;0)+[$'Extended Time Raw Data'.A84]" office:value-type="time" office:time-value="PT11H30M00S">
            <text:p>11:30:00</text:p>
          </table:table-cell>
          <table:table-cell table:formula="of:=AVERAGE([$'Extended Time Raw Data'.C83];[$'Extended Time Raw Data'.I83];[$'Extended Time Raw Data'.O83])" office:value-type="float" office:value="229">
            <text:p>229</text:p>
          </table:table-cell>
          <table:table-cell table:formula="of:=AVERAGE([$'Extended Time Raw Data'.D83];[$'Extended Time Raw Data'.J83];[$'Extended Time Raw Data'.P83])" office:value-type="float" office:value="183.666666666667">
            <text:p>184</text:p>
          </table:table-cell>
          <table:table-cell table:formula="of:=AVERAGE([$'Extended Time Raw Data'.E83];[$'Extended Time Raw Data'.K83];[$'Extended Time Raw Data'.Q83])" office:value-type="float" office:value="390.333333333333">
            <text:p>390</text:p>
          </table:table-cell>
          <table:table-cell table:formula="of:=AVERAGE([$'Extended Time Raw Data'.F83];[$'Extended Time Raw Data'.L83];[$'Extended Time Raw Data'.R83])" office:value-type="float" office:value="416">
            <text:p>416</text:p>
          </table:table-cell>
          <table:table-cell table:formula="of:=AVERAGE([$'Extended Time Raw Data'.G83];[$'Extended Time Raw Data'.M83];[$'Extended Time Raw Data'.S83])" office:value-type="float" office:value="1837">
            <text:p>1837</text:p>
          </table:table-cell>
          <table:table-cell table:formula="of:=AVERAGE([$'Extended Time Raw Data'.H83];[$'Extended Time Raw Data'.N83];[$'Extended Time Raw Data'.T83])" office:value-type="float" office:value="1844.33333333333">
            <text:p>1844</text:p>
          </table:table-cell>
          <table:table-cell/>
        </table:table-row>
        <table:table-row table:style-name="ro4">
          <table:table-cell table:formula="of:=TIME(5;0;0)+[$'Extended Time Raw Data'.A85]" office:value-type="time" office:time-value="PT11H35M00S">
            <text:p>11:35:00</text:p>
          </table:table-cell>
          <table:table-cell table:formula="of:=AVERAGE([$'Extended Time Raw Data'.C84];[$'Extended Time Raw Data'.I84];[$'Extended Time Raw Data'.O84])" office:value-type="float" office:value="248">
            <text:p>248</text:p>
          </table:table-cell>
          <table:table-cell table:formula="of:=AVERAGE([$'Extended Time Raw Data'.D84];[$'Extended Time Raw Data'.J84];[$'Extended Time Raw Data'.P84])" office:value-type="float" office:value="186.333333333333">
            <text:p>186</text:p>
          </table:table-cell>
          <table:table-cell table:formula="of:=AVERAGE([$'Extended Time Raw Data'.E84];[$'Extended Time Raw Data'.K84];[$'Extended Time Raw Data'.Q84])" office:value-type="float" office:value="400.333333333333">
            <text:p>400</text:p>
          </table:table-cell>
          <table:table-cell table:formula="of:=AVERAGE([$'Extended Time Raw Data'.F84];[$'Extended Time Raw Data'.L84];[$'Extended Time Raw Data'.R84])" office:value-type="float" office:value="407.333333333333">
            <text:p>407</text:p>
          </table:table-cell>
          <table:table-cell table:formula="of:=AVERAGE([$'Extended Time Raw Data'.G84];[$'Extended Time Raw Data'.M84];[$'Extended Time Raw Data'.S84])" office:value-type="float" office:value="1839.66666666667">
            <text:p>1840</text:p>
          </table:table-cell>
          <table:table-cell table:formula="of:=AVERAGE([$'Extended Time Raw Data'.H84];[$'Extended Time Raw Data'.N84];[$'Extended Time Raw Data'.T84])" office:value-type="float" office:value="1809.33333333333">
            <text:p>1809</text:p>
          </table:table-cell>
          <table:table-cell/>
        </table:table-row>
        <table:table-row table:style-name="ro4">
          <table:table-cell table:formula="of:=TIME(5;0;0)+[$'Extended Time Raw Data'.A86]" office:value-type="time" office:time-value="PT11H40M00S">
            <text:p>11:40:00</text:p>
          </table:table-cell>
          <table:table-cell table:formula="of:=AVERAGE([$'Extended Time Raw Data'.C85];[$'Extended Time Raw Data'.I85];[$'Extended Time Raw Data'.O85])" office:value-type="float" office:value="236.333333333333">
            <text:p>236</text:p>
          </table:table-cell>
          <table:table-cell table:formula="of:=AVERAGE([$'Extended Time Raw Data'.D85];[$'Extended Time Raw Data'.J85];[$'Extended Time Raw Data'.P85])" office:value-type="float" office:value="192.333333333333">
            <text:p>192</text:p>
          </table:table-cell>
          <table:table-cell table:formula="of:=AVERAGE([$'Extended Time Raw Data'.E85];[$'Extended Time Raw Data'.K85];[$'Extended Time Raw Data'.Q85])" office:value-type="float" office:value="406">
            <text:p>406</text:p>
          </table:table-cell>
          <table:table-cell table:formula="of:=AVERAGE([$'Extended Time Raw Data'.F85];[$'Extended Time Raw Data'.L85];[$'Extended Time Raw Data'.R85])" office:value-type="float" office:value="396.333333333333">
            <text:p>396</text:p>
          </table:table-cell>
          <table:table-cell table:formula="of:=AVERAGE([$'Extended Time Raw Data'.G85];[$'Extended Time Raw Data'.M85];[$'Extended Time Raw Data'.S85])" office:value-type="float" office:value="1817">
            <text:p>1817</text:p>
          </table:table-cell>
          <table:table-cell table:formula="of:=AVERAGE([$'Extended Time Raw Data'.H85];[$'Extended Time Raw Data'.N85];[$'Extended Time Raw Data'.T85])" office:value-type="float" office:value="1861">
            <text:p>1861</text:p>
          </table:table-cell>
          <table:table-cell/>
        </table:table-row>
        <table:table-row table:style-name="ro4">
          <table:table-cell table:formula="of:=TIME(5;0;0)+[$'Extended Time Raw Data'.A87]" office:value-type="time" office:time-value="PT11H45M00S">
            <text:p>11:45:00</text:p>
          </table:table-cell>
          <table:table-cell table:formula="of:=AVERAGE([$'Extended Time Raw Data'.C86];[$'Extended Time Raw Data'.I86];[$'Extended Time Raw Data'.O86])" office:value-type="float" office:value="242.666666666667">
            <text:p>243</text:p>
          </table:table-cell>
          <table:table-cell table:formula="of:=AVERAGE([$'Extended Time Raw Data'.D86];[$'Extended Time Raw Data'.J86];[$'Extended Time Raw Data'.P86])" office:value-type="float" office:value="199.333333333333">
            <text:p>199</text:p>
          </table:table-cell>
          <table:table-cell table:formula="of:=AVERAGE([$'Extended Time Raw Data'.E86];[$'Extended Time Raw Data'.K86];[$'Extended Time Raw Data'.Q86])" office:value-type="float" office:value="382.666666666667">
            <text:p>383</text:p>
          </table:table-cell>
          <table:table-cell table:formula="of:=AVERAGE([$'Extended Time Raw Data'.F86];[$'Extended Time Raw Data'.L86];[$'Extended Time Raw Data'.R86])" office:value-type="float" office:value="391.666666666667">
            <text:p>392</text:p>
          </table:table-cell>
          <table:table-cell table:formula="of:=AVERAGE([$'Extended Time Raw Data'.G86];[$'Extended Time Raw Data'.M86];[$'Extended Time Raw Data'.S86])" office:value-type="float" office:value="1829">
            <text:p>1829</text:p>
          </table:table-cell>
          <table:table-cell table:formula="of:=AVERAGE([$'Extended Time Raw Data'.H86];[$'Extended Time Raw Data'.N86];[$'Extended Time Raw Data'.T86])" office:value-type="float" office:value="1834.66666666667">
            <text:p>1835</text:p>
          </table:table-cell>
          <table:table-cell/>
        </table:table-row>
        <table:table-row table:style-name="ro4">
          <table:table-cell table:formula="of:=TIME(5;0;0)+[$'Extended Time Raw Data'.A88]" office:value-type="time" office:time-value="PT11H50M00S">
            <text:p>11:50:00</text:p>
          </table:table-cell>
          <table:table-cell table:formula="of:=AVERAGE([$'Extended Time Raw Data'.C87];[$'Extended Time Raw Data'.I87];[$'Extended Time Raw Data'.O87])" office:value-type="float" office:value="243.666666666667">
            <text:p>244</text:p>
          </table:table-cell>
          <table:table-cell table:formula="of:=AVERAGE([$'Extended Time Raw Data'.D87];[$'Extended Time Raw Data'.J87];[$'Extended Time Raw Data'.P87])" office:value-type="float" office:value="189">
            <text:p>189</text:p>
          </table:table-cell>
          <table:table-cell table:formula="of:=AVERAGE([$'Extended Time Raw Data'.E87];[$'Extended Time Raw Data'.K87];[$'Extended Time Raw Data'.Q87])" office:value-type="float" office:value="381.666666666667">
            <text:p>382</text:p>
          </table:table-cell>
          <table:table-cell table:formula="of:=AVERAGE([$'Extended Time Raw Data'.F87];[$'Extended Time Raw Data'.L87];[$'Extended Time Raw Data'.R87])" office:value-type="float" office:value="395">
            <text:p>395</text:p>
          </table:table-cell>
          <table:table-cell table:formula="of:=AVERAGE([$'Extended Time Raw Data'.G87];[$'Extended Time Raw Data'.M87];[$'Extended Time Raw Data'.S87])" office:value-type="float" office:value="1803.66666666667">
            <text:p>1804</text:p>
          </table:table-cell>
          <table:table-cell table:formula="of:=AVERAGE([$'Extended Time Raw Data'.H87];[$'Extended Time Raw Data'.N87];[$'Extended Time Raw Data'.T87])" office:value-type="float" office:value="1826.33333333333">
            <text:p>1826</text:p>
          </table:table-cell>
          <table:table-cell/>
        </table:table-row>
        <table:table-row table:style-name="ro4">
          <table:table-cell table:formula="of:=TIME(5;0;0)+[$'Extended Time Raw Data'.A89]" office:value-type="time" office:time-value="PT11H55M00S">
            <text:p>11:55:00</text:p>
          </table:table-cell>
          <table:table-cell table:formula="of:=AVERAGE([$'Extended Time Raw Data'.C88];[$'Extended Time Raw Data'.I88];[$'Extended Time Raw Data'.O88])" office:value-type="float" office:value="242.333333333333">
            <text:p>242</text:p>
          </table:table-cell>
          <table:table-cell table:formula="of:=AVERAGE([$'Extended Time Raw Data'.D88];[$'Extended Time Raw Data'.J88];[$'Extended Time Raw Data'.P88])" office:value-type="float" office:value="193">
            <text:p>193</text:p>
          </table:table-cell>
          <table:table-cell table:formula="of:=AVERAGE([$'Extended Time Raw Data'.E88];[$'Extended Time Raw Data'.K88];[$'Extended Time Raw Data'.Q88])" office:value-type="float" office:value="385.333333333333">
            <text:p>385</text:p>
          </table:table-cell>
          <table:table-cell table:formula="of:=AVERAGE([$'Extended Time Raw Data'.F88];[$'Extended Time Raw Data'.L88];[$'Extended Time Raw Data'.R88])" office:value-type="float" office:value="399.333333333333">
            <text:p>399</text:p>
          </table:table-cell>
          <table:table-cell table:formula="of:=AVERAGE([$'Extended Time Raw Data'.G88];[$'Extended Time Raw Data'.M88];[$'Extended Time Raw Data'.S88])" office:value-type="float" office:value="1818">
            <text:p>1818</text:p>
          </table:table-cell>
          <table:table-cell table:formula="of:=AVERAGE([$'Extended Time Raw Data'.H88];[$'Extended Time Raw Data'.N88];[$'Extended Time Raw Data'.T88])" office:value-type="float" office:value="1834.33333333333">
            <text:p>1834</text:p>
          </table:table-cell>
          <table:table-cell/>
        </table:table-row>
        <table:table-row table:style-name="ro4">
          <table:table-cell table:formula="of:=TIME(5;0;0)+[$'Extended Time Raw Data'.A90]" office:value-type="time" office:time-value="PT12H00M00S">
            <text:p>12:00:00</text:p>
          </table:table-cell>
          <table:table-cell table:formula="of:=AVERAGE([$'Extended Time Raw Data'.C89];[$'Extended Time Raw Data'.I89];[$'Extended Time Raw Data'.O89])" office:value-type="float" office:value="240.333333333333">
            <text:p>240</text:p>
          </table:table-cell>
          <table:table-cell table:formula="of:=AVERAGE([$'Extended Time Raw Data'.D89];[$'Extended Time Raw Data'.J89];[$'Extended Time Raw Data'.P89])" office:value-type="float" office:value="192.333333333333">
            <text:p>192</text:p>
          </table:table-cell>
          <table:table-cell table:formula="of:=AVERAGE([$'Extended Time Raw Data'.E89];[$'Extended Time Raw Data'.K89];[$'Extended Time Raw Data'.Q89])" office:value-type="float" office:value="383.333333333333">
            <text:p>383</text:p>
          </table:table-cell>
          <table:table-cell table:formula="of:=AVERAGE([$'Extended Time Raw Data'.F89];[$'Extended Time Raw Data'.L89];[$'Extended Time Raw Data'.R89])" office:value-type="float" office:value="400.666666666667">
            <text:p>401</text:p>
          </table:table-cell>
          <table:table-cell table:formula="of:=AVERAGE([$'Extended Time Raw Data'.G89];[$'Extended Time Raw Data'.M89];[$'Extended Time Raw Data'.S89])" office:value-type="float" office:value="1820">
            <text:p>1820</text:p>
          </table:table-cell>
          <table:table-cell table:formula="of:=AVERAGE([$'Extended Time Raw Data'.H89];[$'Extended Time Raw Data'.N89];[$'Extended Time Raw Data'.T89])" office:value-type="float" office:value="1866.33333333333">
            <text:p>1866</text:p>
          </table:table-cell>
          <table:table-cell/>
        </table:table-row>
        <table:table-row table:style-name="ro4">
          <table:table-cell table:formula="of:=TIME(5;0;0)+[$'Extended Time Raw Data'.A91]" office:value-type="time" office:time-value="PT12H05M00S">
            <text:p>12:05:00</text:p>
          </table:table-cell>
          <table:table-cell table:formula="of:=AVERAGE([$'Extended Time Raw Data'.C90];[$'Extended Time Raw Data'.I90];[$'Extended Time Raw Data'.O90])" office:value-type="float" office:value="234.333333333333">
            <text:p>234</text:p>
          </table:table-cell>
          <table:table-cell table:formula="of:=AVERAGE([$'Extended Time Raw Data'.D90];[$'Extended Time Raw Data'.J90];[$'Extended Time Raw Data'.P90])" office:value-type="float" office:value="188.666666666667">
            <text:p>189</text:p>
          </table:table-cell>
          <table:table-cell table:formula="of:=AVERAGE([$'Extended Time Raw Data'.E90];[$'Extended Time Raw Data'.K90];[$'Extended Time Raw Data'.Q90])" office:value-type="float" office:value="381.666666666667">
            <text:p>382</text:p>
          </table:table-cell>
          <table:table-cell table:formula="of:=AVERAGE([$'Extended Time Raw Data'.F90];[$'Extended Time Raw Data'.L90];[$'Extended Time Raw Data'.R90])" office:value-type="float" office:value="391">
            <text:p>391</text:p>
          </table:table-cell>
          <table:table-cell table:formula="of:=AVERAGE([$'Extended Time Raw Data'.G90];[$'Extended Time Raw Data'.M90];[$'Extended Time Raw Data'.S90])" office:value-type="float" office:value="1852">
            <text:p>1852</text:p>
          </table:table-cell>
          <table:table-cell table:formula="of:=AVERAGE([$'Extended Time Raw Data'.H90];[$'Extended Time Raw Data'.N90];[$'Extended Time Raw Data'.T90])" office:value-type="float" office:value="1853">
            <text:p>1853</text:p>
          </table:table-cell>
          <table:table-cell/>
        </table:table-row>
        <table:table-row table:style-name="ro4">
          <table:table-cell table:formula="of:=TIME(5;0;0)+[$'Extended Time Raw Data'.A92]" office:value-type="time" office:time-value="PT12H10M00S">
            <text:p>12:10:00</text:p>
          </table:table-cell>
          <table:table-cell table:formula="of:=AVERAGE([$'Extended Time Raw Data'.C91];[$'Extended Time Raw Data'.I91];[$'Extended Time Raw Data'.O91])" office:value-type="float" office:value="245">
            <text:p>245</text:p>
          </table:table-cell>
          <table:table-cell table:formula="of:=AVERAGE([$'Extended Time Raw Data'.D91];[$'Extended Time Raw Data'.J91];[$'Extended Time Raw Data'.P91])" office:value-type="float" office:value="187.333333333333">
            <text:p>187</text:p>
          </table:table-cell>
          <table:table-cell table:formula="of:=AVERAGE([$'Extended Time Raw Data'.E91];[$'Extended Time Raw Data'.K91];[$'Extended Time Raw Data'.Q91])" office:value-type="float" office:value="378.666666666667">
            <text:p>379</text:p>
          </table:table-cell>
          <table:table-cell table:formula="of:=AVERAGE([$'Extended Time Raw Data'.F91];[$'Extended Time Raw Data'.L91];[$'Extended Time Raw Data'.R91])" office:value-type="float" office:value="390.666666666667">
            <text:p>391</text:p>
          </table:table-cell>
          <table:table-cell table:formula="of:=AVERAGE([$'Extended Time Raw Data'.G91];[$'Extended Time Raw Data'.M91];[$'Extended Time Raw Data'.S91])" office:value-type="float" office:value="1849.66666666667">
            <text:p>1850</text:p>
          </table:table-cell>
          <table:table-cell table:formula="of:=AVERAGE([$'Extended Time Raw Data'.H91];[$'Extended Time Raw Data'.N91];[$'Extended Time Raw Data'.T91])" office:value-type="float" office:value="1837.33333333333">
            <text:p>1837</text:p>
          </table:table-cell>
          <table:table-cell/>
        </table:table-row>
        <table:table-row table:style-name="ro4">
          <table:table-cell table:formula="of:=TIME(5;0;0)+[$'Extended Time Raw Data'.A93]" office:value-type="time" office:time-value="PT12H15M00S">
            <text:p>12:15:00</text:p>
          </table:table-cell>
          <table:table-cell table:formula="of:=AVERAGE([$'Extended Time Raw Data'.C92];[$'Extended Time Raw Data'.I92];[$'Extended Time Raw Data'.O92])" office:value-type="float" office:value="234.333333333333">
            <text:p>234</text:p>
          </table:table-cell>
          <table:table-cell table:formula="of:=AVERAGE([$'Extended Time Raw Data'.D92];[$'Extended Time Raw Data'.J92];[$'Extended Time Raw Data'.P92])" office:value-type="float" office:value="184.666666666667">
            <text:p>185</text:p>
          </table:table-cell>
          <table:table-cell table:formula="of:=AVERAGE([$'Extended Time Raw Data'.E92];[$'Extended Time Raw Data'.K92];[$'Extended Time Raw Data'.Q92])" office:value-type="float" office:value="388.333333333333">
            <text:p>388</text:p>
          </table:table-cell>
          <table:table-cell table:formula="of:=AVERAGE([$'Extended Time Raw Data'.F92];[$'Extended Time Raw Data'.L92];[$'Extended Time Raw Data'.R92])" office:value-type="float" office:value="394.333333333333">
            <text:p>394</text:p>
          </table:table-cell>
          <table:table-cell table:formula="of:=AVERAGE([$'Extended Time Raw Data'.G92];[$'Extended Time Raw Data'.M92];[$'Extended Time Raw Data'.S92])" office:value-type="float" office:value="1829.33333333333">
            <text:p>1829</text:p>
          </table:table-cell>
          <table:table-cell table:formula="of:=AVERAGE([$'Extended Time Raw Data'.H92];[$'Extended Time Raw Data'.N92];[$'Extended Time Raw Data'.T92])" office:value-type="float" office:value="1817">
            <text:p>1817</text:p>
          </table:table-cell>
          <table:table-cell/>
        </table:table-row>
        <table:table-row table:style-name="ro4">
          <table:table-cell table:formula="of:=TIME(5;0;0)+[$'Extended Time Raw Data'.A94]" office:value-type="time" office:time-value="PT12H20M00S">
            <text:p>12:20:00</text:p>
          </table:table-cell>
          <table:table-cell table:formula="of:=AVERAGE([$'Extended Time Raw Data'.C93];[$'Extended Time Raw Data'.I93];[$'Extended Time Raw Data'.O93])" office:value-type="float" office:value="232.666666666667">
            <text:p>233</text:p>
          </table:table-cell>
          <table:table-cell table:formula="of:=AVERAGE([$'Extended Time Raw Data'.D93];[$'Extended Time Raw Data'.J93];[$'Extended Time Raw Data'.P93])" office:value-type="float" office:value="185.666666666667">
            <text:p>186</text:p>
          </table:table-cell>
          <table:table-cell table:formula="of:=AVERAGE([$'Extended Time Raw Data'.E93];[$'Extended Time Raw Data'.K93];[$'Extended Time Raw Data'.Q93])" office:value-type="float" office:value="376.666666666667">
            <text:p>377</text:p>
          </table:table-cell>
          <table:table-cell table:formula="of:=AVERAGE([$'Extended Time Raw Data'.F93];[$'Extended Time Raw Data'.L93];[$'Extended Time Raw Data'.R93])" office:value-type="float" office:value="386">
            <text:p>386</text:p>
          </table:table-cell>
          <table:table-cell table:formula="of:=AVERAGE([$'Extended Time Raw Data'.G93];[$'Extended Time Raw Data'.M93];[$'Extended Time Raw Data'.S93])" office:value-type="float" office:value="1818.33333333333">
            <text:p>1818</text:p>
          </table:table-cell>
          <table:table-cell table:formula="of:=AVERAGE([$'Extended Time Raw Data'.H93];[$'Extended Time Raw Data'.N93];[$'Extended Time Raw Data'.T93])" office:value-type="float" office:value="1807.33333333333">
            <text:p>1807</text:p>
          </table:table-cell>
          <table:table-cell/>
        </table:table-row>
        <table:table-row table:style-name="ro4">
          <table:table-cell table:formula="of:=TIME(5;0;0)+[$'Extended Time Raw Data'.A95]" office:value-type="time" office:time-value="PT12H25M00S">
            <text:p>12:25:00</text:p>
          </table:table-cell>
          <table:table-cell table:formula="of:=AVERAGE([$'Extended Time Raw Data'.C94];[$'Extended Time Raw Data'.I94];[$'Extended Time Raw Data'.O94])" office:value-type="float" office:value="243.333333333333">
            <text:p>243</text:p>
          </table:table-cell>
          <table:table-cell table:formula="of:=AVERAGE([$'Extended Time Raw Data'.D94];[$'Extended Time Raw Data'.J94];[$'Extended Time Raw Data'.P94])" office:value-type="float" office:value="185.666666666667">
            <text:p>186</text:p>
          </table:table-cell>
          <table:table-cell table:formula="of:=AVERAGE([$'Extended Time Raw Data'.E94];[$'Extended Time Raw Data'.K94];[$'Extended Time Raw Data'.Q94])" office:value-type="float" office:value="385">
            <text:p>385</text:p>
          </table:table-cell>
          <table:table-cell table:formula="of:=AVERAGE([$'Extended Time Raw Data'.F94];[$'Extended Time Raw Data'.L94];[$'Extended Time Raw Data'.R94])" office:value-type="float" office:value="408.333333333333">
            <text:p>408</text:p>
          </table:table-cell>
          <table:table-cell table:formula="of:=AVERAGE([$'Extended Time Raw Data'.G94];[$'Extended Time Raw Data'.M94];[$'Extended Time Raw Data'.S94])" office:value-type="float" office:value="1852.33333333333">
            <text:p>1852</text:p>
          </table:table-cell>
          <table:table-cell table:formula="of:=AVERAGE([$'Extended Time Raw Data'.H94];[$'Extended Time Raw Data'.N94];[$'Extended Time Raw Data'.T94])" office:value-type="float" office:value="1840">
            <text:p>1840</text:p>
          </table:table-cell>
          <table:table-cell/>
        </table:table-row>
        <table:table-row table:style-name="ro4">
          <table:table-cell table:formula="of:=TIME(5;0;0)+[$'Extended Time Raw Data'.A96]" office:value-type="time" office:time-value="PT12H30M00S">
            <text:p>12:30:00</text:p>
          </table:table-cell>
          <table:table-cell table:formula="of:=AVERAGE([$'Extended Time Raw Data'.C95];[$'Extended Time Raw Data'.I95];[$'Extended Time Raw Data'.O95])" office:value-type="float" office:value="258">
            <text:p>258</text:p>
          </table:table-cell>
          <table:table-cell table:formula="of:=AVERAGE([$'Extended Time Raw Data'.D95];[$'Extended Time Raw Data'.J95];[$'Extended Time Raw Data'.P95])" office:value-type="float" office:value="178">
            <text:p>178</text:p>
          </table:table-cell>
          <table:table-cell table:formula="of:=AVERAGE([$'Extended Time Raw Data'.E95];[$'Extended Time Raw Data'.K95];[$'Extended Time Raw Data'.Q95])" office:value-type="float" office:value="381.666666666667">
            <text:p>382</text:p>
          </table:table-cell>
          <table:table-cell table:formula="of:=AVERAGE([$'Extended Time Raw Data'.F95];[$'Extended Time Raw Data'.L95];[$'Extended Time Raw Data'.R95])" office:value-type="float" office:value="395.333333333333">
            <text:p>395</text:p>
          </table:table-cell>
          <table:table-cell table:formula="of:=AVERAGE([$'Extended Time Raw Data'.G95];[$'Extended Time Raw Data'.M95];[$'Extended Time Raw Data'.S95])" office:value-type="float" office:value="1855.66666666667">
            <text:p>1856</text:p>
          </table:table-cell>
          <table:table-cell table:formula="of:=AVERAGE([$'Extended Time Raw Data'.H95];[$'Extended Time Raw Data'.N95];[$'Extended Time Raw Data'.T95])" office:value-type="float" office:value="1817.33333333333">
            <text:p>1817</text:p>
          </table:table-cell>
          <table:table-cell/>
        </table:table-row>
        <table:table-row table:style-name="ro4">
          <table:table-cell table:formula="of:=TIME(5;0;0)+[$'Extended Time Raw Data'.A97]" office:value-type="time" office:time-value="PT12H35M00S">
            <text:p>12:35:00</text:p>
          </table:table-cell>
          <table:table-cell table:formula="of:=AVERAGE([$'Extended Time Raw Data'.C96];[$'Extended Time Raw Data'.I96];[$'Extended Time Raw Data'.O96])" office:value-type="float" office:value="245">
            <text:p>245</text:p>
          </table:table-cell>
          <table:table-cell table:formula="of:=AVERAGE([$'Extended Time Raw Data'.D96];[$'Extended Time Raw Data'.J96];[$'Extended Time Raw Data'.P96])" office:value-type="float" office:value="189.666666666667">
            <text:p>190</text:p>
          </table:table-cell>
          <table:table-cell table:formula="of:=AVERAGE([$'Extended Time Raw Data'.E96];[$'Extended Time Raw Data'.K96];[$'Extended Time Raw Data'.Q96])" office:value-type="float" office:value="385.666666666667">
            <text:p>386</text:p>
          </table:table-cell>
          <table:table-cell table:formula="of:=AVERAGE([$'Extended Time Raw Data'.F96];[$'Extended Time Raw Data'.L96];[$'Extended Time Raw Data'.R96])" office:value-type="float" office:value="403">
            <text:p>403</text:p>
          </table:table-cell>
          <table:table-cell table:formula="of:=AVERAGE([$'Extended Time Raw Data'.G96];[$'Extended Time Raw Data'.M96];[$'Extended Time Raw Data'.S96])" office:value-type="float" office:value="1821.33333333333">
            <text:p>1821</text:p>
          </table:table-cell>
          <table:table-cell table:formula="of:=AVERAGE([$'Extended Time Raw Data'.H96];[$'Extended Time Raw Data'.N96];[$'Extended Time Raw Data'.T96])" office:value-type="float" office:value="1852">
            <text:p>1852</text:p>
          </table:table-cell>
          <table:table-cell/>
        </table:table-row>
        <table:table-row table:style-name="ro4">
          <table:table-cell table:formula="of:=TIME(5;0;0)+[$'Extended Time Raw Data'.A98]" office:value-type="time" office:time-value="PT12H40M00S">
            <text:p>12:40:00</text:p>
          </table:table-cell>
          <table:table-cell table:formula="of:=AVERAGE([$'Extended Time Raw Data'.C97];[$'Extended Time Raw Data'.I97];[$'Extended Time Raw Data'.O97])" office:value-type="float" office:value="244">
            <text:p>244</text:p>
          </table:table-cell>
          <table:table-cell table:formula="of:=AVERAGE([$'Extended Time Raw Data'.D97];[$'Extended Time Raw Data'.J97];[$'Extended Time Raw Data'.P97])" office:value-type="float" office:value="189">
            <text:p>189</text:p>
          </table:table-cell>
          <table:table-cell table:formula="of:=AVERAGE([$'Extended Time Raw Data'.E97];[$'Extended Time Raw Data'.K97];[$'Extended Time Raw Data'.Q97])" office:value-type="float" office:value="390.666666666667">
            <text:p>391</text:p>
          </table:table-cell>
          <table:table-cell table:formula="of:=AVERAGE([$'Extended Time Raw Data'.F97];[$'Extended Time Raw Data'.L97];[$'Extended Time Raw Data'.R97])" office:value-type="float" office:value="409.666666666667">
            <text:p>410</text:p>
          </table:table-cell>
          <table:table-cell table:formula="of:=AVERAGE([$'Extended Time Raw Data'.G97];[$'Extended Time Raw Data'.M97];[$'Extended Time Raw Data'.S97])" office:value-type="float" office:value="1832.66666666667">
            <text:p>1833</text:p>
          </table:table-cell>
          <table:table-cell table:formula="of:=AVERAGE([$'Extended Time Raw Data'.H97];[$'Extended Time Raw Data'.N97];[$'Extended Time Raw Data'.T97])" office:value-type="float" office:value="1819.66666666667">
            <text:p>1820</text:p>
          </table:table-cell>
          <table:table-cell/>
        </table:table-row>
        <table:table-row table:style-name="ro4">
          <table:table-cell table:formula="of:=TIME(5;0;0)+[$'Extended Time Raw Data'.A99]" office:value-type="time" office:time-value="PT12H45M00S">
            <text:p>12:45:00</text:p>
          </table:table-cell>
          <table:table-cell table:formula="of:=AVERAGE([$'Extended Time Raw Data'.C98];[$'Extended Time Raw Data'.I98];[$'Extended Time Raw Data'.O98])" office:value-type="float" office:value="244.333333333333">
            <text:p>244</text:p>
          </table:table-cell>
          <table:table-cell table:formula="of:=AVERAGE([$'Extended Time Raw Data'.D98];[$'Extended Time Raw Data'.J98];[$'Extended Time Raw Data'.P98])" office:value-type="float" office:value="190">
            <text:p>190</text:p>
          </table:table-cell>
          <table:table-cell table:formula="of:=AVERAGE([$'Extended Time Raw Data'.E98];[$'Extended Time Raw Data'.K98];[$'Extended Time Raw Data'.Q98])" office:value-type="float" office:value="396.666666666667">
            <text:p>397</text:p>
          </table:table-cell>
          <table:table-cell table:formula="of:=AVERAGE([$'Extended Time Raw Data'.F98];[$'Extended Time Raw Data'.L98];[$'Extended Time Raw Data'.R98])" office:value-type="float" office:value="409">
            <text:p>409</text:p>
          </table:table-cell>
          <table:table-cell table:formula="of:=AVERAGE([$'Extended Time Raw Data'.G98];[$'Extended Time Raw Data'.M98];[$'Extended Time Raw Data'.S98])" office:value-type="float" office:value="1833.33333333333">
            <text:p>1833</text:p>
          </table:table-cell>
          <table:table-cell table:formula="of:=AVERAGE([$'Extended Time Raw Data'.H98];[$'Extended Time Raw Data'.N98];[$'Extended Time Raw Data'.T98])" office:value-type="float" office:value="1872.66666666667">
            <text:p>1873</text:p>
          </table:table-cell>
          <table:table-cell/>
        </table:table-row>
        <table:table-row table:style-name="ro4">
          <table:table-cell table:formula="of:=TIME(5;0;0)+[$'Extended Time Raw Data'.A100]" office:value-type="time" office:time-value="PT12H50M00S">
            <text:p>12:50:00</text:p>
          </table:table-cell>
          <table:table-cell table:formula="of:=AVERAGE([$'Extended Time Raw Data'.C99];[$'Extended Time Raw Data'.I99];[$'Extended Time Raw Data'.O99])" office:value-type="float" office:value="235">
            <text:p>235</text:p>
          </table:table-cell>
          <table:table-cell table:formula="of:=AVERAGE([$'Extended Time Raw Data'.D99];[$'Extended Time Raw Data'.J99];[$'Extended Time Raw Data'.P99])" office:value-type="float" office:value="190.333333333333">
            <text:p>190</text:p>
          </table:table-cell>
          <table:table-cell table:formula="of:=AVERAGE([$'Extended Time Raw Data'.E99];[$'Extended Time Raw Data'.K99];[$'Extended Time Raw Data'.Q99])" office:value-type="float" office:value="383.333333333333">
            <text:p>383</text:p>
          </table:table-cell>
          <table:table-cell table:formula="of:=AVERAGE([$'Extended Time Raw Data'.F99];[$'Extended Time Raw Data'.L99];[$'Extended Time Raw Data'.R99])" office:value-type="float" office:value="385.666666666667">
            <text:p>386</text:p>
          </table:table-cell>
          <table:table-cell table:formula="of:=AVERAGE([$'Extended Time Raw Data'.G99];[$'Extended Time Raw Data'.M99];[$'Extended Time Raw Data'.S99])" office:value-type="float" office:value="1830.66666666667">
            <text:p>1831</text:p>
          </table:table-cell>
          <table:table-cell table:formula="of:=AVERAGE([$'Extended Time Raw Data'.H99];[$'Extended Time Raw Data'.N99];[$'Extended Time Raw Data'.T99])" office:value-type="float" office:value="1848">
            <text:p>1848</text:p>
          </table:table-cell>
          <table:table-cell/>
        </table:table-row>
        <table:table-row table:style-name="ro4">
          <table:table-cell table:formula="of:=TIME(5;0;0)+[$'Extended Time Raw Data'.A101]" office:value-type="time" office:time-value="PT12H55M00S">
            <text:p>12:55:00</text:p>
          </table:table-cell>
          <table:table-cell table:formula="of:=AVERAGE([$'Extended Time Raw Data'.C100];[$'Extended Time Raw Data'.I100];[$'Extended Time Raw Data'.O100])" office:value-type="float" office:value="238">
            <text:p>238</text:p>
          </table:table-cell>
          <table:table-cell table:formula="of:=AVERAGE([$'Extended Time Raw Data'.D100];[$'Extended Time Raw Data'.J100];[$'Extended Time Raw Data'.P100])" office:value-type="float" office:value="187.666666666667">
            <text:p>188</text:p>
          </table:table-cell>
          <table:table-cell table:formula="of:=AVERAGE([$'Extended Time Raw Data'.E100];[$'Extended Time Raw Data'.K100];[$'Extended Time Raw Data'.Q100])" office:value-type="float" office:value="393.333333333333">
            <text:p>393</text:p>
          </table:table-cell>
          <table:table-cell table:formula="of:=AVERAGE([$'Extended Time Raw Data'.F100];[$'Extended Time Raw Data'.L100];[$'Extended Time Raw Data'.R100])" office:value-type="float" office:value="409.333333333333">
            <text:p>409</text:p>
          </table:table-cell>
          <table:table-cell table:formula="of:=AVERAGE([$'Extended Time Raw Data'.G100];[$'Extended Time Raw Data'.M100];[$'Extended Time Raw Data'.S100])" office:value-type="float" office:value="1837.66666666667">
            <text:p>1838</text:p>
          </table:table-cell>
          <table:table-cell table:formula="of:=AVERAGE([$'Extended Time Raw Data'.H100];[$'Extended Time Raw Data'.N100];[$'Extended Time Raw Data'.T100])" office:value-type="float" office:value="1841">
            <text:p>1841</text:p>
          </table:table-cell>
          <table:table-cell/>
        </table:table-row>
        <table:table-row table:style-name="ro4">
          <table:table-cell table:formula="of:=TIME(5;0;0)+[$'Extended Time Raw Data'.A102]" office:value-type="time" office:time-value="PT13H00M00S">
            <text:p>13:00:00</text:p>
          </table:table-cell>
          <table:table-cell table:formula="of:=AVERAGE([$'Extended Time Raw Data'.C101];[$'Extended Time Raw Data'.I101];[$'Extended Time Raw Data'.O101])" office:value-type="float" office:value="244.333333333333">
            <text:p>244</text:p>
          </table:table-cell>
          <table:table-cell table:formula="of:=AVERAGE([$'Extended Time Raw Data'.D101];[$'Extended Time Raw Data'.J101];[$'Extended Time Raw Data'.P101])" office:value-type="float" office:value="185.333333333333">
            <text:p>185</text:p>
          </table:table-cell>
          <table:table-cell table:formula="of:=AVERAGE([$'Extended Time Raw Data'.E101];[$'Extended Time Raw Data'.K101];[$'Extended Time Raw Data'.Q101])" office:value-type="float" office:value="393">
            <text:p>393</text:p>
          </table:table-cell>
          <table:table-cell table:formula="of:=AVERAGE([$'Extended Time Raw Data'.F101];[$'Extended Time Raw Data'.L101];[$'Extended Time Raw Data'.R101])" office:value-type="float" office:value="410.666666666667">
            <text:p>411</text:p>
          </table:table-cell>
          <table:table-cell table:formula="of:=AVERAGE([$'Extended Time Raw Data'.G101];[$'Extended Time Raw Data'.M101];[$'Extended Time Raw Data'.S101])" office:value-type="float" office:value="1861.33333333333">
            <text:p>1861</text:p>
          </table:table-cell>
          <table:table-cell table:formula="of:=AVERAGE([$'Extended Time Raw Data'.H101];[$'Extended Time Raw Data'.N101];[$'Extended Time Raw Data'.T101])" office:value-type="float" office:value="1829.33333333333">
            <text:p>1829</text:p>
          </table:table-cell>
          <table:table-cell/>
        </table:table-row>
        <table:table-row table:style-name="ro4">
          <table:table-cell table:formula="of:=TIME(5;0;0)+[$'Extended Time Raw Data'.A103]" office:value-type="time" office:time-value="PT13H05M00S">
            <text:p>13:05:00</text:p>
          </table:table-cell>
          <table:table-cell table:formula="of:=AVERAGE([$'Extended Time Raw Data'.C102];[$'Extended Time Raw Data'.I102];[$'Extended Time Raw Data'.O102])" office:value-type="float" office:value="244.666666666667">
            <text:p>245</text:p>
          </table:table-cell>
          <table:table-cell table:formula="of:=AVERAGE([$'Extended Time Raw Data'.D102];[$'Extended Time Raw Data'.J102];[$'Extended Time Raw Data'.P102])" office:value-type="float" office:value="193">
            <text:p>193</text:p>
          </table:table-cell>
          <table:table-cell table:formula="of:=AVERAGE([$'Extended Time Raw Data'.E102];[$'Extended Time Raw Data'.K102];[$'Extended Time Raw Data'.Q102])" office:value-type="float" office:value="389.666666666667">
            <text:p>390</text:p>
          </table:table-cell>
          <table:table-cell table:formula="of:=AVERAGE([$'Extended Time Raw Data'.F102];[$'Extended Time Raw Data'.L102];[$'Extended Time Raw Data'.R102])" office:value-type="float" office:value="404.333333333333">
            <text:p>404</text:p>
          </table:table-cell>
          <table:table-cell table:formula="of:=AVERAGE([$'Extended Time Raw Data'.G102];[$'Extended Time Raw Data'.M102];[$'Extended Time Raw Data'.S102])" office:value-type="float" office:value="1843.66666666667">
            <text:p>1844</text:p>
          </table:table-cell>
          <table:table-cell table:formula="of:=AVERAGE([$'Extended Time Raw Data'.H102];[$'Extended Time Raw Data'.N102];[$'Extended Time Raw Data'.T102])" office:value-type="float" office:value="1831.33333333333">
            <text:p>1831</text:p>
          </table:table-cell>
          <table:table-cell/>
        </table:table-row>
        <table:table-row table:style-name="ro4">
          <table:table-cell table:formula="of:=TIME(5;0;0)+[$'Extended Time Raw Data'.A104]" office:value-type="time" office:time-value="PT13H10M00S">
            <text:p>13:10:00</text:p>
          </table:table-cell>
          <table:table-cell table:formula="of:=AVERAGE([$'Extended Time Raw Data'.C103];[$'Extended Time Raw Data'.I103];[$'Extended Time Raw Data'.O103])" office:value-type="float" office:value="244.666666666667">
            <text:p>245</text:p>
          </table:table-cell>
          <table:table-cell table:formula="of:=AVERAGE([$'Extended Time Raw Data'.D103];[$'Extended Time Raw Data'.J103];[$'Extended Time Raw Data'.P103])" office:value-type="float" office:value="184.666666666667">
            <text:p>185</text:p>
          </table:table-cell>
          <table:table-cell table:formula="of:=AVERAGE([$'Extended Time Raw Data'.E103];[$'Extended Time Raw Data'.K103];[$'Extended Time Raw Data'.Q103])" office:value-type="float" office:value="386.666666666667">
            <text:p>387</text:p>
          </table:table-cell>
          <table:table-cell table:formula="of:=AVERAGE([$'Extended Time Raw Data'.F103];[$'Extended Time Raw Data'.L103];[$'Extended Time Raw Data'.R103])" office:value-type="float" office:value="391.333333333333">
            <text:p>391</text:p>
          </table:table-cell>
          <table:table-cell table:formula="of:=AVERAGE([$'Extended Time Raw Data'.G103];[$'Extended Time Raw Data'.M103];[$'Extended Time Raw Data'.S103])" office:value-type="float" office:value="1810">
            <text:p>1810</text:p>
          </table:table-cell>
          <table:table-cell table:formula="of:=AVERAGE([$'Extended Time Raw Data'.H103];[$'Extended Time Raw Data'.N103];[$'Extended Time Raw Data'.T103])" office:value-type="float" office:value="1841.33333333333">
            <text:p>1841</text:p>
          </table:table-cell>
          <table:table-cell/>
        </table:table-row>
        <table:table-row table:style-name="ro4">
          <table:table-cell table:formula="of:=TIME(5;0;0)+[$'Extended Time Raw Data'.A105]" office:value-type="time" office:time-value="PT13H15M00S">
            <text:p>13:15:00</text:p>
          </table:table-cell>
          <table:table-cell table:formula="of:=AVERAGE([$'Extended Time Raw Data'.C104];[$'Extended Time Raw Data'.I104];[$'Extended Time Raw Data'.O104])" office:value-type="float" office:value="228.333333333333">
            <text:p>228</text:p>
          </table:table-cell>
          <table:table-cell table:formula="of:=AVERAGE([$'Extended Time Raw Data'.D104];[$'Extended Time Raw Data'.J104];[$'Extended Time Raw Data'.P104])" office:value-type="float" office:value="188.666666666667">
            <text:p>189</text:p>
          </table:table-cell>
          <table:table-cell table:formula="of:=AVERAGE([$'Extended Time Raw Data'.E104];[$'Extended Time Raw Data'.K104];[$'Extended Time Raw Data'.Q104])" office:value-type="float" office:value="395.333333333333">
            <text:p>395</text:p>
          </table:table-cell>
          <table:table-cell table:formula="of:=AVERAGE([$'Extended Time Raw Data'.F104];[$'Extended Time Raw Data'.L104];[$'Extended Time Raw Data'.R104])" office:value-type="float" office:value="405">
            <text:p>405</text:p>
          </table:table-cell>
          <table:table-cell table:formula="of:=AVERAGE([$'Extended Time Raw Data'.G104];[$'Extended Time Raw Data'.M104];[$'Extended Time Raw Data'.S104])" office:value-type="float" office:value="1822.33333333333">
            <text:p>1822</text:p>
          </table:table-cell>
          <table:table-cell table:formula="of:=AVERAGE([$'Extended Time Raw Data'.H104];[$'Extended Time Raw Data'.N104];[$'Extended Time Raw Data'.T104])" office:value-type="float" office:value="1818">
            <text:p>1818</text:p>
          </table:table-cell>
          <table:table-cell/>
        </table:table-row>
        <table:table-row table:style-name="ro4">
          <table:table-cell table:formula="of:=TIME(5;0;0)+[$'Extended Time Raw Data'.A106]" office:value-type="time" office:time-value="PT13H20M00S">
            <text:p>13:20:00</text:p>
          </table:table-cell>
          <table:table-cell table:formula="of:=AVERAGE([$'Extended Time Raw Data'.C105];[$'Extended Time Raw Data'.I105];[$'Extended Time Raw Data'.O105])" office:value-type="float" office:value="256">
            <text:p>256</text:p>
          </table:table-cell>
          <table:table-cell table:formula="of:=AVERAGE([$'Extended Time Raw Data'.D105];[$'Extended Time Raw Data'.J105];[$'Extended Time Raw Data'.P105])" office:value-type="float" office:value="188.333333333333">
            <text:p>188</text:p>
          </table:table-cell>
          <table:table-cell table:formula="of:=AVERAGE([$'Extended Time Raw Data'.E105];[$'Extended Time Raw Data'.K105];[$'Extended Time Raw Data'.Q105])" office:value-type="float" office:value="382.333333333333">
            <text:p>382</text:p>
          </table:table-cell>
          <table:table-cell table:formula="of:=AVERAGE([$'Extended Time Raw Data'.F105];[$'Extended Time Raw Data'.L105];[$'Extended Time Raw Data'.R105])" office:value-type="float" office:value="405.333333333333">
            <text:p>405</text:p>
          </table:table-cell>
          <table:table-cell table:formula="of:=AVERAGE([$'Extended Time Raw Data'.G105];[$'Extended Time Raw Data'.M105];[$'Extended Time Raw Data'.S105])" office:value-type="float" office:value="1863.66666666667">
            <text:p>1864</text:p>
          </table:table-cell>
          <table:table-cell table:formula="of:=AVERAGE([$'Extended Time Raw Data'.H105];[$'Extended Time Raw Data'.N105];[$'Extended Time Raw Data'.T105])" office:value-type="float" office:value="1838.66666666667">
            <text:p>1839</text:p>
          </table:table-cell>
          <table:table-cell/>
        </table:table-row>
        <table:table-row table:style-name="ro4">
          <table:table-cell table:formula="of:=TIME(5;0;0)+[$'Extended Time Raw Data'.A107]" office:value-type="time" office:time-value="PT13H25M00S">
            <text:p>13:25:00</text:p>
          </table:table-cell>
          <table:table-cell table:formula="of:=AVERAGE([$'Extended Time Raw Data'.C106];[$'Extended Time Raw Data'.I106];[$'Extended Time Raw Data'.O106])" office:value-type="float" office:value="248">
            <text:p>248</text:p>
          </table:table-cell>
          <table:table-cell table:formula="of:=AVERAGE([$'Extended Time Raw Data'.D106];[$'Extended Time Raw Data'.J106];[$'Extended Time Raw Data'.P106])" office:value-type="float" office:value="185">
            <text:p>185</text:p>
          </table:table-cell>
          <table:table-cell table:formula="of:=AVERAGE([$'Extended Time Raw Data'.E106];[$'Extended Time Raw Data'.K106];[$'Extended Time Raw Data'.Q106])" office:value-type="float" office:value="390">
            <text:p>390</text:p>
          </table:table-cell>
          <table:table-cell table:formula="of:=AVERAGE([$'Extended Time Raw Data'.F106];[$'Extended Time Raw Data'.L106];[$'Extended Time Raw Data'.R106])" office:value-type="float" office:value="378.666666666667">
            <text:p>379</text:p>
          </table:table-cell>
          <table:table-cell table:formula="of:=AVERAGE([$'Extended Time Raw Data'.G106];[$'Extended Time Raw Data'.M106];[$'Extended Time Raw Data'.S106])" office:value-type="float" office:value="1861.33333333333">
            <text:p>1861</text:p>
          </table:table-cell>
          <table:table-cell table:formula="of:=AVERAGE([$'Extended Time Raw Data'.H106];[$'Extended Time Raw Data'.N106];[$'Extended Time Raw Data'.T106])" office:value-type="float" office:value="1843.66666666667">
            <text:p>1844</text:p>
          </table:table-cell>
          <table:table-cell/>
        </table:table-row>
        <table:table-row table:style-name="ro4">
          <table:table-cell table:formula="of:=TIME(5;0;0)+[$'Extended Time Raw Data'.A108]" office:value-type="time" office:time-value="PT13H30M00S">
            <text:p>13:30:00</text:p>
          </table:table-cell>
          <table:table-cell table:formula="of:=AVERAGE([$'Extended Time Raw Data'.C107];[$'Extended Time Raw Data'.I107];[$'Extended Time Raw Data'.O107])" office:value-type="float" office:value="230">
            <text:p>230</text:p>
          </table:table-cell>
          <table:table-cell table:formula="of:=AVERAGE([$'Extended Time Raw Data'.D107];[$'Extended Time Raw Data'.J107];[$'Extended Time Raw Data'.P107])" office:value-type="float" office:value="194">
            <text:p>194</text:p>
          </table:table-cell>
          <table:table-cell table:formula="of:=AVERAGE([$'Extended Time Raw Data'.E107];[$'Extended Time Raw Data'.K107];[$'Extended Time Raw Data'.Q107])" office:value-type="float" office:value="378.333333333333">
            <text:p>378</text:p>
          </table:table-cell>
          <table:table-cell table:formula="of:=AVERAGE([$'Extended Time Raw Data'.F107];[$'Extended Time Raw Data'.L107];[$'Extended Time Raw Data'.R107])" office:value-type="float" office:value="400.333333333333">
            <text:p>400</text:p>
          </table:table-cell>
          <table:table-cell table:formula="of:=AVERAGE([$'Extended Time Raw Data'.G107];[$'Extended Time Raw Data'.M107];[$'Extended Time Raw Data'.S107])" office:value-type="float" office:value="1837.33333333333">
            <text:p>1837</text:p>
          </table:table-cell>
          <table:table-cell table:formula="of:=AVERAGE([$'Extended Time Raw Data'.H107];[$'Extended Time Raw Data'.N107];[$'Extended Time Raw Data'.T107])" office:value-type="float" office:value="1846.66666666667">
            <text:p>1847</text:p>
          </table:table-cell>
          <table:table-cell/>
        </table:table-row>
        <table:table-row table:style-name="ro4">
          <table:table-cell table:formula="of:=TIME(5;0;0)+[$'Extended Time Raw Data'.A109]" office:value-type="time" office:time-value="PT13H35M00S">
            <text:p>13:35:00</text:p>
          </table:table-cell>
          <table:table-cell table:formula="of:=AVERAGE([$'Extended Time Raw Data'.C108];[$'Extended Time Raw Data'.I108];[$'Extended Time Raw Data'.O108])" office:value-type="float" office:value="248">
            <text:p>248</text:p>
          </table:table-cell>
          <table:table-cell table:formula="of:=AVERAGE([$'Extended Time Raw Data'.D108];[$'Extended Time Raw Data'.J108];[$'Extended Time Raw Data'.P108])" office:value-type="float" office:value="182.666666666667">
            <text:p>183</text:p>
          </table:table-cell>
          <table:table-cell table:formula="of:=AVERAGE([$'Extended Time Raw Data'.E108];[$'Extended Time Raw Data'.K108];[$'Extended Time Raw Data'.Q108])" office:value-type="float" office:value="379.333333333333">
            <text:p>379</text:p>
          </table:table-cell>
          <table:table-cell table:formula="of:=AVERAGE([$'Extended Time Raw Data'.F108];[$'Extended Time Raw Data'.L108];[$'Extended Time Raw Data'.R108])" office:value-type="float" office:value="388.333333333333">
            <text:p>388</text:p>
          </table:table-cell>
          <table:table-cell table:formula="of:=AVERAGE([$'Extended Time Raw Data'.G108];[$'Extended Time Raw Data'.M108];[$'Extended Time Raw Data'.S108])" office:value-type="float" office:value="1838.33333333333">
            <text:p>1838</text:p>
          </table:table-cell>
          <table:table-cell table:formula="of:=AVERAGE([$'Extended Time Raw Data'.H108];[$'Extended Time Raw Data'.N108];[$'Extended Time Raw Data'.T108])" office:value-type="float" office:value="1829.66666666667">
            <text:p>1830</text:p>
          </table:table-cell>
          <table:table-cell/>
        </table:table-row>
        <table:table-row table:style-name="ro4">
          <table:table-cell table:formula="of:=TIME(5;0;0)+[$'Extended Time Raw Data'.A110]" office:value-type="time" office:time-value="PT13H40M00S">
            <text:p>13:40:00</text:p>
          </table:table-cell>
          <table:table-cell table:formula="of:=AVERAGE([$'Extended Time Raw Data'.C109];[$'Extended Time Raw Data'.I109];[$'Extended Time Raw Data'.O109])" office:value-type="float" office:value="245">
            <text:p>245</text:p>
          </table:table-cell>
          <table:table-cell table:formula="of:=AVERAGE([$'Extended Time Raw Data'.D109];[$'Extended Time Raw Data'.J109];[$'Extended Time Raw Data'.P109])" office:value-type="float" office:value="192.666666666667">
            <text:p>193</text:p>
          </table:table-cell>
          <table:table-cell table:formula="of:=AVERAGE([$'Extended Time Raw Data'.E109];[$'Extended Time Raw Data'.K109];[$'Extended Time Raw Data'.Q109])" office:value-type="float" office:value="390">
            <text:p>390</text:p>
          </table:table-cell>
          <table:table-cell table:formula="of:=AVERAGE([$'Extended Time Raw Data'.F109];[$'Extended Time Raw Data'.L109];[$'Extended Time Raw Data'.R109])" office:value-type="float" office:value="409.333333333333">
            <text:p>409</text:p>
          </table:table-cell>
          <table:table-cell table:formula="of:=AVERAGE([$'Extended Time Raw Data'.G109];[$'Extended Time Raw Data'.M109];[$'Extended Time Raw Data'.S109])" office:value-type="float" office:value="1857">
            <text:p>1857</text:p>
          </table:table-cell>
          <table:table-cell table:formula="of:=AVERAGE([$'Extended Time Raw Data'.H109];[$'Extended Time Raw Data'.N109];[$'Extended Time Raw Data'.T109])" office:value-type="float" office:value="1857.66666666667">
            <text:p>1858</text:p>
          </table:table-cell>
          <table:table-cell/>
        </table:table-row>
        <table:table-row table:style-name="ro4">
          <table:table-cell table:formula="of:=TIME(5;0;0)+[$'Extended Time Raw Data'.A111]" office:value-type="time" office:time-value="PT13H45M00S">
            <text:p>13:45:00</text:p>
          </table:table-cell>
          <table:table-cell table:formula="of:=AVERAGE([$'Extended Time Raw Data'.C110];[$'Extended Time Raw Data'.I110];[$'Extended Time Raw Data'.O110])" office:value-type="float" office:value="238">
            <text:p>238</text:p>
          </table:table-cell>
          <table:table-cell table:formula="of:=AVERAGE([$'Extended Time Raw Data'.D110];[$'Extended Time Raw Data'.J110];[$'Extended Time Raw Data'.P110])" office:value-type="float" office:value="181.666666666667">
            <text:p>182</text:p>
          </table:table-cell>
          <table:table-cell table:formula="of:=AVERAGE([$'Extended Time Raw Data'.E110];[$'Extended Time Raw Data'.K110];[$'Extended Time Raw Data'.Q110])" office:value-type="float" office:value="396">
            <text:p>396</text:p>
          </table:table-cell>
          <table:table-cell table:formula="of:=AVERAGE([$'Extended Time Raw Data'.F110];[$'Extended Time Raw Data'.L110];[$'Extended Time Raw Data'.R110])" office:value-type="float" office:value="386">
            <text:p>386</text:p>
          </table:table-cell>
          <table:table-cell table:formula="of:=AVERAGE([$'Extended Time Raw Data'.G110];[$'Extended Time Raw Data'.M110];[$'Extended Time Raw Data'.S110])" office:value-type="float" office:value="1862.33333333333">
            <text:p>1862</text:p>
          </table:table-cell>
          <table:table-cell table:formula="of:=AVERAGE([$'Extended Time Raw Data'.H110];[$'Extended Time Raw Data'.N110];[$'Extended Time Raw Data'.T110])" office:value-type="float" office:value="1869.66666666667">
            <text:p>1870</text:p>
          </table:table-cell>
          <table:table-cell/>
        </table:table-row>
        <table:table-row table:style-name="ro4">
          <table:table-cell table:formula="of:=TIME(5;0;0)+[$'Extended Time Raw Data'.A112]" office:value-type="time" office:time-value="PT13H50M00S">
            <text:p>13:50:00</text:p>
          </table:table-cell>
          <table:table-cell table:formula="of:=AVERAGE([$'Extended Time Raw Data'.C111];[$'Extended Time Raw Data'.I111];[$'Extended Time Raw Data'.O111])" office:value-type="float" office:value="244.333333333333">
            <text:p>244</text:p>
          </table:table-cell>
          <table:table-cell table:formula="of:=AVERAGE([$'Extended Time Raw Data'.D111];[$'Extended Time Raw Data'.J111];[$'Extended Time Raw Data'.P111])" office:value-type="float" office:value="193.666666666667">
            <text:p>194</text:p>
          </table:table-cell>
          <table:table-cell table:formula="of:=AVERAGE([$'Extended Time Raw Data'.E111];[$'Extended Time Raw Data'.K111];[$'Extended Time Raw Data'.Q111])" office:value-type="float" office:value="384">
            <text:p>384</text:p>
          </table:table-cell>
          <table:table-cell table:formula="of:=AVERAGE([$'Extended Time Raw Data'.F111];[$'Extended Time Raw Data'.L111];[$'Extended Time Raw Data'.R111])" office:value-type="float" office:value="399">
            <text:p>399</text:p>
          </table:table-cell>
          <table:table-cell table:formula="of:=AVERAGE([$'Extended Time Raw Data'.G111];[$'Extended Time Raw Data'.M111];[$'Extended Time Raw Data'.S111])" office:value-type="float" office:value="1844">
            <text:p>1844</text:p>
          </table:table-cell>
          <table:table-cell table:formula="of:=AVERAGE([$'Extended Time Raw Data'.H111];[$'Extended Time Raw Data'.N111];[$'Extended Time Raw Data'.T111])" office:value-type="float" office:value="1854">
            <text:p>1854</text:p>
          </table:table-cell>
          <table:table-cell/>
        </table:table-row>
        <table:table-row table:style-name="ro4">
          <table:table-cell table:formula="of:=TIME(5;0;0)+[$'Extended Time Raw Data'.A113]" office:value-type="time" office:time-value="PT13H55M00S">
            <text:p>13:55:00</text:p>
          </table:table-cell>
          <table:table-cell table:formula="of:=AVERAGE([$'Extended Time Raw Data'.C112];[$'Extended Time Raw Data'.I112];[$'Extended Time Raw Data'.O112])" office:value-type="float" office:value="236.333333333333">
            <text:p>236</text:p>
          </table:table-cell>
          <table:table-cell table:formula="of:=AVERAGE([$'Extended Time Raw Data'.D112];[$'Extended Time Raw Data'.J112];[$'Extended Time Raw Data'.P112])" office:value-type="float" office:value="183.666666666667">
            <text:p>184</text:p>
          </table:table-cell>
          <table:table-cell table:formula="of:=AVERAGE([$'Extended Time Raw Data'.E112];[$'Extended Time Raw Data'.K112];[$'Extended Time Raw Data'.Q112])" office:value-type="float" office:value="383">
            <text:p>383</text:p>
          </table:table-cell>
          <table:table-cell table:formula="of:=AVERAGE([$'Extended Time Raw Data'.F112];[$'Extended Time Raw Data'.L112];[$'Extended Time Raw Data'.R112])" office:value-type="float" office:value="403.333333333333">
            <text:p>403</text:p>
          </table:table-cell>
          <table:table-cell table:formula="of:=AVERAGE([$'Extended Time Raw Data'.G112];[$'Extended Time Raw Data'.M112];[$'Extended Time Raw Data'.S112])" office:value-type="float" office:value="1864.33333333333">
            <text:p>1864</text:p>
          </table:table-cell>
          <table:table-cell table:formula="of:=AVERAGE([$'Extended Time Raw Data'.H112];[$'Extended Time Raw Data'.N112];[$'Extended Time Raw Data'.T112])" office:value-type="float" office:value="1845.66666666667">
            <text:p>1846</text:p>
          </table:table-cell>
          <table:table-cell/>
        </table:table-row>
        <table:table-row table:style-name="ro4">
          <table:table-cell table:formula="of:=TIME(5;0;0)+[$'Extended Time Raw Data'.A114]" office:value-type="time" office:time-value="PT14H00M00S">
            <text:p>14:00:00</text:p>
          </table:table-cell>
          <table:table-cell table:formula="of:=AVERAGE([$'Extended Time Raw Data'.C113];[$'Extended Time Raw Data'.I113];[$'Extended Time Raw Data'.O113])" office:value-type="float" office:value="248.333333333333">
            <text:p>248</text:p>
          </table:table-cell>
          <table:table-cell table:formula="of:=AVERAGE([$'Extended Time Raw Data'.D113];[$'Extended Time Raw Data'.J113];[$'Extended Time Raw Data'.P113])" office:value-type="float" office:value="190.333333333333">
            <text:p>190</text:p>
          </table:table-cell>
          <table:table-cell table:formula="of:=AVERAGE([$'Extended Time Raw Data'.E113];[$'Extended Time Raw Data'.K113];[$'Extended Time Raw Data'.Q113])" office:value-type="float" office:value="395.333333333333">
            <text:p>395</text:p>
          </table:table-cell>
          <table:table-cell table:formula="of:=AVERAGE([$'Extended Time Raw Data'.F113];[$'Extended Time Raw Data'.L113];[$'Extended Time Raw Data'.R113])" office:value-type="float" office:value="405.666666666667">
            <text:p>406</text:p>
          </table:table-cell>
          <table:table-cell table:formula="of:=AVERAGE([$'Extended Time Raw Data'.G113];[$'Extended Time Raw Data'.M113];[$'Extended Time Raw Data'.S113])" office:value-type="float" office:value="1842.33333333333">
            <text:p>1842</text:p>
          </table:table-cell>
          <table:table-cell table:formula="of:=AVERAGE([$'Extended Time Raw Data'.H113];[$'Extended Time Raw Data'.N113];[$'Extended Time Raw Data'.T113])" office:value-type="float" office:value="1848.33333333333">
            <text:p>1848</text:p>
          </table:table-cell>
          <table:table-cell/>
        </table:table-row>
        <table:table-row table:style-name="ro4">
          <table:table-cell table:formula="of:=TIME(5;0;0)+[$'Extended Time Raw Data'.A115]" office:value-type="time" office:time-value="PT14H05M00S">
            <text:p>14:05:00</text:p>
          </table:table-cell>
          <table:table-cell table:formula="of:=AVERAGE([$'Extended Time Raw Data'.C114];[$'Extended Time Raw Data'.I114];[$'Extended Time Raw Data'.O114])" office:value-type="float" office:value="238.666666666667">
            <text:p>239</text:p>
          </table:table-cell>
          <table:table-cell table:formula="of:=AVERAGE([$'Extended Time Raw Data'.D114];[$'Extended Time Raw Data'.J114];[$'Extended Time Raw Data'.P114])" office:value-type="float" office:value="187">
            <text:p>187</text:p>
          </table:table-cell>
          <table:table-cell table:formula="of:=AVERAGE([$'Extended Time Raw Data'.E114];[$'Extended Time Raw Data'.K114];[$'Extended Time Raw Data'.Q114])" office:value-type="float" office:value="398.666666666667">
            <text:p>399</text:p>
          </table:table-cell>
          <table:table-cell table:formula="of:=AVERAGE([$'Extended Time Raw Data'.F114];[$'Extended Time Raw Data'.L114];[$'Extended Time Raw Data'.R114])" office:value-type="float" office:value="400.333333333333">
            <text:p>400</text:p>
          </table:table-cell>
          <table:table-cell table:formula="of:=AVERAGE([$'Extended Time Raw Data'.G114];[$'Extended Time Raw Data'.M114];[$'Extended Time Raw Data'.S114])" office:value-type="float" office:value="1829.33333333333">
            <text:p>1829</text:p>
          </table:table-cell>
          <table:table-cell table:formula="of:=AVERAGE([$'Extended Time Raw Data'.H114];[$'Extended Time Raw Data'.N114];[$'Extended Time Raw Data'.T114])" office:value-type="float" office:value="1848.66666666667">
            <text:p>1849</text:p>
          </table:table-cell>
          <table:table-cell/>
        </table:table-row>
        <table:table-row table:style-name="ro4">
          <table:table-cell table:formula="of:=TIME(5;0;0)+[$'Extended Time Raw Data'.A116]" office:value-type="time" office:time-value="PT14H10M00S">
            <text:p>14:10:00</text:p>
          </table:table-cell>
          <table:table-cell table:formula="of:=AVERAGE([$'Extended Time Raw Data'.C115];[$'Extended Time Raw Data'.I115];[$'Extended Time Raw Data'.O115])" office:value-type="float" office:value="242.666666666667">
            <text:p>243</text:p>
          </table:table-cell>
          <table:table-cell table:formula="of:=AVERAGE([$'Extended Time Raw Data'.D115];[$'Extended Time Raw Data'.J115];[$'Extended Time Raw Data'.P115])" office:value-type="float" office:value="201">
            <text:p>201</text:p>
          </table:table-cell>
          <table:table-cell table:formula="of:=AVERAGE([$'Extended Time Raw Data'.E115];[$'Extended Time Raw Data'.K115];[$'Extended Time Raw Data'.Q115])" office:value-type="float" office:value="392.333333333333">
            <text:p>392</text:p>
          </table:table-cell>
          <table:table-cell table:formula="of:=AVERAGE([$'Extended Time Raw Data'.F115];[$'Extended Time Raw Data'.L115];[$'Extended Time Raw Data'.R115])" office:value-type="float" office:value="404.333333333333">
            <text:p>404</text:p>
          </table:table-cell>
          <table:table-cell table:formula="of:=AVERAGE([$'Extended Time Raw Data'.G115];[$'Extended Time Raw Data'.M115];[$'Extended Time Raw Data'.S115])" office:value-type="float" office:value="1871.66666666667">
            <text:p>1872</text:p>
          </table:table-cell>
          <table:table-cell table:formula="of:=AVERAGE([$'Extended Time Raw Data'.H115];[$'Extended Time Raw Data'.N115];[$'Extended Time Raw Data'.T115])" office:value-type="float" office:value="1875.33333333333">
            <text:p>1875</text:p>
          </table:table-cell>
          <table:table-cell/>
        </table:table-row>
        <table:table-row table:style-name="ro4">
          <table:table-cell table:formula="of:=TIME(5;0;0)+[$'Extended Time Raw Data'.A117]" office:value-type="time" office:time-value="PT14H15M00S">
            <text:p>14:15:00</text:p>
          </table:table-cell>
          <table:table-cell table:formula="of:=AVERAGE([$'Extended Time Raw Data'.C116];[$'Extended Time Raw Data'.I116];[$'Extended Time Raw Data'.O116])" office:value-type="float" office:value="241.666666666667">
            <text:p>242</text:p>
          </table:table-cell>
          <table:table-cell table:formula="of:=AVERAGE([$'Extended Time Raw Data'.D116];[$'Extended Time Raw Data'.J116];[$'Extended Time Raw Data'.P116])" office:value-type="float" office:value="192">
            <text:p>192</text:p>
          </table:table-cell>
          <table:table-cell table:formula="of:=AVERAGE([$'Extended Time Raw Data'.E116];[$'Extended Time Raw Data'.K116];[$'Extended Time Raw Data'.Q116])" office:value-type="float" office:value="388">
            <text:p>388</text:p>
          </table:table-cell>
          <table:table-cell table:formula="of:=AVERAGE([$'Extended Time Raw Data'.F116];[$'Extended Time Raw Data'.L116];[$'Extended Time Raw Data'.R116])" office:value-type="float" office:value="391.333333333333">
            <text:p>391</text:p>
          </table:table-cell>
          <table:table-cell table:formula="of:=AVERAGE([$'Extended Time Raw Data'.G116];[$'Extended Time Raw Data'.M116];[$'Extended Time Raw Data'.S116])" office:value-type="float" office:value="1869.66666666667">
            <text:p>1870</text:p>
          </table:table-cell>
          <table:table-cell table:formula="of:=AVERAGE([$'Extended Time Raw Data'.H116];[$'Extended Time Raw Data'.N116];[$'Extended Time Raw Data'.T116])" office:value-type="float" office:value="1852.66666666667">
            <text:p>1853</text:p>
          </table:table-cell>
          <table:table-cell/>
        </table:table-row>
        <table:table-row table:style-name="ro4">
          <table:table-cell table:formula="of:=TIME(5;0;0)+[$'Extended Time Raw Data'.A118]" office:value-type="time" office:time-value="PT14H20M00S">
            <text:p>14:20:00</text:p>
          </table:table-cell>
          <table:table-cell table:formula="of:=AVERAGE([$'Extended Time Raw Data'.C117];[$'Extended Time Raw Data'.I117];[$'Extended Time Raw Data'.O117])" office:value-type="float" office:value="250.333333333333">
            <text:p>250</text:p>
          </table:table-cell>
          <table:table-cell table:formula="of:=AVERAGE([$'Extended Time Raw Data'.D117];[$'Extended Time Raw Data'.J117];[$'Extended Time Raw Data'.P117])" office:value-type="float" office:value="190">
            <text:p>190</text:p>
          </table:table-cell>
          <table:table-cell table:formula="of:=AVERAGE([$'Extended Time Raw Data'.E117];[$'Extended Time Raw Data'.K117];[$'Extended Time Raw Data'.Q117])" office:value-type="float" office:value="384">
            <text:p>384</text:p>
          </table:table-cell>
          <table:table-cell table:formula="of:=AVERAGE([$'Extended Time Raw Data'.F117];[$'Extended Time Raw Data'.L117];[$'Extended Time Raw Data'.R117])" office:value-type="float" office:value="397.666666666667">
            <text:p>398</text:p>
          </table:table-cell>
          <table:table-cell table:formula="of:=AVERAGE([$'Extended Time Raw Data'.G117];[$'Extended Time Raw Data'.M117];[$'Extended Time Raw Data'.S117])" office:value-type="float" office:value="1829.33333333333">
            <text:p>1829</text:p>
          </table:table-cell>
          <table:table-cell table:formula="of:=AVERAGE([$'Extended Time Raw Data'.H117];[$'Extended Time Raw Data'.N117];[$'Extended Time Raw Data'.T117])" office:value-type="float" office:value="1819.33333333333">
            <text:p>1819</text:p>
          </table:table-cell>
          <table:table-cell/>
        </table:table-row>
        <table:table-row table:style-name="ro4">
          <table:table-cell table:formula="of:=TIME(5;0;0)+[$'Extended Time Raw Data'.A119]" office:value-type="time" office:time-value="PT14H25M00S">
            <text:p>14:25:00</text:p>
          </table:table-cell>
          <table:table-cell table:formula="of:=AVERAGE([$'Extended Time Raw Data'.C118];[$'Extended Time Raw Data'.I118];[$'Extended Time Raw Data'.O118])" office:value-type="float" office:value="229.333333333333">
            <text:p>229</text:p>
          </table:table-cell>
          <table:table-cell table:formula="of:=AVERAGE([$'Extended Time Raw Data'.D118];[$'Extended Time Raw Data'.J118];[$'Extended Time Raw Data'.P118])" office:value-type="float" office:value="190">
            <text:p>190</text:p>
          </table:table-cell>
          <table:table-cell table:formula="of:=AVERAGE([$'Extended Time Raw Data'.E118];[$'Extended Time Raw Data'.K118];[$'Extended Time Raw Data'.Q118])" office:value-type="float" office:value="389.333333333333">
            <text:p>389</text:p>
          </table:table-cell>
          <table:table-cell table:formula="of:=AVERAGE([$'Extended Time Raw Data'.F118];[$'Extended Time Raw Data'.L118];[$'Extended Time Raw Data'.R118])" office:value-type="float" office:value="401">
            <text:p>401</text:p>
          </table:table-cell>
          <table:table-cell table:formula="of:=AVERAGE([$'Extended Time Raw Data'.G118];[$'Extended Time Raw Data'.M118];[$'Extended Time Raw Data'.S118])" office:value-type="float" office:value="1861">
            <text:p>1861</text:p>
          </table:table-cell>
          <table:table-cell table:formula="of:=AVERAGE([$'Extended Time Raw Data'.H118];[$'Extended Time Raw Data'.N118];[$'Extended Time Raw Data'.T118])" office:value-type="float" office:value="1835.33333333333">
            <text:p>1835</text:p>
          </table:table-cell>
          <table:table-cell/>
        </table:table-row>
        <table:table-row table:style-name="ro4">
          <table:table-cell table:formula="of:=TIME(5;0;0)+[$'Extended Time Raw Data'.A120]" office:value-type="time" office:time-value="PT14H30M00S">
            <text:p>14:30:00</text:p>
          </table:table-cell>
          <table:table-cell table:formula="of:=AVERAGE([$'Extended Time Raw Data'.C119];[$'Extended Time Raw Data'.I119];[$'Extended Time Raw Data'.O119])" office:value-type="float" office:value="242.333333333333">
            <text:p>242</text:p>
          </table:table-cell>
          <table:table-cell table:formula="of:=AVERAGE([$'Extended Time Raw Data'.D119];[$'Extended Time Raw Data'.J119];[$'Extended Time Raw Data'.P119])" office:value-type="float" office:value="200">
            <text:p>200</text:p>
          </table:table-cell>
          <table:table-cell table:formula="of:=AVERAGE([$'Extended Time Raw Data'.E119];[$'Extended Time Raw Data'.K119];[$'Extended Time Raw Data'.Q119])" office:value-type="float" office:value="383">
            <text:p>383</text:p>
          </table:table-cell>
          <table:table-cell table:formula="of:=AVERAGE([$'Extended Time Raw Data'.F119];[$'Extended Time Raw Data'.L119];[$'Extended Time Raw Data'.R119])" office:value-type="float" office:value="394">
            <text:p>394</text:p>
          </table:table-cell>
          <table:table-cell table:formula="of:=AVERAGE([$'Extended Time Raw Data'.G119];[$'Extended Time Raw Data'.M119];[$'Extended Time Raw Data'.S119])" office:value-type="float" office:value="1842.33333333333">
            <text:p>1842</text:p>
          </table:table-cell>
          <table:table-cell table:formula="of:=AVERAGE([$'Extended Time Raw Data'.H119];[$'Extended Time Raw Data'.N119];[$'Extended Time Raw Data'.T119])" office:value-type="float" office:value="1824.66666666667">
            <text:p>1825</text:p>
          </table:table-cell>
          <table:table-cell/>
        </table:table-row>
        <table:table-row table:style-name="ro4">
          <table:table-cell table:formula="of:=TIME(5;0;0)+[$'Extended Time Raw Data'.A121]" office:value-type="time" office:time-value="PT14H35M00S">
            <text:p>14:35:00</text:p>
          </table:table-cell>
          <table:table-cell table:formula="of:=AVERAGE([$'Extended Time Raw Data'.C120];[$'Extended Time Raw Data'.I120];[$'Extended Time Raw Data'.O120])" office:value-type="float" office:value="235.666666666667">
            <text:p>236</text:p>
          </table:table-cell>
          <table:table-cell table:formula="of:=AVERAGE([$'Extended Time Raw Data'.D120];[$'Extended Time Raw Data'.J120];[$'Extended Time Raw Data'.P120])" office:value-type="float" office:value="189.333333333333">
            <text:p>189</text:p>
          </table:table-cell>
          <table:table-cell table:formula="of:=AVERAGE([$'Extended Time Raw Data'.E120];[$'Extended Time Raw Data'.K120];[$'Extended Time Raw Data'.Q120])" office:value-type="float" office:value="386">
            <text:p>386</text:p>
          </table:table-cell>
          <table:table-cell table:formula="of:=AVERAGE([$'Extended Time Raw Data'.F120];[$'Extended Time Raw Data'.L120];[$'Extended Time Raw Data'.R120])" office:value-type="float" office:value="408">
            <text:p>408</text:p>
          </table:table-cell>
          <table:table-cell table:formula="of:=AVERAGE([$'Extended Time Raw Data'.G120];[$'Extended Time Raw Data'.M120];[$'Extended Time Raw Data'.S120])" office:value-type="float" office:value="1844.66666666667">
            <text:p>1845</text:p>
          </table:table-cell>
          <table:table-cell table:formula="of:=AVERAGE([$'Extended Time Raw Data'.H120];[$'Extended Time Raw Data'.N120];[$'Extended Time Raw Data'.T120])" office:value-type="float" office:value="1839.33333333333">
            <text:p>1839</text:p>
          </table:table-cell>
          <table:table-cell/>
        </table:table-row>
        <table:table-row table:style-name="ro4">
          <table:table-cell table:formula="of:=TIME(5;0;0)+[$'Extended Time Raw Data'.A122]" office:value-type="time" office:time-value="PT14H40M00S">
            <text:p>14:40:00</text:p>
          </table:table-cell>
          <table:table-cell table:formula="of:=AVERAGE([$'Extended Time Raw Data'.C121];[$'Extended Time Raw Data'.I121];[$'Extended Time Raw Data'.O121])" office:value-type="float" office:value="242.666666666667">
            <text:p>243</text:p>
          </table:table-cell>
          <table:table-cell table:formula="of:=AVERAGE([$'Extended Time Raw Data'.D121];[$'Extended Time Raw Data'.J121];[$'Extended Time Raw Data'.P121])" office:value-type="float" office:value="181.666666666667">
            <text:p>182</text:p>
          </table:table-cell>
          <table:table-cell table:formula="of:=AVERAGE([$'Extended Time Raw Data'.E121];[$'Extended Time Raw Data'.K121];[$'Extended Time Raw Data'.Q121])" office:value-type="float" office:value="389">
            <text:p>389</text:p>
          </table:table-cell>
          <table:table-cell table:formula="of:=AVERAGE([$'Extended Time Raw Data'.F121];[$'Extended Time Raw Data'.L121];[$'Extended Time Raw Data'.R121])" office:value-type="float" office:value="401.333333333333">
            <text:p>401</text:p>
          </table:table-cell>
          <table:table-cell table:formula="of:=AVERAGE([$'Extended Time Raw Data'.G121];[$'Extended Time Raw Data'.M121];[$'Extended Time Raw Data'.S121])" office:value-type="float" office:value="1827">
            <text:p>1827</text:p>
          </table:table-cell>
          <table:table-cell table:formula="of:=AVERAGE([$'Extended Time Raw Data'.H121];[$'Extended Time Raw Data'.N121];[$'Extended Time Raw Data'.T121])" office:value-type="float" office:value="1851">
            <text:p>1851</text:p>
          </table:table-cell>
          <table:table-cell/>
        </table:table-row>
        <table:table-row table:style-name="ro4">
          <table:table-cell table:formula="of:=TIME(5;0;0)+[$'Extended Time Raw Data'.A123]" office:value-type="time" office:time-value="PT14H45M00S">
            <text:p>14:45:00</text:p>
          </table:table-cell>
          <table:table-cell table:formula="of:=AVERAGE([$'Extended Time Raw Data'.C122];[$'Extended Time Raw Data'.I122];[$'Extended Time Raw Data'.O122])" office:value-type="float" office:value="234.333333333333">
            <text:p>234</text:p>
          </table:table-cell>
          <table:table-cell table:formula="of:=AVERAGE([$'Extended Time Raw Data'.D122];[$'Extended Time Raw Data'.J122];[$'Extended Time Raw Data'.P122])" office:value-type="float" office:value="190.333333333333">
            <text:p>190</text:p>
          </table:table-cell>
          <table:table-cell table:formula="of:=AVERAGE([$'Extended Time Raw Data'.E122];[$'Extended Time Raw Data'.K122];[$'Extended Time Raw Data'.Q122])" office:value-type="float" office:value="386.333333333333">
            <text:p>386</text:p>
          </table:table-cell>
          <table:table-cell table:formula="of:=AVERAGE([$'Extended Time Raw Data'.F122];[$'Extended Time Raw Data'.L122];[$'Extended Time Raw Data'.R122])" office:value-type="float" office:value="421">
            <text:p>421</text:p>
          </table:table-cell>
          <table:table-cell table:formula="of:=AVERAGE([$'Extended Time Raw Data'.G122];[$'Extended Time Raw Data'.M122];[$'Extended Time Raw Data'.S122])" office:value-type="float" office:value="1867.66666666667">
            <text:p>1868</text:p>
          </table:table-cell>
          <table:table-cell table:formula="of:=AVERAGE([$'Extended Time Raw Data'.H122];[$'Extended Time Raw Data'.N122];[$'Extended Time Raw Data'.T122])" office:value-type="float" office:value="1822">
            <text:p>1822</text:p>
          </table:table-cell>
          <table:table-cell/>
        </table:table-row>
        <table:table-row table:style-name="ro4">
          <table:table-cell table:formula="of:=TIME(5;0;0)+[$'Extended Time Raw Data'.A124]" office:value-type="time" office:time-value="PT14H50M00S">
            <text:p>14:50:00</text:p>
          </table:table-cell>
          <table:table-cell table:formula="of:=AVERAGE([$'Extended Time Raw Data'.C123];[$'Extended Time Raw Data'.I123];[$'Extended Time Raw Data'.O123])" office:value-type="float" office:value="242">
            <text:p>242</text:p>
          </table:table-cell>
          <table:table-cell table:formula="of:=AVERAGE([$'Extended Time Raw Data'.D123];[$'Extended Time Raw Data'.J123];[$'Extended Time Raw Data'.P123])" office:value-type="float" office:value="193.333333333333">
            <text:p>193</text:p>
          </table:table-cell>
          <table:table-cell table:formula="of:=AVERAGE([$'Extended Time Raw Data'.E123];[$'Extended Time Raw Data'.K123];[$'Extended Time Raw Data'.Q123])" office:value-type="float" office:value="395">
            <text:p>395</text:p>
          </table:table-cell>
          <table:table-cell table:formula="of:=AVERAGE([$'Extended Time Raw Data'.F123];[$'Extended Time Raw Data'.L123];[$'Extended Time Raw Data'.R123])" office:value-type="float" office:value="409">
            <text:p>409</text:p>
          </table:table-cell>
          <table:table-cell table:formula="of:=AVERAGE([$'Extended Time Raw Data'.G123];[$'Extended Time Raw Data'.M123];[$'Extended Time Raw Data'.S123])" office:value-type="float" office:value="1826.33333333333">
            <text:p>1826</text:p>
          </table:table-cell>
          <table:table-cell table:formula="of:=AVERAGE([$'Extended Time Raw Data'.H123];[$'Extended Time Raw Data'.N123];[$'Extended Time Raw Data'.T123])" office:value-type="float" office:value="1835.66666666667">
            <text:p>1836</text:p>
          </table:table-cell>
          <table:table-cell/>
        </table:table-row>
        <table:table-row table:style-name="ro4">
          <table:table-cell table:formula="of:=TIME(5;0;0)+[$'Extended Time Raw Data'.A125]" office:value-type="time" office:time-value="PT14H55M00S">
            <text:p>14:55:00</text:p>
          </table:table-cell>
          <table:table-cell table:formula="of:=AVERAGE([$'Extended Time Raw Data'.C124];[$'Extended Time Raw Data'.I124];[$'Extended Time Raw Data'.O124])" office:value-type="float" office:value="244.333333333333">
            <text:p>244</text:p>
          </table:table-cell>
          <table:table-cell table:formula="of:=AVERAGE([$'Extended Time Raw Data'.D124];[$'Extended Time Raw Data'.J124];[$'Extended Time Raw Data'.P124])" office:value-type="float" office:value="182.666666666667">
            <text:p>183</text:p>
          </table:table-cell>
          <table:table-cell table:formula="of:=AVERAGE([$'Extended Time Raw Data'.E124];[$'Extended Time Raw Data'.K124];[$'Extended Time Raw Data'.Q124])" office:value-type="float" office:value="396">
            <text:p>396</text:p>
          </table:table-cell>
          <table:table-cell table:formula="of:=AVERAGE([$'Extended Time Raw Data'.F124];[$'Extended Time Raw Data'.L124];[$'Extended Time Raw Data'.R124])" office:value-type="float" office:value="405">
            <text:p>405</text:p>
          </table:table-cell>
          <table:table-cell table:formula="of:=AVERAGE([$'Extended Time Raw Data'.G124];[$'Extended Time Raw Data'.M124];[$'Extended Time Raw Data'.S124])" office:value-type="float" office:value="1828.66666666667">
            <text:p>1829</text:p>
          </table:table-cell>
          <table:table-cell table:formula="of:=AVERAGE([$'Extended Time Raw Data'.H124];[$'Extended Time Raw Data'.N124];[$'Extended Time Raw Data'.T124])" office:value-type="float" office:value="1853">
            <text:p>1853</text:p>
          </table:table-cell>
          <table:table-cell/>
        </table:table-row>
        <table:table-row table:style-name="ro4">
          <table:table-cell table:formula="of:=TIME(5;0;0)+[$'Extended Time Raw Data'.A126]" office:value-type="time" office:time-value="PT15H00M00S">
            <text:p>15:00:00</text:p>
          </table:table-cell>
          <table:table-cell table:formula="of:=AVERAGE([$'Extended Time Raw Data'.C125];[$'Extended Time Raw Data'.I125];[$'Extended Time Raw Data'.O125])" office:value-type="float" office:value="235.666666666667">
            <text:p>236</text:p>
          </table:table-cell>
          <table:table-cell table:formula="of:=AVERAGE([$'Extended Time Raw Data'.D125];[$'Extended Time Raw Data'.J125];[$'Extended Time Raw Data'.P125])" office:value-type="float" office:value="190">
            <text:p>190</text:p>
          </table:table-cell>
          <table:table-cell table:formula="of:=AVERAGE([$'Extended Time Raw Data'.E125];[$'Extended Time Raw Data'.K125];[$'Extended Time Raw Data'.Q125])" office:value-type="float" office:value="400.666666666667">
            <text:p>401</text:p>
          </table:table-cell>
          <table:table-cell table:formula="of:=AVERAGE([$'Extended Time Raw Data'.F125];[$'Extended Time Raw Data'.L125];[$'Extended Time Raw Data'.R125])" office:value-type="float" office:value="400">
            <text:p>400</text:p>
          </table:table-cell>
          <table:table-cell table:formula="of:=AVERAGE([$'Extended Time Raw Data'.G125];[$'Extended Time Raw Data'.M125];[$'Extended Time Raw Data'.S125])" office:value-type="float" office:value="1827.66666666667">
            <text:p>1828</text:p>
          </table:table-cell>
          <table:table-cell table:formula="of:=AVERAGE([$'Extended Time Raw Data'.H125];[$'Extended Time Raw Data'.N125];[$'Extended Time Raw Data'.T125])" office:value-type="float" office:value="1858">
            <text:p>1858</text:p>
          </table:table-cell>
          <table:table-cell/>
        </table:table-row>
        <table:table-row table:style-name="ro4">
          <table:table-cell table:formula="of:=TIME(5;0;0)+[$'Extended Time Raw Data'.A127]" office:value-type="time" office:time-value="PT15H05M00S">
            <text:p>15:05:00</text:p>
          </table:table-cell>
          <table:table-cell table:formula="of:=AVERAGE([$'Extended Time Raw Data'.C126];[$'Extended Time Raw Data'.I126];[$'Extended Time Raw Data'.O126])" office:value-type="float" office:value="238">
            <text:p>238</text:p>
          </table:table-cell>
          <table:table-cell table:formula="of:=AVERAGE([$'Extended Time Raw Data'.D126];[$'Extended Time Raw Data'.J126];[$'Extended Time Raw Data'.P126])" office:value-type="float" office:value="182.333333333333">
            <text:p>182</text:p>
          </table:table-cell>
          <table:table-cell table:formula="of:=AVERAGE([$'Extended Time Raw Data'.E126];[$'Extended Time Raw Data'.K126];[$'Extended Time Raw Data'.Q126])" office:value-type="float" office:value="397.333333333333">
            <text:p>397</text:p>
          </table:table-cell>
          <table:table-cell table:formula="of:=AVERAGE([$'Extended Time Raw Data'.F126];[$'Extended Time Raw Data'.L126];[$'Extended Time Raw Data'.R126])" office:value-type="float" office:value="410">
            <text:p>410</text:p>
          </table:table-cell>
          <table:table-cell table:formula="of:=AVERAGE([$'Extended Time Raw Data'.G126];[$'Extended Time Raw Data'.M126];[$'Extended Time Raw Data'.S126])" office:value-type="float" office:value="1832">
            <text:p>1832</text:p>
          </table:table-cell>
          <table:table-cell table:formula="of:=AVERAGE([$'Extended Time Raw Data'.H126];[$'Extended Time Raw Data'.N126];[$'Extended Time Raw Data'.T126])" office:value-type="float" office:value="1827">
            <text:p>1827</text:p>
          </table:table-cell>
          <table:table-cell/>
        </table:table-row>
        <table:table-row table:style-name="ro4">
          <table:table-cell table:formula="of:=TIME(5;0;0)+[$'Extended Time Raw Data'.A128]" office:value-type="time" office:time-value="PT15H10M00S">
            <text:p>15:10:00</text:p>
          </table:table-cell>
          <table:table-cell table:formula="of:=AVERAGE([$'Extended Time Raw Data'.C127];[$'Extended Time Raw Data'.I127];[$'Extended Time Raw Data'.O127])" office:value-type="float" office:value="243">
            <text:p>243</text:p>
          </table:table-cell>
          <table:table-cell table:formula="of:=AVERAGE([$'Extended Time Raw Data'.D127];[$'Extended Time Raw Data'.J127];[$'Extended Time Raw Data'.P127])" office:value-type="float" office:value="198.666666666667">
            <text:p>199</text:p>
          </table:table-cell>
          <table:table-cell table:formula="of:=AVERAGE([$'Extended Time Raw Data'.E127];[$'Extended Time Raw Data'.K127];[$'Extended Time Raw Data'.Q127])" office:value-type="float" office:value="389.666666666667">
            <text:p>390</text:p>
          </table:table-cell>
          <table:table-cell table:formula="of:=AVERAGE([$'Extended Time Raw Data'.F127];[$'Extended Time Raw Data'.L127];[$'Extended Time Raw Data'.R127])" office:value-type="float" office:value="403.666666666667">
            <text:p>404</text:p>
          </table:table-cell>
          <table:table-cell table:formula="of:=AVERAGE([$'Extended Time Raw Data'.G127];[$'Extended Time Raw Data'.M127];[$'Extended Time Raw Data'.S127])" office:value-type="float" office:value="1864">
            <text:p>1864</text:p>
          </table:table-cell>
          <table:table-cell table:formula="of:=AVERAGE([$'Extended Time Raw Data'.H127];[$'Extended Time Raw Data'.N127];[$'Extended Time Raw Data'.T127])" office:value-type="float" office:value="1849.66666666667">
            <text:p>1850</text:p>
          </table:table-cell>
          <table:table-cell/>
        </table:table-row>
        <table:table-row table:style-name="ro4">
          <table:table-cell table:formula="of:=TIME(5;0;0)+[$'Extended Time Raw Data'.A129]" office:value-type="time" office:time-value="PT15H15M00S">
            <text:p>15:15:00</text:p>
          </table:table-cell>
          <table:table-cell table:formula="of:=AVERAGE([$'Extended Time Raw Data'.C128];[$'Extended Time Raw Data'.I128];[$'Extended Time Raw Data'.O128])" office:value-type="float" office:value="246.333333333333">
            <text:p>246</text:p>
          </table:table-cell>
          <table:table-cell table:formula="of:=AVERAGE([$'Extended Time Raw Data'.D128];[$'Extended Time Raw Data'.J128];[$'Extended Time Raw Data'.P128])" office:value-type="float" office:value="188.333333333333">
            <text:p>188</text:p>
          </table:table-cell>
          <table:table-cell table:formula="of:=AVERAGE([$'Extended Time Raw Data'.E128];[$'Extended Time Raw Data'.K128];[$'Extended Time Raw Data'.Q128])" office:value-type="float" office:value="383.666666666667">
            <text:p>384</text:p>
          </table:table-cell>
          <table:table-cell table:formula="of:=AVERAGE([$'Extended Time Raw Data'.F128];[$'Extended Time Raw Data'.L128];[$'Extended Time Raw Data'.R128])" office:value-type="float" office:value="400.666666666667">
            <text:p>401</text:p>
          </table:table-cell>
          <table:table-cell table:formula="of:=AVERAGE([$'Extended Time Raw Data'.G128];[$'Extended Time Raw Data'.M128];[$'Extended Time Raw Data'.S128])" office:value-type="float" office:value="1844">
            <text:p>1844</text:p>
          </table:table-cell>
          <table:table-cell table:formula="of:=AVERAGE([$'Extended Time Raw Data'.H128];[$'Extended Time Raw Data'.N128];[$'Extended Time Raw Data'.T128])" office:value-type="float" office:value="1877.33333333333">
            <text:p>1877</text:p>
          </table:table-cell>
          <table:table-cell/>
        </table:table-row>
        <table:table-row table:style-name="ro4">
          <table:table-cell table:formula="of:=TIME(5;0;0)+[$'Extended Time Raw Data'.A130]" office:value-type="time" office:time-value="PT15H20M00S">
            <text:p>15:20:00</text:p>
          </table:table-cell>
          <table:table-cell table:formula="of:=AVERAGE([$'Extended Time Raw Data'.C129];[$'Extended Time Raw Data'.I129];[$'Extended Time Raw Data'.O129])" office:value-type="float" office:value="241.333333333333">
            <text:p>241</text:p>
          </table:table-cell>
          <table:table-cell table:formula="of:=AVERAGE([$'Extended Time Raw Data'.D129];[$'Extended Time Raw Data'.J129];[$'Extended Time Raw Data'.P129])" office:value-type="float" office:value="194.333333333333">
            <text:p>194</text:p>
          </table:table-cell>
          <table:table-cell table:formula="of:=AVERAGE([$'Extended Time Raw Data'.E129];[$'Extended Time Raw Data'.K129];[$'Extended Time Raw Data'.Q129])" office:value-type="float" office:value="375.333333333333">
            <text:p>375</text:p>
          </table:table-cell>
          <table:table-cell table:formula="of:=AVERAGE([$'Extended Time Raw Data'.F129];[$'Extended Time Raw Data'.L129];[$'Extended Time Raw Data'.R129])" office:value-type="float" office:value="407.333333333333">
            <text:p>407</text:p>
          </table:table-cell>
          <table:table-cell table:formula="of:=AVERAGE([$'Extended Time Raw Data'.G129];[$'Extended Time Raw Data'.M129];[$'Extended Time Raw Data'.S129])" office:value-type="float" office:value="1846.66666666667">
            <text:p>1847</text:p>
          </table:table-cell>
          <table:table-cell table:formula="of:=AVERAGE([$'Extended Time Raw Data'.H129];[$'Extended Time Raw Data'.N129];[$'Extended Time Raw Data'.T129])" office:value-type="float" office:value="1851.66666666667">
            <text:p>1852</text:p>
          </table:table-cell>
          <table:table-cell/>
        </table:table-row>
        <table:table-row table:style-name="ro4">
          <table:table-cell table:formula="of:=TIME(5;0;0)+[$'Extended Time Raw Data'.A131]" office:value-type="time" office:time-value="PT15H25M00S">
            <text:p>15:25:00</text:p>
          </table:table-cell>
          <table:table-cell table:formula="of:=AVERAGE([$'Extended Time Raw Data'.C130];[$'Extended Time Raw Data'.I130];[$'Extended Time Raw Data'.O130])" office:value-type="float" office:value="241.333333333333">
            <text:p>241</text:p>
          </table:table-cell>
          <table:table-cell table:formula="of:=AVERAGE([$'Extended Time Raw Data'.D130];[$'Extended Time Raw Data'.J130];[$'Extended Time Raw Data'.P130])" office:value-type="float" office:value="191.666666666667">
            <text:p>192</text:p>
          </table:table-cell>
          <table:table-cell table:formula="of:=AVERAGE([$'Extended Time Raw Data'.E130];[$'Extended Time Raw Data'.K130];[$'Extended Time Raw Data'.Q130])" office:value-type="float" office:value="381.666666666667">
            <text:p>382</text:p>
          </table:table-cell>
          <table:table-cell table:formula="of:=AVERAGE([$'Extended Time Raw Data'.F130];[$'Extended Time Raw Data'.L130];[$'Extended Time Raw Data'.R130])" office:value-type="float" office:value="387">
            <text:p>387</text:p>
          </table:table-cell>
          <table:table-cell table:formula="of:=AVERAGE([$'Extended Time Raw Data'.G130];[$'Extended Time Raw Data'.M130];[$'Extended Time Raw Data'.S130])" office:value-type="float" office:value="1833.33333333333">
            <text:p>1833</text:p>
          </table:table-cell>
          <table:table-cell table:formula="of:=AVERAGE([$'Extended Time Raw Data'.H130];[$'Extended Time Raw Data'.N130];[$'Extended Time Raw Data'.T130])" office:value-type="float" office:value="1842.33333333333">
            <text:p>1842</text:p>
          </table:table-cell>
          <table:table-cell/>
        </table:table-row>
        <table:table-row table:style-name="ro4">
          <table:table-cell table:formula="of:=TIME(5;0;0)+[$'Extended Time Raw Data'.A132]" office:value-type="time" office:time-value="PT15H30M00S">
            <text:p>15:30:00</text:p>
          </table:table-cell>
          <table:table-cell table:formula="of:=AVERAGE([$'Extended Time Raw Data'.C131];[$'Extended Time Raw Data'.I131];[$'Extended Time Raw Data'.O131])" office:value-type="float" office:value="245.333333333333">
            <text:p>245</text:p>
          </table:table-cell>
          <table:table-cell table:formula="of:=AVERAGE([$'Extended Time Raw Data'.D131];[$'Extended Time Raw Data'.J131];[$'Extended Time Raw Data'.P131])" office:value-type="float" office:value="190.666666666667">
            <text:p>191</text:p>
          </table:table-cell>
          <table:table-cell table:formula="of:=AVERAGE([$'Extended Time Raw Data'.E131];[$'Extended Time Raw Data'.K131];[$'Extended Time Raw Data'.Q131])" office:value-type="float" office:value="398.333333333333">
            <text:p>398</text:p>
          </table:table-cell>
          <table:table-cell table:formula="of:=AVERAGE([$'Extended Time Raw Data'.F131];[$'Extended Time Raw Data'.L131];[$'Extended Time Raw Data'.R131])" office:value-type="float" office:value="401">
            <text:p>401</text:p>
          </table:table-cell>
          <table:table-cell table:formula="of:=AVERAGE([$'Extended Time Raw Data'.G131];[$'Extended Time Raw Data'.M131];[$'Extended Time Raw Data'.S131])" office:value-type="float" office:value="1854.33333333333">
            <text:p>1854</text:p>
          </table:table-cell>
          <table:table-cell table:formula="of:=AVERAGE([$'Extended Time Raw Data'.H131];[$'Extended Time Raw Data'.N131];[$'Extended Time Raw Data'.T131])" office:value-type="float" office:value="1868.66666666667">
            <text:p>1869</text:p>
          </table:table-cell>
          <table:table-cell/>
        </table:table-row>
        <table:table-row table:style-name="ro4">
          <table:table-cell table:formula="of:=TIME(5;0;0)+[$'Extended Time Raw Data'.A133]" office:value-type="time" office:time-value="PT15H35M00S">
            <text:p>15:35:00</text:p>
          </table:table-cell>
          <table:table-cell table:formula="of:=AVERAGE([$'Extended Time Raw Data'.C132];[$'Extended Time Raw Data'.I132];[$'Extended Time Raw Data'.O132])" office:value-type="float" office:value="242.666666666667">
            <text:p>243</text:p>
          </table:table-cell>
          <table:table-cell table:formula="of:=AVERAGE([$'Extended Time Raw Data'.D132];[$'Extended Time Raw Data'.J132];[$'Extended Time Raw Data'.P132])" office:value-type="float" office:value="199">
            <text:p>199</text:p>
          </table:table-cell>
          <table:table-cell table:formula="of:=AVERAGE([$'Extended Time Raw Data'.E132];[$'Extended Time Raw Data'.K132];[$'Extended Time Raw Data'.Q132])" office:value-type="float" office:value="381.333333333333">
            <text:p>381</text:p>
          </table:table-cell>
          <table:table-cell table:formula="of:=AVERAGE([$'Extended Time Raw Data'.F132];[$'Extended Time Raw Data'.L132];[$'Extended Time Raw Data'.R132])" office:value-type="float" office:value="408">
            <text:p>408</text:p>
          </table:table-cell>
          <table:table-cell table:formula="of:=AVERAGE([$'Extended Time Raw Data'.G132];[$'Extended Time Raw Data'.M132];[$'Extended Time Raw Data'.S132])" office:value-type="float" office:value="1844.66666666667">
            <text:p>1845</text:p>
          </table:table-cell>
          <table:table-cell table:formula="of:=AVERAGE([$'Extended Time Raw Data'.H132];[$'Extended Time Raw Data'.N132];[$'Extended Time Raw Data'.T132])" office:value-type="float" office:value="1852.33333333333">
            <text:p>1852</text:p>
          </table:table-cell>
          <table:table-cell/>
        </table:table-row>
        <table:table-row table:style-name="ro4">
          <table:table-cell table:formula="of:=TIME(5;0;0)+[$'Extended Time Raw Data'.A134]" office:value-type="time" office:time-value="PT15H40M00S">
            <text:p>15:40:00</text:p>
          </table:table-cell>
          <table:table-cell table:formula="of:=AVERAGE([$'Extended Time Raw Data'.C133];[$'Extended Time Raw Data'.I133];[$'Extended Time Raw Data'.O133])" office:value-type="float" office:value="250.666666666667">
            <text:p>251</text:p>
          </table:table-cell>
          <table:table-cell table:formula="of:=AVERAGE([$'Extended Time Raw Data'.D133];[$'Extended Time Raw Data'.J133];[$'Extended Time Raw Data'.P133])" office:value-type="float" office:value="181.666666666667">
            <text:p>182</text:p>
          </table:table-cell>
          <table:table-cell table:formula="of:=AVERAGE([$'Extended Time Raw Data'.E133];[$'Extended Time Raw Data'.K133];[$'Extended Time Raw Data'.Q133])" office:value-type="float" office:value="381.666666666667">
            <text:p>382</text:p>
          </table:table-cell>
          <table:table-cell table:formula="of:=AVERAGE([$'Extended Time Raw Data'.F133];[$'Extended Time Raw Data'.L133];[$'Extended Time Raw Data'.R133])" office:value-type="float" office:value="406">
            <text:p>406</text:p>
          </table:table-cell>
          <table:table-cell table:formula="of:=AVERAGE([$'Extended Time Raw Data'.G133];[$'Extended Time Raw Data'.M133];[$'Extended Time Raw Data'.S133])" office:value-type="float" office:value="1841.66666666667">
            <text:p>1842</text:p>
          </table:table-cell>
          <table:table-cell table:formula="of:=AVERAGE([$'Extended Time Raw Data'.H133];[$'Extended Time Raw Data'.N133];[$'Extended Time Raw Data'.T133])" office:value-type="float" office:value="1860.33333333333">
            <text:p>1860</text:p>
          </table:table-cell>
          <table:table-cell/>
        </table:table-row>
        <table:table-row table:style-name="ro4">
          <table:table-cell table:formula="of:=TIME(5;0;0)+[$'Extended Time Raw Data'.A135]" office:value-type="time" office:time-value="PT15H45M00S">
            <text:p>15:45:00</text:p>
          </table:table-cell>
          <table:table-cell table:formula="of:=AVERAGE([$'Extended Time Raw Data'.C134];[$'Extended Time Raw Data'.I134];[$'Extended Time Raw Data'.O134])" office:value-type="float" office:value="234.666666666667">
            <text:p>235</text:p>
          </table:table-cell>
          <table:table-cell table:formula="of:=AVERAGE([$'Extended Time Raw Data'.D134];[$'Extended Time Raw Data'.J134];[$'Extended Time Raw Data'.P134])" office:value-type="float" office:value="194">
            <text:p>194</text:p>
          </table:table-cell>
          <table:table-cell table:formula="of:=AVERAGE([$'Extended Time Raw Data'.E134];[$'Extended Time Raw Data'.K134];[$'Extended Time Raw Data'.Q134])" office:value-type="float" office:value="402.333333333333">
            <text:p>402</text:p>
          </table:table-cell>
          <table:table-cell table:formula="of:=AVERAGE([$'Extended Time Raw Data'.F134];[$'Extended Time Raw Data'.L134];[$'Extended Time Raw Data'.R134])" office:value-type="float" office:value="402.333333333333">
            <text:p>402</text:p>
          </table:table-cell>
          <table:table-cell table:formula="of:=AVERAGE([$'Extended Time Raw Data'.G134];[$'Extended Time Raw Data'.M134];[$'Extended Time Raw Data'.S134])" office:value-type="float" office:value="1888.33333333333">
            <text:p>1888</text:p>
          </table:table-cell>
          <table:table-cell table:formula="of:=AVERAGE([$'Extended Time Raw Data'.H134];[$'Extended Time Raw Data'.N134];[$'Extended Time Raw Data'.T134])" office:value-type="float" office:value="1850.33333333333">
            <text:p>1850</text:p>
          </table:table-cell>
          <table:table-cell/>
        </table:table-row>
        <table:table-row table:style-name="ro4">
          <table:table-cell table:formula="of:=TIME(5;0;0)+[$'Extended Time Raw Data'.A136]" office:value-type="time" office:time-value="PT15H50M00S">
            <text:p>15:50:00</text:p>
          </table:table-cell>
          <table:table-cell table:formula="of:=AVERAGE([$'Extended Time Raw Data'.C135];[$'Extended Time Raw Data'.I135];[$'Extended Time Raw Data'.O135])" office:value-type="float" office:value="238">
            <text:p>238</text:p>
          </table:table-cell>
          <table:table-cell table:formula="of:=AVERAGE([$'Extended Time Raw Data'.D135];[$'Extended Time Raw Data'.J135];[$'Extended Time Raw Data'.P135])" office:value-type="float" office:value="183">
            <text:p>183</text:p>
          </table:table-cell>
          <table:table-cell table:formula="of:=AVERAGE([$'Extended Time Raw Data'.E135];[$'Extended Time Raw Data'.K135];[$'Extended Time Raw Data'.Q135])" office:value-type="float" office:value="386.666666666667">
            <text:p>387</text:p>
          </table:table-cell>
          <table:table-cell table:formula="of:=AVERAGE([$'Extended Time Raw Data'.F135];[$'Extended Time Raw Data'.L135];[$'Extended Time Raw Data'.R135])" office:value-type="float" office:value="403.666666666667">
            <text:p>404</text:p>
          </table:table-cell>
          <table:table-cell table:formula="of:=AVERAGE([$'Extended Time Raw Data'.G135];[$'Extended Time Raw Data'.M135];[$'Extended Time Raw Data'.S135])" office:value-type="float" office:value="1823">
            <text:p>1823</text:p>
          </table:table-cell>
          <table:table-cell table:formula="of:=AVERAGE([$'Extended Time Raw Data'.H135];[$'Extended Time Raw Data'.N135];[$'Extended Time Raw Data'.T135])" office:value-type="float" office:value="1877.66666666667">
            <text:p>1878</text:p>
          </table:table-cell>
          <table:table-cell/>
        </table:table-row>
        <table:table-row table:style-name="ro4">
          <table:table-cell table:formula="of:=TIME(5;0;0)+[$'Extended Time Raw Data'.A137]" office:value-type="time" office:time-value="PT15H55M00S">
            <text:p>15:55:00</text:p>
          </table:table-cell>
          <table:table-cell table:formula="of:=AVERAGE([$'Extended Time Raw Data'.C136];[$'Extended Time Raw Data'.I136];[$'Extended Time Raw Data'.O136])" office:value-type="float" office:value="248.666666666667">
            <text:p>249</text:p>
          </table:table-cell>
          <table:table-cell table:formula="of:=AVERAGE([$'Extended Time Raw Data'.D136];[$'Extended Time Raw Data'.J136];[$'Extended Time Raw Data'.P136])" office:value-type="float" office:value="181.666666666667">
            <text:p>182</text:p>
          </table:table-cell>
          <table:table-cell table:formula="of:=AVERAGE([$'Extended Time Raw Data'.E136];[$'Extended Time Raw Data'.K136];[$'Extended Time Raw Data'.Q136])" office:value-type="float" office:value="375.666666666667">
            <text:p>376</text:p>
          </table:table-cell>
          <table:table-cell table:formula="of:=AVERAGE([$'Extended Time Raw Data'.F136];[$'Extended Time Raw Data'.L136];[$'Extended Time Raw Data'.R136])" office:value-type="float" office:value="399.666666666667">
            <text:p>400</text:p>
          </table:table-cell>
          <table:table-cell table:formula="of:=AVERAGE([$'Extended Time Raw Data'.G136];[$'Extended Time Raw Data'.M136];[$'Extended Time Raw Data'.S136])" office:value-type="float" office:value="1838.33333333333">
            <text:p>1838</text:p>
          </table:table-cell>
          <table:table-cell table:formula="of:=AVERAGE([$'Extended Time Raw Data'.H136];[$'Extended Time Raw Data'.N136];[$'Extended Time Raw Data'.T136])" office:value-type="float" office:value="1852.33333333333">
            <text:p>1852</text:p>
          </table:table-cell>
          <table:table-cell/>
        </table:table-row>
        <table:table-row table:style-name="ro4">
          <table:table-cell table:formula="of:=TIME(5;0;0)+[$'Extended Time Raw Data'.A138]" office:value-type="time" office:time-value="PT16H00M00S">
            <text:p>16:00:00</text:p>
          </table:table-cell>
          <table:table-cell table:formula="of:=AVERAGE([$'Extended Time Raw Data'.C137];[$'Extended Time Raw Data'.I137];[$'Extended Time Raw Data'.O137])" office:value-type="float" office:value="245.333333333333">
            <text:p>245</text:p>
          </table:table-cell>
          <table:table-cell table:formula="of:=AVERAGE([$'Extended Time Raw Data'.D137];[$'Extended Time Raw Data'.J137];[$'Extended Time Raw Data'.P137])" office:value-type="float" office:value="191.666666666667">
            <text:p>192</text:p>
          </table:table-cell>
          <table:table-cell table:formula="of:=AVERAGE([$'Extended Time Raw Data'.E137];[$'Extended Time Raw Data'.K137];[$'Extended Time Raw Data'.Q137])" office:value-type="float" office:value="384.666666666667">
            <text:p>385</text:p>
          </table:table-cell>
          <table:table-cell table:formula="of:=AVERAGE([$'Extended Time Raw Data'.F137];[$'Extended Time Raw Data'.L137];[$'Extended Time Raw Data'.R137])" office:value-type="float" office:value="406">
            <text:p>406</text:p>
          </table:table-cell>
          <table:table-cell table:formula="of:=AVERAGE([$'Extended Time Raw Data'.G137];[$'Extended Time Raw Data'.M137];[$'Extended Time Raw Data'.S137])" office:value-type="float" office:value="1866.66666666667">
            <text:p>1867</text:p>
          </table:table-cell>
          <table:table-cell table:formula="of:=AVERAGE([$'Extended Time Raw Data'.H137];[$'Extended Time Raw Data'.N137];[$'Extended Time Raw Data'.T137])" office:value-type="float" office:value="1856.33333333333">
            <text:p>1856</text:p>
          </table:table-cell>
          <table:table-cell/>
        </table:table-row>
        <table:table-row table:style-name="ro4">
          <table:table-cell table:formula="of:=TIME(5;0;0)+[$'Extended Time Raw Data'.A139]" office:value-type="time" office:time-value="PT16H05M00S">
            <text:p>16:05:00</text:p>
          </table:table-cell>
          <table:table-cell table:formula="of:=AVERAGE([$'Extended Time Raw Data'.C138];[$'Extended Time Raw Data'.I138];[$'Extended Time Raw Data'.O138])" office:value-type="float" office:value="247">
            <text:p>247</text:p>
          </table:table-cell>
          <table:table-cell table:formula="of:=AVERAGE([$'Extended Time Raw Data'.D138];[$'Extended Time Raw Data'.J138];[$'Extended Time Raw Data'.P138])" office:value-type="float" office:value="182">
            <text:p>182</text:p>
          </table:table-cell>
          <table:table-cell table:formula="of:=AVERAGE([$'Extended Time Raw Data'.E138];[$'Extended Time Raw Data'.K138];[$'Extended Time Raw Data'.Q138])" office:value-type="float" office:value="392.333333333333">
            <text:p>392</text:p>
          </table:table-cell>
          <table:table-cell table:formula="of:=AVERAGE([$'Extended Time Raw Data'.F138];[$'Extended Time Raw Data'.L138];[$'Extended Time Raw Data'.R138])" office:value-type="float" office:value="410">
            <text:p>410</text:p>
          </table:table-cell>
          <table:table-cell table:formula="of:=AVERAGE([$'Extended Time Raw Data'.G138];[$'Extended Time Raw Data'.M138];[$'Extended Time Raw Data'.S138])" office:value-type="float" office:value="1834.33333333333">
            <text:p>1834</text:p>
          </table:table-cell>
          <table:table-cell table:formula="of:=AVERAGE([$'Extended Time Raw Data'.H138];[$'Extended Time Raw Data'.N138];[$'Extended Time Raw Data'.T138])" office:value-type="float" office:value="1868">
            <text:p>1868</text:p>
          </table:table-cell>
          <table:table-cell/>
        </table:table-row>
        <table:table-row table:style-name="ro4">
          <table:table-cell table:formula="of:=TIME(5;0;0)+[$'Extended Time Raw Data'.A140]" office:value-type="time" office:time-value="PT16H10M00S">
            <text:p>16:10:00</text:p>
          </table:table-cell>
          <table:table-cell table:formula="of:=AVERAGE([$'Extended Time Raw Data'.C139];[$'Extended Time Raw Data'.I139];[$'Extended Time Raw Data'.O139])" office:value-type="float" office:value="249">
            <text:p>249</text:p>
          </table:table-cell>
          <table:table-cell table:formula="of:=AVERAGE([$'Extended Time Raw Data'.D139];[$'Extended Time Raw Data'.J139];[$'Extended Time Raw Data'.P139])" office:value-type="float" office:value="189.666666666667">
            <text:p>190</text:p>
          </table:table-cell>
          <table:table-cell table:formula="of:=AVERAGE([$'Extended Time Raw Data'.E139];[$'Extended Time Raw Data'.K139];[$'Extended Time Raw Data'.Q139])" office:value-type="float" office:value="372.333333333333">
            <text:p>372</text:p>
          </table:table-cell>
          <table:table-cell table:formula="of:=AVERAGE([$'Extended Time Raw Data'.F139];[$'Extended Time Raw Data'.L139];[$'Extended Time Raw Data'.R139])" office:value-type="float" office:value="403">
            <text:p>403</text:p>
          </table:table-cell>
          <table:table-cell table:formula="of:=AVERAGE([$'Extended Time Raw Data'.G139];[$'Extended Time Raw Data'.M139];[$'Extended Time Raw Data'.S139])" office:value-type="float" office:value="1869">
            <text:p>1869</text:p>
          </table:table-cell>
          <table:table-cell table:formula="of:=AVERAGE([$'Extended Time Raw Data'.H139];[$'Extended Time Raw Data'.N139];[$'Extended Time Raw Data'.T139])" office:value-type="float" office:value="1893">
            <text:p>1893</text:p>
          </table:table-cell>
          <table:table-cell/>
        </table:table-row>
        <table:table-row table:style-name="ro4">
          <table:table-cell table:formula="of:=TIME(5;0;0)+[$'Extended Time Raw Data'.A141]" office:value-type="time" office:time-value="PT16H15M00S">
            <text:p>16:15:00</text:p>
          </table:table-cell>
          <table:table-cell table:formula="of:=AVERAGE([$'Extended Time Raw Data'.C140];[$'Extended Time Raw Data'.I140];[$'Extended Time Raw Data'.O140])" office:value-type="float" office:value="247">
            <text:p>247</text:p>
          </table:table-cell>
          <table:table-cell table:formula="of:=AVERAGE([$'Extended Time Raw Data'.D140];[$'Extended Time Raw Data'.J140];[$'Extended Time Raw Data'.P140])" office:value-type="float" office:value="182">
            <text:p>182</text:p>
          </table:table-cell>
          <table:table-cell table:formula="of:=AVERAGE([$'Extended Time Raw Data'.E140];[$'Extended Time Raw Data'.K140];[$'Extended Time Raw Data'.Q140])" office:value-type="float" office:value="383.333333333333">
            <text:p>383</text:p>
          </table:table-cell>
          <table:table-cell table:formula="of:=AVERAGE([$'Extended Time Raw Data'.F140];[$'Extended Time Raw Data'.L140];[$'Extended Time Raw Data'.R140])" office:value-type="float" office:value="397.666666666667">
            <text:p>398</text:p>
          </table:table-cell>
          <table:table-cell table:formula="of:=AVERAGE([$'Extended Time Raw Data'.G140];[$'Extended Time Raw Data'.M140];[$'Extended Time Raw Data'.S140])" office:value-type="float" office:value="1886.33333333333">
            <text:p>1886</text:p>
          </table:table-cell>
          <table:table-cell table:formula="of:=AVERAGE([$'Extended Time Raw Data'.H140];[$'Extended Time Raw Data'.N140];[$'Extended Time Raw Data'.T140])" office:value-type="float" office:value="1851.66666666667">
            <text:p>1852</text:p>
          </table:table-cell>
          <table:table-cell/>
        </table:table-row>
        <table:table-row table:style-name="ro4">
          <table:table-cell table:formula="of:=TIME(5;0;0)+[$'Extended Time Raw Data'.A142]" office:value-type="time" office:time-value="PT16H20M00S">
            <text:p>16:20:00</text:p>
          </table:table-cell>
          <table:table-cell table:formula="of:=AVERAGE([$'Extended Time Raw Data'.C141];[$'Extended Time Raw Data'.I141];[$'Extended Time Raw Data'.O141])" office:value-type="float" office:value="248.666666666667">
            <text:p>249</text:p>
          </table:table-cell>
          <table:table-cell table:formula="of:=AVERAGE([$'Extended Time Raw Data'.D141];[$'Extended Time Raw Data'.J141];[$'Extended Time Raw Data'.P141])" office:value-type="float" office:value="185">
            <text:p>185</text:p>
          </table:table-cell>
          <table:table-cell table:formula="of:=AVERAGE([$'Extended Time Raw Data'.E141];[$'Extended Time Raw Data'.K141];[$'Extended Time Raw Data'.Q141])" office:value-type="float" office:value="392">
            <text:p>392</text:p>
          </table:table-cell>
          <table:table-cell table:formula="of:=AVERAGE([$'Extended Time Raw Data'.F141];[$'Extended Time Raw Data'.L141];[$'Extended Time Raw Data'.R141])" office:value-type="float" office:value="409.333333333333">
            <text:p>409</text:p>
          </table:table-cell>
          <table:table-cell table:formula="of:=AVERAGE([$'Extended Time Raw Data'.G141];[$'Extended Time Raw Data'.M141];[$'Extended Time Raw Data'.S141])" office:value-type="float" office:value="1836">
            <text:p>1836</text:p>
          </table:table-cell>
          <table:table-cell table:formula="of:=AVERAGE([$'Extended Time Raw Data'.H141];[$'Extended Time Raw Data'.N141];[$'Extended Time Raw Data'.T141])" office:value-type="float" office:value="1867">
            <text:p>1867</text:p>
          </table:table-cell>
          <table:table-cell/>
        </table:table-row>
        <table:table-row table:style-name="ro4">
          <table:table-cell table:formula="of:=TIME(5;0;0)+[$'Extended Time Raw Data'.A143]" office:value-type="time" office:time-value="PT16H25M00S">
            <text:p>16:25:00</text:p>
          </table:table-cell>
          <table:table-cell table:formula="of:=AVERAGE([$'Extended Time Raw Data'.C142];[$'Extended Time Raw Data'.I142];[$'Extended Time Raw Data'.O142])" office:value-type="float" office:value="252.333333333333">
            <text:p>252</text:p>
          </table:table-cell>
          <table:table-cell table:formula="of:=AVERAGE([$'Extended Time Raw Data'.D142];[$'Extended Time Raw Data'.J142];[$'Extended Time Raw Data'.P142])" office:value-type="float" office:value="187">
            <text:p>187</text:p>
          </table:table-cell>
          <table:table-cell table:formula="of:=AVERAGE([$'Extended Time Raw Data'.E142];[$'Extended Time Raw Data'.K142];[$'Extended Time Raw Data'.Q142])" office:value-type="float" office:value="397">
            <text:p>397</text:p>
          </table:table-cell>
          <table:table-cell table:formula="of:=AVERAGE([$'Extended Time Raw Data'.F142];[$'Extended Time Raw Data'.L142];[$'Extended Time Raw Data'.R142])" office:value-type="float" office:value="403.666666666667">
            <text:p>404</text:p>
          </table:table-cell>
          <table:table-cell table:formula="of:=AVERAGE([$'Extended Time Raw Data'.G142];[$'Extended Time Raw Data'.M142];[$'Extended Time Raw Data'.S142])" office:value-type="float" office:value="1860.33333333333">
            <text:p>1860</text:p>
          </table:table-cell>
          <table:table-cell table:formula="of:=AVERAGE([$'Extended Time Raw Data'.H142];[$'Extended Time Raw Data'.N142];[$'Extended Time Raw Data'.T142])" office:value-type="float" office:value="1857">
            <text:p>1857</text:p>
          </table:table-cell>
          <table:table-cell/>
        </table:table-row>
        <table:table-row table:style-name="ro4">
          <table:table-cell table:formula="of:=TIME(5;0;0)+[$'Extended Time Raw Data'.A144]" office:value-type="time" office:time-value="PT16H30M00S">
            <text:p>16:30:00</text:p>
          </table:table-cell>
          <table:table-cell table:formula="of:=AVERAGE([$'Extended Time Raw Data'.C143];[$'Extended Time Raw Data'.I143];[$'Extended Time Raw Data'.O143])" office:value-type="float" office:value="234.666666666667">
            <text:p>235</text:p>
          </table:table-cell>
          <table:table-cell table:formula="of:=AVERAGE([$'Extended Time Raw Data'.D143];[$'Extended Time Raw Data'.J143];[$'Extended Time Raw Data'.P143])" office:value-type="float" office:value="198">
            <text:p>198</text:p>
          </table:table-cell>
          <table:table-cell table:formula="of:=AVERAGE([$'Extended Time Raw Data'.E143];[$'Extended Time Raw Data'.K143];[$'Extended Time Raw Data'.Q143])" office:value-type="float" office:value="387.666666666667">
            <text:p>388</text:p>
          </table:table-cell>
          <table:table-cell table:formula="of:=AVERAGE([$'Extended Time Raw Data'.F143];[$'Extended Time Raw Data'.L143];[$'Extended Time Raw Data'.R143])" office:value-type="float" office:value="401">
            <text:p>401</text:p>
          </table:table-cell>
          <table:table-cell table:formula="of:=AVERAGE([$'Extended Time Raw Data'.G143];[$'Extended Time Raw Data'.M143];[$'Extended Time Raw Data'.S143])" office:value-type="float" office:value="1866">
            <text:p>1866</text:p>
          </table:table-cell>
          <table:table-cell table:formula="of:=AVERAGE([$'Extended Time Raw Data'.H143];[$'Extended Time Raw Data'.N143];[$'Extended Time Raw Data'.T143])" office:value-type="float" office:value="1853">
            <text:p>1853</text:p>
          </table:table-cell>
          <table:table-cell/>
        </table:table-row>
        <table:table-row table:style-name="ro4">
          <table:table-cell table:formula="of:=TIME(5;0;0)+[$'Extended Time Raw Data'.A145]" office:value-type="time" office:time-value="PT16H35M00S">
            <text:p>16:35:00</text:p>
          </table:table-cell>
          <table:table-cell table:formula="of:=AVERAGE([$'Extended Time Raw Data'.C144];[$'Extended Time Raw Data'.I144];[$'Extended Time Raw Data'.O144])" office:value-type="float" office:value="235.666666666667">
            <text:p>236</text:p>
          </table:table-cell>
          <table:table-cell table:formula="of:=AVERAGE([$'Extended Time Raw Data'.D144];[$'Extended Time Raw Data'.J144];[$'Extended Time Raw Data'.P144])" office:value-type="float" office:value="193">
            <text:p>193</text:p>
          </table:table-cell>
          <table:table-cell table:formula="of:=AVERAGE([$'Extended Time Raw Data'.E144];[$'Extended Time Raw Data'.K144];[$'Extended Time Raw Data'.Q144])" office:value-type="float" office:value="383.333333333333">
            <text:p>383</text:p>
          </table:table-cell>
          <table:table-cell table:formula="of:=AVERAGE([$'Extended Time Raw Data'.F144];[$'Extended Time Raw Data'.L144];[$'Extended Time Raw Data'.R144])" office:value-type="float" office:value="399.666666666667">
            <text:p>400</text:p>
          </table:table-cell>
          <table:table-cell table:formula="of:=AVERAGE([$'Extended Time Raw Data'.G144];[$'Extended Time Raw Data'.M144];[$'Extended Time Raw Data'.S144])" office:value-type="float" office:value="1856.33333333333">
            <text:p>1856</text:p>
          </table:table-cell>
          <table:table-cell table:formula="of:=AVERAGE([$'Extended Time Raw Data'.H144];[$'Extended Time Raw Data'.N144];[$'Extended Time Raw Data'.T144])" office:value-type="float" office:value="1871">
            <text:p>1871</text:p>
          </table:table-cell>
          <table:table-cell/>
        </table:table-row>
        <table:table-row table:style-name="ro4">
          <table:table-cell table:formula="of:=TIME(5;0;0)+[$'Extended Time Raw Data'.A146]" office:value-type="time" office:time-value="PT16H40M00S">
            <text:p>16:40:00</text:p>
          </table:table-cell>
          <table:table-cell table:formula="of:=AVERAGE([$'Extended Time Raw Data'.C145];[$'Extended Time Raw Data'.I145];[$'Extended Time Raw Data'.O145])" office:value-type="float" office:value="249.666666666667">
            <text:p>250</text:p>
          </table:table-cell>
          <table:table-cell table:formula="of:=AVERAGE([$'Extended Time Raw Data'.D145];[$'Extended Time Raw Data'.J145];[$'Extended Time Raw Data'.P145])" office:value-type="float" office:value="180">
            <text:p>180</text:p>
          </table:table-cell>
          <table:table-cell table:formula="of:=AVERAGE([$'Extended Time Raw Data'.E145];[$'Extended Time Raw Data'.K145];[$'Extended Time Raw Data'.Q145])" office:value-type="float" office:value="391.333333333333">
            <text:p>391</text:p>
          </table:table-cell>
          <table:table-cell table:formula="of:=AVERAGE([$'Extended Time Raw Data'.F145];[$'Extended Time Raw Data'.L145];[$'Extended Time Raw Data'.R145])" office:value-type="float" office:value="404.333333333333">
            <text:p>404</text:p>
          </table:table-cell>
          <table:table-cell table:formula="of:=AVERAGE([$'Extended Time Raw Data'.G145];[$'Extended Time Raw Data'.M145];[$'Extended Time Raw Data'.S145])" office:value-type="float" office:value="1847.33333333333">
            <text:p>1847</text:p>
          </table:table-cell>
          <table:table-cell table:formula="of:=AVERAGE([$'Extended Time Raw Data'.H145];[$'Extended Time Raw Data'.N145];[$'Extended Time Raw Data'.T145])" office:value-type="float" office:value="1869.33333333333">
            <text:p>1869</text:p>
          </table:table-cell>
          <table:table-cell/>
        </table:table-row>
        <table:table-row table:style-name="ro4">
          <table:table-cell table:formula="of:=TIME(5;0;0)+[$'Extended Time Raw Data'.A147]" office:value-type="time" office:time-value="PT16H45M00S">
            <text:p>16:45:00</text:p>
          </table:table-cell>
          <table:table-cell table:formula="of:=AVERAGE([$'Extended Time Raw Data'.C146];[$'Extended Time Raw Data'.I146];[$'Extended Time Raw Data'.O146])" office:value-type="float" office:value="243">
            <text:p>243</text:p>
          </table:table-cell>
          <table:table-cell table:formula="of:=AVERAGE([$'Extended Time Raw Data'.D146];[$'Extended Time Raw Data'.J146];[$'Extended Time Raw Data'.P146])" office:value-type="float" office:value="189">
            <text:p>189</text:p>
          </table:table-cell>
          <table:table-cell table:formula="of:=AVERAGE([$'Extended Time Raw Data'.E146];[$'Extended Time Raw Data'.K146];[$'Extended Time Raw Data'.Q146])" office:value-type="float" office:value="391">
            <text:p>391</text:p>
          </table:table-cell>
          <table:table-cell table:formula="of:=AVERAGE([$'Extended Time Raw Data'.F146];[$'Extended Time Raw Data'.L146];[$'Extended Time Raw Data'.R146])" office:value-type="float" office:value="403">
            <text:p>403</text:p>
          </table:table-cell>
          <table:table-cell table:formula="of:=AVERAGE([$'Extended Time Raw Data'.G146];[$'Extended Time Raw Data'.M146];[$'Extended Time Raw Data'.S146])" office:value-type="float" office:value="1860.66666666667">
            <text:p>1861</text:p>
          </table:table-cell>
          <table:table-cell table:formula="of:=AVERAGE([$'Extended Time Raw Data'.H146];[$'Extended Time Raw Data'.N146];[$'Extended Time Raw Data'.T146])" office:value-type="float" office:value="1836.33333333333">
            <text:p>1836</text:p>
          </table:table-cell>
          <table:table-cell/>
        </table:table-row>
        <table:table-row table:style-name="ro4">
          <table:table-cell table:formula="of:=TIME(5;0;0)+[$'Extended Time Raw Data'.A148]" office:value-type="time" office:time-value="PT16H50M00S">
            <text:p>16:50:00</text:p>
          </table:table-cell>
          <table:table-cell table:formula="of:=AVERAGE([$'Extended Time Raw Data'.C147];[$'Extended Time Raw Data'.I147];[$'Extended Time Raw Data'.O147])" office:value-type="float" office:value="243.666666666667">
            <text:p>244</text:p>
          </table:table-cell>
          <table:table-cell table:formula="of:=AVERAGE([$'Extended Time Raw Data'.D147];[$'Extended Time Raw Data'.J147];[$'Extended Time Raw Data'.P147])" office:value-type="float" office:value="193">
            <text:p>193</text:p>
          </table:table-cell>
          <table:table-cell table:formula="of:=AVERAGE([$'Extended Time Raw Data'.E147];[$'Extended Time Raw Data'.K147];[$'Extended Time Raw Data'.Q147])" office:value-type="float" office:value="385.666666666667">
            <text:p>386</text:p>
          </table:table-cell>
          <table:table-cell table:formula="of:=AVERAGE([$'Extended Time Raw Data'.F147];[$'Extended Time Raw Data'.L147];[$'Extended Time Raw Data'.R147])" office:value-type="float" office:value="397.666666666667">
            <text:p>398</text:p>
          </table:table-cell>
          <table:table-cell table:formula="of:=AVERAGE([$'Extended Time Raw Data'.G147];[$'Extended Time Raw Data'.M147];[$'Extended Time Raw Data'.S147])" office:value-type="float" office:value="1879.66666666667">
            <text:p>1880</text:p>
          </table:table-cell>
          <table:table-cell table:formula="of:=AVERAGE([$'Extended Time Raw Data'.H147];[$'Extended Time Raw Data'.N147];[$'Extended Time Raw Data'.T147])" office:value-type="float" office:value="1848.66666666667">
            <text:p>1849</text:p>
          </table:table-cell>
          <table:table-cell/>
        </table:table-row>
        <table:table-row table:style-name="ro4">
          <table:table-cell table:formula="of:=TIME(5;0;0)+[$'Extended Time Raw Data'.A149]" office:value-type="time" office:time-value="PT16H55M00S">
            <text:p>16:55:00</text:p>
          </table:table-cell>
          <table:table-cell table:formula="of:=AVERAGE([$'Extended Time Raw Data'.C148];[$'Extended Time Raw Data'.I148];[$'Extended Time Raw Data'.O148])" office:value-type="float" office:value="248.666666666667">
            <text:p>249</text:p>
          </table:table-cell>
          <table:table-cell table:formula="of:=AVERAGE([$'Extended Time Raw Data'.D148];[$'Extended Time Raw Data'.J148];[$'Extended Time Raw Data'.P148])" office:value-type="float" office:value="182.333333333333">
            <text:p>182</text:p>
          </table:table-cell>
          <table:table-cell table:formula="of:=AVERAGE([$'Extended Time Raw Data'.E148];[$'Extended Time Raw Data'.K148];[$'Extended Time Raw Data'.Q148])" office:value-type="float" office:value="389">
            <text:p>389</text:p>
          </table:table-cell>
          <table:table-cell table:formula="of:=AVERAGE([$'Extended Time Raw Data'.F148];[$'Extended Time Raw Data'.L148];[$'Extended Time Raw Data'.R148])" office:value-type="float" office:value="394.666666666667">
            <text:p>395</text:p>
          </table:table-cell>
          <table:table-cell table:formula="of:=AVERAGE([$'Extended Time Raw Data'.G148];[$'Extended Time Raw Data'.M148];[$'Extended Time Raw Data'.S148])" office:value-type="float" office:value="1858.66666666667">
            <text:p>1859</text:p>
          </table:table-cell>
          <table:table-cell table:formula="of:=AVERAGE([$'Extended Time Raw Data'.H148];[$'Extended Time Raw Data'.N148];[$'Extended Time Raw Data'.T148])" office:value-type="float" office:value="1849">
            <text:p>1849</text:p>
          </table:table-cell>
          <table:table-cell/>
        </table:table-row>
        <table:table-row table:style-name="ro4">
          <table:table-cell table:formula="of:=TIME(5;0;0)+[$'Extended Time Raw Data'.A150]" office:value-type="time" office:time-value="PT17H00M00S">
            <text:p>17:00:00</text:p>
          </table:table-cell>
          <table:table-cell table:formula="of:=AVERAGE([$'Extended Time Raw Data'.C149];[$'Extended Time Raw Data'.I149];[$'Extended Time Raw Data'.O149])" office:value-type="float" office:value="249">
            <text:p>249</text:p>
          </table:table-cell>
          <table:table-cell table:formula="of:=AVERAGE([$'Extended Time Raw Data'.D149];[$'Extended Time Raw Data'.J149];[$'Extended Time Raw Data'.P149])" office:value-type="float" office:value="187.666666666667">
            <text:p>188</text:p>
          </table:table-cell>
          <table:table-cell table:formula="of:=AVERAGE([$'Extended Time Raw Data'.E149];[$'Extended Time Raw Data'.K149];[$'Extended Time Raw Data'.Q149])" office:value-type="float" office:value="391.666666666667">
            <text:p>392</text:p>
          </table:table-cell>
          <table:table-cell table:formula="of:=AVERAGE([$'Extended Time Raw Data'.F149];[$'Extended Time Raw Data'.L149];[$'Extended Time Raw Data'.R149])" office:value-type="float" office:value="408.333333333333">
            <text:p>408</text:p>
          </table:table-cell>
          <table:table-cell table:formula="of:=AVERAGE([$'Extended Time Raw Data'.G149];[$'Extended Time Raw Data'.M149];[$'Extended Time Raw Data'.S149])" office:value-type="float" office:value="1861.66666666667">
            <text:p>1862</text:p>
          </table:table-cell>
          <table:table-cell table:formula="of:=AVERAGE([$'Extended Time Raw Data'.H149];[$'Extended Time Raw Data'.N149];[$'Extended Time Raw Data'.T149])" office:value-type="float" office:value="1864">
            <text:p>1864</text:p>
          </table:table-cell>
          <table:table-cell/>
        </table:table-row>
        <table:table-row table:style-name="ro4">
          <table:table-cell table:formula="of:=TIME(5;0;0)+[$'Extended Time Raw Data'.A151]" office:value-type="time" office:time-value="PT17H05M00S">
            <text:p>17:05:00</text:p>
          </table:table-cell>
          <table:table-cell table:formula="of:=AVERAGE([$'Extended Time Raw Data'.C150];[$'Extended Time Raw Data'.I150];[$'Extended Time Raw Data'.O150])" office:value-type="float" office:value="242.666666666667">
            <text:p>243</text:p>
          </table:table-cell>
          <table:table-cell table:formula="of:=AVERAGE([$'Extended Time Raw Data'.D150];[$'Extended Time Raw Data'.J150];[$'Extended Time Raw Data'.P150])" office:value-type="float" office:value="182.333333333333">
            <text:p>182</text:p>
          </table:table-cell>
          <table:table-cell table:formula="of:=AVERAGE([$'Extended Time Raw Data'.E150];[$'Extended Time Raw Data'.K150];[$'Extended Time Raw Data'.Q150])" office:value-type="float" office:value="386">
            <text:p>386</text:p>
          </table:table-cell>
          <table:table-cell table:formula="of:=AVERAGE([$'Extended Time Raw Data'.F150];[$'Extended Time Raw Data'.L150];[$'Extended Time Raw Data'.R150])" office:value-type="float" office:value="404.666666666667">
            <text:p>405</text:p>
          </table:table-cell>
          <table:table-cell table:formula="of:=AVERAGE([$'Extended Time Raw Data'.G150];[$'Extended Time Raw Data'.M150];[$'Extended Time Raw Data'.S150])" office:value-type="float" office:value="1851">
            <text:p>1851</text:p>
          </table:table-cell>
          <table:table-cell table:formula="of:=AVERAGE([$'Extended Time Raw Data'.H150];[$'Extended Time Raw Data'.N150];[$'Extended Time Raw Data'.T150])" office:value-type="float" office:value="1859">
            <text:p>1859</text:p>
          </table:table-cell>
          <table:table-cell/>
        </table:table-row>
        <table:table-row table:style-name="ro4">
          <table:table-cell table:formula="of:=TIME(5;0;0)+[$'Extended Time Raw Data'.A152]" office:value-type="time" office:time-value="PT17H10M00S">
            <text:p>17:10:00</text:p>
          </table:table-cell>
          <table:table-cell table:formula="of:=AVERAGE([$'Extended Time Raw Data'.C151];[$'Extended Time Raw Data'.I151];[$'Extended Time Raw Data'.O151])" office:value-type="float" office:value="239.666666666667">
            <text:p>240</text:p>
          </table:table-cell>
          <table:table-cell table:formula="of:=AVERAGE([$'Extended Time Raw Data'.D151];[$'Extended Time Raw Data'.J151];[$'Extended Time Raw Data'.P151])" office:value-type="float" office:value="183.333333333333">
            <text:p>183</text:p>
          </table:table-cell>
          <table:table-cell table:formula="of:=AVERAGE([$'Extended Time Raw Data'.E151];[$'Extended Time Raw Data'.K151];[$'Extended Time Raw Data'.Q151])" office:value-type="float" office:value="390">
            <text:p>390</text:p>
          </table:table-cell>
          <table:table-cell table:formula="of:=AVERAGE([$'Extended Time Raw Data'.F151];[$'Extended Time Raw Data'.L151];[$'Extended Time Raw Data'.R151])" office:value-type="float" office:value="397.333333333333">
            <text:p>397</text:p>
          </table:table-cell>
          <table:table-cell table:formula="of:=AVERAGE([$'Extended Time Raw Data'.G151];[$'Extended Time Raw Data'.M151];[$'Extended Time Raw Data'.S151])" office:value-type="float" office:value="1821.33333333333">
            <text:p>1821</text:p>
          </table:table-cell>
          <table:table-cell table:formula="of:=AVERAGE([$'Extended Time Raw Data'.H151];[$'Extended Time Raw Data'.N151];[$'Extended Time Raw Data'.T151])" office:value-type="float" office:value="1846">
            <text:p>1846</text:p>
          </table:table-cell>
          <table:table-cell/>
        </table:table-row>
        <table:table-row table:style-name="ro4">
          <table:table-cell table:formula="of:=TIME(5;0;0)+[$'Extended Time Raw Data'.A153]" office:value-type="time" office:time-value="PT17H15M00S">
            <text:p>17:15:00</text:p>
          </table:table-cell>
          <table:table-cell table:formula="of:=AVERAGE([$'Extended Time Raw Data'.C152];[$'Extended Time Raw Data'.I152];[$'Extended Time Raw Data'.O152])" office:value-type="float" office:value="234.333333333333">
            <text:p>234</text:p>
          </table:table-cell>
          <table:table-cell table:formula="of:=AVERAGE([$'Extended Time Raw Data'.D152];[$'Extended Time Raw Data'.J152];[$'Extended Time Raw Data'.P152])" office:value-type="float" office:value="186.666666666667">
            <text:p>187</text:p>
          </table:table-cell>
          <table:table-cell table:formula="of:=AVERAGE([$'Extended Time Raw Data'.E152];[$'Extended Time Raw Data'.K152];[$'Extended Time Raw Data'.Q152])" office:value-type="float" office:value="383">
            <text:p>383</text:p>
          </table:table-cell>
          <table:table-cell table:formula="of:=AVERAGE([$'Extended Time Raw Data'.F152];[$'Extended Time Raw Data'.L152];[$'Extended Time Raw Data'.R152])" office:value-type="float" office:value="394.333333333333">
            <text:p>394</text:p>
          </table:table-cell>
          <table:table-cell table:formula="of:=AVERAGE([$'Extended Time Raw Data'.G152];[$'Extended Time Raw Data'.M152];[$'Extended Time Raw Data'.S152])" office:value-type="float" office:value="1848.66666666667">
            <text:p>1849</text:p>
          </table:table-cell>
          <table:table-cell table:formula="of:=AVERAGE([$'Extended Time Raw Data'.H152];[$'Extended Time Raw Data'.N152];[$'Extended Time Raw Data'.T152])" office:value-type="float" office:value="1833.33333333333">
            <text:p>1833</text:p>
          </table:table-cell>
          <table:table-cell/>
        </table:table-row>
        <table:table-row table:style-name="ro4">
          <table:table-cell table:formula="of:=TIME(5;0;0)+[$'Extended Time Raw Data'.A154]" office:value-type="time" office:time-value="PT17H20M00S">
            <text:p>17:20:00</text:p>
          </table:table-cell>
          <table:table-cell table:formula="of:=AVERAGE([$'Extended Time Raw Data'.C153];[$'Extended Time Raw Data'.I153];[$'Extended Time Raw Data'.O153])" office:value-type="float" office:value="259.666666666667">
            <text:p>260</text:p>
          </table:table-cell>
          <table:table-cell table:formula="of:=AVERAGE([$'Extended Time Raw Data'.D153];[$'Extended Time Raw Data'.J153];[$'Extended Time Raw Data'.P153])" office:value-type="float" office:value="197.333333333333">
            <text:p>197</text:p>
          </table:table-cell>
          <table:table-cell table:formula="of:=AVERAGE([$'Extended Time Raw Data'.E153];[$'Extended Time Raw Data'.K153];[$'Extended Time Raw Data'.Q153])" office:value-type="float" office:value="395.333333333333">
            <text:p>395</text:p>
          </table:table-cell>
          <table:table-cell table:formula="of:=AVERAGE([$'Extended Time Raw Data'.F153];[$'Extended Time Raw Data'.L153];[$'Extended Time Raw Data'.R153])" office:value-type="float" office:value="395.666666666667">
            <text:p>396</text:p>
          </table:table-cell>
          <table:table-cell table:formula="of:=AVERAGE([$'Extended Time Raw Data'.G153];[$'Extended Time Raw Data'.M153];[$'Extended Time Raw Data'.S153])" office:value-type="float" office:value="1846.66666666667">
            <text:p>1847</text:p>
          </table:table-cell>
          <table:table-cell table:formula="of:=AVERAGE([$'Extended Time Raw Data'.H153];[$'Extended Time Raw Data'.N153];[$'Extended Time Raw Data'.T153])" office:value-type="float" office:value="1888">
            <text:p>1888</text:p>
          </table:table-cell>
          <table:table-cell/>
        </table:table-row>
        <table:table-row table:style-name="ro4">
          <table:table-cell table:formula="of:=TIME(5;0;0)+[$'Extended Time Raw Data'.A155]" office:value-type="time" office:time-value="PT17H25M00S">
            <text:p>17:25:00</text:p>
          </table:table-cell>
          <table:table-cell table:formula="of:=AVERAGE([$'Extended Time Raw Data'.C154];[$'Extended Time Raw Data'.I154];[$'Extended Time Raw Data'.O154])" office:value-type="float" office:value="242.333333333333">
            <text:p>242</text:p>
          </table:table-cell>
          <table:table-cell table:formula="of:=AVERAGE([$'Extended Time Raw Data'.D154];[$'Extended Time Raw Data'.J154];[$'Extended Time Raw Data'.P154])" office:value-type="float" office:value="197.666666666667">
            <text:p>198</text:p>
          </table:table-cell>
          <table:table-cell table:formula="of:=AVERAGE([$'Extended Time Raw Data'.E154];[$'Extended Time Raw Data'.K154];[$'Extended Time Raw Data'.Q154])" office:value-type="float" office:value="391">
            <text:p>391</text:p>
          </table:table-cell>
          <table:table-cell table:formula="of:=AVERAGE([$'Extended Time Raw Data'.F154];[$'Extended Time Raw Data'.L154];[$'Extended Time Raw Data'.R154])" office:value-type="float" office:value="415">
            <text:p>415</text:p>
          </table:table-cell>
          <table:table-cell table:formula="of:=AVERAGE([$'Extended Time Raw Data'.G154];[$'Extended Time Raw Data'.M154];[$'Extended Time Raw Data'.S154])" office:value-type="float" office:value="1821.66666666667">
            <text:p>1822</text:p>
          </table:table-cell>
          <table:table-cell table:formula="of:=AVERAGE([$'Extended Time Raw Data'.H154];[$'Extended Time Raw Data'.N154];[$'Extended Time Raw Data'.T154])" office:value-type="float" office:value="1820">
            <text:p>1820</text:p>
          </table:table-cell>
          <table:table-cell/>
        </table:table-row>
        <table:table-row table:style-name="ro4">
          <table:table-cell table:formula="of:=TIME(5;0;0)+[$'Extended Time Raw Data'.A156]" office:value-type="time" office:time-value="PT17H30M00S">
            <text:p>17:30:00</text:p>
          </table:table-cell>
          <table:table-cell table:formula="of:=AVERAGE([$'Extended Time Raw Data'.C155];[$'Extended Time Raw Data'.I155];[$'Extended Time Raw Data'.O155])" office:value-type="float" office:value="238">
            <text:p>238</text:p>
          </table:table-cell>
          <table:table-cell table:formula="of:=AVERAGE([$'Extended Time Raw Data'.D155];[$'Extended Time Raw Data'.J155];[$'Extended Time Raw Data'.P155])" office:value-type="float" office:value="182.333333333333">
            <text:p>182</text:p>
          </table:table-cell>
          <table:table-cell table:formula="of:=AVERAGE([$'Extended Time Raw Data'.E155];[$'Extended Time Raw Data'.K155];[$'Extended Time Raw Data'.Q155])" office:value-type="float" office:value="383.333333333333">
            <text:p>383</text:p>
          </table:table-cell>
          <table:table-cell table:formula="of:=AVERAGE([$'Extended Time Raw Data'.F155];[$'Extended Time Raw Data'.L155];[$'Extended Time Raw Data'.R155])" office:value-type="float" office:value="392.333333333333">
            <text:p>392</text:p>
          </table:table-cell>
          <table:table-cell table:formula="of:=AVERAGE([$'Extended Time Raw Data'.G155];[$'Extended Time Raw Data'.M155];[$'Extended Time Raw Data'.S155])" office:value-type="float" office:value="1825.66666666667">
            <text:p>1826</text:p>
          </table:table-cell>
          <table:table-cell table:formula="of:=AVERAGE([$'Extended Time Raw Data'.H155];[$'Extended Time Raw Data'.N155];[$'Extended Time Raw Data'.T155])" office:value-type="float" office:value="1824">
            <text:p>1824</text:p>
          </table:table-cell>
          <table:table-cell/>
        </table:table-row>
        <table:table-row table:style-name="ro4">
          <table:table-cell table:formula="of:=TIME(5;0;0)+[$'Extended Time Raw Data'.A157]" office:value-type="time" office:time-value="PT17H35M00S">
            <text:p>17:35:00</text:p>
          </table:table-cell>
          <table:table-cell table:formula="of:=AVERAGE([$'Extended Time Raw Data'.C156];[$'Extended Time Raw Data'.I156];[$'Extended Time Raw Data'.O156])" office:value-type="float" office:value="245.333333333333">
            <text:p>245</text:p>
          </table:table-cell>
          <table:table-cell table:formula="of:=AVERAGE([$'Extended Time Raw Data'.D156];[$'Extended Time Raw Data'.J156];[$'Extended Time Raw Data'.P156])" office:value-type="float" office:value="194.333333333333">
            <text:p>194</text:p>
          </table:table-cell>
          <table:table-cell table:formula="of:=AVERAGE([$'Extended Time Raw Data'.E156];[$'Extended Time Raw Data'.K156];[$'Extended Time Raw Data'.Q156])" office:value-type="float" office:value="390.666666666667">
            <text:p>391</text:p>
          </table:table-cell>
          <table:table-cell table:formula="of:=AVERAGE([$'Extended Time Raw Data'.F156];[$'Extended Time Raw Data'.L156];[$'Extended Time Raw Data'.R156])" office:value-type="float" office:value="398">
            <text:p>398</text:p>
          </table:table-cell>
          <table:table-cell table:formula="of:=AVERAGE([$'Extended Time Raw Data'.G156];[$'Extended Time Raw Data'.M156];[$'Extended Time Raw Data'.S156])" office:value-type="float" office:value="1854">
            <text:p>1854</text:p>
          </table:table-cell>
          <table:table-cell table:formula="of:=AVERAGE([$'Extended Time Raw Data'.H156];[$'Extended Time Raw Data'.N156];[$'Extended Time Raw Data'.T156])" office:value-type="float" office:value="1877.33333333333">
            <text:p>1877</text:p>
          </table:table-cell>
          <table:table-cell/>
        </table:table-row>
        <table:table-row table:style-name="ro4">
          <table:table-cell table:formula="of:=TIME(5;0;0)+[$'Extended Time Raw Data'.A158]" office:value-type="time" office:time-value="PT17H40M00S">
            <text:p>17:40:00</text:p>
          </table:table-cell>
          <table:table-cell table:formula="of:=AVERAGE([$'Extended Time Raw Data'.C157];[$'Extended Time Raw Data'.I157];[$'Extended Time Raw Data'.O157])" office:value-type="float" office:value="238">
            <text:p>238</text:p>
          </table:table-cell>
          <table:table-cell table:formula="of:=AVERAGE([$'Extended Time Raw Data'.D157];[$'Extended Time Raw Data'.J157];[$'Extended Time Raw Data'.P157])" office:value-type="float" office:value="196.666666666667">
            <text:p>197</text:p>
          </table:table-cell>
          <table:table-cell table:formula="of:=AVERAGE([$'Extended Time Raw Data'.E157];[$'Extended Time Raw Data'.K157];[$'Extended Time Raw Data'.Q157])" office:value-type="float" office:value="394">
            <text:p>394</text:p>
          </table:table-cell>
          <table:table-cell table:formula="of:=AVERAGE([$'Extended Time Raw Data'.F157];[$'Extended Time Raw Data'.L157];[$'Extended Time Raw Data'.R157])" office:value-type="float" office:value="405.333333333333">
            <text:p>405</text:p>
          </table:table-cell>
          <table:table-cell table:formula="of:=AVERAGE([$'Extended Time Raw Data'.G157];[$'Extended Time Raw Data'.M157];[$'Extended Time Raw Data'.S157])" office:value-type="float" office:value="1836.66666666667">
            <text:p>1837</text:p>
          </table:table-cell>
          <table:table-cell table:formula="of:=AVERAGE([$'Extended Time Raw Data'.H157];[$'Extended Time Raw Data'.N157];[$'Extended Time Raw Data'.T157])" office:value-type="float" office:value="1833">
            <text:p>1833</text:p>
          </table:table-cell>
          <table:table-cell/>
        </table:table-row>
        <table:table-row table:style-name="ro4">
          <table:table-cell table:formula="of:=TIME(5;0;0)+[$'Extended Time Raw Data'.A159]" office:value-type="time" office:time-value="PT17H45M00S">
            <text:p>17:45:00</text:p>
          </table:table-cell>
          <table:table-cell table:formula="of:=AVERAGE([$'Extended Time Raw Data'.C158];[$'Extended Time Raw Data'.I158];[$'Extended Time Raw Data'.O158])" office:value-type="float" office:value="238.666666666667">
            <text:p>239</text:p>
          </table:table-cell>
          <table:table-cell table:formula="of:=AVERAGE([$'Extended Time Raw Data'.D158];[$'Extended Time Raw Data'.J158];[$'Extended Time Raw Data'.P158])" office:value-type="float" office:value="197.333333333333">
            <text:p>197</text:p>
          </table:table-cell>
          <table:table-cell table:formula="of:=AVERAGE([$'Extended Time Raw Data'.E158];[$'Extended Time Raw Data'.K158];[$'Extended Time Raw Data'.Q158])" office:value-type="float" office:value="393.666666666667">
            <text:p>394</text:p>
          </table:table-cell>
          <table:table-cell table:formula="of:=AVERAGE([$'Extended Time Raw Data'.F158];[$'Extended Time Raw Data'.L158];[$'Extended Time Raw Data'.R158])" office:value-type="float" office:value="403.666666666667">
            <text:p>404</text:p>
          </table:table-cell>
          <table:table-cell table:formula="of:=AVERAGE([$'Extended Time Raw Data'.G158];[$'Extended Time Raw Data'.M158];[$'Extended Time Raw Data'.S158])" office:value-type="float" office:value="1838">
            <text:p>1838</text:p>
          </table:table-cell>
          <table:table-cell table:formula="of:=AVERAGE([$'Extended Time Raw Data'.H158];[$'Extended Time Raw Data'.N158];[$'Extended Time Raw Data'.T158])" office:value-type="float" office:value="1854.33333333333">
            <text:p>1854</text:p>
          </table:table-cell>
          <table:table-cell/>
        </table:table-row>
        <table:table-row table:style-name="ro4">
          <table:table-cell table:formula="of:=TIME(5;0;0)+[$'Extended Time Raw Data'.A160]" office:value-type="time" office:time-value="PT17H50M00S">
            <text:p>17:50:00</text:p>
          </table:table-cell>
          <table:table-cell table:formula="of:=AVERAGE([$'Extended Time Raw Data'.C159];[$'Extended Time Raw Data'.I159];[$'Extended Time Raw Data'.O159])" office:value-type="float" office:value="263">
            <text:p>263</text:p>
          </table:table-cell>
          <table:table-cell table:formula="of:=AVERAGE([$'Extended Time Raw Data'.D159];[$'Extended Time Raw Data'.J159];[$'Extended Time Raw Data'.P159])" office:value-type="float" office:value="194.333333333333">
            <text:p>194</text:p>
          </table:table-cell>
          <table:table-cell table:formula="of:=AVERAGE([$'Extended Time Raw Data'.E159];[$'Extended Time Raw Data'.K159];[$'Extended Time Raw Data'.Q159])" office:value-type="float" office:value="391.333333333333">
            <text:p>391</text:p>
          </table:table-cell>
          <table:table-cell table:formula="of:=AVERAGE([$'Extended Time Raw Data'.F159];[$'Extended Time Raw Data'.L159];[$'Extended Time Raw Data'.R159])" office:value-type="float" office:value="398.333333333333">
            <text:p>398</text:p>
          </table:table-cell>
          <table:table-cell table:formula="of:=AVERAGE([$'Extended Time Raw Data'.G159];[$'Extended Time Raw Data'.M159];[$'Extended Time Raw Data'.S159])" office:value-type="float" office:value="1853.66666666667">
            <text:p>1854</text:p>
          </table:table-cell>
          <table:table-cell table:formula="of:=AVERAGE([$'Extended Time Raw Data'.H159];[$'Extended Time Raw Data'.N159];[$'Extended Time Raw Data'.T159])" office:value-type="float" office:value="1864.66666666667">
            <text:p>1865</text:p>
          </table:table-cell>
          <table:table-cell/>
        </table:table-row>
        <table:table-row table:style-name="ro4">
          <table:table-cell table:formula="of:=TIME(5;0;0)+[$'Extended Time Raw Data'.A161]" office:value-type="time" office:time-value="PT17H55M00S">
            <text:p>17:55:00</text:p>
          </table:table-cell>
          <table:table-cell table:formula="of:=AVERAGE([$'Extended Time Raw Data'.C160];[$'Extended Time Raw Data'.I160];[$'Extended Time Raw Data'.O160])" office:value-type="float" office:value="242.333333333333">
            <text:p>242</text:p>
          </table:table-cell>
          <table:table-cell table:formula="of:=AVERAGE([$'Extended Time Raw Data'.D160];[$'Extended Time Raw Data'.J160];[$'Extended Time Raw Data'.P160])" office:value-type="float" office:value="179">
            <text:p>179</text:p>
          </table:table-cell>
          <table:table-cell table:formula="of:=AVERAGE([$'Extended Time Raw Data'.E160];[$'Extended Time Raw Data'.K160];[$'Extended Time Raw Data'.Q160])" office:value-type="float" office:value="378.333333333333">
            <text:p>378</text:p>
          </table:table-cell>
          <table:table-cell table:formula="of:=AVERAGE([$'Extended Time Raw Data'.F160];[$'Extended Time Raw Data'.L160];[$'Extended Time Raw Data'.R160])" office:value-type="float" office:value="391.333333333333">
            <text:p>391</text:p>
          </table:table-cell>
          <table:table-cell table:formula="of:=AVERAGE([$'Extended Time Raw Data'.G160];[$'Extended Time Raw Data'.M160];[$'Extended Time Raw Data'.S160])" office:value-type="float" office:value="1855">
            <text:p>1855</text:p>
          </table:table-cell>
          <table:table-cell table:formula="of:=AVERAGE([$'Extended Time Raw Data'.H160];[$'Extended Time Raw Data'.N160];[$'Extended Time Raw Data'.T160])" office:value-type="float" office:value="1861.33333333333">
            <text:p>1861</text:p>
          </table:table-cell>
          <table:table-cell/>
        </table:table-row>
        <table:table-row table:style-name="ro4">
          <table:table-cell table:formula="of:=TIME(5;0;0)+[$'Extended Time Raw Data'.A162]" office:value-type="time" office:time-value="PT18H00M00S">
            <text:p>18:00:00</text:p>
          </table:table-cell>
          <table:table-cell table:formula="of:=AVERAGE([$'Extended Time Raw Data'.C161];[$'Extended Time Raw Data'.I161];[$'Extended Time Raw Data'.O161])" office:value-type="float" office:value="243.333333333333">
            <text:p>243</text:p>
          </table:table-cell>
          <table:table-cell table:formula="of:=AVERAGE([$'Extended Time Raw Data'.D161];[$'Extended Time Raw Data'.J161];[$'Extended Time Raw Data'.P161])" office:value-type="float" office:value="191.333333333333">
            <text:p>191</text:p>
          </table:table-cell>
          <table:table-cell table:formula="of:=AVERAGE([$'Extended Time Raw Data'.E161];[$'Extended Time Raw Data'.K161];[$'Extended Time Raw Data'.Q161])" office:value-type="float" office:value="390.666666666667">
            <text:p>391</text:p>
          </table:table-cell>
          <table:table-cell table:formula="of:=AVERAGE([$'Extended Time Raw Data'.F161];[$'Extended Time Raw Data'.L161];[$'Extended Time Raw Data'.R161])" office:value-type="float" office:value="397.666666666667">
            <text:p>398</text:p>
          </table:table-cell>
          <table:table-cell table:formula="of:=AVERAGE([$'Extended Time Raw Data'.G161];[$'Extended Time Raw Data'.M161];[$'Extended Time Raw Data'.S161])" office:value-type="float" office:value="1843.33333333333">
            <text:p>1843</text:p>
          </table:table-cell>
          <table:table-cell table:formula="of:=AVERAGE([$'Extended Time Raw Data'.H161];[$'Extended Time Raw Data'.N161];[$'Extended Time Raw Data'.T161])" office:value-type="float" office:value="1884.33333333333">
            <text:p>1884</text:p>
          </table:table-cell>
          <table:table-cell/>
        </table:table-row>
        <table:table-row table:style-name="ro4">
          <table:table-cell table:formula="of:=TIME(5;0;0)+[$'Extended Time Raw Data'.A163]" office:value-type="time" office:time-value="PT18H05M00S">
            <text:p>18:05:00</text:p>
          </table:table-cell>
          <table:table-cell table:formula="of:=AVERAGE([$'Extended Time Raw Data'.C162];[$'Extended Time Raw Data'.I162];[$'Extended Time Raw Data'.O162])" office:value-type="float" office:value="252.666666666667">
            <text:p>253</text:p>
          </table:table-cell>
          <table:table-cell table:formula="of:=AVERAGE([$'Extended Time Raw Data'.D162];[$'Extended Time Raw Data'.J162];[$'Extended Time Raw Data'.P162])" office:value-type="float" office:value="188.333333333333">
            <text:p>188</text:p>
          </table:table-cell>
          <table:table-cell table:formula="of:=AVERAGE([$'Extended Time Raw Data'.E162];[$'Extended Time Raw Data'.K162];[$'Extended Time Raw Data'.Q162])" office:value-type="float" office:value="390.666666666667">
            <text:p>391</text:p>
          </table:table-cell>
          <table:table-cell table:formula="of:=AVERAGE([$'Extended Time Raw Data'.F162];[$'Extended Time Raw Data'.L162];[$'Extended Time Raw Data'.R162])" office:value-type="float" office:value="410.333333333333">
            <text:p>410</text:p>
          </table:table-cell>
          <table:table-cell table:formula="of:=AVERAGE([$'Extended Time Raw Data'.G162];[$'Extended Time Raw Data'.M162];[$'Extended Time Raw Data'.S162])" office:value-type="float" office:value="1864">
            <text:p>1864</text:p>
          </table:table-cell>
          <table:table-cell table:formula="of:=AVERAGE([$'Extended Time Raw Data'.H162];[$'Extended Time Raw Data'.N162];[$'Extended Time Raw Data'.T162])" office:value-type="float" office:value="1851.66666666667">
            <text:p>1852</text:p>
          </table:table-cell>
          <table:table-cell/>
        </table:table-row>
        <table:table-row table:style-name="ro4">
          <table:table-cell table:formula="of:=TIME(5;0;0)+[$'Extended Time Raw Data'.A164]" office:value-type="time" office:time-value="PT18H10M00S">
            <text:p>18:10:00</text:p>
          </table:table-cell>
          <table:table-cell table:formula="of:=AVERAGE([$'Extended Time Raw Data'.C163];[$'Extended Time Raw Data'.I163];[$'Extended Time Raw Data'.O163])" office:value-type="float" office:value="245.666666666667">
            <text:p>246</text:p>
          </table:table-cell>
          <table:table-cell table:formula="of:=AVERAGE([$'Extended Time Raw Data'.D163];[$'Extended Time Raw Data'.J163];[$'Extended Time Raw Data'.P163])" office:value-type="float" office:value="190.666666666667">
            <text:p>191</text:p>
          </table:table-cell>
          <table:table-cell table:formula="of:=AVERAGE([$'Extended Time Raw Data'.E163];[$'Extended Time Raw Data'.K163];[$'Extended Time Raw Data'.Q163])" office:value-type="float" office:value="398.666666666667">
            <text:p>399</text:p>
          </table:table-cell>
          <table:table-cell table:formula="of:=AVERAGE([$'Extended Time Raw Data'.F163];[$'Extended Time Raw Data'.L163];[$'Extended Time Raw Data'.R163])" office:value-type="float" office:value="387.666666666667">
            <text:p>388</text:p>
          </table:table-cell>
          <table:table-cell table:formula="of:=AVERAGE([$'Extended Time Raw Data'.G163];[$'Extended Time Raw Data'.M163];[$'Extended Time Raw Data'.S163])" office:value-type="float" office:value="1842.66666666667">
            <text:p>1843</text:p>
          </table:table-cell>
          <table:table-cell table:formula="of:=AVERAGE([$'Extended Time Raw Data'.H163];[$'Extended Time Raw Data'.N163];[$'Extended Time Raw Data'.T163])" office:value-type="float" office:value="1886.33333333333">
            <text:p>1886</text:p>
          </table:table-cell>
          <table:table-cell/>
        </table:table-row>
        <table:table-row table:style-name="ro4">
          <table:table-cell table:formula="of:=TIME(5;0;0)+[$'Extended Time Raw Data'.A165]" office:value-type="time" office:time-value="PT18H15M00S">
            <text:p>18:15:00</text:p>
          </table:table-cell>
          <table:table-cell table:formula="of:=AVERAGE([$'Extended Time Raw Data'.C164];[$'Extended Time Raw Data'.I164];[$'Extended Time Raw Data'.O164])" office:value-type="float" office:value="234.333333333333">
            <text:p>234</text:p>
          </table:table-cell>
          <table:table-cell table:formula="of:=AVERAGE([$'Extended Time Raw Data'.D164];[$'Extended Time Raw Data'.J164];[$'Extended Time Raw Data'.P164])" office:value-type="float" office:value="186.333333333333">
            <text:p>186</text:p>
          </table:table-cell>
          <table:table-cell table:formula="of:=AVERAGE([$'Extended Time Raw Data'.E164];[$'Extended Time Raw Data'.K164];[$'Extended Time Raw Data'.Q164])" office:value-type="float" office:value="391">
            <text:p>391</text:p>
          </table:table-cell>
          <table:table-cell table:formula="of:=AVERAGE([$'Extended Time Raw Data'.F164];[$'Extended Time Raw Data'.L164];[$'Extended Time Raw Data'.R164])" office:value-type="float" office:value="395.333333333333">
            <text:p>395</text:p>
          </table:table-cell>
          <table:table-cell table:formula="of:=AVERAGE([$'Extended Time Raw Data'.G164];[$'Extended Time Raw Data'.M164];[$'Extended Time Raw Data'.S164])" office:value-type="float" office:value="1834.33333333333">
            <text:p>1834</text:p>
          </table:table-cell>
          <table:table-cell table:formula="of:=AVERAGE([$'Extended Time Raw Data'.H164];[$'Extended Time Raw Data'.N164];[$'Extended Time Raw Data'.T164])" office:value-type="float" office:value="1872.33333333333">
            <text:p>1872</text:p>
          </table:table-cell>
          <table:table-cell/>
        </table:table-row>
        <table:table-row table:style-name="ro4">
          <table:table-cell table:formula="of:=TIME(5;0;0)+[$'Extended Time Raw Data'.A166]" office:value-type="time" office:time-value="PT18H20M00S">
            <text:p>18:20:00</text:p>
          </table:table-cell>
          <table:table-cell table:formula="of:=AVERAGE([$'Extended Time Raw Data'.C165];[$'Extended Time Raw Data'.I165];[$'Extended Time Raw Data'.O165])" office:value-type="float" office:value="246.666666666667">
            <text:p>247</text:p>
          </table:table-cell>
          <table:table-cell table:formula="of:=AVERAGE([$'Extended Time Raw Data'.D165];[$'Extended Time Raw Data'.J165];[$'Extended Time Raw Data'.P165])" office:value-type="float" office:value="192">
            <text:p>192</text:p>
          </table:table-cell>
          <table:table-cell table:formula="of:=AVERAGE([$'Extended Time Raw Data'.E165];[$'Extended Time Raw Data'.K165];[$'Extended Time Raw Data'.Q165])" office:value-type="float" office:value="394">
            <text:p>394</text:p>
          </table:table-cell>
          <table:table-cell table:formula="of:=AVERAGE([$'Extended Time Raw Data'.F165];[$'Extended Time Raw Data'.L165];[$'Extended Time Raw Data'.R165])" office:value-type="float" office:value="403">
            <text:p>403</text:p>
          </table:table-cell>
          <table:table-cell table:formula="of:=AVERAGE([$'Extended Time Raw Data'.G165];[$'Extended Time Raw Data'.M165];[$'Extended Time Raw Data'.S165])" office:value-type="float" office:value="1870">
            <text:p>1870</text:p>
          </table:table-cell>
          <table:table-cell table:formula="of:=AVERAGE([$'Extended Time Raw Data'.H165];[$'Extended Time Raw Data'.N165];[$'Extended Time Raw Data'.T165])" office:value-type="float" office:value="1868.33333333333">
            <text:p>1868</text:p>
          </table:table-cell>
          <table:table-cell/>
        </table:table-row>
        <table:table-row table:style-name="ro4">
          <table:table-cell table:formula="of:=TIME(5;0;0)+[$'Extended Time Raw Data'.A167]" office:value-type="time" office:time-value="PT18H25M00S">
            <text:p>18:25:00</text:p>
          </table:table-cell>
          <table:table-cell table:formula="of:=AVERAGE([$'Extended Time Raw Data'.C166];[$'Extended Time Raw Data'.I166];[$'Extended Time Raw Data'.O166])" office:value-type="float" office:value="245.333333333333">
            <text:p>245</text:p>
          </table:table-cell>
          <table:table-cell table:formula="of:=AVERAGE([$'Extended Time Raw Data'.D166];[$'Extended Time Raw Data'.J166];[$'Extended Time Raw Data'.P166])" office:value-type="float" office:value="190">
            <text:p>190</text:p>
          </table:table-cell>
          <table:table-cell table:formula="of:=AVERAGE([$'Extended Time Raw Data'.E166];[$'Extended Time Raw Data'.K166];[$'Extended Time Raw Data'.Q166])" office:value-type="float" office:value="393.333333333333">
            <text:p>393</text:p>
          </table:table-cell>
          <table:table-cell table:formula="of:=AVERAGE([$'Extended Time Raw Data'.F166];[$'Extended Time Raw Data'.L166];[$'Extended Time Raw Data'.R166])" office:value-type="float" office:value="394.666666666667">
            <text:p>395</text:p>
          </table:table-cell>
          <table:table-cell table:formula="of:=AVERAGE([$'Extended Time Raw Data'.G166];[$'Extended Time Raw Data'.M166];[$'Extended Time Raw Data'.S166])" office:value-type="float" office:value="1832.33333333333">
            <text:p>1832</text:p>
          </table:table-cell>
          <table:table-cell table:formula="of:=AVERAGE([$'Extended Time Raw Data'.H166];[$'Extended Time Raw Data'.N166];[$'Extended Time Raw Data'.T166])" office:value-type="float" office:value="1869">
            <text:p>1869</text:p>
          </table:table-cell>
          <table:table-cell/>
        </table:table-row>
        <table:table-row table:style-name="ro4">
          <table:table-cell table:formula="of:=TIME(5;0;0)+[$'Extended Time Raw Data'.A168]" office:value-type="time" office:time-value="PT18H30M00S">
            <text:p>18:30:00</text:p>
          </table:table-cell>
          <table:table-cell table:formula="of:=AVERAGE([$'Extended Time Raw Data'.C167];[$'Extended Time Raw Data'.I167];[$'Extended Time Raw Data'.O167])" office:value-type="float" office:value="246.666666666667">
            <text:p>247</text:p>
          </table:table-cell>
          <table:table-cell table:formula="of:=AVERAGE([$'Extended Time Raw Data'.D167];[$'Extended Time Raw Data'.J167];[$'Extended Time Raw Data'.P167])" office:value-type="float" office:value="181.666666666667">
            <text:p>182</text:p>
          </table:table-cell>
          <table:table-cell table:formula="of:=AVERAGE([$'Extended Time Raw Data'.E167];[$'Extended Time Raw Data'.K167];[$'Extended Time Raw Data'.Q167])" office:value-type="float" office:value="395.666666666667">
            <text:p>396</text:p>
          </table:table-cell>
          <table:table-cell table:formula="of:=AVERAGE([$'Extended Time Raw Data'.F167];[$'Extended Time Raw Data'.L167];[$'Extended Time Raw Data'.R167])" office:value-type="float" office:value="399">
            <text:p>399</text:p>
          </table:table-cell>
          <table:table-cell table:formula="of:=AVERAGE([$'Extended Time Raw Data'.G167];[$'Extended Time Raw Data'.M167];[$'Extended Time Raw Data'.S167])" office:value-type="float" office:value="1887.33333333333">
            <text:p>1887</text:p>
          </table:table-cell>
          <table:table-cell table:formula="of:=AVERAGE([$'Extended Time Raw Data'.H167];[$'Extended Time Raw Data'.N167];[$'Extended Time Raw Data'.T167])" office:value-type="float" office:value="1885">
            <text:p>1885</text:p>
          </table:table-cell>
          <table:table-cell/>
        </table:table-row>
        <table:table-row table:style-name="ro4">
          <table:table-cell table:formula="of:=TIME(5;0;0)+[$'Extended Time Raw Data'.A169]" office:value-type="time" office:time-value="PT18H35M00S">
            <text:p>18:35:00</text:p>
          </table:table-cell>
          <table:table-cell table:formula="of:=AVERAGE([$'Extended Time Raw Data'.C168];[$'Extended Time Raw Data'.I168];[$'Extended Time Raw Data'.O168])" office:value-type="float" office:value="258">
            <text:p>258</text:p>
          </table:table-cell>
          <table:table-cell table:formula="of:=AVERAGE([$'Extended Time Raw Data'.D168];[$'Extended Time Raw Data'.J168];[$'Extended Time Raw Data'.P168])" office:value-type="float" office:value="199">
            <text:p>199</text:p>
          </table:table-cell>
          <table:table-cell table:formula="of:=AVERAGE([$'Extended Time Raw Data'.E168];[$'Extended Time Raw Data'.K168];[$'Extended Time Raw Data'.Q168])" office:value-type="float" office:value="374.666666666667">
            <text:p>375</text:p>
          </table:table-cell>
          <table:table-cell table:formula="of:=AVERAGE([$'Extended Time Raw Data'.F168];[$'Extended Time Raw Data'.L168];[$'Extended Time Raw Data'.R168])" office:value-type="float" office:value="403">
            <text:p>403</text:p>
          </table:table-cell>
          <table:table-cell table:formula="of:=AVERAGE([$'Extended Time Raw Data'.G168];[$'Extended Time Raw Data'.M168];[$'Extended Time Raw Data'.S168])" office:value-type="float" office:value="1872.33333333333">
            <text:p>1872</text:p>
          </table:table-cell>
          <table:table-cell table:formula="of:=AVERAGE([$'Extended Time Raw Data'.H168];[$'Extended Time Raw Data'.N168];[$'Extended Time Raw Data'.T168])" office:value-type="float" office:value="1858.66666666667">
            <text:p>1859</text:p>
          </table:table-cell>
          <table:table-cell/>
        </table:table-row>
        <table:table-row table:style-name="ro4">
          <table:table-cell table:formula="of:=TIME(5;0;0)+[$'Extended Time Raw Data'.A170]" office:value-type="time" office:time-value="PT18H40M00S">
            <text:p>18:40:00</text:p>
          </table:table-cell>
          <table:table-cell table:formula="of:=AVERAGE([$'Extended Time Raw Data'.C169];[$'Extended Time Raw Data'.I169];[$'Extended Time Raw Data'.O169])" office:value-type="float" office:value="248">
            <text:p>248</text:p>
          </table:table-cell>
          <table:table-cell table:formula="of:=AVERAGE([$'Extended Time Raw Data'.D169];[$'Extended Time Raw Data'.J169];[$'Extended Time Raw Data'.P169])" office:value-type="float" office:value="197.666666666667">
            <text:p>198</text:p>
          </table:table-cell>
          <table:table-cell table:formula="of:=AVERAGE([$'Extended Time Raw Data'.E169];[$'Extended Time Raw Data'.K169];[$'Extended Time Raw Data'.Q169])" office:value-type="float" office:value="389.333333333333">
            <text:p>389</text:p>
          </table:table-cell>
          <table:table-cell table:formula="of:=AVERAGE([$'Extended Time Raw Data'.F169];[$'Extended Time Raw Data'.L169];[$'Extended Time Raw Data'.R169])" office:value-type="float" office:value="404.333333333333">
            <text:p>404</text:p>
          </table:table-cell>
          <table:table-cell table:formula="of:=AVERAGE([$'Extended Time Raw Data'.G169];[$'Extended Time Raw Data'.M169];[$'Extended Time Raw Data'.S169])" office:value-type="float" office:value="1872">
            <text:p>1872</text:p>
          </table:table-cell>
          <table:table-cell table:formula="of:=AVERAGE([$'Extended Time Raw Data'.H169];[$'Extended Time Raw Data'.N169];[$'Extended Time Raw Data'.T169])" office:value-type="float" office:value="1862.66666666667">
            <text:p>1863</text:p>
          </table:table-cell>
          <table:table-cell/>
        </table:table-row>
        <table:table-row table:style-name="ro4">
          <table:table-cell table:formula="of:=TIME(5;0;0)+[$'Extended Time Raw Data'.A171]" office:value-type="time" office:time-value="PT18H45M00S">
            <text:p>18:45:00</text:p>
          </table:table-cell>
          <table:table-cell table:formula="of:=AVERAGE([$'Extended Time Raw Data'.C170];[$'Extended Time Raw Data'.I170];[$'Extended Time Raw Data'.O170])" office:value-type="float" office:value="246.333333333333">
            <text:p>246</text:p>
          </table:table-cell>
          <table:table-cell table:formula="of:=AVERAGE([$'Extended Time Raw Data'.D170];[$'Extended Time Raw Data'.J170];[$'Extended Time Raw Data'.P170])" office:value-type="float" office:value="191.666666666667">
            <text:p>192</text:p>
          </table:table-cell>
          <table:table-cell table:formula="of:=AVERAGE([$'Extended Time Raw Data'.E170];[$'Extended Time Raw Data'.K170];[$'Extended Time Raw Data'.Q170])" office:value-type="float" office:value="393">
            <text:p>393</text:p>
          </table:table-cell>
          <table:table-cell table:formula="of:=AVERAGE([$'Extended Time Raw Data'.F170];[$'Extended Time Raw Data'.L170];[$'Extended Time Raw Data'.R170])" office:value-type="float" office:value="402.666666666667">
            <text:p>403</text:p>
          </table:table-cell>
          <table:table-cell table:formula="of:=AVERAGE([$'Extended Time Raw Data'.G170];[$'Extended Time Raw Data'.M170];[$'Extended Time Raw Data'.S170])" office:value-type="float" office:value="1868.33333333333">
            <text:p>1868</text:p>
          </table:table-cell>
          <table:table-cell table:formula="of:=AVERAGE([$'Extended Time Raw Data'.H170];[$'Extended Time Raw Data'.N170];[$'Extended Time Raw Data'.T170])" office:value-type="float" office:value="1871.66666666667">
            <text:p>1872</text:p>
          </table:table-cell>
          <table:table-cell/>
        </table:table-row>
        <table:table-row table:style-name="ro4">
          <table:table-cell table:formula="of:=TIME(5;0;0)+[$'Extended Time Raw Data'.A172]" office:value-type="time" office:time-value="PT18H50M00S">
            <text:p>18:50:00</text:p>
          </table:table-cell>
          <table:table-cell table:formula="of:=AVERAGE([$'Extended Time Raw Data'.C171];[$'Extended Time Raw Data'.I171];[$'Extended Time Raw Data'.O171])" office:value-type="float" office:value="246">
            <text:p>246</text:p>
          </table:table-cell>
          <table:table-cell table:formula="of:=AVERAGE([$'Extended Time Raw Data'.D171];[$'Extended Time Raw Data'.J171];[$'Extended Time Raw Data'.P171])" office:value-type="float" office:value="197">
            <text:p>197</text:p>
          </table:table-cell>
          <table:table-cell table:formula="of:=AVERAGE([$'Extended Time Raw Data'.E171];[$'Extended Time Raw Data'.K171];[$'Extended Time Raw Data'.Q171])" office:value-type="float" office:value="384.333333333333">
            <text:p>384</text:p>
          </table:table-cell>
          <table:table-cell table:formula="of:=AVERAGE([$'Extended Time Raw Data'.F171];[$'Extended Time Raw Data'.L171];[$'Extended Time Raw Data'.R171])" office:value-type="float" office:value="398.333333333333">
            <text:p>398</text:p>
          </table:table-cell>
          <table:table-cell table:formula="of:=AVERAGE([$'Extended Time Raw Data'.G171];[$'Extended Time Raw Data'.M171];[$'Extended Time Raw Data'.S171])" office:value-type="float" office:value="1849.66666666667">
            <text:p>1850</text:p>
          </table:table-cell>
          <table:table-cell table:formula="of:=AVERAGE([$'Extended Time Raw Data'.H171];[$'Extended Time Raw Data'.N171];[$'Extended Time Raw Data'.T171])" office:value-type="float" office:value="1885.66666666667">
            <text:p>1886</text:p>
          </table:table-cell>
          <table:table-cell/>
        </table:table-row>
        <table:table-row table:style-name="ro4">
          <table:table-cell table:formula="of:=TIME(5;0;0)+[$'Extended Time Raw Data'.A173]" office:value-type="time" office:time-value="PT18H55M00S">
            <text:p>18:55:00</text:p>
          </table:table-cell>
          <table:table-cell table:formula="of:=AVERAGE([$'Extended Time Raw Data'.C172];[$'Extended Time Raw Data'.I172];[$'Extended Time Raw Data'.O172])" office:value-type="float" office:value="248">
            <text:p>248</text:p>
          </table:table-cell>
          <table:table-cell table:formula="of:=AVERAGE([$'Extended Time Raw Data'.D172];[$'Extended Time Raw Data'.J172];[$'Extended Time Raw Data'.P172])" office:value-type="float" office:value="194">
            <text:p>194</text:p>
          </table:table-cell>
          <table:table-cell table:formula="of:=AVERAGE([$'Extended Time Raw Data'.E172];[$'Extended Time Raw Data'.K172];[$'Extended Time Raw Data'.Q172])" office:value-type="float" office:value="396">
            <text:p>396</text:p>
          </table:table-cell>
          <table:table-cell table:formula="of:=AVERAGE([$'Extended Time Raw Data'.F172];[$'Extended Time Raw Data'.L172];[$'Extended Time Raw Data'.R172])" office:value-type="float" office:value="412.333333333333">
            <text:p>412</text:p>
          </table:table-cell>
          <table:table-cell table:formula="of:=AVERAGE([$'Extended Time Raw Data'.G172];[$'Extended Time Raw Data'.M172];[$'Extended Time Raw Data'.S172])" office:value-type="float" office:value="1859.66666666667">
            <text:p>1860</text:p>
          </table:table-cell>
          <table:table-cell table:formula="of:=AVERAGE([$'Extended Time Raw Data'.H172];[$'Extended Time Raw Data'.N172];[$'Extended Time Raw Data'.T172])" office:value-type="float" office:value="1898.33333333333">
            <text:p>1898</text:p>
          </table:table-cell>
          <table:table-cell/>
        </table:table-row>
        <table:table-row table:style-name="ro4">
          <table:table-cell table:formula="of:=TIME(5;0;0)+[$'Extended Time Raw Data'.A174]" office:value-type="time" office:time-value="PT19H00M00S">
            <text:p>19:00:00</text:p>
          </table:table-cell>
          <table:table-cell table:formula="of:=AVERAGE([$'Extended Time Raw Data'.C173];[$'Extended Time Raw Data'.I173];[$'Extended Time Raw Data'.O173])" office:value-type="float" office:value="232.333333333333">
            <text:p>232</text:p>
          </table:table-cell>
          <table:table-cell table:formula="of:=AVERAGE([$'Extended Time Raw Data'.D173];[$'Extended Time Raw Data'.J173];[$'Extended Time Raw Data'.P173])" office:value-type="float" office:value="178.666666666667">
            <text:p>179</text:p>
          </table:table-cell>
          <table:table-cell table:formula="of:=AVERAGE([$'Extended Time Raw Data'.E173];[$'Extended Time Raw Data'.K173];[$'Extended Time Raw Data'.Q173])" office:value-type="float" office:value="391">
            <text:p>391</text:p>
          </table:table-cell>
          <table:table-cell table:formula="of:=AVERAGE([$'Extended Time Raw Data'.F173];[$'Extended Time Raw Data'.L173];[$'Extended Time Raw Data'.R173])" office:value-type="float" office:value="408.666666666667">
            <text:p>409</text:p>
          </table:table-cell>
          <table:table-cell table:formula="of:=AVERAGE([$'Extended Time Raw Data'.G173];[$'Extended Time Raw Data'.M173];[$'Extended Time Raw Data'.S173])" office:value-type="float" office:value="1873.66666666667">
            <text:p>1874</text:p>
          </table:table-cell>
          <table:table-cell table:formula="of:=AVERAGE([$'Extended Time Raw Data'.H173];[$'Extended Time Raw Data'.N173];[$'Extended Time Raw Data'.T173])" office:value-type="float" office:value="1870.66666666667">
            <text:p>1871</text:p>
          </table:table-cell>
          <table:table-cell/>
        </table:table-row>
        <table:table-row table:style-name="ro4">
          <table:table-cell table:formula="of:=TIME(5;0;0)+[$'Extended Time Raw Data'.A175]" office:value-type="time" office:time-value="PT19H05M00S">
            <text:p>19:05:00</text:p>
          </table:table-cell>
          <table:table-cell table:formula="of:=AVERAGE([$'Extended Time Raw Data'.C174];[$'Extended Time Raw Data'.I174];[$'Extended Time Raw Data'.O174])" office:value-type="float" office:value="241">
            <text:p>241</text:p>
          </table:table-cell>
          <table:table-cell table:formula="of:=AVERAGE([$'Extended Time Raw Data'.D174];[$'Extended Time Raw Data'.J174];[$'Extended Time Raw Data'.P174])" office:value-type="float" office:value="179.333333333333">
            <text:p>179</text:p>
          </table:table-cell>
          <table:table-cell table:formula="of:=AVERAGE([$'Extended Time Raw Data'.E174];[$'Extended Time Raw Data'.K174];[$'Extended Time Raw Data'.Q174])" office:value-type="float" office:value="385">
            <text:p>385</text:p>
          </table:table-cell>
          <table:table-cell table:formula="of:=AVERAGE([$'Extended Time Raw Data'.F174];[$'Extended Time Raw Data'.L174];[$'Extended Time Raw Data'.R174])" office:value-type="float" office:value="388.666666666667">
            <text:p>389</text:p>
          </table:table-cell>
          <table:table-cell table:formula="of:=AVERAGE([$'Extended Time Raw Data'.G174];[$'Extended Time Raw Data'.M174];[$'Extended Time Raw Data'.S174])" office:value-type="float" office:value="1843.33333333333">
            <text:p>1843</text:p>
          </table:table-cell>
          <table:table-cell table:formula="of:=AVERAGE([$'Extended Time Raw Data'.H174];[$'Extended Time Raw Data'.N174];[$'Extended Time Raw Data'.T174])" office:value-type="float" office:value="1855.66666666667">
            <text:p>1856</text:p>
          </table:table-cell>
          <table:table-cell/>
        </table:table-row>
        <table:table-row table:style-name="ro4">
          <table:table-cell table:formula="of:=TIME(5;0;0)+[$'Extended Time Raw Data'.A176]" office:value-type="time" office:time-value="PT19H10M00S">
            <text:p>19:10:00</text:p>
          </table:table-cell>
          <table:table-cell table:formula="of:=AVERAGE([$'Extended Time Raw Data'.C175];[$'Extended Time Raw Data'.I175];[$'Extended Time Raw Data'.O175])" office:value-type="float" office:value="247.666666666667">
            <text:p>248</text:p>
          </table:table-cell>
          <table:table-cell table:formula="of:=AVERAGE([$'Extended Time Raw Data'.D175];[$'Extended Time Raw Data'.J175];[$'Extended Time Raw Data'.P175])" office:value-type="float" office:value="183.666666666667">
            <text:p>184</text:p>
          </table:table-cell>
          <table:table-cell table:formula="of:=AVERAGE([$'Extended Time Raw Data'.E175];[$'Extended Time Raw Data'.K175];[$'Extended Time Raw Data'.Q175])" office:value-type="float" office:value="362.666666666667">
            <text:p>363</text:p>
          </table:table-cell>
          <table:table-cell table:formula="of:=AVERAGE([$'Extended Time Raw Data'.F175];[$'Extended Time Raw Data'.L175];[$'Extended Time Raw Data'.R175])" office:value-type="float" office:value="405.666666666667">
            <text:p>406</text:p>
          </table:table-cell>
          <table:table-cell table:formula="of:=AVERAGE([$'Extended Time Raw Data'.G175];[$'Extended Time Raw Data'.M175];[$'Extended Time Raw Data'.S175])" office:value-type="float" office:value="1867">
            <text:p>1867</text:p>
          </table:table-cell>
          <table:table-cell table:formula="of:=AVERAGE([$'Extended Time Raw Data'.H175];[$'Extended Time Raw Data'.N175];[$'Extended Time Raw Data'.T175])" office:value-type="float" office:value="1893.33333333333">
            <text:p>1893</text:p>
          </table:table-cell>
          <table:table-cell/>
        </table:table-row>
        <table:table-row table:style-name="ro4">
          <table:table-cell table:formula="of:=TIME(5;0;0)+[$'Extended Time Raw Data'.A177]" office:value-type="time" office:time-value="PT19H15M00S">
            <text:p>19:15:00</text:p>
          </table:table-cell>
          <table:table-cell table:formula="of:=AVERAGE([$'Extended Time Raw Data'.C176];[$'Extended Time Raw Data'.I176];[$'Extended Time Raw Data'.O176])" office:value-type="float" office:value="248.666666666667">
            <text:p>249</text:p>
          </table:table-cell>
          <table:table-cell table:formula="of:=AVERAGE([$'Extended Time Raw Data'.D176];[$'Extended Time Raw Data'.J176];[$'Extended Time Raw Data'.P176])" office:value-type="float" office:value="192">
            <text:p>192</text:p>
          </table:table-cell>
          <table:table-cell table:formula="of:=AVERAGE([$'Extended Time Raw Data'.E176];[$'Extended Time Raw Data'.K176];[$'Extended Time Raw Data'.Q176])" office:value-type="float" office:value="393.333333333333">
            <text:p>393</text:p>
          </table:table-cell>
          <table:table-cell table:formula="of:=AVERAGE([$'Extended Time Raw Data'.F176];[$'Extended Time Raw Data'.L176];[$'Extended Time Raw Data'.R176])" office:value-type="float" office:value="402.666666666667">
            <text:p>403</text:p>
          </table:table-cell>
          <table:table-cell table:formula="of:=AVERAGE([$'Extended Time Raw Data'.G176];[$'Extended Time Raw Data'.M176];[$'Extended Time Raw Data'.S176])" office:value-type="float" office:value="1843">
            <text:p>1843</text:p>
          </table:table-cell>
          <table:table-cell table:formula="of:=AVERAGE([$'Extended Time Raw Data'.H176];[$'Extended Time Raw Data'.N176];[$'Extended Time Raw Data'.T176])" office:value-type="float" office:value="1857.33333333333">
            <text:p>1857</text:p>
          </table:table-cell>
          <table:table-cell/>
        </table:table-row>
        <table:table-row table:style-name="ro4">
          <table:table-cell table:formula="of:=TIME(5;0;0)+[$'Extended Time Raw Data'.A178]" office:value-type="time" office:time-value="PT19H20M00S">
            <text:p>19:20:00</text:p>
          </table:table-cell>
          <table:table-cell table:formula="of:=AVERAGE([$'Extended Time Raw Data'.C177];[$'Extended Time Raw Data'.I177];[$'Extended Time Raw Data'.O177])" office:value-type="float" office:value="239.333333333333">
            <text:p>239</text:p>
          </table:table-cell>
          <table:table-cell table:formula="of:=AVERAGE([$'Extended Time Raw Data'.D177];[$'Extended Time Raw Data'.J177];[$'Extended Time Raw Data'.P177])" office:value-type="float" office:value="182">
            <text:p>182</text:p>
          </table:table-cell>
          <table:table-cell table:formula="of:=AVERAGE([$'Extended Time Raw Data'.E177];[$'Extended Time Raw Data'.K177];[$'Extended Time Raw Data'.Q177])" office:value-type="float" office:value="390.666666666667">
            <text:p>391</text:p>
          </table:table-cell>
          <table:table-cell table:formula="of:=AVERAGE([$'Extended Time Raw Data'.F177];[$'Extended Time Raw Data'.L177];[$'Extended Time Raw Data'.R177])" office:value-type="float" office:value="383.666666666667">
            <text:p>384</text:p>
          </table:table-cell>
          <table:table-cell table:formula="of:=AVERAGE([$'Extended Time Raw Data'.G177];[$'Extended Time Raw Data'.M177];[$'Extended Time Raw Data'.S177])" office:value-type="float" office:value="1838">
            <text:p>1838</text:p>
          </table:table-cell>
          <table:table-cell table:formula="of:=AVERAGE([$'Extended Time Raw Data'.H177];[$'Extended Time Raw Data'.N177];[$'Extended Time Raw Data'.T177])" office:value-type="float" office:value="1864.66666666667">
            <text:p>1865</text:p>
          </table:table-cell>
          <table:table-cell/>
        </table:table-row>
        <table:table-row table:style-name="ro4">
          <table:table-cell table:formula="of:=TIME(5;0;0)+[$'Extended Time Raw Data'.A179]" office:value-type="time" office:time-value="PT19H25M00S">
            <text:p>19:25:00</text:p>
          </table:table-cell>
          <table:table-cell table:formula="of:=AVERAGE([$'Extended Time Raw Data'.C178];[$'Extended Time Raw Data'.I178];[$'Extended Time Raw Data'.O178])" office:value-type="float" office:value="238">
            <text:p>238</text:p>
          </table:table-cell>
          <table:table-cell table:formula="of:=AVERAGE([$'Extended Time Raw Data'.D178];[$'Extended Time Raw Data'.J178];[$'Extended Time Raw Data'.P178])" office:value-type="float" office:value="186.333333333333">
            <text:p>186</text:p>
          </table:table-cell>
          <table:table-cell table:formula="of:=AVERAGE([$'Extended Time Raw Data'.E178];[$'Extended Time Raw Data'.K178];[$'Extended Time Raw Data'.Q178])" office:value-type="float" office:value="396.333333333333">
            <text:p>396</text:p>
          </table:table-cell>
          <table:table-cell table:formula="of:=AVERAGE([$'Extended Time Raw Data'.F178];[$'Extended Time Raw Data'.L178];[$'Extended Time Raw Data'.R178])" office:value-type="float" office:value="406.666666666667">
            <text:p>407</text:p>
          </table:table-cell>
          <table:table-cell table:formula="of:=AVERAGE([$'Extended Time Raw Data'.G178];[$'Extended Time Raw Data'.M178];[$'Extended Time Raw Data'.S178])" office:value-type="float" office:value="1831.66666666667">
            <text:p>1832</text:p>
          </table:table-cell>
          <table:table-cell table:formula="of:=AVERAGE([$'Extended Time Raw Data'.H178];[$'Extended Time Raw Data'.N178];[$'Extended Time Raw Data'.T178])" office:value-type="float" office:value="1873.33333333333">
            <text:p>1873</text:p>
          </table:table-cell>
          <table:table-cell/>
        </table:table-row>
        <table:table-row table:style-name="ro4">
          <table:table-cell table:formula="of:=TIME(5;0;0)+[$'Extended Time Raw Data'.A180]" office:value-type="time" office:time-value="PT19H30M00S">
            <text:p>19:30:00</text:p>
          </table:table-cell>
          <table:table-cell table:formula="of:=AVERAGE([$'Extended Time Raw Data'.C179];[$'Extended Time Raw Data'.I179];[$'Extended Time Raw Data'.O179])" office:value-type="float" office:value="248.666666666667">
            <text:p>249</text:p>
          </table:table-cell>
          <table:table-cell table:formula="of:=AVERAGE([$'Extended Time Raw Data'.D179];[$'Extended Time Raw Data'.J179];[$'Extended Time Raw Data'.P179])" office:value-type="float" office:value="184">
            <text:p>184</text:p>
          </table:table-cell>
          <table:table-cell table:formula="of:=AVERAGE([$'Extended Time Raw Data'.E179];[$'Extended Time Raw Data'.K179];[$'Extended Time Raw Data'.Q179])" office:value-type="float" office:value="391.333333333333">
            <text:p>391</text:p>
          </table:table-cell>
          <table:table-cell table:formula="of:=AVERAGE([$'Extended Time Raw Data'.F179];[$'Extended Time Raw Data'.L179];[$'Extended Time Raw Data'.R179])" office:value-type="float" office:value="391.666666666667">
            <text:p>392</text:p>
          </table:table-cell>
          <table:table-cell table:formula="of:=AVERAGE([$'Extended Time Raw Data'.G179];[$'Extended Time Raw Data'.M179];[$'Extended Time Raw Data'.S179])" office:value-type="float" office:value="1839.66666666667">
            <text:p>1840</text:p>
          </table:table-cell>
          <table:table-cell table:formula="of:=AVERAGE([$'Extended Time Raw Data'.H179];[$'Extended Time Raw Data'.N179];[$'Extended Time Raw Data'.T179])" office:value-type="float" office:value="1855.66666666667">
            <text:p>1856</text:p>
          </table:table-cell>
          <table:table-cell/>
        </table:table-row>
        <table:table-row table:style-name="ro4">
          <table:table-cell table:formula="of:=TIME(5;0;0)+[$'Extended Time Raw Data'.A181]" office:value-type="time" office:time-value="PT19H35M00S">
            <text:p>19:35:00</text:p>
          </table:table-cell>
          <table:table-cell table:formula="of:=AVERAGE([$'Extended Time Raw Data'.C180];[$'Extended Time Raw Data'.I180];[$'Extended Time Raw Data'.O180])" office:value-type="float" office:value="242.666666666667">
            <text:p>243</text:p>
          </table:table-cell>
          <table:table-cell table:formula="of:=AVERAGE([$'Extended Time Raw Data'.D180];[$'Extended Time Raw Data'.J180];[$'Extended Time Raw Data'.P180])" office:value-type="float" office:value="190.666666666667">
            <text:p>191</text:p>
          </table:table-cell>
          <table:table-cell table:formula="of:=AVERAGE([$'Extended Time Raw Data'.E180];[$'Extended Time Raw Data'.K180];[$'Extended Time Raw Data'.Q180])" office:value-type="float" office:value="388.333333333333">
            <text:p>388</text:p>
          </table:table-cell>
          <table:table-cell table:formula="of:=AVERAGE([$'Extended Time Raw Data'.F180];[$'Extended Time Raw Data'.L180];[$'Extended Time Raw Data'.R180])" office:value-type="float" office:value="395.666666666667">
            <text:p>396</text:p>
          </table:table-cell>
          <table:table-cell table:formula="of:=AVERAGE([$'Extended Time Raw Data'.G180];[$'Extended Time Raw Data'.M180];[$'Extended Time Raw Data'.S180])" office:value-type="float" office:value="1861">
            <text:p>1861</text:p>
          </table:table-cell>
          <table:table-cell table:formula="of:=AVERAGE([$'Extended Time Raw Data'.H180];[$'Extended Time Raw Data'.N180];[$'Extended Time Raw Data'.T180])" office:value-type="float" office:value="1865.66666666667">
            <text:p>1866</text:p>
          </table:table-cell>
          <table:table-cell/>
        </table:table-row>
        <table:table-row table:style-name="ro4">
          <table:table-cell table:formula="of:=TIME(5;0;0)+[$'Extended Time Raw Data'.A182]" office:value-type="time" office:time-value="PT19H40M00S">
            <text:p>19:40:00</text:p>
          </table:table-cell>
          <table:table-cell table:formula="of:=AVERAGE([$'Extended Time Raw Data'.C181];[$'Extended Time Raw Data'.I181];[$'Extended Time Raw Data'.O181])" office:value-type="float" office:value="241">
            <text:p>241</text:p>
          </table:table-cell>
          <table:table-cell table:formula="of:=AVERAGE([$'Extended Time Raw Data'.D181];[$'Extended Time Raw Data'.J181];[$'Extended Time Raw Data'.P181])" office:value-type="float" office:value="187.666666666667">
            <text:p>188</text:p>
          </table:table-cell>
          <table:table-cell table:formula="of:=AVERAGE([$'Extended Time Raw Data'.E181];[$'Extended Time Raw Data'.K181];[$'Extended Time Raw Data'.Q181])" office:value-type="float" office:value="406.333333333333">
            <text:p>406</text:p>
          </table:table-cell>
          <table:table-cell table:formula="of:=AVERAGE([$'Extended Time Raw Data'.F181];[$'Extended Time Raw Data'.L181];[$'Extended Time Raw Data'.R181])" office:value-type="float" office:value="405.333333333333">
            <text:p>405</text:p>
          </table:table-cell>
          <table:table-cell table:formula="of:=AVERAGE([$'Extended Time Raw Data'.G181];[$'Extended Time Raw Data'.M181];[$'Extended Time Raw Data'.S181])" office:value-type="float" office:value="1844.33333333333">
            <text:p>1844</text:p>
          </table:table-cell>
          <table:table-cell table:formula="of:=AVERAGE([$'Extended Time Raw Data'.H181];[$'Extended Time Raw Data'.N181];[$'Extended Time Raw Data'.T181])" office:value-type="float" office:value="1874.66666666667">
            <text:p>1875</text:p>
          </table:table-cell>
          <table:table-cell/>
        </table:table-row>
        <table:table-row table:style-name="ro4">
          <table:table-cell table:formula="of:=TIME(5;0;0)+[$'Extended Time Raw Data'.A183]" office:value-type="time" office:time-value="PT19H45M00S">
            <text:p>19:45:00</text:p>
          </table:table-cell>
          <table:table-cell table:formula="of:=AVERAGE([$'Extended Time Raw Data'.C182];[$'Extended Time Raw Data'.I182];[$'Extended Time Raw Data'.O182])" office:value-type="float" office:value="244.333333333333">
            <text:p>244</text:p>
          </table:table-cell>
          <table:table-cell table:formula="of:=AVERAGE([$'Extended Time Raw Data'.D182];[$'Extended Time Raw Data'.J182];[$'Extended Time Raw Data'.P182])" office:value-type="float" office:value="187">
            <text:p>187</text:p>
          </table:table-cell>
          <table:table-cell table:formula="of:=AVERAGE([$'Extended Time Raw Data'.E182];[$'Extended Time Raw Data'.K182];[$'Extended Time Raw Data'.Q182])" office:value-type="float" office:value="388.333333333333">
            <text:p>388</text:p>
          </table:table-cell>
          <table:table-cell table:formula="of:=AVERAGE([$'Extended Time Raw Data'.F182];[$'Extended Time Raw Data'.L182];[$'Extended Time Raw Data'.R182])" office:value-type="float" office:value="402">
            <text:p>402</text:p>
          </table:table-cell>
          <table:table-cell table:formula="of:=AVERAGE([$'Extended Time Raw Data'.G182];[$'Extended Time Raw Data'.M182];[$'Extended Time Raw Data'.S182])" office:value-type="float" office:value="1853.66666666667">
            <text:p>1854</text:p>
          </table:table-cell>
          <table:table-cell table:formula="of:=AVERAGE([$'Extended Time Raw Data'.H182];[$'Extended Time Raw Data'.N182];[$'Extended Time Raw Data'.T182])" office:value-type="float" office:value="1852.33333333333">
            <text:p>1852</text:p>
          </table:table-cell>
          <table:table-cell/>
        </table:table-row>
        <table:table-row table:style-name="ro4">
          <table:table-cell table:formula="of:=TIME(5;0;0)+[$'Extended Time Raw Data'.A184]" office:value-type="time" office:time-value="PT19H50M00S">
            <text:p>19:50:00</text:p>
          </table:table-cell>
          <table:table-cell table:formula="of:=AVERAGE([$'Extended Time Raw Data'.C183];[$'Extended Time Raw Data'.I183];[$'Extended Time Raw Data'.O183])" office:value-type="float" office:value="239">
            <text:p>239</text:p>
          </table:table-cell>
          <table:table-cell table:formula="of:=AVERAGE([$'Extended Time Raw Data'.D183];[$'Extended Time Raw Data'.J183];[$'Extended Time Raw Data'.P183])" office:value-type="float" office:value="197.666666666667">
            <text:p>198</text:p>
          </table:table-cell>
          <table:table-cell table:formula="of:=AVERAGE([$'Extended Time Raw Data'.E183];[$'Extended Time Raw Data'.K183];[$'Extended Time Raw Data'.Q183])" office:value-type="float" office:value="397.333333333333">
            <text:p>397</text:p>
          </table:table-cell>
          <table:table-cell table:formula="of:=AVERAGE([$'Extended Time Raw Data'.F183];[$'Extended Time Raw Data'.L183];[$'Extended Time Raw Data'.R183])" office:value-type="float" office:value="393">
            <text:p>393</text:p>
          </table:table-cell>
          <table:table-cell table:formula="of:=AVERAGE([$'Extended Time Raw Data'.G183];[$'Extended Time Raw Data'.M183];[$'Extended Time Raw Data'.S183])" office:value-type="float" office:value="1869.33333333333">
            <text:p>1869</text:p>
          </table:table-cell>
          <table:table-cell table:formula="of:=AVERAGE([$'Extended Time Raw Data'.H183];[$'Extended Time Raw Data'.N183];[$'Extended Time Raw Data'.T183])" office:value-type="float" office:value="1860.33333333333">
            <text:p>1860</text:p>
          </table:table-cell>
          <table:table-cell/>
        </table:table-row>
        <table:table-row table:style-name="ro4">
          <table:table-cell table:formula="of:=TIME(5;0;0)+[$'Extended Time Raw Data'.A185]" office:value-type="time" office:time-value="PT19H55M00S">
            <text:p>19:55:00</text:p>
          </table:table-cell>
          <table:table-cell table:formula="of:=AVERAGE([$'Extended Time Raw Data'.C184];[$'Extended Time Raw Data'.I184];[$'Extended Time Raw Data'.O184])" office:value-type="float" office:value="235">
            <text:p>235</text:p>
          </table:table-cell>
          <table:table-cell table:formula="of:=AVERAGE([$'Extended Time Raw Data'.D184];[$'Extended Time Raw Data'.J184];[$'Extended Time Raw Data'.P184])" office:value-type="float" office:value="193.333333333333">
            <text:p>193</text:p>
          </table:table-cell>
          <table:table-cell table:formula="of:=AVERAGE([$'Extended Time Raw Data'.E184];[$'Extended Time Raw Data'.K184];[$'Extended Time Raw Data'.Q184])" office:value-type="float" office:value="384">
            <text:p>384</text:p>
          </table:table-cell>
          <table:table-cell table:formula="of:=AVERAGE([$'Extended Time Raw Data'.F184];[$'Extended Time Raw Data'.L184];[$'Extended Time Raw Data'.R184])" office:value-type="float" office:value="400.333333333333">
            <text:p>400</text:p>
          </table:table-cell>
          <table:table-cell table:formula="of:=AVERAGE([$'Extended Time Raw Data'.G184];[$'Extended Time Raw Data'.M184];[$'Extended Time Raw Data'.S184])" office:value-type="float" office:value="1881.66666666667">
            <text:p>1882</text:p>
          </table:table-cell>
          <table:table-cell table:formula="of:=AVERAGE([$'Extended Time Raw Data'.H184];[$'Extended Time Raw Data'.N184];[$'Extended Time Raw Data'.T184])" office:value-type="float" office:value="1839">
            <text:p>1839</text:p>
          </table:table-cell>
          <table:table-cell/>
        </table:table-row>
        <table:table-row table:style-name="ro4">
          <table:table-cell table:formula="of:=TIME(5;0;0)+[$'Extended Time Raw Data'.A186]" office:value-type="time" office:time-value="PT20H00M00S">
            <text:p>20:00:00</text:p>
          </table:table-cell>
          <table:table-cell table:formula="of:=AVERAGE([$'Extended Time Raw Data'.C185];[$'Extended Time Raw Data'.I185];[$'Extended Time Raw Data'.O185])" office:value-type="float" office:value="242.333333333333">
            <text:p>242</text:p>
          </table:table-cell>
          <table:table-cell table:formula="of:=AVERAGE([$'Extended Time Raw Data'.D185];[$'Extended Time Raw Data'.J185];[$'Extended Time Raw Data'.P185])" office:value-type="float" office:value="186.666666666667">
            <text:p>187</text:p>
          </table:table-cell>
          <table:table-cell table:formula="of:=AVERAGE([$'Extended Time Raw Data'.E185];[$'Extended Time Raw Data'.K185];[$'Extended Time Raw Data'.Q185])" office:value-type="float" office:value="396.333333333333">
            <text:p>396</text:p>
          </table:table-cell>
          <table:table-cell table:formula="of:=AVERAGE([$'Extended Time Raw Data'.F185];[$'Extended Time Raw Data'.L185];[$'Extended Time Raw Data'.R185])" office:value-type="float" office:value="395.666666666667">
            <text:p>396</text:p>
          </table:table-cell>
          <table:table-cell table:formula="of:=AVERAGE([$'Extended Time Raw Data'.G185];[$'Extended Time Raw Data'.M185];[$'Extended Time Raw Data'.S185])" office:value-type="float" office:value="1850.66666666667">
            <text:p>1851</text:p>
          </table:table-cell>
          <table:table-cell table:formula="of:=AVERAGE([$'Extended Time Raw Data'.H185];[$'Extended Time Raw Data'.N185];[$'Extended Time Raw Data'.T185])" office:value-type="float" office:value="1859.33333333333">
            <text:p>1859</text:p>
          </table:table-cell>
          <table:table-cell/>
        </table:table-row>
        <table:named-expressions/>
      </table:table>
      <table:named-expressions>
        <table:named-expression table:name="MethodPointer1" table:base-cell-address="$Overview.$A$1" table:expression="296719488"/>
        <table:named-expression table:name="MethodPointer2" table:base-cell-address="$Overview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/>
      <number:text>/</number:text>
      <number:day/>
      <number:text>/</number:text>
      <number:year number:style="long"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time-style style:name="N124">
      <number:hours number:style="long"/>
    </number:tim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3/11/2020</text:date>, <text:time>10:4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ended_20_Time_20_Overview" style:display-name="PageStyle_Extended Time Overvie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aw_20_Data" style:display-name="PageStyle_Raw Dat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tended_20_Time_20_Raw_20_Data" style:display-name="PageStyle_Extended Time Raw D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nalysis" style:display-name="PageStyle_Analysi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1T10:49:28.06</dc:date>
    <meta:editing-cycles>12</meta:editing-cycles>
    <meta:editing-duration>PT35M24S</meta:editing-duration>
    <meta:generator>OpenOffice/4.1.3$Win32 OpenOffice.org_project/413m1$Build-9783</meta:generator>
    <meta:document-statistic meta:table-count="5" meta:cell-count="99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time-style style:name="N124">
      <number:hour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124">
      <style:chart-properties chart:display-label="true" chart:logarithmic="false" chart:maximum="0.833333333333333" chart:interval-major="0.166666666666667" chart:reverse-direction="false" text:line-break="fals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draw:stroke="none" svg:stroke-width="0.105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automatic" chart:symbol-width="0.25cm" chart:symbol-height="0.25cm">
        <chart:symbol-image xlink:href="Pictures/2000000A000000FD000000FDE2D49884.svm" xlink:type="simple" xlink:actuate="onLoad"/>
      </style:chart-properties>
      <style:graphic-properties draw:stroke="none" svg:stroke-width="0.105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draw:stroke="none" svg:stroke-width="0.105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automatic" chart:symbol-width="0.25cm" chart:symbol-height="0.25cm">
        <chart:symbol-image xlink:href="Pictures/2000000A000000FD000000FDE2D49884.svm" xlink:type="simple" xlink:actuate="onLoad"/>
      </style:chart-properties>
      <style:graphic-properties draw:stroke="none" svg:stroke-width="0.105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automatic" chart:symbol-width="0.25cm" chart:symbol-height="0.25cm">
        <chart:symbol-image xlink:href="Pictures/2000000A000000FD000000FDE2D49884.svm" xlink:type="simple" xlink:actuate="onLoad"/>
      </style:chart-properties>
      <style:graphic-properties draw:stroke="none" svg:stroke-width="0.105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000000"/>
    </style:style>
    <style:style style:name="ch17" style:family="chart">
      <style:graphic-properties draw:fill-color="#d9d9d9"/>
    </style:style>
  </office:automatic-styles>
  <office:body>
    <office:chart>
      <chart:chart svg:width="16.002cm" svg:height="9cm" xlink:href=".." xlink:type="simple" chart:class="chart:scatter" chart:style-name="ch1">
        <chart:title svg:x="1.832cm" svg:y="0.316cm" chart:style-name="ch2">
          <text:p>GH components, one-staple scaffold @ 10nM, strands @ 20nM</text:p>
        </chart:title>
        <chart:legend chart:legend-position="end" svg:x="11.569cm" svg:y="2.666cm" style:legend-expansion="high" chart:style-name="ch3"/>
        <chart:plot-area chart:style-name="ch4" table:cell-range-address="Analysis.A2:Analysis.G362 Analysis.B1:Analysis.G1" chart:data-source-has-labels="row" svg:x="1.358cm" svg:y="1.635cm" svg:width="9.571cm" svg:height="6.177cm">
          <chartooo:coordinate-region svg:x="2.35cm" svg:y="1.847cm" svg:width="8.393cm" svg:height="5.292cm"/>
          <chart:axis chart:dimension="x" chart:name="primary-x" chart:style-name="ch5">
            <chart:title svg:x="5.729cm" svg:y="7.993cm" chart:style-name="ch6">
              <text:p>Hour</text:p>
            </chart:title>
          </chart:axis>
          <chart:axis chart:dimension="y" chart:name="primary-y" chart:style-name="ch7">
            <chart:title svg:x="0.451cm" svg:y="5.243cm" chart:style-name="ch8">
              <text:p>Signal</text:p>
            </chart:title>
            <chart:grid chart:style-name="ch9" chart:class="major"/>
          </chart:axis>
          <chart:series chart:style-name="ch10" chart:values-cell-range-address="Analysis.B2:Analysis.B362" chart:label-cell-address="Analysis.B1:Analysis.B1" chart:class="chart:scatter">
            <chart:domain table:cell-range-address="Analysis.A2:Analysis.A362"/>
            <chart:data-point chart:repeated="361"/>
          </chart:series>
          <chart:series chart:style-name="ch11" chart:values-cell-range-address="Analysis.C2:Analysis.C362" chart:label-cell-address="Analysis.C1:Analysis.C1" chart:class="chart:scatter">
            <chart:data-point chart:repeated="361"/>
          </chart:series>
          <chart:series chart:style-name="ch12" chart:values-cell-range-address="Analysis.D2:Analysis.D362" chart:label-cell-address="Analysis.D1:Analysis.D1" chart:class="chart:scatter">
            <chart:data-point chart:repeated="361"/>
          </chart:series>
          <chart:series chart:style-name="ch13" chart:values-cell-range-address="Analysis.E2:Analysis.E362" chart:label-cell-address="Analysis.E1:Analysis.E1" chart:class="chart:scatter">
            <chart:data-point chart:repeated="361"/>
          </chart:series>
          <chart:series chart:style-name="ch14" chart:values-cell-range-address="Analysis.F2:Analysis.F362" chart:label-cell-address="Analysis.F1:Analysis.F1" chart:class="chart:scatter">
            <chart:data-point chart:repeated="361"/>
          </chart:series>
          <chart:series chart:style-name="ch15" chart:values-cell-range-address="Analysis.G2:Analysis.G362" chart:label-cell-address="Analysis.G1:Analysis.G1" chart:class="chart:scatter">
            <chart:data-point chart:repeated="36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1 (Cy5)</text:p>
                <draw:g>
                  <svg:desc>Analysis.B1:Analysis.B1</svg:desc>
                </draw:g>
              </table:table-cell>
              <table:table-cell office:value-type="string">
                <text:p>H2 (Cy3)</text:p>
                <draw:g>
                  <svg:desc>Analysis.C1:Analysis.C1</svg:desc>
                </draw:g>
              </table:table-cell>
              <table:table-cell office:value-type="string">
                <text:p>H1+H2</text:p>
                <draw:g>
                  <svg:desc>Analysis.D1:Analysis.D1</svg:desc>
                </draw:g>
              </table:table-cell>
              <table:table-cell office:value-type="string">
                <text:p>H1+H2 + both staples</text:p>
                <draw:g>
                  <svg:desc>Analysis.E1:Analysis.E1</svg:desc>
                </draw:g>
              </table:table-cell>
              <table:table-cell office:value-type="string">
                <text:p>H1+H2 + scaffold</text:p>
                <draw:g>
                  <svg:desc>Analysis.F1:Analysis.F1</svg:desc>
                </draw:g>
              </table:table-cell>
              <table:table-cell office:value-type="string">
                <text:p>H1+H2 + both staples + scaffold</text:p>
                <draw:g>
                  <svg:desc>Analysis.G1:Analysi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33333333333333">
                <text:p>0.0833333333333333</text:p>
                <draw:g>
                  <svg:desc>Analysis.A2:Analysis.A362</svg:desc>
                </draw:g>
              </table:table-cell>
              <table:table-cell office:value-type="float" office:value="232">
                <text:p>232</text:p>
                <draw:g>
                  <svg:desc>Analysis.B2:Analysis.B362</svg:desc>
                </draw:g>
              </table:table-cell>
              <table:table-cell office:value-type="float" office:value="181.666666666667">
                <text:p>181.666666666667</text:p>
                <draw:g>
                  <svg:desc>Analysis.C2:Analysis.C362</svg:desc>
                </draw:g>
              </table:table-cell>
              <table:table-cell office:value-type="float" office:value="373">
                <text:p>373</text:p>
                <draw:g>
                  <svg:desc>Analysis.D2:Analysis.D362</svg:desc>
                </draw:g>
              </table:table-cell>
              <table:table-cell office:value-type="float" office:value="397.666666666667">
                <text:p>397.666666666667</text:p>
                <draw:g>
                  <svg:desc>Analysis.E2:Analysis.E362</svg:desc>
                </draw:g>
              </table:table-cell>
              <table:table-cell office:value-type="float" office:value="1336.33333333333">
                <text:p>1336.33333333333</text:p>
                <draw:g>
                  <svg:desc>Analysis.F2:Analysis.F362</svg:desc>
                </draw:g>
              </table:table-cell>
              <table:table-cell office:value-type="float" office:value="1287.33333333333">
                <text:p>1287.33333333333</text:p>
                <draw:g>
                  <svg:desc>Analysis.G2:Analysis.G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0277777777778">
                <text:p>0.0840277777777778</text:p>
              </table:table-cell>
              <table:table-cell office:value-type="float" office:value="231.333333333333">
                <text:p>231.333333333333</text:p>
              </table:table-cell>
              <table:table-cell office:value-type="float" office:value="179.333333333333">
                <text:p>179.333333333333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396.333333333333">
                <text:p>396.333333333333</text:p>
              </table:table-cell>
              <table:table-cell office:value-type="float" office:value="1311.33333333333">
                <text:p>1311.33333333333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47222222222222">
                <text:p>0.0847222222222222</text:p>
              </table:table-cell>
              <table:table-cell office:value-type="float" office:value="234.333333333333">
                <text:p>234.333333333333</text:p>
              </table:table-cell>
              <table:table-cell office:value-type="float" office:value="184.666666666667">
                <text:p>184.666666666667</text:p>
              </table:table-cell>
              <table:table-cell office:value-type="float" office:value="379.666666666667">
                <text:p>379.666666666667</text:p>
              </table:table-cell>
              <table:table-cell office:value-type="float" office:value="385">
                <text:p>385</text:p>
              </table:table-cell>
              <table:table-cell office:value-type="float" office:value="1337">
                <text:p>1337</text:p>
              </table:table-cell>
              <table:table-cell office:value-type="float" office:value="1273.33333333333">
                <text:p>1273.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54166666666667">
                <text:p>0.0854166666666667</text:p>
              </table:table-cell>
              <table:table-cell office:value-type="float" office:value="225.666666666667">
                <text:p>225.666666666667</text:p>
              </table:table-cell>
              <table:table-cell office:value-type="float" office:value="173">
                <text:p>173</text:p>
              </table:table-cell>
              <table:table-cell office:value-type="float" office:value="375">
                <text:p>375</text:p>
              </table:table-cell>
              <table:table-cell office:value-type="float" office:value="393">
                <text:p>393</text:p>
              </table:table-cell>
              <table:table-cell office:value-type="float" office:value="1324.33333333333">
                <text:p>1324.33333333333</text:p>
              </table:table-cell>
              <table:table-cell office:value-type="float" office:value="1273.66666666667">
                <text:p>1273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61111111111111">
                <text:p>0.0861111111111111</text:p>
              </table:table-cell>
              <table:table-cell office:value-type="float" office:value="231.666666666667">
                <text:p>231.666666666667</text:p>
              </table:table-cell>
              <table:table-cell office:value-type="float" office:value="185">
                <text:p>185</text:p>
              </table:table-cell>
              <table:table-cell office:value-type="float" office:value="376.666666666667">
                <text:p>376.666666666667</text:p>
              </table:table-cell>
              <table:table-cell office:value-type="float" office:value="399">
                <text:p>399</text:p>
              </table:table-cell>
              <table:table-cell office:value-type="float" office:value="1316.66666666667">
                <text:p>1316.66666666667</text:p>
              </table:table-cell>
              <table:table-cell office:value-type="float" office:value="1305.66666666667">
                <text:p>1305.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8055555555556">
                <text:p>0.0868055555555556</text:p>
              </table:table-cell>
              <table:table-cell office:value-type="float" office:value="226.666666666667">
                <text:p>226.666666666667</text:p>
              </table:table-cell>
              <table:table-cell office:value-type="float" office:value="180.666666666667">
                <text:p>180.666666666667</text:p>
              </table:table-cell>
              <table:table-cell office:value-type="float" office:value="379.333333333333">
                <text:p>379.333333333333</text:p>
              </table:table-cell>
              <table:table-cell office:value-type="float" office:value="387">
                <text:p>387</text:p>
              </table:table-cell>
              <table:table-cell office:value-type="float" office:value="1345.33333333333">
                <text:p>1345.33333333333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75">
                <text:p>0.0875</text:p>
              </table:table-cell>
              <table:table-cell office:value-type="float" office:value="231">
                <text:p>231</text:p>
              </table:table-cell>
              <table:table-cell office:value-type="float" office:value="175">
                <text:p>175</text:p>
              </table:table-cell>
              <table:table-cell office:value-type="float" office:value="382.333333333333">
                <text:p>382.333333333333</text:p>
              </table:table-cell>
              <table:table-cell office:value-type="float" office:value="385.666666666667">
                <text:p>385.666666666667</text:p>
              </table:table-cell>
              <table:table-cell office:value-type="float" office:value="1357">
                <text:p>1357</text:p>
              </table:table-cell>
              <table:table-cell office:value-type="float" office:value="1282.66666666667">
                <text:p>1282.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81944444444444">
                <text:p>0.0881944444444444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390.333333333333">
                <text:p>390.333333333333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1348.33333333333">
                <text:p>1348.33333333333</text:p>
              </table:table-cell>
              <table:table-cell office:value-type="float" office:value="1315.33333333333">
                <text:p>1315.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378.333333333333">
                <text:p>378.333333333333</text:p>
              </table:table-cell>
              <table:table-cell office:value-type="float" office:value="386">
                <text:p>386</text:p>
              </table:table-cell>
              <table:table-cell office:value-type="float" office:value="1373.33333333333">
                <text:p>1373.33333333333</text:p>
              </table:table-cell>
              <table:table-cell office:value-type="float" office:value="1291.33333333333">
                <text:p>1291.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95833333333333">
                <text:p>0.0895833333333333</text:p>
              </table:table-cell>
              <table:table-cell office:value-type="float" office:value="237">
                <text:p>237</text:p>
              </table:table-cell>
              <table:table-cell office:value-type="float" office:value="177">
                <text:p>177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380">
                <text:p>380</text:p>
              </table:table-cell>
              <table:table-cell office:value-type="float" office:value="1364.66666666667">
                <text:p>1364.66666666667</text:p>
              </table:table-cell>
              <table:table-cell office:value-type="float" office:value="1301.66666666667">
                <text:p>1301.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2777777777778">
                <text:p>0.0902777777777778</text:p>
              </table:table-cell>
              <table:table-cell office:value-type="float" office:value="232">
                <text:p>232</text:p>
              </table:table-cell>
              <table:table-cell office:value-type="float" office:value="194">
                <text:p>194</text:p>
              </table:table-cell>
              <table:table-cell office:value-type="float" office:value="378">
                <text:p>378</text:p>
              </table:table-cell>
              <table:table-cell office:value-type="float" office:value="390.666666666667">
                <text:p>390.666666666667</text:p>
              </table:table-cell>
              <table:table-cell office:value-type="float" office:value="1365">
                <text:p>1365</text:p>
              </table:table-cell>
              <table:table-cell office:value-type="float" office:value="1320.66666666667">
                <text:p>1320.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09722222222222">
                <text:p>0.0909722222222222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382.666666666667">
                <text:p>382.666666666667</text:p>
              </table:table-cell>
              <table:table-cell office:value-type="float" office:value="401.666666666667">
                <text:p>401.666666666667</text:p>
              </table:table-cell>
              <table:table-cell office:value-type="float" office:value="1379.66666666667">
                <text:p>1379.66666666667</text:p>
              </table:table-cell>
              <table:table-cell office:value-type="float" office:value="1315.66666666667">
                <text:p>1315.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235.333333333333">
                <text:p>235.333333333333</text:p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394.666666666667">
                <text:p>394.666666666667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1353.66666666667">
                <text:p>1353.66666666667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23611111111111">
                <text:p>0.0923611111111111</text:p>
              </table:table-cell>
              <table:table-cell office:value-type="float" office:value="237">
                <text:p>237</text:p>
              </table:table-cell>
              <table:table-cell office:value-type="float" office:value="177">
                <text:p>177</text:p>
              </table:table-cell>
              <table:table-cell office:value-type="float" office:value="378.333333333333">
                <text:p>378.333333333333</text:p>
              </table:table-cell>
              <table:table-cell office:value-type="float" office:value="390.333333333333">
                <text:p>390.333333333333</text:p>
              </table:table-cell>
              <table:table-cell office:value-type="float" office:value="1373.66666666667">
                <text:p>1373.66666666667</text:p>
              </table:table-cell>
              <table:table-cell office:value-type="float" office:value="1339.33333333333">
                <text:p>1339.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30555555555556">
                <text:p>0.0930555555555556</text:p>
              </table:table-cell>
              <table:table-cell office:value-type="float" office:value="237.666666666667">
                <text:p>237.666666666667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80">
                <text:p>380</text:p>
              </table:table-cell>
              <table:table-cell office:value-type="float" office:value="410.333333333333">
                <text:p>410.333333333333</text:p>
              </table:table-cell>
              <table:table-cell office:value-type="float" office:value="1364">
                <text:p>1364</text:p>
              </table:table-cell>
              <table:table-cell office:value-type="float" office:value="1332.66666666667">
                <text:p>1332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375">
                <text:p>0.09375</text:p>
              </table:table-cell>
              <table:table-cell office:value-type="float" office:value="234.333333333333">
                <text:p>234.333333333333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376">
                <text:p>376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1385.66666666667">
                <text:p>1385.66666666667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44444444444444">
                <text:p>0.0944444444444444</text:p>
              </table:table-cell>
              <table:table-cell office:value-type="float" office:value="238.333333333333">
                <text:p>238.333333333333</text:p>
              </table:table-cell>
              <table:table-cell office:value-type="float" office:value="183">
                <text:p>183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412.666666666667">
                <text:p>412.666666666667</text:p>
              </table:table-cell>
              <table:table-cell office:value-type="float" office:value="1387">
                <text:p>1387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368">
                <text:p>368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1428.66666666667">
                <text:p>1428.66666666667</text:p>
              </table:table-cell>
              <table:table-cell office:value-type="float" office:value="1317.33333333333">
                <text:p>1317.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238.333333333333">
                <text:p>238.333333333333</text:p>
              </table:table-cell>
              <table:table-cell office:value-type="float" office:value="181">
                <text:p>181</text:p>
              </table:table-cell>
              <table:table-cell office:value-type="float" office:value="388">
                <text:p>388</text:p>
              </table:table-cell>
              <table:table-cell office:value-type="float" office:value="381">
                <text:p>381</text:p>
              </table:table-cell>
              <table:table-cell office:value-type="float" office:value="1390.66666666667">
                <text:p>1390.66666666667</text:p>
              </table:table-cell>
              <table:table-cell office:value-type="float" office:value="1354.66666666667">
                <text:p>1354.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65277777777778">
                <text:p>0.0965277777777778</text:p>
              </table:table-cell>
              <table:table-cell office:value-type="float" office:value="234.666666666667">
                <text:p>234.666666666667</text:p>
              </table:table-cell>
              <table:table-cell office:value-type="float" office:value="185.333333333333">
                <text:p>185.333333333333</text:p>
              </table:table-cell>
              <table:table-cell office:value-type="float" office:value="374.333333333333">
                <text:p>374.333333333333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1370.66666666667">
                <text:p>1370.66666666667</text:p>
              </table:table-cell>
              <table:table-cell office:value-type="float" office:value="1330.66666666667">
                <text:p>1330.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228">
                <text:p>228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389.666666666667">
                <text:p>389.666666666667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1408">
                <text:p>1408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79166666666667">
                <text:p>0.0979166666666667</text:p>
              </table:table-cell>
              <table:table-cell office:value-type="float" office:value="238">
                <text:p>238</text:p>
              </table:table-cell>
              <table:table-cell office:value-type="float" office:value="179.666666666667">
                <text:p>179.666666666667</text:p>
              </table:table-cell>
              <table:table-cell office:value-type="float" office:value="385.666666666667">
                <text:p>385.666666666667</text:p>
              </table:table-cell>
              <table:table-cell office:value-type="float" office:value="392">
                <text:p>392</text:p>
              </table:table-cell>
              <table:table-cell office:value-type="float" office:value="1399">
                <text:p>1399</text:p>
              </table:table-cell>
              <table:table-cell office:value-type="float" office:value="1355.66666666667">
                <text:p>1355.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86111111111111">
                <text:p>0.0986111111111111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410">
                <text:p>410</text:p>
              </table:table-cell>
              <table:table-cell office:value-type="float" office:value="1437.33333333333">
                <text:p>1437.33333333333</text:p>
              </table:table-cell>
              <table:table-cell office:value-type="float" office:value="1362.33333333333">
                <text:p>1362.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93055555555556">
                <text:p>0.0993055555555556</text:p>
              </table:table-cell>
              <table:table-cell office:value-type="float" office:value="236.666666666667">
                <text:p>236.666666666667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382.666666666667">
                <text:p>382.666666666667</text:p>
              </table:table-cell>
              <table:table-cell office:value-type="float" office:value="399">
                <text:p>399</text:p>
              </table:table-cell>
              <table:table-cell office:value-type="float" office:value="1409.66666666667">
                <text:p>1409.66666666667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240.666666666667">
                <text:p>240.666666666667</text:p>
              </table:table-cell>
              <table:table-cell office:value-type="float" office:value="178">
                <text:p>178</text:p>
              </table:table-cell>
              <table:table-cell office:value-type="float" office:value="378">
                <text:p>378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1391">
                <text:p>1391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0694444444444">
                <text:p>0.100694444444444</text:p>
              </table:table-cell>
              <table:table-cell office:value-type="float" office:value="254">
                <text:p>254</text:p>
              </table:table-cell>
              <table:table-cell office:value-type="float" office:value="176.333333333333">
                <text:p>176.333333333333</text:p>
              </table:table-cell>
              <table:table-cell office:value-type="float" office:value="375">
                <text:p>375</text:p>
              </table:table-cell>
              <table:table-cell office:value-type="float" office:value="399">
                <text:p>399</text:p>
              </table:table-cell>
              <table:table-cell office:value-type="float" office:value="1396.66666666667">
                <text:p>1396.66666666667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1388888888889">
                <text:p>0.101388888888889</text:p>
              </table:table-cell>
              <table:table-cell office:value-type="float" office:value="234.666666666667">
                <text:p>234.666666666667</text:p>
              </table:table-cell>
              <table:table-cell office:value-type="float" office:value="175">
                <text:p>175</text:p>
              </table:table-cell>
              <table:table-cell office:value-type="float" office:value="383">
                <text:p>383</text:p>
              </table:table-cell>
              <table:table-cell office:value-type="float" office:value="380.666666666667">
                <text:p>380.666666666667</text:p>
              </table:table-cell>
              <table:table-cell office:value-type="float" office:value="1429.66666666667">
                <text:p>1429.66666666667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2083333333333">
                <text:p>0.102083333333333</text:p>
              </table:table-cell>
              <table:table-cell office:value-type="float" office:value="239.333333333333">
                <text:p>239.333333333333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393">
                <text:p>393</text:p>
              </table:table-cell>
              <table:table-cell office:value-type="float" office:value="1422.66666666667">
                <text:p>1422.66666666667</text:p>
              </table:table-cell>
              <table:table-cell office:value-type="float" office:value="1376.33333333333">
                <text:p>1376.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2777777777778">
                <text:p>0.102777777777778</text:p>
              </table:table-cell>
              <table:table-cell office:value-type="float" office:value="231.333333333333">
                <text:p>231.333333333333</text:p>
              </table:table-cell>
              <table:table-cell office:value-type="float" office:value="180">
                <text:p>180</text:p>
              </table:table-cell>
              <table:table-cell office:value-type="float" office:value="378">
                <text:p>378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1426">
                <text:p>1426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3472222222222">
                <text:p>0.103472222222222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175">
                <text:p>175</text:p>
              </table:table-cell>
              <table:table-cell office:value-type="float" office:value="387">
                <text:p>387</text:p>
              </table:table-cell>
              <table:table-cell office:value-type="float" office:value="385.333333333333">
                <text:p>385.333333333333</text:p>
              </table:table-cell>
              <table:table-cell office:value-type="float" office:value="1421.33333333333">
                <text:p>1421.33333333333</text:p>
              </table:table-cell>
              <table:table-cell office:value-type="float" office:value="1370.66666666667">
                <text:p>1370.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230.333333333333">
                <text:p>230.333333333333</text:p>
              </table:table-cell>
              <table:table-cell office:value-type="float" office:value="183">
                <text:p>183</text:p>
              </table:table-cell>
              <table:table-cell office:value-type="float" office:value="382">
                <text:p>382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1434.66666666667">
                <text:p>1434.66666666667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4861111111111">
                <text:p>0.104861111111111</text:p>
              </table:table-cell>
              <table:table-cell office:value-type="float" office:value="238">
                <text:p>238</text:p>
              </table:table-cell>
              <table:table-cell office:value-type="float" office:value="178">
                <text:p>178</text:p>
              </table:table-cell>
              <table:table-cell office:value-type="float" office:value="377.666666666667">
                <text:p>377.666666666667</text:p>
              </table:table-cell>
              <table:table-cell office:value-type="float" office:value="394.666666666667">
                <text:p>394.666666666667</text:p>
              </table:table-cell>
              <table:table-cell office:value-type="float" office:value="1421.33333333333">
                <text:p>1421.33333333333</text:p>
              </table:table-cell>
              <table:table-cell office:value-type="float" office:value="1387.33333333333">
                <text:p>1387.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5555555555556">
                <text:p>0.105555555555556</text:p>
              </table:table-cell>
              <table:table-cell office:value-type="float" office:value="240.333333333333">
                <text:p>240.333333333333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394.666666666667">
                <text:p>394.666666666667</text:p>
              </table:table-cell>
              <table:table-cell office:value-type="float" office:value="1432">
                <text:p>1432</text:p>
              </table:table-cell>
              <table:table-cell office:value-type="float" office:value="1389.66666666667">
                <text:p>1389.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625">
                <text:p>0.10625</text:p>
              </table:table-cell>
              <table:table-cell office:value-type="float" office:value="231.666666666667">
                <text:p>231.666666666667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380.666666666667">
                <text:p>380.666666666667</text:p>
              </table:table-cell>
              <table:table-cell office:value-type="float" office:value="396">
                <text:p>396</text:p>
              </table:table-cell>
              <table:table-cell office:value-type="float" office:value="1423">
                <text:p>1423</text:p>
              </table:table-cell>
              <table:table-cell office:value-type="float" office:value="1366.66666666667">
                <text:p>1366.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6944444444444">
                <text:p>0.106944444444444</text:p>
              </table:table-cell>
              <table:table-cell office:value-type="float" office:value="232.333333333333">
                <text:p>232.333333333333</text:p>
              </table:table-cell>
              <table:table-cell office:value-type="float" office:value="184.666666666667">
                <text:p>184.666666666667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1448.66666666667">
                <text:p>1448.66666666667</text:p>
              </table:table-cell>
              <table:table-cell office:value-type="float" office:value="1387.66666666667">
                <text:p>1387.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7638888888889">
                <text:p>0.107638888888889</text:p>
              </table:table-cell>
              <table:table-cell office:value-type="float" office:value="231.333333333333">
                <text:p>231.333333333333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387">
                <text:p>387</text:p>
              </table:table-cell>
              <table:table-cell office:value-type="float" office:value="392">
                <text:p>392</text:p>
              </table:table-cell>
              <table:table-cell office:value-type="float" office:value="1443.33333333333">
                <text:p>1443.33333333333</text:p>
              </table:table-cell>
              <table:table-cell office:value-type="float" office:value="1396.33333333333">
                <text:p>1396.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235.333333333333">
                <text:p>235.333333333333</text:p>
              </table:table-cell>
              <table:table-cell office:value-type="float" office:value="183">
                <text:p>183</text:p>
              </table:table-cell>
              <table:table-cell office:value-type="float" office:value="374.666666666667">
                <text:p>374.666666666667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1470.33333333333">
                <text:p>1470.33333333333</text:p>
              </table:table-cell>
              <table:table-cell office:value-type="float" office:value="1395.33333333333">
                <text:p>1395.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9027777777778">
                <text:p>0.109027777777778</text:p>
              </table:table-cell>
              <table:table-cell office:value-type="float" office:value="231.666666666667">
                <text:p>231.666666666667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370.333333333333">
                <text:p>370.333333333333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1457.66666666667">
                <text:p>1457.66666666667</text:p>
              </table:table-cell>
              <table:table-cell office:value-type="float" office:value="1381.66666666667">
                <text:p>1381.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9722222222222">
                <text:p>0.109722222222222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192">
                <text:p>192</text:p>
              </table:table-cell>
              <table:table-cell office:value-type="float" office:value="393.666666666667">
                <text:p>393.666666666667</text:p>
              </table:table-cell>
              <table:table-cell office:value-type="float" office:value="394">
                <text:p>394</text:p>
              </table:table-cell>
              <table:table-cell office:value-type="float" office:value="1407.33333333333">
                <text:p>1407.33333333333</text:p>
              </table:table-cell>
              <table:table-cell office:value-type="float" office:value="1397.33333333333">
                <text:p>1397.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0416666666667">
                <text:p>0.110416666666667</text:p>
              </table:table-cell>
              <table:table-cell office:value-type="float" office:value="238.666666666667">
                <text:p>238.666666666667</text:p>
              </table:table-cell>
              <table:table-cell office:value-type="float" office:value="179.666666666667">
                <text:p>179.666666666667</text:p>
              </table:table-cell>
              <table:table-cell office:value-type="float" office:value="376.333333333333">
                <text:p>376.333333333333</text:p>
              </table:table-cell>
              <table:table-cell office:value-type="float" office:value="399.333333333333">
                <text:p>399.333333333333</text:p>
              </table:table-cell>
              <table:table-cell office:value-type="float" office:value="1418.33333333333">
                <text:p>1418.33333333333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248.333333333333">
                <text:p>248.333333333333</text:p>
              </table:table-cell>
              <table:table-cell office:value-type="float" office:value="183">
                <text:p>183</text:p>
              </table:table-cell>
              <table:table-cell office:value-type="float" office:value="374">
                <text:p>374</text:p>
              </table:table-cell>
              <table:table-cell office:value-type="float" office:value="401.666666666667">
                <text:p>401.666666666667</text:p>
              </table:table-cell>
              <table:table-cell office:value-type="float" office:value="1477.33333333333">
                <text:p>1477.33333333333</text:p>
              </table:table-cell>
              <table:table-cell office:value-type="float" office:value="1399.33333333333">
                <text:p>1399.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1805555555556">
                <text:p>0.111805555555556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409">
                <text:p>409</text:p>
              </table:table-cell>
              <table:table-cell office:value-type="float" office:value="1436.33333333333">
                <text:p>1436.33333333333</text:p>
              </table:table-cell>
              <table:table-cell office:value-type="float" office:value="1411.33333333333">
                <text:p>1411.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25">
                <text:p>0.1125</text:p>
              </table:table-cell>
              <table:table-cell office:value-type="float" office:value="232.666666666667">
                <text:p>232.666666666667</text:p>
              </table:table-cell>
              <table:table-cell office:value-type="float" office:value="179">
                <text:p>179</text:p>
              </table:table-cell>
              <table:table-cell office:value-type="float" office:value="396.333333333333">
                <text:p>396.333333333333</text:p>
              </table:table-cell>
              <table:table-cell office:value-type="float" office:value="394">
                <text:p>394</text:p>
              </table:table-cell>
              <table:table-cell office:value-type="float" office:value="1453.33333333333">
                <text:p>1453.33333333333</text:p>
              </table:table-cell>
              <table:table-cell office:value-type="float" office:value="1387.33333333333">
                <text:p>1387.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3194444444444">
                <text:p>0.113194444444444</text:p>
              </table:table-cell>
              <table:table-cell office:value-type="float" office:value="232.666666666667">
                <text:p>232.666666666667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389.666666666667">
                <text:p>389.666666666667</text:p>
              </table:table-cell>
              <table:table-cell office:value-type="float" office:value="393.666666666667">
                <text:p>393.666666666667</text:p>
              </table:table-cell>
              <table:table-cell office:value-type="float" office:value="1459.66666666667">
                <text:p>1459.66666666667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3888888888889">
                <text:p>0.113888888888889</text:p>
              </table:table-cell>
              <table:table-cell office:value-type="float" office:value="236">
                <text:p>236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89.666666666667">
                <text:p>389.666666666667</text:p>
              </table:table-cell>
              <table:table-cell office:value-type="float" office:value="402.333333333333">
                <text:p>402.333333333333</text:p>
              </table:table-cell>
              <table:table-cell office:value-type="float" office:value="1446">
                <text:p>1446</text:p>
              </table:table-cell>
              <table:table-cell office:value-type="float" office:value="1428.66666666667">
                <text:p>1428.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4583333333333">
                <text:p>0.114583333333333</text:p>
              </table:table-cell>
              <table:table-cell office:value-type="float" office:value="230.666666666667">
                <text:p>230.666666666667</text:p>
              </table:table-cell>
              <table:table-cell office:value-type="float" office:value="176.333333333333">
                <text:p>176.333333333333</text:p>
              </table:table-cell>
              <table:table-cell office:value-type="float" office:value="390">
                <text:p>390</text:p>
              </table:table-cell>
              <table:table-cell office:value-type="float" office:value="403.666666666667">
                <text:p>403.666666666667</text:p>
              </table:table-cell>
              <table:table-cell office:value-type="float" office:value="1471.66666666667">
                <text:p>1471.66666666667</text:p>
              </table:table-cell>
              <table:table-cell office:value-type="float" office:value="1421.33333333333">
                <text:p>1421.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5277777777778">
                <text:p>0.115277777777778</text:p>
              </table:table-cell>
              <table:table-cell office:value-type="float" office:value="240">
                <text:p>240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377">
                <text:p>377</text:p>
              </table:table-cell>
              <table:table-cell office:value-type="float" office:value="402">
                <text:p>402</text:p>
              </table:table-cell>
              <table:table-cell office:value-type="float" office:value="1464">
                <text:p>1464</text:p>
              </table:table-cell>
              <table:table-cell office:value-type="float" office:value="1396.66666666667">
                <text:p>1396.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5972222222222">
                <text:p>0.115972222222222</text:p>
              </table:table-cell>
              <table:table-cell office:value-type="float" office:value="229.666666666667">
                <text:p>229.666666666667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371.333333333333">
                <text:p>371.333333333333</text:p>
              </table:table-cell>
              <table:table-cell office:value-type="float" office:value="390">
                <text:p>390</text:p>
              </table:table-cell>
              <table:table-cell office:value-type="float" office:value="1462">
                <text:p>1462</text:p>
              </table:table-cell>
              <table:table-cell office:value-type="float" office:value="1433.66666666667">
                <text:p>1433.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185">
                <text:p>185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398.666666666667">
                <text:p>398.666666666667</text:p>
              </table:table-cell>
              <table:table-cell office:value-type="float" office:value="1451.66666666667">
                <text:p>1451.66666666667</text:p>
              </table:table-cell>
              <table:table-cell office:value-type="float" office:value="1427.33333333333">
                <text:p>1427.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7361111111111">
                <text:p>0.117361111111111</text:p>
              </table:table-cell>
              <table:table-cell office:value-type="float" office:value="233.666666666667">
                <text:p>233.666666666667</text:p>
              </table:table-cell>
              <table:table-cell office:value-type="float" office:value="180">
                <text:p>180</text:p>
              </table:table-cell>
              <table:table-cell office:value-type="float" office:value="375.333333333333">
                <text:p>375.333333333333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1457">
                <text:p>1457</text:p>
              </table:table-cell>
              <table:table-cell office:value-type="float" office:value="1411.66666666667">
                <text:p>1411.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8055555555556">
                <text:p>0.118055555555556</text:p>
              </table:table-cell>
              <table:table-cell office:value-type="float" office:value="223.333333333333">
                <text:p>223.333333333333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391">
                <text:p>391</text:p>
              </table:table-cell>
              <table:table-cell office:value-type="float" office:value="393.666666666667">
                <text:p>393.666666666667</text:p>
              </table:table-cell>
              <table:table-cell office:value-type="float" office:value="1499.33333333333">
                <text:p>1499.33333333333</text:p>
              </table:table-cell>
              <table:table-cell office:value-type="float" office:value="1427.33333333333">
                <text:p>1427.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875">
                <text:p>0.11875</text:p>
              </table:table-cell>
              <table:table-cell office:value-type="float" office:value="240">
                <text:p>240</text:p>
              </table:table-cell>
              <table:table-cell office:value-type="float" office:value="194">
                <text:p>194</text:p>
              </table:table-cell>
              <table:table-cell office:value-type="float" office:value="367.333333333333">
                <text:p>367.333333333333</text:p>
              </table:table-cell>
              <table:table-cell office:value-type="float" office:value="398.666666666667">
                <text:p>398.666666666667</text:p>
              </table:table-cell>
              <table:table-cell office:value-type="float" office:value="1481.33333333333">
                <text:p>1481.33333333333</text:p>
              </table:table-cell>
              <table:table-cell office:value-type="float" office:value="1451.66666666667">
                <text:p>1451.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19444444444444">
                <text:p>0.119444444444444</text:p>
              </table:table-cell>
              <table:table-cell office:value-type="float" office:value="238.333333333333">
                <text:p>238.333333333333</text:p>
              </table:table-cell>
              <table:table-cell office:value-type="float" office:value="185">
                <text:p>185</text:p>
              </table:table-cell>
              <table:table-cell office:value-type="float" office:value="378.666666666667">
                <text:p>378.666666666667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1476.66666666667">
                <text:p>1476.66666666667</text:p>
              </table:table-cell>
              <table:table-cell office:value-type="float" office:value="1427.66666666667">
                <text:p>1427.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0138888888889">
                <text:p>0.120138888888889</text:p>
              </table:table-cell>
              <table:table-cell office:value-type="float" office:value="230.666666666667">
                <text:p>230.666666666667</text:p>
              </table:table-cell>
              <table:table-cell office:value-type="float" office:value="176.333333333333">
                <text:p>176.333333333333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402.333333333333">
                <text:p>402.333333333333</text:p>
              </table:table-cell>
              <table:table-cell office:value-type="float" office:value="1472">
                <text:p>1472</text:p>
              </table:table-cell>
              <table:table-cell office:value-type="float" office:value="1425.66666666667">
                <text:p>1425.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248.333333333333">
                <text:p>248.333333333333</text:p>
              </table:table-cell>
              <table:table-cell office:value-type="float" office:value="174">
                <text:p>174</text:p>
              </table:table-cell>
              <table:table-cell office:value-type="float" office:value="381.666666666667">
                <text:p>381.666666666667</text:p>
              </table:table-cell>
              <table:table-cell office:value-type="float" office:value="401.666666666667">
                <text:p>401.666666666667</text:p>
              </table:table-cell>
              <table:table-cell office:value-type="float" office:value="1451.33333333333">
                <text:p>1451.33333333333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1527777777778">
                <text:p>0.121527777777778</text:p>
              </table:table-cell>
              <table:table-cell office:value-type="float" office:value="224.333333333333">
                <text:p>224.333333333333</text:p>
              </table:table-cell>
              <table:table-cell office:value-type="float" office:value="182">
                <text:p>182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1462.66666666667">
                <text:p>1462.66666666667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2222222222222">
                <text:p>0.122222222222222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194.333333333333">
                <text:p>194.333333333333</text:p>
              </table:table-cell>
              <table:table-cell office:value-type="float" office:value="370.666666666667">
                <text:p>370.666666666667</text:p>
              </table:table-cell>
              <table:table-cell office:value-type="float" office:value="400.333333333333">
                <text:p>400.333333333333</text:p>
              </table:table-cell>
              <table:table-cell office:value-type="float" office:value="1482.66666666667">
                <text:p>1482.66666666667</text:p>
              </table:table-cell>
              <table:table-cell office:value-type="float" office:value="1421.66666666667">
                <text:p>1421.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2916666666667">
                <text:p>0.122916666666667</text:p>
              </table:table-cell>
              <table:table-cell office:value-type="float" office:value="226">
                <text:p>226</text:p>
              </table:table-cell>
              <table:table-cell office:value-type="float" office:value="176.333333333333">
                <text:p>176.333333333333</text:p>
              </table:table-cell>
              <table:table-cell office:value-type="float" office:value="384.333333333333">
                <text:p>384.333333333333</text:p>
              </table:table-cell>
              <table:table-cell office:value-type="float" office:value="389.666666666667">
                <text:p>389.666666666667</text:p>
              </table:table-cell>
              <table:table-cell office:value-type="float" office:value="1503.33333333333">
                <text:p>1503.33333333333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3611111111111">
                <text:p>0.123611111111111</text:p>
              </table:table-cell>
              <table:table-cell office:value-type="float" office:value="254.333333333333">
                <text:p>254.333333333333</text:p>
              </table:table-cell>
              <table:table-cell office:value-type="float" office:value="185">
                <text:p>185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1484.33333333333">
                <text:p>1484.33333333333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24305555555556">
                <text:p>0.124305555555556</text:p>
              </table:table-cell>
              <table:table-cell office:value-type="float" office:value="233">
                <text:p>233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1490">
                <text:p>1490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5">
                <text:p>0.125</text:p>
              </table:table-cell>
              <table:table-cell office:value-type="float" office:value="241.333333333333">
                <text:p>241.333333333333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385.333333333333">
                <text:p>385.333333333333</text:p>
              </table:table-cell>
              <table:table-cell office:value-type="float" office:value="401.666666666667">
                <text:p>401.666666666667</text:p>
              </table:table-cell>
              <table:table-cell office:value-type="float" office:value="1478">
                <text:p>1478</text:p>
              </table:table-cell>
              <table:table-cell office:value-type="float" office:value="1444.33333333333">
                <text:p>1444.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5694444444444">
                <text:p>0.125694444444444</text:p>
              </table:table-cell>
              <table:table-cell office:value-type="float" office:value="235">
                <text:p>235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88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1499">
                <text:p>1499</text:p>
              </table:table-cell>
              <table:table-cell office:value-type="float" office:value="1446.33333333333">
                <text:p>1446.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6388888888889">
                <text:p>0.126388888888889</text:p>
              </table:table-cell>
              <table:table-cell office:value-type="float" office:value="234.666666666667">
                <text:p>234.666666666667</text:p>
              </table:table-cell>
              <table:table-cell office:value-type="float" office:value="176.333333333333">
                <text:p>176.333333333333</text:p>
              </table:table-cell>
              <table:table-cell office:value-type="float" office:value="386.333333333333">
                <text:p>386.333333333333</text:p>
              </table:table-cell>
              <table:table-cell office:value-type="float" office:value="396">
                <text:p>396</text:p>
              </table:table-cell>
              <table:table-cell office:value-type="float" office:value="1497">
                <text:p>1497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7083333333333">
                <text:p>0.127083333333333</text:p>
              </table:table-cell>
              <table:table-cell office:value-type="float" office:value="223.333333333333">
                <text:p>223.333333333333</text:p>
              </table:table-cell>
              <table:table-cell office:value-type="float" office:value="185.333333333333">
                <text:p>185.333333333333</text:p>
              </table:table-cell>
              <table:table-cell office:value-type="float" office:value="385">
                <text:p>385</text:p>
              </table:table-cell>
              <table:table-cell office:value-type="float" office:value="408">
                <text:p>408</text:p>
              </table:table-cell>
              <table:table-cell office:value-type="float" office:value="1498">
                <text:p>1498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7777777777778">
                <text:p>0.127777777777778</text:p>
              </table:table-cell>
              <table:table-cell office:value-type="float" office:value="236">
                <text:p>236</text:p>
              </table:table-cell>
              <table:table-cell office:value-type="float" office:value="184.666666666667">
                <text:p>184.666666666667</text:p>
              </table:table-cell>
              <table:table-cell office:value-type="float" office:value="373.333333333333">
                <text:p>373.333333333333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1497.66666666667">
                <text:p>1497.66666666667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8472222222222">
                <text:p>0.128472222222222</text:p>
              </table:table-cell>
              <table:table-cell office:value-type="float" office:value="238">
                <text:p>238</text:p>
              </table:table-cell>
              <table:table-cell office:value-type="float" office:value="191">
                <text:p>191</text:p>
              </table:table-cell>
              <table:table-cell office:value-type="float" office:value="383.666666666667">
                <text:p>383.666666666667</text:p>
              </table:table-cell>
              <table:table-cell office:value-type="float" office:value="390.333333333333">
                <text:p>390.333333333333</text:p>
              </table:table-cell>
              <table:table-cell office:value-type="float" office:value="1481">
                <text:p>1481</text:p>
              </table:table-cell>
              <table:table-cell office:value-type="float" office:value="1446.66666666667">
                <text:p>1446.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239.333333333333">
                <text:p>239.333333333333</text:p>
              </table:table-cell>
              <table:table-cell office:value-type="float" office:value="182">
                <text:p>182</text:p>
              </table:table-cell>
              <table:table-cell office:value-type="float" office:value="386.333333333333">
                <text:p>386.333333333333</text:p>
              </table:table-cell>
              <table:table-cell office:value-type="float" office:value="398">
                <text:p>398</text:p>
              </table:table-cell>
              <table:table-cell office:value-type="float" office:value="1513">
                <text:p>1513</text:p>
              </table:table-cell>
              <table:table-cell office:value-type="float" office:value="1456.66666666667">
                <text:p>1456.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9861111111111">
                <text:p>0.129861111111111</text:p>
              </table:table-cell>
              <table:table-cell office:value-type="float" office:value="241.333333333333">
                <text:p>241.333333333333</text:p>
              </table:table-cell>
              <table:table-cell office:value-type="float" office:value="178.666666666667">
                <text:p>178.666666666667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1491.33333333333">
                <text:p>1491.33333333333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0555555555556">
                <text:p>0.130555555555556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184.666666666667">
                <text:p>184.666666666667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1523.33333333333">
                <text:p>1523.33333333333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125">
                <text:p>0.13125</text:p>
              </table:table-cell>
              <table:table-cell office:value-type="float" office:value="241.333333333333">
                <text:p>241.333333333333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389.333333333333">
                <text:p>389.333333333333</text:p>
              </table:table-cell>
              <table:table-cell office:value-type="float" office:value="398.666666666667">
                <text:p>398.666666666667</text:p>
              </table:table-cell>
              <table:table-cell office:value-type="float" office:value="1488">
                <text:p>1488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31944444444444">
                <text:p>0.131944444444444</text:p>
              </table:table-cell>
              <table:table-cell office:value-type="float" office:value="234.666666666667">
                <text:p>234.666666666667</text:p>
              </table:table-cell>
              <table:table-cell office:value-type="float" office:value="169.333333333333">
                <text:p>169.333333333333</text:p>
              </table:table-cell>
              <table:table-cell office:value-type="float" office:value="382.333333333333">
                <text:p>382.333333333333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1528.33333333333">
                <text:p>1528.33333333333</text:p>
              </table:table-cell>
              <table:table-cell office:value-type="float" office:value="1462.66666666667">
                <text:p>1462.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32638888888889">
                <text:p>0.132638888888889</text:p>
              </table:table-cell>
              <table:table-cell office:value-type="float" office:value="236">
                <text:p>236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78.333333333333">
                <text:p>378.333333333333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1495">
                <text:p>1495</text:p>
              </table:table-cell>
              <table:table-cell office:value-type="float" office:value="1457.66666666667">
                <text:p>1457.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187">
                <text:p>187</text:p>
              </table:table-cell>
              <table:table-cell office:value-type="float" office:value="390">
                <text:p>390</text:p>
              </table:table-cell>
              <table:table-cell office:value-type="float" office:value="400">
                <text:p>400</text:p>
              </table:table-cell>
              <table:table-cell office:value-type="float" office:value="1510.33333333333">
                <text:p>1510.33333333333</text:p>
              </table:table-cell>
              <table:table-cell office:value-type="float" office:value="1454.33333333333">
                <text:p>1454.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34027777777778">
                <text:p>0.134027777777778</text:p>
              </table:table-cell>
              <table:table-cell office:value-type="float" office:value="227.666666666667">
                <text:p>227.666666666667</text:p>
              </table:table-cell>
              <table:table-cell office:value-type="float" office:value="188">
                <text:p>188</text:p>
              </table:table-cell>
              <table:table-cell office:value-type="float" office:value="390.333333333333">
                <text:p>390.333333333333</text:p>
              </table:table-cell>
              <table:table-cell office:value-type="float" office:value="385">
                <text:p>385</text:p>
              </table:table-cell>
              <table:table-cell office:value-type="float" office:value="1497.66666666667">
                <text:p>1497.66666666667</text:p>
              </table:table-cell>
              <table:table-cell office:value-type="float" office:value="1461.33333333333">
                <text:p>1461.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34722222222222">
                <text:p>0.134722222222222</text:p>
              </table:table-cell>
              <table:table-cell office:value-type="float" office:value="231.666666666667">
                <text:p>231.666666666667</text:p>
              </table:table-cell>
              <table:table-cell office:value-type="float" office:value="182.666666666667">
                <text:p>182.666666666667</text:p>
              </table:table-cell>
              <table:table-cell office:value-type="float" office:value="385">
                <text:p>385</text:p>
              </table:table-cell>
              <table:table-cell office:value-type="float" office:value="386.666666666667">
                <text:p>386.666666666667</text:p>
              </table:table-cell>
              <table:table-cell office:value-type="float" office:value="1492.33333333333">
                <text:p>1492.33333333333</text:p>
              </table:table-cell>
              <table:table-cell office:value-type="float" office:value="1476.33333333333">
                <text:p>1476.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5416666666667">
                <text:p>0.135416666666667</text:p>
              </table:table-cell>
              <table:table-cell office:value-type="float" office:value="236">
                <text:p>236</text:p>
              </table:table-cell>
              <table:table-cell office:value-type="float" office:value="179.333333333333">
                <text:p>179.333333333333</text:p>
              </table:table-cell>
              <table:table-cell office:value-type="float" office:value="385.333333333333">
                <text:p>385.333333333333</text:p>
              </table:table-cell>
              <table:table-cell office:value-type="float" office:value="403.333333333333">
                <text:p>403.333333333333</text:p>
              </table:table-cell>
              <table:table-cell office:value-type="float" office:value="1520.33333333333">
                <text:p>1520.33333333333</text:p>
              </table:table-cell>
              <table:table-cell office:value-type="float" office:value="1484.66666666667">
                <text:p>1484.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6111111111111">
                <text:p>0.136111111111111</text:p>
              </table:table-cell>
              <table:table-cell office:value-type="float" office:value="232.666666666667">
                <text:p>232.666666666667</text:p>
              </table:table-cell>
              <table:table-cell office:value-type="float" office:value="182">
                <text:p>182</text:p>
              </table:table-cell>
              <table:table-cell office:value-type="float" office:value="384">
                <text:p>384</text:p>
              </table:table-cell>
              <table:table-cell office:value-type="float" office:value="415.333333333333">
                <text:p>415.333333333333</text:p>
              </table:table-cell>
              <table:table-cell office:value-type="float" office:value="1518.33333333333">
                <text:p>1518.33333333333</text:p>
              </table:table-cell>
              <table:table-cell office:value-type="float" office:value="1480.66666666667">
                <text:p>1480.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6805555555556">
                <text:p>0.136805555555556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362.666666666667">
                <text:p>362.666666666667</text:p>
              </table:table-cell>
              <table:table-cell office:value-type="float" office:value="386.666666666667">
                <text:p>386.666666666667</text:p>
              </table:table-cell>
              <table:table-cell office:value-type="float" office:value="1497">
                <text:p>1497</text:p>
              </table:table-cell>
              <table:table-cell office:value-type="float" office:value="1480.33333333333">
                <text:p>1480.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375">
                <text:p>0.1375</text:p>
              </table:table-cell>
              <table:table-cell office:value-type="float" office:value="239.666666666667">
                <text:p>239.666666666667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384">
                <text:p>384</text:p>
              </table:table-cell>
              <table:table-cell office:value-type="float" office:value="397.666666666667">
                <text:p>397.666666666667</text:p>
              </table:table-cell>
              <table:table-cell office:value-type="float" office:value="1500">
                <text:p>1500</text:p>
              </table:table-cell>
              <table:table-cell office:value-type="float" office:value="1500.33333333333">
                <text:p>1500.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8194444444444">
                <text:p>0.138194444444444</text:p>
              </table:table-cell>
              <table:table-cell office:value-type="float" office:value="233.666666666667">
                <text:p>233.666666666667</text:p>
              </table:table-cell>
              <table:table-cell office:value-type="float" office:value="183">
                <text:p>183</text:p>
              </table:table-cell>
              <table:table-cell office:value-type="float" office:value="384.333333333333">
                <text:p>384.333333333333</text:p>
              </table:table-cell>
              <table:table-cell office:value-type="float" office:value="397">
                <text:p>397</text:p>
              </table:table-cell>
              <table:table-cell office:value-type="float" office:value="1522.66666666667">
                <text:p>1522.66666666667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221.333333333333">
                <text:p>221.333333333333</text:p>
              </table:table-cell>
              <table:table-cell office:value-type="float" office:value="192.333333333333">
                <text:p>192.333333333333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390.333333333333">
                <text:p>390.333333333333</text:p>
              </table:table-cell>
              <table:table-cell office:value-type="float" office:value="1542.66666666667">
                <text:p>1542.66666666667</text:p>
              </table:table-cell>
              <table:table-cell office:value-type="float" office:value="1485.66666666667">
                <text:p>1485.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9583333333333">
                <text:p>0.139583333333333</text:p>
              </table:table-cell>
              <table:table-cell office:value-type="float" office:value="238">
                <text:p>238</text:p>
              </table:table-cell>
              <table:table-cell office:value-type="float" office:value="179.333333333333">
                <text:p>179.333333333333</text:p>
              </table:table-cell>
              <table:table-cell office:value-type="float" office:value="375.666666666667">
                <text:p>375.666666666667</text:p>
              </table:table-cell>
              <table:table-cell office:value-type="float" office:value="387.333333333333">
                <text:p>387.333333333333</text:p>
              </table:table-cell>
              <table:table-cell office:value-type="float" office:value="1552.33333333333">
                <text:p>1552.33333333333</text:p>
              </table:table-cell>
              <table:table-cell office:value-type="float" office:value="1512.66666666667">
                <text:p>1512.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0277777777778">
                <text:p>0.140277777777778</text:p>
              </table:table-cell>
              <table:table-cell office:value-type="float" office:value="239.666666666667">
                <text:p>239.666666666667</text:p>
              </table:table-cell>
              <table:table-cell office:value-type="float" office:value="180">
                <text:p>180</text:p>
              </table:table-cell>
              <table:table-cell office:value-type="float" office:value="384.666666666667">
                <text:p>384.666666666667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1513">
                <text:p>1513</text:p>
              </table:table-cell>
              <table:table-cell office:value-type="float" office:value="1489.66666666667">
                <text:p>1489.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0972222222222">
                <text:p>0.140972222222222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176.333333333333">
                <text:p>176.333333333333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395">
                <text:p>395</text:p>
              </table:table-cell>
              <table:table-cell office:value-type="float" office:value="1522.66666666667">
                <text:p>1522.66666666667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238">
                <text:p>238</text:p>
              </table:table-cell>
              <table:table-cell office:value-type="float" office:value="185">
                <text:p>185</text:p>
              </table:table-cell>
              <table:table-cell office:value-type="float" office:value="380.666666666667">
                <text:p>380.666666666667</text:p>
              </table:table-cell>
              <table:table-cell office:value-type="float" office:value="387.333333333333">
                <text:p>387.333333333333</text:p>
              </table:table-cell>
              <table:table-cell office:value-type="float" office:value="1544">
                <text:p>1544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2361111111111">
                <text:p>0.142361111111111</text:p>
              </table:table-cell>
              <table:table-cell office:value-type="float" office:value="247.333333333333">
                <text:p>247.333333333333</text:p>
              </table:table-cell>
              <table:table-cell office:value-type="float" office:value="182.666666666667">
                <text:p>182.666666666667</text:p>
              </table:table-cell>
              <table:table-cell office:value-type="float" office:value="360.666666666667">
                <text:p>360.666666666667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1535.33333333333">
                <text:p>1535.33333333333</text:p>
              </table:table-cell>
              <table:table-cell office:value-type="float" office:value="1506.66666666667">
                <text:p>1506.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3055555555556">
                <text:p>0.143055555555556</text:p>
              </table:table-cell>
              <table:table-cell office:value-type="float" office:value="252.666666666667">
                <text:p>252.666666666667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383.666666666667">
                <text:p>383.666666666667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1533">
                <text:p>1533</text:p>
              </table:table-cell>
              <table:table-cell office:value-type="float" office:value="1480.66666666667">
                <text:p>1480.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375">
                <text:p>0.14375</text:p>
              </table:table-cell>
              <table:table-cell office:value-type="float" office:value="231.666666666667">
                <text:p>231.666666666667</text:p>
              </table:table-cell>
              <table:table-cell office:value-type="float" office:value="184">
                <text:p>184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401.333333333333">
                <text:p>401.333333333333</text:p>
              </table:table-cell>
              <table:table-cell office:value-type="float" office:value="1542.66666666667">
                <text:p>1542.66666666667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4444444444444">
                <text:p>0.144444444444444</text:p>
              </table:table-cell>
              <table:table-cell office:value-type="float" office:value="239">
                <text:p>239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378.666666666667">
                <text:p>378.666666666667</text:p>
              </table:table-cell>
              <table:table-cell office:value-type="float" office:value="403.333333333333">
                <text:p>403.333333333333</text:p>
              </table:table-cell>
              <table:table-cell office:value-type="float" office:value="1533">
                <text:p>1533</text:p>
              </table:table-cell>
              <table:table-cell office:value-type="float" office:value="1502.66666666667">
                <text:p>1502.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45138888888889">
                <text:p>0.145138888888889</text:p>
              </table:table-cell>
              <table:table-cell office:value-type="float" office:value="238">
                <text:p>238</text:p>
              </table:table-cell>
              <table:table-cell office:value-type="float" office:value="190">
                <text:p>190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409.333333333333">
                <text:p>409.333333333333</text:p>
              </table:table-cell>
              <table:table-cell office:value-type="float" office:value="1540">
                <text:p>1540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230.333333333333">
                <text:p>230.333333333333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390.333333333333">
                <text:p>390.333333333333</text:p>
              </table:table-cell>
              <table:table-cell office:value-type="float" office:value="389">
                <text:p>389</text:p>
              </table:table-cell>
              <table:table-cell office:value-type="float" office:value="1534.66666666667">
                <text:p>1534.66666666667</text:p>
              </table:table-cell>
              <table:table-cell office:value-type="float" office:value="1500.33333333333">
                <text:p>1500.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6527777777778">
                <text:p>0.146527777777778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400">
                <text:p>400</text:p>
              </table:table-cell>
              <table:table-cell office:value-type="float" office:value="1557.66666666667">
                <text:p>1557.66666666667</text:p>
              </table:table-cell>
              <table:table-cell office:value-type="float" office:value="1494.33333333333">
                <text:p>1494.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7222222222222">
                <text:p>0.147222222222222</text:p>
              </table:table-cell>
              <table:table-cell office:value-type="float" office:value="246.666666666667">
                <text:p>246.666666666667</text:p>
              </table:table-cell>
              <table:table-cell office:value-type="float" office:value="180.666666666667">
                <text:p>180.666666666667</text:p>
              </table:table-cell>
              <table:table-cell office:value-type="float" office:value="377">
                <text:p>377</text:p>
              </table:table-cell>
              <table:table-cell office:value-type="float" office:value="402.333333333333">
                <text:p>402.333333333333</text:p>
              </table:table-cell>
              <table:table-cell office:value-type="float" office:value="1560.66666666667">
                <text:p>1560.66666666667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7916666666667">
                <text:p>0.147916666666667</text:p>
              </table:table-cell>
              <table:table-cell office:value-type="float" office:value="233.666666666667">
                <text:p>233.666666666667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1529">
                <text:p>1529</text:p>
              </table:table-cell>
              <table:table-cell office:value-type="float" office:value="1516.33333333333">
                <text:p>1516.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8611111111111">
                <text:p>0.148611111111111</text:p>
              </table:table-cell>
              <table:table-cell office:value-type="float" office:value="239.666666666667">
                <text:p>239.666666666667</text:p>
              </table:table-cell>
              <table:table-cell office:value-type="float" office:value="178">
                <text:p>178</text:p>
              </table:table-cell>
              <table:table-cell office:value-type="float" office:value="382">
                <text:p>382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1559">
                <text:p>1559</text:p>
              </table:table-cell>
              <table:table-cell office:value-type="float" office:value="1478.66666666667">
                <text:p>1478.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9305555555556">
                <text:p>0.149305555555556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184">
                <text:p>184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1544.66666666667">
                <text:p>1544.66666666667</text:p>
              </table:table-cell>
              <table:table-cell office:value-type="float" office:value="1513.33333333333">
                <text:p>1513.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">
                <text:p>0.15</text:p>
              </table:table-cell>
              <table:table-cell office:value-type="float" office:value="247">
                <text:p>247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374.666666666667">
                <text:p>374.666666666667</text:p>
              </table:table-cell>
              <table:table-cell office:value-type="float" office:value="386">
                <text:p>386</text:p>
              </table:table-cell>
              <table:table-cell office:value-type="float" office:value="1573.33333333333">
                <text:p>1573.33333333333</text:p>
              </table:table-cell>
              <table:table-cell office:value-type="float" office:value="1536.66666666667">
                <text:p>1536.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0694444444444">
                <text:p>0.150694444444444</text:p>
              </table:table-cell>
              <table:table-cell office:value-type="float" office:value="237.666666666667">
                <text:p>237.666666666667</text:p>
              </table:table-cell>
              <table:table-cell office:value-type="float" office:value="180">
                <text:p>180</text:p>
              </table:table-cell>
              <table:table-cell office:value-type="float" office:value="386">
                <text:p>386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1572.66666666667">
                <text:p>1572.66666666667</text:p>
              </table:table-cell>
              <table:table-cell office:value-type="float" office:value="1516.66666666667">
                <text:p>1516.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1388888888889">
                <text:p>0.151388888888889</text:p>
              </table:table-cell>
              <table:table-cell office:value-type="float" office:value="241">
                <text:p>241</text:p>
              </table:table-cell>
              <table:table-cell office:value-type="float" office:value="187">
                <text:p>187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399">
                <text:p>399</text:p>
              </table:table-cell>
              <table:table-cell office:value-type="float" office:value="1563.33333333333">
                <text:p>1563.33333333333</text:p>
              </table:table-cell>
              <table:table-cell office:value-type="float" office:value="1490.33333333333">
                <text:p>1490.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2083333333333">
                <text:p>0.152083333333333</text:p>
              </table:table-cell>
              <table:table-cell office:value-type="float" office:value="240.666666666667">
                <text:p>240.666666666667</text:p>
              </table:table-cell>
              <table:table-cell office:value-type="float" office:value="185">
                <text:p>185</text:p>
              </table:table-cell>
              <table:table-cell office:value-type="float" office:value="383">
                <text:p>383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1553.66666666667">
                <text:p>1553.66666666667</text:p>
              </table:table-cell>
              <table:table-cell office:value-type="float" office:value="1519.33333333333">
                <text:p>1519.3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246.333333333333">
                <text:p>246.333333333333</text:p>
              </table:table-cell>
              <table:table-cell office:value-type="float" office:value="172.666666666667">
                <text:p>172.666666666667</text:p>
              </table:table-cell>
              <table:table-cell office:value-type="float" office:value="379">
                <text:p>379</text:p>
              </table:table-cell>
              <table:table-cell office:value-type="float" office:value="394">
                <text:p>394</text:p>
              </table:table-cell>
              <table:table-cell office:value-type="float" office:value="1576.66666666667">
                <text:p>1576.66666666667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3472222222222">
                <text:p>0.153472222222222</text:p>
              </table:table-cell>
              <table:table-cell office:value-type="float" office:value="234.333333333333">
                <text:p>234.333333333333</text:p>
              </table:table-cell>
              <table:table-cell office:value-type="float" office:value="176">
                <text:p>176</text:p>
              </table:table-cell>
              <table:table-cell office:value-type="float" office:value="397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1562.66666666667">
                <text:p>1562.66666666667</text:p>
              </table:table-cell>
              <table:table-cell office:value-type="float" office:value="1547.66666666667">
                <text:p>1547.666666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233">
                <text:p>233</text:p>
              </table:table-cell>
              <table:table-cell office:value-type="float" office:value="184">
                <text:p>184</text:p>
              </table:table-cell>
              <table:table-cell office:value-type="float" office:value="376">
                <text:p>376</text:p>
              </table:table-cell>
              <table:table-cell office:value-type="float" office:value="379">
                <text:p>379</text:p>
              </table:table-cell>
              <table:table-cell office:value-type="float" office:value="1540.33333333333">
                <text:p>1540.33333333333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54861111111111">
                <text:p>0.154861111111111</text:p>
              </table:table-cell>
              <table:table-cell office:value-type="float" office:value="236">
                <text:p>236</text:p>
              </table:table-cell>
              <table:table-cell office:value-type="float" office:value="182.666666666667">
                <text:p>182.666666666667</text:p>
              </table:table-cell>
              <table:table-cell office:value-type="float" office:value="381">
                <text:p>381</text:p>
              </table:table-cell>
              <table:table-cell office:value-type="float" office:value="399">
                <text:p>399</text:p>
              </table:table-cell>
              <table:table-cell office:value-type="float" office:value="1557.66666666667">
                <text:p>1557.66666666667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239.333333333333">
                <text:p>239.333333333333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389.333333333333">
                <text:p>389.333333333333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1563.66666666667">
                <text:p>1563.66666666667</text:p>
              </table:table-cell>
              <table:table-cell office:value-type="float" office:value="1546.33333333333">
                <text:p>1546.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5625">
                <text:p>0.15625</text:p>
              </table:table-cell>
              <table:table-cell office:value-type="float" office:value="246">
                <text:p>246</text:p>
              </table:table-cell>
              <table:table-cell office:value-type="float" office:value="184.333333333333">
                <text:p>184.333333333333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1567.33333333333">
                <text:p>1567.33333333333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56944444444444">
                <text:p>0.156944444444444</text:p>
              </table:table-cell>
              <table:table-cell office:value-type="float" office:value="234.666666666667">
                <text:p>234.666666666667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1539.33333333333">
                <text:p>1539.33333333333</text:p>
              </table:table-cell>
              <table:table-cell office:value-type="float" office:value="1504.66666666667">
                <text:p>1504.66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57638888888889">
                <text:p>0.157638888888889</text:p>
              </table:table-cell>
              <table:table-cell office:value-type="float" office:value="229.333333333333">
                <text:p>229.333333333333</text:p>
              </table:table-cell>
              <table:table-cell office:value-type="float" office:value="184">
                <text:p>184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1579">
                <text:p>1579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372.333333333333">
                <text:p>372.333333333333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1557.66666666667">
                <text:p>1557.66666666667</text:p>
              </table:table-cell>
              <table:table-cell office:value-type="float" office:value="1530.66666666667">
                <text:p>1530.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59027777777778">
                <text:p>0.159027777777778</text:p>
              </table:table-cell>
              <table:table-cell office:value-type="float" office:value="247.666666666667">
                <text:p>247.666666666667</text:p>
              </table:table-cell>
              <table:table-cell office:value-type="float" office:value="185">
                <text:p>185</text:p>
              </table:table-cell>
              <table:table-cell office:value-type="float" office:value="390.333333333333">
                <text:p>390.333333333333</text:p>
              </table:table-cell>
              <table:table-cell office:value-type="float" office:value="379.666666666667">
                <text:p>379.666666666667</text:p>
              </table:table-cell>
              <table:table-cell office:value-type="float" office:value="1578.66666666667">
                <text:p>1578.66666666667</text:p>
              </table:table-cell>
              <table:table-cell office:value-type="float" office:value="1529.66666666667">
                <text:p>1529.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9722222222222">
                <text:p>0.159722222222222</text:p>
              </table:table-cell>
              <table:table-cell office:value-type="float" office:value="242">
                <text:p>242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401">
                <text:p>401</text:p>
              </table:table-cell>
              <table:table-cell office:value-type="float" office:value="1540.66666666667">
                <text:p>1540.66666666667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0416666666667">
                <text:p>0.160416666666667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182.666666666667">
                <text:p>182.666666666667</text:p>
              </table:table-cell>
              <table:table-cell office:value-type="float" office:value="376.666666666667">
                <text:p>376.666666666667</text:p>
              </table:table-cell>
              <table:table-cell office:value-type="float" office:value="401">
                <text:p>401</text:p>
              </table:table-cell>
              <table:table-cell office:value-type="float" office:value="1589.66666666667">
                <text:p>1589.66666666667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61111111111111">
                <text:p>0.161111111111111</text:p>
              </table:table-cell>
              <table:table-cell office:value-type="float" office:value="232">
                <text:p>232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1577">
                <text:p>1577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61805555555556">
                <text:p>0.161805555555556</text:p>
              </table:table-cell>
              <table:table-cell office:value-type="float" office:value="243.666666666667">
                <text:p>243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393.666666666667">
                <text:p>393.666666666667</text:p>
              </table:table-cell>
              <table:table-cell office:value-type="float" office:value="1561">
                <text:p>1561</text:p>
              </table:table-cell>
              <table:table-cell office:value-type="float" office:value="1525.66666666667">
                <text:p>1525.6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25">
                <text:p>0.1625</text:p>
              </table:table-cell>
              <table:table-cell office:value-type="float" office:value="238.333333333333">
                <text:p>238.333333333333</text:p>
              </table:table-cell>
              <table:table-cell office:value-type="float" office:value="184.666666666667">
                <text:p>184.666666666667</text:p>
              </table:table-cell>
              <table:table-cell office:value-type="float" office:value="375.333333333333">
                <text:p>375.333333333333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1595.66666666667">
                <text:p>1595.66666666667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63194444444444">
                <text:p>0.163194444444444</text:p>
              </table:table-cell>
              <table:table-cell office:value-type="float" office:value="237.666666666667">
                <text:p>237.666666666667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395">
                <text:p>395</text:p>
              </table:table-cell>
              <table:table-cell office:value-type="float" office:value="1572.33333333333">
                <text:p>1572.33333333333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3888888888889">
                <text:p>0.163888888888889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194.333333333333">
                <text:p>194.333333333333</text:p>
              </table:table-cell>
              <table:table-cell office:value-type="float" office:value="385">
                <text:p>385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1557.33333333333">
                <text:p>1557.33333333333</text:p>
              </table:table-cell>
              <table:table-cell office:value-type="float" office:value="1572.33333333333">
                <text:p>1572.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4583333333333">
                <text:p>0.164583333333333</text:p>
              </table:table-cell>
              <table:table-cell office:value-type="float" office:value="241.333333333333">
                <text:p>241.333333333333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386">
                <text:p>386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1595">
                <text:p>1595</text:p>
              </table:table-cell>
              <table:table-cell office:value-type="float" office:value="1539.33333333333">
                <text:p>1539.3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5277777777778">
                <text:p>0.165277777777778</text:p>
              </table:table-cell>
              <table:table-cell office:value-type="float" office:value="229.666666666667">
                <text:p>229.666666666667</text:p>
              </table:table-cell>
              <table:table-cell office:value-type="float" office:value="179.666666666667">
                <text:p>179.666666666667</text:p>
              </table:table-cell>
              <table:table-cell office:value-type="float" office:value="376.333333333333">
                <text:p>376.333333333333</text:p>
              </table:table-cell>
              <table:table-cell office:value-type="float" office:value="376.333333333333">
                <text:p>376.333333333333</text:p>
              </table:table-cell>
              <table:table-cell office:value-type="float" office:value="1574.66666666667">
                <text:p>1574.66666666667</text:p>
              </table:table-cell>
              <table:table-cell office:value-type="float" office:value="1531.33333333333">
                <text:p>1531.3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5972222222222">
                <text:p>0.165972222222222</text:p>
              </table:table-cell>
              <table:table-cell office:value-type="float" office:value="246">
                <text:p>246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366">
                <text:p>366</text:p>
              </table:table-cell>
              <table:table-cell office:value-type="float" office:value="410.666666666667">
                <text:p>410.666666666667</text:p>
              </table:table-cell>
              <table:table-cell office:value-type="float" office:value="1565">
                <text:p>1565</text:p>
              </table:table-cell>
              <table:table-cell office:value-type="float" office:value="1550.66666666667">
                <text:p>1550.6666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239.666666666667">
                <text:p>239.666666666667</text:p>
              </table:table-cell>
              <table:table-cell office:value-type="float" office:value="176.666666666667">
                <text:p>176.666666666667</text:p>
              </table:table-cell>
              <table:table-cell office:value-type="float" office:value="393.666666666667">
                <text:p>393.666666666667</text:p>
              </table:table-cell>
              <table:table-cell office:value-type="float" office:value="403.333333333333">
                <text:p>403.333333333333</text:p>
              </table:table-cell>
              <table:table-cell office:value-type="float" office:value="1566.33333333333">
                <text:p>1566.33333333333</text:p>
              </table:table-cell>
              <table:table-cell office:value-type="float" office:value="1522.66666666667">
                <text:p>1522.666666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7361111111111">
                <text:p>0.167361111111111</text:p>
              </table:table-cell>
              <table:table-cell office:value-type="float" office:value="233">
                <text:p>233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385.333333333333">
                <text:p>385.333333333333</text:p>
              </table:table-cell>
              <table:table-cell office:value-type="float" office:value="397.666666666667">
                <text:p>397.666666666667</text:p>
              </table:table-cell>
              <table:table-cell office:value-type="float" office:value="1593">
                <text:p>1593</text:p>
              </table:table-cell>
              <table:table-cell office:value-type="float" office:value="1566.66666666667">
                <text:p>1566.666666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8055555555556">
                <text:p>0.168055555555556</text:p>
              </table:table-cell>
              <table:table-cell office:value-type="float" office:value="248">
                <text:p>248</text:p>
              </table:table-cell>
              <table:table-cell office:value-type="float" office:value="176.666666666667">
                <text:p>176.666666666667</text:p>
              </table:table-cell>
              <table:table-cell office:value-type="float" office:value="379.333333333333">
                <text:p>379.333333333333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1582.33333333333">
                <text:p>1582.33333333333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875">
                <text:p>0.16875</text:p>
              </table:table-cell>
              <table:table-cell office:value-type="float" office:value="230">
                <text:p>230</text:p>
              </table:table-cell>
              <table:table-cell office:value-type="float" office:value="180">
                <text:p>180</text:p>
              </table:table-cell>
              <table:table-cell office:value-type="float" office:value="371.666666666667">
                <text:p>371.666666666667</text:p>
              </table:table-cell>
              <table:table-cell office:value-type="float" office:value="375">
                <text:p>375</text:p>
              </table:table-cell>
              <table:table-cell office:value-type="float" office:value="1579.66666666667">
                <text:p>1579.66666666667</text:p>
              </table:table-cell>
              <table:table-cell office:value-type="float" office:value="1529.66666666667">
                <text:p>1529.666666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69444444444444">
                <text:p>0.169444444444444</text:p>
              </table:table-cell>
              <table:table-cell office:value-type="float" office:value="237">
                <text:p>237</text:p>
              </table:table-cell>
              <table:table-cell office:value-type="float" office:value="191">
                <text:p>191</text:p>
              </table:table-cell>
              <table:table-cell office:value-type="float" office:value="375.333333333333">
                <text:p>375.333333333333</text:p>
              </table:table-cell>
              <table:table-cell office:value-type="float" office:value="403.333333333333">
                <text:p>403.333333333333</text:p>
              </table:table-cell>
              <table:table-cell office:value-type="float" office:value="1578.66666666667">
                <text:p>1578.66666666667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70138888888889">
                <text:p>0.170138888888889</text:p>
              </table:table-cell>
              <table:table-cell office:value-type="float" office:value="239.666666666667">
                <text:p>239.666666666667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393">
                <text:p>393</text:p>
              </table:table-cell>
              <table:table-cell office:value-type="float" office:value="399">
                <text:p>399</text:p>
              </table:table-cell>
              <table:table-cell office:value-type="float" office:value="1607.66666666667">
                <text:p>1607.66666666667</text:p>
              </table:table-cell>
              <table:table-cell office:value-type="float" office:value="1571.66666666667">
                <text:p>1571.6666666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241">
                <text:p>241</text:p>
              </table:table-cell>
              <table:table-cell office:value-type="float" office:value="181">
                <text:p>181</text:p>
              </table:table-cell>
              <table:table-cell office:value-type="float" office:value="388.666666666667">
                <text:p>388.666666666667</text:p>
              </table:table-cell>
              <table:table-cell office:value-type="float" office:value="403.666666666667">
                <text:p>403.666666666667</text:p>
              </table:table-cell>
              <table:table-cell office:value-type="float" office:value="1588.33333333333">
                <text:p>1588.33333333333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71527777777778">
                <text:p>0.171527777777778</text:p>
              </table:table-cell>
              <table:table-cell office:value-type="float" office:value="239">
                <text:p>239</text:p>
              </table:table-cell>
              <table:table-cell office:value-type="float" office:value="186">
                <text:p>186</text:p>
              </table:table-cell>
              <table:table-cell office:value-type="float" office:value="389">
                <text:p>389</text:p>
              </table:table-cell>
              <table:table-cell office:value-type="float" office:value="381">
                <text:p>381</text:p>
              </table:table-cell>
              <table:table-cell office:value-type="float" office:value="1623.66666666667">
                <text:p>1623.66666666667</text:p>
              </table:table-cell>
              <table:table-cell office:value-type="float" office:value="1560.66666666667">
                <text:p>1560.666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72222222222222">
                <text:p>0.172222222222222</text:p>
              </table:table-cell>
              <table:table-cell office:value-type="float" office:value="241">
                <text:p>241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388.666666666667">
                <text:p>388.666666666667</text:p>
              </table:table-cell>
              <table:table-cell office:value-type="float" office:value="393">
                <text:p>393</text:p>
              </table:table-cell>
              <table:table-cell office:value-type="float" office:value="1596">
                <text:p>1596</text:p>
              </table:table-cell>
              <table:table-cell office:value-type="float" office:value="1583.66666666667">
                <text:p>1583.666666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72916666666667">
                <text:p>0.172916666666667</text:p>
              </table:table-cell>
              <table:table-cell office:value-type="float" office:value="240.333333333333">
                <text:p>240.333333333333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393">
                <text:p>393</text:p>
              </table:table-cell>
              <table:table-cell office:value-type="float" office:value="1579">
                <text:p>1579</text:p>
              </table:table-cell>
              <table:table-cell office:value-type="float" office:value="1565.33333333333">
                <text:p>1565.333333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73611111111111">
                <text:p>0.173611111111111</text:p>
              </table:table-cell>
              <table:table-cell office:value-type="float" office:value="244">
                <text:p>244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372.666666666667">
                <text:p>372.666666666667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1590.66666666667">
                <text:p>1590.66666666667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74305555555556">
                <text:p>0.174305555555556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387.333333333333">
                <text:p>387.333333333333</text:p>
              </table:table-cell>
              <table:table-cell office:value-type="float" office:value="403.333333333333">
                <text:p>403.333333333333</text:p>
              </table:table-cell>
              <table:table-cell office:value-type="float" office:value="1596.33333333333">
                <text:p>1596.33333333333</text:p>
              </table:table-cell>
              <table:table-cell office:value-type="float" office:value="1573.66666666667">
                <text:p>1573.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75">
                <text:p>0.175</text:p>
              </table:table-cell>
              <table:table-cell office:value-type="float" office:value="234.666666666667">
                <text:p>234.666666666667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377">
                <text:p>377</text:p>
              </table:table-cell>
              <table:table-cell office:value-type="float" office:value="384">
                <text:p>384</text:p>
              </table:table-cell>
              <table:table-cell office:value-type="float" office:value="1601.33333333333">
                <text:p>1601.33333333333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75694444444444">
                <text:p>0.175694444444444</text:p>
              </table:table-cell>
              <table:table-cell office:value-type="float" office:value="222">
                <text:p>222</text:p>
              </table:table-cell>
              <table:table-cell office:value-type="float" office:value="193">
                <text:p>193</text:p>
              </table:table-cell>
              <table:table-cell office:value-type="float" office:value="363.666666666667">
                <text:p>363.666666666667</text:p>
              </table:table-cell>
              <table:table-cell office:value-type="float" office:value="381">
                <text:p>381</text:p>
              </table:table-cell>
              <table:table-cell office:value-type="float" office:value="1610.66666666667">
                <text:p>1610.66666666667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76388888888889">
                <text:p>0.176388888888889</text:p>
              </table:table-cell>
              <table:table-cell office:value-type="float" office:value="238">
                <text:p>238</text:p>
              </table:table-cell>
              <table:table-cell office:value-type="float" office:value="186">
                <text:p>186</text:p>
              </table:table-cell>
              <table:table-cell office:value-type="float" office:value="387">
                <text:p>387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1614.33333333333">
                <text:p>1614.33333333333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77083333333333">
                <text:p>0.177083333333333</text:p>
              </table:table-cell>
              <table:table-cell office:value-type="float" office:value="239.666666666667">
                <text:p>239.666666666667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382">
                <text:p>382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1643">
                <text:p>1643</text:p>
              </table:table-cell>
              <table:table-cell office:value-type="float" office:value="1528.66666666667">
                <text:p>1528.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233.666666666667">
                <text:p>233.666666666667</text:p>
              </table:table-cell>
              <table:table-cell office:value-type="float" office:value="178.666666666667">
                <text:p>178.666666666667</text:p>
              </table:table-cell>
              <table:table-cell office:value-type="float" office:value="372.666666666667">
                <text:p>372.666666666667</text:p>
              </table:table-cell>
              <table:table-cell office:value-type="float" office:value="409">
                <text:p>409</text:p>
              </table:table-cell>
              <table:table-cell office:value-type="float" office:value="1604">
                <text:p>1604</text:p>
              </table:table-cell>
              <table:table-cell office:value-type="float" office:value="1556.66666666667">
                <text:p>1556.666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78472222222222">
                <text:p>0.178472222222222</text:p>
              </table:table-cell>
              <table:table-cell office:value-type="float" office:value="237.666666666667">
                <text:p>237.666666666667</text:p>
              </table:table-cell>
              <table:table-cell office:value-type="float" office:value="181">
                <text:p>181</text:p>
              </table:table-cell>
              <table:table-cell office:value-type="float" office:value="377">
                <text:p>377</text:p>
              </table:table-cell>
              <table:table-cell office:value-type="float" office:value="404.333333333333">
                <text:p>404.333333333333</text:p>
              </table:table-cell>
              <table:table-cell office:value-type="float" office:value="1606">
                <text:p>1606</text:p>
              </table:table-cell>
              <table:table-cell office:value-type="float" office:value="1589.66666666667">
                <text:p>1589.66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243">
                <text:p>243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385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612">
                <text:p>1612</text:p>
              </table:table-cell>
              <table:table-cell office:value-type="float" office:value="1561.33333333333">
                <text:p>1561.3333333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79861111111111">
                <text:p>0.179861111111111</text:p>
              </table:table-cell>
              <table:table-cell office:value-type="float" office:value="224.333333333333">
                <text:p>224.333333333333</text:p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381">
                <text:p>381</text:p>
              </table:table-cell>
              <table:table-cell office:value-type="float" office:value="398">
                <text:p>398</text:p>
              </table:table-cell>
              <table:table-cell office:value-type="float" office:value="1614">
                <text:p>1614</text:p>
              </table:table-cell>
              <table:table-cell office:value-type="float" office:value="1584.66666666667">
                <text:p>1584.6666666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80555555555556">
                <text:p>0.180555555555556</text:p>
              </table:table-cell>
              <table:table-cell office:value-type="float" office:value="240.666666666667">
                <text:p>240.666666666667</text:p>
              </table:table-cell>
              <table:table-cell office:value-type="float" office:value="184">
                <text:p>184</text:p>
              </table:table-cell>
              <table:table-cell office:value-type="float" office:value="379.666666666667">
                <text:p>379.666666666667</text:p>
              </table:table-cell>
              <table:table-cell office:value-type="float" office:value="408">
                <text:p>408</text:p>
              </table:table-cell>
              <table:table-cell office:value-type="float" office:value="1592.66666666667">
                <text:p>1592.66666666667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8125">
                <text:p>0.18125</text:p>
              </table:table-cell>
              <table:table-cell office:value-type="float" office:value="231">
                <text:p>231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380.333333333333">
                <text:p>380.333333333333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1604.33333333333">
                <text:p>1604.33333333333</text:p>
              </table:table-cell>
              <table:table-cell office:value-type="float" office:value="1588.66666666667">
                <text:p>1588.6666666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81944444444444">
                <text:p>0.181944444444444</text:p>
              </table:table-cell>
              <table:table-cell office:value-type="float" office:value="249.666666666667">
                <text:p>249.666666666667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382">
                <text:p>382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1602">
                <text:p>1602</text:p>
              </table:table-cell>
              <table:table-cell office:value-type="float" office:value="1592.66666666667">
                <text:p>1592.66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82638888888889">
                <text:p>0.182638888888889</text:p>
              </table:table-cell>
              <table:table-cell office:value-type="float" office:value="239.333333333333">
                <text:p>239.333333333333</text:p>
              </table:table-cell>
              <table:table-cell office:value-type="float" office:value="178">
                <text:p>178</text:p>
              </table:table-cell>
              <table:table-cell office:value-type="float" office:value="388">
                <text:p>388</text:p>
              </table:table-cell>
              <table:table-cell office:value-type="float" office:value="397">
                <text:p>397</text:p>
              </table:table-cell>
              <table:table-cell office:value-type="float" office:value="1641">
                <text:p>1641</text:p>
              </table:table-cell>
              <table:table-cell office:value-type="float" office:value="1571.66666666667">
                <text:p>1571.66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239.666666666667">
                <text:p>239.666666666667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372.333333333333">
                <text:p>372.333333333333</text:p>
              </table:table-cell>
              <table:table-cell office:value-type="float" office:value="400">
                <text:p>400</text:p>
              </table:table-cell>
              <table:table-cell office:value-type="float" office:value="1595">
                <text:p>1595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84027777777778">
                <text:p>0.184027777777778</text:p>
              </table:table-cell>
              <table:table-cell office:value-type="float" office:value="235">
                <text:p>235</text:p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377">
                <text:p>377</text:p>
              </table:table-cell>
              <table:table-cell office:value-type="float" office:value="399.333333333333">
                <text:p>399.333333333333</text:p>
              </table:table-cell>
              <table:table-cell office:value-type="float" office:value="1636.33333333333">
                <text:p>1636.33333333333</text:p>
              </table:table-cell>
              <table:table-cell office:value-type="float" office:value="1588.66666666667">
                <text:p>1588.66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84722222222222">
                <text:p>0.184722222222222</text:p>
              </table:table-cell>
              <table:table-cell office:value-type="float" office:value="245.666666666667">
                <text:p>245.666666666667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387.333333333333">
                <text:p>387.333333333333</text:p>
              </table:table-cell>
              <table:table-cell office:value-type="float" office:value="396">
                <text:p>396</text:p>
              </table:table-cell>
              <table:table-cell office:value-type="float" office:value="1605">
                <text:p>1605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85416666666667">
                <text:p>0.185416666666667</text:p>
              </table:table-cell>
              <table:table-cell office:value-type="float" office:value="233">
                <text:p>233</text:p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379">
                <text:p>379</text:p>
              </table:table-cell>
              <table:table-cell office:value-type="float" office:value="390">
                <text:p>390</text:p>
              </table:table-cell>
              <table:table-cell office:value-type="float" office:value="1629">
                <text:p>1629</text:p>
              </table:table-cell>
              <table:table-cell office:value-type="float" office:value="1592.66666666667">
                <text:p>1592.66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86111111111111">
                <text:p>0.186111111111111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182.666666666667">
                <text:p>182.666666666667</text:p>
              </table:table-cell>
              <table:table-cell office:value-type="float" office:value="388.666666666667">
                <text:p>388.666666666667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1605.33333333333">
                <text:p>1605.33333333333</text:p>
              </table:table-cell>
              <table:table-cell office:value-type="float" office:value="1623.33333333333">
                <text:p>1623.33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86805555555556">
                <text:p>0.186805555555556</text:p>
              </table:table-cell>
              <table:table-cell office:value-type="float" office:value="240.666666666667">
                <text:p>240.666666666667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412.666666666667">
                <text:p>412.666666666667</text:p>
              </table:table-cell>
              <table:table-cell office:value-type="float" office:value="1641.33333333333">
                <text:p>1641.3333333333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875">
                <text:p>0.1875</text:p>
              </table:table-cell>
              <table:table-cell office:value-type="float" office:value="244.666666666667">
                <text:p>244.666666666667</text:p>
              </table:table-cell>
              <table:table-cell office:value-type="float" office:value="192.333333333333">
                <text:p>192.333333333333</text:p>
              </table:table-cell>
              <table:table-cell office:value-type="float" office:value="382.333333333333">
                <text:p>382.333333333333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1622">
                <text:p>1622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88194444444444">
                <text:p>0.188194444444444</text:p>
              </table:table-cell>
              <table:table-cell office:value-type="float" office:value="237.666666666667">
                <text:p>237.666666666667</text:p>
              </table:table-cell>
              <table:table-cell office:value-type="float" office:value="186">
                <text:p>186</text:p>
              </table:table-cell>
              <table:table-cell office:value-type="float" office:value="380">
                <text:p>380</text:p>
              </table:table-cell>
              <table:table-cell office:value-type="float" office:value="395">
                <text:p>395</text:p>
              </table:table-cell>
              <table:table-cell office:value-type="float" office:value="1637.33333333333">
                <text:p>1637.33333333333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237">
                <text:p>237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380.666666666667">
                <text:p>380.666666666667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1603.33333333333">
                <text:p>1603.33333333333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89583333333333">
                <text:p>0.189583333333333</text:p>
              </table:table-cell>
              <table:table-cell office:value-type="float" office:value="240.666666666667">
                <text:p>240.666666666667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374.333333333333">
                <text:p>374.333333333333</text:p>
              </table:table-cell>
              <table:table-cell office:value-type="float" office:value="389">
                <text:p>389</text:p>
              </table:table-cell>
              <table:table-cell office:value-type="float" office:value="1609.33333333333">
                <text:p>1609.33333333333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90277777777778">
                <text:p>0.190277777777778</text:p>
              </table:table-cell>
              <table:table-cell office:value-type="float" office:value="258">
                <text:p>258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376">
                <text:p>376</text:p>
              </table:table-cell>
              <table:table-cell office:value-type="float" office:value="382">
                <text:p>382</text:p>
              </table:table-cell>
              <table:table-cell office:value-type="float" office:value="1609.66666666667">
                <text:p>1609.66666666667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0972222222222">
                <text:p>0.190972222222222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378.666666666667">
                <text:p>378.666666666667</text:p>
              </table:table-cell>
              <table:table-cell office:value-type="float" office:value="396.333333333333">
                <text:p>396.333333333333</text:p>
              </table:table-cell>
              <table:table-cell office:value-type="float" office:value="1646">
                <text:p>1646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237">
                <text:p>237</text:p>
              </table:table-cell>
              <table:table-cell office:value-type="float" office:value="179.666666666667">
                <text:p>179.666666666667</text:p>
              </table:table-cell>
              <table:table-cell office:value-type="float" office:value="377.666666666667">
                <text:p>377.666666666667</text:p>
              </table:table-cell>
              <table:table-cell office:value-type="float" office:value="393">
                <text:p>393</text:p>
              </table:table-cell>
              <table:table-cell office:value-type="float" office:value="1621.33333333333">
                <text:p>1621.33333333333</text:p>
              </table:table-cell>
              <table:table-cell office:value-type="float" office:value="1584.66666666667">
                <text:p>1584.6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92361111111111">
                <text:p>0.192361111111111</text:p>
              </table:table-cell>
              <table:table-cell office:value-type="float" office:value="239.333333333333">
                <text:p>239.333333333333</text:p>
              </table:table-cell>
              <table:table-cell office:value-type="float" office:value="180.666666666667">
                <text:p>180.666666666667</text:p>
              </table:table-cell>
              <table:table-cell office:value-type="float" office:value="389.333333333333">
                <text:p>389.333333333333</text:p>
              </table:table-cell>
              <table:table-cell office:value-type="float" office:value="379.333333333333">
                <text:p>379.333333333333</text:p>
              </table:table-cell>
              <table:table-cell office:value-type="float" office:value="1651.66666666667">
                <text:p>1651.66666666667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93055555555556">
                <text:p>0.193055555555556</text:p>
              </table:table-cell>
              <table:table-cell office:value-type="float" office:value="241.333333333333">
                <text:p>241.333333333333</text:p>
              </table:table-cell>
              <table:table-cell office:value-type="float" office:value="184.333333333333">
                <text:p>184.333333333333</text:p>
              </table:table-cell>
              <table:table-cell office:value-type="float" office:value="375">
                <text:p>375</text:p>
              </table:table-cell>
              <table:table-cell office:value-type="float" office:value="408.333333333333">
                <text:p>408.333333333333</text:p>
              </table:table-cell>
              <table:table-cell office:value-type="float" office:value="1617">
                <text:p>1617</text:p>
              </table:table-cell>
              <table:table-cell office:value-type="float" office:value="1569.66666666667">
                <text:p>1569.666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9375">
                <text:p>0.19375</text:p>
              </table:table-cell>
              <table:table-cell office:value-type="float" office:value="235.333333333333">
                <text:p>235.333333333333</text:p>
              </table:table-cell>
              <table:table-cell office:value-type="float" office:value="186">
                <text:p>186</text:p>
              </table:table-cell>
              <table:table-cell office:value-type="float" office:value="388">
                <text:p>388</text:p>
              </table:table-cell>
              <table:table-cell office:value-type="float" office:value="394.333333333333">
                <text:p>394.333333333333</text:p>
              </table:table-cell>
              <table:table-cell office:value-type="float" office:value="1621.66666666667">
                <text:p>1621.66666666667</text:p>
              </table:table-cell>
              <table:table-cell office:value-type="float" office:value="1608.66666666667">
                <text:p>1608.666666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240.666666666667">
                <text:p>240.666666666667</text:p>
              </table:table-cell>
              <table:table-cell office:value-type="float" office:value="184">
                <text:p>184</text:p>
              </table:table-cell>
              <table:table-cell office:value-type="float" office:value="371.333333333333">
                <text:p>371.333333333333</text:p>
              </table:table-cell>
              <table:table-cell office:value-type="float" office:value="401.666666666667">
                <text:p>401.666666666667</text:p>
              </table:table-cell>
              <table:table-cell office:value-type="float" office:value="1641.66666666667">
                <text:p>1641.66666666667</text:p>
              </table:table-cell>
              <table:table-cell office:value-type="float" office:value="1613.33333333333">
                <text:p>1613.3333333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5138888888889">
                <text:p>0.195138888888889</text:p>
              </table:table-cell>
              <table:table-cell office:value-type="float" office:value="238">
                <text:p>238</text:p>
              </table:table-cell>
              <table:table-cell office:value-type="float" office:value="182">
                <text:p>182</text:p>
              </table:table-cell>
              <table:table-cell office:value-type="float" office:value="396">
                <text:p>396</text:p>
              </table:table-cell>
              <table:table-cell office:value-type="float" office:value="402">
                <text:p>402</text:p>
              </table:table-cell>
              <table:table-cell office:value-type="float" office:value="1656.33333333333">
                <text:p>1656.33333333333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245.333333333333">
                <text:p>245.333333333333</text:p>
              </table:table-cell>
              <table:table-cell office:value-type="float" office:value="189">
                <text:p>189</text:p>
              </table:table-cell>
              <table:table-cell office:value-type="float" office:value="375">
                <text:p>375</text:p>
              </table:table-cell>
              <table:table-cell office:value-type="float" office:value="394.333333333333">
                <text:p>394.333333333333</text:p>
              </table:table-cell>
              <table:table-cell office:value-type="float" office:value="1667.33333333333">
                <text:p>1667.33333333333</text:p>
              </table:table-cell>
              <table:table-cell office:value-type="float" office:value="1613.66666666667">
                <text:p>1613.666666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96527777777778">
                <text:p>0.196527777777778</text:p>
              </table:table-cell>
              <table:table-cell office:value-type="float" office:value="236.666666666667">
                <text:p>236.666666666667</text:p>
              </table:table-cell>
              <table:table-cell office:value-type="float" office:value="179">
                <text:p>179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399.333333333333">
                <text:p>399.333333333333</text:p>
              </table:table-cell>
              <table:table-cell office:value-type="float" office:value="1647.33333333333">
                <text:p>1647.33333333333</text:p>
              </table:table-cell>
              <table:table-cell office:value-type="float" office:value="1601.66666666667">
                <text:p>1601.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97222222222222">
                <text:p>0.197222222222222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180.666666666667">
                <text:p>180.666666666667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389.333333333333">
                <text:p>389.333333333333</text:p>
              </table:table-cell>
              <table:table-cell office:value-type="float" office:value="1647.33333333333">
                <text:p>1647.33333333333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97916666666667">
                <text:p>0.197916666666667</text:p>
              </table:table-cell>
              <table:table-cell office:value-type="float" office:value="235.333333333333">
                <text:p>235.333333333333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371.333333333333">
                <text:p>371.333333333333</text:p>
              </table:table-cell>
              <table:table-cell office:value-type="float" office:value="405">
                <text:p>405</text:p>
              </table:table-cell>
              <table:table-cell office:value-type="float" office:value="1638.66666666667">
                <text:p>1638.666666666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98611111111111">
                <text:p>0.198611111111111</text:p>
              </table:table-cell>
              <table:table-cell office:value-type="float" office:value="230">
                <text:p>230</text:p>
              </table:table-cell>
              <table:table-cell office:value-type="float" office:value="185">
                <text:p>185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398">
                <text:p>398</text:p>
              </table:table-cell>
              <table:table-cell office:value-type="float" office:value="1626.33333333333">
                <text:p>1626.33333333333</text:p>
              </table:table-cell>
              <table:table-cell office:value-type="float" office:value="1621.33333333333">
                <text:p>1621.3333333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99305555555556">
                <text:p>0.199305555555556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377.333333333333">
                <text:p>377.333333333333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1636.33333333333">
                <text:p>1636.33333333333</text:p>
              </table:table-cell>
              <table:table-cell office:value-type="float" office:value="1631.33333333333">
                <text:p>1631.333333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">
                <text:p>0.2</text:p>
              </table:table-cell>
              <table:table-cell office:value-type="float" office:value="236">
                <text:p>236</text:p>
              </table:table-cell>
              <table:table-cell office:value-type="float" office:value="184">
                <text:p>184</text:p>
              </table:table-cell>
              <table:table-cell office:value-type="float" office:value="382">
                <text:p>382</text:p>
              </table:table-cell>
              <table:table-cell office:value-type="float" office:value="398.666666666667">
                <text:p>398.666666666667</text:p>
              </table:table-cell>
              <table:table-cell office:value-type="float" office:value="1651.66666666667">
                <text:p>1651.66666666667</text:p>
              </table:table-cell>
              <table:table-cell office:value-type="float" office:value="1593.33333333333">
                <text:p>1593.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00694444444444">
                <text:p>0.200694444444444</text:p>
              </table:table-cell>
              <table:table-cell office:value-type="float" office:value="232.666666666667">
                <text:p>232.666666666667</text:p>
              </table:table-cell>
              <table:table-cell office:value-type="float" office:value="180.666666666667">
                <text:p>180.666666666667</text:p>
              </table:table-cell>
              <table:table-cell office:value-type="float" office:value="377.666666666667">
                <text:p>377.666666666667</text:p>
              </table:table-cell>
              <table:table-cell office:value-type="float" office:value="401.333333333333">
                <text:p>401.333333333333</text:p>
              </table:table-cell>
              <table:table-cell office:value-type="float" office:value="1642">
                <text:p>1642</text:p>
              </table:table-cell>
              <table:table-cell office:value-type="float" office:value="1612.66666666667">
                <text:p>1612.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01388888888889">
                <text:p>0.201388888888889</text:p>
              </table:table-cell>
              <table:table-cell office:value-type="float" office:value="247.333333333333">
                <text:p>247.333333333333</text:p>
              </table:table-cell>
              <table:table-cell office:value-type="float" office:value="189">
                <text:p>189</text:p>
              </table:table-cell>
              <table:table-cell office:value-type="float" office:value="388.666666666667">
                <text:p>388.666666666667</text:p>
              </table:table-cell>
              <table:table-cell office:value-type="float" office:value="409.666666666667">
                <text:p>409.666666666667</text:p>
              </table:table-cell>
              <table:table-cell office:value-type="float" office:value="1639">
                <text:p>1639</text:p>
              </table:table-cell>
              <table:table-cell office:value-type="float" office:value="1612.66666666667">
                <text:p>1612.6666666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2083333333333">
                <text:p>0.202083333333333</text:p>
              </table:table-cell>
              <table:table-cell office:value-type="float" office:value="244">
                <text:p>244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373.333333333333">
                <text:p>373.333333333333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1652">
                <text:p>1652</text:p>
              </table:table-cell>
              <table:table-cell office:value-type="float" office:value="1602.66666666667">
                <text:p>1602.6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02777777777778">
                <text:p>0.202777777777778</text:p>
              </table:table-cell>
              <table:table-cell office:value-type="float" office:value="234">
                <text:p>234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373.333333333333">
                <text:p>373.333333333333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1672">
                <text:p>1672</text:p>
              </table:table-cell>
              <table:table-cell office:value-type="float" office:value="1615.33333333333">
                <text:p>1615.3333333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03472222222222">
                <text:p>0.203472222222222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388">
                <text:p>388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1626.66666666667">
                <text:p>1626.66666666667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234.333333333333">
                <text:p>234.333333333333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79.666666666667">
                <text:p>379.666666666667</text:p>
              </table:table-cell>
              <table:table-cell office:value-type="float" office:value="397">
                <text:p>397</text:p>
              </table:table-cell>
              <table:table-cell office:value-type="float" office:value="1651.66666666667">
                <text:p>1651.66666666667</text:p>
              </table:table-cell>
              <table:table-cell office:value-type="float" office:value="1635.66666666667">
                <text:p>1635.666666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04861111111111">
                <text:p>0.204861111111111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173">
                <text:p>173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398">
                <text:p>398</text:p>
              </table:table-cell>
              <table:table-cell office:value-type="float" office:value="1621.33333333333">
                <text:p>1621.33333333333</text:p>
              </table:table-cell>
              <table:table-cell office:value-type="float" office:value="1618.66666666667">
                <text:p>1618.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05555555555556">
                <text:p>0.205555555555556</text:p>
              </table:table-cell>
              <table:table-cell office:value-type="float" office:value="238.333333333333">
                <text:p>238.333333333333</text:p>
              </table:table-cell>
              <table:table-cell office:value-type="float" office:value="175">
                <text:p>175</text:p>
              </table:table-cell>
              <table:table-cell office:value-type="float" office:value="389">
                <text:p>389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1656.66666666667">
                <text:p>1656.66666666667</text:p>
              </table:table-cell>
              <table:table-cell office:value-type="float" office:value="1611.66666666667">
                <text:p>1611.6666666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0625">
                <text:p>0.20625</text:p>
              </table:table-cell>
              <table:table-cell office:value-type="float" office:value="249.666666666667">
                <text:p>249.666666666667</text:p>
              </table:table-cell>
              <table:table-cell office:value-type="float" office:value="178.666666666667">
                <text:p>178.666666666667</text:p>
              </table:table-cell>
              <table:table-cell office:value-type="float" office:value="376.666666666667">
                <text:p>376.666666666667</text:p>
              </table:table-cell>
              <table:table-cell office:value-type="float" office:value="409.666666666667">
                <text:p>409.666666666667</text:p>
              </table:table-cell>
              <table:table-cell office:value-type="float" office:value="1645">
                <text:p>1645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06944444444444">
                <text:p>0.206944444444444</text:p>
              </table:table-cell>
              <table:table-cell office:value-type="float" office:value="228">
                <text:p>228</text:p>
              </table:table-cell>
              <table:table-cell office:value-type="float" office:value="176">
                <text:p>176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402.333333333333">
                <text:p>402.333333333333</text:p>
              </table:table-cell>
              <table:table-cell office:value-type="float" office:value="1629.66666666667">
                <text:p>1629.66666666667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07638888888889">
                <text:p>0.207638888888889</text:p>
              </table:table-cell>
              <table:table-cell office:value-type="float" office:value="237">
                <text:p>237</text:p>
              </table:table-cell>
              <table:table-cell office:value-type="float" office:value="179.666666666667">
                <text:p>179.666666666667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1630.66666666667">
                <text:p>1630.6666666666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243">
                <text:p>243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379.666666666667">
                <text:p>379.666666666667</text:p>
              </table:table-cell>
              <table:table-cell office:value-type="float" office:value="408.666666666667">
                <text:p>408.666666666667</text:p>
              </table:table-cell>
              <table:table-cell office:value-type="float" office:value="1659.66666666667">
                <text:p>1659.66666666667</text:p>
              </table:table-cell>
              <table:table-cell office:value-type="float" office:value="1634.33333333333">
                <text:p>1634.33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11805555555556">
                <text:p>0.211805555555556</text:p>
              </table:table-cell>
              <table:table-cell office:value-type="float" office:value="240">
                <text:p>240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379">
                <text:p>379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1638.66666666667">
                <text:p>1638.66666666667</text:p>
              </table:table-cell>
              <table:table-cell office:value-type="float" office:value="1622.66666666667">
                <text:p>1622.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241.333333333333">
                <text:p>241.333333333333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384.333333333333">
                <text:p>384.333333333333</text:p>
              </table:table-cell>
              <table:table-cell office:value-type="float" office:value="1685.33333333333">
                <text:p>1685.3333333333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1875">
                <text:p>0.21875</text:p>
              </table:table-cell>
              <table:table-cell office:value-type="float" office:value="231">
                <text:p>231</text:p>
              </table:table-cell>
              <table:table-cell office:value-type="float" office:value="185">
                <text:p>185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406">
                <text:p>406</text:p>
              </table:table-cell>
              <table:table-cell office:value-type="float" office:value="1645.33333333333">
                <text:p>1645.33333333333</text:p>
              </table:table-cell>
              <table:table-cell office:value-type="float" office:value="1637.33333333333">
                <text:p>1637.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237.666666666667">
                <text:p>237.666666666667</text:p>
              </table:table-cell>
              <table:table-cell office:value-type="float" office:value="185">
                <text:p>185</text:p>
              </table:table-cell>
              <table:table-cell office:value-type="float" office:value="384.333333333333">
                <text:p>384.333333333333</text:p>
              </table:table-cell>
              <table:table-cell office:value-type="float" office:value="401">
                <text:p>401</text:p>
              </table:table-cell>
              <table:table-cell office:value-type="float" office:value="1649">
                <text:p>1649</text:p>
              </table:table-cell>
              <table:table-cell office:value-type="float" office:value="1623.66666666667">
                <text:p>1623.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25694444444444">
                <text:p>0.225694444444444</text:p>
              </table:table-cell>
              <table:table-cell office:value-type="float" office:value="220.333333333333">
                <text:p>220.333333333333</text:p>
              </table:table-cell>
              <table:table-cell office:value-type="float" office:value="192.333333333333">
                <text:p>192.333333333333</text:p>
              </table:table-cell>
              <table:table-cell office:value-type="float" office:value="390">
                <text:p>390</text:p>
              </table:table-cell>
              <table:table-cell office:value-type="float" office:value="402.666666666667">
                <text:p>402.666666666667</text:p>
              </table:table-cell>
              <table:table-cell office:value-type="float" office:value="1703.66666666667">
                <text:p>1703.66666666667</text:p>
              </table:table-cell>
              <table:table-cell office:value-type="float" office:value="1651.33333333333">
                <text:p>1651.33333333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237">
                <text:p>237</text:p>
              </table:table-cell>
              <table:table-cell office:value-type="float" office:value="186">
                <text:p>186</text:p>
              </table:table-cell>
              <table:table-cell office:value-type="float" office:value="386">
                <text:p>386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1659">
                <text:p>1659</text:p>
              </table:table-cell>
              <table:table-cell office:value-type="float" office:value="1661.66666666667">
                <text:p>1661.666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232.666666666667">
                <text:p>232.666666666667</text:p>
              </table:table-cell>
              <table:table-cell office:value-type="float" office:value="196">
                <text:p>196</text:p>
              </table:table-cell>
              <table:table-cell office:value-type="float" office:value="384.333333333333">
                <text:p>384.333333333333</text:p>
              </table:table-cell>
              <table:table-cell office:value-type="float" office:value="402">
                <text:p>402</text:p>
              </table:table-cell>
              <table:table-cell office:value-type="float" office:value="1679.33333333333">
                <text:p>1679.33333333333</text:p>
              </table:table-cell>
              <table:table-cell office:value-type="float" office:value="1674.33333333333">
                <text:p>1674.3333333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36111111111111">
                <text:p>0.236111111111111</text:p>
              </table:table-cell>
              <table:table-cell office:value-type="float" office:value="238.333333333333">
                <text:p>238.333333333333</text:p>
              </table:table-cell>
              <table:table-cell office:value-type="float" office:value="185.333333333333">
                <text:p>185.333333333333</text:p>
              </table:table-cell>
              <table:table-cell office:value-type="float" office:value="389">
                <text:p>389</text:p>
              </table:table-cell>
              <table:table-cell office:value-type="float" office:value="412.333333333333">
                <text:p>412.333333333333</text:p>
              </table:table-cell>
              <table:table-cell office:value-type="float" office:value="1676.33333333333">
                <text:p>1676.33333333333</text:p>
              </table:table-cell>
              <table:table-cell office:value-type="float" office:value="1666.66666666667">
                <text:p>1666.6666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240.333333333333">
                <text:p>240.333333333333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389.333333333333">
                <text:p>389.333333333333</text:p>
              </table:table-cell>
              <table:table-cell office:value-type="float" office:value="401.333333333333">
                <text:p>401.333333333333</text:p>
              </table:table-cell>
              <table:table-cell office:value-type="float" office:value="1729.66666666667">
                <text:p>1729.66666666667</text:p>
              </table:table-cell>
              <table:table-cell office:value-type="float" office:value="1663.33333333333">
                <text:p>1663.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43055555555556">
                <text:p>0.243055555555556</text:p>
              </table:table-cell>
              <table:table-cell office:value-type="float" office:value="229.666666666667">
                <text:p>229.666666666667</text:p>
              </table:table-cell>
              <table:table-cell office:value-type="float" office:value="183">
                <text:p>183</text:p>
              </table:table-cell>
              <table:table-cell office:value-type="float" office:value="379.333333333333">
                <text:p>379.333333333333</text:p>
              </table:table-cell>
              <table:table-cell office:value-type="float" office:value="399">
                <text:p>399</text:p>
              </table:table-cell>
              <table:table-cell office:value-type="float" office:value="1686.66666666667">
                <text:p>1686.66666666667</text:p>
              </table:table-cell>
              <table:table-cell office:value-type="float" office:value="1673.66666666667">
                <text:p>1673.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46527777777778">
                <text:p>0.246527777777778</text:p>
              </table:table-cell>
              <table:table-cell office:value-type="float" office:value="246.666666666667">
                <text:p>246.666666666667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386.666666666667">
                <text:p>386.666666666667</text:p>
              </table:table-cell>
              <table:table-cell office:value-type="float" office:value="405.333333333333">
                <text:p>405.333333333333</text:p>
              </table:table-cell>
              <table:table-cell office:value-type="float" office:value="1729.66666666667">
                <text:p>1729.66666666667</text:p>
              </table:table-cell>
              <table:table-cell office:value-type="float" office:value="1650.66666666667">
                <text:p>1650.666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5">
                <text:p>0.25</text:p>
              </table:table-cell>
              <table:table-cell office:value-type="float" office:value="235.666666666667">
                <text:p>235.666666666667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378.333333333333">
                <text:p>378.333333333333</text:p>
              </table:table-cell>
              <table:table-cell office:value-type="float" office:value="407.666666666667">
                <text:p>407.666666666667</text:p>
              </table:table-cell>
              <table:table-cell office:value-type="float" office:value="1726.33333333333">
                <text:p>1726.33333333333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53472222222222">
                <text:p>0.253472222222222</text:p>
              </table:table-cell>
              <table:table-cell office:value-type="float" office:value="232">
                <text:p>232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384.333333333333">
                <text:p>384.333333333333</text:p>
              </table:table-cell>
              <table:table-cell office:value-type="float" office:value="417">
                <text:p>417</text:p>
              </table:table-cell>
              <table:table-cell office:value-type="float" office:value="1719">
                <text:p>1719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56944444444444">
                <text:p>0.256944444444444</text:p>
              </table:table-cell>
              <table:table-cell office:value-type="float" office:value="231">
                <text:p>231</text:p>
              </table:table-cell>
              <table:table-cell office:value-type="float" office:value="189">
                <text:p>189</text:p>
              </table:table-cell>
              <table:table-cell office:value-type="float" office:value="386">
                <text:p>386</text:p>
              </table:table-cell>
              <table:table-cell office:value-type="float" office:value="406.666666666667">
                <text:p>406.666666666667</text:p>
              </table:table-cell>
              <table:table-cell office:value-type="float" office:value="1671.66666666667">
                <text:p>1671.66666666667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60416666666667">
                <text:p>0.260416666666667</text:p>
              </table:table-cell>
              <table:table-cell office:value-type="float" office:value="240.333333333333">
                <text:p>240.333333333333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377.666666666667">
                <text:p>377.666666666667</text:p>
              </table:table-cell>
              <table:table-cell office:value-type="float" office:value="401">
                <text:p>401</text:p>
              </table:table-cell>
              <table:table-cell office:value-type="float" office:value="1741.33333333333">
                <text:p>1741.33333333333</text:p>
              </table:table-cell>
              <table:table-cell office:value-type="float" office:value="1708.33333333333">
                <text:p>1708.333333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235.666666666667">
                <text:p>235.666666666667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397">
                <text:p>397</text:p>
              </table:table-cell>
              <table:table-cell office:value-type="float" office:value="412">
                <text:p>412</text:p>
              </table:table-cell>
              <table:table-cell office:value-type="float" office:value="1757.66666666667">
                <text:p>1757.66666666667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67361111111111">
                <text:p>0.267361111111111</text:p>
              </table:table-cell>
              <table:table-cell office:value-type="float" office:value="245">
                <text:p>245</text:p>
              </table:table-cell>
              <table:table-cell office:value-type="float" office:value="192">
                <text:p>192</text:p>
              </table:table-cell>
              <table:table-cell office:value-type="float" office:value="386.666666666667">
                <text:p>386.666666666667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1744.66666666667">
                <text:p>1744.66666666667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246">
                <text:p>246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399">
                <text:p>399</text:p>
              </table:table-cell>
              <table:table-cell office:value-type="float" office:value="401.666666666667">
                <text:p>401.666666666667</text:p>
              </table:table-cell>
              <table:table-cell office:value-type="float" office:value="1745.33333333333">
                <text:p>1745.33333333333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74305555555556">
                <text:p>0.274305555555556</text:p>
              </table:table-cell>
              <table:table-cell office:value-type="float" office:value="252.333333333333">
                <text:p>252.333333333333</text:p>
              </table:table-cell>
              <table:table-cell office:value-type="float" office:value="179.666666666667">
                <text:p>179.666666666667</text:p>
              </table:table-cell>
              <table:table-cell office:value-type="float" office:value="376.666666666667">
                <text:p>376.666666666667</text:p>
              </table:table-cell>
              <table:table-cell office:value-type="float" office:value="406">
                <text:p>406</text:p>
              </table:table-cell>
              <table:table-cell office:value-type="float" office:value="1727.66666666667">
                <text:p>1727.66666666667</text:p>
              </table:table-cell>
              <table:table-cell office:value-type="float" office:value="1742.66666666667">
                <text:p>1742.666666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237">
                <text:p>237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386.333333333333">
                <text:p>386.333333333333</text:p>
              </table:table-cell>
              <table:table-cell office:value-type="float" office:value="386.333333333333">
                <text:p>386.333333333333</text:p>
              </table:table-cell>
              <table:table-cell office:value-type="float" office:value="1766">
                <text:p>1766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8125">
                <text:p>0.28125</text:p>
              </table:table-cell>
              <table:table-cell office:value-type="float" office:value="238.333333333333">
                <text:p>238.333333333333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85.333333333333">
                <text:p>385.333333333333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1774">
                <text:p>1774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236.666666666667">
                <text:p>236.666666666667</text:p>
              </table:table-cell>
              <table:table-cell office:value-type="float" office:value="184.666666666667">
                <text:p>184.666666666667</text:p>
              </table:table-cell>
              <table:table-cell office:value-type="float" office:value="385">
                <text:p>385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1757.66666666667">
                <text:p>1757.66666666667</text:p>
              </table:table-cell>
              <table:table-cell office:value-type="float" office:value="1732.33333333333">
                <text:p>1732.33333333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88194444444444">
                <text:p>0.288194444444444</text:p>
              </table:table-cell>
              <table:table-cell office:value-type="float" office:value="235">
                <text:p>235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390">
                <text:p>390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1735">
                <text:p>1735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387">
                <text:p>387</text:p>
              </table:table-cell>
              <table:table-cell office:value-type="float" office:value="404">
                <text:p>404</text:p>
              </table:table-cell>
              <table:table-cell office:value-type="float" office:value="1735.33333333333">
                <text:p>1735.33333333333</text:p>
              </table:table-cell>
              <table:table-cell office:value-type="float" office:value="1740.66666666667">
                <text:p>1740.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95138888888889">
                <text:p>0.295138888888889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185.333333333333">
                <text:p>185.333333333333</text:p>
              </table:table-cell>
              <table:table-cell office:value-type="float" office:value="394.333333333333">
                <text:p>394.333333333333</text:p>
              </table:table-cell>
              <table:table-cell office:value-type="float" office:value="380.333333333333">
                <text:p>380.333333333333</text:p>
              </table:table-cell>
              <table:table-cell office:value-type="float" office:value="1769">
                <text:p>1769</text:p>
              </table:table-cell>
              <table:table-cell office:value-type="float" office:value="1716.33333333333">
                <text:p>1716.3333333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240.333333333333">
                <text:p>240.333333333333</text:p>
              </table:table-cell>
              <table:table-cell office:value-type="float" office:value="189">
                <text:p>189</text:p>
              </table:table-cell>
              <table:table-cell office:value-type="float" office:value="379.333333333333">
                <text:p>379.333333333333</text:p>
              </table:table-cell>
              <table:table-cell office:value-type="float" office:value="396">
                <text:p>396</text:p>
              </table:table-cell>
              <table:table-cell office:value-type="float" office:value="1764.66666666667">
                <text:p>1764.66666666667</text:p>
              </table:table-cell>
              <table:table-cell office:value-type="float" office:value="1737.33333333333">
                <text:p>1737.33333333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02083333333333">
                <text:p>0.302083333333333</text:p>
              </table:table-cell>
              <table:table-cell office:value-type="float" office:value="235.333333333333">
                <text:p>235.333333333333</text:p>
              </table:table-cell>
              <table:table-cell office:value-type="float" office:value="182">
                <text:p>182</text:p>
              </table:table-cell>
              <table:table-cell office:value-type="float" office:value="399.333333333333">
                <text:p>399.333333333333</text:p>
              </table:table-cell>
              <table:table-cell office:value-type="float" office:value="393">
                <text:p>393</text:p>
              </table:table-cell>
              <table:table-cell office:value-type="float" office:value="1766">
                <text:p>1766</text:p>
              </table:table-cell>
              <table:table-cell office:value-type="float" office:value="1767.66666666667">
                <text:p>1767.666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253.333333333333">
                <text:p>253.333333333333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90.333333333333">
                <text:p>390.333333333333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1739.66666666667">
                <text:p>1739.66666666667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09027777777778">
                <text:p>0.309027777777778</text:p>
              </table:table-cell>
              <table:table-cell office:value-type="float" office:value="251">
                <text:p>251</text:p>
              </table:table-cell>
              <table:table-cell office:value-type="float" office:value="178.333333333333">
                <text:p>178.333333333333</text:p>
              </table:table-cell>
              <table:table-cell office:value-type="float" office:value="389">
                <text:p>389</text:p>
              </table:table-cell>
              <table:table-cell office:value-type="float" office:value="398.666666666667">
                <text:p>398.666666666667</text:p>
              </table:table-cell>
              <table:table-cell office:value-type="float" office:value="1740">
                <text:p>1740</text:p>
              </table:table-cell>
              <table:table-cell office:value-type="float" office:value="1762.66666666667">
                <text:p>1762.66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125">
                <text:p>0.3125</text:p>
              </table:table-cell>
              <table:table-cell office:value-type="float" office:value="250.666666666667">
                <text:p>250.666666666667</text:p>
              </table:table-cell>
              <table:table-cell office:value-type="float" office:value="184.333333333333">
                <text:p>184.333333333333</text:p>
              </table:table-cell>
              <table:table-cell office:value-type="float" office:value="383">
                <text:p>383</text:p>
              </table:table-cell>
              <table:table-cell office:value-type="float" office:value="400">
                <text:p>400</text:p>
              </table:table-cell>
              <table:table-cell office:value-type="float" office:value="1771">
                <text:p>1771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15972222222222">
                <text:p>0.315972222222222</text:p>
              </table:table-cell>
              <table:table-cell office:value-type="float" office:value="245.333333333333">
                <text:p>245.333333333333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383.666666666667">
                <text:p>383.666666666667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1744.66666666667">
                <text:p>1744.66666666667</text:p>
              </table:table-cell>
              <table:table-cell office:value-type="float" office:value="1765.33333333333">
                <text:p>1765.3333333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384.333333333333">
                <text:p>384.333333333333</text:p>
              </table:table-cell>
              <table:table-cell office:value-type="float" office:value="410.333333333333">
                <text:p>410.333333333333</text:p>
              </table:table-cell>
              <table:table-cell office:value-type="float" office:value="1769.33333333333">
                <text:p>1769.33333333333</text:p>
              </table:table-cell>
              <table:table-cell office:value-type="float" office:value="1751.33333333333">
                <text:p>1751.3333333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243.666666666667">
                <text:p>243.666666666667</text:p>
              </table:table-cell>
              <table:table-cell office:value-type="float" office:value="194">
                <text:p>194</text:p>
              </table:table-cell>
              <table:table-cell office:value-type="float" office:value="389.666666666667">
                <text:p>389.666666666667</text:p>
              </table:table-cell>
              <table:table-cell office:value-type="float" office:value="404.333333333333">
                <text:p>404.333333333333</text:p>
              </table:table-cell>
              <table:table-cell office:value-type="float" office:value="1766">
                <text:p>1766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239">
                <text:p>239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386.666666666667">
                <text:p>386.666666666667</text:p>
              </table:table-cell>
              <table:table-cell office:value-type="float" office:value="388">
                <text:p>388</text:p>
              </table:table-cell>
              <table:table-cell office:value-type="float" office:value="1778">
                <text:p>1778</text:p>
              </table:table-cell>
              <table:table-cell office:value-type="float" office:value="1719.66666666667">
                <text:p>1719.66666666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29861111111111">
                <text:p>0.329861111111111</text:p>
              </table:table-cell>
              <table:table-cell office:value-type="float" office:value="246">
                <text:p>246</text:p>
              </table:table-cell>
              <table:table-cell office:value-type="float" office:value="194.333333333333">
                <text:p>194.333333333333</text:p>
              </table:table-cell>
              <table:table-cell office:value-type="float" office:value="384">
                <text:p>384</text:p>
              </table:table-cell>
              <table:table-cell office:value-type="float" office:value="401.666666666667">
                <text:p>401.666666666667</text:p>
              </table:table-cell>
              <table:table-cell office:value-type="float" office:value="1778.33333333333">
                <text:p>1778.33333333333</text:p>
              </table:table-cell>
              <table:table-cell office:value-type="float" office:value="1759.33333333333">
                <text:p>1759.3333333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41.333333333333">
                <text:p>241.333333333333</text:p>
              </table:table-cell>
              <table:table-cell office:value-type="float" office:value="178">
                <text:p>178</text:p>
              </table:table-cell>
              <table:table-cell office:value-type="float" office:value="378">
                <text:p>378</text:p>
              </table:table-cell>
              <table:table-cell office:value-type="float" office:value="404.333333333333">
                <text:p>404.333333333333</text:p>
              </table:table-cell>
              <table:table-cell office:value-type="float" office:value="1788.33333333333">
                <text:p>1788.33333333333</text:p>
              </table:table-cell>
              <table:table-cell office:value-type="float" office:value="1775.66666666667">
                <text:p>1775.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36805555555556">
                <text:p>0.336805555555556</text:p>
              </table:table-cell>
              <table:table-cell office:value-type="float" office:value="230.666666666667">
                <text:p>230.666666666667</text:p>
              </table:table-cell>
              <table:table-cell office:value-type="float" office:value="184.333333333333">
                <text:p>184.333333333333</text:p>
              </table:table-cell>
              <table:table-cell office:value-type="float" office:value="385">
                <text:p>385</text:p>
              </table:table-cell>
              <table:table-cell office:value-type="float" office:value="399.333333333333">
                <text:p>399.333333333333</text:p>
              </table:table-cell>
              <table:table-cell office:value-type="float" office:value="1792.33333333333">
                <text:p>1792.33333333333</text:p>
              </table:table-cell>
              <table:table-cell office:value-type="float" office:value="1780.33333333333">
                <text:p>1780.3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40277777777778">
                <text:p>0.340277777777778</text:p>
              </table:table-cell>
              <table:table-cell office:value-type="float" office:value="245.666666666667">
                <text:p>245.666666666667</text:p>
              </table:table-cell>
              <table:table-cell office:value-type="float" office:value="186">
                <text:p>186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385.666666666667">
                <text:p>385.666666666667</text:p>
              </table:table-cell>
              <table:table-cell office:value-type="float" office:value="1788">
                <text:p>1788</text:p>
              </table:table-cell>
              <table:table-cell office:value-type="float" office:value="1797.33333333333">
                <text:p>1797.333333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4375">
                <text:p>0.34375</text:p>
              </table:table-cell>
              <table:table-cell office:value-type="float" office:value="244.666666666667">
                <text:p>244.666666666667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379.333333333333">
                <text:p>379.333333333333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1812.66666666667">
                <text:p>1812.66666666667</text:p>
              </table:table-cell>
              <table:table-cell office:value-type="float" office:value="1757.33333333333">
                <text:p>1757.3333333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247.333333333333">
                <text:p>247.333333333333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374.333333333333">
                <text:p>374.333333333333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1780">
                <text:p>1780</text:p>
              </table:table-cell>
              <table:table-cell office:value-type="float" office:value="1774.66666666667">
                <text:p>1774.6666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240">
                <text:p>240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385">
                <text:p>385</text:p>
              </table:table-cell>
              <table:table-cell office:value-type="float" office:value="397">
                <text:p>397</text:p>
              </table:table-cell>
              <table:table-cell office:value-type="float" office:value="1790.66666666667">
                <text:p>1790.66666666667</text:p>
              </table:table-cell>
              <table:table-cell office:value-type="float" office:value="1761.33333333333">
                <text:p>1761.3333333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240">
                <text:p>240</text:p>
              </table:table-cell>
              <table:table-cell office:value-type="float" office:value="187">
                <text:p>187</text:p>
              </table:table-cell>
              <table:table-cell office:value-type="float" office:value="392">
                <text:p>392</text:p>
              </table:table-cell>
              <table:table-cell office:value-type="float" office:value="405">
                <text:p>405</text:p>
              </table:table-cell>
              <table:table-cell office:value-type="float" office:value="1790">
                <text:p>1790</text:p>
              </table:table-cell>
              <table:table-cell office:value-type="float" office:value="1740.33333333333">
                <text:p>1740.33333333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57638888888889">
                <text:p>0.357638888888889</text:p>
              </table:table-cell>
              <table:table-cell office:value-type="float" office:value="239.666666666667">
                <text:p>239.666666666667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412">
                <text:p>412</text:p>
              </table:table-cell>
              <table:table-cell office:value-type="float" office:value="1819.33333333333">
                <text:p>1819.33333333333</text:p>
              </table:table-cell>
              <table:table-cell office:value-type="float" office:value="1754.66666666667">
                <text:p>1754.66666666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382.666666666667">
                <text:p>382.666666666667</text:p>
              </table:table-cell>
              <table:table-cell office:value-type="float" office:value="394">
                <text:p>394</text:p>
              </table:table-cell>
              <table:table-cell office:value-type="float" office:value="1807.33333333333">
                <text:p>1807.33333333333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229.333333333333">
                <text:p>229.333333333333</text:p>
              </table:table-cell>
              <table:table-cell office:value-type="float" office:value="194">
                <text:p>194</text:p>
              </table:table-cell>
              <table:table-cell office:value-type="float" office:value="400.333333333333">
                <text:p>400.333333333333</text:p>
              </table:table-cell>
              <table:table-cell office:value-type="float" office:value="411.666666666667">
                <text:p>411.666666666667</text:p>
              </table:table-cell>
              <table:table-cell office:value-type="float" office:value="1797.33333333333">
                <text:p>1797.33333333333</text:p>
              </table:table-cell>
              <table:table-cell office:value-type="float" office:value="1818.66666666667">
                <text:p>1818.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68055555555556">
                <text:p>0.368055555555556</text:p>
              </table:table-cell>
              <table:table-cell office:value-type="float" office:value="243">
                <text:p>243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385.333333333333">
                <text:p>385.333333333333</text:p>
              </table:table-cell>
              <table:table-cell office:value-type="float" office:value="410">
                <text:p>410</text:p>
              </table:table-cell>
              <table:table-cell office:value-type="float" office:value="1817.66666666667">
                <text:p>1817.66666666667</text:p>
              </table:table-cell>
              <table:table-cell office:value-type="float" office:value="1793.66666666667">
                <text:p>1793.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71527777777778">
                <text:p>0.371527777777778</text:p>
              </table:table-cell>
              <table:table-cell office:value-type="float" office:value="238.666666666667">
                <text:p>238.666666666667</text:p>
              </table:table-cell>
              <table:table-cell office:value-type="float" office:value="175">
                <text:p>175</text:p>
              </table:table-cell>
              <table:table-cell office:value-type="float" office:value="382">
                <text:p>382</text:p>
              </table:table-cell>
              <table:table-cell office:value-type="float" office:value="403.333333333333">
                <text:p>403.333333333333</text:p>
              </table:table-cell>
              <table:table-cell office:value-type="float" office:value="1817">
                <text:p>1817</text:p>
              </table:table-cell>
              <table:table-cell office:value-type="float" office:value="1784.66666666667">
                <text:p>1784.6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75">
                <text:p>0.375</text:p>
              </table:table-cell>
              <table:table-cell office:value-type="float" office:value="250.333333333333">
                <text:p>250.333333333333</text:p>
              </table:table-cell>
              <table:table-cell office:value-type="float" office:value="188">
                <text:p>188</text:p>
              </table:table-cell>
              <table:table-cell office:value-type="float" office:value="376.333333333333">
                <text:p>376.333333333333</text:p>
              </table:table-cell>
              <table:table-cell office:value-type="float" office:value="406.666666666667">
                <text:p>406.666666666667</text:p>
              </table:table-cell>
              <table:table-cell office:value-type="float" office:value="1790.33333333333">
                <text:p>1790.33333333333</text:p>
              </table:table-cell>
              <table:table-cell office:value-type="float" office:value="1765.66666666667">
                <text:p>1765.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78472222222222">
                <text:p>0.378472222222222</text:p>
              </table:table-cell>
              <table:table-cell office:value-type="float" office:value="241">
                <text:p>241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385.333333333333">
                <text:p>385.333333333333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1781.66666666667">
                <text:p>1781.66666666667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81944444444444">
                <text:p>0.381944444444444</text:p>
              </table:table-cell>
              <table:table-cell office:value-type="float" office:value="247.333333333333">
                <text:p>247.333333333333</text:p>
              </table:table-cell>
              <table:table-cell office:value-type="float" office:value="192.333333333333">
                <text:p>192.333333333333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404">
                <text:p>404</text:p>
              </table:table-cell>
              <table:table-cell office:value-type="float" office:value="1793.33333333333">
                <text:p>1793.33333333333</text:p>
              </table:table-cell>
              <table:table-cell office:value-type="float" office:value="1793.66666666667">
                <text:p>1793.66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238">
                <text:p>238</text:p>
              </table:table-cell>
              <table:table-cell office:value-type="float" office:value="184.333333333333">
                <text:p>184.333333333333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410.333333333333">
                <text:p>410.333333333333</text:p>
              </table:table-cell>
              <table:table-cell office:value-type="float" office:value="1804.33333333333">
                <text:p>1804.33333333333</text:p>
              </table:table-cell>
              <table:table-cell office:value-type="float" office:value="1799.66666666667">
                <text:p>1799.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242">
                <text:p>242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398">
                <text:p>398</text:p>
              </table:table-cell>
              <table:table-cell office:value-type="float" office:value="1786">
                <text:p>1786</text:p>
              </table:table-cell>
              <table:table-cell office:value-type="float" office:value="1771.33333333333">
                <text:p>1771.33333333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252.333333333333">
                <text:p>252.333333333333</text:p>
              </table:table-cell>
              <table:table-cell office:value-type="float" office:value="176.666666666667">
                <text:p>176.666666666667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399">
                <text:p>399</text:p>
              </table:table-cell>
              <table:table-cell office:value-type="float" office:value="1828.66666666667">
                <text:p>1828.66666666667</text:p>
              </table:table-cell>
              <table:table-cell office:value-type="float" office:value="1810.66666666667">
                <text:p>1810.66666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256.333333333333">
                <text:p>256.333333333333</text:p>
              </table:table-cell>
              <table:table-cell office:value-type="float" office:value="176.666666666667">
                <text:p>176.666666666667</text:p>
              </table:table-cell>
              <table:table-cell office:value-type="float" office:value="386.333333333333">
                <text:p>386.333333333333</text:p>
              </table:table-cell>
              <table:table-cell office:value-type="float" office:value="407.666666666667">
                <text:p>407.666666666667</text:p>
              </table:table-cell>
              <table:table-cell office:value-type="float" office:value="1806.66666666667">
                <text:p>1806.66666666667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99305555555556">
                <text:p>0.399305555555556</text:p>
              </table:table-cell>
              <table:table-cell office:value-type="float" office:value="243">
                <text:p>243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384.666666666667">
                <text:p>384.666666666667</text:p>
              </table:table-cell>
              <table:table-cell office:value-type="float" office:value="401.333333333333">
                <text:p>401.333333333333</text:p>
              </table:table-cell>
              <table:table-cell office:value-type="float" office:value="1771">
                <text:p>1771</text:p>
              </table:table-cell>
              <table:table-cell office:value-type="float" office:value="1784.33333333333">
                <text:p>1784.3333333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244">
                <text:p>244</text:p>
              </table:table-cell>
              <table:table-cell office:value-type="float" office:value="184.666666666667">
                <text:p>184.666666666667</text:p>
              </table:table-cell>
              <table:table-cell office:value-type="float" office:value="393">
                <text:p>393</text:p>
              </table:table-cell>
              <table:table-cell office:value-type="float" office:value="395">
                <text:p>395</text:p>
              </table:table-cell>
              <table:table-cell office:value-type="float" office:value="1795.66666666667">
                <text:p>1795.66666666667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0625">
                <text:p>0.40625</text:p>
              </table:table-cell>
              <table:table-cell office:value-type="float" office:value="250">
                <text:p>250</text:p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390">
                <text:p>390</text:p>
              </table:table-cell>
              <table:table-cell office:value-type="float" office:value="396">
                <text:p>396</text:p>
              </table:table-cell>
              <table:table-cell office:value-type="float" office:value="1787">
                <text:p>1787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09722222222222">
                <text:p>0.409722222222222</text:p>
              </table:table-cell>
              <table:table-cell office:value-type="float" office:value="249">
                <text:p>249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386.666666666667">
                <text:p>386.666666666667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1838.33333333333">
                <text:p>1838.33333333333</text:p>
              </table:table-cell>
              <table:table-cell office:value-type="float" office:value="1805.33333333333">
                <text:p>1805.33333333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13194444444444">
                <text:p>0.413194444444444</text:p>
              </table:table-cell>
              <table:table-cell office:value-type="float" office:value="235">
                <text:p>235</text:p>
              </table:table-cell>
              <table:table-cell office:value-type="float" office:value="196.666666666667">
                <text:p>196.666666666667</text:p>
              </table:table-cell>
              <table:table-cell office:value-type="float" office:value="386">
                <text:p>386</text:p>
              </table:table-cell>
              <table:table-cell office:value-type="float" office:value="407">
                <text:p>407</text:p>
              </table:table-cell>
              <table:table-cell office:value-type="float" office:value="1802.33333333333">
                <text:p>1802.33333333333</text:p>
              </table:table-cell>
              <table:table-cell office:value-type="float" office:value="1788.66666666667">
                <text:p>1788.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48.333333333333">
                <text:p>248.333333333333</text:p>
              </table:table-cell>
              <table:table-cell office:value-type="float" office:value="192">
                <text:p>192</text:p>
              </table:table-cell>
              <table:table-cell office:value-type="float" office:value="400.333333333333">
                <text:p>400.333333333333</text:p>
              </table:table-cell>
              <table:table-cell office:value-type="float" office:value="396.333333333333">
                <text:p>396.333333333333</text:p>
              </table:table-cell>
              <table:table-cell office:value-type="float" office:value="1821.66666666667">
                <text:p>1821.66666666667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228">
                <text:p>228</text:p>
              </table:table-cell>
              <table:table-cell office:value-type="float" office:value="187">
                <text:p>187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393.666666666667">
                <text:p>393.666666666667</text:p>
              </table:table-cell>
              <table:table-cell office:value-type="float" office:value="1828.66666666667">
                <text:p>1828.66666666667</text:p>
              </table:table-cell>
              <table:table-cell office:value-type="float" office:value="1794.66666666667">
                <text:p>1794.66666666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23611111111111">
                <text:p>0.423611111111111</text:p>
              </table:table-cell>
              <table:table-cell office:value-type="float" office:value="233.666666666667">
                <text:p>233.666666666667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85.666666666667">
                <text:p>385.666666666667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1816">
                <text:p>1816</text:p>
              </table:table-cell>
              <table:table-cell office:value-type="float" office:value="1798.66666666667">
                <text:p>1798.6666666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244">
                <text:p>244</text:p>
              </table:table-cell>
              <table:table-cell office:value-type="float" office:value="184">
                <text:p>184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415.333333333333">
                <text:p>415.333333333333</text:p>
              </table:table-cell>
              <table:table-cell office:value-type="float" office:value="1834.66666666667">
                <text:p>1834.66666666667</text:p>
              </table:table-cell>
              <table:table-cell office:value-type="float" office:value="1800.66666666667">
                <text:p>1800.666666666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238.333333333333">
                <text:p>238.333333333333</text:p>
              </table:table-cell>
              <table:table-cell office:value-type="float" office:value="188">
                <text:p>188</text:p>
              </table:table-cell>
              <table:table-cell office:value-type="float" office:value="404">
                <text:p>404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1814">
                <text:p>1814</text:p>
              </table:table-cell>
              <table:table-cell office:value-type="float" office:value="1820.33333333333">
                <text:p>1820.33333333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34027777777778">
                <text:p>0.434027777777778</text:p>
              </table:table-cell>
              <table:table-cell office:value-type="float" office:value="250.333333333333">
                <text:p>250.333333333333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389">
                <text:p>389</text:p>
              </table:table-cell>
              <table:table-cell office:value-type="float" office:value="383">
                <text:p>383</text:p>
              </table:table-cell>
              <table:table-cell office:value-type="float" office:value="1830.33333333333">
                <text:p>1830.33333333333</text:p>
              </table:table-cell>
              <table:table-cell office:value-type="float" office:value="1812.33333333333">
                <text:p>1812.33333333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375">
                <text:p>0.4375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382.333333333333">
                <text:p>382.333333333333</text:p>
              </table:table-cell>
              <table:table-cell office:value-type="float" office:value="408.333333333333">
                <text:p>408.333333333333</text:p>
              </table:table-cell>
              <table:table-cell office:value-type="float" office:value="1820.33333333333">
                <text:p>1820.33333333333</text:p>
              </table:table-cell>
              <table:table-cell office:value-type="float" office:value="1802.66666666667">
                <text:p>1802.66666666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40972222222222">
                <text:p>0.440972222222222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180">
                <text:p>180</text:p>
              </table:table-cell>
              <table:table-cell office:value-type="float" office:value="384">
                <text:p>384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1814.33333333333">
                <text:p>1814.33333333333</text:p>
              </table:table-cell>
              <table:table-cell office:value-type="float" office:value="1789.66666666667">
                <text:p>1789.66666666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400.666666666667">
                <text:p>400.666666666667</text:p>
              </table:table-cell>
              <table:table-cell office:value-type="float" office:value="1824.66666666667">
                <text:p>1824.66666666667</text:p>
              </table:table-cell>
              <table:table-cell office:value-type="float" office:value="1836.66666666667">
                <text:p>1836.6666666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47916666666667">
                <text:p>0.447916666666667</text:p>
              </table:table-cell>
              <table:table-cell office:value-type="float" office:value="242">
                <text:p>242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387">
                <text:p>387</text:p>
              </table:table-cell>
              <table:table-cell office:value-type="float" office:value="385.666666666667">
                <text:p>385.666666666667</text:p>
              </table:table-cell>
              <table:table-cell office:value-type="float" office:value="1837">
                <text:p>1837</text:p>
              </table:table-cell>
              <table:table-cell office:value-type="float" office:value="1815.33333333333">
                <text:p>1815.33333333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246">
                <text:p>246</text:p>
              </table:table-cell>
              <table:table-cell office:value-type="float" office:value="194.333333333333">
                <text:p>194.333333333333</text:p>
              </table:table-cell>
              <table:table-cell office:value-type="float" office:value="389">
                <text:p>389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1829">
                <text:p>1829</text:p>
              </table:table-cell>
              <table:table-cell office:value-type="float" office:value="1797.33333333333">
                <text:p>1797.33333333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241">
                <text:p>241</text:p>
              </table:table-cell>
              <table:table-cell office:value-type="float" office:value="182">
                <text:p>182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385">
                <text:p>385</text:p>
              </table:table-cell>
              <table:table-cell office:value-type="float" office:value="1824.66666666667">
                <text:p>1824.66666666667</text:p>
              </table:table-cell>
              <table:table-cell office:value-type="float" office:value="1805.66666666667">
                <text:p>1805.666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246">
                <text:p>246</text:p>
              </table:table-cell>
              <table:table-cell office:value-type="float" office:value="187">
                <text:p>187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401.666666666667">
                <text:p>401.666666666667</text:p>
              </table:table-cell>
              <table:table-cell office:value-type="float" office:value="1846">
                <text:p>1846</text:p>
              </table:table-cell>
              <table:table-cell office:value-type="float" office:value="1827.66666666667">
                <text:p>1827.666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240.333333333333">
                <text:p>240.333333333333</text:p>
              </table:table-cell>
              <table:table-cell office:value-type="float" office:value="184">
                <text:p>184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408.333333333333">
                <text:p>408.333333333333</text:p>
              </table:table-cell>
              <table:table-cell office:value-type="float" office:value="1832.66666666667">
                <text:p>1832.66666666667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65277777777778">
                <text:p>0.465277777777778</text:p>
              </table:table-cell>
              <table:table-cell office:value-type="float" office:value="239.333333333333">
                <text:p>239.333333333333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399.333333333333">
                <text:p>399.333333333333</text:p>
              </table:table-cell>
              <table:table-cell office:value-type="float" office:value="403">
                <text:p>403</text:p>
              </table:table-cell>
              <table:table-cell office:value-type="float" office:value="1873.66666666667">
                <text:p>1873.66666666667</text:p>
              </table:table-cell>
              <table:table-cell office:value-type="float" office:value="1809.66666666667">
                <text:p>1809.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6875">
                <text:p>0.46875</text:p>
              </table:table-cell>
              <table:table-cell office:value-type="float" office:value="249.333333333333">
                <text:p>249.333333333333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376">
                <text:p>376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1811.66666666667">
                <text:p>1811.66666666667</text:p>
              </table:table-cell>
              <table:table-cell office:value-type="float" office:value="1823.33333333333">
                <text:p>1823.3333333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251">
                <text:p>251</text:p>
              </table:table-cell>
              <table:table-cell office:value-type="float" office:value="198.666666666667">
                <text:p>198.666666666667</text:p>
              </table:table-cell>
              <table:table-cell office:value-type="float" office:value="412">
                <text:p>412</text:p>
              </table:table-cell>
              <table:table-cell office:value-type="float" office:value="405">
                <text:p>405</text:p>
              </table:table-cell>
              <table:table-cell office:value-type="float" office:value="1822.66666666667">
                <text:p>1822.66666666667</text:p>
              </table:table-cell>
              <table:table-cell office:value-type="float" office:value="1844.33333333333">
                <text:p>1844.33333333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75694444444444">
                <text:p>0.475694444444444</text:p>
              </table:table-cell>
              <table:table-cell office:value-type="float" office:value="244.666666666667">
                <text:p>244.666666666667</text:p>
              </table:table-cell>
              <table:table-cell office:value-type="float" office:value="184.333333333333">
                <text:p>184.333333333333</text:p>
              </table:table-cell>
              <table:table-cell office:value-type="float" office:value="381.666666666667">
                <text:p>381.666666666667</text:p>
              </table:table-cell>
              <table:table-cell office:value-type="float" office:value="416.333333333333">
                <text:p>416.333333333333</text:p>
              </table:table-cell>
              <table:table-cell office:value-type="float" office:value="1832.66666666667">
                <text:p>1832.66666666667</text:p>
              </table:table-cell>
              <table:table-cell office:value-type="float" office:value="1812.66666666667">
                <text:p>1812.66666666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229">
                <text:p>229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390.333333333333">
                <text:p>390.333333333333</text:p>
              </table:table-cell>
              <table:table-cell office:value-type="float" office:value="416">
                <text:p>416</text:p>
              </table:table-cell>
              <table:table-cell office:value-type="float" office:value="1837">
                <text:p>1837</text:p>
              </table:table-cell>
              <table:table-cell office:value-type="float" office:value="1844.33333333333">
                <text:p>1844.33333333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82638888888889">
                <text:p>0.482638888888889</text:p>
              </table:table-cell>
              <table:table-cell office:value-type="float" office:value="248">
                <text:p>248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400.333333333333">
                <text:p>400.333333333333</text:p>
              </table:table-cell>
              <table:table-cell office:value-type="float" office:value="407.333333333333">
                <text:p>407.333333333333</text:p>
              </table:table-cell>
              <table:table-cell office:value-type="float" office:value="1839.66666666667">
                <text:p>1839.66666666667</text:p>
              </table:table-cell>
              <table:table-cell office:value-type="float" office:value="1809.33333333333">
                <text:p>1809.3333333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236.333333333333">
                <text:p>236.333333333333</text:p>
              </table:table-cell>
              <table:table-cell office:value-type="float" office:value="192.333333333333">
                <text:p>192.333333333333</text:p>
              </table:table-cell>
              <table:table-cell office:value-type="float" office:value="406">
                <text:p>406</text:p>
              </table:table-cell>
              <table:table-cell office:value-type="float" office:value="396.333333333333">
                <text:p>396.333333333333</text:p>
              </table:table-cell>
              <table:table-cell office:value-type="float" office:value="1817">
                <text:p>1817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199.333333333333">
                <text:p>199.333333333333</text:p>
              </table:table-cell>
              <table:table-cell office:value-type="float" office:value="382.666666666667">
                <text:p>382.666666666667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1829">
                <text:p>1829</text:p>
              </table:table-cell>
              <table:table-cell office:value-type="float" office:value="1834.66666666667">
                <text:p>1834.66666666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93055555555556">
                <text:p>0.493055555555556</text:p>
              </table:table-cell>
              <table:table-cell office:value-type="float" office:value="243.666666666667">
                <text:p>243.666666666667</text:p>
              </table:table-cell>
              <table:table-cell office:value-type="float" office:value="189">
                <text:p>189</text:p>
              </table:table-cell>
              <table:table-cell office:value-type="float" office:value="381.666666666667">
                <text:p>381.666666666667</text:p>
              </table:table-cell>
              <table:table-cell office:value-type="float" office:value="395">
                <text:p>395</text:p>
              </table:table-cell>
              <table:table-cell office:value-type="float" office:value="1803.66666666667">
                <text:p>1803.66666666667</text:p>
              </table:table-cell>
              <table:table-cell office:value-type="float" office:value="1826.33333333333">
                <text:p>1826.33333333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96527777777778">
                <text:p>0.496527777777778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193">
                <text:p>193</text:p>
              </table:table-cell>
              <table:table-cell office:value-type="float" office:value="385.333333333333">
                <text:p>385.333333333333</text:p>
              </table:table-cell>
              <table:table-cell office:value-type="float" office:value="399.333333333333">
                <text:p>399.333333333333</text:p>
              </table:table-cell>
              <table:table-cell office:value-type="float" office:value="1818">
                <text:p>1818</text:p>
              </table:table-cell>
              <table:table-cell office:value-type="float" office:value="1834.33333333333">
                <text:p>1834.33333333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">
                <text:p>0.5</text:p>
              </table:table-cell>
              <table:table-cell office:value-type="float" office:value="240.333333333333">
                <text:p>240.333333333333</text:p>
              </table:table-cell>
              <table:table-cell office:value-type="float" office:value="192.333333333333">
                <text:p>192.333333333333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400.666666666667">
                <text:p>400.666666666667</text:p>
              </table:table-cell>
              <table:table-cell office:value-type="float" office:value="1820">
                <text:p>1820</text:p>
              </table:table-cell>
              <table:table-cell office:value-type="float" office:value="1866.33333333333">
                <text:p>1866.333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03472222222222">
                <text:p>0.503472222222222</text:p>
              </table:table-cell>
              <table:table-cell office:value-type="float" office:value="234.333333333333">
                <text:p>234.333333333333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381.666666666667">
                <text:p>381.666666666667</text:p>
              </table:table-cell>
              <table:table-cell office:value-type="float" office:value="391">
                <text:p>391</text:p>
              </table:table-cell>
              <table:table-cell office:value-type="float" office:value="1852">
                <text:p>1852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06944444444444">
                <text:p>0.506944444444444</text:p>
              </table:table-cell>
              <table:table-cell office:value-type="float" office:value="245">
                <text:p>245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378.666666666667">
                <text:p>378.666666666667</text:p>
              </table:table-cell>
              <table:table-cell office:value-type="float" office:value="390.666666666667">
                <text:p>390.666666666667</text:p>
              </table:table-cell>
              <table:table-cell office:value-type="float" office:value="1849.66666666667">
                <text:p>1849.66666666667</text:p>
              </table:table-cell>
              <table:table-cell office:value-type="float" office:value="1837.33333333333">
                <text:p>1837.3333333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234.333333333333">
                <text:p>234.333333333333</text:p>
              </table:table-cell>
              <table:table-cell office:value-type="float" office:value="184.666666666667">
                <text:p>184.666666666667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394.333333333333">
                <text:p>394.333333333333</text:p>
              </table:table-cell>
              <table:table-cell office:value-type="float" office:value="1829.33333333333">
                <text:p>1829.33333333333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13888888888889">
                <text:p>0.513888888888889</text:p>
              </table:table-cell>
              <table:table-cell office:value-type="float" office:value="232.666666666667">
                <text:p>232.666666666667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376.666666666667">
                <text:p>376.666666666667</text:p>
              </table:table-cell>
              <table:table-cell office:value-type="float" office:value="386">
                <text:p>386</text:p>
              </table:table-cell>
              <table:table-cell office:value-type="float" office:value="1818.33333333333">
                <text:p>1818.33333333333</text:p>
              </table:table-cell>
              <table:table-cell office:value-type="float" office:value="1807.33333333333">
                <text:p>1807.33333333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17361111111111">
                <text:p>0.517361111111111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385">
                <text:p>385</text:p>
              </table:table-cell>
              <table:table-cell office:value-type="float" office:value="408.333333333333">
                <text:p>408.333333333333</text:p>
              </table:table-cell>
              <table:table-cell office:value-type="float" office:value="1852.33333333333">
                <text:p>1852.33333333333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258">
                <text:p>258</text:p>
              </table:table-cell>
              <table:table-cell office:value-type="float" office:value="178">
                <text:p>178</text:p>
              </table:table-cell>
              <table:table-cell office:value-type="float" office:value="381.666666666667">
                <text:p>381.666666666667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1855.66666666667">
                <text:p>1855.66666666667</text:p>
              </table:table-cell>
              <table:table-cell office:value-type="float" office:value="1817.33333333333">
                <text:p>1817.333333333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24305555555556">
                <text:p>0.524305555555556</text:p>
              </table:table-cell>
              <table:table-cell office:value-type="float" office:value="245">
                <text:p>245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385.666666666667">
                <text:p>385.666666666667</text:p>
              </table:table-cell>
              <table:table-cell office:value-type="float" office:value="403">
                <text:p>403</text:p>
              </table:table-cell>
              <table:table-cell office:value-type="float" office:value="1821.33333333333">
                <text:p>1821.33333333333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244">
                <text:p>244</text:p>
              </table:table-cell>
              <table:table-cell office:value-type="float" office:value="189">
                <text:p>189</text:p>
              </table:table-cell>
              <table:table-cell office:value-type="float" office:value="390.666666666667">
                <text:p>390.666666666667</text:p>
              </table:table-cell>
              <table:table-cell office:value-type="float" office:value="409.666666666667">
                <text:p>409.666666666667</text:p>
              </table:table-cell>
              <table:table-cell office:value-type="float" office:value="1832.66666666667">
                <text:p>1832.66666666667</text:p>
              </table:table-cell>
              <table:table-cell office:value-type="float" office:value="1819.66666666667">
                <text:p>1819.6666666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3125">
                <text:p>0.53125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190">
                <text:p>190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409">
                <text:p>409</text:p>
              </table:table-cell>
              <table:table-cell office:value-type="float" office:value="1833.33333333333">
                <text:p>1833.33333333333</text:p>
              </table:table-cell>
              <table:table-cell office:value-type="float" office:value="1872.66666666667">
                <text:p>1872.66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34722222222222">
                <text:p>0.534722222222222</text:p>
              </table:table-cell>
              <table:table-cell office:value-type="float" office:value="235">
                <text:p>235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385.666666666667">
                <text:p>385.666666666667</text:p>
              </table:table-cell>
              <table:table-cell office:value-type="float" office:value="1830.66666666667">
                <text:p>1830.66666666667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38194444444444">
                <text:p>0.538194444444444</text:p>
              </table:table-cell>
              <table:table-cell office:value-type="float" office:value="238">
                <text:p>238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409.333333333333">
                <text:p>409.333333333333</text:p>
              </table:table-cell>
              <table:table-cell office:value-type="float" office:value="1837.66666666667">
                <text:p>1837.66666666667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185.333333333333">
                <text:p>185.333333333333</text:p>
              </table:table-cell>
              <table:table-cell office:value-type="float" office:value="393">
                <text:p>393</text:p>
              </table:table-cell>
              <table:table-cell office:value-type="float" office:value="410.666666666667">
                <text:p>410.666666666667</text:p>
              </table:table-cell>
              <table:table-cell office:value-type="float" office:value="1861.33333333333">
                <text:p>1861.33333333333</text:p>
              </table:table-cell>
              <table:table-cell office:value-type="float" office:value="1829.33333333333">
                <text:p>1829.33333333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45138888888889">
                <text:p>0.545138888888889</text:p>
              </table:table-cell>
              <table:table-cell office:value-type="float" office:value="244.666666666667">
                <text:p>244.666666666667</text:p>
              </table:table-cell>
              <table:table-cell office:value-type="float" office:value="193">
                <text:p>193</text:p>
              </table:table-cell>
              <table:table-cell office:value-type="float" office:value="389.666666666667">
                <text:p>389.666666666667</text:p>
              </table:table-cell>
              <table:table-cell office:value-type="float" office:value="404.333333333333">
                <text:p>404.333333333333</text:p>
              </table:table-cell>
              <table:table-cell office:value-type="float" office:value="1843.66666666667">
                <text:p>1843.66666666667</text:p>
              </table:table-cell>
              <table:table-cell office:value-type="float" office:value="1831.33333333333">
                <text:p>1831.333333333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48611111111111">
                <text:p>0.548611111111111</text:p>
              </table:table-cell>
              <table:table-cell office:value-type="float" office:value="244.666666666667">
                <text:p>244.666666666667</text:p>
              </table:table-cell>
              <table:table-cell office:value-type="float" office:value="184.666666666667">
                <text:p>184.666666666667</text:p>
              </table:table-cell>
              <table:table-cell office:value-type="float" office:value="386.666666666667">
                <text:p>386.666666666667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1810">
                <text:p>1810</text:p>
              </table:table-cell>
              <table:table-cell office:value-type="float" office:value="1841.33333333333">
                <text:p>1841.33333333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52083333333333">
                <text:p>0.552083333333333</text:p>
              </table:table-cell>
              <table:table-cell office:value-type="float" office:value="228.333333333333">
                <text:p>228.333333333333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405">
                <text:p>405</text:p>
              </table:table-cell>
              <table:table-cell office:value-type="float" office:value="1822.33333333333">
                <text:p>1822.33333333333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56">
                <text:p>256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382.333333333333">
                <text:p>382.333333333333</text:p>
              </table:table-cell>
              <table:table-cell office:value-type="float" office:value="405.333333333333">
                <text:p>405.333333333333</text:p>
              </table:table-cell>
              <table:table-cell office:value-type="float" office:value="1863.66666666667">
                <text:p>1863.66666666667</text:p>
              </table:table-cell>
              <table:table-cell office:value-type="float" office:value="1838.66666666667">
                <text:p>1838.66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59027777777778">
                <text:p>0.559027777777778</text:p>
              </table:table-cell>
              <table:table-cell office:value-type="float" office:value="248">
                <text:p>248</text:p>
              </table:table-cell>
              <table:table-cell office:value-type="float" office:value="185">
                <text:p>185</text:p>
              </table:table-cell>
              <table:table-cell office:value-type="float" office:value="390">
                <text:p>390</text:p>
              </table:table-cell>
              <table:table-cell office:value-type="float" office:value="378.666666666667">
                <text:p>378.666666666667</text:p>
              </table:table-cell>
              <table:table-cell office:value-type="float" office:value="1861.33333333333">
                <text:p>1861.33333333333</text:p>
              </table:table-cell>
              <table:table-cell office:value-type="float" office:value="1843.66666666667">
                <text:p>1843.66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625">
                <text:p>0.5625</text:p>
              </table:table-cell>
              <table:table-cell office:value-type="float" office:value="230">
                <text:p>230</text:p>
              </table:table-cell>
              <table:table-cell office:value-type="float" office:value="194">
                <text:p>194</text:p>
              </table:table-cell>
              <table:table-cell office:value-type="float" office:value="378.333333333333">
                <text:p>378.333333333333</text:p>
              </table:table-cell>
              <table:table-cell office:value-type="float" office:value="400.333333333333">
                <text:p>400.333333333333</text:p>
              </table:table-cell>
              <table:table-cell office:value-type="float" office:value="1837.33333333333">
                <text:p>1837.33333333333</text:p>
              </table:table-cell>
              <table:table-cell office:value-type="float" office:value="1846.66666666667">
                <text:p>1846.6666666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65972222222222">
                <text:p>0.565972222222222</text:p>
              </table:table-cell>
              <table:table-cell office:value-type="float" office:value="248">
                <text:p>248</text:p>
              </table:table-cell>
              <table:table-cell office:value-type="float" office:value="182.666666666667">
                <text:p>182.666666666667</text:p>
              </table:table-cell>
              <table:table-cell office:value-type="float" office:value="379.333333333333">
                <text:p>379.333333333333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1838.33333333333">
                <text:p>1838.33333333333</text:p>
              </table:table-cell>
              <table:table-cell office:value-type="float" office:value="1829.66666666667">
                <text:p>1829.66666666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69444444444444">
                <text:p>0.569444444444444</text:p>
              </table:table-cell>
              <table:table-cell office:value-type="float" office:value="245">
                <text:p>245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390">
                <text:p>390</text:p>
              </table:table-cell>
              <table:table-cell office:value-type="float" office:value="409.333333333333">
                <text:p>409.333333333333</text:p>
              </table:table-cell>
              <table:table-cell office:value-type="float" office:value="1857">
                <text:p>1857</text:p>
              </table:table-cell>
              <table:table-cell office:value-type="float" office:value="1857.66666666667">
                <text:p>1857.66666666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72916666666667">
                <text:p>0.572916666666667</text:p>
              </table:table-cell>
              <table:table-cell office:value-type="float" office:value="238">
                <text:p>238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396">
                <text:p>396</text:p>
              </table:table-cell>
              <table:table-cell office:value-type="float" office:value="386">
                <text:p>386</text:p>
              </table:table-cell>
              <table:table-cell office:value-type="float" office:value="1862.33333333333">
                <text:p>1862.33333333333</text:p>
              </table:table-cell>
              <table:table-cell office:value-type="float" office:value="1869.66666666667">
                <text:p>1869.66666666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76388888888889">
                <text:p>0.576388888888889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193.666666666667">
                <text:p>193.666666666667</text:p>
              </table:table-cell>
              <table:table-cell office:value-type="float" office:value="384">
                <text:p>384</text:p>
              </table:table-cell>
              <table:table-cell office:value-type="float" office:value="399">
                <text:p>399</text:p>
              </table:table-cell>
              <table:table-cell office:value-type="float" office:value="1844">
                <text:p>1844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79861111111111">
                <text:p>0.579861111111111</text:p>
              </table:table-cell>
              <table:table-cell office:value-type="float" office:value="236.333333333333">
                <text:p>236.333333333333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383">
                <text:p>383</text:p>
              </table:table-cell>
              <table:table-cell office:value-type="float" office:value="403.333333333333">
                <text:p>403.333333333333</text:p>
              </table:table-cell>
              <table:table-cell office:value-type="float" office:value="1864.33333333333">
                <text:p>1864.33333333333</text:p>
              </table:table-cell>
              <table:table-cell office:value-type="float" office:value="1845.66666666667">
                <text:p>1845.666666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248.333333333333">
                <text:p>248.333333333333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405.666666666667">
                <text:p>405.666666666667</text:p>
              </table:table-cell>
              <table:table-cell office:value-type="float" office:value="1842.33333333333">
                <text:p>1842.33333333333</text:p>
              </table:table-cell>
              <table:table-cell office:value-type="float" office:value="1848.33333333333">
                <text:p>1848.33333333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86805555555556">
                <text:p>0.586805555555556</text:p>
              </table:table-cell>
              <table:table-cell office:value-type="float" office:value="238.666666666667">
                <text:p>238.666666666667</text:p>
              </table:table-cell>
              <table:table-cell office:value-type="float" office:value="187">
                <text:p>187</text:p>
              </table:table-cell>
              <table:table-cell office:value-type="float" office:value="398.666666666667">
                <text:p>398.666666666667</text:p>
              </table:table-cell>
              <table:table-cell office:value-type="float" office:value="400.333333333333">
                <text:p>400.333333333333</text:p>
              </table:table-cell>
              <table:table-cell office:value-type="float" office:value="1829.33333333333">
                <text:p>1829.33333333333</text:p>
              </table:table-cell>
              <table:table-cell office:value-type="float" office:value="1848.66666666667">
                <text:p>1848.66666666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90277777777778">
                <text:p>0.590277777777778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201">
                <text:p>201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404.333333333333">
                <text:p>404.333333333333</text:p>
              </table:table-cell>
              <table:table-cell office:value-type="float" office:value="1871.66666666667">
                <text:p>1871.66666666667</text:p>
              </table:table-cell>
              <table:table-cell office:value-type="float" office:value="1875.33333333333">
                <text:p>1875.333333333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9375">
                <text:p>0.59375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192">
                <text:p>192</text:p>
              </table:table-cell>
              <table:table-cell office:value-type="float" office:value="388">
                <text:p>388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1869.66666666667">
                <text:p>1869.66666666667</text:p>
              </table:table-cell>
              <table:table-cell office:value-type="float" office:value="1852.66666666667">
                <text:p>1852.66666666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97222222222222">
                <text:p>0.597222222222222</text:p>
              </table:table-cell>
              <table:table-cell office:value-type="float" office:value="250.333333333333">
                <text:p>250.333333333333</text:p>
              </table:table-cell>
              <table:table-cell office:value-type="float" office:value="190">
                <text:p>190</text:p>
              </table:table-cell>
              <table:table-cell office:value-type="float" office:value="384">
                <text:p>384</text:p>
              </table:table-cell>
              <table:table-cell office:value-type="float" office:value="397.666666666667">
                <text:p>397.666666666667</text:p>
              </table:table-cell>
              <table:table-cell office:value-type="float" office:value="1829.33333333333">
                <text:p>1829.33333333333</text:p>
              </table:table-cell>
              <table:table-cell office:value-type="float" office:value="1819.33333333333">
                <text:p>1819.333333333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600694444444444">
                <text:p>0.600694444444444</text:p>
              </table:table-cell>
              <table:table-cell office:value-type="float" office:value="229.333333333333">
                <text:p>229.333333333333</text:p>
              </table:table-cell>
              <table:table-cell office:value-type="float" office:value="190">
                <text:p>190</text:p>
              </table:table-cell>
              <table:table-cell office:value-type="float" office:value="389.333333333333">
                <text:p>389.333333333333</text:p>
              </table:table-cell>
              <table:table-cell office:value-type="float" office:value="401">
                <text:p>401</text:p>
              </table:table-cell>
              <table:table-cell office:value-type="float" office:value="1861">
                <text:p>1861</text:p>
              </table:table-cell>
              <table:table-cell office:value-type="float" office:value="1835.33333333333">
                <text:p>1835.33333333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200">
                <text:p>200</text:p>
              </table:table-cell>
              <table:table-cell office:value-type="float" office:value="383">
                <text:p>383</text:p>
              </table:table-cell>
              <table:table-cell office:value-type="float" office:value="394">
                <text:p>394</text:p>
              </table:table-cell>
              <table:table-cell office:value-type="float" office:value="1842.33333333333">
                <text:p>1842.33333333333</text:p>
              </table:table-cell>
              <table:table-cell office:value-type="float" office:value="1824.66666666667">
                <text:p>1824.66666666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07638888888889">
                <text:p>0.607638888888889</text:p>
              </table:table-cell>
              <table:table-cell office:value-type="float" office:value="235.666666666667">
                <text:p>235.666666666667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386">
                <text:p>386</text:p>
              </table:table-cell>
              <table:table-cell office:value-type="float" office:value="408">
                <text:p>408</text:p>
              </table:table-cell>
              <table:table-cell office:value-type="float" office:value="1844.66666666667">
                <text:p>1844.66666666667</text:p>
              </table:table-cell>
              <table:table-cell office:value-type="float" office:value="1839.33333333333">
                <text:p>1839.333333333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389">
                <text:p>389</text:p>
              </table:table-cell>
              <table:table-cell office:value-type="float" office:value="401.333333333333">
                <text:p>401.333333333333</text:p>
              </table:table-cell>
              <table:table-cell office:value-type="float" office:value="1827">
                <text:p>182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14583333333333">
                <text:p>0.614583333333333</text:p>
              </table:table-cell>
              <table:table-cell office:value-type="float" office:value="234.333333333333">
                <text:p>234.333333333333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386.333333333333">
                <text:p>386.333333333333</text:p>
              </table:table-cell>
              <table:table-cell office:value-type="float" office:value="421">
                <text:p>421</text:p>
              </table:table-cell>
              <table:table-cell office:value-type="float" office:value="1867.66666666667">
                <text:p>1867.66666666667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18055555555556">
                <text:p>0.618055555555556</text:p>
              </table:table-cell>
              <table:table-cell office:value-type="float" office:value="242">
                <text:p>242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395">
                <text:p>395</text:p>
              </table:table-cell>
              <table:table-cell office:value-type="float" office:value="409">
                <text:p>409</text:p>
              </table:table-cell>
              <table:table-cell office:value-type="float" office:value="1826.33333333333">
                <text:p>1826.33333333333</text:p>
              </table:table-cell>
              <table:table-cell office:value-type="float" office:value="1835.66666666667">
                <text:p>1835.66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21527777777778">
                <text:p>0.621527777777778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182.666666666667">
                <text:p>182.666666666667</text:p>
              </table:table-cell>
              <table:table-cell office:value-type="float" office:value="396">
                <text:p>396</text:p>
              </table:table-cell>
              <table:table-cell office:value-type="float" office:value="405">
                <text:p>405</text:p>
              </table:table-cell>
              <table:table-cell office:value-type="float" office:value="1828.66666666667">
                <text:p>1828.66666666667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25">
                <text:p>0.625</text:p>
              </table:table-cell>
              <table:table-cell office:value-type="float" office:value="235.666666666667">
                <text:p>235.666666666667</text:p>
              </table:table-cell>
              <table:table-cell office:value-type="float" office:value="190">
                <text:p>190</text:p>
              </table:table-cell>
              <table:table-cell office:value-type="float" office:value="400.666666666667">
                <text:p>400.666666666667</text:p>
              </table:table-cell>
              <table:table-cell office:value-type="float" office:value="400">
                <text:p>400</text:p>
              </table:table-cell>
              <table:table-cell office:value-type="float" office:value="1827.66666666667">
                <text:p>1827.66666666667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28472222222222">
                <text:p>0.628472222222222</text:p>
              </table:table-cell>
              <table:table-cell office:value-type="float" office:value="238">
                <text:p>238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410">
                <text:p>410</text:p>
              </table:table-cell>
              <table:table-cell office:value-type="float" office:value="1832">
                <text:p>183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31944444444444">
                <text:p>0.631944444444444</text:p>
              </table:table-cell>
              <table:table-cell office:value-type="float" office:value="243">
                <text:p>243</text:p>
              </table:table-cell>
              <table:table-cell office:value-type="float" office:value="198.666666666667">
                <text:p>198.666666666667</text:p>
              </table:table-cell>
              <table:table-cell office:value-type="float" office:value="389.666666666667">
                <text:p>389.666666666667</text:p>
              </table:table-cell>
              <table:table-cell office:value-type="float" office:value="403.666666666667">
                <text:p>403.666666666667</text:p>
              </table:table-cell>
              <table:table-cell office:value-type="float" office:value="1864">
                <text:p>1864</text:p>
              </table:table-cell>
              <table:table-cell office:value-type="float" office:value="1849.66666666667">
                <text:p>1849.66666666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35416666666667">
                <text:p>0.635416666666667</text:p>
              </table:table-cell>
              <table:table-cell office:value-type="float" office:value="246.333333333333">
                <text:p>246.333333333333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383.666666666667">
                <text:p>383.666666666667</text:p>
              </table:table-cell>
              <table:table-cell office:value-type="float" office:value="400.666666666667">
                <text:p>400.666666666667</text:p>
              </table:table-cell>
              <table:table-cell office:value-type="float" office:value="1844">
                <text:p>1844</text:p>
              </table:table-cell>
              <table:table-cell office:value-type="float" office:value="1877.33333333333">
                <text:p>1877.33333333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241.333333333333">
                <text:p>241.333333333333</text:p>
              </table:table-cell>
              <table:table-cell office:value-type="float" office:value="194.333333333333">
                <text:p>194.333333333333</text:p>
              </table:table-cell>
              <table:table-cell office:value-type="float" office:value="375.333333333333">
                <text:p>375.333333333333</text:p>
              </table:table-cell>
              <table:table-cell office:value-type="float" office:value="407.333333333333">
                <text:p>407.333333333333</text:p>
              </table:table-cell>
              <table:table-cell office:value-type="float" office:value="1846.66666666667">
                <text:p>1846.66666666667</text:p>
              </table:table-cell>
              <table:table-cell office:value-type="float" office:value="1851.66666666667">
                <text:p>1851.66666666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42361111111111">
                <text:p>0.642361111111111</text:p>
              </table:table-cell>
              <table:table-cell office:value-type="float" office:value="241.333333333333">
                <text:p>241.333333333333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381.666666666667">
                <text:p>381.666666666667</text:p>
              </table:table-cell>
              <table:table-cell office:value-type="float" office:value="387">
                <text:p>387</text:p>
              </table:table-cell>
              <table:table-cell office:value-type="float" office:value="1833.33333333333">
                <text:p>1833.33333333333</text:p>
              </table:table-cell>
              <table:table-cell office:value-type="float" office:value="1842.33333333333">
                <text:p>1842.33333333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245.333333333333">
                <text:p>245.333333333333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401">
                <text:p>401</text:p>
              </table:table-cell>
              <table:table-cell office:value-type="float" office:value="1854.33333333333">
                <text:p>1854.33333333333</text:p>
              </table:table-cell>
              <table:table-cell office:value-type="float" office:value="1868.66666666667">
                <text:p>1868.666666666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49305555555556">
                <text:p>0.649305555555556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199">
                <text:p>199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408">
                <text:p>408</text:p>
              </table:table-cell>
              <table:table-cell office:value-type="float" office:value="1844.66666666667">
                <text:p>1844.66666666667</text:p>
              </table:table-cell>
              <table:table-cell office:value-type="float" office:value="1852.33333333333">
                <text:p>1852.33333333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52777777777778">
                <text:p>0.652777777777778</text:p>
              </table:table-cell>
              <table:table-cell office:value-type="float" office:value="250.666666666667">
                <text:p>250.666666666667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381.666666666667">
                <text:p>381.666666666667</text:p>
              </table:table-cell>
              <table:table-cell office:value-type="float" office:value="406">
                <text:p>406</text:p>
              </table:table-cell>
              <table:table-cell office:value-type="float" office:value="1841.66666666667">
                <text:p>1841.66666666667</text:p>
              </table:table-cell>
              <table:table-cell office:value-type="float" office:value="1860.33333333333">
                <text:p>1860.33333333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5625">
                <text:p>0.65625</text:p>
              </table:table-cell>
              <table:table-cell office:value-type="float" office:value="234.666666666667">
                <text:p>234.666666666667</text:p>
              </table:table-cell>
              <table:table-cell office:value-type="float" office:value="194">
                <text:p>194</text:p>
              </table:table-cell>
              <table:table-cell office:value-type="float" office:value="402.333333333333">
                <text:p>402.333333333333</text:p>
              </table:table-cell>
              <table:table-cell office:value-type="float" office:value="402.333333333333">
                <text:p>402.333333333333</text:p>
              </table:table-cell>
              <table:table-cell office:value-type="float" office:value="1888.33333333333">
                <text:p>1888.33333333333</text:p>
              </table:table-cell>
              <table:table-cell office:value-type="float" office:value="1850.33333333333">
                <text:p>1850.33333333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59722222222222">
                <text:p>0.659722222222222</text:p>
              </table:table-cell>
              <table:table-cell office:value-type="float" office:value="238">
                <text:p>238</text:p>
              </table:table-cell>
              <table:table-cell office:value-type="float" office:value="183">
                <text:p>183</text:p>
              </table:table-cell>
              <table:table-cell office:value-type="float" office:value="386.666666666667">
                <text:p>386.666666666667</text:p>
              </table:table-cell>
              <table:table-cell office:value-type="float" office:value="403.666666666667">
                <text:p>403.666666666667</text:p>
              </table:table-cell>
              <table:table-cell office:value-type="float" office:value="1823">
                <text:p>1823</text:p>
              </table:table-cell>
              <table:table-cell office:value-type="float" office:value="1877.66666666667">
                <text:p>1877.66666666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63194444444444">
                <text:p>0.663194444444444</text:p>
              </table:table-cell>
              <table:table-cell office:value-type="float" office:value="248.666666666667">
                <text:p>248.666666666667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375.666666666667">
                <text:p>375.666666666667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1838.33333333333">
                <text:p>1838.33333333333</text:p>
              </table:table-cell>
              <table:table-cell office:value-type="float" office:value="1852.33333333333">
                <text:p>1852.3333333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45.333333333333">
                <text:p>245.333333333333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384.666666666667">
                <text:p>384.666666666667</text:p>
              </table:table-cell>
              <table:table-cell office:value-type="float" office:value="406">
                <text:p>406</text:p>
              </table:table-cell>
              <table:table-cell office:value-type="float" office:value="1866.66666666667">
                <text:p>1866.66666666667</text:p>
              </table:table-cell>
              <table:table-cell office:value-type="float" office:value="1856.33333333333">
                <text:p>1856.3333333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70138888888889">
                <text:p>0.670138888888889</text:p>
              </table:table-cell>
              <table:table-cell office:value-type="float" office:value="247">
                <text:p>247</text:p>
              </table:table-cell>
              <table:table-cell office:value-type="float" office:value="182">
                <text:p>182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410">
                <text:p>410</text:p>
              </table:table-cell>
              <table:table-cell office:value-type="float" office:value="1834.33333333333">
                <text:p>1834.33333333333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73611111111111">
                <text:p>0.673611111111111</text:p>
              </table:table-cell>
              <table:table-cell office:value-type="float" office:value="249">
                <text:p>249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372.333333333333">
                <text:p>372.333333333333</text:p>
              </table:table-cell>
              <table:table-cell office:value-type="float" office:value="403">
                <text:p>403</text:p>
              </table:table-cell>
              <table:table-cell office:value-type="float" office:value="1869">
                <text:p>1869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77083333333333">
                <text:p>0.677083333333333</text:p>
              </table:table-cell>
              <table:table-cell office:value-type="float" office:value="247">
                <text:p>247</text:p>
              </table:table-cell>
              <table:table-cell office:value-type="float" office:value="182">
                <text:p>182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397.666666666667">
                <text:p>397.666666666667</text:p>
              </table:table-cell>
              <table:table-cell office:value-type="float" office:value="1886.33333333333">
                <text:p>1886.33333333333</text:p>
              </table:table-cell>
              <table:table-cell office:value-type="float" office:value="1851.66666666667">
                <text:p>1851.6666666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80555555555556">
                <text:p>0.680555555555556</text:p>
              </table:table-cell>
              <table:table-cell office:value-type="float" office:value="248.666666666667">
                <text:p>248.666666666667</text:p>
              </table:table-cell>
              <table:table-cell office:value-type="float" office:value="185">
                <text:p>185</text:p>
              </table:table-cell>
              <table:table-cell office:value-type="float" office:value="392">
                <text:p>392</text:p>
              </table:table-cell>
              <table:table-cell office:value-type="float" office:value="409.333333333333">
                <text:p>409.333333333333</text:p>
              </table:table-cell>
              <table:table-cell office:value-type="float" office:value="1836">
                <text:p>1836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84027777777778">
                <text:p>0.684027777777778</text:p>
              </table:table-cell>
              <table:table-cell office:value-type="float" office:value="252.333333333333">
                <text:p>252.333333333333</text:p>
              </table:table-cell>
              <table:table-cell office:value-type="float" office:value="187">
                <text:p>187</text:p>
              </table:table-cell>
              <table:table-cell office:value-type="float" office:value="397">
                <text:p>397</text:p>
              </table:table-cell>
              <table:table-cell office:value-type="float" office:value="403.666666666667">
                <text:p>403.666666666667</text:p>
              </table:table-cell>
              <table:table-cell office:value-type="float" office:value="1860.33333333333">
                <text:p>1860.33333333333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875">
                <text:p>0.6875</text:p>
              </table:table-cell>
              <table:table-cell office:value-type="float" office:value="234.666666666667">
                <text:p>234.666666666667</text:p>
              </table:table-cell>
              <table:table-cell office:value-type="float" office:value="198">
                <text:p>198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401">
                <text:p>401</text:p>
              </table:table-cell>
              <table:table-cell office:value-type="float" office:value="1866">
                <text:p>1866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690972222222222">
                <text:p>0.690972222222222</text:p>
              </table:table-cell>
              <table:table-cell office:value-type="float" office:value="235.666666666667">
                <text:p>235.666666666667</text:p>
              </table:table-cell>
              <table:table-cell office:value-type="float" office:value="193">
                <text:p>193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1856.33333333333">
                <text:p>1856.33333333333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249.666666666667">
                <text:p>249.666666666667</text:p>
              </table:table-cell>
              <table:table-cell office:value-type="float" office:value="180">
                <text:p>180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404.333333333333">
                <text:p>404.333333333333</text:p>
              </table:table-cell>
              <table:table-cell office:value-type="float" office:value="1847.33333333333">
                <text:p>1847.33333333333</text:p>
              </table:table-cell>
              <table:table-cell office:value-type="float" office:value="1869.33333333333">
                <text:p>1869.33333333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97916666666667">
                <text:p>0.697916666666667</text:p>
              </table:table-cell>
              <table:table-cell office:value-type="float" office:value="243">
                <text:p>243</text:p>
              </table:table-cell>
              <table:table-cell office:value-type="float" office:value="189">
                <text:p>189</text:p>
              </table:table-cell>
              <table:table-cell office:value-type="float" office:value="391">
                <text:p>391</text:p>
              </table:table-cell>
              <table:table-cell office:value-type="float" office:value="403">
                <text:p>403</text:p>
              </table:table-cell>
              <table:table-cell office:value-type="float" office:value="1860.66666666667">
                <text:p>1860.66666666667</text:p>
              </table:table-cell>
              <table:table-cell office:value-type="float" office:value="1836.33333333333">
                <text:p>1836.3333333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01388888888889">
                <text:p>0.701388888888889</text:p>
              </table:table-cell>
              <table:table-cell office:value-type="float" office:value="243.666666666667">
                <text:p>243.666666666667</text:p>
              </table:table-cell>
              <table:table-cell office:value-type="float" office:value="193">
                <text:p>193</text:p>
              </table:table-cell>
              <table:table-cell office:value-type="float" office:value="385.666666666667">
                <text:p>385.666666666667</text:p>
              </table:table-cell>
              <table:table-cell office:value-type="float" office:value="397.666666666667">
                <text:p>397.666666666667</text:p>
              </table:table-cell>
              <table:table-cell office:value-type="float" office:value="1879.66666666667">
                <text:p>1879.66666666667</text:p>
              </table:table-cell>
              <table:table-cell office:value-type="float" office:value="1848.66666666667">
                <text:p>1848.6666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04861111111111">
                <text:p>0.704861111111111</text:p>
              </table:table-cell>
              <table:table-cell office:value-type="float" office:value="248.666666666667">
                <text:p>248.666666666667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389">
                <text:p>389</text:p>
              </table:table-cell>
              <table:table-cell office:value-type="float" office:value="394.666666666667">
                <text:p>394.666666666667</text:p>
              </table:table-cell>
              <table:table-cell office:value-type="float" office:value="1858.66666666667">
                <text:p>1858.66666666667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249">
                <text:p>249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408.333333333333">
                <text:p>408.333333333333</text:p>
              </table:table-cell>
              <table:table-cell office:value-type="float" office:value="1861.66666666667">
                <text:p>1861.66666666667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11805555555556">
                <text:p>0.711805555555556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386">
                <text:p>386</text:p>
              </table:table-cell>
              <table:table-cell office:value-type="float" office:value="404.666666666667">
                <text:p>404.666666666667</text:p>
              </table:table-cell>
              <table:table-cell office:value-type="float" office:value="1851">
                <text:p>1851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15277777777778">
                <text:p>0.715277777777778</text:p>
              </table:table-cell>
              <table:table-cell office:value-type="float" office:value="239.666666666667">
                <text:p>239.666666666667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390">
                <text:p>390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1821.33333333333">
                <text:p>1821.33333333333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1875">
                <text:p>0.71875</text:p>
              </table:table-cell>
              <table:table-cell office:value-type="float" office:value="234.333333333333">
                <text:p>234.333333333333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83">
                <text:p>383</text:p>
              </table:table-cell>
              <table:table-cell office:value-type="float" office:value="394.333333333333">
                <text:p>394.333333333333</text:p>
              </table:table-cell>
              <table:table-cell office:value-type="float" office:value="1848.66666666667">
                <text:p>1848.66666666667</text:p>
              </table:table-cell>
              <table:table-cell office:value-type="float" office:value="1833.33333333333">
                <text:p>1833.33333333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259.666666666667">
                <text:p>259.666666666667</text:p>
              </table:table-cell>
              <table:table-cell office:value-type="float" office:value="197.333333333333">
                <text:p>197.333333333333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1846.66666666667">
                <text:p>1846.66666666667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25694444444444">
                <text:p>0.725694444444444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391">
                <text:p>391</text:p>
              </table:table-cell>
              <table:table-cell office:value-type="float" office:value="415">
                <text:p>415</text:p>
              </table:table-cell>
              <table:table-cell office:value-type="float" office:value="1821.66666666667">
                <text:p>1821.66666666667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238">
                <text:p>238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1825.66666666667">
                <text:p>1825.66666666667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732638888888889">
                <text:p>0.732638888888889</text:p>
              </table:table-cell>
              <table:table-cell office:value-type="float" office:value="245.333333333333">
                <text:p>245.333333333333</text:p>
              </table:table-cell>
              <table:table-cell office:value-type="float" office:value="194.333333333333">
                <text:p>194.333333333333</text:p>
              </table:table-cell>
              <table:table-cell office:value-type="float" office:value="390.666666666667">
                <text:p>390.666666666667</text:p>
              </table:table-cell>
              <table:table-cell office:value-type="float" office:value="398">
                <text:p>398</text:p>
              </table:table-cell>
              <table:table-cell office:value-type="float" office:value="1854">
                <text:p>1854</text:p>
              </table:table-cell>
              <table:table-cell office:value-type="float" office:value="1877.33333333333">
                <text:p>1877.33333333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36111111111111">
                <text:p>0.736111111111111</text:p>
              </table:table-cell>
              <table:table-cell office:value-type="float" office:value="238">
                <text:p>238</text:p>
              </table:table-cell>
              <table:table-cell office:value-type="float" office:value="196.666666666667">
                <text:p>196.666666666667</text:p>
              </table:table-cell>
              <table:table-cell office:value-type="float" office:value="394">
                <text:p>394</text:p>
              </table:table-cell>
              <table:table-cell office:value-type="float" office:value="405.333333333333">
                <text:p>405.333333333333</text:p>
              </table:table-cell>
              <table:table-cell office:value-type="float" office:value="1836.66666666667">
                <text:p>1836.66666666667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39583333333333">
                <text:p>0.739583333333333</text:p>
              </table:table-cell>
              <table:table-cell office:value-type="float" office:value="238.666666666667">
                <text:p>238.666666666667</text:p>
              </table:table-cell>
              <table:table-cell office:value-type="float" office:value="197.333333333333">
                <text:p>197.333333333333</text:p>
              </table:table-cell>
              <table:table-cell office:value-type="float" office:value="393.666666666667">
                <text:p>393.666666666667</text:p>
              </table:table-cell>
              <table:table-cell office:value-type="float" office:value="403.666666666667">
                <text:p>403.666666666667</text:p>
              </table:table-cell>
              <table:table-cell office:value-type="float" office:value="1838">
                <text:p>1838</text:p>
              </table:table-cell>
              <table:table-cell office:value-type="float" office:value="1854.33333333333">
                <text:p>1854.33333333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43055555555556">
                <text:p>0.743055555555556</text:p>
              </table:table-cell>
              <table:table-cell office:value-type="float" office:value="263">
                <text:p>263</text:p>
              </table:table-cell>
              <table:table-cell office:value-type="float" office:value="194.333333333333">
                <text:p>194.333333333333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1853.66666666667">
                <text:p>1853.66666666667</text:p>
              </table:table-cell>
              <table:table-cell office:value-type="float" office:value="1864.66666666667">
                <text:p>1864.66666666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46527777777778">
                <text:p>0.746527777777778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179">
                <text:p>179</text:p>
              </table:table-cell>
              <table:table-cell office:value-type="float" office:value="378.333333333333">
                <text:p>378.333333333333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1855">
                <text:p>1855</text:p>
              </table:table-cell>
              <table:table-cell office:value-type="float" office:value="1861.33333333333">
                <text:p>1861.3333333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5">
                <text:p>0.75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191.333333333333">
                <text:p>191.333333333333</text:p>
              </table:table-cell>
              <table:table-cell office:value-type="float" office:value="390.666666666667">
                <text:p>390.666666666667</text:p>
              </table:table-cell>
              <table:table-cell office:value-type="float" office:value="397.666666666667">
                <text:p>397.666666666667</text:p>
              </table:table-cell>
              <table:table-cell office:value-type="float" office:value="1843.33333333333">
                <text:p>1843.33333333333</text:p>
              </table:table-cell>
              <table:table-cell office:value-type="float" office:value="1884.33333333333">
                <text:p>1884.33333333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53472222222222">
                <text:p>0.753472222222222</text:p>
              </table:table-cell>
              <table:table-cell office:value-type="float" office:value="252.666666666667">
                <text:p>252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390.666666666667">
                <text:p>390.666666666667</text:p>
              </table:table-cell>
              <table:table-cell office:value-type="float" office:value="410.333333333333">
                <text:p>410.333333333333</text:p>
              </table:table-cell>
              <table:table-cell office:value-type="float" office:value="1864">
                <text:p>1864</text:p>
              </table:table-cell>
              <table:table-cell office:value-type="float" office:value="1851.66666666667">
                <text:p>1851.66666666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56944444444444">
                <text:p>0.756944444444444</text:p>
              </table:table-cell>
              <table:table-cell office:value-type="float" office:value="245.666666666667">
                <text:p>245.666666666667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398.666666666667">
                <text:p>398.666666666667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1842.66666666667">
                <text:p>1842.66666666667</text:p>
              </table:table-cell>
              <table:table-cell office:value-type="float" office:value="1886.33333333333">
                <text:p>1886.33333333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60416666666667">
                <text:p>0.760416666666667</text:p>
              </table:table-cell>
              <table:table-cell office:value-type="float" office:value="234.333333333333">
                <text:p>234.333333333333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391">
                <text:p>391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1834.33333333333">
                <text:p>1834.33333333333</text:p>
              </table:table-cell>
              <table:table-cell office:value-type="float" office:value="1872.33333333333">
                <text:p>1872.3333333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63888888888889">
                <text:p>0.763888888888889</text:p>
              </table:table-cell>
              <table:table-cell office:value-type="float" office:value="246.666666666667">
                <text:p>246.666666666667</text:p>
              </table:table-cell>
              <table:table-cell office:value-type="float" office:value="192">
                <text:p>192</text:p>
              </table:table-cell>
              <table:table-cell office:value-type="float" office:value="394">
                <text:p>394</text:p>
              </table:table-cell>
              <table:table-cell office:value-type="float" office:value="403">
                <text:p>403</text:p>
              </table:table-cell>
              <table:table-cell office:value-type="float" office:value="1870">
                <text:p>1870</text:p>
              </table:table-cell>
              <table:table-cell office:value-type="float" office:value="1868.33333333333">
                <text:p>1868.33333333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67361111111111">
                <text:p>0.767361111111111</text:p>
              </table:table-cell>
              <table:table-cell office:value-type="float" office:value="245.333333333333">
                <text:p>245.333333333333</text:p>
              </table:table-cell>
              <table:table-cell office:value-type="float" office:value="190">
                <text:p>190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394.666666666667">
                <text:p>394.666666666667</text:p>
              </table:table-cell>
              <table:table-cell office:value-type="float" office:value="1832.33333333333">
                <text:p>1832.33333333333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246.666666666667">
                <text:p>246.666666666667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399">
                <text:p>399</text:p>
              </table:table-cell>
              <table:table-cell office:value-type="float" office:value="1887.33333333333">
                <text:p>1887.33333333333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74305555555556">
                <text:p>0.774305555555556</text:p>
              </table:table-cell>
              <table:table-cell office:value-type="float" office:value="258">
                <text:p>258</text:p>
              </table:table-cell>
              <table:table-cell office:value-type="float" office:value="199">
                <text:p>199</text:p>
              </table:table-cell>
              <table:table-cell office:value-type="float" office:value="374.666666666667">
                <text:p>374.666666666667</text:p>
              </table:table-cell>
              <table:table-cell office:value-type="float" office:value="403">
                <text:p>403</text:p>
              </table:table-cell>
              <table:table-cell office:value-type="float" office:value="1872.33333333333">
                <text:p>1872.33333333333</text:p>
              </table:table-cell>
              <table:table-cell office:value-type="float" office:value="1858.66666666667">
                <text:p>1858.66666666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248">
                <text:p>248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389.333333333333">
                <text:p>389.333333333333</text:p>
              </table:table-cell>
              <table:table-cell office:value-type="float" office:value="404.333333333333">
                <text:p>404.333333333333</text:p>
              </table:table-cell>
              <table:table-cell office:value-type="float" office:value="1872">
                <text:p>1872</text:p>
              </table:table-cell>
              <table:table-cell office:value-type="float" office:value="1862.66666666667">
                <text:p>1862.666666666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8125">
                <text:p>0.78125</text:p>
              </table:table-cell>
              <table:table-cell office:value-type="float" office:value="246.333333333333">
                <text:p>246.333333333333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393">
                <text:p>393</text:p>
              </table:table-cell>
              <table:table-cell office:value-type="float" office:value="402.666666666667">
                <text:p>402.666666666667</text:p>
              </table:table-cell>
              <table:table-cell office:value-type="float" office:value="1868.33333333333">
                <text:p>1868.33333333333</text:p>
              </table:table-cell>
              <table:table-cell office:value-type="float" office:value="1871.66666666667">
                <text:p>1871.66666666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84722222222222">
                <text:p>0.784722222222222</text:p>
              </table:table-cell>
              <table:table-cell office:value-type="float" office:value="246">
                <text:p>246</text:p>
              </table:table-cell>
              <table:table-cell office:value-type="float" office:value="197">
                <text:p>197</text:p>
              </table:table-cell>
              <table:table-cell office:value-type="float" office:value="384.333333333333">
                <text:p>384.333333333333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1849.66666666667">
                <text:p>1849.66666666667</text:p>
              </table:table-cell>
              <table:table-cell office:value-type="float" office:value="1885.66666666667">
                <text:p>1885.66666666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88194444444444">
                <text:p>0.788194444444444</text:p>
              </table:table-cell>
              <table:table-cell office:value-type="float" office:value="248">
                <text:p>248</text:p>
              </table:table-cell>
              <table:table-cell office:value-type="float" office:value="194">
                <text:p>194</text:p>
              </table:table-cell>
              <table:table-cell office:value-type="float" office:value="396">
                <text:p>396</text:p>
              </table:table-cell>
              <table:table-cell office:value-type="float" office:value="412.333333333333">
                <text:p>412.333333333333</text:p>
              </table:table-cell>
              <table:table-cell office:value-type="float" office:value="1859.66666666667">
                <text:p>1859.66666666667</text:p>
              </table:table-cell>
              <table:table-cell office:value-type="float" office:value="1898.33333333333">
                <text:p>1898.3333333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232.333333333333">
                <text:p>232.333333333333</text:p>
              </table:table-cell>
              <table:table-cell office:value-type="float" office:value="178.666666666667">
                <text:p>178.666666666667</text:p>
              </table:table-cell>
              <table:table-cell office:value-type="float" office:value="391">
                <text:p>391</text:p>
              </table:table-cell>
              <table:table-cell office:value-type="float" office:value="408.666666666667">
                <text:p>408.666666666667</text:p>
              </table:table-cell>
              <table:table-cell office:value-type="float" office:value="1873.66666666667">
                <text:p>1873.66666666667</text:p>
              </table:table-cell>
              <table:table-cell office:value-type="float" office:value="1870.66666666667">
                <text:p>1870.66666666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95138888888889">
                <text:p>0.795138888888889</text:p>
              </table:table-cell>
              <table:table-cell office:value-type="float" office:value="241">
                <text:p>241</text:p>
              </table:table-cell>
              <table:table-cell office:value-type="float" office:value="179.333333333333">
                <text:p>179.333333333333</text:p>
              </table:table-cell>
              <table:table-cell office:value-type="float" office:value="385">
                <text:p>385</text:p>
              </table:table-cell>
              <table:table-cell office:value-type="float" office:value="388.666666666667">
                <text:p>388.666666666667</text:p>
              </table:table-cell>
              <table:table-cell office:value-type="float" office:value="1843.33333333333">
                <text:p>1843.33333333333</text:p>
              </table:table-cell>
              <table:table-cell office:value-type="float" office:value="1855.66666666667">
                <text:p>1855.666666666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98611111111111">
                <text:p>0.798611111111111</text:p>
              </table:table-cell>
              <table:table-cell office:value-type="float" office:value="247.666666666667">
                <text:p>247.666666666667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362.666666666667">
                <text:p>362.666666666667</text:p>
              </table:table-cell>
              <table:table-cell office:value-type="float" office:value="405.666666666667">
                <text:p>405.666666666667</text:p>
              </table:table-cell>
              <table:table-cell office:value-type="float" office:value="1867">
                <text:p>1867</text:p>
              </table:table-cell>
              <table:table-cell office:value-type="float" office:value="1893.33333333333">
                <text:p>1893.33333333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02083333333333">
                <text:p>0.802083333333333</text:p>
              </table:table-cell>
              <table:table-cell office:value-type="float" office:value="248.666666666667">
                <text:p>248.666666666667</text:p>
              </table:table-cell>
              <table:table-cell office:value-type="float" office:value="192">
                <text:p>192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402.666666666667">
                <text:p>402.666666666667</text:p>
              </table:table-cell>
              <table:table-cell office:value-type="float" office:value="1843">
                <text:p>1843</text:p>
              </table:table-cell>
              <table:table-cell office:value-type="float" office:value="1857.33333333333">
                <text:p>1857.33333333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239.333333333333">
                <text:p>239.333333333333</text:p>
              </table:table-cell>
              <table:table-cell office:value-type="float" office:value="182">
                <text:p>182</text:p>
              </table:table-cell>
              <table:table-cell office:value-type="float" office:value="390.666666666667">
                <text:p>390.666666666667</text:p>
              </table:table-cell>
              <table:table-cell office:value-type="float" office:value="383.666666666667">
                <text:p>383.666666666667</text:p>
              </table:table-cell>
              <table:table-cell office:value-type="float" office:value="1838">
                <text:p>1838</text:p>
              </table:table-cell>
              <table:table-cell office:value-type="float" office:value="1864.66666666667">
                <text:p>1864.666666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09027777777778">
                <text:p>0.809027777777778</text:p>
              </table:table-cell>
              <table:table-cell office:value-type="float" office:value="238">
                <text:p>238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396.333333333333">
                <text:p>396.333333333333</text:p>
              </table:table-cell>
              <table:table-cell office:value-type="float" office:value="406.666666666667">
                <text:p>406.666666666667</text:p>
              </table:table-cell>
              <table:table-cell office:value-type="float" office:value="1831.66666666667">
                <text:p>1831.66666666667</text:p>
              </table:table-cell>
              <table:table-cell office:value-type="float" office:value="1873.33333333333">
                <text:p>1873.33333333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125">
                <text:p>0.8125</text:p>
              </table:table-cell>
              <table:table-cell office:value-type="float" office:value="248.666666666667">
                <text:p>248.666666666667</text:p>
              </table:table-cell>
              <table:table-cell office:value-type="float" office:value="184">
                <text:p>184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1839.66666666667">
                <text:p>1839.66666666667</text:p>
              </table:table-cell>
              <table:table-cell office:value-type="float" office:value="1855.66666666667">
                <text:p>1855.666666666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15972222222222">
                <text:p>0.815972222222222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1861">
                <text:p>1861</text:p>
              </table:table-cell>
              <table:table-cell office:value-type="float" office:value="1865.66666666667">
                <text:p>1865.66666666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19444444444444">
                <text:p>0.819444444444444</text:p>
              </table:table-cell>
              <table:table-cell office:value-type="float" office:value="241">
                <text:p>241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406.333333333333">
                <text:p>406.333333333333</text:p>
              </table:table-cell>
              <table:table-cell office:value-type="float" office:value="405.333333333333">
                <text:p>405.333333333333</text:p>
              </table:table-cell>
              <table:table-cell office:value-type="float" office:value="1844.33333333333">
                <text:p>1844.33333333333</text:p>
              </table:table-cell>
              <table:table-cell office:value-type="float" office:value="1874.66666666667">
                <text:p>1874.66666666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22916666666667">
                <text:p>0.822916666666667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187">
                <text:p>187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402">
                <text:p>402</text:p>
              </table:table-cell>
              <table:table-cell office:value-type="float" office:value="1853.66666666667">
                <text:p>1853.66666666667</text:p>
              </table:table-cell>
              <table:table-cell office:value-type="float" office:value="1852.33333333333">
                <text:p>1852.33333333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26388888888889">
                <text:p>0.826388888888889</text:p>
              </table:table-cell>
              <table:table-cell office:value-type="float" office:value="239">
                <text:p>239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393">
                <text:p>393</text:p>
              </table:table-cell>
              <table:table-cell office:value-type="float" office:value="1869.33333333333">
                <text:p>1869.33333333333</text:p>
              </table:table-cell>
              <table:table-cell office:value-type="float" office:value="1860.33333333333">
                <text:p>1860.33333333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29861111111111">
                <text:p>0.829861111111111</text:p>
              </table:table-cell>
              <table:table-cell office:value-type="float" office:value="235">
                <text:p>235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384">
                <text:p>384</text:p>
              </table:table-cell>
              <table:table-cell office:value-type="float" office:value="400.333333333333">
                <text:p>400.333333333333</text:p>
              </table:table-cell>
              <table:table-cell office:value-type="float" office:value="1881.66666666667">
                <text:p>1881.66666666667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96.333333333333">
                <text:p>396.333333333333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1850.66666666667">
                <text:p>1850.66666666667</text:p>
              </table:table-cell>
              <table:table-cell office:value-type="float" office:value="1859.33333333333">
                <text:p>1859.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